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Chernihivska Oblast(13:19). Red Alert: aerial threat. Sirens sounding. Take cover now!</text:span>
</text:h>
      <text:p text:style-name="P4">
Authors: liveuamap (Language: en)</text:p>
      <text:p text:style-name="P4">
Time: 2023-05-17T-102:20:00</text:p>
      <text:p text:style-name="P4">
Location: Chernihivska Oblast (Latitude:51.33333000 Longtitude:32.00000000)</text:p>
      <text:p text:style-name="P4">
Videos: []</text:p>
      <text:p text:style-name="P4">
Images: []</text:p>
      <text:p text:style-name="P4">
Tags: ["Europe", "Central and Eastern Europe"]</text:p>
      <text:p text:style-name="P4">
ID: 22563496</text:p>
      <!--METADATA-->
      <text:p text:style-name="P4">
Chernihivska Oblast(13:19). Red Alert: aerial threat. Sirens sounding. Takecover now!</text:p>
      <text:p text:style-name="P4">
News Collection Link: <text:a xlink:type="simple" xlink:href="https://liveuamap.com/en/2023/17-may-chernihivska-oblast1319-red-alert-aerig" text:style-name="Internet_20_link" text:visited-style-name="Visited_20_Internet_20_Link">
https://liveuamap.com/en/2023/17-may-chernihivska-oblast1319-red-alert-aerig</text:a>
</text:p>
      <text:p text:style-name="P4">
Source: <text:a xlink:type="simple" xlink:href="https://t.me/suspilnechernihiv/18663" text:style-name="Internet_20_link" text:visited-style-name="Visited_20_Internet_20_Link">
https://t.me/suspilnechernihiv/18663</text:a>
</text:p>
      <!--NEWS-->
      <text:h text:style-name="P10" text:outline-level="1">
<text:span text:style-name="T4">
Zaporizka Oblast(13:19). Red Alert: aerial threat. Sirens sounding. Take cover now!</text:span>
</text:h>
      <text:p text:style-name="P4">
Authors: liveuamap (Language: en)</text:p>
      <text:p text:style-name="P4">
Time: 2023-05-17T-104:20:00</text:p>
      <text:p text:style-name="P4">
Location: Zaporizka Oblast (Latitude:47.611931 Longtitude:35.764991)</text:p>
      <text:p text:style-name="P4">
Videos: []</text:p>
      <text:p text:style-name="P4">
Images: []</text:p>
      <text:p text:style-name="P4">
Tags: ["Europe", "Central and Eastern Europe"]</text:p>
      <text:p text:style-name="P4">
ID: 22563495</text:p>
      <!--METADATA-->
      <text:p text:style-name="P4">
Zaporizka Oblast(13:19). Red Alert: aerial threat. Sirens sounding. Take covernow!</text:p>
      <text:p text:style-name="P4">
News Collection Link: <text:a xlink:type="simple" xlink:href="https://liveuamap.com/en/2023/17-may-zaporizka-oblast1319-red-alert-aerial-g" text:style-name="Internet_20_link" text:visited-style-name="Visited_20_Internet_20_Link">
https://liveuamap.com/en/2023/17-may-zaporizka-oblast1319-red-alert-aerial-g</text:a>
</text:p>
      <text:p text:style-name="P4">
Source: <text:a xlink:type="simple" xlink:href="https://t.me/suspilnezaporizhzhya/12907" text:style-name="Internet_20_link" text:visited-style-name="Visited_20_Internet_20_Link">
https://t.me/suspilnezaporizhzhya/12907</text:a>
</text:p>
      <!--NEWS-->
      <text:h text:style-name="P10" text:outline-level="1">
<text:span text:style-name="T4">
At Sivershchyna and Slobozhanschyna directions Russian army shelled Zaliznyy Mist, Hremyach a...</text:span>
</text:h>
      <text:p text:style-name="P4">
Authors: liveuamap (Language: en)</text:p>
      <text:p text:style-name="P4">
Time: 2023-05-17T-114:39:00</text:p>
      <text:p text:style-name="P4">
Location: Vovchansk (Latitude:50.42478 Longtitude:37.41239)</text:p>
      <text:p text:style-name="P4">
Videos: []</text:p>
      <text:p text:style-name="P4">
Images: []</text:p>
      <text:p text:style-name="P4">
Tags: ["Russia"]</text:p>
      <text:p text:style-name="P4">
ID: 22563483</text:p>
      <!--METADATA-->
      <text:p text:style-name="P4">
At Sivershchyna and Slobozhanschyna directions Russian army shelled ZaliznyyMist, Hremyach and Muravyi of Chernihiv region; Romashkove, Stari Vyrky,Iskryskivschyna, Volfyne, Kindrativka, Sadky, Zapsillya, Myropillya, VelykaRybytsya of Sumy region, also Kozacha Lopan, Hoptivka, Lukyantsi, Hatysche,Pletenivka, Nesterne, Kruhle, Zemlyanky, Starytsya and Budarky of Kharkivregion, - General Staff of Armed Forces of Ukraine says in the morning report</text:p>
      <text:p text:style-name="P4">
News Collection Link: <text:a xlink:type="simple" xlink:href="https://liveuamap.com/en/2023/17-may-at-sivershchyna-and-slobozhanschyna-directions-russian" text:style-name="Internet_20_link" text:visited-style-name="Visited_20_Internet_20_Link">
https://liveuamap.com/en/2023/17-may-at-sivershchyna-and-slobozhanschyna-directions-russian</text:a>
</text:p>
      <text:p text:style-name="P4">
Source: <text:a xlink:type="simple" xlink:href="https://t.me/lumsrc/4808" text:style-name="Internet_20_link" text:visited-style-name="Visited_20_Internet_20_Link">
https://t.me/lumsrc/4808</text:a>
</text:p>
      <!--NEWS-->
      <text:h text:style-name="P10" text:outline-level="1">
<text:span text:style-name="T4">
At Kupiansk direction Russian army shelled Dvorichanske, Kamyanka, Krasne Pershe, Fyholivka, ...</text:span>
</text:h>
      <text:p text:style-name="P4">
Authors: liveuamap (Language: en)</text:p>
      <text:p text:style-name="P4">
Time: 2023-05-17T-116:39:00</text:p>
      <text:p text:style-name="P4">
Location: Kharkiv, Kharkiv Oblast (Latitude:49.60326 Longtitude:37.87846)</text:p>
      <text:p text:style-name="P4">
Videos: []</text:p>
      <text:p text:style-name="P4">
Images: []</text:p>
      <text:p text:style-name="P4">
Tags: ["Russia"]</text:p>
      <text:p text:style-name="P4">
ID: 22563482</text:p>
      <!--METADATA-->
      <text:p text:style-name="P4">
At Kupiansk direction Russian army shelled Dvorichanske, Kamyanka, KrasnePershe, Fyholivka, Novomlynsk, Dvorichna, Masutivka, Kindrashivka, Kupyansk,Kyslivka, Tabayivka, Berestove of Kharkiv region and Stelmakhivka of Luhanskregion. Russian aviation conducted airstrikes at Budarky, Vilshana, Kyslivka,Kotlyarivka and Tabayivka of Kharkiv region, - General Staff of Armed Forcesof Ukraine says in the morning report</text:p>
      <text:p text:style-name="P4">
News Collection Link: <text:a xlink:type="simple" xlink:href="https://liveuamap.com/en/2023/17-may-at-kupiansk-direction-russian-army-shelled-dvorichanske" text:style-name="Internet_20_link" text:visited-style-name="Visited_20_Internet_20_Link">
https://liveuamap.com/en/2023/17-may-at-kupiansk-direction-russian-army-shelled-dvorichanske</text:a>
</text:p>
      <text:p text:style-name="P4">
Source: <text:a xlink:type="simple" xlink:href="https://t.me/lumsrc/4809" text:style-name="Internet_20_link" text:visited-style-name="Visited_20_Internet_20_Link">
https://t.me/lumsrc/4809</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7T-118:39:00</text:p>
      <text:p text:style-name="P4">
Location: Lyman (Latitude:48.34265 Longtitude:37.24266)</text:p>
      <text:p text:style-name="P4">
Videos: []</text:p>
      <text:p text:style-name="P4">
Images: []</text:p>
      <text:p text:style-name="P4">
Tags: ["Russia"]</text:p>
      <text:p text:style-name="P4">
ID: 22563481</text:p>
      <!--METADATA-->
      <text:p text:style-name="P4">
At Lyman direction Russian army shelled Makiyivka, Nevske, Bilohorivka ofLuhansk region and Verkhnokamyanske, Torske and Spirne of Donetsk region.Russian aviation conducted airstrikes at Bilohorivka of Luhansk region andSpirne, Siversk and Chervone of Donetsk region, - General Staff of ArmedForces of Ukraine says in the morning report</text:p>
      <text:p text:style-name="P4">
News Collection Link: <text:a xlink:type="simple" xlink:href="https://liveuamap.com/en/2023/17-may-at-lyman-direction-russian-army-shelled-makiyivka" text:style-name="Internet_20_link" text:visited-style-name="Visited_20_Internet_20_Link">
https://liveuamap.com/en/2023/17-may-at-lyman-direction-russian-army-shelled-makiyivka</text:a>
</text:p>
      <text:p text:style-name="P4">
Source: <text:a xlink:type="simple" xlink:href="https://t.me/lumsrc/4810" text:style-name="Internet_20_link" text:visited-style-name="Visited_20_Internet_20_Link">
https://t.me/lumsrc/4810</text:a>
</text:p>
      <!--NEWS-->
      <text:h text:style-name="P10" text:outline-level="1">
<text:span text:style-name="T4">
At Bakhmut direction Russian army shelled Hryhorivka, Bohdanivka, Bakhmut, Ivanivske, Chasiv ...</text:span>
</text:h>
      <text:p text:style-name="P4">
Authors: liveuamap (Language: en)</text:p>
      <text:p text:style-name="P4">
Time: 2023-05-17T-120:39:00</text:p>
      <text:p text:style-name="P4">
Location: Toretsk, Donetsk Oblast (Latitude:48.39319 Longtitude:37.8582)</text:p>
      <text:p text:style-name="P4">
Videos: []</text:p>
      <text:p text:style-name="P4">
Images: []</text:p>
      <text:p text:style-name="P4">
Tags: ["Russia"]</text:p>
      <text:p text:style-name="P4">
ID: 22563480</text:p>
      <!--METADATA-->
      <text:p text:style-name="P4">
At Bakhmut direction Russian army shelled Hryhorivka, Bohdanivka, Bakhmut,Ivanivske, Chasiv Yar, Stupochky, Pivnichne and Toretsk of Donetsk region.Russian aviation conducted airstrikes at Bohdanivka, Bakhmut, Ivanivske andToretsk, - General Staff of Armed Forces of Ukraine says in the morning report</text:p>
      <text:p text:style-name="P4">
News Collection Link: <text:a xlink:type="simple" xlink:href="https://liveuamap.com/en/2023/17-may-at-bakhmut-direction-russian-army-shelled-hryhorivka" text:style-name="Internet_20_link" text:visited-style-name="Visited_20_Internet_20_Link">
https://liveuamap.com/en/2023/17-may-at-bakhmut-direction-russian-army-shelled-hryhorivka</text:a>
</text:p>
      <text:p text:style-name="P4">
Source: <text:a xlink:type="simple" xlink:href="https://t.me/lumsrc/4811" text:style-name="Internet_20_link" text:visited-style-name="Visited_20_Internet_20_Link">
https://t.me/lumsrc/4811</text:a>
</text:p>
      <!--NEWS-->
      <text:h text:style-name="P10" text:outline-level="1">
<text:span text:style-name="T4">
At Avdiyivka direction Russian army shelled Novokalynove, Berdychi, Stepove, Avdiyivka, Pervo...</text:span>
</text:h>
      <text:p text:style-name="P4">
Authors: liveuamap (Language: en)</text:p>
      <text:p text:style-name="P4">
Time: 2023-05-17T-122:39:00</text:p>
      <text:p text:style-name="P4">
Location: Donetsk Oblast (Latitude:48.12211 Longtitude:37.76524)</text:p>
      <text:p text:style-name="P4">
Videos: []</text:p>
      <text:p text:style-name="P4">
Images: []</text:p>
      <text:p text:style-name="P4">
Tags: ["Russia"]</text:p>
      <text:p text:style-name="P4">
ID: 22563479</text:p>
      <!--METADATA-->
      <text:p text:style-name="P4">
At Avdiyivka direction Russian army shelled Novokalynove, Berdychi, Stepove,Avdiyivka, Pervomayske, Nevelske and Karlivka of Donetsk region. Russianaviation conducted airstrikes at Avdiyivka and Vodyane, - General Staff ofArmed Forces of Ukraine says in the morning report</text:p>
      <text:p text:style-name="P4">
News Collection Link: <text:a xlink:type="simple" xlink:href="https://liveuamap.com/en/2023/17-may-at-avdiyivka-direction-russian-army-shelled-novokalynove" text:style-name="Internet_20_link" text:visited-style-name="Visited_20_Internet_20_Link">
https://liveuamap.com/en/2023/17-may-at-avdiyivka-direction-russian-army-shelled-novokalynove</text:a>
</text:p>
      <text:p text:style-name="P4">
Source: <text:a xlink:type="simple" xlink:href="https://t.me/lumsrc/4812" text:style-name="Internet_20_link" text:visited-style-name="Visited_20_Internet_20_Link">
https://t.me/lumsrc/4812</text:a>
</text:p>
      <!--NEWS-->
      <text:h text:style-name="P10" text:outline-level="1">
<text:span text:style-name="T4">
At Maryinka direction Russian army shelled Krasnohorivka, Hostre, Maryinka and Pobyeda of Don...</text:span>
</text:h>
      <text:p text:style-name="P4">
Authors: liveuamap (Language: en)</text:p>
      <text:p text:style-name="P4">
Time: 2023-05-17T-124:39:00</text:p>
      <text:p text:style-name="P4">
Location: Donetsk Oblast (Latitude:47.91542 Longtitude:37.46235)</text:p>
      <text:p text:style-name="P4">
Videos: []</text:p>
      <text:p text:style-name="P4">
Images: []</text:p>
      <text:p text:style-name="P4">
Tags: ["Russia"]</text:p>
      <text:p text:style-name="P4">
ID: 22563478</text:p>
      <!--METADATA-->
      <text:p text:style-name="P4">
At Maryinka direction Russian army shelled Krasnohorivka, Hostre, Maryinka andPobyeda of Donetsk region. Russian aviation conducted airstrike atKrasnohorivka, - General Staff of Armed Forces of Ukraine says in the morningreport</text:p>
      <text:p text:style-name="P4">
News Collection Link: <text:a xlink:type="simple" xlink:href="https://liveuamap.com/en/2023/17-may-at-maryinka-direction-russian-army-shelled-krasnohorivka" text:style-name="Internet_20_link" text:visited-style-name="Visited_20_Internet_20_Link">
https://liveuamap.com/en/2023/17-may-at-maryinka-direction-russian-army-shelled-krasnohorivka</text:a>
</text:p>
      <text:p text:style-name="P4">
Source: <text:a xlink:type="simple" xlink:href="https://t.me/lumsrc/4813" text:style-name="Internet_20_link" text:visited-style-name="Visited_20_Internet_20_Link">
https://t.me/lumsrc/4813</text:a>
</text:p>
      <!--NEWS-->
      <text:h text:style-name="P10" text:outline-level="1">
<text:span text:style-name="T4">
At Shakhtarske direction Russian army shelled Novomykhaylivka, Paraskoviyivka, Vuhledar, Prec...</text:span>
</text:h>
      <text:p text:style-name="P4">
Authors: liveuamap (Language: en)</text:p>
      <text:p text:style-name="P4">
Time: 2023-05-17T-126:39:00</text:p>
      <text:p text:style-name="P4">
Location: Vuhledar, Donetsk Oblast (Latitude:47.78064 Longtitude:37.24606)</text:p>
      <text:p text:style-name="P4">
Videos: []</text:p>
      <text:p text:style-name="P4">
Images: []</text:p>
      <text:p text:style-name="P4">
Tags: ["Russia"]</text:p>
      <text:p text:style-name="P4">
ID: 22563477</text:p>
      <!--METADATA-->
      <text:p text:style-name="P4">
At Shakhtarske direction Russian army shelled Novomykhaylivka, Paraskoviyivka,Vuhledar, Prechystivka and Novoukrayinka of Donetsk region. Russian aviationconducted airstrikes at Vuhledar and Velyka Novosilka, - General Staff ofArmed Forces of Ukraine says in the morning report</text:p>
      <text:p text:style-name="P4">
News Collection Link: <text:a xlink:type="simple" xlink:href="https://liveuamap.com/en/2023/17-may-at-shakhtarske-direction-russian-army-shelled-novomykhaylivka" text:style-name="Internet_20_link" text:visited-style-name="Visited_20_Internet_20_Link">
https://liveuamap.com/en/2023/17-may-at-shakhtarske-direction-russian-army-shelled-novomykhaylivka</text:a>
</text:p>
      <text:p text:style-name="P4">
Source: <text:a xlink:type="simple" xlink:href="https://t.me/lumsrc/4814" text:style-name="Internet_20_link" text:visited-style-name="Visited_20_Internet_20_Link">
https://t.me/lumsrc/4814</text:a>
</text:p>
      <!--NEWS-->
      <text:h text:style-name="P10" text:outline-level="1">
<text:span text:style-name="T4">
At Zaporizhzhia and Kherson directions Russian army shelled Olhivske, Malynivka, Huliaipole, ...</text:span>
</text:h>
      <text:p text:style-name="P4">
Authors: liveuamap (Language: en)</text:p>
      <text:p text:style-name="P4">
Time: 2023-05-17T-128:39:00</text:p>
      <text:p text:style-name="P4">
Location: Kherson (Latitude:46.56078 Longtitude:32.33398)</text:p>
      <text:p text:style-name="P4">
Videos: []</text:p>
      <text:p text:style-name="P4">
Images: []</text:p>
      <text:p text:style-name="P4">
Tags: ["Russia"]</text:p>
      <text:p text:style-name="P4">
ID: 22563476</text:p>
      <!--METADATA-->
      <text:p text:style-name="P4">
At Zaporizhzhia and Kherson directions Russian army shelled Olhivske,Malynivka, Huliaipole, Zaliznychne, Huliaipilske, Bilohirya, Scherbaky,Stepove and Kamyanske of Zaporizhzhia region, also Tokarivka, Molodizhne andKizomys of Kherson region and Kherson city. Russian aviation conductedairstrikes at Vremivka of Donetsk region, Mala Tokmachka, Novodanylivka ofZaporizhzhia region and Beryslav and Kizomys of Kherson region, - GeneralStaff of Armed Forces of Ukraine says in the morning report</text:p>
      <text:p text:style-name="P4">
News Collection Link: <text:a xlink:type="simple" xlink:href="https://liveuamap.com/en/2023/17-may-at-zaporizhzhia-and-kherson-directions-russian-army" text:style-name="Internet_20_link" text:visited-style-name="Visited_20_Internet_20_Link">
https://liveuamap.com/en/2023/17-may-at-zaporizhzhia-and-kherson-directions-russian-army</text:a>
</text:p>
      <text:p text:style-name="P4">
Source: <text:a xlink:type="simple" xlink:href="https://t.me/lumsrc/4815" text:style-name="Internet_20_link" text:visited-style-name="Visited_20_Internet_20_Link">
https://t.me/lumsrc/4815</text:a>
</text:p>
      <!--NEWS-->
      <text:h text:style-name="P10" text:outline-level="1">
<text:span text:style-name="T4">
Dnipro, Dnipropetrovska Oblast(01:48). Red Alert: aerial threat. Sirens sounding. Take cover ...</text:span>
</text:h>
      <text:p text:style-name="P4">
Authors: liveuamap (Language: en)</text:p>
      <text:p text:style-name="P4">
Time: 2023-05-17T-39:50:00</text:p>
      <text:p text:style-name="P4">
Location: Dnipro (Latitude:48.45856 Longtitude:35.0375)</text:p>
      <text:p text:style-name="P4">
Videos: []</text:p>
      <text:p text:style-name="P4">
Images: []</text:p>
      <text:p text:style-name="P4">
Tags: ["Europe", "Central and Eastern Europe"]</text:p>
      <text:p text:style-name="P4">
ID: 22563603</text:p>
      <!--METADATA-->
      <text:p text:style-name="P4">
Dnipro, Dnipropetrovska Oblast(01:48). Red Alert: aerial threat. Sirenssounding. Take cover now!</text:p>
      <text:p text:style-name="P4">
News Collection Link: <text:a xlink:type="simple" xlink:href="https://liveuamap.com/en/2023/17-may-dnipro-dnipropetrovska-oblast0148-red-g" text:style-name="Internet_20_link" text:visited-style-name="Visited_20_Internet_20_Link">
https://liveuamap.com/en/2023/17-may-dnipro-dnipropetrovska-oblast0148-red-g</text:a>
</text:p>
      <text:p text:style-name="P4">
Source: <text:a xlink:type="simple" xlink:href="https://t.me/suspilnednipro/15554" text:style-name="Internet_20_link" text:visited-style-name="Visited_20_Internet_20_Link">
https://t.me/suspilnednipro/15554</text:a>
</text:p>
      <!--NEWS-->
      <text:h text:style-name="P10" text:outline-level="1">
<text:span text:style-name="T4">
Kharkiv, Kharkivska Oblast(01:48). Red Alert: aerial threat. Sirens sounding. Take cover now!</text:span>
</text:h>
      <text:p text:style-name="P4">
Authors: liveuamap (Language: en)</text:p>
      <text:p text:style-name="P4">
Time: 2023-05-17T-42:48:00</text:p>
      <text:p text:style-name="P4">
Location: Kharkiv (Latitude:49.98091 Longtitude:36.25152)</text:p>
      <text:p text:style-name="P4">
Videos: []</text:p>
      <text:p text:style-name="P4">
Images: []</text:p>
      <text:p text:style-name="P4">
Tags: ["Europe", "Central and Eastern Europe"]</text:p>
      <text:p text:style-name="P4">
ID: 22563601</text:p>
      <!--METADATA-->
      <text:p text:style-name="P4">
Kharkiv, Kharkivska Oblast(01:48). Red Alert: aerial threat. Sirens sounding.Take cover now!</text:p>
      <text:p text:style-name="P4">
News Collection Link: <text:a xlink:type="simple" xlink:href="https://liveuamap.com/en/2023/17-may-kharkiv-kharkivska-oblast0148-red-alerg" text:style-name="Internet_20_link" text:visited-style-name="Visited_20_Internet_20_Link">
https://liveuamap.com/en/2023/17-may-kharkiv-kharkivska-oblast0148-red-alerg</text:a>
</text:p>
      <text:p text:style-name="P4">
Source: <text:a xlink:type="simple" xlink:href="https://t.me/suspilnekharkiv/24932" text:style-name="Internet_20_link" text:visited-style-name="Visited_20_Internet_20_Link">
https://t.me/suspilnekharkiv/24932</text:a>
</text:p>
      <!--NEWS-->
      <text:h text:style-name="P10" text:outline-level="1">
<text:span text:style-name="T4">
Odeska Oblast(20:51). Red Alert: aerial threat. Sirens sounding. Take cover now!</text:span>
</text:h>
      <text:p text:style-name="P4">
Authors: liveuamap (Language: en)</text:p>
      <text:p text:style-name="P4">
Time: 2023-05-17T-73:52:00</text:p>
      <text:p text:style-name="P4">
Location: Odeska Oblast (Latitude:46.7506 Longtitude:30.25064)</text:p>
      <text:p text:style-name="P4">
Videos: []</text:p>
      <text:p text:style-name="P4">
Images: []</text:p>
      <text:p text:style-name="P4">
Tags: ["Europe", "Central and Eastern Europe"]</text:p>
      <text:p text:style-name="P4">
ID: 22563574</text:p>
      <!--METADATA-->
      <text:p text:style-name="P4">
Odeska Oblast(20:51). Red Alert: aerial threat. Sirens sounding. Take covernow!</text:p>
      <text:p text:style-name="P4">
News Collection Link: <text:a xlink:type="simple" xlink:href="https://liveuamap.com/en/2023/17-may-odeska-oblast2051-red-alert-aerial-thrg" text:style-name="Internet_20_link" text:visited-style-name="Visited_20_Internet_20_Link">
https://liveuamap.com/en/2023/17-may-odeska-oblast2051-red-alert-aerial-thrg</text:a>
</text:p>
      <text:p text:style-name="P4">
Source: <text:a xlink:type="simple" xlink:href="https://t.me/suspilneodesa/23292" text:style-name="Internet_20_link" text:visited-style-name="Visited_20_Internet_20_Link">
https://t.me/suspilneodesa/23292</text:a>
</text:p>
      <!--NEWS-->
      <text:h text:style-name="P10" text:outline-level="1">
<text:span text:style-name="T4">
Kharkiv, Kharkivska Oblast(18:30). Red Alert: aerial threat. Sirens sounding. Take cover now!</text:span>
</text:h>
      <text:p text:style-name="P4">
Authors: liveuamap (Language: en)</text:p>
      <text:p text:style-name="P4">
Time: 2023-05-17T-84:31:00</text:p>
      <text:p text:style-name="P4">
Location: Kharkiv (Latitude:49.98109 Longtitude:36.25397)</text:p>
      <text:p text:style-name="P4">
Videos: []</text:p>
      <text:p text:style-name="P4">
Images: []</text:p>
      <text:p text:style-name="P4">
Tags: ["Europe", "Central and Eastern Europe"]</text:p>
      <text:p text:style-name="P4">
ID: 22563510</text:p>
      <!--METADATA-->
      <text:p text:style-name="P4">
Kharkiv, Kharkivska Oblast(18:30). Red Alert: aerial threat. Sirens sounding.Take cover now!</text:p>
      <text:p text:style-name="P4">
News Collection Link: <text:a xlink:type="simple" xlink:href="https://liveuamap.com/en/2023/17-may-kharkiv-kharkivska-oblast1830-red-alerg" text:style-name="Internet_20_link" text:visited-style-name="Visited_20_Internet_20_Link">
https://liveuamap.com/en/2023/17-may-kharkiv-kharkivska-oblast1830-red-alerg</text:a>
</text:p>
      <text:p text:style-name="P4">
Source: <text:a xlink:type="simple" xlink:href="https://t.me/suspilnekharkiv/24921" text:style-name="Internet_20_link" text:visited-style-name="Visited_20_Internet_20_Link">
https://t.me/suspilnekharkiv/24921</text:a>
</text:p>
      <!--NEWS-->
      <text:h text:style-name="P10" text:outline-level="1">
<text:span text:style-name="T4">
Cherkaska Oblast(23:55). Red Alert: aerial threat. Sirens sounding. Take cover now!</text:span>
</text:h>
      <text:p text:style-name="P4">
Authors: liveuamap (Language: en)</text:p>
      <text:p text:style-name="P4">
Time: 2023-05-17T17:57:00</text:p>
      <text:p text:style-name="P4">
Location: Cherkaska Oblast (Latitude:49.24991 Longtitude:31.33289)</text:p>
      <text:p text:style-name="P4">
Videos: []</text:p>
      <text:p text:style-name="P4">
Images: []</text:p>
      <text:p text:style-name="P4">
Tags: ["Europe", "Central and Eastern Europe"]</text:p>
      <text:p text:style-name="P4">
ID: 22563595</text:p>
      <!--METADATA-->
      <text:p text:style-name="P4">
Cherkaska Oblast(23:55). Red Alert: aerial threat. Sirens sounding. Take covernow!</text:p>
      <text:p text:style-name="P4">
News Collection Link: <text:a xlink:type="simple" xlink:href="https://liveuamap.com/en/2023/17-may-cherkaska-oblast2355-red-alert-aerial-g" text:style-name="Internet_20_link" text:visited-style-name="Visited_20_Internet_20_Link">
https://liveuamap.com/en/2023/17-may-cherkaska-oblast2355-red-alert-aerial-g</text:a>
</text:p>
      <text:p text:style-name="P4">
Source: <text:a xlink:type="simple" xlink:href="https://t.me/air_alert_ua/45752" text:style-name="Internet_20_link" text:visited-style-name="Visited_20_Internet_20_Link">
https://t.me/air_alert_ua/45752</text:a>
</text:p>
      <!--NEWS-->
      <text:h text:style-name="P10" text:outline-level="1">
<text:span text:style-name="T4">
Kharkiv, Kharkivska Oblast(00:36). Red Alert: aerial threat. Sirens sounding. Take cover now!</text:span>
</text:h>
      <text:p text:style-name="P4">
Authors: liveuamap (Language: en)</text:p>
      <text:p text:style-name="P4">
Time: 2023-05-17T18:38:00</text:p>
      <text:p text:style-name="P4">
Location: Kharkiv (Latitude:49.98202 Longtitude:36.25222)</text:p>
      <text:p text:style-name="P4">
Videos: []</text:p>
      <text:p text:style-name="P4">
Images: []</text:p>
      <text:p text:style-name="P4">
Tags: ["Europe", "Central and Eastern Europe"]</text:p>
      <text:p text:style-name="P4">
ID: 22563596</text:p>
      <!--METADATA-->
      <text:p text:style-name="P4">
Kharkiv, Kharkivska Oblast(00:36). Red Alert: aerial threat. Sirens sounding.Take cover now!</text:p>
      <text:p text:style-name="P4">
News Collection Link: <text:a xlink:type="simple" xlink:href="https://liveuamap.com/en/2023/17-may-kharkiv-kharkivska-oblast0036-red-alerg" text:style-name="Internet_20_link" text:visited-style-name="Visited_20_Internet_20_Link">
https://liveuamap.com/en/2023/17-may-kharkiv-kharkivska-oblast0036-red-alerg</text:a>
</text:p>
      <text:p text:style-name="P4">
Source: <text:a xlink:type="simple" xlink:href="https://t.me/air_alert_ua/45755" text:style-name="Internet_20_link" text:visited-style-name="Visited_20_Internet_20_Link">
https://t.me/air_alert_ua/45755</text:a>
</text:p>
      <!--NEWS-->
      <text:h text:style-name="P10" text:outline-level="1">
<text:span text:style-name="T4">
Donetsk Oblast, Zaporizka Oblast, Poltavska Oblast, Dnipro, Dnipropetrovska Oblast(00:39). Re...</text:span>
</text:h>
      <text:p text:style-name="P4">
Authors: liveuamap (Language: en)</text:p>
      <text:p text:style-name="P4">
Time: 2023-05-17T18:40:00</text:p>
      <text:p text:style-name="P4">
Location: Donetsk Oblast (Latitude:48.72749 Longtitude:37.57837)</text:p>
      <text:p text:style-name="P4">
Videos: []</text:p>
      <text:p text:style-name="P4">
Images: []</text:p>
      <text:p text:style-name="P4">
Tags: ["Europe", "Central and Eastern Europe"]</text:p>
      <text:p text:style-name="P4">
ID: 22563597</text:p>
      <!--METADATA-->
      <text:p text:style-name="P4">
Donetsk Oblast, Zaporizka Oblast, Poltavska Oblast, Dnipro, DnipropetrovskaOblast(00:39). Red Alert: aerial threat. Sirens sounding. Take cover now!</text:p>
      <text:p text:style-name="P4">
News Collection Link: <text:a xlink:type="simple" xlink:href="https://liveuamap.com/en/2023/17-may-donetsk-oblast-zaporizka-oblast-poltavg" text:style-name="Internet_20_link" text:visited-style-name="Visited_20_Internet_20_Link">
https://liveuamap.com/en/2023/17-may-donetsk-oblast-zaporizka-oblast-poltavg</text:a>
</text:p>
      <text:p text:style-name="P4">
Source: <text:a xlink:type="simple" xlink:href="https://t.me/air_alert_ua/45759" text:style-name="Internet_20_link" text:visited-style-name="Visited_20_Internet_20_Link">
https://t.me/air_alert_ua/45759</text:a>
</text:p>
      <!--NEWS-->
      <text:h text:style-name="P10" text:outline-level="1">
<text:span text:style-name="T4">
Kherson, Khersonska Oblast(00:43). Red Alert: aerial threat. Sirens sounding. Take cover now!</text:span>
</text:h>
      <text:p text:style-name="P4">
Authors: liveuamap (Language: en)</text:p>
      <text:p text:style-name="P4">
Time: 2023-05-17T18:44:00</text:p>
      <text:p text:style-name="P4">
Location: Kherson (Latitude:46.65462 Longtitude:32.61661)</text:p>
      <text:p text:style-name="P4">
Videos: []</text:p>
      <text:p text:style-name="P4">
Images: []</text:p>
      <text:p text:style-name="P4">
Tags: ["Europe", "Central and Eastern Europe"]</text:p>
      <text:p text:style-name="P4">
ID: 22563598</text:p>
      <!--METADATA-->
      <text:p text:style-name="P4">
Kherson, Khersonska Oblast(00:43). Red Alert: aerial threat. Sirens sounding.Take cover now!</text:p>
      <text:p text:style-name="P4">
News Collection Link: <text:a xlink:type="simple" xlink:href="https://liveuamap.com/en/2023/17-may-kherson-khersonska-oblast0043-red-alerg" text:style-name="Internet_20_link" text:visited-style-name="Visited_20_Internet_20_Link">
https://liveuamap.com/en/2023/17-may-kherson-khersonska-oblast0043-red-alerg</text:a>
</text:p>
      <text:p text:style-name="P4">
Source: <text:a xlink:type="simple" xlink:href="https://t.me/air_alert_ua/45760" text:style-name="Internet_20_link" text:visited-style-name="Visited_20_Internet_20_Link">
https://t.me/air_alert_ua/45760</text:a>
</text:p>
      <!--NEWS-->
      <text:h text:style-name="P10" text:outline-level="1">
<text:span text:style-name="T4">
Sumska Oblast(00:47). Red Alert: aerial threat. Sirens sounding. Take cover now!</text:span>
</text:h>
      <text:p text:style-name="P4">
Authors: liveuamap (Language: en)</text:p>
      <text:p text:style-name="P4">
Time: 2023-05-17T18:49:00</text:p>
      <text:p text:style-name="P4">
Location: Sumska Oblast (Latitude:51.00069 Longtitude:33.9995)</text:p>
      <text:p text:style-name="P4">
Videos: []</text:p>
      <text:p text:style-name="P4">
Images: []</text:p>
      <text:p text:style-name="P4">
Tags: ["Europe", "Central and Eastern Europe"]</text:p>
      <text:p text:style-name="P4">
ID: 22563599</text:p>
      <!--METADATA-->
      <text:p text:style-name="P4">
Sumska Oblast(00:47). Red Alert: aerial threat. Sirens sounding. Take covernow!</text:p>
      <text:p text:style-name="P4">
News Collection Link: <text:a xlink:type="simple" xlink:href="https://liveuamap.com/en/2023/17-may-sumska-oblast0047-red-alert-aerial-thrg" text:style-name="Internet_20_link" text:visited-style-name="Visited_20_Internet_20_Link">
https://liveuamap.com/en/2023/17-may-sumska-oblast0047-red-alert-aerial-thrg</text:a>
</text:p>
      <text:p text:style-name="P4">
Source: <text:a xlink:type="simple" xlink:href="https://t.me/air_alert_ua/45761" text:style-name="Internet_20_link" text:visited-style-name="Visited_20_Internet_20_Link">
https://t.me/air_alert_ua/45761</text:a>
</text:p>
      <!--NEWS-->
      <text:h text:style-name="P10" text:outline-level="1">
<text:span text:style-name="T4">
Poltavska Oblast(01:48). Red Alert: aerial threat. Sirens sounding. Take cover now!</text:span>
</text:h>
      <text:p text:style-name="P4">
Authors: liveuamap (Language: en)</text:p>
      <text:p text:style-name="P4">
Time: 2023-05-17T19:48:00</text:p>
      <text:p text:style-name="P4">
Location: Poltavska Oblast (Latitude:49.47602 Longtitude:33.81744)</text:p>
      <text:p text:style-name="P4">
Videos: []</text:p>
      <text:p text:style-name="P4">
Images: []</text:p>
      <text:p text:style-name="P4">
Tags: ["Europe", "Central and Eastern Europe"]</text:p>
      <text:p text:style-name="P4">
ID: 22563602</text:p>
      <!--METADATA-->
      <text:p text:style-name="P4">
Poltavska Oblast(01:48). Red Alert: aerial threat. Sirens sounding. Take covernow!</text:p>
      <text:p text:style-name="P4">
News Collection Link: <text:a xlink:type="simple" xlink:href="https://liveuamap.com/en/2023/17-may-poltavska-oblast0148-red-alert-aerial-g" text:style-name="Internet_20_link" text:visited-style-name="Visited_20_Internet_20_Link">
https://liveuamap.com/en/2023/17-may-poltavska-oblast0148-red-alert-aerial-g</text:a>
</text:p>
      <text:p text:style-name="P4">
Source: <text:a xlink:type="simple" xlink:href="https://t.me/suspilnepoltava/11208" text:style-name="Internet_20_link" text:visited-style-name="Visited_20_Internet_20_Link">
https://t.me/suspilnepoltava/11208</text:a>
</text:p>
      <!--NEWS-->
      <text:h text:style-name="P10" text:outline-level="1">
<text:span text:style-name="T4">
Sumska Oblast, Zaporizka Oblast, Donetsk Oblast, Mykolaiv, Mykolayivska Oblast(01:49). Red Al...</text:span>
</text:h>
      <text:p text:style-name="P4">
Authors: liveuamap (Language: en)</text:p>
      <text:p text:style-name="P4">
Time: 2023-05-17T19:50:00</text:p>
      <text:p text:style-name="P4">
Location: Sumska Oblast (Latitude:51.00117 Longtitude:34.00093)</text:p>
      <text:p text:style-name="P4">
Videos: []</text:p>
      <text:p text:style-name="P4">
Images: []</text:p>
      <text:p text:style-name="P4">
Tags: ["Europe", "Central and Eastern Europe"]</text:p>
      <text:p text:style-name="P4">
ID: 22563604</text:p>
      <!--METADATA-->
      <text:p text:style-name="P4">
Sumska Oblast, Zaporizka Oblast, Donetsk Oblast, Mykolaiv, MykolayivskaOblast(01:49). Red Alert: aerial threat. Sirens sounding. Take cover now!</text:p>
      <text:p text:style-name="P4">
News Collection Link: <text:a xlink:type="simple" xlink:href="https://liveuamap.com/en/2023/17-may-sumska-oblast-zaporizka-oblast-donetskg" text:style-name="Internet_20_link" text:visited-style-name="Visited_20_Internet_20_Link">
https://liveuamap.com/en/2023/17-may-sumska-oblast-zaporizka-oblast-donetskg</text:a>
</text:p>
      <text:p text:style-name="P4">
Source: <text:a xlink:type="simple" xlink:href="https://t.me/air_alert_ua/45776" text:style-name="Internet_20_link" text:visited-style-name="Visited_20_Internet_20_Link">
https://t.me/air_alert_ua/45776</text:a>
</text:p>
      <!--NEWS-->
      <text:h text:style-name="P10" text:outline-level="1">
<text:span text:style-name="T4">
Kherson, Khersonska Oblast(01:50). Red Alert: aerial threat. Sirens sounding. Take cover now!</text:span>
</text:h>
      <text:p text:style-name="P4">
Authors: liveuamap (Language: en)</text:p>
      <text:p text:style-name="P4">
Time: 2023-05-17T19:52:00</text:p>
      <text:p text:style-name="P4">
Location: Kherson (Latitude:46.65619 Longtitude:32.61804)</text:p>
      <text:p text:style-name="P4">
Videos: []</text:p>
      <text:p text:style-name="P4">
Images: []</text:p>
      <text:p text:style-name="P4">
Tags: ["Europe", "Central and Eastern Europe"]</text:p>
      <text:p text:style-name="P4">
ID: 22563605</text:p>
      <!--METADATA-->
      <text:p text:style-name="P4">
Kherson, Khersonska Oblast(01:50). Red Alert: aerial threat. Sirens sounding.Take cover now!</text:p>
      <text:p text:style-name="P4">
News Collection Link: <text:a xlink:type="simple" xlink:href="https://liveuamap.com/en/2023/17-may-kherson-khersonska-oblast0150-red-alerg" text:style-name="Internet_20_link" text:visited-style-name="Visited_20_Internet_20_Link">
https://liveuamap.com/en/2023/17-may-kherson-khersonska-oblast0150-red-alerg</text:a>
</text:p>
      <text:p text:style-name="P4">
Source: <text:a xlink:type="simple" xlink:href="https://t.me/air_alert_ua/45777" text:style-name="Internet_20_link" text:visited-style-name="Visited_20_Internet_20_Link">
https://t.me/air_alert_ua/45777</text:a>
</text:p>
      <!--NEWS-->
      <text:h text:style-name="P10" text:outline-level="1">
<text:span text:style-name="T4">
Odeska Oblast(01:54). Red Alert: aerial threat. Sirens sounding. Take cover now!</text:span>
</text:h>
      <text:p text:style-name="P4">
Authors: liveuamap (Language: en)</text:p>
      <text:p text:style-name="P4">
Time: 2023-05-17T19:56:00</text:p>
      <text:p text:style-name="P4">
Location: Odeska Oblast (Latitude:46.75000000 Longtitude:30.25000000)</text:p>
      <text:p text:style-name="P4">
Videos: []</text:p>
      <text:p text:style-name="P4">
Images: []</text:p>
      <text:p text:style-name="P4">
Tags: ["Europe", "Central and Eastern Europe"]</text:p>
      <text:p text:style-name="P4">
ID: 22563606</text:p>
      <!--METADATA-->
      <text:p text:style-name="P4">
Odeska Oblast(01:54). Red Alert: aerial threat. Sirens sounding. Take covernow!</text:p>
      <text:p text:style-name="P4">
News Collection Link: <text:a xlink:type="simple" xlink:href="https://liveuamap.com/en/2023/17-may-odeska-oblast0154-red-alert-aerial-thrg" text:style-name="Internet_20_link" text:visited-style-name="Visited_20_Internet_20_Link">
https://liveuamap.com/en/2023/17-may-odeska-oblast0154-red-alert-aerial-thrg</text:a>
</text:p>
      <text:p text:style-name="P4">
Source: <text:a xlink:type="simple" xlink:href="https://t.me/suspilneodesa/23301" text:style-name="Internet_20_link" text:visited-style-name="Visited_20_Internet_20_Link">
https://t.me/suspilneodesa/23301</text:a>
</text:p>
      <!--NEWS-->
      <text:h text:style-name="P10" text:outline-level="1">
<text:span text:style-name="T4">
Kyiv(02:10). Red Alert: aerial threat. Sirens sounding. Take cover now!</text:span>
</text:h>
      <text:p text:style-name="P4">
Authors: liveuamap (Language: en)</text:p>
      <text:p text:style-name="P4">
Time: 2023-05-17T20:12:00</text:p>
      <text:p text:style-name="P4">
Location: Kyiv (Latitude:50.44454 Longtitude:30.52902)</text:p>
      <text:p text:style-name="P4">
Videos: []</text:p>
      <text:p text:style-name="P4">
Images: []</text:p>
      <text:p text:style-name="P4">
Tags: ["Europe", "Central and Eastern Europe"]</text:p>
      <text:p text:style-name="P4">
ID: 22563607</text:p>
      <!--METADATA-->
      <text:p text:style-name="P4">
Kyiv(02:10). Red Alert: aerial threat. Sirens sounding. Take cover now!</text:p>
      <text:p text:style-name="P4">
News Collection Link: <text:a xlink:type="simple" xlink:href="https://liveuamap.com/en/2023/18-may-kyiv0210-red-alert-aerial-threat-sireng" text:style-name="Internet_20_link" text:visited-style-name="Visited_20_Internet_20_Link">
https://liveuamap.com/en/2023/18-may-kyiv0210-red-alert-aerial-threat-sireng</text:a>
</text:p>
      <text:p text:style-name="P4">
Source: <text:a xlink:type="simple" xlink:href="https://t.me/KyivCityOfficial/6716" text:style-name="Internet_20_link" text:visited-style-name="Visited_20_Internet_20_Link">
https://t.me/KyivCityOfficial/6716</text:a>
</text:p>
      <!--NEWS-->
      <text:h text:style-name="P10" text:outline-level="1">
<text:span text:style-name="T4">
Chernihivska Oblast(02:12). Red Alert: aerial threat. Sirens sounding. Take cover now!</text:span>
</text:h>
      <text:p text:style-name="P4">
Authors: liveuamap (Language: en)</text:p>
      <text:p text:style-name="P4">
Time: 2023-05-17T20:13:00</text:p>
      <text:p text:style-name="P4">
Location: Chernihivska Oblast (Latitude:51.33363 Longtitude:32.00017)</text:p>
      <text:p text:style-name="P4">
Videos: []</text:p>
      <text:p text:style-name="P4">
Images: []</text:p>
      <text:p text:style-name="P4">
Tags: ["Europe", "Central and Eastern Europe"]</text:p>
      <text:p text:style-name="P4">
ID: 22563608</text:p>
      <!--METADATA-->
      <text:p text:style-name="P4">
Chernihivska Oblast(02:12). Red Alert: aerial threat. Sirens sounding. Takecover now!</text:p>
      <text:p text:style-name="P4">
News Collection Link: <text:a xlink:type="simple" xlink:href="https://liveuamap.com/en/2023/18-may-chernihivska-oblast0212-red-alert-aerig" text:style-name="Internet_20_link" text:visited-style-name="Visited_20_Internet_20_Link">
https://liveuamap.com/en/2023/18-may-chernihivska-oblast0212-red-alert-aerig</text:a>
</text:p>
      <text:p text:style-name="P4">
Source: <text:a xlink:type="simple" xlink:href="https://t.me/suspilnechernihiv/18684" text:style-name="Internet_20_link" text:visited-style-name="Visited_20_Internet_20_Link">
https://t.me/suspilnechernihiv/18684</text:a>
</text:p>
      <!--NEWS-->
      <text:h text:style-name="P10" text:outline-level="1">
<text:span text:style-name="T4">
Zhytomyr, Zhytomyrska Oblast, Kyiv Oblast(02:12). Red Alert: aerial threat. Sirens sounding. ...</text:span>
</text:h>
      <text:p text:style-name="P4">
Authors: liveuamap (Language: en)</text:p>
      <text:p text:style-name="P4">
Time: 2023-05-17T20:14:00</text:p>
      <text:p text:style-name="P4">
Location: Zhytomyr (Latitude:50.26374 Longtitude:28.67611)</text:p>
      <text:p text:style-name="P4">
Videos: []</text:p>
      <text:p text:style-name="P4">
Images: []</text:p>
      <text:p text:style-name="P4">
Tags: ["Europe", "Central and Eastern Europe"]</text:p>
      <text:p text:style-name="P4">
ID: 22563609</text:p>
      <!--METADATA-->
      <text:p text:style-name="P4">
Zhytomyr, Zhytomyrska Oblast, Kyiv Oblast(02:12). Red Alert: aerial threat.Sirens sounding. Take cover now!</text:p>
      <text:p text:style-name="P4">
News Collection Link: <text:a xlink:type="simple" xlink:href="https://liveuamap.com/en/2023/18-may-zhytomyr-zhytomyrska-oblast-kyiv-oblasg" text:style-name="Internet_20_link" text:visited-style-name="Visited_20_Internet_20_Link">
https://liveuamap.com/en/2023/18-may-zhytomyr-zhytomyrska-oblast-kyiv-oblasg</text:a>
</text:p>
      <text:p text:style-name="P4">
Source: <text:a xlink:type="simple" xlink:href="https://t.me/air_alert_ua/45782" text:style-name="Internet_20_link" text:visited-style-name="Visited_20_Internet_20_Link">
https://t.me/air_alert_ua/45782</text:a>
</text:p>
      <!--NEWS-->
      <text:h text:style-name="P10" text:outline-level="1">
<text:span text:style-name="T4">
Vinnytska Oblast(02:14). Red Alert: aerial threat. Sirens sounding. Take cover now!</text:span>
</text:h>
      <text:p text:style-name="P4">
Authors: liveuamap (Language: en)</text:p>
      <text:p text:style-name="P4">
Time: 2023-05-17T20:16:00</text:p>
      <text:p text:style-name="P4">
Location: Vinnytska Oblast (Latitude:48.91667000 Longtitude:28.66667000)</text:p>
      <text:p text:style-name="P4">
Videos: []</text:p>
      <text:p text:style-name="P4">
Images: []</text:p>
      <text:p text:style-name="P4">
Tags: ["Europe", "Central and Eastern Europe"]</text:p>
      <text:p text:style-name="P4">
ID: 22563610</text:p>
      <!--METADATA-->
      <text:p text:style-name="P4">
Vinnytska Oblast(02:14). Red Alert: aerial threat. Sirens sounding. Take covernow!</text:p>
      <text:p text:style-name="P4">
News Collection Link: <text:a xlink:type="simple" xlink:href="https://liveuamap.com/en/2023/18-may-vinnytska-oblast0214-red-alert-aerial-g" text:style-name="Internet_20_link" text:visited-style-name="Visited_20_Internet_20_Link">
https://liveuamap.com/en/2023/18-may-vinnytska-oblast0214-red-alert-aerial-g</text:a>
</text:p>
      <text:p text:style-name="P4">
Source: <text:a xlink:type="simple" xlink:href="https://t.me/air_alert_ua/45783" text:style-name="Internet_20_link" text:visited-style-name="Visited_20_Internet_20_Link">
https://t.me/air_alert_ua/45783</text:a>
</text:p>
      <!--NEWS-->
      <text:h text:style-name="P10" text:outline-level="1">
<text:span text:style-name="T4">
Zakarpattia Oblast, Volynska Oblast, Chernivetska Oblast, Ternopil, Ternopilska Oblast, Khmel...</text:span>
</text:h>
      <text:p text:style-name="P4">
Authors: liveuamap (Language: en)</text:p>
      <text:p text:style-name="P4">
Time: 2023-05-17T20:49:00</text:p>
      <text:p text:style-name="P4">
Location: Zakarpattia Oblast (Latitude:48.33333000 Longtitude:23.00000000)</text:p>
      <text:p text:style-name="P4">
Videos: []</text:p>
      <text:p text:style-name="P4">
Images: []</text:p>
      <text:p text:style-name="P4">
Tags: ["Europe", "Central and Eastern Europe"]</text:p>
      <text:p text:style-name="P4">
ID: 22563612</text:p>
      <!--METADATA-->
      <text:p text:style-name="P4">
Zakarpattia Oblast, Volynska Oblast, Chernivetska Oblast, Ternopil,Ternopilska Oblast, Khmelnytska Oblast(02:48). Red Alert: aerial threat.Sirens sounding. Take cover now!</text:p>
      <text:p text:style-name="P4">
News Collection Link: <text:a xlink:type="simple" xlink:href="https://liveuamap.com/en/2023/18-may-zakarpattia-oblast-volynska-oblast-cheg" text:style-name="Internet_20_link" text:visited-style-name="Visited_20_Internet_20_Link">
https://liveuamap.com/en/2023/18-may-zakarpattia-oblast-volynska-oblast-cheg</text:a>
</text:p>
      <text:p text:style-name="P4">
Source: <text:a xlink:type="simple" xlink:href="https://t.me/air_alert_ua/45788" text:style-name="Internet_20_link" text:visited-style-name="Visited_20_Internet_20_Link">
https://t.me/air_alert_ua/45788</text:a>
</text:p>
      <!--NEWS-->
      <text:h text:style-name="P10" text:outline-level="1">
<text:span text:style-name="T4">
Lviv, Lvivska Oblast, Ivano-Frankivsk, Ivano-Frankivska Oblast, Rivne, Rivnenska Oblast(02:49...</text:span>
</text:h>
      <text:p text:style-name="P4">
Authors: liveuamap (Language: en)</text:p>
      <text:p text:style-name="P4">
Time: 2023-05-17T20:51:00</text:p>
      <text:p text:style-name="P4">
Location: Lviv (Latitude:49.83826000 Longtitude:24.02324000)</text:p>
      <text:p text:style-name="P4">
Videos: []</text:p>
      <text:p text:style-name="P4">
Images: []</text:p>
      <text:p text:style-name="P4">
Tags: ["Europe", "Central and Eastern Europe"]</text:p>
      <text:p text:style-name="P4">
ID: 22563613</text:p>
      <!--METADATA-->
      <text:p text:style-name="P4">
Lviv, Lvivska Oblast, Ivano-Frankivsk, Ivano-Frankivska Oblast, Rivne,Rivnenska Oblast(02:49). Red Alert: aerial threat. Sirens sounding. Take covernow!</text:p>
      <text:p text:style-name="P4">
News Collection Link: <text:a xlink:type="simple" xlink:href="https://liveuamap.com/en/2023/18-may-lviv-lvivska-oblast-ivanofrankivsk-ivag" text:style-name="Internet_20_link" text:visited-style-name="Visited_20_Internet_20_Link">
https://liveuamap.com/en/2023/18-may-lviv-lvivska-oblast-ivanofrankivsk-ivag</text:a>
</text:p>
      <text:p text:style-name="P4">
Source: <text:a xlink:type="simple" xlink:href="https://t.me/air_alert_ua/45791" text:style-name="Internet_20_link" text:visited-style-name="Visited_20_Internet_20_Link">
https://t.me/air_alert_ua/45791</text:a>
</text:p>
      <!--NEWS-->
      <text:h text:style-name="P10" text:outline-level="1">
<text:span text:style-name="T4">
Air defense in Vinnytsia region is responding to cruise missile attack</text:span>
</text:h>
      <text:p text:style-name="P4">
Authors: liveuamap (Language: en)</text:p>
      <text:p text:style-name="P4">
Time: 2023-05-17T22:01:15</text:p>
      <text:p text:style-name="P4">
Location: Vinnytsia (Latitude:49.22904000 Longtitude:28.46421000)</text:p>
      <text:p text:style-name="P4">
Videos: []</text:p>
      <text:p text:style-name="P4">
Images: []</text:p>
      <text:p text:style-name="P4">
Tags: ["Europe", "Central and Eastern Europe"]</text:p>
      <text:p text:style-name="P4">
ID: 22563614</text:p>
      <!--METADATA-->
      <text:p text:style-name="P4">
Air defense in Vinnytsia region is responding to cruise missile attack</text:p>
      <text:p text:style-name="P4">
News Collection Link: <text:a xlink:type="simple" xlink:href="https://liveuamap.com/en/2023/18-may-air-defense-in-vinnytsia-region-is-responding-to-cruise" text:style-name="Internet_20_link" text:visited-style-name="Visited_20_Internet_20_Link">
https://liveuamap.com/en/2023/18-may-air-defense-in-vinnytsia-region-is-responding-to-cruise</text:a>
</text:p>
      <text:p text:style-name="P4">
Source: <text:a xlink:type="simple" xlink:href="https://t.me/channel24_ua/88731" text:style-name="Internet_20_link" text:visited-style-name="Visited_20_Internet_20_Link">
https://t.me/channel24_ua/88731</text:a>
</text:p>
      <!--NEWS-->
      <text:h text:style-name="P10" text:outline-level="1">
<text:span text:style-name="T4">
Explosions reported in Khmelnitsky region</text:span>
</text:h>
      <text:p text:style-name="P4">
Authors: liveuamap (Language: en)</text:p>
      <text:p text:style-name="P4">
Time: 2023-05-17T22:02:35</text:p>
      <text:p text:style-name="P4">
Location: Khmelnitsky (Latitude:49.50373 Longtitude:27.26395)</text:p>
      <text:p text:style-name="P4">
Videos: []</text:p>
      <text:p text:style-name="P4">
Images: []</text:p>
      <text:p text:style-name="P4">
Tags: ["Europe", "Central and Eastern Europe"]</text:p>
      <text:p text:style-name="P4">
ID: 22563615</text:p>
      <!--METADATA-->
      <text:p text:style-name="P4">
Explosions reported in Khmelnitsky region</text:p>
      <text:p text:style-name="P4">
News Collection Link: <text:a xlink:type="simple" xlink:href="https://liveuamap.com/en/2023/18-may-explosions-reported-in-khmelnitsky-region-" text:style-name="Internet_20_link" text:visited-style-name="Visited_20_Internet_20_Link">
https://liveuamap.com/en/2023/18-may-explosions-reported-in-khmelnitsky-region-</text:a>
</text:p>
      <text:p text:style-name="P4">
Source: <text:a xlink:type="simple" xlink:href="https://t.me/ukrinform_news/99222" text:style-name="Internet_20_link" text:visited-style-name="Visited_20_Internet_20_Link">
https://t.me/ukrinform_news/99222</text:a>
</text:p>
      <!--NEWS-->
      <text:h text:style-name="P10" text:outline-level="1">
<text:span text:style-name="T4">
Explosions reported in Kyiv region</text:span>
</text:h>
      <text:p text:style-name="P4">
Authors: liveuamap (Language: en)</text:p>
      <text:p text:style-name="P4">
Time: 2023-05-17T22:03:36</text:p>
      <text:p text:style-name="P4">
Location: Kyiv (Latitude:50.67035 Longtitude:30.50079)</text:p>
      <text:p text:style-name="P4">
Videos: []</text:p>
      <text:p text:style-name="P4">
Images: []</text:p>
      <text:p text:style-name="P4">
Tags: []</text:p>
      <text:p text:style-name="P4">
ID: 22563616</text:p>
      <!--METADATA-->
      <text:p text:style-name="P4">
Explosions reported in Kyiv region</text:p>
      <text:p text:style-name="P4">
News Collection Link: <text:a xlink:type="simple" xlink:href="https://liveuamap.com/en/2023/18-may-explosions-reported-in-kyiv-region-" text:style-name="Internet_20_link" text:visited-style-name="Visited_20_Internet_20_Link">
https://liveuamap.com/en/2023/18-may-explosions-reported-in-kyiv-region-</text:a>
</text:p>
      <text:p text:style-name="P4">
Source: <text:a xlink:type="simple" xlink:href="https://t.me/kievreal1/41210" text:style-name="Internet_20_link" text:visited-style-name="Visited_20_Internet_20_Link">
https://t.me/kievreal1/41210</text:a>
</text:p>
      <!--NEWS-->
      <text:h text:style-name="P10" text:outline-level="1">
<text:span text:style-name="T4">
Explosions reported in Kyiv</text:span>
</text:h>
      <text:p text:style-name="P4">
Authors: liveuamap (Language: en)</text:p>
      <text:p text:style-name="P4">
Time: 2023-05-17T22:05:03</text:p>
      <text:p text:style-name="P4">
Location: Kyiv, Kyiv city (Latitude:50.45717 Longtitude:30.55075)</text:p>
      <text:p text:style-name="P4">
Videos: []</text:p>
      <text:p text:style-name="P4">
Images: []</text:p>
      <text:p text:style-name="P4">
Tags: []</text:p>
      <text:p text:style-name="P4">
ID: 22563617</text:p>
      <!--METADATA-->
      <text:p text:style-name="P4">
Explosions reported in Kyiv</text:p>
      <text:p text:style-name="P4">
News Collection Link: <text:a xlink:type="simple" xlink:href="https://liveuamap.com/en/2023/18-may-explosions-reported-in-kyiv" text:style-name="Internet_20_link" text:visited-style-name="Visited_20_Internet_20_Link">
https://liveuamap.com/en/2023/18-may-explosions-reported-in-kyiv</text:a>
</text:p>
      <text:p text:style-name="P4">
Source: <text:a xlink:type="simple" xlink:href="https://t.me/hromadske_ua/32855" text:style-name="Internet_20_link" text:visited-style-name="Visited_20_Internet_20_Link">
https://t.me/hromadske_ua/32855</text:a>
</text:p>
      <!--NEWS-->
      <text:h text:style-name="P10" text:outline-level="1">
<text:span text:style-name="T4">
Fire reported in Kyiv as debris of a missile have fallen</text:span>
</text:h>
      <text:p text:style-name="P4">
Authors: liveuamap (Language: en)</text:p>
      <text:p text:style-name="P4">
Time: 2023-05-17T22:17:45</text:p>
      <text:p text:style-name="P4">
Location: Kyiv, Kyiv city (Latitude:50.4598 Longtitude:30.5547)</text:p>
      <text:p text:style-name="P4">
Videos: []</text:p>
      <text:p text:style-name="P4">
Images: ["<text:a xlink:type="simple" xlink:href="https://liveuamap.com/pics/2023/05/18/22563618_0.jpg" text:style-name="Internet_20_link" text:visited-style-name="Visited_20_Internet_20_Link">
22563618_0.jpg</text:a>
"]</text:p>
      <text:p text:style-name="P4">
Tags: ["Europe", "Central and Eastern Europe"]</text:p>
      <text:p text:style-name="P4">
ID: 22563618</text:p>
      <!--METADATA-->
      <text:p text:style-name="P4">
Fire reported in Kyiv as debris of a missile have fallen</text:p>
      <text:p text:style-name="P4">
<draw:frame draw:style-name="fr1" draw:name="Image2" text:anchor-type="as-char" svg:width="6.9236in" svg:height="8.341687in" draw:z-index="0">
<draw:image xlink:href="../Images/liveuamap/2023-05-17T22-17-45/22563618_0.jpg" xlink:type="simple" xlink:show="embed" xlink:actuate="onLoad" draw:mime-type="image/jpeg"/>
</draw:frame>
</text:p>
      <text:p text:style-name="P4">
News Collection Link: <text:a xlink:type="simple" xlink:href="https://liveuamap.com/en/2023/18-may-fire-reported-in-kyiv-as-debris-of-a-missile-have" text:style-name="Internet_20_link" text:visited-style-name="Visited_20_Internet_20_Link">
https://liveuamap.com/en/2023/18-may-fire-reported-in-kyiv-as-debris-of-a-missile-have</text:a>
</text:p>
      <text:p text:style-name="P4">
Source: <text:a xlink:type="simple" xlink:href="https://t.me/kievreal1/41216" text:style-name="Internet_20_link" text:visited-style-name="Visited_20_Internet_20_Link">
https://t.me/kievreal1/41216</text:a>
</text:p>
      <!--NEWS-->
      <text:h text:style-name="P10" text:outline-level="1">
<text:span text:style-name="T4">
Dnipro(04:19). Red Alert: aerial threat. Sirens sounding. Take cover now!</text:span>
</text:h>
      <text:p text:style-name="P4">
Authors: liveuamap (Language: en)</text:p>
      <text:p text:style-name="P4">
Time: 2023-05-17T22:20:00</text:p>
      <text:p text:style-name="P4">
Location: Dnipro (Latitude:48.46046 Longtitude:35.03942)</text:p>
      <text:p text:style-name="P4">
Videos: []</text:p>
      <text:p text:style-name="P4">
Images: []</text:p>
      <text:p text:style-name="P4">
Tags: ["Europe", "Central and Eastern Europe"]</text:p>
      <text:p text:style-name="P4">
ID: 22563619</text:p>
      <!--METADATA-->
      <text:p text:style-name="P4">
Dnipro(04:19). Red Alert: aerial threat. Sirens sounding. Take cover now!</text:p>
      <text:p text:style-name="P4">
News Collection Link: <text:a xlink:type="simple" xlink:href="https://liveuamap.com/en/2023/18-may-dnipro0419-red-alert-aerial-threat-sirg" text:style-name="Internet_20_link" text:visited-style-name="Visited_20_Internet_20_Link">
https://liveuamap.com/en/2023/18-may-dnipro0419-red-alert-aerial-threat-sirg</text:a>
</text:p>
      <text:p text:style-name="P4">
Source: <text:a xlink:type="simple" xlink:href="https://t.me/KyivCityOfficial/6717" text:style-name="Internet_20_link" text:visited-style-name="Visited_20_Internet_20_Link">
https://t.me/KyivCityOfficial/6717</text:a>
</text:p>
      <!--NEWS-->
      <text:h text:style-name="P10" text:outline-level="1">
<text:span text:style-name="T4">
More explosions were reported in Kyiv</text:span>
</text:h>
      <text:p text:style-name="P4">
Authors: liveuamap (Language: en)</text:p>
      <text:p text:style-name="P4">
Time: 2023-05-17T22:49:58</text:p>
      <text:p text:style-name="P4">
Location: Kyiv (Latitude:50.63324 Longtitude:30.49908)</text:p>
      <text:p text:style-name="P4">
Videos: []</text:p>
      <text:p text:style-name="P4">
Images: []</text:p>
      <text:p text:style-name="P4">
Tags: []</text:p>
      <text:p text:style-name="P4">
ID: 22563620</text:p>
      <!--METADATA-->
      <text:p text:style-name="P4">
More explosions were reported in Kyiv</text:p>
      <text:p text:style-name="P4">
News Collection Link: <text:a xlink:type="simple" xlink:href="https://liveuamap.com/en/2023/18-may-more-explosions-were-reported-in-kyiv" text:style-name="Internet_20_link" text:visited-style-name="Visited_20_Internet_20_Link">
https://liveuamap.com/en/2023/18-may-more-explosions-were-reported-in-kyiv</text:a>
</text:p>
      <text:p text:style-name="P4">
Source: <text:a xlink:type="simple" xlink:href="https://t.me/kyiv_polit/33250" text:style-name="Internet_20_link" text:visited-style-name="Visited_20_Internet_20_Link">
https://t.me/kyiv_polit/33250</text:a>
</text:p>
      <!--NEWS-->
      <text:h text:style-name="P10" text:outline-level="1">
<text:span text:style-name="T4">
Mykolaiv, Mykolayivska Oblast(05:27). Red Alert: aerial threat. Sirens sounding. Take cover now!</text:span>
</text:h>
      <text:p text:style-name="P4">
Authors: liveuamap (Language: en)</text:p>
      <text:p text:style-name="P4">
Time: 2023-05-17T23:28:00</text:p>
      <text:p text:style-name="P4">
Location: Mykolaiv (Latitude:46.9488 Longtitude:32.00662)</text:p>
      <text:p text:style-name="P4">
Videos: []</text:p>
      <text:p text:style-name="P4">
Images: []</text:p>
      <text:p text:style-name="P4">
Tags: ["Europe", "Central and Eastern Europe"]</text:p>
      <text:p text:style-name="P4">
ID: 22563621</text:p>
      <!--METADATA-->
      <text:p text:style-name="P4">
Mykolaiv, Mykolayivska Oblast(05:27). Red Alert: aerial threat. Sirenssounding. Take cover now!</text:p>
      <text:p text:style-name="P4">
News Collection Link: <text:a xlink:type="simple" xlink:href="https://liveuamap.com/en/2023/18-may-mykolaiv-mykolayivska-oblast0527-red-ag" text:style-name="Internet_20_link" text:visited-style-name="Visited_20_Internet_20_Link">
https://liveuamap.com/en/2023/18-may-mykolaiv-mykolayivska-oblast0527-red-ag</text:a>
</text:p>
      <text:p text:style-name="P4">
Source: <text:a xlink:type="simple" xlink:href="https://t.me/air_alert_ua/45816" text:style-name="Internet_20_link" text:visited-style-name="Visited_20_Internet_20_Link">
https://t.me/air_alert_ua/45816</text:a>
</text:p>
      <!--NEWS-->
      <text:h text:style-name="P10" text:outline-level="1">
<text:span text:style-name="T4">
Donetsk Oblast(05:52). Red Alert: aerial threat. Sirens sounding. Take cover now!</text:span>
</text:h>
      <text:p text:style-name="P4">
Authors: liveuamap (Language: en)</text:p>
      <text:p text:style-name="P4">
Time: 2023-05-17T23:52:00</text:p>
      <text:p text:style-name="P4">
Location: Donetsk Oblast (Latitude:48.72843 Longtitude:37.57855)</text:p>
      <text:p text:style-name="P4">
Videos: []</text:p>
      <text:p text:style-name="P4">
Images: []</text:p>
      <text:p text:style-name="P4">
Tags: ["Europe", "Central and Eastern Europe"]</text:p>
      <text:p text:style-name="P4">
ID: 22563622</text:p>
      <!--METADATA-->
      <text:p text:style-name="P4">
Donetsk Oblast(05:52). Red Alert: aerial threat. Sirens sounding. Take covernow!</text:p>
      <text:p text:style-name="P4">
News Collection Link: <text:a xlink:type="simple" xlink:href="https://liveuamap.com/en/2023/18-may-donetsk-oblast0552-red-alert-aerial-thg" text:style-name="Internet_20_link" text:visited-style-name="Visited_20_Internet_20_Link">
https://liveuamap.com/en/2023/18-may-donetsk-oblast0552-red-alert-aerial-thg</text:a>
</text:p>
      <text:p text:style-name="P4">
Source: <text:a xlink:type="simple" xlink:href="https://t.me/air_alert_ua/45818" text:style-name="Internet_20_link" text:visited-style-name="Visited_20_Internet_20_Link">
https://t.me/air_alert_ua/45818</text:a>
</text:p>
      <!--NEWS-->
      <text:h text:style-name="P10" text:outline-level="1">
<text:span text:style-name="T4">
Zaporizka Oblast(05:52). Red Alert: aerial threat. Sirens sounding. Take cover now!</text:span>
</text:h>
      <text:p text:style-name="P4">
Authors: liveuamap (Language: en)</text:p>
      <text:p text:style-name="P4">
Time: 2023-05-17T23:53:00</text:p>
      <text:p text:style-name="P4">
Location: Zaporizka Oblast (Latitude:47.612081 Longtitude:35.764991)</text:p>
      <text:p text:style-name="P4">
Videos: []</text:p>
      <text:p text:style-name="P4">
Images: []</text:p>
      <text:p text:style-name="P4">
Tags: ["Europe", "Central and Eastern Europe"]</text:p>
      <text:p text:style-name="P4">
ID: 22563623</text:p>
      <!--METADATA-->
      <text:p text:style-name="P4">
Zaporizka Oblast(05:52). Red Alert: aerial threat. Sirens sounding. Take covernow!</text:p>
      <text:p text:style-name="P4">
News Collection Link: <text:a xlink:type="simple" xlink:href="https://liveuamap.com/en/2023/18-may-zaporizka-oblast0552-red-alert-aerial-g" text:style-name="Internet_20_link" text:visited-style-name="Visited_20_Internet_20_Link">
https://liveuamap.com/en/2023/18-may-zaporizka-oblast0552-red-alert-aerial-g</text:a>
</text:p>
      <text:p text:style-name="P4">
Source: <text:a xlink:type="simple" xlink:href="https://t.me/suspilnezaporizhzhya/12928" text:style-name="Internet_20_link" text:visited-style-name="Visited_20_Internet_20_Link">
https://t.me/suspilnezaporizhzhya/12928</text:a>
</text:p>
      <!--NEWS-->
      <text:h text:style-name="P10" text:outline-level="1">
<text:span text:style-name="T4">
Kharkiv, Kharkivska Oblast, Dnipro, Dnipropetrovska Oblast(05:52). Red Alert: aerial threat. ...</text:span>
</text:h>
      <text:p text:style-name="P4">
Authors: liveuamap (Language: en)</text:p>
      <text:p text:style-name="P4">
Time: 2023-05-17T23:55:00</text:p>
      <text:p text:style-name="P4">
Location: Kharkiv (Latitude:49.98081000 Longtitude:36.25272000)</text:p>
      <text:p text:style-name="P4">
Videos: []</text:p>
      <text:p text:style-name="P4">
Images: []</text:p>
      <text:p text:style-name="P4">
Tags: ["Europe", "Central and Eastern Europe"]</text:p>
      <text:p text:style-name="P4">
ID: 22563624</text:p>
      <!--METADATA-->
      <text:p text:style-name="P4">
Kharkiv, Kharkivska Oblast, Dnipro, Dnipropetrovska Oblast(05:52). Red Alert:aerial threat. Sirens sounding. Take cover now!</text:p>
      <text:p text:style-name="P4">
News Collection Link: <text:a xlink:type="simple" xlink:href="https://liveuamap.com/en/2023/18-may-kharkiv-kharkivska-oblast-dnipro-dniprg" text:style-name="Internet_20_link" text:visited-style-name="Visited_20_Internet_20_Link">
https://liveuamap.com/en/2023/18-may-kharkiv-kharkivska-oblast-dnipro-dniprg</text:a>
</text:p>
      <text:p text:style-name="P4">
Source: <text:a xlink:type="simple" xlink:href="https://t.me/air_alert_ua/45821" text:style-name="Internet_20_link" text:visited-style-name="Visited_20_Internet_20_Link">
https://t.me/air_alert_ua/45821</text:a>
</text:p>
      <!--NEWS-->
      <text:h text:style-name="P10" text:outline-level="1">
<text:span text:style-name="T4">
Коротко. Війна. День 447. Відеодайджест</text:span>
</text:h>
      <text:p text:style-name="P4">
Author: ['АРМІЯINFORM']</text:p>
      <text:p text:style-name="P4">
Time: 2023-05-17T30: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Укрпошта» випустила аудіолистівки з історіями військових і волонтерів, щоб зібрати на дрони для ЗСУ</text:span>
</text:h>
      <text:p text:style-name="P4">
Author: ['АРМІЯINFORM']</text:p>
      <text:p text:style-name="P4">
Time: 2023-05-17T31:00:00-04:00</text:p>
      <text:p text:style-name="P4">
Description: Про це у Facebook повідомляє Укрпошта.    В аудіолистівках можна почути історії від: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16-48-40.jpg" text:style-name="Internet_20_link" text:visited-style-name="Visited_20_Internet_20_Link">
photo_2023-05-16_16-48-40.jpg</text:a>
']</text:p>
      <text:p text:style-name="P4">
Tags: []</text:p>
      <text:p text:style-name="P4">
Category: News</text:p>
      <!--METADATA-->
      <text:p text:style-name="P4">
<draw:frame draw:style-name="fr1" draw:name="Image3" text:anchor-type="as-char" svg:width="6.9236in" svg:height="6.9236in" draw:z-index="0">
<draw:image xlink:href="../Images/AРМІЯINFORM/2023-05-17T31-00-00-04-00/photo_2023-05-16_16-48-40.jpg" xlink:type="simple" xlink:show="embed" xlink:actuate="onLoad" draw:mime-type="image/jpeg"/>
</draw:frame>
</text:p>
      <text:p text:style-name="P4">
Про це у Facebook<text:a xlink:type="simple" xlink:href="https://www.facebook.com/story.php" text:style-name="Internet_20_link" text:visited-style-name="Visited_20_Internet_20_Link">
повідомляє</text:a>
Укрпошта.</text:p>
      <text:p text:style-name="P4">
В аудіолистівках можна почути історії від:</text:p>
      <ul>
        <li>
пілота-винищувача Вадима Ворошилова з позивним «Karaya»,  * волонтера Ігоря Лаченкова;  * військового Олександра Будька з позивним «Терен».</li>
      </ul>
      <text:p text:style-name="P4">
Придбати «Листівки Героїв» можна в центральних відділеннях Укрпошти та онлайн.</text:p>
      <text:p text:style-name="P4">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NEWS-->
      <text:h text:style-name="P10" text:outline-level="1">
<text:span text:style-name="T4">
Трьом мешканцям Донеччини повідомлено про підозру у колабораційній діяльності</text:span>
</text:h>
      <text:p text:style-name="P4">
Author: ['АРМІЯINFORM']</text:p>
      <text:p text:style-name="P4">
Time: 2023-05-17T32:00:00-04:00</text:p>
      <text:p text:style-name="P4">
Description: За процесуального керівництва Донецької обласної прокуратури трьом громадянам повідом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obrazhennya-whatsapp-data-2023-05-16-o-145738.jpg" text:style-name="Internet_20_link" text:visited-style-name="Visited_20_Internet_20_Link">
zobrazhennya-whatsapp-data-2023-05-16-o-145738.jpg</text:a>
']</text:p>
      <text:p text:style-name="P4">
Tags: ['STOPRUSSIA', 'АГРЕСІЯ РФ', 'ВТОРГНЕННЯ РФ']</text:p>
      <text:p text:style-name="P4">
Category: News</text:p>
      <!--METADATA-->
      <text:p text:style-name="P4">
<draw:frame draw:style-name="fr1" draw:name="Image4" text:anchor-type="as-char" svg:width="6.9236in" svg:height="5.1927in" draw:z-index="0">
<draw:image xlink:href="../Images/AРМІЯINFORM/2023-05-17T32-00-00-04-00/zobrazhennya-whatsapp-data-2023-05-16-o-145738.jpg" xlink:type="simple" xlink:show="embed" xlink:actuate="onLoad" draw:mime-type="image/jpeg"/>
</draw:frame>
</text:p>
      <text:p text:style-name="P4">
За процесуального керівництва Донецької обласної прокуратури трьом громадянамповідомлено про підозру у колабораційній діяльності, виправдовуванні, визнанніправомірною, запереченні збройної агресії російської федерації проти України,глорифікації її учасників (ч. 6 ст. 111-1, ч. 2 ст. 436-2 КК України).</text:p>
      <text:p text:style-name="P4">
Про це <text:a xlink:type="simple" xlink:href="https://www.gp.gov.ua/ua/posts/vipravdovuyut-zlocini-okupantiv-ta-posiryuyut-dopisi-rosiiskix-propagandistiv-tryom-meskancyam-doneccini-povidomleno-pro-pidozru" text:style-name="Internet_20_link" text:visited-style-name="Visited_20_Internet_20_Link">
повідомляє</text:a>
 Офіс Генерального прокурора.</text:p>
      <text:p text:style-name="P4">
За даними слідства, у березні 2022 року мешканець м. Маріуполя створив узабороненій в Україні соціальній мережі сторінку для інформаційної підтримкиокупантів.</text:p>
      <text:p text:style-name="P4">
Позиціонуючи себе так званим військовим кореспондентом, фейковий журналістбезпідставно звинувачує Збройні Сили України в обстрілах Донеччини. У своїх«статтях» та «інтерв’ю» підконтрольним рф ЗМІ «воєнкор» розповідає про«подвиги» незаконних збройних формувань. За вірне служіння окупантам йомуприсвоєно звання «заслуженого журналіста днр». Наразі стосовно ньогопроводиться спеціальне досудове розслідування та його оголошено у розшук.</text:p>
      <text:p text:style-name="P4">
Інша підозрювана — мешканка м. Покровська у квітні та жовтні минулого рокурепостила у соцмережі інформацію з проросійських Інтернет-ресурсів. Особливуувагу приділяла дописам пропагандистів рф. Мешканець м. МиколаївкиКраматорського району виправдовував злочини російських окупантів. Вінрозміщував у ще одній проросійській соцмережі матеріали з прославленням осіб,які вбивали українців — зокрема «вагнерівців» і «безсмертних героївноворосії». Також поширював висловлювання інших осіб на підтримку держави-агресора.</text:p>
      <text:p text:style-name="P4">
Досудові розслідування проводить ГУ СБУ в Донецькій та Луганській областях.</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5/17/trom-meshkanczyam-donechchyny-povidomleno-pro-pidozru-u-kolaboraczijnij-diyalnosti/" text:style-name="Internet_20_link" text:visited-style-name="Visited_20_Internet_20_Link">
https://armyinform.com.ua/2023/05/17/trom-meshkanczyam-donechchyny-povidomleno-pro-pidozru-u-kolaboraczijnij-diyalnosti/</text:a>
</text:p>
      <!--NEWS-->
      <text:h text:style-name="P10" text:outline-level="1">
<text:span text:style-name="T4">
За даними ООН від російської агресії постраждало понад 23 тисячі мирних жителів України</text:span>
</text:h>
      <text:p text:style-name="P4">
Author: ['АРМІЯINFORM']</text:p>
      <text:p text:style-name="P4">
Time: 2023-05-17T33:00:00-04:00</text:p>
      <text:p text:style-name="P4">
Description: На засіданні Ради Безпеки ООН заступник Генсека з гуманітарних питань Март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bbq3j-c1200x630x50px50p-c1200x630x50px50p-db2950dbed813286c8b24c8e0865676f.png" text:style-name="Internet_20_link" text:visited-style-name="Visited_20_Internet_20_Link">
vbbq3j-c1200x630x50px50p-c1200x630x50px50p-db2950dbed813286c8b24c8e0865676f.png</text:a>
']</text:p>
      <text:p text:style-name="P4">
Tags: ['STOPRUSSIA', 'АГРЕСІЯ РФ', 'ВТОРГНЕННЯ РФ']</text:p>
      <text:p text:style-name="P4">
Category: News</text:p>
      <!--METADATA-->
      <text:p text:style-name="P4">
<draw:frame draw:style-name="fr1" draw:name="Image5" text:anchor-type="as-char" svg:width="6.9236in" svg:height="3.63489in" draw:z-index="0">
<draw:image xlink:href="../Images/AРМІЯINFORM/2023-05-17T33-00-00-04-00/vbbq3j-c1200x630x50px50p-c1200x630x50px50p-db2950dbed813286c8b24c8e0865676f.png" xlink:type="simple" xlink:show="embed" xlink:actuate="onLoad" draw:mime-type="image/png"/>
</draw:frame>
Ілюстративне фото</text:p>
      <text:p text:style-name="P4">
На засіданні Ради Безпеки ООН заступник Генсека з гуманітарних питань МартінГріффітс<text:a xlink:type="simple" xlink:href="https://news.un.org/en/story/2023/05/1136657" text:style-name="Internet_20_link" text:visited-style-name="Visited_20_Internet_20_Link">
заявив</text:a>
,що від початку широкомасштабної російської агресії зафіксовано 23 600 жертв.Йдеться про убитих і поранених серед цивільного населення України. Він такождодав, що втрати, ймовірно, є набагато більшими.</text:p>
      <text:p text:style-name="P4">
Крім того, заступник Генсека ООН зазначив, що в першому кварталі цього рокугуманітарну допомогу в Україні отримали майже 3,6 мільйона осіб. Йдеться,зокрема, про грошові виплати, продовольство, медичні послуги.</text:p>
      <text:p text:style-name="P4">
Однак, за словами Гріффітса, найбільшою проблемою залишається неможливістьдістатися до всіх районів у Донецькій, Луганській, Херсонській і Запорізькійобластях. Він наголосив, що росія жодного разу не дала можливості доставитигуманітарну допомогу громадам уздовж лінії фронту в окупованих районах.</text:p>
      <text:p text:style-name="P4">
<text:span text:style-name="T5">
Джерело:<text:a xlink:type="simple" xlink:href="https://minre.gov.ua/" text:style-name="Internet_20_link" text:visited-style-name="Visited_20_Internet_20_Link">
Міністерство з питань реінтеграції тимчасово окупованихтериторій</text:a>
</text:span>
</text:p>
      <text:p text:style-name="P4">
Source: <text:a xlink:type="simple" xlink:href="https://armyinform.com.ua/2023/05/17/za-danymy-oon-vid-rosijskoyi-agresiyi-postrazhdalo-ponad-23-tysyachi-myrnyh-zhyteliv-ukrayiny/" text:style-name="Internet_20_link" text:visited-style-name="Visited_20_Internet_20_Link">
https://armyinform.com.ua/2023/05/17/za-danymy-oon-vid-rosijskoyi-agresiyi-postrazhdalo-ponad-23-tysyachi-myrnyh-zhyteliv-ukrayiny/</text:a>
</text:p>
      <!--NEWS-->
      <text:h text:style-name="P10" text:outline-level="1">
<text:span text:style-name="T4">
СБУ продовжує доставляти «вибухові подарунки» окупантам</text:span>
</text:h>
      <text:p text:style-name="P4">
Author: ['АРМІЯINFORM']</text:p>
      <text:p text:style-name="P4">
Time: 2023-05-17T34:00:00-04:00</text:p>
      <text:p text:style-name="P4">
Description: Спецпризначенці СБУ здійснюють адресні доставки боєприпасів прямо на голови рашист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ВІЙНА', 'ВТОРГНЕННЯ РФ', 'СБУ']</text:p>
      <text:p text:style-name="P4">
Category: News</text:p>
      <!--METADATA-->
      <text:p text:style-name="P4">
<draw:frame draw:style-name="fr1" draw:name="Image6" text:anchor-type="as-char" svg:width="6.9236in" svg:height="4.367194in" draw:z-index="0">
<draw:image xlink:href="../Images/AРМІЯINFORM/2023-05-17T34-00-00-04-00/a8879da467f5ef3186c59aa101cecbce_id76321_1300x820_141_650x410.jpg" xlink:type="simple" xlink:show="embed" xlink:actuate="onLoad" draw:mime-type="image/jpeg"/>
</draw:frame>
Ілюстративне фото</text:p>
      <text:p text:style-name="P4">
Спецпризначенці СБУ здійснюють адресні доставки боєприпасів прямо на головирашистів.</text:p>
      <text:p text:style-name="P4">
Відео<text:a xlink:type="simple" xlink:href="https://www.facebook.com/SecurSerUkraine/videos/1006591356902175/" text:style-name="Internet_20_link" text:visited-style-name="Visited_20_Internet_20_Link">
оприлюднили</text:a>
на сторінці Служби безпеки України в мережі Facebook.</text:p>
      <text:p text:style-name="P4">
«росіяни скаржаться, що їм не вистачає боєприпасів? Спецпризначенці СБУздійснюють прямі адресні доставки без затримок. Окупанти отримують своїзамовлення просто „на ходу“. А оператори ударних дронів з ЦСО „А“ всіма силамискорочують час отримання посилок, щоб обробити якомога більше замовлень. І целише частина роботи наших воїнів, незабаром буде ще більше знищенихзагарбників та їхньої техніки», — йдеться у повідомленні.</text:p>
      <text:p text:style-name="P4">
Source: <text:a xlink:type="simple" xlink:href="https://armyinform.com.ua/2023/05/17/sbu-prodovzhuye-dostavlyaty-vybuhovi-podarunky-okupantam/" text:style-name="Internet_20_link" text:visited-style-name="Visited_20_Internet_20_Link">
https://armyinform.com.ua/2023/05/17/sbu-prodovzhuye-dostavlyaty-vybuhovi-podarunky-okupantam/</text:a>
</text:p>
      <!--NEWS-->
      <text:h text:style-name="P10" text:outline-level="1">
<text:span text:style-name="T4">
Veteran Hub разом із компанією SoftServe Ukraine запустили безоплатний курс для ветеранів, які хочуть спробувати себе в ІТ</text:span>
</text:h>
      <text:p text:style-name="P4">
Author: ['АРМІЯINFORM']</text:p>
      <text:p text:style-name="P4">
Time: 2023-05-17T35:00:00-04:00</text:p>
      <text:p text:style-name="P4">
Description: Про це у Facebook повідомляє Veteran Hub.  «EmpowerU. Базовий курс тестування та осно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99444_636904661200682_6454432333693675441_n.png" text:style-name="Internet_20_link" text:visited-style-name="Visited_20_Internet_20_Link">
347099444_636904661200682_6454432333693675441_n.png</text:a>
']</text:p>
      <text:p text:style-name="P4">
Tags: ['STOPRUSSIA', 'АГРЕСІЯ РФ', 'ВТОРГНЕННЯ РФ']</text:p>
      <text:p text:style-name="P4">
Category: News</text:p>
      <!--METADATA-->
      <text:p text:style-name="P4">
<draw:frame draw:style-name="fr1" draw:name="Image7" text:anchor-type="as-char" svg:width="6.9236in" svg:height="6.888982in" draw:z-index="0">
<draw:image xlink:href="../Images/AРМІЯINFORM/2023-05-17T35-00-00-04-00/347099444_636904661200682_6454432333693675441_n.png" xlink:type="simple" xlink:show="embed" xlink:actuate="onLoad" draw:mime-type="image/png"/>
</draw:frame>
</text:p>
      <text:p text:style-name="P4">
Про це у Facebook повідомляє <text:a xlink:type="simple" xlink:href="https://www.facebook.com/VeteranHubUa/" text:style-name="Internet_20_link" text:visited-style-name="Visited_20_Internet_20_Link">
VeteranHub</text:a>
.</text:p>
      <text:p text:style-name="P4">
«EmpowerU. Базовий курс тестування та основи IT» — це курс для тих, хто тількипочинає свій шлях в програмуванні, незалежно від знань чи досвіду. Тут тиотримаєш знання, менторську підтримку та мотивацію для подальшого карʼєрногорозвитку в IT.</text:p>
      <text:p text:style-name="P4">
Після завершення курсу ти зможеш:</text:p>
      <ul>
        <li>
розрізняти різні типи тестування ПЗ;  * створювати та проходити тестові випадки;  * розуміти архітектуру сучасних програм;  * застосовувати знання про бази даних та мережі, а також HTML;  * розуміти, які комунікативні навички потрібні для успішної кар’єри в ІТ.</li>
      </ul>
      <text:p text:style-name="P4">
<text:span text:style-name="T4">
Курс стартує 29 травня в онлайн-форматі.</text:span>
</text:p>
      <text:p text:style-name="P4">
Тривалість курсу: 2 місяці. Заняття проходитимуть 2 рази на тиждень по 2години.</text:p>
      <text:p text:style-name="P4">
Для проходження курсу важливо володіти англійською мовою на рівні не нижчомуPre-intermediate.</text:p>
      <text:p text:style-name="P4">
Якщо хочеш долучитися до навчання, заповнюй реєстраційну форму за посиланням:<text:a xlink:type="simple" xlink:href="https://l.facebook.com/l.php" text:style-name="Internet_20_link" text:visited-style-name="Visited_20_Internet_20_Link">
https://forms.gle/vBAuMgVNv5hHpHf47</text:a>
</text:p>
      <text:p text:style-name="P4">
Source: <text:a xlink:type="simple" xlink:href="https://armyinform.com.ua/2023/05/17/veteran-hub-razom-iz-kompaniyeyu-softserve-ukraine-zapustyly-bezoplatnyj-kurs-dlya-veteraniv-yaki-hochut-sprobuvaty-sebe-v-it/" text:style-name="Internet_20_link" text:visited-style-name="Visited_20_Internet_20_Link">
https://armyinform.com.ua/2023/05/17/veteran-hub-razom-iz-kompaniyeyu-softserve-ukraine-zapustyly-bezoplatnyj-kurs-dlya-veteraniv-yaki-hochut-sprobuvaty-sebe-v-it/</text:a>
</text:p>
      <!--NEWS-->
      <text:h text:style-name="P10" text:outline-level="1">
<text:span text:style-name="T4">
Окупанту повідомлено про підозру за жорстоке поводження з цивільним населенням на Київщині</text:span>
</text:h>
      <text:p text:style-name="P4">
Author: ['АРМІЯINFORM']</text:p>
      <text:p text:style-name="P4">
Time: 2023-05-17T36:00:00-04:00</text:p>
      <text:p text:style-name="P4">
Description: Працівники ДБР повідомили про підозру одному з командирів російських окупацій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br.jpeg" text:style-name="Internet_20_link" text:visited-style-name="Visited_20_Internet_20_Link">
dbr.jpeg</text:a>
']</text:p>
      <text:p text:style-name="P4">
Tags: ['STOPRUSSIA', 'АГРЕСІЯ РФ', 'ВТОРГНЕННЯ РФ', 'ДБР']</text:p>
      <text:p text:style-name="P4">
Category: News</text:p>
      <!--METADATA-->
      <text:p text:style-name="P4">
<draw:frame draw:style-name="fr1" draw:name="Image8" text:anchor-type="as-char" svg:width="6.9236in" svg:height="4.32148in" draw:z-index="0">
<draw:image xlink:href="../Images/AРМІЯINFORM/2023-05-17T36-00-00-04-00/dbr.jpeg" xlink:type="simple" xlink:show="embed" xlink:actuate="onLoad" draw:mime-type="image/jpeg"/>
</draw:frame>
</text:p>
      <text:p text:style-name="P4">
Працівники ДБР повідомили про підозру одному з командирів російськихокупаційних військ. Під час тимчасового перебування його підрозділу наКиївщині він віддавав накази підлеглим на жорстоке поводження з цивільнимнаселенням, вчиняв інші порушення законів та звичаїв війни.</text:p>
      <text:p text:style-name="P4">
Про це <text:a xlink:type="simple" xlink:href="https://dbr.gov.ua/news/dbr-povidomilo-pro-pidozru-rosijskomu-vijskovomu-u-zhorstokomu-povodzhenni-z-civilnim-naselennyam-na-kiivshhini" text:style-name="Internet_20_link" text:visited-style-name="Visited_20_Internet_20_Link">
повідомляє</text:a>
 Державне бюророзслідувань.</text:p>
      <text:p text:style-name="P4">
Зокрема, підрозділ командира однієї з рот 137-го парашутно-десантного полку106-ї повітряно-десантної дивізії капітана Павла Бабаліча у березні 2022 рокузайняв позиції на ділянці автодороги міжнародного значення Київ-Варшава урайоні населених пунктів Немішаєве і Микуличі Бучанського району Київськоїобласті.</text:p>
      <text:p text:style-name="P4">
В очікуванні наступу ЗСУ злочинець віддав наказ обстрілювати цивільніавтомобілі, які рухались по трасі. У взаємодії з Національною поліцією,документально підтверджено, що зі стрілецької зброї він та його підлеглівразили щонайменше дві машини з мирними громадянами, які дивом залишилисьживими.</text:p>
      <text:p text:style-name="P4">
Наразі Бабаліч та його підлеглі обґрунтовано підозрюються у вчиненні злочину,передбаченого ч. 2 ст. 28, ч. 1 ст. 438 КК України, а саме у жорстокомуповодженні з цивільним населенням та інших порушеннях законів та звичаїввійни, що передбачені міжнародними договорами.</text:p>
      <text:p text:style-name="P4">
Процесуальне керівництво здійснює Офіс Генерального прокурора України.</text:p>
      <text:p text:style-name="P4">
Source: <text:a xlink:type="simple" xlink:href="https://armyinform.com.ua/2023/05/17/okupantu-povidemlono-pro-pidozru-za-zhorstoke-povodzhennya-z-czyvilnym-naselennyam-na-kyyivshhyni/" text:style-name="Internet_20_link" text:visited-style-name="Visited_20_Internet_20_Link">
https://armyinform.com.ua/2023/05/17/okupantu-povidemlono-pro-pidozru-za-zhorstoke-povodzhennya-z-czyvilnym-naselennyam-na-kyyivshhyni/</text:a>
</text:p>
      <!--NEWS-->
      <text:h text:style-name="P10" text:outline-level="1">
<text:span text:style-name="T4">
Дружина військовослужбовця зс рф ділиться хвилюваннями щодо наступальних дій зі сторони ЗСУ — перехоплення ГУР</text:span>
</text:h>
      <text:p text:style-name="P4">
Author: ['АРМІЯINFORM']</text:p>
      <text:p text:style-name="P4">
Time: 2023-05-17T37:00:00-04:00</text:p>
      <text:p text:style-name="P4">
Description: Дану телефонну розмову у Telegram опублікувало Головне управління розвідки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9" text:anchor-type="as-char" svg:width="6.9236in" svg:height="3.894525in" draw:z-index="0">
<draw:image xlink:href="../Images/AРМІЯINFORM/2023-05-17T37-00-00-04-00/gurperehoplennya.jpg" xlink:type="simple" xlink:show="embed" xlink:actuate="onLoad" draw:mime-type="image/jpeg"/>
</draw:frame>
</text:p>
      <text:p text:style-name="P4">
Дану телефонну розмову у Telegram <text:a xlink:type="simple" xlink:href="https://t.me/DIUkraine" text:style-name="Internet_20_link" text:visited-style-name="Visited_20_Internet_20_Link">
опублікувало</text:a>
Головне управління розвідки Міністерства оборони України.</text:p>
      <ul>
        <li>
«ты хоть этот, прячься, не высовывайся, геройствовать не надо ни в коем случае»;  * «солдаты в окопах под себя серут, но голову не высовывают…»</li>
      </ul>
      <text:p text:style-name="P4">
За кожен воєнний злочин, здійснений проти України, буде справедлива відплата.</text:p>
      <text:p text:style-name="P4">
Source: <text:a xlink:type="simple" xlink:href="https://armyinform.com.ua/2023/05/17/druzhyna-vijskovosluzhbovczya-zs-rf-dilytsya-hvylyuvannyamy-shhodo-nastupalnyh-dij-zi-storony-zsu-perehoplennya-gur/" text:style-name="Internet_20_link" text:visited-style-name="Visited_20_Internet_20_Link">
https://armyinform.com.ua/2023/05/17/druzhyna-vijskovosluzhbovczya-zs-rf-dilytsya-hvylyuvannyamy-shhodo-nastupalnyh-dij-zi-storony-zsu-perehoplennya-gur/</text:a>
</text:p>
      <!--NEWS-->
      <text:h text:style-name="P10" text:outline-level="1">
<text:span text:style-name="T4">
На Донеччині відбулося 55 бойових зіткнень з противником: важкі бої тривають за Бахмут і Мар’їнку</text:span>
</text:h>
      <text:p text:style-name="P4">
Author: ['АРМІЯINFORM']</text:p>
      <text:p text:style-name="P4">
Time: 2023-05-17T38: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10" text:anchor-type="as-char" svg:width="6.9236in" svg:height="4.275627in" draw:z-index="0">
<draw:image xlink:href="../Images/AРМІЯINFORM/2023-05-17T38-00-00-04-00/bahmut-sytuacziya.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Лиманському,Бахмутському, Авдіївському та Мар’їнському напрямках — минулої доби відбулось55 бойових зіткнень. В епіцентрі бойових дій і надалі залишаються Бахмут таМар’їнка.</text:p>
      <text:p text:style-name="P4">
Про це у Facebook<text:a xlink:type="simple" xlink:href="https://www.facebook.com/GeneralStaff.ua/posts/pfbid0LLXF6EDDbPMSx9VCwzsmgj6KK5WMSyqHhF5EDmgvYtJgZpUwpvYe1XH3jbudpNAa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Триваютьважкі бої за Бахмут. Також противник вів безуспішні наступальні дії у напрямкуІванівського. На Мар’їнському напрямку підрозділи сил оборони відбили численніатаки противника в районі міста Мар’їнка. Окупанти завдали авіаційного удару врайоні Красногорівки. В той же час, ворожих обстрілів зазнали Красногорівка,Гостре, Мар’їнка та Побєда Донецької області», — йдеться у повідомленні.</text:p>
      <text:p text:style-name="P4">
Source: <text:a xlink:type="simple" xlink:href="https://armyinform.com.ua/2023/05/17/na-donechchyni-vidbulosya-55-bojovyh-zitknen-z-protyvnykom-vazhki-boyi-tryvayut-za-bahmut-i-maryinku/" text:style-name="Internet_20_link" text:visited-style-name="Visited_20_Internet_20_Link">
https://armyinform.com.ua/2023/05/17/na-donechchyni-vidbulosya-55-bojovyh-zitknen-z-protyvnykom-vazhki-boyi-tryvayut-za-bahmut-i-maryinku/</text:a>
</text:p>
      <!--NEWS-->
      <text:h text:style-name="P10" text:outline-level="1">
<text:span text:style-name="T4">
У Запорізькій області окупанти розміщують свої війська у дитячому садочку</text:span>
</text:h>
      <text:p text:style-name="P4">
Author: ['АРМІЯINFORM']</text:p>
      <text:p text:style-name="P4">
Time: 2023-05-17T39:00:00-04:00</text:p>
      <text:p text:style-name="P4">
Description: Противник і надалі продовжує цинічно використовувати дошкільні заклади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2022-09-22-okupanty-planuyut-zaluchaty-ditej2.jpg" text:style-name="Internet_20_link" text:visited-style-name="Visited_20_Internet_20_Link">
2022-09-22-okupanty-planuyut-zaluchaty-ditej2.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11" text:anchor-type="as-char" svg:width="6.9236in" svg:height="3.472134in" draw:z-index="0">
<draw:image xlink:href="../Images/AРМІЯINFORM/2023-05-17T39-00-00-04-00/2022-09-22-okupanty-planuyut-zaluchaty-ditej2.jpg" xlink:type="simple" xlink:show="embed" xlink:actuate="onLoad" draw:mime-type="image/jpeg"/>
</draw:frame>
 Ілюстративне фото <text:span text:style-name="T4">
🔥 Ситуація щодо російськоговторгнення</text:span>
</text:p>
      <text:p text:style-name="P4">
Противник і надалі продовжує цинічно використовувати дошкільні закладитимчасово захоплених населених пунктів у своїх цілях.</text:p>
      <text:p text:style-name="P4">
Про це у Facebook<text:a xlink:type="simple" xlink:href="https://www.facebook.com/GeneralStaff.ua/posts/pfbid0LLXF6EDDbPMSx9VCwzsmgj6KK5WMSyqHhF5EDmgvYtJgZpUwpvYe1XH3jbudpNAal" text:style-name="Internet_20_link" text:visited-style-name="Visited_20_Internet_20_Link">
повідомляє</text:a>
Генеральний штаб ЗСУ.</text:p>
      <text:p text:style-name="P4">
«Будівлю дитячого садочка селища Юр’ївка Запорізької області, російськіокупанти використовують для розміщення особового складу. Водночас, натериторії дитячого садочка проживають цивільні особи, яких було вивезено знаближених до лінії бойового зіткнення населених пунктів», — йдеться уповідомленні.</text:p>
      <text:p text:style-name="P4">
Source: <text:a xlink:type="simple" xlink:href="https://armyinform.com.ua/2023/05/17/u-zaporizkij-oblasti-okupanty-rozmishhuyut-svoyi-vijska-u-dytyachomu-sadochku/" text:style-name="Internet_20_link" text:visited-style-name="Visited_20_Internet_20_Link">
https://armyinform.com.ua/2023/05/17/u-zaporizkij-oblasti-okupanty-rozmishhuyut-svoyi-vijska-u-dytyachomu-sadochku/</text:a>
</text:p>
      <!--NEWS-->
      <text:h text:style-name="P10" text:outline-level="1">
<text:span text:style-name="T4">
Наші захисники минулої доби знищили 16 ворожих БПЛА різних типів</text:span>
</text:h>
      <text:p text:style-name="P4">
Author: ['АРМІЯINFORM']</text:p>
      <text:p text:style-name="P4">
Time: 2023-05-17T40:00:00-04:00</text:p>
      <text:p text:style-name="P4">
Description: Авіація Сил оборони за минулу добу завдала 14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12" text:anchor-type="as-char" svg:width="6.9236in" svg:height="4.669802in" draw:z-index="0">
<draw:image xlink:href="../Images/AРМІЯINFORM/2023-05-17T40-00-00-04-00/2022-10-04-avtor-1-zsu-za-visim-misyacziv-znyshhyly-bilshu-polovynu-vijskovyh-bpla1-e1664889963810.jpg" xlink:type="simple" xlink:show="embed" xlink:actuate="onLoad" draw:mime-type="image/jpeg"/>
</draw:frame>
 Ілюстративне фото <text:span text:style-name="T4">
🔥Ситуація щодо російського вторгнення</text:span>
</text:p>
      <text:p text:style-name="P4">
Авіація Сил оборони за минулу добу завдала 14 ударів по районах зосередженняособового складу та військової техніки противника, а також 4 — по зенітно-ракетних комплексах противника. Протягом минулої доби наші захисники знищили10 ударних та 6 розвідувальних БПЛА.</text:p>
      <text:p text:style-name="P4">
Про це у Facebook<text:a xlink:type="simple" xlink:href="https://www.facebook.com/GeneralStaff.ua/posts/pfbid0LLXF6EDDbPMSx9VCwzsmgj6KK5WMSyqHhF5EDmgvYtJgZpUwpvYe1XH3jbudpNAa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6 районівзосередження живої сили, 3 станції радіоелектронної боротьби, 4 складибоєприпасів противника та 1 пункт пально-мастильних матеріалів окупантів», —йдеться у повідомленні.</text:p>
      <text:p text:style-name="P4">
Source: <text:a xlink:type="simple" xlink:href="https://armyinform.com.ua/2023/05/17/nashi-zahysnyky-mynuloyi-doby-znyshhyly-16-rosijkyh-bpla-riznyh-typiv/" text:style-name="Internet_20_link" text:visited-style-name="Visited_20_Internet_20_Link">
https://armyinform.com.ua/2023/05/17/nashi-zahysnyky-mynuloyi-doby-znyshhyly-16-rosijkyh-bpla-riznyh-typiv/</text:a>
</text:p>
      <!--NEWS-->
      <text:h text:style-name="P10" text:outline-level="1">
<text:span text:style-name="T4">
Понад 200 тисяч військових втратила армія рф з початку широкомасштабної агресії проти України</text:span>
</text:h>
      <text:p text:style-name="P4">
Author: ['АРМІЯINFORM']</text:p>
      <text:p text:style-name="P4">
Time: 2023-05-17T41:00:00-04:00</text:p>
      <text:p text:style-name="P4">
Description: Загальні бойові втрати противника з 24.02.22 по 17.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1e7cd27-2e6e-4a3a-b5f4-53420431b742-scaled.jpg" text:style-name="Internet_20_link" text:visited-style-name="Visited_20_Internet_20_Link">
e1e7cd27-2e6e-4a3a-b5f4-53420431b742-scaled.jpg</text:a>
']</text:p>
      <text:p text:style-name="P4">
Tags: ['STOPRUSSIA', 'АГРЕСІЯ РФ', 'ВТОРГНЕННЯ РФ', 'ВТРАТИ ВОРОГА', 'ГШ ЗСУ']</text:p>
      <text:p text:style-name="P4">
Category: News</text:p>
      <!--METADATA-->
      <text:p text:style-name="P4">
<draw:frame draw:style-name="fr1" draw:name="Image13" text:anchor-type="as-char" svg:width="6.9236in" svg:height="6.975527in" draw:z-index="0">
<draw:image xlink:href="../Images/AРМІЯINFORM/2023-05-17T41-00-00-04-00/e1e7cd27-2e6e-4a3a-b5f4-53420431b742-scaled.jpg" xlink:type="simple" xlink:show="embed" xlink:actuate="onLoad" draw:mime-type="image/jpeg"/>
</draw:frame>
</text:p>
      <text:p text:style-name="P4">
Загальні бойові втрати противника з 24.02.22 по 17.05.23 орієнтовностановлять:</text:p>
      <ul>
        <li>
<text:span text:style-name="T4">
особового складу ‒</text:span>
 200590 (+610) осіб ліквідовано  * <text:span text:style-name="T4">
танків ‒</text:span>
 3771 (+9)  * <text:span text:style-name="T4">
бойових броньованих машин ‒</text:span>
 7365 (+17)  * <text:span text:style-name="T4">
артилерійських систем ‒</text:span>
 3166 (+16)  * <text:span text:style-name="T4">
РСЗВ ‒</text:span>
 562 (0)  * <text:span text:style-name="T4">
засоби ППО ‒</text:span>
 318 (+2)  * <text:span text:style-name="T4">
літаків ‒</text:span>
 308 (0)  * <text:span text:style-name="T4">
гелікоптерів ‒</text:span>
 294 (0)  * <text:span text:style-name="T4">
БПЛА оперативно-тактичного рівня ‒</text:span>
 2748 (+16)  * <text:span text:style-name="T4">
крилаті ракети ‒</text:span>
 982 (+9)  * <text:span text:style-name="T4">
кораблі / катери ‒</text:span>
 18 (0)  * <text:span text:style-name="T4">
автомобільної техніки та автоцистерн ‒</text:span>
 6067 (+19)  * <text:span text:style-name="T4">
спеціальна техніка ‒</text:span>
 417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7.05.23.</text:p>
      <text:p text:style-name="P4">
Source: <text:a xlink:type="simple" xlink:href="https://armyinform.com.ua/2023/05/17/ponad-200-tysyach-vijskovyh-vtratyla-armiya-rf-z-pochatku-shyrokomasshtabnoyi-agresiyi-proty-ukrayiny/" text:style-name="Internet_20_link" text:visited-style-name="Visited_20_Internet_20_Link">
https://armyinform.com.ua/2023/05/17/ponad-200-tysyach-vijskovyh-vtratyla-armiya-rf-z-pochatku-shyrokomasshtabnoyi-agresiyi-proty-ukrayiny/</text:a>
</text:p>
      <!--NEWS-->
      <text:h text:style-name="P10" text:outline-level="1">
<text:span text:style-name="T4">
Дмитро Кулеба обговорив із главою МЗС Греції протидію агресії рф і Формулу миру</text:span>
</text:h>
      <text:p text:style-name="P4">
Author: ['АРМІЯINFORM']</text:p>
      <text:p text:style-name="P4">
Time: 2023-05-17T42:00:00-04:00</text:p>
      <text:p text:style-name="P4">
Description: Міністр закордонних справ України Дмитро Кулеба провів телефонну розмову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pym8vx0aajunp-e1684301399188.jpg" text:style-name="Internet_20_link" text:visited-style-name="Visited_20_Internet_20_Link">
fwpym8vx0aajunp-e1684301399188.jpg</text:a>
']</text:p>
      <text:p text:style-name="P4">
Tags: ['ВІЙНА', 'ГРЕЦІЯ', 'ФОРМУЛА МИРУ']</text:p>
      <text:p text:style-name="P4">
Category: News</text:p>
      <!--METADATA-->
      <text:p text:style-name="P4">
<draw:frame draw:style-name="fr1" draw:name="Image14" text:anchor-type="as-char" svg:width="6.9236in" svg:height="3.558669in" draw:z-index="0">
<draw:image xlink:href="../Images/AРМІЯINFORM/2023-05-17T42-00-00-04-00/fwpym8vx0aajunp-e1684301399188.jpg" xlink:type="simple" xlink:show="embed" xlink:actuate="onLoad" draw:mime-type="image/jpeg"/>
</draw:frame>
</text:p>
      <text:p text:style-name="P4">
Міністр закордонних справ України Дмитро Кулеба провів телефонну розмову зміністром закордонних справ Греції Нікосом Дендіасом.</text:p>
      <text:p text:style-name="P4">
Про це глава МЗС України<text:a xlink:type="simple" xlink:href="https://twitter.com/DmytroKuleba/status/1658475546580508672" text:style-name="Internet_20_link" text:visited-style-name="Visited_20_Internet_20_Link">
повідомив</text:a>
у Твіттері.</text:p>
      <text:p text:style-name="P4">
«Ми обговорили низку важливих двосторонніх і міжнародних питань, включно зкроками щодо протидії російській агресії проти України та досягненнясправедливого й міцного миру на основі <text:a xlink:type="simple" xlink:href="https://armyinform.com.ua/2023/02/24/yak-formula-myru-prezydenta-ukrayiny-stala-fundamentom-rezolyucziyi-genasambleyi-oon/" text:style-name="Internet_20_link" text:visited-style-name="Visited_20_Internet_20_Link">
Формулимиру</text:a>
, запропонованоїПрезидентом України Володимиром Зеленським», — написав він.</text:p>
      <text:p text:style-name="P4">
Нікос Дендіас<text:a xlink:type="simple" xlink:href="https://twitter.com/NikosDendias/status/1658406809525256192" text:style-name="Internet_20_link" text:visited-style-name="Visited_20_Internet_20_Link">
повідомив</text:a>
,що під час дзвінка сторони обговорили подальше зміцнення грецько-українськихвідносин і розвиток подій, які стосуються російського вторгнення в Україну.</text:p>
      <text:p text:style-name="P4">
Source: <text:a xlink:type="simple" xlink:href="https://armyinform.com.ua/2023/05/17/dmytro-kuleba-obgovoryv-iz-glavoyu-mzs-grecziyi-protydiyu-agresiyi-rf-i-formulu-myru/" text:style-name="Internet_20_link" text:visited-style-name="Visited_20_Internet_20_Link">
https://armyinform.com.ua/2023/05/17/dmytro-kuleba-obgovoryv-iz-glavoyu-mzs-grecziyi-protydiyu-agresiyi-rf-i-formulu-myru/</text:a>
</text:p>
      <!--NEWS-->
      <text:h text:style-name="P10" text:outline-level="1">
<text:span text:style-name="T4">
На саміті G7 росію ще більше ізолюють та послаблять її здатність вести війну — Білий дім</text:span>
</text:h>
      <text:p text:style-name="P4">
Author: ['АРМІЯINFORM']</text:p>
      <text:p text:style-name="P4">
Time: 2023-05-17T43:00:00-04:00</text:p>
      <text:p text:style-name="P4">
Description: На саміті «великої сімки» в японській Хіросімі цього тижня лідери країн застос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ussiabanned.jpg" text:style-name="Internet_20_link" text:visited-style-name="Visited_20_Internet_20_Link">
russiabanned.jpg</text:a>
']</text:p>
      <text:p text:style-name="P4">
Tags: ['G7', 'STOPRUSSIA', 'БІЛИЙ ДІМ', 'ВТОРГНЕННЯ РФ', 'ДОПОМОГА ПАРТНЕРІВ', 'СВІТ ПІДТРИМУЄ УКРАЇНУ']</text:p>
      <text:p text:style-name="P4">
Category: News</text:p>
      <!--METADATA-->
      <text:p text:style-name="P4">
<draw:frame draw:style-name="fr1" draw:name="Image15" text:anchor-type="as-char" svg:width="6.9236in" svg:height="3.894525in" draw:z-index="0">
<draw:image xlink:href="../Images/AРМІЯINFORM/2023-05-17T43-00-00-04-00/russiabanned.jpg" xlink:type="simple" xlink:show="embed" xlink:actuate="onLoad" draw:mime-type="image/jpeg"/>
</draw:frame>
</text:p>
      <text:p text:style-name="P4">
На саміті «великої сімки» в японській Хіросімі цього тижня лідери країнзастосують конкретні кроки посилення ізоляції росії та послаблення їїздатності вести війну.</text:p>
      <text:p text:style-name="P4">
Про це під час пресконференції<text:a xlink:type="simple" xlink:href="https://www.whitehouse.gov/briefing-room/press-briefings/2023/05/16/press-briefing-by-press-secretary-karine-jean-pierre-and-national-security-council-coordinator-for-strategic-communications-john-kirby-11/" text:style-name="Internet_20_link" text:visited-style-name="Visited_20_Internet_20_Link">
повідомив</text:a>
 координатор зі стратегічних комунікацій Ради нацбезпеки Білого домуДжон Кірбі.</text:p>
      <text:p text:style-name="P4">
«Протягом останніх 15 місяців G7 висловлює солідарність з Україною післявторгнення росії, згуртовуючи світ на підтримку України та відрізаючи путінавід ключових технологій і фінансування по всьому світу. Ця солідарність зУкраїною зараз навіть сильніша, ніж минулого року. І ви побачите конкретні діїдля подальшої ізоляції росії та послаблення її здатності вести жорстокувійну», — сказав Джон Кірбі.</text:p>
      <text:p text:style-name="P4">
Нагадаємо, на саміті країн G7, який відбудеться 19-21 травня 2023 року вяпонській Хіросімі, одним із ключових питань буде <text:a xlink:type="simple" xlink:href="https://armyinform.com.ua/2023/05/05/ukrayina-priorytetna-tema-na-samiti-g7-glava-yevrokomisiyi-u-rozmovi-z-premyerom-kanady/" text:style-name="Internet_20_link" text:visited-style-name="Visited_20_Internet_20_Link">
всебічна підтримкаУкраїни</text:a>
. США та іншікраїни «великої сімки» <text:a xlink:type="simple" xlink:href="https://armyinform.com.ua/2023/04/20/krayiny-g7-rozglyadayut-mozhlyvist-majzhe-povnoyi-zaborony-eksportu-do-rosiyi/" text:style-name="Internet_20_link" text:visited-style-name="Visited_20_Internet_20_Link">
розглядаютьможливість</text:a>
 повної заборонибільшої частини експорту до росії за винятком медикаментів,сільськогосподарської продукції та продовольства.</text:p>
      <text:p text:style-name="P4">
Source: <text:a xlink:type="simple" xlink:href="https://armyinform.com.ua/2023/05/17/na-samiti-g7-rosiyu-shhe-bilshe-izolyuyut-ta-poslablyat-yiyi-zdatnosti-vesty-vijnu-bilyj-dim/" text:style-name="Internet_20_link" text:visited-style-name="Visited_20_Internet_20_Link">
https://armyinform.com.ua/2023/05/17/na-samiti-g7-rosiyu-shhe-bilshe-izolyuyut-ta-poslablyat-yiyi-zdatnosti-vesty-vijnu-bilyj-dim/</text:a>
</text:p>
      <!--NEWS-->
      <text:h text:style-name="P10" text:outline-level="1">
<text:span text:style-name="T4">
18 травня у Military Media Center відбудеться брифінг щодо інформаційної кампанії «Допомога після поранення»</text:span>
</text:h>
      <text:p text:style-name="P4">
Author: ['АРМІЯINFORM']</text:p>
      <text:p text:style-name="P4">
Time: 2023-05-17T57:00:00-04:00</text:p>
      <text:p text:style-name="P4">
Description: 18 травня 2023 року об 11:00 у Military Media Center за участі представниці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БРИФІНГ', 'ВІЙСЬКОВО-ЛІКАРСЬКА КОМІСІЯ']</text:p>
      <text:p text:style-name="P4">
Category: News</text:p>
      <!--METADATA-->
      <text:p text:style-name="P4">
<draw:frame draw:style-name="fr1" draw:name="Image16" text:anchor-type="as-char" svg:width="6.9236in" svg:height="3.894525in" draw:z-index="0">
<draw:image xlink:href="../Images/AРМІЯINFORM/2023-05-17T57-00-00-04-00/big-mmc.jpg" xlink:type="simple" xlink:show="embed" xlink:actuate="onLoad" draw:mime-type="image/jpeg"/>
</draw:frame>
 Брифінг</text:p>
      <text:p text:style-name="P4">
<text:span text:style-name="T4">
18 травня 2023 року об 11:00</text:span>
<text:a xlink:type="simple" xlink:href="https://t.me/militarymediacenter/1962" text:style-name="Internet_20_link" text:visited-style-name="Visited_20_Internet_20_Link">
у Military MediaCenter</text:a>
 за участі представниціУправління стратегічних комунікацій Апарату Головнокомандувача ЗС УкраїниОксани Горбач відбудеться брифінг на тему: «Як інформаційна кампанія «Допомогапісля поранення» підтримує військовослужбовців при проходженні ВЛК».</text:p>
      <text:p text:style-name="P4">
<text:span text:style-name="T4">
Акредитація представників ЗМІ обов’язкова і триватиме до 10:00 18 травня.</text:span>
</text:p>
      <text:p text:style-name="P4">
Заявки на акредитацію надсилайте на електронну адресу: <text:a xlink:type="simple" xlink:href="https://armyinform.com.ua/cdn-cgi/l/email-protection#9aeae9f7f5feefdaeaf5e9eeb4f7f3f6b4fdf5ecb4effb" text:style-name="Internet_20_link" text:visited-style-name="Visited_20_Internet_20_Link">
[emailprotected]</text:a>
 із зазначеннямпрізвища, імені та по батькові журналіста, назви видання, контактноготелефону, електронної адреси.</text:p>
      <text:p text:style-name="P4">
Брифінг транслюватиметься онлайн на YouTube каналі Військового телебаченняУкраїни — &lt;https://www.youtube.com/channel/UCWRZ7gEgbry5FI2-46EX3jA&gt;
</text:p>
      <text:p text:style-name="P4">
Source: <text:a xlink:type="simple" xlink:href="https://armyinform.com.ua/2023/05/17/18-travnya-u-military-media-center-vidbudetsya-bryfing-shhodo-informaczijnoyi-kampaniyi-dopomoga-pislya-poranennya/" text:style-name="Internet_20_link" text:visited-style-name="Visited_20_Internet_20_Link">
https://armyinform.com.ua/2023/05/17/18-travnya-u-military-media-center-vidbudetsya-bryfing-shhodo-informaczijnoyi-kampaniyi-dopomoga-pislya-poranennya/</text:a>
</text:p>
      <!--NEWS-->
      <text:h text:style-name="P10" text:outline-level="1">
<text:span text:style-name="T4">
Окупанти знищили одну з найстаріших гімназій України</text:span>
</text:h>
      <text:p text:style-name="P4">
Author: ['Дмитро Завтонов']</text:p>
      <text:p text:style-name="P4">
Time: 2023-05-17T85:00:00-04:00</text:p>
      <text:p text:style-name="P4">
Description: Після деокупації Херсона військові рф вже вчетверте обстріляли гімназію № 20 у мі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_golovna-4.jpg" text:style-name="Internet_20_link" text:visited-style-name="Visited_20_Internet_20_Link">
0_golovna-4.jpg</text:a>
', '<text:a xlink:type="simple" xlink:href="https://armyinform.com.ua/wp-content/uploads/2023/05/4-57-150x150.jpg" text:style-name="Internet_20_link" text:visited-style-name="Visited_20_Internet_20_Link">
4-57-150x150.jpg</text:a>
', '<text:a xlink:type="simple" xlink:href="https://armyinform.com.ua/wp-content/uploads/2023/05/3-63-150x150.jpg" text:style-name="Internet_20_link" text:visited-style-name="Visited_20_Internet_20_Link">
3-63-150x150.jpg</text:a>
', '<text:a xlink:type="simple" xlink:href="https://armyinform.com.ua/wp-content/uploads/2023/05/1-74-150x150.jpg" text:style-name="Internet_20_link" text:visited-style-name="Visited_20_Internet_20_Link">
1-74-150x150.jpg</text:a>
', '<text:a xlink:type="simple" xlink:href="https://armyinform.com.ua/wp-content/uploads/2023/05/2-1-3-150x150.jpg" text:style-name="Internet_20_link" text:visited-style-name="Visited_20_Internet_20_Link">
2-1-3-150x150.jpg</text:a>
', '<text:a xlink:type="simple" xlink:href="https://armyinform.com.ua/wp-content/uploads/2023/05/8-22-150x150.jpg" text:style-name="Internet_20_link" text:visited-style-name="Visited_20_Internet_20_Link">
8-22-150x150.jpg</text:a>
', '<text:a xlink:type="simple" xlink:href="https://armyinform.com.ua/wp-content/uploads/2023/05/7-30-150x150.jpg" text:style-name="Internet_20_link" text:visited-style-name="Visited_20_Internet_20_Link">
7-30-150x150.jpg</text:a>
', '<text:a xlink:type="simple" xlink:href="https://armyinform.com.ua/wp-content/uploads/2023/05/9_sergij.jpg" text:style-name="Internet_20_link" text:visited-style-name="Visited_20_Internet_20_Link">
9_sergij.jpg</text:a>
']</text:p>
      <text:p text:style-name="P4">
Tags: ['STOPRUSSIA', 'АГРЕСІЯ РФ', 'ВТОРГНЕННЯ РФ', 'ХЕРСОН']</text:p>
      <text:p text:style-name="P4">
Category: News</text:p>
      <!--METADATA-->
      <text:p text:style-name="P4">
<draw:frame draw:style-name="fr1" draw:name="Image17" text:anchor-type="as-char" svg:width="6.9236in" svg:height="4.615733in" draw:z-index="0">
<draw:image xlink:href="../Images/AРМІЯINFORM/2023-05-17T85-00-00-04-00/0_golovna-4.jpg" xlink:type="simple" xlink:show="embed" xlink:actuate="onLoad" draw:mime-type="image/jpeg"/>
</draw:frame>
</text:p>
      <text:p text:style-name="P4">
<text:span text:style-name="T4">
Після деокупації Херсона військові рф вже вчетверте обстріляли гімназію № 20у місті. У перші рази було понівечено стіни, шкільні класи та вибито вікна.Після останнього обстрілу виникла серйозна пожежа, яка майже вщент зруйнуваланавчальний заклад.</text:span>
</text:p>
      <text:p text:style-name="P4">
<text:a xlink:type="simple" xlink:href="https://armyinform.com.ua/wp-content/uploads/2023/05/4-57.jpg" text:style-name="Internet_20_link" text:visited-style-name="Visited_20_Internet_20_Link">
<draw:frame draw:style-name="fr1" draw:name="Image18" text:anchor-type="as-char" svg:width="6.9236in" svg:height="6.9236in" draw:z-index="0">
<draw:image xlink:href="../Images/AРМІЯINFORM/2023-05-17T85-00-00-04-00/4-57-150x150.jpg" xlink:type="simple" xlink:show="embed" xlink:actuate="onLoad" draw:mime-type="image/jpeg"/>
</draw:frame>
</text:a>
</text:p>
      <text:p text:style-name="P4">
<text:a xlink:type="simple" xlink:href="https://armyinform.com.ua/wp-content/uploads/2023/05/3-63.jpg" text:style-name="Internet_20_link" text:visited-style-name="Visited_20_Internet_20_Link">
<draw:frame draw:style-name="fr1" draw:name="Image19" text:anchor-type="as-char" svg:width="6.9236in" svg:height="6.9236in" draw:z-index="0">
<draw:image xlink:href="../Images/AРМІЯINFORM/2023-05-17T85-00-00-04-00/3-63-150x150.jpg" xlink:type="simple" xlink:show="embed" xlink:actuate="onLoad" draw:mime-type="image/jpeg"/>
</draw:frame>
</text:a>
</text:p>
      <text:p text:style-name="P4">
<text:a xlink:type="simple" xlink:href="https://armyinform.com.ua/wp-content/uploads/2023/05/1-74.jpg" text:style-name="Internet_20_link" text:visited-style-name="Visited_20_Internet_20_Link">
<draw:frame draw:style-name="fr1" draw:name="Image20" text:anchor-type="as-char" svg:width="6.9236in" svg:height="6.9236in" draw:z-index="0">
<draw:image xlink:href="../Images/AРМІЯINFORM/2023-05-17T85-00-00-04-00/1-74-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21" text:anchor-type="as-char" svg:width="6.9236in" svg:height="6.9236in" draw:z-index="0">
<draw:image xlink:href="../Images/AРМІЯINFORM/2023-05-17T85-00-00-04-00/2-1-3-150x150.jpg" xlink:type="simple" xlink:show="embed" xlink:actuate="onLoad" draw:mime-type="image/jpeg"/>
</draw:frame>
</text:a>
</text:p>
      <text:p text:style-name="P4">
За інформацією працівників навчального закладу, вигорів майже весь другийповерх, провалилося перекриття на перший поверх. Майно гімназії знищено.</text:p>
      <text:p text:style-name="P4">
<text:a xlink:type="simple" xlink:href="https://armyinform.com.ua/wp-content/uploads/2023/05/8-22.jpg" text:style-name="Internet_20_link" text:visited-style-name="Visited_20_Internet_20_Link">
<draw:frame draw:style-name="fr1" draw:name="Image22" text:anchor-type="as-char" svg:width="6.9236in" svg:height="6.9236in" draw:z-index="0">
<draw:image xlink:href="../Images/AРМІЯINFORM/2023-05-17T85-00-00-04-00/8-22-150x150.jpg" xlink:type="simple" xlink:show="embed" xlink:actuate="onLoad" draw:mime-type="image/jpeg"/>
</draw:frame>
</text:a>
</text:p>
      <text:p text:style-name="P4">
<text:a xlink:type="simple" xlink:href="https://armyinform.com.ua/wp-content/uploads/2023/05/7-30.jpg" text:style-name="Internet_20_link" text:visited-style-name="Visited_20_Internet_20_Link">
<draw:frame draw:style-name="fr1" draw:name="Image23" text:anchor-type="as-char" svg:width="6.9236in" svg:height="6.9236in" draw:z-index="0">
<draw:image xlink:href="../Images/AРМІЯINFORM/2023-05-17T85-00-00-04-00/7-30-150x150.jpg" xlink:type="simple" xlink:show="embed" xlink:actuate="onLoad" draw:mime-type="image/jpeg"/>
</draw:frame>
</text:a>
</text:p>
      <text:p text:style-name="P4">
— І хоча пожежу спочатку загасили, потім протягом чотирьох днів ще виникалилокальні займання, тільки вчора рятувальники підтвердили, що вже все, —розповіла заступник директора з господарської роботи Ірина. — Цей заклад мав208-річну історію. Його знищення — це біль для всіх батьків, учнів тапедагогів. Реставрувати буде дуже складно, адже, як ви бачите, у будівлівцілили тільки стіни.</text:p>
      <text:p text:style-name="P4">
Також під артилерійськими і мінометними обстрілами ворога були житловіквартали міста та об’єкти критичної інфраструктури</text:p>
      <text:p text:style-name="P4">
<draw:frame draw:style-name="fr1" draw:name="Image24" text:anchor-type="as-char" svg:width="6.9236in" svg:height="4.615733in" draw:z-index="0">
<draw:image xlink:href="../Images/AРМІЯINFORM/2023-05-17T85-00-00-04-00/9_sergij.jpg" xlink:type="simple" xlink:show="embed" xlink:actuate="onLoad" draw:mime-type="image/jpeg"/>
</draw:frame>
</text:p>
      <text:p text:style-name="P4">
— За останню добу ворог обстріляв Херсонську область 79 разів, це було 406прильотів. На жаль, є поранені, семеро цивільних, серед яких троє дітейдошкільного віку, — розповів про ситуацію військовослужбовець Сергій. — рашняпродовжує тероризувати мирне населення. Всі злочини ми фіксуємо длямайбутнього суду над окупантами в Гаазі.</text:p>
      <text:p text:style-name="P4">
Докладніше дивіться в сюжеті</text:p>
      <text:p text:style-name="P4">
<text:span text:style-name="T5">
Фото і відео автора</text:span>
</text:p>
      <text:p text:style-name="P4">
Source: <text:a xlink:type="simple" xlink:href="https://armyinform.com.ua/2023/05/17/okupanty-znyshhyly-najstarishu-gimnaziyu-v-hersoni/" text:style-name="Internet_20_link" text:visited-style-name="Visited_20_Internet_20_Link">
https://armyinform.com.ua/2023/05/17/okupanty-znyshhyly-najstarishu-gimnaziyu-v-hersoni/</text:a>
</text:p>
      <!--NEWS-->
      <text:h text:style-name="P10" text:outline-level="1">
<text:span text:style-name="T4">
Сенат Франції проголосував за визнання Голодомору 1932—1933 років геноцидом українського народу</text:span>
</text:h>
      <text:p text:style-name="P4">
Author: ['АРМІЯINFORM']</text:p>
      <text:p text:style-name="P4">
Time: 2023-05-17T94:00:00-04:00</text:p>
      <text:p text:style-name="P4">
Description: На сьогоднішньому засіданні Сенат Франції схвалив резолюцію про визнання Голодом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8475af361802fe49778e9c94c6b4cb7.jpg" text:style-name="Internet_20_link" text:visited-style-name="Visited_20_Internet_20_Link">
98475af361802fe49778e9c94c6b4cb7.jpg</text:a>
']</text:p>
      <text:p text:style-name="P4">
Tags: ['STOPRUSSIA', 'АГРЕСІЯ РФ', 'ВТОРГНЕННЯ РФ', 'ДМИТРО КУЛЕБА']</text:p>
      <text:p text:style-name="P4">
Category: News</text:p>
      <!--METADATA-->
      <text:p text:style-name="P4">
<draw:frame draw:style-name="fr1" draw:name="Image25" text:anchor-type="as-char" svg:width="6.9236in" svg:height="4.597703in" draw:z-index="0">
<draw:image xlink:href="../Images/AРМІЯINFORM/2023-05-17T94-00-00-04-00/98475af361802fe49778e9c94c6b4cb7.jpg" xlink:type="simple" xlink:show="embed" xlink:actuate="onLoad" draw:mime-type="image/jpeg"/>
</draw:frame>
</text:p>
      <text:p text:style-name="P4">
На сьогоднішньому засіданні Сенат Франції схвалив резолюцію про визнанняГолодомору 1932—1933 років геноцидом українського народу.</text:p>
      <text:p text:style-name="P4">
Про це очільник МЗС України Дмитро Кулеба<text:a xlink:type="simple" xlink:href="https://twitter.com/DmytroKuleba/status/1658884917302788097" text:style-name="Internet_20_link" text:visited-style-name="Visited_20_Internet_20_Link">
повідомив</text:a>
 уТвіттері.</text:p>
      <text:p text:style-name="P4">
«Сенат Франції щойно визнав Голодомор 1932—1933 років геноцидом українськогонароду. Я вдячний французьким сенаторам за це історичне голосування, якевідновлює справедливість та вшановує пам'ять мільйонів жертв. Такі злочининіколи не повинні повторитися і ніколи не повинні бути забуті», — наголосивДмитро Кулеба.</text:p>
      <text:p text:style-name="P4">
Source: <text:a xlink:type="simple" xlink:href="https://armyinform.com.ua/2023/05/17/senat-francziyi-progolosuvav-za-vyznannya-golodomoru-1932-1933-rokiv-genoczydom-ukrayinskogo-narodu/" text:style-name="Internet_20_link" text:visited-style-name="Visited_20_Internet_20_Link">
https://armyinform.com.ua/2023/05/17/senat-francziyi-progolosuvav-za-vyznannya-golodomoru-1932-1933-rokiv-genoczydom-ukrayinskogo-narodu/</text:a>
</text:p>
      <!--NEWS-->
      <text:h text:style-name="P10" text:outline-level="1">
<text:span text:style-name="T4">
Олена Зеленська подякувала уряду Республіки Корея за підтримку України</text:span>
</text:h>
      <text:p text:style-name="P4">
Author: ['АРМІЯINFORM']</text:p>
      <text:p text:style-name="P4">
Time: 2023-05-17T96:00:00-04:00</text:p>
      <text:p text:style-name="P4">
Description: У межах візиту до Республіки Корея перша леді України Олена Зеленська провела зустріч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ed5691e7abf74b7168b4829cdb0dad_1684317133_extra_large.jpeg" text:style-name="Internet_20_link" text:visited-style-name="Visited_20_Internet_20_Link">
d9ed5691e7abf74b7168b4829cdb0dad_1684317133_extra_large.jpeg</text:a>
']</text:p>
      <text:p text:style-name="P4">
Tags: ['STOPRUSSIA', 'АГРЕСІЯ РФ', 'ВТОРГНЕННЯ РФ', 'СВІТ ПІДТРИМУЄ УКРАЇНУ']</text:p>
      <text:p text:style-name="P4">
Category: News</text:p>
      <!--METADATA-->
      <text:p text:style-name="P4">
<draw:frame draw:style-name="fr1" draw:name="Image26" text:anchor-type="as-char" svg:width="6.9236in" svg:height="4.622384in" draw:z-index="0">
<draw:image xlink:href="../Images/AРМІЯINFORM/2023-05-17T96-00-00-04-00/d9ed5691e7abf74b7168b4829cdb0dad_1684317133_extra_large.jpeg" xlink:type="simple" xlink:show="embed" xlink:actuate="onLoad" draw:mime-type="image/jpeg"/>
</draw:frame>
</text:p>
      <text:p text:style-name="P4">
У межах візиту до Республіки Корея перша леді України Олена Зеленська провелазустріч із міністром закордонних справ країни Пак Чіном.</text:p>
      <text:p text:style-name="P4">
Про це <text:a xlink:type="simple" xlink:href="https://www.president.gov.ua/news/olena-zelenska-spravedlivist-potribna-ne-lishe-ukrayini-j-us-82953" text:style-name="Internet_20_link" text:visited-style-name="Visited_20_Internet_20_Link">
повідомляє</text:a>
 Офіс Президента України.</text:p>
      <text:p text:style-name="P4">
Від української сторони участь у зустрічі взяли також перша віце-прем’єр-міністерка – міністерка економіки України Юлія Свириденко, заступник керівникаОфісу Президента Ростислав Шурма, Надзвичайний і Повноважний Посол України вРеспубліці Корея Дмитро Пономаренко.</text:p>
      <text:p text:style-name="P4">
Олена Зеленська подякувала уряду Республіки Корея за підтримку формули мируПрезидента України Володимира Зеленського та засудження викрадень українськихдітей Росією. Вона акцентувала на нагальних потребах країни, зокрема щодогуманітарного розмінування.</text:p>
      <text:p text:style-name="P4">
«Близько 30% території України (понад 174 тисячі квадратних кілометрів)зачепили бойові дії. Тож, випереджаючи Афганістан і Сирію, наша країна тепер –найбільш замінована у світі. Наші сапери та рятувальники щодня знешкоджуютьзалишені ворогом пастки. Лише 6 травня ми втратили шістьох піротехніків ДСНСна Херсонщині…Сподіваємося на сприяння уряду Республіки Корея в забезпеченніпершочергових потреб у машинах для розмінування та захисному спорядженні», –сказала вона.</text:p>
      <text:p text:style-name="P4">
За результатами переговорів, як повідомила перша леді, корейська сторонавиявила готовність надати автомобілі для розмінування та мобільні рентген-апарати для України.</text:p>
      <text:p text:style-name="P4">
Дружина Президента висловила сподівання на створення спеціального трибуналу,який притягне керівництво РФ до відповідальності за розв’язання війни.</text:p>
      <text:p text:style-name="P4">
«Справедливість потрібна не лише Україні, а й усім країнам, що прагнуть житимирно», – наголосила перша леді.</text:p>
      <text:p text:style-name="P4">
Крім того, Олена Зеленська провела в мерії Сеула зустріч із міським головою ОСе Хуном. У присутності першої леді та О Се Хуна було підписано Меморандум проспівпрацю між Посольством України в Республіці Корея та мерією Сеула упросуванні культурних і мистецьких обмінів, зокрема щодо реалізації проекту зупровадження україномовного аудіогіда в Центрі мистецтв «Седжон».</text:p>
      <text:p text:style-name="P4">
Музей присвячений королю країни у 1418–1450 роках Седжону, четвертому королюдинастії Чосон, якого вважають творцем корейської писемності. Також укомплексі розташовані: найбільший у країні театр, Галерея мистецького форуму,Сеульська опера та представлені колективи традиційних мистецтв.</text:p>
      <text:p text:style-name="P4">
«Ми підписали Меморандум про старт роботи зі створення першого в РеспубліціКорея україномовного аудіогіда, який плануємо запустити у комплексі вже цьогороку, одразу після його реновації. Українці зможуть почути рідною мовою тавідкрити для себе давню й багату культуру Республіки Корея. На сьогодні мизапустили вже 63 аудіогіди у 39 країнах. Республіка Корея стане ювілейною,40-ю країною», – розповіла Олена Зеленська.</text:p>
      <text:p text:style-name="P4">
Source: <text:a xlink:type="simple" xlink:href="https://armyinform.com.ua/2023/05/17/olena-zelenska-podyakuvala-uryadu-respubliky-koreya-za-pidtrymku-ukrayiny/" text:style-name="Internet_20_link" text:visited-style-name="Visited_20_Internet_20_Link">
https://armyinform.com.ua/2023/05/17/olena-zelenska-podyakuvala-uryadu-respubliky-koreya-za-pidtrymku-ukrayiny/</text:a>
</text:p>
      <!--NEWS-->
      <text:h text:style-name="P10" text:outline-level="1">
<text:span text:style-name="T4">
Потрібно ще більше консолідації світу для тиску на росію — Президент України</text:span>
</text:h>
      <text:p text:style-name="P4">
Author: ['АРМІЯINFORM']</text:p>
      <text:p text:style-name="P4">
Time: 2023-05-17T98:00:00-04:00</text:p>
      <text:p text:style-name="P4">
Description: — Сьогодні російський обстріл нашої Херсонщини забрав життя ще однієї дитини. Хлопч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Tags: ['STOPRUSSIA', 'АГРЕСІЯ РФ', 'ВТОРГНЕННЯ РФ', 'ПРЕЗИДЕНТ УКРАЇНИ']</text:p>
      <text:p text:style-name="P4">
Category: News</text:p>
      <!--METADATA-->
      <text:p text:style-name="P4">
<draw:frame draw:style-name="fr1" draw:name="Image27" text:anchor-type="as-char" svg:width="6.9236in" svg:height="4.398448in" draw:z-index="0">
<draw:image xlink:href="../Images/AРМІЯINFORM/2023-05-17T98-00-00-04-00/d925feec478c71b2782b8615f86a4f71_1684352371_extra_large.png" xlink:type="simple" xlink:show="embed" xlink:actuate="onLoad" draw:mime-type="image/png"/>
</draw:frame>
</text:p>
      <text:p text:style-name="P4">
— Сьогодні російський обстріл нашої Херсонщини забрав життя ще однієї дитини.Хлопчика. Його звали Всеволод. У липні йому мало б виповнитися шість років.Мої співчуття рідним і близьким!</text:p>
      <text:p text:style-name="P4">
Це був черговий артилерійський удар терористів. Люди просто були на вулицібіля звичайного магазину, —<text:a xlink:type="simple" xlink:href="https://t.me/V_Zelenskiy_official/6260" text:style-name="Internet_20_link" text:visited-style-name="Visited_20_Internet_20_Link">
повідомив</text:a>
 Президент України у своємузверненні наприкінці 448 дня війни.</text:p>
      <text:p text:style-name="P4">
За словами Володимира Зеленського, чергові обстріли Сумщини, Чернігівськоїобласті, Дніпропетровщини, Запорізької області, Донбасу — усе це знову й зновудоводить, що потрібно ще більше консолідації світу для тиску на Росію, щебільше сили для наших воїнів, щоб знищувати кожну позицію терористів, іщебільше підтримки для наших людей, щоб рятувати життя й повертати безпеку длянаших міст і сіл.</text:p>
      <text:p text:style-name="P4">
Source: <text:a xlink:type="simple" xlink:href="https://armyinform.com.ua/2023/05/17/potribno-shhe-bilshe-konsolidacziyi-svitu-dlya-tysku-na-rosiyu-prezydent-ukrayiny/" text:style-name="Internet_20_link" text:visited-style-name="Visited_20_Internet_20_Link">
https://armyinform.com.ua/2023/05/17/potribno-shhe-bilshe-konsolidacziyi-svitu-dlya-tysku-na-rosiyu-prezydent-ukrayiny/</text:a>
</text:p>
      <!--NEWS-->
      <text:h text:style-name="P10" text:outline-level="1">
<text:span text:style-name="T4">
Гравцям заборонили виходити з прапорами своєї країни на матчі плей-офф BLAST Paris Major 2023</text:span>
</text:h>
      <text:p text:style-name="P4">
Authors: Ukrinform (Person)</text:p>
      <text:p text:style-name="P4">
Publisher: Укринформ (Organization)</text:p>
      <text:p text:style-name="P4">
Published Time: 2023-05-18T-100:13:00+03:00</text:p>
      <text:p text:style-name="P4">
Modified Time: 2023-05-18T18:13:00+03:00</text:p>
      <text:p text:style-name="P4">
Description: Плей-офф BLAST Paris Major пройде з 18 до 21 травня. — Укрінформ.</text:p>
      <text:p text:style-name="P4">
Images: ["<text:a xlink:type="simple" xlink:href="https://static.ukrinform.com/photos/2023_05/thumb_files/630_360_1684422663-606.jpg" text:style-name="Internet_20_link" text:visited-style-name="Visited_20_Internet_20_Link">
630_360_16844...</text:a>
"]</text:p>
      <text:p text:style-name="P4">
Tags: ['кіберспорт']</text:p>
      <text:p text:style-name="P4">
Type: Article</text:p>
      <!--METADATA-->
      <text:p text:style-name="P4">
<draw:frame draw:style-name="fr1" draw:name="Image28" text:anchor-type="as-char" svg:width="6.9236in" svg:height="3.956343in" draw:z-index="0">
<draw:image xlink:href="../Images/yкринформ/2023-05-18T-100-13-00-03-00/630_360_1684422663-606.jpg" xlink:type="simple" xlink:show="embed" xlink:actuate="onLoad" draw:mime-type="image/jpeg"/>
</draw:frame>
 Плей-оффBLAST Paris Major пройде з 18 до 21 травня.</text:p>
      <text:p text:style-name="P4">
Гравцям BLAST Paris Major 2023 заборонили виходити з прапорами своєї країни наматчі плей-офф, про це <text:a xlink:type="simple" xlink:href="https://t.me/ceh99999/17238" text:style-name="Internet_20_link" text:visited-style-name="Visited_20_Internet_20_Link">
 </text:a>
 менеджер Monte Айдин«KrizzeN» Турлибеков, передає Укрінформ.</text:p>
      <text:p text:style-name="P4">
Також інформацію про заборону підтвердили Maincast.</text:p>
      <text:p text:style-name="P4">
Зазначається, що глядачам дозволили перебувати на арені з прапорами.</text:p>
      <text:p text:style-name="P4">
У лютому ESL заборонила вболівальникам приносити прапори на арену на IEMKatowice.</text:p>
      <text:p text:style-name="P4">
Плей-оф BLAST Paris Major пройде з 18 до 21 травня. Призовий фонд BLAST ParisMajor становить 1,25 млн доларів.</text:p>
      <text:p text:style-name="P4">
<text:span text:style-name="T4">
Читайте також:</text:span>
 <text:a xlink:type="simple" xlink:href="https://www.ukrinform.ua/rubric-sports/3709571-monte-vijsli-v-plejoff-blasttv-paris-major-2023.html" text:style-name="Internet_20_link" text:visited-style-name="Visited_20_Internet_20_Link">
 <text:span text:style-name="T4">
Monte</text:span>
 </text:a>
</text:p>
      <text:p text:style-name="P4">
Як повідомляв Укрінформ, на турнірі виступить українська команда Monte.</text:p>
      <text:p text:style-name="P4">
Фото: Monte / Instagram</text:p>
      <text:p text:style-name="P4">
Source: <text:a xlink:type="simple" xlink:href="https://www.ukrinform.ua/rubric-sports/3711059-gravcam-zaboronili-vihoditi-z-praporami-svoei-kraini-na-matci-plejoff-blast-paris-major-2023.html" text:style-name="Internet_20_link" text:visited-style-name="Visited_20_Internet_20_Link">
https://www.ukrinform.ua/rubric-sports/3711059-gravcam-zaboronili-vihoditi-z-praporami-svoei-kraini-na-matci-plejoff-blast-paris-major-2023.html</text:a>
</text:p>
      <!--NEWS-->
      <text:h text:style-name="P10" text:outline-level="1">
<text:span text:style-name="T4">
НАТО на саміті у Вільнюсі затвердить великий план реагування на випадок атаки Росії - ЗМІ</text:span>
</text:h>
      <text:p text:style-name="P4">
Authors: Ukrinform (Person)</text:p>
      <text:p text:style-name="P4">
Publisher: Укринформ (Organization)</text:p>
      <text:p text:style-name="P4">
Published Time: 2023-05-18T-102:10:35+03:00</text:p>
      <text:p text:style-name="P4">
Modified Time: 2023-05-18T18:10:35+03:00</text:p>
      <text:p text:style-name="P4">
Description: НАТО на саміті у Вільнюсі в липні планує ухвалити тисячі сторінок секретних військових планів, де буде детально описано, як Альянс реагуватиме на напад Росії. — Укрінформ.</text:p>
      <text:p text:style-name="P4">
Images: ["<text:a xlink:type="simple" xlink:href="https://static.ukrinform.com/photos/2023_03/thumb_files/630_360_1680278305-857.jpg" text:style-name="Internet_20_link" text:visited-style-name="Visited_20_Internet_20_Link">
630_360_16802...</text:a>
"]</text:p>
      <text:p text:style-name="P4">
Tags: ['НАТО', 'Саміт', 'Агресія РФ']</text:p>
      <text:p text:style-name="P4">
Type: Article</text:p>
      <!--METADATA-->
      <text:p text:style-name="P4">
<draw:frame draw:style-name="fr1" draw:name="Image29" text:anchor-type="as-char" svg:width="6.9236in" svg:height="3.956343in" draw:z-index="0">
<draw:image xlink:href="../Images/yкринформ/2023-05-18T-102-10-35-03-00/630_360_1680278305-857.jpg" xlink:type="simple" xlink:show="embed" xlink:actuate="onLoad" draw:mime-type="image/jpeg"/>
</draw:frame>
 НАТО насаміті у Вільнюсі в липні планує ухвалити тисячі сторінок секретних військовихпланів, де буде детально описано, як Альянс реагуватиме на напад Росії.</text:p>
      <text:p text:style-name="P4">
Про це повідомляє <text:a xlink:type="simple" xlink:href="http://www.reuters.com/world/nato-reaches-back-cold-war-past-with-first-major-defence-plans-decades-2023-05-18/" text:style-name="Internet_20_link" text:visited-style-name="Visited_20_Internet_20_Link">
 </text:a>
 , передає Укрінформ.</text:p>
      <text:p text:style-name="P4">
Цей крок, як пише агентство, означає фундаментальну зміну, тому що післязавершення холодної війни Альянс не бачив потреби розробляти масштабніоборонні плани, бо вважав, що Росія більше не становить загрози для існуваннясвіту.</text:p>
      <text:p text:style-name="P4">
Але враховуючи, що «найкривавіша війна в Європі з 1945 року вирує прямо за їїкордонами, в Україні, Альянс тепер попереджає, що повинен мати усі необхідніплани задовго до того, як може спалахнути конфлікт із рівним супротивником,таким як Москва», йдеться у публікації.</text:p>
      <text:p text:style-name="P4">
<text:span text:style-name="T4">
Читайте також:</text:span>
 <text:a xlink:type="simple" xlink:href="https://www.ukrinform.ua/rubric-polytics/3709480-stoltenberg-rozpoviv-cogo-ukraini-ocikuvati-vid-lipnevogo-samitu-nato.html" text:style-name="Internet_20_link" text:visited-style-name="Visited_20_Internet_20_Link">
 </text:a>
</text:p>
      <text:p text:style-name="P4">
«Фундаментальна відмінність між кризовим управлінням і колективною обороноюполягає в наступному: терміни визначаємо не ми, а наш противник. Ми повиннібути готові до того, що конфлікт може виникнути в будь-який момент», — сказавкерівник Військового комітету НАТО адмірал Роб Бауер.</text:p>
      <text:p text:style-name="P4">
Окреслюючи те, що Альянс називає своїми регіональними планами, НАТО такождасть країнам рекомендації щодо того, як модернізувати свої сили таматеріально-технічне забезпечення.</text:p>
      <text:p text:style-name="P4">
«Союзники будуть точно знати, які сили і засоби необхідні, в тому числі де, щоі як розгортати», — заявив глава <text:a xlink:type="simple" xlink:href="https://www.ukrinform.ua/tag-nato" text:style-name="Internet_20_link" text:visited-style-name="Visited_20_Internet_20_Link">
 </text:a>
 ЄнсСтолтенберг про суворо засекречені документи, які, як і за часів холодноївійни, призначатимуть певні війська для захисту певних регіонів.</text:p>
      <text:p text:style-name="P4">
Це формалізує процес, розпочатий анексією Криму Росією у 2014 році, щоспонукало західних союзників вперше розгорнути бойові підрозділи на Сході, аВелика Британія, Канада та Німеччина взяли на себе ініціативу в одній із країнБалтії, пише агентство.</text:p>
      <text:p text:style-name="P4">
<text:span text:style-name="T4">
Читайте також:</text:span>
 <text:a xlink:type="simple" xlink:href="https://www.ukrinform.ua/rubric-polytics/3710675-mzs-polsi-clenstvo-ukraini-v-nato-bude-garantieu-bezpeki-v-evropi.html" text:style-name="Internet_20_link" text:visited-style-name="Visited_20_Internet_20_Link">
 </text:a>
</text:p>
      <text:p text:style-name="P4">
За оцінками офіційних осіб НАТО, на повну реалізацію планів знадобиться кількароків, хоча вони наголошують, що за потреби Альянс може розпочати дії негайно.</text:p>
      <text:p text:style-name="P4">
Source: <text:a xlink:type="simple" xlink:href="https://www.ukrinform.ua/rubric-world/3711057-nato-na-samiti-u-vilnusi-zatverdit-velikij-plan-reaguvanna-na-vipadok-ataki-rosii-zmi.html" text:style-name="Internet_20_link" text:visited-style-name="Visited_20_Internet_20_Link">
https://www.ukrinform.ua/rubric-world/3711057-nato-na-samiti-u-vilnusi-zatverdit-velikij-plan-reaguvanna-na-vipadok-ataki-rosii-zmi.html</text:a>
</text:p>
      <!--NEWS-->
      <text:h text:style-name="P10" text:outline-level="1">
<text:span text:style-name="T4">
Нацгвардієць на Луганщині збив рідкісний російський дрон «Елерон»</text:span>
</text:h>
      <text:p text:style-name="P4">
Authors: Ukrinform (Person)</text:p>
      <text:p text:style-name="P4">
Publisher: Укринформ (Organization)</text:p>
      <text:p text:style-name="P4">
Published Time: 2023-05-18T-104:07:00+03:00</text:p>
      <text:p text:style-name="P4">
Modified Time: 2023-05-18T18:07:00+03:00</text:p>
      <text:p text:style-name="P4">
Description: Нацгвардієць на псевдо «Лютий» збив у Луганській області рідкісний російський БпЛА «Елерон». — Укрінформ.</text:p>
      <text:p text:style-name="P4">
Images: ["<text:a xlink:type="simple" xlink:href="https://static.ukrinform.com/photos/2023_05/thumb_files/630_360_1684422225-502.jpg" text:style-name="Internet_20_link" text:visited-style-name="Visited_20_Internet_20_Link">
630_360_16844...</text:a>
", "<text:a xlink:type="simple" xlink:href="https://static.ukrinform.com/photos/2023_05/1684422224-883.jpg" text:style-name="Internet_20_link" text:visited-style-name="Visited_20_Internet_20_Link">
1684422224-88...</text:a>
", "<text:a xlink:type="simple" xlink:href="https://static.ukrinform.com/photos/2023_05/1684422224-619.jpg" text:style-name="Internet_20_link" text:visited-style-name="Visited_20_Internet_20_Link">
1684422224-61...</text:a>
"]</text:p>
      <text:p text:style-name="P4">
Tags: ['Луганщина', 'Нацгвардія', 'Дрон', 'Війна з Росією']</text:p>
      <text:p text:style-name="P4">
Type: Article</text:p>
      <!--METADATA-->
      <text:p text:style-name="P4">
<draw:frame draw:style-name="fr1" draw:name="Image30" text:anchor-type="as-char" svg:width="6.9236in" svg:height="3.956343in" draw:z-index="0">
<draw:image xlink:href="../Images/yкринформ/2023-05-18T-104-07-00-03-00/630_360_1684422225-502.jpg" xlink:type="simple" xlink:show="embed" xlink:actuate="onLoad" draw:mime-type="image/jpeg"/>
</draw:frame>
Нацгвардієць на псевдо «Лютий» збив у Луганській області рідкісний російськийБпЛА «Елерон».</text:p>
      <text:p text:style-name="P4">
Про це повідомила <text:a xlink:type="simple" xlink:href="https://ngu.gov.ua/gvardiyecz-na-psevdo-lyutyj-pryzemlyv-ridkisnyj-vorozhyj-bpla-eleron/" text:style-name="Internet_20_link" text:visited-style-name="Visited_20_Internet_20_Link">
 </text:a>
 , передає Укрінформ.</text:p>
      <text:p text:style-name="P4">
“На Луганщині точаться жорсткі бої за місто Кремінна, але наші воїни даютьгідну відсіч ворогу. Гвардієць з позивним “Лютий” після черги з кулеметапобачив, що вибив не тільки особовий склад противника навколо броньованоїтехніки, а й ворожий <text:a xlink:type="simple" xlink:href="https://www.ukrinform.ua/tag-bezpilotnik" text:style-name="Internet_20_link" text:visited-style-name="Visited_20_Internet_20_Link">
 </text:a>
 ”, -зазначають в НГУ.</text:p>
      <text:p text:style-name="P4">
<draw:frame draw:style-name="fr1" draw:name="Image31" text:anchor-type="as-char" svg:width="6.9236in" svg:height="4.615733in" draw:z-index="0">
<draw:image xlink:href="../Images/yкринформ/2023-05-18T-104-07-00-03-00/1684422224-883.jpg" xlink:type="simple" xlink:show="embed" xlink:actuate="onLoad" draw:mime-type="image/jpeg"/>
</draw:frame>
</text:p>
      <text:p text:style-name="P4">
За її інформацією, ідеться про комплекс для повітряної розвідки іспостереження ближньої дії.</text:p>
      <text:p text:style-name="P4">
<draw:frame draw:style-name="fr1" draw:name="Image32" text:anchor-type="as-char" svg:width="6.9236in" svg:height="4.615733in" draw:z-index="0">
<draw:image xlink:href="../Images/yкринформ/2023-05-18T-104-07-00-03-00/1684422224-619.jpg" xlink:type="simple" xlink:show="embed" xlink:actuate="onLoad" draw:mime-type="image/jpeg"/>
</draw:frame>
</text:p>
      <text:p text:style-name="P4">
<text:span text:style-name="T4">
Читайте також:</text:span>
 <text:a xlink:type="simple" xlink:href="https://www.ukrinform.ua/rubric-ato/3710782-na-kirovogradsini-zbili-raketu-ta-bezpilotnik-e-rujnuvanna.html" text:style-name="Internet_20_link" text:visited-style-name="Visited_20_Internet_20_Link">
 <text:span text:style-name="T4">
безпілотник</text:span>
 </text:a>
</text:p>
      <text:p text:style-name="P4">
“Мені вдалося захопити цей новий російський безпілотник відносно неушкодженим.Тому вважаю полювання успішним, а цікаві дані з цього дрона було передановідповідним інстанціям Силам оборони України”, – заявив гвардієць 31 БригадиНГУ.</text:p>
      <text:p text:style-name="P4">
Як <text:a xlink:type="simple" xlink:href="https://www.ukrinform.ua/rubric-ato/3710783-zahisniki-sso-odnim-postrilom-zi-stingera-znisili-vorozij-dron.html" text:style-name="Internet_20_link" text:visited-style-name="Visited_20_Internet_20_Link">
 </text:a>
 , захисники ССО пострілом ізПЗРК «Stinger» знищили ворожий БпЛА.</text:p>
      <text:p text:style-name="P4">
<text:span text:style-name="T5">
Фото: ngu.gov.ua</text:span>
</text:p>
      <text:p text:style-name="P4">
Source: <text:a xlink:type="simple" xlink:href="https://www.ukrinform.ua/rubric-ato/3711055-nacgvardiec-na-lugansini-zbiv-ridkisnij-rosijskij-dron-eleron.html" text:style-name="Internet_20_link" text:visited-style-name="Visited_20_Internet_20_Link">
https://www.ukrinform.ua/rubric-ato/3711055-nacgvardiec-na-lugansini-zbiv-ridkisnij-rosijskij-dron-eleron.html</text:a>
</text:p>
      <!--NEWS-->
      <text:h text:style-name="P10" text:outline-level="1">
<text:span text:style-name="T4">
У Києві презентували дві виставки до Дня пам'яті жертв депортації кримських татар</text:span>
</text:h>
      <text:p text:style-name="P4">
Authors: Ukrinform (Person)</text:p>
      <text:p text:style-name="P4">
Publisher: Укринформ (Organization)</text:p>
      <text:p text:style-name="P4">
Published Time: 2023-05-18T-106:01:00+03:00</text:p>
      <text:p text:style-name="P4">
Modified Time: 2023-05-18T18:01:00+03:00</text:p>
      <text:p text:style-name="P4">
Description: Неподалік залізничного вокзалу у Києві з нагоди Дня пам'яті жертв депортації кримських татар організовано дві фотовиставки. — Укрінформ.</text:p>
      <text:p text:style-name="P4">
Images: ["<text:a xlink:type="simple" xlink:href="https://static.ukrinform.com/photos/2023_05/thumb_files/630_360_1684421107-6412.jpeg" text:style-name="Internet_20_link" text:visited-style-name="Visited_20_Internet_20_Link">
630_360_16844...</text:a>
", "<text:a xlink:type="simple" xlink:href="https://static.ukrinform.com/photos/2023_05/thumb_files/630_360_1684421107-3854.jpeg" text:style-name="Internet_20_link" text:visited-style-name="Visited_20_Internet_20_Link">
630_360_16844...</text:a>
", "<text:a xlink:type="simple" xlink:href="https://static.ukrinform.com/photos/2023_05/thumb_files/630_360_1684421107-9200.jpeg" text:style-name="Internet_20_link" text:visited-style-name="Visited_20_Internet_20_Link">
630_360_16844...</text:a>
", "<text:a xlink:type="simple" xlink:href="https://static.ukrinform.com/photos/2023_05/thumb_files/630_360_1684421107-2833.jpeg" text:style-name="Internet_20_link" text:visited-style-name="Visited_20_Internet_20_Link">
630_360_16844...</text:a>
", "<text:a xlink:type="simple" xlink:href="https://static.ukrinform.com/photos/2023_05/thumb_files/630_360_1684421107-1685.jpeg" text:style-name="Internet_20_link" text:visited-style-name="Visited_20_Internet_20_Link">
630_360_16844...</text:a>
", "<text:a xlink:type="simple" xlink:href="https://static.ukrinform.com/photos/2023_05/thumb_files/630_360_1684421107-3512.jpeg" text:style-name="Internet_20_link" text:visited-style-name="Visited_20_Internet_20_Link">
630_360_16844...</text:a>
", "<text:a xlink:type="simple" xlink:href="https://static.ukrinform.com/photos/2023_05/thumb_files/630_360_1684421109-3284.jpeg" text:style-name="Internet_20_link" text:visited-style-name="Visited_20_Internet_20_Link">
630_360_16844...</text:a>
", "<text:a xlink:type="simple" xlink:href="https://static.ukrinform.com/photos/2023_05/thumb_files/630_360_1684421215-6793.jpeg" text:style-name="Internet_20_link" text:visited-style-name="Visited_20_Internet_20_Link">
630_360_16844...</text:a>
"]</text:p>
      <text:p text:style-name="P4">
Tags: ['Депортація', 'Кримські татари', 'Фотовиставка', 'Київ']</text:p>
      <text:p text:style-name="P4">
Type: Article</text:p>
      <!--METADATA-->
      <text:p text:style-name="P4">
<draw:frame draw:style-name="fr1" draw:name="Image33" text:anchor-type="as-char" svg:width="6.9236in" svg:height="3.956343in" draw:z-index="0">
<draw:image xlink:href="../Images/yкринформ/2023-05-18T-106-01-00-03-00/630_360_1684421107-6412.jpeg" xlink:type="simple" xlink:show="embed" xlink:actuate="onLoad" draw:mime-type="image/jpeg"/>
</draw:frame>
Неподалік залізничного вокзалу у Києві з нагоди Дня пам'яті жертв депортаціїкримських татар організовано дві фотовиставки.</text:p>
      <text:p text:style-name="P4">
Їх презентація відбулася під час конференції "Пам'ятаємо історію - повертаємотериторію", повідомляє кореспондент Укрінформу.</text:p>
      <text:p text:style-name="P4">
На виставці "Історії окупованого <text:a xlink:type="simple" xlink:href="https://www.ukrinform.ua/tag-krim" text:style-name="Internet_20_link" text:visited-style-name="Visited_20_Internet_20_Link">
 </text:a>
 "експонуються 25 знімків, зроблених українськими репортерами, які у 2014-2019роках висвітлювали порушення прав людини в окупованому Криму та документувалижиття сімей політв'язнів. Тут можна побачити фото з поховання батькаполітв'язня Мусліма Алієва, святкового намазу у мечеті на честь виходу насвободу після відбуття адмінарешту Енвера Кроша тощо.</text:p>
      <text:p text:style-name="P4">
<draw:frame draw:style-name="fr1" draw:name="Image34" text:anchor-type="as-char" svg:width="6.9236in" svg:height="3.956343in" draw:z-index="0">
<draw:image xlink:href="../Images/yкринформ/2023-05-18T-106-01-00-03-00/630_360_1684421107-3854.jpeg" xlink:type="simple" xlink:show="embed" xlink:actuate="onLoad" draw:mime-type="image/jpeg"/>
</draw:frame>
 УКиєві презентували дві фотовиставкии до Дня пам'яті жертв депортації кримськихтатар / Фото: Павло Багмут, Укрінформ  <text:a xlink:type="simple" xlink:href="https://static.ukrinform.com/photos/2023_05/1684421107-3854.jpeg" text:style-name="Internet_20_link" text:visited-style-name="Visited_20_Internet_20_Link">
<draw:frame draw:style-name="fr1" draw:name="Image35" text:anchor-type="as-char" svg:width="6.9236in" svg:height="3.956343in" draw:z-index="0">
<draw:image xlink:href="../Images/yкринформ/2023-05-18T-106-01-00-03-00/630_360_1684421107-3854.jpeg" xlink:type="simple" xlink:show="embed" xlink:actuate="onLoad" draw:mime-type="image/jpeg"/>
</draw:frame>
</text:a>
 <text:a xlink:type="simple" xlink:href="https://static.ukrinform.com/photos/2023_05/1684421107-9200.jpeg" text:style-name="Internet_20_link" text:visited-style-name="Visited_20_Internet_20_Link">
<draw:frame draw:style-name="fr1" draw:name="Image36" text:anchor-type="as-char" svg:width="6.9236in" svg:height="3.956343in" draw:z-index="0">
<draw:image xlink:href="../Images/yкринформ/2023-05-18T-106-01-00-03-00/630_360_1684421107-9200.jpeg" xlink:type="simple" xlink:show="embed" xlink:actuate="onLoad" draw:mime-type="image/jpeg"/>
</draw:frame>
</text:a>
 <text:a xlink:type="simple" xlink:href="https://static.ukrinform.com/photos/2023_05/1684421107-6412.jpeg" text:style-name="Internet_20_link" text:visited-style-name="Visited_20_Internet_20_Link">
<draw:frame draw:style-name="fr1" draw:name="Image37" text:anchor-type="as-char" svg:width="6.9236in" svg:height="3.956343in" draw:z-index="0">
<draw:image xlink:href="../Images/yкринформ/2023-05-18T-106-01-00-03-00/630_360_1684421107-6412.jpeg" xlink:type="simple" xlink:show="embed" xlink:actuate="onLoad" draw:mime-type="image/jpeg"/>
</draw:frame>
</text:a>
 <text:a xlink:type="simple" xlink:href="https://static.ukrinform.com/photos/2023_05/1684421107-2833.jpeg" text:style-name="Internet_20_link" text:visited-style-name="Visited_20_Internet_20_Link">
<draw:frame draw:style-name="fr1" draw:name="Image38" text:anchor-type="as-char" svg:width="6.9236in" svg:height="3.956343in" draw:z-index="0">
<draw:image xlink:href="../Images/yкринформ/2023-05-18T-106-01-00-03-00/630_360_1684421107-2833.jpeg" xlink:type="simple" xlink:show="embed" xlink:actuate="onLoad" draw:mime-type="image/jpeg"/>
</draw:frame>
</text:a>
 <text:a xlink:type="simple" xlink:href="https://static.ukrinform.com/photos/2023_05/1684421107-1685.jpeg" text:style-name="Internet_20_link" text:visited-style-name="Visited_20_Internet_20_Link">
<draw:frame draw:style-name="fr1" draw:name="Image39" text:anchor-type="as-char" svg:width="6.9236in" svg:height="3.956343in" draw:z-index="0">
<draw:image xlink:href="../Images/yкринформ/2023-05-18T-106-01-00-03-00/630_360_1684421107-1685.jpeg" xlink:type="simple" xlink:show="embed" xlink:actuate="onLoad" draw:mime-type="image/jpeg"/>
</draw:frame>
</text:a>
 <text:a xlink:type="simple" xlink:href="https://static.ukrinform.com/photos/2023_05/1684421107-3512.jpeg" text:style-name="Internet_20_link" text:visited-style-name="Visited_20_Internet_20_Link">
<draw:frame draw:style-name="fr1" draw:name="Image40" text:anchor-type="as-char" svg:width="6.9236in" svg:height="3.956343in" draw:z-index="0">
<draw:image xlink:href="../Images/yкринформ/2023-05-18T-106-01-00-03-00/630_360_1684421107-3512.jpeg" xlink:type="simple" xlink:show="embed" xlink:actuate="onLoad" draw:mime-type="image/jpeg"/>
</draw:frame>
</text:a>
 <text:a xlink:type="simple" xlink:href="https://static.ukrinform.com/photos/2023_05/1684421109-3284.jpeg" text:style-name="Internet_20_link" text:visited-style-name="Visited_20_Internet_20_Link">
<draw:frame draw:style-name="fr1" draw:name="Image41" text:anchor-type="as-char" svg:width="6.9236in" svg:height="3.956343in" draw:z-index="0">
<draw:image xlink:href="../Images/yкринформ/2023-05-18T-106-01-00-03-00/630_360_1684421109-3284.jpeg" xlink:type="simple" xlink:show="embed" xlink:actuate="onLoad" draw:mime-type="image/jpeg"/>
</draw:frame>
</text:a>
 <text:a xlink:type="simple" xlink:href="https://static.ukrinform.com/photos/2023_05/1684421215-6793.jpeg" text:style-name="Internet_20_link" text:visited-style-name="Visited_20_Internet_20_Link">
<draw:frame draw:style-name="fr1" draw:name="Image42" text:anchor-type="as-char" svg:width="6.9236in" svg:height="3.956343in" draw:z-index="0">
<draw:image xlink:href="../Images/yкринформ/2023-05-18T-106-01-00-03-00/630_360_1684421215-6793.jpeg" xlink:type="simple" xlink:show="embed" xlink:actuate="onLoad" draw:mime-type="image/jpeg"/>
</draw:frame>
</text:a>
</text:p>
      <text:p text:style-name="P4">
Авторам - Аліні Смутко, Тарасу Ібрагімову, Альоні Савчук - через журналістськудіяльність заборонили в'їзд до РФ та окупованого нею Криму на строк від 10 до35 років.</text:p>
      <text:p text:style-name="P4">
Друга виставка "Злочини вустами очевидців" розповідає 10 історій кримськихтатар, депортованих у 1944 році.</text:p>
      <text:p text:style-name="P4">
Під час конференції відбувся артперфоманс: маленький хлопчик сидів насолом'яному кубі і читав щоденник, який написав 13-річний Наріман Казенбаш,якого депортували з Криму разом з родиною.</text:p>
      <text:p text:style-name="P4">
<text:span text:style-name="T4">
Читайте також:</text:span>
 <text:a xlink:type="simple" xlink:href="https://www.ukrinform.ua/rubric-crimea/3711014-prezident-iniciuvav-stvorenna-memorialu-zertv-krimskotatarskogo-narodu.html" text:style-name="Internet_20_link" text:visited-style-name="Visited_20_Internet_20_Link">
 </text:a>
</text:p>
      <text:p text:style-name="P4">
Під час заходу також демонструвалося відео про життя у Криму за радянськихчасів і під час окупації Росією Кримського півострова 2014 р., переслідуванняі ув'язнення кримських татар тощо.</text:p>
      <text:p text:style-name="P4">
Присутні також могли долучитися до марафону з написання листів політв'язням.</text:p>
      <text:p text:style-name="P4">
Як повідомлялося, 18 травня в Україні встановлено День боротьби за правакримськотатарського народу та вшановується <text:a xlink:type="simple" xlink:href="https://www.ukrinform.ua/rubric-crimea/3710721-sogodni-ukraina-vsanovue-pamat-zertv-deportacii-krimskih-tatar.html" text:style-name="Internet_20_link" text:visited-style-name="Visited_20_Internet_20_Link">
</text:a>
 .</text:p>
      <text:p text:style-name="P4">
Source: <text:a xlink:type="simple" xlink:href="https://www.ukrinform.ua/rubric-crimea/3711053-u-kievi-prezentuvali-dvi-fotovistavki-do-dna-pamati-zertv-deportacii-krimskih-tatar.html" text:style-name="Internet_20_link" text:visited-style-name="Visited_20_Internet_20_Link">
https://www.ukrinform.ua/rubric-crimea/3711053-u-kievi-prezentuvali-dvi-fotovistavki-do-dna-pamati-zertv-deportacii-krimskih-tatar.html</text:a>
</text:p>
      <!--NEWS-->
      <text:h text:style-name="P10" text:outline-level="1">
<text:span text:style-name="T4">
Україна приєдналася до бази даних статистики доходів ОЕСР - Мінфін</text:span>
</text:h>
      <text:p text:style-name="P4">
Authors: Ukrinform (Person)</text:p>
      <text:p text:style-name="P4">
Publisher: Укринформ (Organization)</text:p>
      <text:p text:style-name="P4">
Published Time: 2023-05-18T-109:54:00+03:00</text:p>
      <text:p text:style-name="P4">
Modified Time: 2023-05-18T17:54:00+03:00</text:p>
      <text:p text:style-name="P4">
Description: Україна приєдналася до Глобальної бази даних статистики доходів Організації економічного співробітництва та розвитку (ОЕСР). — Укрінформ.</text:p>
      <text:p text:style-name="P4">
Images: ["<text:a xlink:type="simple" xlink:href="https://static.ukrinform.com/photos/2023_05/thumb_files/630_360_1684421494-850.jpg" text:style-name="Internet_20_link" text:visited-style-name="Visited_20_Internet_20_Link">
630_360_16844...</text:a>
"]</text:p>
      <text:p text:style-name="P4">
Tags: ['Економіка', 'Мінфін', 'ОЕСР', 'Україна']</text:p>
      <text:p text:style-name="P4">
Type: Article</text:p>
      <!--METADATA-->
      <text:p text:style-name="P4">
<draw:frame draw:style-name="fr1" draw:name="Image43" text:anchor-type="as-char" svg:width="6.9236in" svg:height="3.956343in" draw:z-index="0">
<draw:image xlink:href="../Images/yкринформ/2023-05-18T-109-54-00-03-00/630_360_1684421494-850.jpg" xlink:type="simple" xlink:show="embed" xlink:actuate="onLoad" draw:mime-type="image/jpeg"/>
</draw:frame>
 Українаприєдналася до Глобальної бази даних статистики доходів Організаціїекономічного співробітництва та розвитку (ОЕСР).</text:p>
      <text:p text:style-name="P4">
Як передає Укрінформ, про це повідомляє <text:a xlink:type="simple" xlink:href="https://www.mof.gov.ua/uk/news/ukraina_priiednalasia_do_globalnoi_bazi_danikh_statistiki_dokhodiv_oesr-4009" text:style-name="Internet_20_link" text:visited-style-name="Visited_20_Internet_20_Link">
</text:a>
.</text:p>
      <text:p text:style-name="P4">
"Україна в рамках поглиблення співробітництва з Організацією <text:a xlink:type="simple" xlink:href="https://www.ukrinform.ua/tag-ekonomika" text:style-name="Internet_20_link" text:visited-style-name="Visited_20_Internet_20_Link">
</text:a>
 співробітництва та розвиткуприєдналася до Глобальної бази даних статистики доходів ОЕСР і стала 121країною, що подає інформацію до найбільшого відкритого джерела даних продоходи", - йдеться в повідомленні.</text:p>
      <text:p text:style-name="P4">
Зазначається, що податкові та неподаткові надходження до бюджетів усіх рівнівУкраїни за 2012-2021 році класифіковані відповідно до категорій доходів ОЕСРта стандартного шаблону. Вони містять співвідношення різних категорій податківдо ВВП, до загальної суми надходжень.</text:p>
      <text:p text:style-name="P4">
Інформація щороку буде оновлюватися відповідними даними за попередній рік.</text:p>
      <text:p text:style-name="P4">
Метою цієї ініціативи ОЕСР є підвищення якості, узгодженості, порівнянності тадоступності даних про доходи.</text:p>
      <text:p text:style-name="P4">
<text:span text:style-name="T4">
Читайте також:</text:span>
 <text:a xlink:type="simple" xlink:href="https://www.ukrinform.ua/rubric-economy/3683862-oesr-pokrasila-prognoz-dla-svitovoi-ekonomiki-na-cej-i-nastupnij-rik.html" text:style-name="Internet_20_link" text:visited-style-name="Visited_20_Internet_20_Link">
 <text:span text:style-name="T4">
ОЕСР</text:span>
 </text:a>
</text:p>
      <text:p text:style-name="P4">
Глобальна база доходів надає зіставні дані про рівні оподаткування, податковуструктуру та зміни у надходженнях від окремих податків у часі для переважноїбільшості країн світу.</text:p>
      <text:p text:style-name="P4">
Як повідомлялось, ОЕСР — організація, створена 1960 року, до складу якоївходять 38 найбільших та найрозвиненіших економік світу, за це вона й отрималанеформальну назву "клуб багатих держав".</text:p>
      <text:p text:style-name="P4">
Source: <text:a xlink:type="simple" xlink:href="https://www.ukrinform.ua/rubric-economy/3711051-ukraina-priednalasa-do-bazi-danih-statistiki-dohodiv-oesr-minfin.html" text:style-name="Internet_20_link" text:visited-style-name="Visited_20_Internet_20_Link">
https://www.ukrinform.ua/rubric-economy/3711051-ukraina-priednalasa-do-bazi-danih-statistiki-dohodiv-oesr-minfin.html</text:a>
</text:p>
      <!--NEWS-->
      <text:h text:style-name="P10" text:outline-level="1">
<text:span text:style-name="T4">
Росія за різних часів намагалася дистанціювати українців і кримських татар - Джапарова</text:span>
</text:h>
      <text:p text:style-name="P4">
Authors: Ukrinform (Person)</text:p>
      <text:p text:style-name="P4">
Publisher: Укринформ (Organization)</text:p>
      <text:p text:style-name="P4">
Published Time: 2023-05-18T-157:33:00+03:00</text:p>
      <text:p text:style-name="P4">
Modified Time: 2023-05-18T14:33:00+03:00</text:p>
      <text:p text:style-name="P4">
Description: Росія в Криму повторює злочини Російської Імперії і СРСР, намагаючись дистанціювати українців і кримських татар, які мають дуже ідентичну історію. — Укрінформ.</text:p>
      <text:p text:style-name="P4">
Images: ["<text:a xlink:type="simple" xlink:href="https://static.ukrinform.com/photos/2023_04/thumb_files/630_360_1680520872-555.jpg" text:style-name="Internet_20_link" text:visited-style-name="Visited_20_Internet_20_Link">
630_360_16805...</text:a>
"]</text:p>
      <text:p text:style-name="P4">
Tags: ['Джапарова', 'Кримські татари', 'Окупація Криму', 'Війна з Росією']</text:p>
      <text:p text:style-name="P4">
Type: Article</text:p>
      <!--METADATA-->
      <text:p text:style-name="P4">
<draw:frame draw:style-name="fr1" draw:name="Image44" text:anchor-type="as-char" svg:width="6.9236in" svg:height="3.956343in" draw:z-index="0">
<draw:image xlink:href="../Images/yкринформ/2023-05-18T-157-33-00-03-00/630_360_1680520872-555.jpg" xlink:type="simple" xlink:show="embed" xlink:actuate="onLoad" draw:mime-type="image/jpeg"/>
</draw:frame>
 Росія вКриму повторює злочини Російської Імперії і СРСР, намагаючись дистанціюватиукраїнців і кримських татар, які мають дуже ідентичну історію.</text:p>
      <text:p text:style-name="P4">
Про це сказала перша заступниця міністра закордонних справ Еміне Джапарова назаході до Дня пам’яті жертв геноциду кримськотатарського народу «Пам’ятаємоісторію — повертаємо територію», повідомляє кореспондент Укрінформу.</text:p>
      <text:p text:style-name="P4">
На її переконання, важливо говорити про те, що Російська Федерація в <text:a xlink:type="simple" xlink:href="https://www.ukrinform.ua/tag-krim" text:style-name="Internet_20_link" text:visited-style-name="Visited_20_Internet_20_Link">
</text:a>
 повторює злочини, які робила РосійськаІмперія, Радянська Росія, яка вела інформаційну війну так само як і путінськаРосія зараз в Криму.</text:p>
      <text:p text:style-name="P4">
«Тоді, за Радянської Росії, ми цього не знали, а насправді я абсолютнопереконана, що Росія різних часів завжди штучно створювала міфи один проодного, намагаючись дистанціювати кримських татар і українців… бо я абсолютнопереконана, що наша історія є дуже ідентичною», - зауважила перша заступницяміністра.</text:p>
      <text:p text:style-name="P4">
<text:span text:style-name="T4">
Читайте також:</text:span>
 <text:a xlink:type="simple" xlink:href="https://www.ukrinform.ua/rubric-crimea/3710806-u-krimu-prohodat-zahodi-do-dna-pamati-zertv-genocidu-krimskotatarskogo-narodu-cubarov.html" text:style-name="Internet_20_link" text:visited-style-name="Visited_20_Internet_20_Link">
 </text:a>
</text:p>
      <text:p text:style-name="P4">
Джапарова відзначила, що українцям і кримським татарам вичавлювали мову,ставили під запитання саме фізичне існування. «Голодомор і депортація, які посуті є тим самим злочином, перепис історії, коли в українців і в кримськихтатар забирали все те, що нас обʼєднує – кохання і любов до своєї землі,традицій, до пращурів», - підкреслила вона.</text:p>
      <text:p text:style-name="P4">
Як повідомлялося, сьогодні в Україні відзначається <text:a xlink:type="simple" xlink:href="https://www.ukrinform.ua/rubric-crimea/3710721-sogodni-ukraina-vsanovue-pamat-zertv-deportacii-krimskih-tatar.html" text:style-name="Internet_20_link" text:visited-style-name="Visited_20_Internet_20_Link">
</text:a>
 та вшановується пам'ять жертвдепортації кримських татар.</text:p>
      <text:p text:style-name="P4">
Source: <text:a xlink:type="simple" xlink:href="https://www.ukrinform.ua/rubric-crimea/3710950-rosia-za-riznih-casiv-namagalasa-distanciuvati-ukrainciv-i-krimskih-tatar-dzaparova.html" text:style-name="Internet_20_link" text:visited-style-name="Visited_20_Internet_20_Link">
https://www.ukrinform.ua/rubric-crimea/3710950-rosia-za-riznih-casiv-namagalasa-distanciuvati-ukrainciv-i-krimskih-tatar-dzaparova.html</text:a>
</text:p>
      <!--NEWS-->
      <text:h text:style-name="P10" text:outline-level="1">
<text:span text:style-name="T4">
У Міноборони нагадали, що заборонено публікувати у соцмережах під час війни</text:span>
</text:h>
      <text:p text:style-name="P4">
Authors: Ukrinform (Person)</text:p>
      <text:p text:style-name="P4">
Publisher: Укринформ (Organization)</text:p>
      <text:p text:style-name="P4">
Published Time: 2023-05-18T-18:42:00+03:00</text:p>
      <text:p text:style-name="P4">
Modified Time: 2023-05-18T23:42:00+03:00</text:p>
      <text:p text:style-name="P4">
Description: Заступниця міністра оборони Ганна Маляр нагадала, що заборонено публікувати в соціальних мережах, щоб не видати ворогу сили протиповітряної оборони України. — Укрінформ.</text:p>
      <text:p text:style-name="P4">
Images: ["<text:a xlink:type="simple" xlink:href="https://static.ukrinform.com/photos/2023_02/thumb_files/630_360_1676289053-714.jpg" text:style-name="Internet_20_link" text:visited-style-name="Visited_20_Internet_20_Link">
630_360_16762...</text:a>
"]</text:p>
      <text:p text:style-name="P4">
Tags: ['Міноборони', 'Соцмережі', 'Війна з Росією', 'ППО']</text:p>
      <text:p text:style-name="P4">
Type: Article</text:p>
      <!--METADATA-->
      <text:p text:style-name="P4">
<draw:frame draw:style-name="fr1" draw:name="Image45" text:anchor-type="as-char" svg:width="6.9236in" svg:height="3.956343in" draw:z-index="0">
<draw:image xlink:href="../Images/yкринформ/2023-05-18T-18-42-00-03-00/630_360_1676289053-714.jpg" xlink:type="simple" xlink:show="embed" xlink:actuate="onLoad" draw:mime-type="image/jpeg"/>
</draw:frame>
Заступниця міністра оборони Ганна Маляр нагадала, що заборонено публікувати всоціальних мережах, щоб не видати ворогу сили протиповітряної оборони України.</text:p>
      <text:p text:style-name="P4">
Як передає Укрінформ, про це вона написала в <text:a xlink:type="simple" xlink:href="https://t.me/annamaliar/763" text:style-name="Internet_20_link" text:visited-style-name="Visited_20_Internet_20_Link">
 </text:a>
.</text:p>
      <text:p text:style-name="P4">
Так, оприлюднювати не можна:</text:p>
      <ul>
        <li>
фото та відео пусків ракет і розташування засобів української ППО;   * свої думки про те, яка зброя де може стояти і що прикривати;   * скільки одиниць техніки бачили чи пусків ракет чули.</li>
      </ul>
      <text:p text:style-name="P4">
<text:span text:style-name="T4">
Читайте також:</text:span>
 <text:a xlink:type="simple" xlink:href="https://www.ukrinform.ua/rubric-ato/3710743-potribna-totalna-tisa-gur-zaklikae-ne-publikuvati-kadri-zastosuvanna-bezpilotnikiv.html" text:style-name="Internet_20_link" text:visited-style-name="Visited_20_Internet_20_Link">
 <text:span text:style-name="T4">
публіку</text:span>
 </text:a>
</text:p>
      <text:p text:style-name="P4">
Як повідомляв Укрінформ, днями <text:a xlink:type="simple" xlink:href="https://www.ukrinform.ua/tag-sbu" text:style-name="Internet_20_link" text:visited-style-name="Visited_20_Internet_20_Link">
 </text:a>
 викрилашістьох киян, які <text:a xlink:type="simple" xlink:href="https://www.ukrinform.ua/rubric-kyiv/3710333-sbu-vikrila-sistoh-kian-aki-zasvitili-robotu-ppo.html" text:style-name="Internet_20_link" text:visited-style-name="Visited_20_Internet_20_Link">
 </text:a>
 про роботу української ППОпід час масованої ракетної атаки 16 травня.</text:p>
      <text:p text:style-name="P4">
Source: <text:a xlink:type="simple" xlink:href="https://www.ukrinform.ua/rubric-ato/3710960-u-minoboroni-nagadali-so-zaboroneno-publikuvati-u-socmerezah-pid-cas-vijni.html" text:style-name="Internet_20_link" text:visited-style-name="Visited_20_Internet_20_Link">
https://www.ukrinform.ua/rubric-ato/3710960-u-minoboroni-nagadali-so-zaboroneno-publikuvati-u-socmerezah-pid-cas-vijni.html</text:a>
</text:p>
      <!--NEWS-->
      <text:h text:style-name="P10" text:outline-level="1">
<text:span text:style-name="T4">
Суд обрав запобіжний захід Князєву - арешт із заставою у ₴107 мільйонів</text:span>
</text:h>
      <text:p text:style-name="P4">
Authors: Ukrinform (Person)</text:p>
      <text:p text:style-name="P4">
Publisher: Укринформ (Organization)</text:p>
      <text:p text:style-name="P4">
Published Time: 2023-05-18T-20:21:00+03:00</text:p>
      <text:p text:style-name="P4">
Modified Time: 2023-05-18T23:21:00+03:00</text:p>
      <text:p text:style-name="P4">
Description: Вищий антикорупційний суд обрав ексголові Верховного Суду Всеволоду Князєву запобіжний захід у вигляді тримання під вартою з можливістю внесення  ₴107 мільйонів 360 тисяч.</text:p>
      <text:p text:style-name="P4">
— Укрінформ.</text:p>
      <text:p text:style-name="P4">
Images: ["<text:a xlink:type="simple" xlink:href="https://static.ukrinform.com/photos/2023_05/thumb_files/630_360_1684441248-220.jpg" text:style-name="Internet_20_link" text:visited-style-name="Visited_20_Internet_20_Link">
630_360_16844...</text:a>
"]</text:p>
      <text:p text:style-name="P4">
Tags: ['Арешт', 'Хабар', 'Князєв', 'Корупція', 'Застава', 'Вищий антикорупційний суд']</text:p>
      <text:p text:style-name="P4">
Type: Article</text:p>
      <!--METADATA-->
      <text:p text:style-name="P4">
<draw:frame draw:style-name="fr1" draw:name="Image46" text:anchor-type="as-char" svg:width="6.9236in" svg:height="3.956343in" draw:z-index="0">
<draw:image xlink:href="../Images/yкринформ/2023-05-18T-20-21-00-03-00/630_360_1684441248-220.jpg" xlink:type="simple" xlink:show="embed" xlink:actuate="onLoad" draw:mime-type="image/jpeg"/>
</draw:frame>
 Вищийантикорупційний суд обрав ексголові Верховного Суду Всеволоду Князєвузапобіжний захід у вигляді тримання під вартою з можливістю внесення ₴107мільйонів 360 тисяч.</text:p>
      <text:p text:style-name="P4">
Відповідне рішення оголосив слідчий суддя, передає Укрінформ.</text:p>
      <text:p text:style-name="P4">
Суд ухвалив рішення відправити Князєва під варту на 60 днів з альтернативоювнесення застави у розмірі 107 мільйонів 360 тисяч гривень.</text:p>
      <text:p text:style-name="P4">
Прокурори клопотали про обрання запобіжного заходу підозрюваному у виглядітримання під вартою з альтернативою 150 мільйонів гривень застави. Вониаргументували таке клопотання тим, що ексголова <text:a xlink:type="simple" xlink:href="https://www.ukrinform.ua/tag-verhovnij-sud" text:style-name="Internet_20_link" text:visited-style-name="Visited_20_Internet_20_Link">
</text:a>
 може переховуватися в Україніабо за кордоном, впливати на свідків, експертів, суддів ВС чи навіть знищуватидокази.</text:p>
      <text:p text:style-name="P4">
Сам Князєв і його адвокати просили суд обрати запобіжний захід, не пов'язанийіз триманням під вартою.</text:p>
      <text:p text:style-name="P4">
<text:span text:style-name="T4">
Читайте також:</text:span>
 <text:a xlink:type="simple" xlink:href="https://www.ukrinform.ua/rubric-society/3710974-advokat-stverdzue-so-zi-slidstvom-spivpracuvav-pid-prikrittam-davnij-znajomij-knazeva.html" text:style-name="Internet_20_link" text:visited-style-name="Visited_20_Internet_20_Link">
 <text:span text:style-name="T4">
Князєв</text:span>
 </text:a>
</text:p>
      <text:p text:style-name="P4">
Як повідомляв Укрінформ,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Правоохоронці затримали голову ВС Князєва та вилучили $2,7 мільйона.</text:p>
      <text:p text:style-name="P4">
16 травня 2023 року під час пленуму Верховного Суду <text:a xlink:type="simple" xlink:href="https://www.ukrinform.ua/rubric-society/3710076-suddi-verhovnogo-sudu-progolosuvali-za-vislovlenna-nedoviri-knazevu.html" text:style-name="Internet_20_link" text:visited-style-name="Visited_20_Internet_20_Link">
</text:a>
 недовіри чинному голові ВСКнязєву. Судді також ухвалили постанову пленуму ВС про припинення повноваженьголови ВС Князєва.</text:p>
      <text:p text:style-name="P4">
17 травня Вищий антикорупційний суд <text:a xlink:type="simple" xlink:href="https://www.ukrinform.ua/rubric-society/3710545-vaks-vidmovivsa-zadovolniti-skargu-zahistu-knazeva-na-jogo-zatrimanna.html" text:style-name="Internet_20_link" text:visited-style-name="Visited_20_Internet_20_Link">
 </text:a>
 захисту Князєва на його затримання.</text:p>
      <text:p text:style-name="P4">
<text:span text:style-name="T4">
Читайте також:</text:span>
 <text:a xlink:type="simple" xlink:href="https://www.ukrinform.ua/rubric-polytics/3710728-ukraina-spodivaetsa-so-zatrimanna-knazeva-ne-vpline-na-politicnij-kalendar-vidnosin-z-es.html" text:style-name="Internet_20_link" text:visited-style-name="Visited_20_Internet_20_Link">
 </text:a>
</text:p>
      <text:p text:style-name="P4">
18 травня <text:a xlink:type="simple" xlink:href="https://www.ukrinform.ua/rubric-society/3710933-vrp-nadala-dozvil-na-utrimanna-eksgolovi-knazeva-pid-vartou.html" text:style-name="Internet_20_link" text:visited-style-name="Visited_20_Internet_20_Link">
 </text:a>
 подання Спеціалізованоїантикорупційної прокуратури про надання дозволу на утримання Князєва підвартою.</text:p>
      <text:p text:style-name="P4">
Раніше Вищий антикорупційний суд обрав запобіжний захід у <text:a xlink:type="simple" xlink:href="https://www.ukrinform.ua/rubric-society/3711107-u-spravi-knazeva-sud-arestuvav-advokata-zastava-80-miljoniv.html" text:style-name="Internet_20_link" text:visited-style-name="Visited_20_Internet_20_Link">
</text:a>
 з альтернативою внесення ₴80мільйонів застави адвокату, викритому разом із колишнім головою ВерховногоСуду Всеволодом Князєвим у корупції.</text:p>
      <text:p text:style-name="P4">
<text:span text:style-name="T5">
Фото: Суспільне</text:span>
</text:p>
      <text:p text:style-name="P4">
Source: <text:a xlink:type="simple" xlink:href="https://www.ukrinform.ua/rubric-society/3711149-sud-obrav-zapobiznij-zahid-knazevu.html" text:style-name="Internet_20_link" text:visited-style-name="Visited_20_Internet_20_Link">
https://www.ukrinform.ua/rubric-society/3711149-sud-obrav-zapobiznij-zahid-knazevu.html</text:a>
</text:p>
      <!--NEWS-->
      <text:h text:style-name="P10" text:outline-level="1">
<text:span text:style-name="T4">
Україна намагається донести до арабських країн свою формулу миру - Єрмак</text:span>
</text:h>
      <text:p text:style-name="P4">
Authors: Ukrinform (Person)</text:p>
      <text:p text:style-name="P4">
Publisher: Укринформ (Organization)</text:p>
      <text:p text:style-name="P4">
Published Time: 2023-05-18T-22:13:00+03:00</text:p>
      <text:p text:style-name="P4">
Modified Time: 2023-05-18T23:13:00+03:00</text:p>
      <text:p text:style-name="P4">
Description: Україна хоче убезпечити усі держави світу від агресії, перед якою постала сама, й намагається донести це до арабського світу. — Укрінформ.</text:p>
      <text:p text:style-name="P4">
Images: ["<text:a xlink:type="simple" xlink:href="https://static.ukrinform.com/photos/2023_05/thumb_files/630_360_1684440786-172.jpg" text:style-name="Internet_20_link" text:visited-style-name="Visited_20_Internet_20_Link">
630_360_16844...</text:a>
"]</text:p>
      <text:p text:style-name="P4">
Tags: ['Саудівська Аравія', 'Єрмак', 'Війна з Росією', 'Формула миру']</text:p>
      <text:p text:style-name="P4">
Type: Article</text:p>
      <!--METADATA-->
      <text:p text:style-name="P4">
<draw:frame draw:style-name="fr1" draw:name="Image47" text:anchor-type="as-char" svg:width="6.9236in" svg:height="3.956343in" draw:z-index="0">
<draw:image xlink:href="../Images/yкринформ/2023-05-18T-22-13-00-03-00/630_360_1684440786-172.jpg" xlink:type="simple" xlink:show="embed" xlink:actuate="onLoad" draw:mime-type="image/jpeg"/>
</draw:frame>
 Українахоче убезпечити усі держави світу від агресії, перед якою постала сама, йнамагається донести це до арабського світу.</text:p>
      <text:p text:style-name="P4">
Як повідомляє кореспондент Укрінформу, про це в <text:a xlink:type="simple" xlink:href="https://t.me/s/ermaka2022" text:style-name="Internet_20_link" text:visited-style-name="Visited_20_Internet_20_Link">
 </text:a>
з Саудівської Аравії розповів керівник Офісу президента України Андрій Єрмак.</text:p>
      <text:p text:style-name="P4">
“Україна прагне донести до країн арабського світу, як вона бачить закінченняцієї <text:a xlink:type="simple" xlink:href="https://www.ukrinform.ua/tag-vijna" text:style-name="Internet_20_link" text:visited-style-name="Visited_20_Internet_20_Link">
 </text:a>
 , як убезпечити держави світу відподібних агресій, і, зокрема, донести запропоновану Президентом ВолодимиромЗеленським формулу миру”, - йдеться у повідомленні на Телеграм-каналі Єрмака.</text:p>
      <text:p text:style-name="P4">
Зазначається, що “ця формула повністю ґрунтується на принципах міжнародногоправа та статуті ООН”. “Ми всіляко вітатимемо участь Саудівської Аравії таінших арабських країн у майбутньому саміті миру, на якому лідери з усьогосвіту зможуть на базі формули миру Президента Зеленського знайти рішення, якзакінчити цю війну в центрі Європи”, - стверджується у дописі.</text:p>
      <text:p text:style-name="P4">
Єрмак також звернув увагу, що “навіть за складних обставин Українапереймається глобальними проблемами, зокрема питанням світової продовольчоїбезпеки, розв’язанню якого сприяє ініціатива Президента Володимира ЗеленськогоGrain Form Ukraine”.</text:p>
      <text:p text:style-name="P4">
Окрім цього, керівник Офісу президента України “відзначив роль Королівства уважливому обміні полоненими, завдяки якому вдалося звільнити велику кількістьукраїнських та іноземних громадян”. ”Україна вдячна за гуманітарну допомогу,отриману від країн арабського світу, зокрема від Саудівської Аравії, особливотоді, коли рф кілька місяців намагалася ударами ракет та іранських дронівзруйнувати енергетичну інфраструктуру, залишити мільйони наших громадян безелектроенергії, опалення та водопостачання в холодну пору року”, - йшлося вінтерв’ю.</text:p>
      <text:p text:style-name="P4">
<text:span text:style-name="T4">
Читайте також:</text:span>
 <text:a xlink:type="simple" xlink:href="https://www.ukrinform.ua/rubric-ato/3711110-zelenskij-mi-ne-maemo-potrapiti-v-omanu-koli-rosia-pocne-govoriti-pro-mir.html" text:style-name="Internet_20_link" text:visited-style-name="Visited_20_Internet_20_Link">
 </text:a>
</text:p>
      <text:p text:style-name="P4">
На сам кінець Єрмак наголосив, що “українська сторона готова спілкуватися здержавами та лідерами, які висувають певні пропозиції щодо мирноговрегулювання та завершення війни, проте не сприймає жодних переговорів ізбудь-якими компромісами, що стосуються нашої території та наших людей”.</text:p>
      <text:p text:style-name="P4">
<text:span text:style-name="T5">
Фото: ОП</text:span>
</text:p>
      <text:p text:style-name="P4">
Source: <text:a xlink:type="simple" xlink:href="https://www.ukrinform.ua/rubric-polytics/3711148-ukraina-namagaetsa-donesti-do-arabskih-krain-svou-formulu-miru-ermak.html" text:style-name="Internet_20_link" text:visited-style-name="Visited_20_Internet_20_Link">
https://www.ukrinform.ua/rubric-polytics/3711148-ukraina-namagaetsa-donesti-do-arabskih-krain-svou-formulu-miru-ermak.html</text:a>
</text:p>
      <!--NEWS-->
      <text:h text:style-name="P10" text:outline-level="1">
<text:span text:style-name="T4">
В ООН вказали росії, що вона отримує зброю з інших держав для війни проти України</text:span>
</text:h>
      <text:p text:style-name="P4">
Authors: Ukrinform (Person)</text:p>
      <text:p text:style-name="P4">
Publisher: Укринформ (Organization)</text:p>
      <text:p text:style-name="P4">
Published Time: 2023-05-18T-24:01:00+03:00</text:p>
      <text:p text:style-name="P4">
Modified Time: 2023-05-18T23:01:00+03:00</text:p>
      <text:p text:style-name="P4">
Description: Заступник високого керівника ООН з питань роззброєння Адедеджі Ебо вказав Росії, яка скликала Радбез для обговорення постачань зброї Україні, що збройні сили РФ самі отримують озброєння з-за кордону. — Укрінформ.</text:p>
      <text:p text:style-name="P4">
Images: ["<text:a xlink:type="simple" xlink:href="https://static.ukrinform.com/photos/2023_05/thumb_files/630_360_1684439893-902.jpeg" text:style-name="Internet_20_link" text:visited-style-name="Visited_20_Internet_20_Link">
630_360_16844...</text:a>
"]</text:p>
      <text:p text:style-name="P4">
Tags: ['ООН', 'Україна', 'Зброя', 'Війна з Росією']</text:p>
      <text:p text:style-name="P4">
Type: Article</text:p>
      <!--METADATA-->
      <text:p text:style-name="P4">
<draw:frame draw:style-name="fr1" draw:name="Image48" text:anchor-type="as-char" svg:width="6.9236in" svg:height="3.956343in" draw:z-index="0">
<draw:image xlink:href="../Images/yкринформ/2023-05-18T-24-01-00-03-00/630_360_1684439893-902.jpeg" xlink:type="simple" xlink:show="embed" xlink:actuate="onLoad" draw:mime-type="image/jpeg"/>
</draw:frame>
Заступник високого керівника ООН з питань роззброєння Адедеджі Ебо вказавРосії, яка скликала Радбез для обговорення постачань зброї Україні, що збройнісили РФ самі отримують озброєння з-за кордону.</text:p>
      <text:p text:style-name="P4">
Як передає власний кореспондент Укрінформу у Нью-Йорку, про це він заявив назасіданні Ради Безпеки, доповідаючи від секретаріату ООН.</text:p>
      <text:p text:style-name="P4">
Він зазначив, що інформація від урядів про постачання систем озброєння ібоєприпасів Україні доступна у відкритих джерелах. Ці поставки включають важкезвичайне озброєння, зокрема танки, БТР, літаки, вертольоти, великокаліберніартилерійські системи, ракетні комплекси, безпілотники, боєприпаси здистанційним управлінням, стрілецьку зброю, легкі озброєння, зазначив він.</text:p>
      <text:p text:style-name="P4">
Проте, за його словами, Росія сама отримує зброю з-за кордону.</text:p>
      <text:p text:style-name="P4">
<text:span text:style-name="T4">
Читайте також:</text:span>
 <text:a xlink:type="simple" xlink:href="https://www.ukrinform.ua/rubric-crimea/3711124-v-oon-spodivautsa-so-vsi-prava-krimskih-tatar-dotrimuvatimutsa.html" text:style-name="Internet_20_link" text:visited-style-name="Visited_20_Internet_20_Link">
 <text:span text:style-name="T4">
ООН</text:span>
 </text:a>
</text:p>
      <text:p text:style-name="P4">
«Водночас надходять повідомлення про те, що держави передають або плануютьпередати зброю, наприклад, безпілотники та боєприпаси російським збройнимсилам для використання в Україні. Більш того, ЗМІ повідомляють про передачуосновних видів звичайного озброєння, включаючи артилерійські ракетні системи,недержавним угрупованням, які беруть участь у війні в Україні», – сказав Ебо.</text:p>
      <text:p text:style-name="P4">
Він нагадав, що Управління Верховного комісара ООН з прав людини зафіксуваловід початку повномасштабного вторгнення 23 821 жертву серед цивільногонаселення в Україні – 8 836 убитих і 14 985 поранених, «при цьому фактичніцифри, ймовірно, значно вищі».</text:p>
      <text:p text:style-name="P4">
<text:span text:style-name="T4">
Читайте також:</text:span>
 <text:a xlink:type="simple" xlink:href="https://www.ukrinform.ua/rubric-world/3710649-gensek-oon-prodovzenna-zernovoi-ugodi-e-garnou-novinou-dla-svitu.html" text:style-name="Internet_20_link" text:visited-style-name="Visited_20_Internet_20_Link">
 <text:span text:style-name="T4">
ООН</text:span>
 </text:a>
</text:p>
      <text:p text:style-name="P4">
Також представник ООН розповів про руйнування об'єктів інфраструктури,житлових будинків, шкіл, доріг та мостів, атаки на електростанції.</text:p>
      <text:p text:style-name="P4">
Як повідомляв <text:a xlink:type="simple" xlink:href="https://www.ukrinform.ua/rubric-polytics/3711132-rosia-skarzitimetsa-radbezu-oon-na-te-so-ukraina-zbivae-ii-raketi-kislica.html" text:style-name="Internet_20_link" text:visited-style-name="Visited_20_Internet_20_Link">
 </text:a>
 , учетвер Росія вкотре скликала засідання Ради Безпеки ООН для обговоренняпостачання зброї в Україну.</text:p>
      <text:p text:style-name="P4">
Source: <text:a xlink:type="simple" xlink:href="https://www.ukrinform.ua/rubric-ato/3711146-v-oon-vkazali-rosii-so-vona-otrimue-zbrou-z-insih-derzav-dla-vijni-proti-ukraini.html" text:style-name="Internet_20_link" text:visited-style-name="Visited_20_Internet_20_Link">
https://www.ukrinform.ua/rubric-ato/3711146-v-oon-vkazali-rosii-so-vona-otrimue-zbrou-z-insih-derzav-dla-vijni-proti-ukraini.html</text:a>
</text:p>
      <!--NEWS-->
      <text:h text:style-name="P10" text:outline-level="1">
<text:span text:style-name="T4">
ЧС-2023 з хокею: збірна Швеції розгромила угорців, перемоги Чехії, Німеччини та Швейцарії</text:span>
</text:h>
      <text:p text:style-name="P4">
Authors: Ukrinform (Person)</text:p>
      <text:p text:style-name="P4">
Publisher: Укринформ (Organization)</text:p>
      <text:p text:style-name="P4">
Published Time: 2023-05-18T-27:59:00+03:00</text:p>
      <text:p text:style-name="P4">
Modified Time: 2023-05-18T22:59:00+03:00</text:p>
      <text:p text:style-name="P4">
Description: На чемпіонаті світу-2023 з хокею в Тампере (Фінляндія) та Ризі (Латвія) завершилися поєдинки четвертого кола розіграшу. — Укрінформ.</text:p>
      <text:p text:style-name="P4">
Images: ["<text:a xlink:type="simple" xlink:href="https://static.ukrinform.com/photos/2023_05/thumb_files/630_360_1684439398-342.jpg" text:style-name="Internet_20_link" text:visited-style-name="Visited_20_Internet_20_Link">
630_360_16844...</text:a>
"]</text:p>
      <text:p text:style-name="P4">
Tags: ['Чемпіонат світу', 'хокей']</text:p>
      <text:p text:style-name="P4">
Type: Article</text:p>
      <!--METADATA-->
      <text:p text:style-name="P4">
<draw:frame draw:style-name="fr1" draw:name="Image49" text:anchor-type="as-char" svg:width="6.9236in" svg:height="3.956343in" draw:z-index="0">
<draw:image xlink:href="../Images/yкринформ/2023-05-18T-27-59-00-03-00/630_360_1684439398-342.jpg" xlink:type="simple" xlink:show="embed" xlink:actuate="onLoad" draw:mime-type="image/jpeg"/>
</draw:frame>
 Начемпіонаті світу-2023 з хокею в Тампере (Фінляндія) та Ризі (Латвія)завершилися поєдинки четвертого кола розіграшу.</text:p>
      <text:p text:style-name="P4">
Четвертою перемогою поспіль продовжила турнір збірна Швеції, яка упевненообіграла команду Угорщини - 7:1 (3:1, 3:0, 1:0), передає Укрінформ.</text:p>
      <text:p text:style-name="P4">
В інших матчах четверга Чехія здобула вольову перемогу над Словенією - 6:2(0:2, 1:0, 5:0), Німеччина обіграла Данію - 6:4 (0:1, 3:1, 3:2), а Швейцаріявзяла гору над Словаччиною - 4:2 (1:0, 1:2, 2:0).</text:p>
      <text:p text:style-name="P4">
<text:span text:style-name="T5">
Турнірне становище:</text:span>
</text:p>
      <text:p text:style-name="P4">
група А: США - 12 очок, Швеція - 11, Данія - 8, Фінляндія - 7, Франція - 4,Німеччина - 3, Угорщина - 2, Австрія - 1;</text:p>
      <text:p text:style-name="P4">
група В : Швейцарія - 12 очок, Канада - 11, Чехія - 10, Латвія - 5, Словаччина- 4, Норвегія - 4, Казахстан - 2, Словенія - 0.</text:p>
      <text:p text:style-name="P4">
У наступному турі 19-20 травня зіграють: Угорщина - Фінляндія, Австрія -Німеччина, Латвія - Словенія, Казахстан - Словаччина, США - Данія, Швеція -Франція, Канада - Швейцарія, Норвегія - Чехія.</text:p>
      <text:p text:style-name="P4">
Чемпіонат світу з хокею триватиме до 28 травня.</text:p>
      <text:p text:style-name="P4">
Фото: AFP.</text:p>
      <text:p text:style-name="P4">
Source: <text:a xlink:type="simple" xlink:href="https://www.ukrinform.ua/rubric-sports/3711145-cs2023-z-hokeu-zbirna-svecii-rozgromila-ugorsinu-peremogi-nimeccini-ta-svejcarii.html" text:style-name="Internet_20_link" text:visited-style-name="Visited_20_Internet_20_Link">
https://www.ukrinform.ua/rubric-sports/3711145-cs2023-z-hokeu-zbirna-svecii-rozgromila-ugorsinu-peremogi-nimeccini-ta-svejcarii.html</text:a>
</text:p>
      <!--NEWS-->
      <text:h text:style-name="P10" text:outline-level="1">
<text:span text:style-name="T4">
Рішення росії призупинити участь у Договорі про ядерні озброєння є безвідповідальним - Держдеп</text:span>
</text:h>
      <text:p text:style-name="P4">
Authors: Ukrinform (Person)</text:p>
      <text:p text:style-name="P4">
Publisher: Укринформ (Organization)</text:p>
      <text:p text:style-name="P4">
Published Time: 2023-05-18T-29:44:00+03:00</text:p>
      <text:p text:style-name="P4">
Modified Time: 2023-05-18T22:44:00+03:00</text:p>
      <text:p text:style-name="P4">
Description: Сполучені Штати продовжують бути відданими Договору СНО-ІІІ між Вашингтоном і Москвою та вважають призупинення участі Росії в ньому «безвідповідальним» кроком, який не відповідає інтересам безпеки для всього світу.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Ядерна зброя', 'Держдеп', 'Росія', 'Ракетний договір']</text:p>
      <text:p text:style-name="P4">
Type: Article</text:p>
      <!--METADATA-->
      <text:p text:style-name="P4">
<draw:frame draw:style-name="fr1" draw:name="Image50" text:anchor-type="as-char" svg:width="6.9236in" svg:height="3.956343in" draw:z-index="0">
<draw:image xlink:href="../Images/yкринформ/2023-05-18T-29-44-00-03-00/630_360_1666031974-150.jpg" xlink:type="simple" xlink:show="embed" xlink:actuate="onLoad" draw:mime-type="image/jpeg"/>
</draw:frame>
 СполученіШтати продовжують бути відданими Договору СНО-ІІІ між Вашингтоном і Москвою тавважають призупинення участі Росії в ньому «безвідповідальним» кроком, який невідповідає інтересам безпеки для всього світу.</text:p>
      <text:p text:style-name="P4">
Про це заявив у четвер під час брифінгу в Вашингтоні заступник речникаДерждепартаменту США Ведант Пател, передає власний кореспондент Укрінформу.</text:p>
      <text:p text:style-name="P4">
«Ми дотримуємося цього договору, і рішення Росії в односторонньому порядкупризупинити свою участь у СНО-ІІІ є прикрим і безвідповідальним»,- підкресливпредставник зовнішньополітичного відомства США.</text:p>
      <text:p text:style-name="P4">
Він зауважив, що договір СНО-ІІІ посилив інтереси безпеки не лише СполученихШтатів і Росії, але й інших країн.</text:p>
      <text:p text:style-name="P4">
«Ми вважаємо, що світ житиме краще, коли обидві наші країни виконуватимутьвимоги СНО-ІІІ»,- наголосив представник Держдепу. Тому, за його словами,Сполучені Штати продовжать працювати над збереженням договору.</text:p>
      <text:p text:style-name="P4">
<text:span text:style-name="T4">
Читайте також:</text:span>
 <text:a xlink:type="simple" xlink:href="https://www.ukrinform.ua/rubric-ato/3708845-akso-putin-zastosue-adernu-zbrou-nastupnogo-dna-jogo-ne-bude-zelenskij.html" text:style-name="Internet_20_link" text:visited-style-name="Visited_20_Internet_20_Link">
 <text:span text:style-name="T4">
ядерну</text:span>
 <text:span text:style-name="T4">
зброю</text:span>
 </text:a>
</text:p>
      <text:p text:style-name="P4">
Як повідомляв Укрінформ, Договір між США і Росією про заходи щодо подальшогоскорочення та обмеження стратегічних <text:a xlink:type="simple" xlink:href="https://www.ukrinform.ua/tag-aderna-zbroa" text:style-name="Internet_20_link" text:visited-style-name="Visited_20_Internet_20_Link">
 </text:a>
 СНО-ІІІ) був підписаний сторонами в квітні 2010 року та набув чинностів лютому 2011-го. Документ був розрахований на десять років із можливістюпродовження на п’ять років за домовленістю сторін.</text:p>
      <text:p text:style-name="P4">
На початку 2021 року Договір був продовжений. Проте в лютому 2023 року Росіяпризупинила участь у СНО-ІІІ.</text:p>
      <text:p text:style-name="P4">
Source: <text:a xlink:type="simple" xlink:href="https://www.ukrinform.ua/rubric-world/3711133-risenna-rosii-prizupiniti-ucast-u-dogovori-pro-aderni-ozbroenna-e-bezvidpovidalnim-derzdep.html" text:style-name="Internet_20_link" text:visited-style-name="Visited_20_Internet_20_Link">
https://www.ukrinform.ua/rubric-world/3711133-risenna-rosii-prizupiniti-ucast-u-dogovori-pro-aderni-ozbroenna-e-bezvidpovidalnim-derzdep.html</text:a>
</text:p>
      <!--NEWS-->
      <text:h text:style-name="P10" text:outline-level="1">
<text:span text:style-name="T4">
At Kupiansk direction Russian army shelled Krasne Pershe, Fyholivka, Novomlynsk, Dvorichna, Z...</text:span>
</text:h>
      <text:p text:style-name="P4">
Authors: liveuamap (Language: en)</text:p>
      <text:p text:style-name="P4">
Time: 2023-05-18T-29:51:00</text:p>
      <text:p text:style-name="P4">
Location: Kramatorsk (Latitude:49.73258 Longtitude:37.91382)</text:p>
      <text:p text:style-name="P4">
Videos: []</text:p>
      <text:p text:style-name="P4">
Images: []</text:p>
      <text:p text:style-name="P4">
Tags: ["Russia"]</text:p>
      <text:p text:style-name="P4">
ID: 22563642</text:p>
      <!--METADATA-->
      <text:p text:style-name="P4">
At Kupiansk direction Russian army shelled Krasne Pershe, Fyholivka,Novomlynsk, Dvorichna, Zapadne, Masutivka, Tabayivka, Berestove of Kharkivregion and Stelmakhivka of Luhansk region. Russian aviation conductedairstrikes near Masutivka, Kyslivka and Pershotravneve, - General Staff ofArmed Forces of Ukraine says in the morning report</text:p>
      <text:p text:style-name="P4">
News Collection Link: <text:a xlink:type="simple" xlink:href="https://liveuamap.com/en/2023/18-may-at-kupiansk-direction-russian-army-shelled-krasne" text:style-name="Internet_20_link" text:visited-style-name="Visited_20_Internet_20_Link">
https://liveuamap.com/en/2023/18-may-at-kupiansk-direction-russian-army-shelled-krasne</text:a>
</text:p>
      <text:p text:style-name="P4">
Source: <text:a xlink:type="simple" xlink:href="https://t.me/lumsrc/4824" text:style-name="Internet_20_link" text:visited-style-name="Visited_20_Internet_20_Link">
https://t.me/lumsrc/4824</text:a>
</text:p>
      <!--NEWS-->
      <text:h text:style-name="P10" text:outline-level="1">
<text:span text:style-name="T4">
Молдова і США підписали угоду про «відкрите небо»</text:span>
</text:h>
      <text:p text:style-name="P4">
Authors: Ukrinform (Person)</text:p>
      <text:p text:style-name="P4">
Publisher: Укринформ (Organization)</text:p>
      <text:p text:style-name="P4">
Published Time: 2023-05-18T-31:22:00+03:00</text:p>
      <text:p text:style-name="P4">
Modified Time: 2023-05-18T22:22:00+03:00</text:p>
      <text:p text:style-name="P4">
Description: Влада Республіки Молдова та США підписали Угоду про лібералізацію повітряного транспорту в четвер. — Укрінформ.</text:p>
      <text:p text:style-name="P4">
Images: ["<text:a xlink:type="simple" xlink:href="https://static.ukrinform.com/photos/2023_05/thumb_files/630_360_1684438070-921.jpg" text:style-name="Internet_20_link" text:visited-style-name="Visited_20_Internet_20_Link">
630_360_16844...</text:a>
", "<text:a xlink:type="simple" xlink:href="https://static.ukrinform.com/photos/2023_05/1684438070-861.jpg" text:style-name="Internet_20_link" text:visited-style-name="Visited_20_Internet_20_Link">
1684438070-86...</text:a>
", "<text:a xlink:type="simple" xlink:href="https://static.ukrinform.com/photos/2023_05/1684438070-722.jpg" text:style-name="Internet_20_link" text:visited-style-name="Visited_20_Internet_20_Link">
1684438070-72...</text:a>
"]</text:p>
      <text:p text:style-name="P4">
Tags: ['Молдова', 'США', 'Договір про відкрите небо']</text:p>
      <text:p text:style-name="P4">
Type: Article</text:p>
      <!--METADATA-->
      <text:p text:style-name="P4">
<draw:frame draw:style-name="fr1" draw:name="Image51" text:anchor-type="as-char" svg:width="6.9236in" svg:height="3.956343in" draw:z-index="0">
<draw:image xlink:href="../Images/yкринформ/2023-05-18T-31-22-00-03-00/630_360_1684438070-921.jpg" xlink:type="simple" xlink:show="embed" xlink:actuate="onLoad" draw:mime-type="image/jpeg"/>
</draw:frame>
 ВладаРеспубліки Молдова та США підписали Угоду про лібералізацію повітряноготранспорту в четвер.</text:p>
      <text:p text:style-name="P4">
Як передає Укрінформ, про це повідомляє <text:a xlink:type="simple" xlink:href="https://point.md/ru/novosti/obschestvo/priamye-reisy-iz-kishineva-v-ssha-vlasti-podpisali-soglashenie-o-vozdushnom-prostranstve/" text:style-name="Internet_20_link" text:visited-style-name="Visited_20_Internet_20_Link">
</text:a>
 .</text:p>
      <text:p text:style-name="P4">
«Сьогодні у нас є можливість підписати Угоду про співпрацю з економічним,соціальним та стратегічним впливом, яка буде сприяти ще більшому зміцненнюдвосторонніх відносин між нашими державами, що принесе нам економічні перевагиі, в кінцевому рахунку, покращить інфраструктуру, мобільність, гарний зв’язокміж нашими авіа операторами», – заявила Лілія Дабіджа, міністр інфраструктурита регіонального розвитку Молдови.</text:p>
      <text:p text:style-name="P4">
<draw:frame draw:style-name="fr1" draw:name="Image52" text:anchor-type="as-char" svg:width="6.9236in" svg:height="4.615733in" draw:z-index="0">
<draw:image xlink:href="../Images/yкринформ/2023-05-18T-31-22-00-03-00/1684438070-861.jpg" xlink:type="simple" xlink:show="embed" xlink:actuate="onLoad" draw:mime-type="image/jpeg"/>
</draw:frame>
</text:p>
      <text:p text:style-name="P4">
Підписаний документ дозволить здійснювати прямі рейси із Кишенева до пунктівпризначення у <text:a xlink:type="simple" xlink:href="https://www.ukrinform.ua/tag-ssa" text:style-name="Internet_20_link" text:visited-style-name="Visited_20_Internet_20_Link">
 </text:a>
 та навпаки, повідомиламолдовська міністр.</text:p>
      <text:p text:style-name="P4">
<draw:frame draw:style-name="fr1" draw:name="Image53" text:anchor-type="as-char" svg:width="6.9236in" svg:height="4.615733in" draw:z-index="0">
<draw:image xlink:href="../Images/yкринформ/2023-05-18T-31-22-00-03-00/1684438070-722.jpg" xlink:type="simple" xlink:show="embed" xlink:actuate="onLoad" draw:mime-type="image/jpeg"/>
</draw:frame>
</text:p>
      <text:p text:style-name="P4">
Представники США підкреслили, що Угода є важливим кроком на шляху дозбільшення інвестицій у цю сферу.</text:p>
      <text:p text:style-name="P4">
«Це важливий крок до збільшення інвестицій, до більш тісних зв’язків міжнашими країнами і з точки зору безпеки, і у сенсі домопоги зусиллям РеспублікиМолдова щодо забезпечення сильного та прозорого ділового середовища», – заявивзаступник держсекретаря США з менеджменту та ресурсів Річард Верма.</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а</text:span>
 </text:a>
</text:p>
      <text:p text:style-name="P4">
Він додав, що угода про «відкрите небо» допоможе авіакомпаніям пропонуватиклієнтам більш зручні, доступні та ефективні послуги.</text:p>
      <text:p text:style-name="P4">
Як повідомляв <text:a xlink:type="simple" xlink:href="https://www.ukrinform.ua/rubric-world/3710212-derzdep-pro-aviarejsi-rf-do-gruzii-ne-cas-posiluvati-spivpracu-z-rosieu.html" text:style-name="Internet_20_link" text:visited-style-name="Visited_20_Internet_20_Link">
 </text:a>
 , уДержавному департаменті США прокоментували рішення президента рф володимирапутіна про скасування візового режиму для грузинських громадян і відновленняавіасполучення з Грузією.</text:p>
      <text:p text:style-name="P4">
<text:span text:style-name="T5">
Фото: Moldova1</text:span>
</text:p>
      <text:p text:style-name="P4">
Source: <text:a xlink:type="simple" xlink:href="https://www.ukrinform.ua/rubric-world/3711141-moldova-i-ssa-pidpisali-ugodu-pro-vidkrite-nebo.html" text:style-name="Internet_20_link" text:visited-style-name="Visited_20_Internet_20_Link">
https://www.ukrinform.ua/rubric-world/3711141-moldova-i-ssa-pidpisali-ugodu-pro-vidkrite-nebo.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8T-31:51:00</text:p>
      <text:p text:style-name="P4">
Location: Bakhmut (Latitude:48.74249 Longtitude:38.15243)</text:p>
      <text:p text:style-name="P4">
Videos: []</text:p>
      <text:p text:style-name="P4">
Images: []</text:p>
      <text:p text:style-name="P4">
Tags: []</text:p>
      <text:p text:style-name="P4">
ID: 22563638</text:p>
      <!--METADATA-->
      <text:p text:style-name="P4">
None</text:p>
      <text:p text:style-name="P4">
News Collection Link: <text:a xlink:type="simple" xlink:href="https://liveuamap.com/en/2023/18-may-at-lyman-direction-russian-army-shelled-makiyivka" text:style-name="Internet_20_link" text:visited-style-name="Visited_20_Internet_20_Link">
https://liveuamap.com/en/2023/18-may-at-lyman-direction-russian-army-shelled-makiyivka</text:a>
</text:p>
      <text:p text:style-name="P4">
Source: <text:a xlink:type="simple" xlink:href="https://liveuamap.com/en/2023/18-may-at-lyman-direction-russian-army-shelled-makiyivka" text:style-name="Internet_20_link" text:visited-style-name="Visited_20_Internet_20_Link">
https://liveuamap.com/en/2023/18-may-at-lyman-direction-russian-army-shelled-makiyivka</text:a>
</text:p>
      <!--NEWS-->
      <text:h text:style-name="P10" text:outline-level="1">
<text:span text:style-name="T4">
Зеленський анонсував виведення питання кримських в'язнів на міжнародний рівень</text:span>
</text:h>
      <text:p text:style-name="P4">
Authors: Ukrinform (Person)</text:p>
      <text:p text:style-name="P4">
Publisher: Укринформ (Organization)</text:p>
      <text:p text:style-name="P4">
Published Time: 2023-05-18T-33:01:03+03:00</text:p>
      <text:p text:style-name="P4">
Modified Time: 2023-05-18T22:01:03+03:00</text:p>
      <text:p text:style-name="P4">
Description: Президент України Володимир Зеленський анонсував важливі спільні кроки з Меджлісом і виведення питання кримських в'язнів на міжнародний рівень.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Кримські татари', 'Меджліс', "Політв'язні Кремля", 'Зеленський']</text:p>
      <text:p text:style-name="P4">
Type: Article</text:p>
      <!--METADATA-->
      <text:p text:style-name="P4">
<draw:frame draw:style-name="fr1" draw:name="Image54" text:anchor-type="as-char" svg:width="6.9236in" svg:height="3.956343in" draw:z-index="0">
<draw:image xlink:href="../Images/yкринформ/2023-05-18T-33-01-03-03-00/630_360_1682862659-378.jpeg" xlink:type="simple" xlink:show="embed" xlink:actuate="onLoad" draw:mime-type="image/jpeg"/>
</draw:frame>
Президент України Володимир Зеленський анонсував важливі спільні кроки зМеджлісом і виведення питання кримських в'язнів на міжнародний рівень.</text:p>
      <text:p text:style-name="P4">
Про це він розповів у вечірньому <text:a xlink:type="simple" xlink:href="https://www.youtube.com/watch" text:style-name="Internet_20_link" text:visited-style-name="Visited_20_Internet_20_Link">
</text:a>
 , нагадавши, що відвідав офісКримської платформи у День пам'яті жертв геноциду кримськотатарського народу,передає Укрінформ.</text:p>
      <text:p text:style-name="P4">
<text:span text:style-name="T4">
<text:span text:style-name="T5">
Відео:</text:span>
 </text:span>
 <text:a xlink:type="simple" xlink:href="http://https://t.me/OP_UA/9526" text:style-name="Internet_20_link" text:visited-style-name="Visited_20_Internet_20_Link">
 <text:span text:style-name="T5">
Офіс Президента, Телеграм</text:span>
 </text:a>
</text:p>
      <text:p text:style-name="P4">
"Радий бачити, що створена нами "Кримська платформа" ефективно спрямовуєспільну силу всієї нашої держави та кримськотатарського народу. Радий знати,що наша спільна робота з Меджлісом приносить потрібний Україні результат. Доречі, деякі дуже важливі спільні кроки готуємо вже на найближчий час. ПитанняКриму, кримських в’язнів та всіх наших людей у Криму виводимо на новийміжнародний рівень", - сказав Президент.</text:p>
      <text:p text:style-name="P4">
Він нагадав, що 18 травня ми вшановуємо пам’ять усіх жертв депортації <text:a xlink:type="simple" xlink:href="https://www.ukrinform.ua/tag-krimski-tatari" text:style-name="Internet_20_link" text:visited-style-name="Visited_20_Internet_20_Link">
</text:a>
 .</text:p>
      <text:p text:style-name="P4">
<text:span text:style-name="T4">
Читайте також:</text:span>
 <text:a xlink:type="simple" xlink:href="https://www.ukrinform.ua/rubric-crimea/3710714-u-kanadskomu-parlamenti-vsanuvali-zertv-deportacii-krimskih-tatar.html" text:style-name="Internet_20_link" text:visited-style-name="Visited_20_Internet_20_Link">
 </text:a>
</text:p>
      <text:p text:style-name="P4">
"Це був один із найтяжчих злочинів ХХ століття – увесь народ силою забрали зрідної землі та змусили жити на чужині десятиліттями. І коли вже людиповернулися додому, Росія вкотре принесла до їхнього дому, до нашої Українисвоє зло – зло агресії, репресій, приниження", - зазначив Зеленський.</text:p>
      <text:p text:style-name="P4">
Саме тому, за його словами, повернути справедливість для всіх наших людей,гарантувати свободу для всієї нашої держави без будь-яких винятків – це нашеісторичне завдання. "Завдання всіх, хто захищає державу, усіх, хто обравУкраїну, а отже, здобуде перемогу", - наголосив Президент.</text:p>
      <text:p text:style-name="P4">
Крім цього, Глава держави наголосив, що ми ні на мить не забуваємо і про тихнаших людей, яких окупант утримує у неволі.</text:p>
      <text:p text:style-name="P4">
<text:span text:style-name="T4">
Читайте також:</text:span>
 <text:a xlink:type="simple" xlink:href="https://www.ukrinform.ua/rubric-crimea/3698245-peresliduvanna-krimskih-tatar-lubinec-pidtrimav-vimogi-komisara-radi-evropi.html" text:style-name="Internet_20_link" text:visited-style-name="Visited_20_Internet_20_Link">
 </text:a>
</text:p>
      <text:p text:style-name="P4">
"Про полонених українців, про репресованих на окупованих територіях. Про тих,хто перебуває в окупованих містах і громадах і чекає повернення нашогопрапора, нашої держави. Ми маємо звільнити всіх наших людей і всю нашу землю зросійської неволі. Діємо разом, у єдності, дбаючи одне про одного й продержаву, і не зупиняємось до перемоги", - наголосив Зеленський.</text:p>
      <text:p text:style-name="P4">
Як повідомлялося, 18 травня в Україні встановлено День боротьби за правакримськотатарського народу та <text:a xlink:type="simple" xlink:href="https://www.ukrinform.ua/rubric-crimea/3710721-sogodni-ukraina-vsanovue-pamat-zertv-deportacii-krimskih-tatar.html" text:style-name="Internet_20_link" text:visited-style-name="Visited_20_Internet_20_Link">
 </text:a>
 жертв депортації кримських татар.</text:p>
      <text:p text:style-name="P4">
Source: <text:a xlink:type="simple" xlink:href="https://www.ukrinform.ua/rubric-crimea/3711137-zelenskij-anonsuvav-vivedenna-pitanna-krimskih-vazniv-na-miznarodnij-riven.html" text:style-name="Internet_20_link" text:visited-style-name="Visited_20_Internet_20_Link">
https://www.ukrinform.ua/rubric-crimea/3711137-zelenskij-anonsuvav-vivedenna-pitanna-krimskih-vazniv-na-miznarodnij-riven.html</text:a>
</text:p>
      <!--NEWS-->
      <text:h text:style-name="P10" text:outline-level="1">
<text:span text:style-name="T4">
At Bakhmut direction Russian army shelled Vasukivka, Zaliznyanske, Orikhovo-Vasylivka, Novoma...</text:span>
</text:h>
      <text:p text:style-name="P4">
Authors: liveuamap (Language: en)</text:p>
      <text:p text:style-name="P4">
Time: 2023-05-18T-33:51:00</text:p>
      <text:p text:style-name="P4">
Location: Kurdiumivka (Latitude:48.46598 Longtitude:37.95364)</text:p>
      <text:p text:style-name="P4">
Videos: []</text:p>
      <text:p text:style-name="P4">
Images: []</text:p>
      <text:p text:style-name="P4">
Tags: ["Russia"]</text:p>
      <text:p text:style-name="P4">
ID: 22563634</text:p>
      <!--METADATA-->
      <text:p text:style-name="P4">
At Bakhmut direction Russian army shelled Vasukivka, Zaliznyanske, Orikhovo-Vasylivka, Novomarkove, Hryhorivka, Bohdanivka, Bakhmut, Ivanivske, ChasivYar, Predtechyne, Bila Hora, Pivnichne and Shumy of Donetsk region. Russianaviation conducted airstrikes near Novomarkove, Bohdanivka, Bakhmut,Predtechyne and Kurdumivka, - General Staff of Armed Forces of Ukraine says inthe morning report</text:p>
      <text:p text:style-name="P4">
News Collection Link: <text:a xlink:type="simple" xlink:href="https://liveuamap.com/en/2023/18-may-at-bakhmut-direction-russian-army-shelled-vasukivka" text:style-name="Internet_20_link" text:visited-style-name="Visited_20_Internet_20_Link">
https://liveuamap.com/en/2023/18-may-at-bakhmut-direction-russian-army-shelled-vasukivka</text:a>
</text:p>
      <text:p text:style-name="P4">
Source: <text:a xlink:type="simple" xlink:href="https://t.me/lumsrc/4826" text:style-name="Internet_20_link" text:visited-style-name="Visited_20_Internet_20_Link">
https://t.me/lumsrc/4826</text:a>
</text:p>
      <!--NEWS-->
      <text:h text:style-name="P10" text:outline-level="1">
<text:span text:style-name="T4">
Ворог за добу 10 разів обстріляв прикордонні громади Сумщини</text:span>
</text:h>
      <text:p text:style-name="P4">
Authors: Ukrinform (Person)</text:p>
      <text:p text:style-name="P4">
Publisher: Укринформ (Organization)</text:p>
      <text:p text:style-name="P4">
Published Time: 2023-05-18T-36:59:00+03:00</text:p>
      <text:p text:style-name="P4">
Modified Time: 2023-05-18T21:59:00+03:00</text:p>
      <text:p text:style-name="P4">
Description: російські війська у четвер, 18 травня, здійснили 10 обстрілів прикордонних громад Сумської області.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55" text:anchor-type="as-char" svg:width="6.9236in" svg:height="3.956343in" draw:z-index="0">
<draw:image xlink:href="../Images/yкринформ/2023-05-18T-36-59-00-03-00/630_360_1667124180-530.jpg" xlink:type="simple" xlink:show="embed" xlink:actuate="onLoad" draw:mime-type="image/jpeg"/>
</draw:frame>
 російськівійська у четвер, 18 травня, здійснили 10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6261" text:style-name="Internet_20_link" text:visited-style-name="Visited_20_Internet_20_Link">
 </text:a>
 .</text:p>
      <text:p text:style-name="P4">
«Протягом дня росіяни здійснили 10 <text:a xlink:type="simple" xlink:href="https://www.ukrinform.ua/tag-obstril" text:style-name="Internet_20_link" text:visited-style-name="Visited_20_Internet_20_Link">
 </text:a>
 .Зафіксовано 62 вибухи. Обстрілів зазнали населені пункти Юнаківської,Білопільської, Новослобідської, Миропільської, Есманської, Краснопільськоїгромад», - ідеться в повідомленні.</text:p>
      <text:p text:style-name="P4">
По території Юнаківської громади ворог бив із мінометів (7 вибухів) таартилерії (8 вибухів).</text:p>
      <text:p text:style-name="P4">
По Білопільській громаді загарбники здійснили мінометний обстріл (12 вибухів).</text:p>
      <text:p text:style-name="P4">
У Новослобідській громаді зафіксовано чотири мінометні вибухи.</text:p>
      <text:p text:style-name="P4">
По Миропільській громаді росіяни вдарили з мінометів (3 вибухи). Пошкодженожитловий будинок в с. Миропілля.</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a>
</text:p>
      <text:p text:style-name="P4">
Крім того, росіяни здійснили мінометний обстріл (10 вибухів) по с. СтуденокЕсманської громади. Ворожий обстріл пошкодив приватний житловий будинок,господарчу споруду, трактор, польовий обприскувач. Двоє цивільних отрималиконтузії.</text:p>
      <text:p text:style-name="P4">
По Краснопільській громаді загарбники здійснили мінометний обстріл (18вибухів).</text:p>
      <text:p text:style-name="P4">
Як повідомляв <text:a xlink:type="simple" xlink:href="https://www.ukrinform.ua/rubric-regions/3710331-za-ostannij-misac-vijska-rff-ponad-400-raziv-obstrilali-sumsinu.html" text:style-name="Internet_20_link" text:visited-style-name="Visited_20_Internet_20_Link">
 </text:a>
 , за останній місяцьросійські війська обстріляли Сумщину понад 400 разів.</text:p>
      <text:p text:style-name="P4">
Source: <text:a xlink:type="simple" xlink:href="https://www.ukrinform.ua/rubric-ato/3711136-vorog-za-dobu-10-raziv-obstrilav-prikordonni-gromadi-sumsini.html" text:style-name="Internet_20_link" text:visited-style-name="Visited_20_Internet_20_Link">
https://www.ukrinform.ua/rubric-ato/3711136-vorog-za-dobu-10-raziv-obstrilav-prikordonni-gromadi-sumsini.html</text:a>
</text:p>
      <!--NEWS-->
      <text:h text:style-name="P10" text:outline-level="1">
<text:span text:style-name="T4">
Центром Відня пройшла Вишиванкова хода</text:span>
</text:h>
      <text:p text:style-name="P4">
Authors: Ukrinform (Person)</text:p>
      <text:p text:style-name="P4">
Publisher: Укринформ (Organization)</text:p>
      <text:p text:style-name="P4">
Published Time: 2023-05-18T-38:54:00+03:00</text:p>
      <text:p text:style-name="P4">
Modified Time: 2023-05-18T21:54:00+03:00</text:p>
      <text:p text:style-name="P4">
Description: Українська діаспора та друзі України з інших країн пройшли у четвер святковою ходою центром Відня до Дня вишиванки, а також щоб привернути увагу до війни, яку веде Росія проти України. — Укрінформ.</text:p>
      <text:p text:style-name="P4">
Images: ["<text:a xlink:type="simple" xlink:href="https://static.ukrinform.com/photos/2023_05/thumb_files/630_360_1684435828-2616.jpeg" text:style-name="Internet_20_link" text:visited-style-name="Visited_20_Internet_20_Link">
630_360_16844...</text:a>
", "<text:a xlink:type="simple" xlink:href="https://static.ukrinform.com/photos/2023_05/thumb_files/630_360_1684435828-4153.jpeg" text:style-name="Internet_20_link" text:visited-style-name="Visited_20_Internet_20_Link">
630_360_16844...</text:a>
", "<text:a xlink:type="simple" xlink:href="https://static.ukrinform.com/photos/2023_05/thumb_files/630_360_1684435828-7677.jpeg" text:style-name="Internet_20_link" text:visited-style-name="Visited_20_Internet_20_Link">
630_360_16844...</text:a>
", "<text:a xlink:type="simple" xlink:href="https://static.ukrinform.com/photos/2023_05/thumb_files/630_360_1684435828-4188.jpeg" text:style-name="Internet_20_link" text:visited-style-name="Visited_20_Internet_20_Link">
630_360_16844...</text:a>
", "<text:a xlink:type="simple" xlink:href="https://static.ukrinform.com/photos/2023_05/thumb_files/630_360_1684435828-8528.jpeg" text:style-name="Internet_20_link" text:visited-style-name="Visited_20_Internet_20_Link">
630_360_16844...</text:a>
", "<text:a xlink:type="simple" xlink:href="https://static.ukrinform.com/photos/2023_05/thumb_files/630_360_1684435828-5663.jpeg" text:style-name="Internet_20_link" text:visited-style-name="Visited_20_Internet_20_Link">
630_360_16844...</text:a>
", "<text:a xlink:type="simple" xlink:href="https://static.ukrinform.com/photos/2023_05/thumb_files/630_360_1684435829-1084.jpeg" text:style-name="Internet_20_link" text:visited-style-name="Visited_20_Internet_20_Link">
630_360_16844...</text:a>
", "<text:a xlink:type="simple" xlink:href="https://static.ukrinform.com/photos/2023_05/thumb_files/630_360_1684435829-1967.jpeg" text:style-name="Internet_20_link" text:visited-style-name="Visited_20_Internet_20_Link">
630_360_16844...</text:a>
", "<text:a xlink:type="simple" xlink:href="https://static.ukrinform.com/photos/2023_05/thumb_files/630_360_1684435829-4611.jpeg" text:style-name="Internet_20_link" text:visited-style-name="Visited_20_Internet_20_Link">
630_360_16844...</text:a>
", "<text:a xlink:type="simple" xlink:href="https://static.ukrinform.com/photos/2023_05/thumb_files/630_360_1684435829-9539.jpeg" text:style-name="Internet_20_link" text:visited-style-name="Visited_20_Internet_20_Link">
630_360_16844...</text:a>
", "<text:a xlink:type="simple" xlink:href="https://static.ukrinform.com/photos/2023_05/thumb_files/630_360_1684435829-8335.jpeg" text:style-name="Internet_20_link" text:visited-style-name="Visited_20_Internet_20_Link">
630_360_16844...</text:a>
", "<text:a xlink:type="simple" xlink:href="https://static.ukrinform.com/photos/2023_05/thumb_files/630_360_1684435829-3001.jpeg" text:style-name="Internet_20_link" text:visited-style-name="Visited_20_Internet_20_Link">
630_360_16844...</text:a>
"]</text:p>
      <text:p text:style-name="P4">
Tags: ['Австрія', 'Вишиванка', 'День вишиванки', 'Хода']</text:p>
      <text:p text:style-name="P4">
Type: Article</text:p>
      <!--METADATA-->
      <text:p text:style-name="P4">
<draw:frame draw:style-name="fr1" draw:name="Image56" text:anchor-type="as-char" svg:width="6.9236in" svg:height="3.956343in" draw:z-index="0">
<draw:image xlink:href="../Images/yкринформ/2023-05-18T-38-54-00-03-00/630_360_1684435828-2616.jpeg" xlink:type="simple" xlink:show="embed" xlink:actuate="onLoad" draw:mime-type="image/jpeg"/>
</draw:frame>
Українська діаспора та друзі України з інших країн пройшли у четвер святковоюходою центром Відня до Дня вишиванки, а також щоб привернути увагу до війни,яку веде Росія проти України.</text:p>
      <text:p text:style-name="P4">
Про це повідомляє власний кореспондент Укрінформу в Австрії.</text:p>
      <text:p text:style-name="P4">
"Ми сьогодні тут в "українських бронежилетах" – <text:a xlink:type="simple" xlink:href="https://www.ukrinform.ua/tag-visivanka" text:style-name="Internet_20_link" text:visited-style-name="Visited_20_Internet_20_Link">
</text:a>
 . У цих захисних жилетах українцізахищають сьогодні всю Європу", - зазначив організатор акції, голова ГО"Mrija" Андрій Каріоті.</text:p>
      <text:p text:style-name="P4">
<draw:frame draw:style-name="fr1" draw:name="Image57" text:anchor-type="as-char" svg:width="6.9236in" svg:height="3.956343in" draw:z-index="0">
<draw:image xlink:href="../Images/yкринформ/2023-05-18T-38-54-00-03-00/630_360_1684435828-4153.jpeg" xlink:type="simple" xlink:show="embed" xlink:actuate="onLoad" draw:mime-type="image/jpeg"/>
</draw:frame>
 ЦентромВідня пройшла Вишиванкова хода / Фото: Василь Курц, Укрінформ  <text:a xlink:type="simple" xlink:href="https://static.ukrinform.com/photos/2023_05/1684435828-4153.jpeg" text:style-name="Internet_20_link" text:visited-style-name="Visited_20_Internet_20_Link">
<draw:frame draw:style-name="fr1" draw:name="Image58" text:anchor-type="as-char" svg:width="6.9236in" svg:height="3.956343in" draw:z-index="0">
<draw:image xlink:href="../Images/yкринформ/2023-05-18T-38-54-00-03-00/630_360_1684435828-4153.jpeg" xlink:type="simple" xlink:show="embed" xlink:actuate="onLoad" draw:mime-type="image/jpeg"/>
</draw:frame>
</text:a>
 <text:a xlink:type="simple" xlink:href="https://static.ukrinform.com/photos/2023_05/1684435828-7677.jpeg" text:style-name="Internet_20_link" text:visited-style-name="Visited_20_Internet_20_Link">
<draw:frame draw:style-name="fr1" draw:name="Image59" text:anchor-type="as-char" svg:width="6.9236in" svg:height="3.956343in" draw:z-index="0">
<draw:image xlink:href="../Images/yкринформ/2023-05-18T-38-54-00-03-00/630_360_1684435828-7677.jpeg" xlink:type="simple" xlink:show="embed" xlink:actuate="onLoad" draw:mime-type="image/jpeg"/>
</draw:frame>
</text:a>
 <text:a xlink:type="simple" xlink:href="https://static.ukrinform.com/photos/2023_05/1684435828-4188.jpeg" text:style-name="Internet_20_link" text:visited-style-name="Visited_20_Internet_20_Link">
<draw:frame draw:style-name="fr1" draw:name="Image60" text:anchor-type="as-char" svg:width="6.9236in" svg:height="3.956343in" draw:z-index="0">
<draw:image xlink:href="../Images/yкринформ/2023-05-18T-38-54-00-03-00/630_360_1684435828-4188.jpeg" xlink:type="simple" xlink:show="embed" xlink:actuate="onLoad" draw:mime-type="image/jpeg"/>
</draw:frame>
</text:a>
 <text:a xlink:type="simple" xlink:href="https://static.ukrinform.com/photos/2023_05/1684435828-8528.jpeg" text:style-name="Internet_20_link" text:visited-style-name="Visited_20_Internet_20_Link">
<draw:frame draw:style-name="fr1" draw:name="Image61" text:anchor-type="as-char" svg:width="6.9236in" svg:height="3.956343in" draw:z-index="0">
<draw:image xlink:href="../Images/yкринформ/2023-05-18T-38-54-00-03-00/630_360_1684435828-8528.jpeg" xlink:type="simple" xlink:show="embed" xlink:actuate="onLoad" draw:mime-type="image/jpeg"/>
</draw:frame>
</text:a>
 <text:a xlink:type="simple" xlink:href="https://static.ukrinform.com/photos/2023_05/1684435828-2616.jpeg" text:style-name="Internet_20_link" text:visited-style-name="Visited_20_Internet_20_Link">
<draw:frame draw:style-name="fr1" draw:name="Image62" text:anchor-type="as-char" svg:width="6.9236in" svg:height="3.956343in" draw:z-index="0">
<draw:image xlink:href="../Images/yкринформ/2023-05-18T-38-54-00-03-00/630_360_1684435828-2616.jpeg" xlink:type="simple" xlink:show="embed" xlink:actuate="onLoad" draw:mime-type="image/jpeg"/>
</draw:frame>
</text:a>
 <text:a xlink:type="simple" xlink:href="https://static.ukrinform.com/photos/2023_05/1684435828-5663.jpeg" text:style-name="Internet_20_link" text:visited-style-name="Visited_20_Internet_20_Link">
<draw:frame draw:style-name="fr1" draw:name="Image63" text:anchor-type="as-char" svg:width="6.9236in" svg:height="3.956343in" draw:z-index="0">
<draw:image xlink:href="../Images/yкринформ/2023-05-18T-38-54-00-03-00/630_360_1684435828-5663.jpeg" xlink:type="simple" xlink:show="embed" xlink:actuate="onLoad" draw:mime-type="image/jpeg"/>
</draw:frame>
</text:a>
 <text:a xlink:type="simple" xlink:href="https://static.ukrinform.com/photos/2023_05/1684435829-1084.jpeg" text:style-name="Internet_20_link" text:visited-style-name="Visited_20_Internet_20_Link">
<draw:frame draw:style-name="fr1" draw:name="Image64" text:anchor-type="as-char" svg:width="6.9236in" svg:height="3.956343in" draw:z-index="0">
<draw:image xlink:href="../Images/yкринформ/2023-05-18T-38-54-00-03-00/630_360_1684435829-1084.jpeg" xlink:type="simple" xlink:show="embed" xlink:actuate="onLoad" draw:mime-type="image/jpeg"/>
</draw:frame>
</text:a>
 <text:a xlink:type="simple" xlink:href="https://static.ukrinform.com/photos/2023_05/1684435829-1967.jpeg" text:style-name="Internet_20_link" text:visited-style-name="Visited_20_Internet_20_Link">
<draw:frame draw:style-name="fr1" draw:name="Image65" text:anchor-type="as-char" svg:width="6.9236in" svg:height="3.956343in" draw:z-index="0">
<draw:image xlink:href="../Images/yкринформ/2023-05-18T-38-54-00-03-00/630_360_1684435829-1967.jpeg" xlink:type="simple" xlink:show="embed" xlink:actuate="onLoad" draw:mime-type="image/jpeg"/>
</draw:frame>
</text:a>
 <text:a xlink:type="simple" xlink:href="https://static.ukrinform.com/photos/2023_05/1684435829-4611.jpeg" text:style-name="Internet_20_link" text:visited-style-name="Visited_20_Internet_20_Link">
<draw:frame draw:style-name="fr1" draw:name="Image66" text:anchor-type="as-char" svg:width="6.9236in" svg:height="3.956343in" draw:z-index="0">
<draw:image xlink:href="../Images/yкринформ/2023-05-18T-38-54-00-03-00/630_360_1684435829-4611.jpeg" xlink:type="simple" xlink:show="embed" xlink:actuate="onLoad" draw:mime-type="image/jpeg"/>
</draw:frame>
</text:a>
 <text:a xlink:type="simple" xlink:href="https://static.ukrinform.com/photos/2023_05/1684435829-9539.jpeg" text:style-name="Internet_20_link" text:visited-style-name="Visited_20_Internet_20_Link">
<draw:frame draw:style-name="fr1" draw:name="Image67" text:anchor-type="as-char" svg:width="6.9236in" svg:height="3.956343in" draw:z-index="0">
<draw:image xlink:href="../Images/yкринформ/2023-05-18T-38-54-00-03-00/630_360_1684435829-9539.jpeg" xlink:type="simple" xlink:show="embed" xlink:actuate="onLoad" draw:mime-type="image/jpeg"/>
</draw:frame>
</text:a>
 <text:a xlink:type="simple" xlink:href="https://static.ukrinform.com/photos/2023_05/1684435829-8335.jpeg" text:style-name="Internet_20_link" text:visited-style-name="Visited_20_Internet_20_Link">
<draw:frame draw:style-name="fr1" draw:name="Image68" text:anchor-type="as-char" svg:width="6.9236in" svg:height="3.956343in" draw:z-index="0">
<draw:image xlink:href="../Images/yкринформ/2023-05-18T-38-54-00-03-00/630_360_1684435829-8335.jpeg" xlink:type="simple" xlink:show="embed" xlink:actuate="onLoad" draw:mime-type="image/jpeg"/>
</draw:frame>
</text:a>
 <text:a xlink:type="simple" xlink:href="https://static.ukrinform.com/photos/2023_05/1684435829-3001.jpeg" text:style-name="Internet_20_link" text:visited-style-name="Visited_20_Internet_20_Link">
<draw:frame draw:style-name="fr1" draw:name="Image69" text:anchor-type="as-char" svg:width="6.9236in" svg:height="3.956343in" draw:z-index="0">
<draw:image xlink:href="../Images/yкринформ/2023-05-18T-38-54-00-03-00/630_360_1684435829-3001.jpeg" xlink:type="simple" xlink:show="embed" xlink:actuate="onLoad" draw:mime-type="image/jpeg"/>
</draw:frame>
</text:a>
</text:p>
      <text:p text:style-name="P4">
Учасники ходи у вишиванках та українській символіці зібралися на площі біляРатуші Відня, після чого колоною у супроводі поліції пройшли центром міста.Під час ходи були зроблені зупинки біля парламенту Австрії та палацу Гофбургдля фотографування та коротких мітингів. Далі через історичну частину містаколона вийшла на популярну серед туристів площу Штефансплатц, де відбувавсязавершальний мітинг.</text:p>
      <text:p text:style-name="P4">
Під час ходи її учасники співали Державний гімн, "Ой у лузі червона калина" таінші патріотичні пісні, гучно скандували "Слава Україні! - "Героям Слава!","Слава нації!"- "Смерть ворогам!", "Україна – понад усе!", а також "RusslandTerrorstaat!" (Росія – терористична держава!". Попереду колони був величезнийбанер з написом "Russland=Terrorstaat" – в нагадування про запущену в Австріїнародну петицію про визнання Росії терористичною державою та необхідність їїпідтримки. Також було вшановано пам'ять жертв геноциду кримськотатарськогонароду.</text:p>
      <text:p text:style-name="P4">
<text:span text:style-name="T4">
Читайте також:</text:span>
 <text:a xlink:type="simple" xlink:href="https://www.ukrinform.ua/rubric-diaspora/3711120-u-rizi-vidznacili-den-visivanki-ta-vsanuvali-den-pamati-zertv-genocidu-krimskih-tatar.html" text:style-name="Internet_20_link" text:visited-style-name="Visited_20_Internet_20_Link">
 <text:span text:style-name="T4">
вишиванки</text:span>
 </text:a>
</text:p>
      <text:p text:style-name="P4">
Як повідомлялося, щороку в третій четвер травня <text:a xlink:type="simple" xlink:href="https://www.ukrinform.ua/rubric-society/3710730-sogodni-den-visivanki.html" text:style-name="Internet_20_link" text:visited-style-name="Visited_20_Internet_20_Link">
</text:a>
День вишиванки.</text:p>
      <text:p text:style-name="P4">
18 травня в України <text:a xlink:type="simple" xlink:href="https://www.ukrinform.ua/rubric-crimea/3710721-sogodni-ukraina-vsanovue-pamat-zertv-deportacii-krimskih-tatar.html" text:style-name="Internet_20_link" text:visited-style-name="Visited_20_Internet_20_Link">
 </text:a>
 також День пам’яті жертв геноциду кримськотатарського народу.</text:p>
      <text:p text:style-name="P4">
Source: <text:a xlink:type="simple" xlink:href="https://www.ukrinform.ua/rubric-diaspora/3711135-centrom-vidna-projsla-visivankova-hoda.html" text:style-name="Internet_20_link" text:visited-style-name="Visited_20_Internet_20_Link">
https://www.ukrinform.ua/rubric-diaspora/3711135-centrom-vidna-projsla-visivankova-hoda.html</text:a>
</text:p>
      <!--NEWS-->
      <text:h text:style-name="P10" text:outline-level="1">
<text:span text:style-name="T4">
Dnipro, Dnipropetrovska Oblast(18:07). Red Alert: aerial threat. Sirens sounding. Take cover ...</text:span>
</text:h>
      <text:p text:style-name="P4">
Authors: liveuamap (Language: en)</text:p>
      <text:p text:style-name="P4">
Time: 2023-05-18T-3:08:00</text:p>
      <text:p text:style-name="P4">
Location: Dnipro (Latitude:48.45918 Longtitude:35.03828)</text:p>
      <text:p text:style-name="P4">
Videos: []</text:p>
      <text:p text:style-name="P4">
Images: []</text:p>
      <text:p text:style-name="P4">
Tags: ["Europe", "Central and Eastern Europe"]</text:p>
      <text:p text:style-name="P4">
ID: 22563745</text:p>
      <!--METADATA-->
      <text:p text:style-name="P4">
Dnipro, Dnipropetrovska Oblast(18:07). Red Alert: aerial threat. Sirenssounding. Take cover now!</text:p>
      <text:p text:style-name="P4">
News Collection Link: <text:a xlink:type="simple" xlink:href="https://liveuamap.com/en/2023/18-may-dnipro-dnipropetrovska-oblast1807-red-g" text:style-name="Internet_20_link" text:visited-style-name="Visited_20_Internet_20_Link">
https://liveuamap.com/en/2023/18-may-dnipro-dnipropetrovska-oblast1807-red-g</text:a>
</text:p>
      <text:p text:style-name="P4">
Source: <text:a xlink:type="simple" xlink:href="https://t.me/air_alert_ua/45849" text:style-name="Internet_20_link" text:visited-style-name="Visited_20_Internet_20_Link">
https://t.me/air_alert_ua/45849</text:a>
</text:p>
      <!--NEWS-->
      <text:h text:style-name="P10" text:outline-level="1">
<text:span text:style-name="T4">
Росія скаржитиметься Радбезу ООН на те, що Україна збиває її ракети - Кислиця</text:span>
</text:h>
      <text:p text:style-name="P4">
Authors: Ukrinform (Person)</text:p>
      <text:p text:style-name="P4">
Publisher: Укринформ (Organization)</text:p>
      <text:p text:style-name="P4">
Published Time: 2023-05-18T-40:37:00+03:00</text:p>
      <text:p text:style-name="P4">
Modified Time: 2023-05-18T21:37:00+03:00</text:p>
      <text:p text:style-name="P4">
Description: У четвер на засіданні Ради Безпеки ООН, скликаному Москвою, представники Росії скаржитимуться на те, що Україна збиває їхні ракети, зазначив постпред України при ООН Сергій Кислиця. — Укрінформ.</text:p>
      <text:p text:style-name="P4">
Images: ["<text:a xlink:type="simple" xlink:href="https://static.ukrinform.com/photos/2021_04/thumb_files/630_360_1619604800-348.jpeg" text:style-name="Internet_20_link" text:visited-style-name="Visited_20_Internet_20_Link">
630_360_16196...</text:a>
"]</text:p>
      <text:p text:style-name="P4">
Tags: ['Ракета', 'Кислиця', 'Радбез ООН', 'Війна з Росією']</text:p>
      <text:p text:style-name="P4">
Type: Article</text:p>
      <!--METADATA-->
      <text:p text:style-name="P4">
<draw:frame draw:style-name="fr1" draw:name="Image70" text:anchor-type="as-char" svg:width="6.9236in" svg:height="3.956343in" draw:z-index="0">
<draw:image xlink:href="../Images/yкринформ/2023-05-18T-40-37-00-03-00/630_360_1619604800-348.jpeg" xlink:type="simple" xlink:show="embed" xlink:actuate="onLoad" draw:mime-type="image/jpeg"/>
</draw:frame>
 У четверна засіданні Ради Безпеки ООН, скликаному Москвою, представники Росіїскаржитимуться на те, що Україна збиває їхні ракети, зазначив постпред Українипри ООН Сергій Кислиця.</text:p>
      <text:p text:style-name="P4">
Як передає Укрінформ, так він прокоментував у <text:a xlink:type="simple" xlink:href="https://twitter.com/sergiykyslytsya/status/1659235764310294529" text:style-name="Internet_20_link" text:visited-style-name="Visited_20_Internet_20_Link">
</text:a>
винесення Росією на обговорення Радбезу постачань Україні західної зброї.</text:p>
      <text:p text:style-name="P4">
«Лавровці зажадали скликання Радбезу <text:a xlink:type="simple" xlink:href="https://www.ukrinform.ua/tag-oon" text:style-name="Internet_20_link" text:visited-style-name="Visited_20_Internet_20_Link">
 </text:a>
 –поскиглити про те, що їхні вундревафлі збиваються щоночі в небі над Україною,«винахідники-зрадники» яких уже на нарах. Хоча судячи з успіхів лавровців, тамуже мали бути вони самі», – написав Кислиця.</text:p>
      <text:p text:style-name="P4">
Водночас заступник речника генсека Фархан Гак, на прохання кореспондентаУкрінформу прокоментувати скарги Кремля на здатність України захищатися,сказав: «Я не збираюся втручатися в дискусії, які відбуваються в Раді Безпеки.Що я скажу, так це те, що, звичайно, ми виступаємо проти обстрілів населенихпунктів, зокрема і Києва, і продовжуватимемо це робити».</text:p>
      <text:p text:style-name="P4">
Засідання Ради Безпеки ООН на запит РФ щодо постачання Україні західної зброїрозпочинається в четвер о 15:00 (22:00 за Києвом).</text:p>
      <text:p text:style-name="P4">
<text:span text:style-name="T4">
Читайте також:</text:span>
 <text:a xlink:type="simple" xlink:href="https://www.ukrinform.ua/rubric-ato/3709631-kislica-v-radbezi-oon-lise-za-kviten-rosia-vbila-v-ukraini-207-civilnih-z-nih-11-ditej.html" text:style-name="Internet_20_link" text:visited-style-name="Visited_20_Internet_20_Link">
 <text:span text:style-name="T4">
Кислиця</text:span>
 </text:a>
</text:p>
      <text:p text:style-name="P4">
Як повідомлялося, за державну зраду у РФ заарештували трьох науковцівновосибірського Інституту теоретичної і прикладної механіки – директораінституту Олександра Шиплюка, доктора технічних наук Валерія Звегінцева йголовного наукового співробітника Анатолія Маслова, які розроблялигіперзвукові ракети «Кинджал». Маслов і Шиплюк були заарештовані ще влітку2022-го, а Звегінцев перебуває під домашнім арештом з 7 квітня цього року.</text:p>
      <text:p text:style-name="P4">
Source: <text:a xlink:type="simple" xlink:href="https://www.ukrinform.ua/rubric-polytics/3711132-rosia-skarzitimetsa-radbezu-oon-na-te-so-ukraina-zbivae-ii-raketi-kislica.html" text:style-name="Internet_20_link" text:visited-style-name="Visited_20_Internet_20_Link">
https://www.ukrinform.ua/rubric-polytics/3711132-rosia-skarzitimetsa-radbezu-oon-na-te-so-ukraina-zbivae-ii-raketi-kislica.html</text:a>
</text:p>
      <!--NEWS-->
      <text:h text:style-name="P10" text:outline-level="1">
<text:span text:style-name="T4">
Сейм Литви визнав компартію відповідальною за депортації у XX столітті</text:span>
</text:h>
      <text:p text:style-name="P4">
Authors: Ukrinform (Person)</text:p>
      <text:p text:style-name="P4">
Publisher: Укринформ (Organization)</text:p>
      <text:p text:style-name="P4">
Published Time: 2023-05-18T-42:35:00+03:00</text:p>
      <text:p text:style-name="P4">
Modified Time: 2023-05-18T21:35:00+03:00</text:p>
      <text:p text:style-name="P4">
Description: Литовський парламент поклав відповідальність за депортації на Комуністичну партію Литви та наголосив на зв'язку зі злочинами геноциду, які вчиняються нині Росією в Україні. — Укрінформ.</text:p>
      <text:p text:style-name="P4">
Images: ["<text:a xlink:type="simple" xlink:href="https://static.ukrinform.com/photos/2023_05/thumb_files/630_360_1684425048-868.jpg" text:style-name="Internet_20_link" text:visited-style-name="Visited_20_Internet_20_Link">
630_360_16844...</text:a>
"]</text:p>
      <text:p text:style-name="P4">
Tags: ['Депортація', 'Геноцид', 'Литва', 'Комуністична партія']</text:p>
      <text:p text:style-name="P4">
Type: Article</text:p>
      <!--METADATA-->
      <text:p text:style-name="P4">
<draw:frame draw:style-name="fr1" draw:name="Image71" text:anchor-type="as-char" svg:width="6.9236in" svg:height="3.956343in" draw:z-index="0">
<draw:image xlink:href="../Images/yкринформ/2023-05-18T-42-35-00-03-00/630_360_1684425048-868.jpg" xlink:type="simple" xlink:show="embed" xlink:actuate="onLoad" draw:mime-type="image/jpeg"/>
</draw:frame>
Литовський парламент поклав відповідальність за депортації на Комуністичнупартію Литви та наголосив на зв'язку зі злочинами геноциду, які вчиняютьсянині Росією в Україні.</text:p>
      <text:p text:style-name="P4">
Про це повідомляє <text:a xlink:type="simple" xlink:href="https://www.lrt.lt/ru/novosti/17/1992448/seim-priznal-kommunisticheskuiu-partiiu-litvy-otvetstvennoi-za-deportatsii" text:style-name="Internet_20_link" text:visited-style-name="Visited_20_Internet_20_Link">
 </text:a>
 , передаєкореспондент Укрінформу.</text:p>
      <text:p text:style-name="P4">
Сейм 97 голосами ухвалив резолюцію, присвячену 75-им роковинам найбільшоїдепортації минулого століття в <text:a xlink:type="simple" xlink:href="https://www.ukrinform.ua/tag-litva" text:style-name="Internet_20_link" text:visited-style-name="Visited_20_Internet_20_Link">
 </text:a>
 підкодовою назвою "Весна", проведеної окупаційним режимом Радянського Союзу 22травня 1948 року.</text:p>
      <text:p text:style-name="P4">
У документі сказано, що Комуністична партія Литви "несе відповідальність зазнищення мешканців Литви, конфіскацію та присвоєння їхнього майна, тортури тадепортації, що рівносильно геноциду, який був заздалегідь спланований таздійснений за її вказівками та навмисно окупаційно-репресивними структурами в1944-1963 роках.</text:p>
      <text:p text:style-name="P4">
"Те ж саме ми бачимо і сьогодні, коли окупанти та їхні місцеві посібникивідповідно до заздалегідь продуманих схем та інструкцій депортують українців зїхніх рідних земель, масово викрадають їхніх дітей, захоплюють будинки та іншемайно так званих нелояльних місцевих мешканців на окупованих територіях шляхомвідкритого присвоєння", - сказав депутат Сейму Аудронюс Ажубаліс.</text:p>
      <text:p text:style-name="P4">
<text:span text:style-name="T4">
Читайте також:</text:span>
 <text:a xlink:type="simple" xlink:href="https://www.ukrinform.ua/rubric-crimea/3710829-mzs-ukraini-zaklikae-svit-viznati-genocidom-deportaciu-krimskih-tatar-u-1944-roci.html" text:style-name="Internet_20_link" text:visited-style-name="Visited_20_Internet_20_Link">
 <text:span text:style-name="T4">
депортацію</text:span>
 </text:a>
</text:p>
      <text:p text:style-name="P4">
Операція «Весна» була проведена Міністерством Держбезпеки СРСР 22-24 травня1948 року. Її метою називалося «послаблення та ліквідація націоналістичнихгруп Литви». Під час операції з Литви депортовано, за різними даними, 40-50тис. осіб.</text:p>
      <text:p text:style-name="P4">
Source: <text:a xlink:type="simple" xlink:href="https://www.ukrinform.ua/rubric-world/3711073-sejm-litvi-viznav-kompartiu-vidpovidalnou-za-deportacii-u-xx-stolitti.html" text:style-name="Internet_20_link" text:visited-style-name="Visited_20_Internet_20_Link">
https://www.ukrinform.ua/rubric-world/3711073-sejm-litvi-viznav-kompartiu-vidpovidalnou-za-deportacii-u-xx-stolitti.html</text:a>
</text:p>
      <!--NEWS-->
      <text:h text:style-name="P10" text:outline-level="1">
<text:span text:style-name="T4">
Катерина Монзуль розсудить харківське дербі у 27-му турі УПЛ</text:span>
</text:h>
      <text:p text:style-name="P4">
Authors: Ukrinform (Person)</text:p>
      <text:p text:style-name="P4">
Publisher: Укринформ (Organization)</text:p>
      <text:p text:style-name="P4">
Published Time: 2023-05-18T-44:27:02+03:00</text:p>
      <text:p text:style-name="P4">
Modified Time: 2023-05-18T21:27:02+03:00</text:p>
      <text:p text:style-name="P4">
Description: 19-21 травня пройдуть поєдинки 27-го туру чемпіонату України з футболу серед команд Прем'єр-ліги. — Укрінформ.</text:p>
      <text:p text:style-name="P4">
Images: ["<text:a xlink:type="simple" xlink:href="https://static.ukrinform.com/photos/2022_11/thumb_files/630_360_1667844857-418.jpeg" text:style-name="Internet_20_link" text:visited-style-name="Visited_20_Internet_20_Link">
630_360_16678...</text:a>
"]</text:p>
      <text:p text:style-name="P4">
Tags: ['Футбол', "Прем'єр-ліга"]</text:p>
      <text:p text:style-name="P4">
Type: Article</text:p>
      <!--METADATA-->
      <text:p text:style-name="P4">
<draw:frame draw:style-name="fr1" draw:name="Image72" text:anchor-type="as-char" svg:width="6.9236in" svg:height="3.956343in" draw:z-index="0">
<draw:image xlink:href="../Images/yкринформ/2023-05-18T-44-27-02-03-00/630_360_1667844857-418.jpeg" xlink:type="simple" xlink:show="embed" xlink:actuate="onLoad" draw:mime-type="image/jpeg"/>
</draw:frame>
 19-21травня пройдуть поєдинки 27-го туру чемпіонату України з футболу серед командПрем'єр-ліги.</text:p>
      <text:p text:style-name="P4">
Протистояння харківських клубів «Металіст 1925» та «Металіст» 21 травня уКовалівці (Київщина) обслуговуватиме суддівська бригада на чолі з арбітромФІФА харків'янкою Катериною Монзуль, передає Укрінформ.</text:p>
      <text:p text:style-name="P4">
Як повідомлялося, у п’ятницю, 19 травня, тур відкриє матч на стадіоні«Авангард» в Ужгороді, де о 14.00 зустрінуться футболісти «Дніпра-1» таковалівського «Колоса».</text:p>
      <text:p text:style-name="P4">
Перший ігровий день продовжать поєдинки полтавської «Ворскли» з криворізьким«Кривбасом» (15.00) та донецького «Шахтаря» з рівненським «Вересом» (17.00).</text:p>
      <text:p text:style-name="P4">
У суботу, 20 травня, зіграють одеський «Чорноморець» та закарпатський «Минай»(13.00), луганська «Зоря» та «Інгулець» з Петрового (14.00), «Олександрія» такиївське «Динамо» (15.00).</text:p>
      <text:p text:style-name="P4">
У неділю, 21 травня, зійдуться харківські «Металіст 1925» та «Металіст»(15.00), львівський «Рух» та «Львів» (17.00).</text:p>
      <text:p text:style-name="P4">
<text:span text:style-name="T4">
Читайте також:</text:span>
 <text:a xlink:type="simple" xlink:href="https://www.ukrinform.ua/rubric-sports/3710305-v-upl-sprostuvali-rozsirenna-cempionatu-do-20ti-komand.html" text:style-name="Internet_20_link" text:visited-style-name="Visited_20_Internet_20_Link">
 </text:a>
</text:p>
      <text:p text:style-name="P4">
У турнірній таблиці УПЛ лідирує «Шахтар», у якого 63 очки, далі - «Дніпро-1» -61, «Зоря» - 58, «Динамо» - 50, «Олександрія» - 42, «Кривбас» - 35, «Ворскла»- 33, «Колос» - 33...</text:p>
      <text:p text:style-name="P4">
Фото: УАФ.</text:p>
      <text:p text:style-name="P4">
Source: <text:a xlink:type="simple" xlink:href="https://www.ukrinform.ua/rubric-sports/3711128-katerina-monzul-rozsudit-harkivske-derbi-u-27mu-turi-upl.html" text:style-name="Internet_20_link" text:visited-style-name="Visited_20_Internet_20_Link">
https://www.ukrinform.ua/rubric-sports/3711128-katerina-monzul-rozsudit-harkivske-derbi-u-27mu-turi-upl.html</text:a>
</text:p>
      <!--NEWS-->
      <text:h text:style-name="P10" text:outline-level="1">
<text:span text:style-name="T4">
У Ризі відзначили День вишиванки та вшанували День пам’яті жертв геноциду кримських татар</text:span>
</text:h>
      <text:p text:style-name="P4">
Authors: Ukrinform (Person)</text:p>
      <text:p text:style-name="P4">
Publisher: Укринформ (Organization)</text:p>
      <text:p text:style-name="P4">
Published Time: 2023-05-18T-46:27:00+03:00</text:p>
      <text:p text:style-name="P4">
Modified Time: 2023-05-18T21:27:00+03:00</text:p>
      <text:p text:style-name="P4">
Description: У латвійській столиці 18 травня відбулася низка заходів у зв’язку з двома видатними датами, які цього року збігтися, – День пам’яті жертв геноциду кримськотатарського народу та День Вишиванки. — Укрінформ.</text:p>
      <text:p text:style-name="P4">
Images: ["<text:a xlink:type="simple" xlink:href="https://static.ukrinform.com/photos/2023_05/thumb_files/630_360_1684434101-7753.jpeg" text:style-name="Internet_20_link" text:visited-style-name="Visited_20_Internet_20_Link">
630_360_16844...</text:a>
", "<text:a xlink:type="simple" xlink:href="https://static.ukrinform.com/photos/2023_05/thumb_files/630_360_1684434101-9040.jpeg" text:style-name="Internet_20_link" text:visited-style-name="Visited_20_Internet_20_Link">
630_360_16844...</text:a>
", "<text:a xlink:type="simple" xlink:href="https://static.ukrinform.com/photos/2023_05/thumb_files/630_360_1684434096-2726.jpeg" text:style-name="Internet_20_link" text:visited-style-name="Visited_20_Internet_20_Link">
630_360_16844...</text:a>
", "<text:a xlink:type="simple" xlink:href="https://static.ukrinform.com/photos/2023_05/thumb_files/630_360_1684434097-6740.jpeg" text:style-name="Internet_20_link" text:visited-style-name="Visited_20_Internet_20_Link">
630_360_16844...</text:a>
", "<text:a xlink:type="simple" xlink:href="https://static.ukrinform.com/photos/2023_05/thumb_files/630_360_1684434097-1358.jpeg" text:style-name="Internet_20_link" text:visited-style-name="Visited_20_Internet_20_Link">
630_360_16844...</text:a>
", "<text:a xlink:type="simple" xlink:href="https://static.ukrinform.com/photos/2023_05/thumb_files/630_360_1684434097-1169.jpeg" text:style-name="Internet_20_link" text:visited-style-name="Visited_20_Internet_20_Link">
630_360_16844...</text:a>
", "<text:a xlink:type="simple" xlink:href="https://static.ukrinform.com/photos/2023_05/thumb_files/630_360_1684434097-6485.jpeg" text:style-name="Internet_20_link" text:visited-style-name="Visited_20_Internet_20_Link">
630_360_16844...</text:a>
", "<text:a xlink:type="simple" xlink:href="https://static.ukrinform.com/photos/2023_05/thumb_files/630_360_1684434097-9622.jpeg" text:style-name="Internet_20_link" text:visited-style-name="Visited_20_Internet_20_Link">
630_360_16844...</text:a>
", "<text:a xlink:type="simple" xlink:href="https://static.ukrinform.com/photos/2023_05/thumb_files/630_360_1684434101-9631.jpeg" text:style-name="Internet_20_link" text:visited-style-name="Visited_20_Internet_20_Link">
630_360_16844...</text:a>
", "<text:a xlink:type="simple" xlink:href="https://static.ukrinform.com/photos/2023_05/thumb_files/630_360_1684434101-2312.jpeg" text:style-name="Internet_20_link" text:visited-style-name="Visited_20_Internet_20_Link">
630_360_16844...</text:a>
", "<text:a xlink:type="simple" xlink:href="https://static.ukrinform.com/photos/2023_05/thumb_files/630_360_1684434102-4051.jpeg" text:style-name="Internet_20_link" text:visited-style-name="Visited_20_Internet_20_Link">
630_360_16844...</text:a>
"]</text:p>
      <text:p text:style-name="P4">
Tags: ['Діаспора', 'Кримські татари', 'Латвія', 'Посольство', 'День вишиванки']</text:p>
      <text:p text:style-name="P4">
Type: Article</text:p>
      <!--METADATA-->
      <text:p text:style-name="P4">
<draw:frame draw:style-name="fr1" draw:name="Image73" text:anchor-type="as-char" svg:width="6.9236in" svg:height="3.956343in" draw:z-index="0">
<draw:image xlink:href="../Images/yкринформ/2023-05-18T-46-27-00-03-00/630_360_1684434101-7753.jpeg" xlink:type="simple" xlink:show="embed" xlink:actuate="onLoad" draw:mime-type="image/jpeg"/>
</draw:frame>
 Улатвійській столиці 18 травня відбулася низка заходів у зв’язку з двомавидатними датами, які цього року збігтися, – День пам’яті жертв геноцидукримськотатарського народу та День Вишиванки.</text:p>
      <text:p text:style-name="P4">
Про це повідомляє кореспондент Укрінформу.</text:p>
      <text:p text:style-name="P4">
З самого ранку у внутрішньому дворі Посольства України в Ризі відбувся захід звшанування пам’яті невинних жертв жахливого злочину радянського режиму. В цейдень поряд з прапором України, було піднято кримськотатарський прапор.</text:p>
      <text:p text:style-name="P4">
На відкритті заходу Посол України в Латвії Анатолій Куцевол підкреслив, що «мипам'ятаємо тих, хто постраждав від цієї трагедії, та віддаємо належну шанукримськотатарському народу, який протягом сторіч зазнавав і продовжуєзазнавати репресій з боку Російської імперії, СРСР, а тепер сучасної Росії».Також виступили глава Директорату двосторонніх відносин МЗС Латвії Нілс Янсонсі Ніяра Чубарова (донька Голови Меджлісу кримськотатарського народу РефатаЧубарова).</text:p>
      <text:p text:style-name="P4">
Після чого відбувся захід на честь Дня Вишиванки – вже у пам’ятника ТарасуШевченку. Тут пройшов парад вишиванок, за участі української громади в Латвії,учнів і вчителів Ризької Української середньої школи, дипломатів Посольства,членів Конфедерації українців в Латвії «ВІЧЕ» та українців, які перебувають вЛатвії як тимчасово переміщені особи. Під час заходу сестрички Сніжана таВладислава з України виконали всесвітньо відому пісню «Ой у лузі».</text:p>
      <text:p text:style-name="P4">
Ввечері пройшов ще один захід. У фонтана навпроти Латвійського національноготеатру опери та балету зібралися представники української діаспори, українськібіженці, білоруські політемігранти та латиські друзі України. Післяпівгодинного збору, спілкування, пісень всі розвернули національні прапориУкраїни, Латвії, Білорусі (біло-червоно-білий) та пішли Вишиванковою ходою.Перша зупинка була у Пам’ятника Свободи, до якого поклали квіти, та заспівалигімни України та Латвії.</text:p>
      <text:p text:style-name="P4">
<draw:frame draw:style-name="fr1" draw:name="Image74" text:anchor-type="as-char" svg:width="6.9236in" svg:height="3.956343in" draw:z-index="0">
<draw:image xlink:href="../Images/yкринформ/2023-05-18T-46-27-00-03-00/630_360_1684434101-9040.jpeg" xlink:type="simple" xlink:show="embed" xlink:actuate="onLoad" draw:mime-type="image/jpeg"/>
</draw:frame>
 У Ризівідзначили День вишиванки та вшанували День пам’яті жертв геноциду кримськихтатар / Фото: Олег Кудрін, Укрінформ  <text:a xlink:type="simple" xlink:href="https://static.ukrinform.com/photos/2023_05/1684434101-9040.jpeg" text:style-name="Internet_20_link" text:visited-style-name="Visited_20_Internet_20_Link">
<draw:frame draw:style-name="fr1" draw:name="Image75" text:anchor-type="as-char" svg:width="6.9236in" svg:height="3.956343in" draw:z-index="0">
<draw:image xlink:href="../Images/yкринформ/2023-05-18T-46-27-00-03-00/630_360_1684434101-9040.jpeg" xlink:type="simple" xlink:show="embed" xlink:actuate="onLoad" draw:mime-type="image/jpeg"/>
</draw:frame>
</text:a>
 <text:a xlink:type="simple" xlink:href="https://static.ukrinform.com/photos/2023_05/1684434096-2726.jpeg" text:style-name="Internet_20_link" text:visited-style-name="Visited_20_Internet_20_Link">
<draw:frame draw:style-name="fr1" draw:name="Image76" text:anchor-type="as-char" svg:width="6.9236in" svg:height="3.956343in" draw:z-index="0">
<draw:image xlink:href="../Images/yкринформ/2023-05-18T-46-27-00-03-00/630_360_1684434096-2726.jpeg" xlink:type="simple" xlink:show="embed" xlink:actuate="onLoad" draw:mime-type="image/jpeg"/>
</draw:frame>
</text:a>
 <text:a xlink:type="simple" xlink:href="https://static.ukrinform.com/photos/2023_05/1684434097-6740.jpeg" text:style-name="Internet_20_link" text:visited-style-name="Visited_20_Internet_20_Link">
<draw:frame draw:style-name="fr1" draw:name="Image77" text:anchor-type="as-char" svg:width="6.9236in" svg:height="3.956343in" draw:z-index="0">
<draw:image xlink:href="../Images/yкринформ/2023-05-18T-46-27-00-03-00/630_360_1684434097-6740.jpeg" xlink:type="simple" xlink:show="embed" xlink:actuate="onLoad" draw:mime-type="image/jpeg"/>
</draw:frame>
</text:a>
 <text:a xlink:type="simple" xlink:href="https://static.ukrinform.com/photos/2023_05/1684434097-1358.jpeg" text:style-name="Internet_20_link" text:visited-style-name="Visited_20_Internet_20_Link">
<draw:frame draw:style-name="fr1" draw:name="Image78" text:anchor-type="as-char" svg:width="6.9236in" svg:height="3.956343in" draw:z-index="0">
<draw:image xlink:href="../Images/yкринформ/2023-05-18T-46-27-00-03-00/630_360_1684434097-1358.jpeg" xlink:type="simple" xlink:show="embed" xlink:actuate="onLoad" draw:mime-type="image/jpeg"/>
</draw:frame>
</text:a>
 <text:a xlink:type="simple" xlink:href="https://static.ukrinform.com/photos/2023_05/1684434097-1169.jpeg" text:style-name="Internet_20_link" text:visited-style-name="Visited_20_Internet_20_Link">
<draw:frame draw:style-name="fr1" draw:name="Image79" text:anchor-type="as-char" svg:width="6.9236in" svg:height="3.956343in" draw:z-index="0">
<draw:image xlink:href="../Images/yкринформ/2023-05-18T-46-27-00-03-00/630_360_1684434097-1169.jpeg" xlink:type="simple" xlink:show="embed" xlink:actuate="onLoad" draw:mime-type="image/jpeg"/>
</draw:frame>
</text:a>
 <text:a xlink:type="simple" xlink:href="https://static.ukrinform.com/photos/2023_05/1684434097-6485.jpeg" text:style-name="Internet_20_link" text:visited-style-name="Visited_20_Internet_20_Link">
<draw:frame draw:style-name="fr1" draw:name="Image80" text:anchor-type="as-char" svg:width="6.9236in" svg:height="3.956343in" draw:z-index="0">
<draw:image xlink:href="../Images/yкринформ/2023-05-18T-46-27-00-03-00/630_360_1684434097-6485.jpeg" xlink:type="simple" xlink:show="embed" xlink:actuate="onLoad" draw:mime-type="image/jpeg"/>
</draw:frame>
</text:a>
 <text:a xlink:type="simple" xlink:href="https://static.ukrinform.com/photos/2023_05/1684434097-9622.jpeg" text:style-name="Internet_20_link" text:visited-style-name="Visited_20_Internet_20_Link">
<draw:frame draw:style-name="fr1" draw:name="Image81" text:anchor-type="as-char" svg:width="6.9236in" svg:height="3.956343in" draw:z-index="0">
<draw:image xlink:href="../Images/yкринформ/2023-05-18T-46-27-00-03-00/630_360_1684434097-9622.jpeg" xlink:type="simple" xlink:show="embed" xlink:actuate="onLoad" draw:mime-type="image/jpeg"/>
</draw:frame>
</text:a>
 <text:a xlink:type="simple" xlink:href="https://static.ukrinform.com/photos/2023_05/1684434101-9631.jpeg" text:style-name="Internet_20_link" text:visited-style-name="Visited_20_Internet_20_Link">
<draw:frame draw:style-name="fr1" draw:name="Image82" text:anchor-type="as-char" svg:width="6.9236in" svg:height="3.956343in" draw:z-index="0">
<draw:image xlink:href="../Images/yкринформ/2023-05-18T-46-27-00-03-00/630_360_1684434101-9631.jpeg" xlink:type="simple" xlink:show="embed" xlink:actuate="onLoad" draw:mime-type="image/jpeg"/>
</draw:frame>
</text:a>
 <text:a xlink:type="simple" xlink:href="https://static.ukrinform.com/photos/2023_05/1684434101-2312.jpeg" text:style-name="Internet_20_link" text:visited-style-name="Visited_20_Internet_20_Link">
<draw:frame draw:style-name="fr1" draw:name="Image83" text:anchor-type="as-char" svg:width="6.9236in" svg:height="3.956343in" draw:z-index="0">
<draw:image xlink:href="../Images/yкринформ/2023-05-18T-46-27-00-03-00/630_360_1684434101-2312.jpeg" xlink:type="simple" xlink:show="embed" xlink:actuate="onLoad" draw:mime-type="image/jpeg"/>
</draw:frame>
</text:a>
 <text:a xlink:type="simple" xlink:href="https://static.ukrinform.com/photos/2023_05/1684434102-4051.jpeg" text:style-name="Internet_20_link" text:visited-style-name="Visited_20_Internet_20_Link">
<draw:frame draw:style-name="fr1" draw:name="Image84" text:anchor-type="as-char" svg:width="6.9236in" svg:height="3.956343in" draw:z-index="0">
<draw:image xlink:href="../Images/yкринформ/2023-05-18T-46-27-00-03-00/630_360_1684434102-4051.jpeg" xlink:type="simple" xlink:show="embed" xlink:actuate="onLoad" draw:mime-type="image/jpeg"/>
</draw:frame>
</text:a>
 <text:a xlink:type="simple" xlink:href="https://static.ukrinform.com/photos/2023_05/1684434101-7753.jpeg" text:style-name="Internet_20_link" text:visited-style-name="Visited_20_Internet_20_Link">
<draw:frame draw:style-name="fr1" draw:name="Image85" text:anchor-type="as-char" svg:width="6.9236in" svg:height="3.956343in" draw:z-index="0">
<draw:image xlink:href="../Images/yкринформ/2023-05-18T-46-27-00-03-00/630_360_1684434101-7753.jpeg" xlink:type="simple" xlink:show="embed" xlink:actuate="onLoad" draw:mime-type="image/jpeg"/>
</draw:frame>
</text:a>
</text:p>
      <text:p text:style-name="P4">
Потім хода прийшла до пам’ятника Кобзарю. Тут було підкреслено, що сьогодні зДнем вишиванки збігтися ще дві дати – День пам'яті жертв геноцидукримськотатарського народу, а також річниця виходу українських захисників зАзовсталі. Тому була оголошена «хвилина мовчання» за жертвами репресій та зазагиблими героями. Після чого в режимі «вільного мікрофона» кожен мігрозповісти про свою вишиванку, прочитати вірші.</text:p>
      <text:p text:style-name="P4">
Цю акцію підготували Конгрес українців Латвії, в ній також взяли участьмісцеві українські пластуни.</text:p>
      <text:p text:style-name="P4">
Нагадаємо, День вишиванки <text:a xlink:type="simple" xlink:href="https://www.ukrinform.ua/rubric-society/3710730-sogodni-den-visivanki.html" text:style-name="Internet_20_link" text:visited-style-name="Visited_20_Internet_20_Link">
 </text:a>
 щороку в третій четвер травня. Вінбув ініційований 2006 року студенткою Чернівецького національного університетуЛесею Воронюк.</text:p>
      <text:p text:style-name="P4">
<text:a xlink:type="simple" xlink:href="https://www.ukrinform.ua/rubric-crimea/3710721-sogodni-ukraina-vsanovue-pamat-zertv-deportacii-krimskih-tatar.html" text:style-name="Internet_20_link" text:visited-style-name="Visited_20_Internet_20_Link">
 </text:a>
 близько 400 000 кримських татар,яких радянська влада почала примусово вивозити з Кримського півострова 18травня 1944 року, була цілеспрямованою акцією з метою знищення одного зкорінних народів Криму.</text:p>
      <text:p text:style-name="P4">
<text:span text:style-name="T5">
Фото: Олег Кудрін</text:span>
</text:p>
      <text:p text:style-name="P4">
Source: <text:a xlink:type="simple" xlink:href="https://www.ukrinform.ua/rubric-diaspora/3711120-u-rizi-vidznacili-den-visivanki-ta-vsanuvali-den-pamati-zertv-genocidu-krimskih-tatar.html" text:style-name="Internet_20_link" text:visited-style-name="Visited_20_Internet_20_Link">
https://www.ukrinform.ua/rubric-diaspora/3711120-u-rizi-vidznacili-den-visivanki-ta-vsanuvali-den-pamati-zertv-genocidu-krimskih-tatar.html</text:a>
</text:p>
      <!--NEWS-->
      <text:h text:style-name="P10" text:outline-level="1">
<text:span text:style-name="T4">
Росія має намір і здатність атакувати підводні енергетичні та комунікаційні лінії Заходу – Воллес</text:span>
</text:h>
      <text:p text:style-name="P4">
Authors: Ukrinform (Person)</text:p>
      <text:p text:style-name="P4">
Publisher: Укринформ (Organization)</text:p>
      <text:p text:style-name="P4">
Published Time: 2023-05-18T-48:18:00+03:00</text:p>
      <text:p text:style-name="P4">
Modified Time: 2023-05-18T21:18:00+03:00</text:p>
      <text:p text:style-name="P4">
Description: Міністр оборони Великої Британії Бен Воллес під час зустрічі з норвезьким колегою Бйорном Арільдом Грамом заявив, що Москва має підводні човни та розвідувальні кораблі, які «спеціально розроблені» для «потенційного саботажу або нападу на критично важливу національну інфраструктуру, що належить її ворогам». — Укрінформ.</text:p>
      <text:p text:style-name="P4">
Images: ["<text:a xlink:type="simple" xlink:href="https://static.ukrinform.com/photos/2022_06/thumb_files/630_360_1654873380-990.jpg" text:style-name="Internet_20_link" text:visited-style-name="Visited_20_Internet_20_Link">
630_360_16548...</text:a>
"]</text:p>
      <text:p text:style-name="P4">
Tags: ['Енергетика', 'Захід', 'Війна з Росією', 'Бен Воллес']</text:p>
      <text:p text:style-name="P4">
Type: Article</text:p>
      <!--METADATA-->
      <text:p text:style-name="P4">
<draw:frame draw:style-name="fr1" draw:name="Image86" text:anchor-type="as-char" svg:width="6.9236in" svg:height="3.956343in" draw:z-index="0">
<draw:image xlink:href="../Images/yкринформ/2023-05-18T-48-18-00-03-00/630_360_1654873380-990.jpg" xlink:type="simple" xlink:show="embed" xlink:actuate="onLoad" draw:mime-type="image/jpeg"/>
</draw:frame>
 Міністроборони Великої Британії Бен Воллес під час зустрічі з норвезьким колегоюБйорном Арільдом Грамом заявив, що Москва має підводні човни та розвідувальнікораблі, які «спеціально розроблені» для «потенційного саботажу або нападу накритично важливу національну інфраструктуру, що належить її ворогам».</text:p>
      <text:p text:style-name="P4">
Як передає Укрінформ, про це повідомляє <text:a xlink:type="simple" xlink:href="https://www.theguardian.com/world/live/2023/may/18/russia-ukraine-war-live-updates-kyiv-missile-strikes-attack#top-of-blog" text:style-name="Internet_20_link" text:visited-style-name="Visited_20_Internet_20_Link">
</text:a>
 .</text:p>
      <text:p text:style-name="P4">
«Безсумнівно, ми можемо сказати, що Росія має намір і здатність атакуватикритично важливу національну інфраструктуру Заходу. Ми повинні мати намір іздатність захиститися від цього», – сказав представник Міністерства оборониБританії.</text:p>
      <text:p text:style-name="P4">
Воллес повідомив, що у росіян є конкретна військово-морська програма,спрямована на спостереження та потенційні диверсії і напади на критичноважливу національну інфраструктуру, що належить супротивникам <text:a xlink:type="simple" xlink:href="https://www.ukrinform.ua/tag-rosia" text:style-name="Internet_20_link" text:visited-style-name="Visited_20_Internet_20_Link">
</text:a>
 .</text:p>
      <text:p text:style-name="P4">
Він додав, що в Росії є підводні човни, кораблі-розвідники та інше обладнання,спеціально розроблене для цієї мети. Британський міністр наголосив, щоінфраструктура західних країн, на яку може бути націлена Росія, вразлива іпотребує захисту.</text:p>
      <text:p text:style-name="P4">
<text:span text:style-name="T4">
Читайте також:</text:span>
 <text:a xlink:type="simple" xlink:href="https://www.ukrinform.ua/rubric-ato/3710893-u-cornomu-mori-rosia-trimae-cotiri-korabli-odin-z-kalibrami.html" text:style-name="Internet_20_link" text:visited-style-name="Visited_20_Internet_20_Link">
 <text:span text:style-name="T4">
Чорному</text:span>
 <text:span text:style-name="T4">
морі</text:span>
 </text:a>
</text:p>
      <text:p text:style-name="P4">
Воллес разом із Грамом підписали спільну заяву щодо наміру посилити співпрацюу протидії підводним загрозам після минулорічної атаки на газопровід NordStream.</text:p>
      <text:p text:style-name="P4">
Як повідомляв Укрінформ, у шведській прокуратурі, яка розслідує підривгазопроводів Nord Stream, заявили сьогодні, що основна версія слідства - запідривом стоїть група, яка спонсорується державою.</text:p>
      <text:p text:style-name="P4">
<text:span text:style-name="T5">
Фото: ОП</text:span>
</text:p>
      <text:p text:style-name="P4">
Source: <text:a xlink:type="simple" xlink:href="https://www.ukrinform.ua/rubric-world/3711125-rosia-mae-namir-i-zdatnist-atakuvati-pidvodni-energeticni-ta-komunikacijni-linii-zahodu-volles.html" text:style-name="Internet_20_link" text:visited-style-name="Visited_20_Internet_20_Link">
https://www.ukrinform.ua/rubric-world/3711125-rosia-mae-namir-i-zdatnist-atakuvati-pidvodni-energeticni-ta-komunikacijni-linii-zahodu-volles.html</text:a>
</text:p>
      <!--NEWS-->
      <text:h text:style-name="P10" text:outline-level="1">
<text:span text:style-name="T4">
Зеленський провів Військовий кабінет: Сили ППО та оборони - молодці, готуємось до наступу</text:span>
</text:h>
      <text:p text:style-name="P4">
Authors: Ukrinform (Person)</text:p>
      <text:p text:style-name="P4">
Publisher: Укринформ (Organization)</text:p>
      <text:p text:style-name="P4">
Published Time: 2023-05-18T-50:15:00+03:00</text:p>
      <text:p text:style-name="P4">
Modified Time: 2023-05-18T21:15:00+03:00</text:p>
      <text:p text:style-name="P4">
Description: Президент України Володимир Зеленський провів засідання Військового кабінету, обговорили роботу бригад оборони, наступу і Повітряних сил.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Президент', 'Зеленський', 'Війна з Росією']</text:p>
      <text:p text:style-name="P4">
Type: Article</text:p>
      <!--METADATA-->
      <text:p text:style-name="P4">
<draw:frame draw:style-name="fr1" draw:name="Image87" text:anchor-type="as-char" svg:width="6.9236in" svg:height="3.956343in" draw:z-index="0">
<draw:image xlink:href="../Images/yкринформ/2023-05-18T-50-15-00-03-00/630_360_1677260137-955.jpeg" xlink:type="simple" xlink:show="embed" xlink:actuate="onLoad" draw:mime-type="image/jpeg"/>
</draw:frame>
Президент України Володимир Зеленський провів засідання Військового кабінету,обговорили роботу бригад оборони, наступу і Повітряних сил.</text:p>
      <text:p text:style-name="P4">
Про це він розповів у своєму вечірньому <text:a xlink:type="simple" xlink:href="https://t.me/OP_UA/9526" text:style-name="Internet_20_link" text:visited-style-name="Visited_20_Internet_20_Link">
 </text:a>
 ,повідомляє Укрінформ.</text:p>
      <text:p text:style-name="P4">
"Щойно провів засідання Військового кабінету. Це наш особливий формат роботи увузькому колі з тими, хто відповідає за оборону держави. Були командувачіключових напрямків фронту, головком, Генштаб, розвідка, безпека. Дужезмістовна робота", - сказав Президент.</text:p>
      <text:p text:style-name="P4">
За його словами, під час засідання була відзначена чудова робота бригадоборони, наступу і Повітряних сил.</text:p>
      <text:p text:style-name="P4">
<text:span text:style-name="T4">
Читайте також:</text:span>
 <text:a xlink:type="simple" xlink:href="https://www.ukrinform.ua/rubric-ato/3711112-zelenskij-pro-f16-mi-neodminno-pobacimo-v-ukrainskomu-nebi-bojovih-sokoliv.html" text:style-name="Internet_20_link" text:visited-style-name="Visited_20_Internet_20_Link">
 <text:span text:style-name="T4">
Зеленський</text:span>
 </text:a>
</text:p>
      <text:p text:style-name="P4">
"Перше: бригади оборони – молодці. Головні стратегічні завдання виконали –деталі зараз не час повідомляти. Друге: бригади наступу – молодці. Готуємось –без деталей. Третє, щодо захисту цивільних громадян: Повітряні сили - молодці– тут із деталями", - сказав <text:a xlink:type="simple" xlink:href="https://www.ukrinform.ua/tag-zelenskij" text:style-name="Internet_20_link" text:visited-style-name="Visited_20_Internet_20_Link">
 </text:a>
 .</text:p>
      <text:p text:style-name="P4">
Він зазначив, що у питанні захисту цивільного населення наші пріоритети на цейтиждень, наступний і на найближчий час загалом – це додаткові системи ППО,додаткові ракети, навчання та літаки, далекобійна зброя. І це буде,переконаний Глава держави.</text:p>
      <text:p text:style-name="P4">
<text:span text:style-name="T4">
Читайте також:</text:span>
 <text:a xlink:type="simple" xlink:href="https://www.ukrinform.ua/rubric-ato/3711110-zelenskij-mi-ne-maemo-potrapiti-v-omanu-koli-rosia-pocne-govoriti-pro-mir.html" text:style-name="Internet_20_link" text:visited-style-name="Visited_20_Internet_20_Link">
 <text:span text:style-name="T4">
Зеленськ</text:span>
 </text:a>
</text:p>
      <text:p text:style-name="P4">
Як повідомляв Укрінфоорм, Генеральний секретар НАТО Єнс Столтенберг спростувавспекуляції російських пропагандистів та деяких західних видань, що майбутнійконтрнаступ проти російських загарбників може стати для України «останнімшансом», оскільки нібито Україна може розраховувати на подальшу допомогу збоку Заходу лише за умови успіху на полі бою.</text:p>
      <text:p text:style-name="P4">
<text:span text:style-name="T5">
Фото: ОП</text:span>
</text:p>
      <text:p text:style-name="P4">
Source: <text:a xlink:type="simple" xlink:href="https://www.ukrinform.ua/rubric-ato/3711127-sili-ppo-brigadi-oboroni-molodci-gotuemos-do-nastupu-zelenskij-proviv-vijskovij-kabinet.html" text:style-name="Internet_20_link" text:visited-style-name="Visited_20_Internet_20_Link">
https://www.ukrinform.ua/rubric-ato/3711127-sili-ppo-brigadi-oboroni-molodci-gotuemos-do-nastupu-zelenskij-proviv-vijskovij-kabinet.html</text:a>
</text:p>
      <!--NEWS-->
      <text:h text:style-name="P10" text:outline-level="1">
<text:span text:style-name="T4">
В ООН сподіваються, що всі права кримських татар дотримуватимуться</text:span>
</text:h>
      <text:p text:style-name="P4">
Authors: Ukrinform (Person)</text:p>
      <text:p text:style-name="P4">
Publisher: Укринформ (Organization)</text:p>
      <text:p text:style-name="P4">
Published Time: 2023-05-18T-52:13:40+03:00</text:p>
      <text:p text:style-name="P4">
Modified Time: 2023-05-18T21:13:40+03:00</text:p>
      <text:p text:style-name="P4">
Description: Заступник речника Генсека ООН Фархан Гак сподівається, що права кримських татар у тимчасово окупованому Криму дотримуватимуться. — Укрінформ.</text:p>
      <text:p text:style-name="P4">
Images: ["<text:a xlink:type="simple" xlink:href="https://static.ukrinform.com/photos/2021_05/thumb_files/630_360_1621418762-145.jpg" text:style-name="Internet_20_link" text:visited-style-name="Visited_20_Internet_20_Link">
630_360_16214...</text:a>
"]</text:p>
      <text:p text:style-name="P4">
Tags: ['Кримські татари', 'ООН', 'Права людини']</text:p>
      <text:p text:style-name="P4">
Type: Article</text:p>
      <!--METADATA-->
      <text:p text:style-name="P4">
<draw:frame draw:style-name="fr1" draw:name="Image88" text:anchor-type="as-char" svg:width="6.9236in" svg:height="3.956343in" draw:z-index="0">
<draw:image xlink:href="../Images/yкринформ/2023-05-18T-52-13-40-03-00/630_360_1621418762-145.jpg" xlink:type="simple" xlink:show="embed" xlink:actuate="onLoad" draw:mime-type="image/jpeg"/>
</draw:frame>
 Заступникречника Генсека ООН Фархан Гак сподівається, що права кримських татар утимчасово окупованому Криму дотримуватимуться.</text:p>
      <text:p text:style-name="P4">
Про це він сказав у четвер, відповідаючи на запитання Укрінформу.</text:p>
      <text:p text:style-name="P4">
Запитання було сформульовано таким чином: «18 травня – День пам'яті жертвгеноциду кримськотатарського народу. Росія, як ви знаєте, продовжуєпереслідувати <text:a xlink:type="simple" xlink:href="https://www.ukrinform.ua/tag-krimski-tatari" text:style-name="Internet_20_link" text:visited-style-name="Visited_20_Internet_20_Link">
 </text:a>
 в окупованомуКриму, кидає їх до в'язниці, використовує тортури, вбиває. Чи є у вас якісьобнадійливі слова для цього народу в цей день? Зрештою, вони повинні лунати нелише від української армії, а й від ООН».</text:p>
      <text:p text:style-name="P4">
«Єдине, що я справді хотів би сказати, – це те, що, звичайно, ми підтримуємовсі спільноти в Україні й сподіваємося, що права всіх людей, включаючи різнігрупи в країні, дотримуватимуться», – сказав заступник речника.</text:p>
      <text:p text:style-name="P4">
<text:span text:style-name="T4">
Читайте також:</text:span>
 <text:a xlink:type="simple" xlink:href="https://www.ukrinform.ua/rubric-crimea/3711003-pisla-vizvolenna-krim-mae-projti-druznu-militarizaciu-taseva.html" text:style-name="Internet_20_link" text:visited-style-name="Visited_20_Internet_20_Link">
 </text:a>
</text:p>
      <text:p text:style-name="P4">
Журналісти також запитали його щодо «так званих мирних переговорів», до якихзакликають численні посередники, – чи мають вони передбачати повернення Кримудо складу України.</text:p>
      <text:p text:style-name="P4">
Гак відповів ствердно.</text:p>
      <text:p text:style-name="P4">
«Ми говорили й неодноразово повторювали, що вони мають відповідати СтатутовіООН і резолюціям Генеральної Асамблеї, і продовжуємо дотримуватися цієїпозиції».</text:p>
      <text:p text:style-name="P4">
<text:span text:style-name="T4">
Читайте також:</text:span>
 <text:a xlink:type="simple" xlink:href="https://www.ukrinform.ua/rubric-crimea/3710956-pri-vidnovlenni-krimu-vrahovuvatimut-poziciu-krimskih-tatar-veresuk.html" text:style-name="Internet_20_link" text:visited-style-name="Visited_20_Internet_20_Link">
 </text:a>
</text:p>
      <text:p text:style-name="P4">
Як повідомлялося, резолюції Генеральної Асамблеї містять положення пронеобхідність виведення російських військ з усіх територій в межах міжнародновизнаних кордонів України.</text:p>
      <text:p text:style-name="P4">
Source: <text:a xlink:type="simple" xlink:href="https://www.ukrinform.ua/rubric-crimea/3711124-v-oon-spodivautsa-so-vsi-prava-krimskih-tatar-dotrimuvatimutsa.html" text:style-name="Internet_20_link" text:visited-style-name="Visited_20_Internet_20_Link">
https://www.ukrinform.ua/rubric-crimea/3711124-v-oon-spodivautsa-so-vsi-prava-krimskih-tatar-dotrimuvatimutsa.html</text:a>
</text:p>
      <!--NEWS-->
      <text:h text:style-name="P10" text:outline-level="1">
<text:span text:style-name="T4">
У п'ятницю Україну прогріє до +26°</text:span>
</text:h>
      <text:p text:style-name="P4">
Authors: Ukrinform (Person)</text:p>
      <text:p text:style-name="P4">
Publisher: Укринформ (Organization)</text:p>
      <text:p text:style-name="P4">
Published Time: 2023-05-18T-54:12:00+03:00</text:p>
      <text:p text:style-name="P4">
Modified Time: 2023-05-18T21:12:00+03:00</text:p>
      <text:p text:style-name="P4">
Description: У п'ятницю, 19 травня, в Україні спостерігатиметься мінлива хмарність, короткочасний дощ і гроза можливі лише на заході та півдні; температура вдень становитиме 21-26°. — Укрінформ.</text:p>
      <text:p text:style-name="P4">
Images: ["<text:a xlink:type="simple" xlink:href="https://static.ukrinform.com/photos/2022_05/thumb_files/630_360_1652174813-868.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89" text:anchor-type="as-char" svg:width="6.9236in" svg:height="3.956343in" draw:z-index="0">
<draw:image xlink:href="../Images/yкринформ/2023-05-18T-54-12-00-03-00/630_360_1652174813-868.jpeg" xlink:type="simple" xlink:show="embed" xlink:actuate="onLoad" draw:mime-type="image/jpeg"/>
</draw:frame>
 Уп'ятницю, 19 травня, в Україні спостерігатиметься мінлива хмарність,короткочасний дощ і гроза можливі лише на заході та півдні; температура вденьстановитиме 21-26°.</text:p>
      <text:p text:style-name="P4">
Про це Укрінформу повідомили в Українському гідрометцентрі.</text:p>
      <text:p text:style-name="P4">
"Мінлива хмарність. У західних областях, вдень і в південній частині місцяминевеликий короткочасний дощ, гроза; на решті території без опадів. Вітерпівнічно-східний, 5-10 м/с. Температура вночі 10-15°, у західних областях7-12°; вдень 21-26°, на крайньому заході країни подекуди 17-20°", -поінформували синоптики.</text:p>
      <text:p text:style-name="P4">
У Києві та Київській області опадів не прогнозують. Температура у столицістановитиме вночі 13-15°, вдень 22-24°, у регіоні вночі буде 10-15°, вдень21-26°.</text:p>
      <text:p text:style-name="P4">
Метеорологи попереджають, що 19-21 травня в Україні (крім Закарпаття,Прикарпаття, Волині, а 19 травня і Криму) переважатиме надзвичайний рівеньпожежної небезпеки.</text:p>
      <text:p text:style-name="P4">
Водночас до 22 травня утримуватиметься затоплення заплавних територій,понижених ділянок в окремих населених пунктах вздовж Кременчуцькоговодосховища у Черкаській області (ІІІ рівень небезпеки - червоний).</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text:p>
      <text:p text:style-name="P4">
Хмарну з проясненнями погоду синоптики прогнозують на 20-21 травня. Уцентральних, 20 травня вдень і у західних та північних областях, 21 травня і упівденній та східній частині місцями короткочасні дощі, грози; на рештітериторії без опадів. Температура вночі 11-16°, у західних, 21 травня і упівнічних областях 8-13°; вдень 21-26°, у південних та центральних областяхмісцями до 29°.</text:p>
      <text:p text:style-name="P4">
У Києві та області вдень 20 травня місцями пройде короткочасний дощ, гроза, 21травня без опадів. Вітер переважно північно-східний, 7-12 м/с, у регіоні підчас гроз окремі пориви 15-20 м/с. Температура по області вночі 20 травня11-16°, 21 травня 8-13°; вдень 21-26°. У столиці буде вночі 20 травня 14-16°,21 травня 11-13°; вдень 24-26°.</text:p>
      <text:p text:style-name="P4">
За прогнозом синоптиків, 22 травня у південно-східній частині та наХарківщині, 23 травня по всій Україні, крім західних областей, невеликі дощі,окремі грози; на решті території без істотних опадів. Температура вночі 8-14°,на півдні та сході країни до 16°; вдень 19-25°.</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столиці та Київській області в ці дні без істотних опадів, лише вдень 23травня невеликий короткочасний дощ. Температура у <text:a xlink:type="simple" xlink:href="https://www.ukrinform.ua/tag-kiiv" text:style-name="Internet_20_link" text:visited-style-name="Visited_20_Internet_20_Link">
</text:a>
 вночі становитиме 11-13°, вдень 22-24°,по області буде вночі 9-14°, вдень 20-25°.</text:p>
      <text:p text:style-name="P4">
Source: <text:a xlink:type="simple" xlink:href="https://www.ukrinform.ua/rubric-regions/3710958-u-patnicu-ukrainu-progrie-do-26.html" text:style-name="Internet_20_link" text:visited-style-name="Visited_20_Internet_20_Link">
https://www.ukrinform.ua/rubric-regions/3710958-u-patnicu-ukrainu-progrie-do-26.html</text:a>
</text:p>
      <!--NEWS-->
      <text:h text:style-name="P10" text:outline-level="1">
<text:span text:style-name="T4">
Зеленський: Пріоритети на найближчий час - додаткові ракети, ППО й літаки</text:span>
</text:h>
      <text:p text:style-name="P4">
Authors: Ukrinform (Person)</text:p>
      <text:p text:style-name="P4">
Publisher: Укринформ (Organization)</text:p>
      <text:p text:style-name="P4">
Published Time: 2023-05-18T-56:10:00+03:00</text:p>
      <text:p text:style-name="P4">
Modified Time: 2023-05-18T21:10:00+03:00</text:p>
      <text:p text:style-name="P4">
Description: Наші пріоритети на цей тиждень, наступний і на найближчий час загалом - додаткові системи ППО, додаткові ракети, навчання й літаки, далекобійна зброя. І це буде.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СУ', 'Зеленський', 'Війна з Росією', '#stoprussia', 'ППО']</text:p>
      <text:p text:style-name="P4">
Type: Article</text:p>
      <!--METADATA-->
      <text:p text:style-name="P4">
<draw:frame draw:style-name="fr1" draw:name="Image90" text:anchor-type="as-char" svg:width="6.9236in" svg:height="3.956343in" draw:z-index="0">
<draw:image xlink:href="../Images/yкринформ/2023-05-18T-56-10-00-03-00/630_360_1682451261-591.jpeg" xlink:type="simple" xlink:show="embed" xlink:actuate="onLoad" draw:mime-type="image/jpeg"/>
</draw:frame>
 Нашіпріоритети на цей тиждень, наступний і на найближчий час загалом - додатковісистеми ППО, додаткові ракети, навчання й літаки, далекобійна зброя. І цебуде.</text:p>
      <text:p text:style-name="P4">
Про це заявив у вечірньому <text:a xlink:type="simple" xlink:href="https://www.youtube.com/watch" text:style-name="Internet_20_link" text:visited-style-name="Visited_20_Internet_20_Link">
 </text:a>
 <text:a xlink:type="simple" xlink:href="https://www.youtube.com/watch" text:style-name="Internet_20_link" text:visited-style-name="Visited_20_Internet_20_Link">
</text:a>
 Президент Володимир Зеленський,передає Укрінформ.</text:p>
      <text:p text:style-name="P4">
<text:span text:style-name="T5">
Відео:</text:span>
 <text:a xlink:type="simple" xlink:href="https://t.me/OP_UA/9526" text:style-name="Internet_20_link" text:visited-style-name="Visited_20_Internet_20_Link">
 <text:span text:style-name="T5">
Офіс Президента, Телеграм</text:span>
 </text:a>
</text:p>
      <text:p text:style-name="P4">
<text:span text:style-name="T4">
<text:span text:style-name="T5">
Бажаю здоровʼя, шановні українці!</text:span>
 </text:span>
</text:p>
      <text:p text:style-name="P4">
Щойно провів засідання військового кабінету. Це наш особливий формат роботи увузькому колі з тими, хто відповідає за оборону держави.</text:p>
      <text:p text:style-name="P4">
Були командувачі ключових напрямків фронту. Також Головком, Генштаб, розвідка,безпека. Дуже змістовна робота.</text:p>
      <text:p text:style-name="P4">
Перше: бригади оборони – молодці, головні стратегічні завдання виконали,деталі зараз не час повідомляти.</text:p>
      <text:p text:style-name="P4">
Друге: бригади наступу – молодці, готуємося, без деталей.</text:p>
      <text:p text:style-name="P4">
Третє: щодо захисту цивільних громадян – Повітряні сили – молодці, тут іздеталями. Наші пріоритети на цей тиждень, наступний і на найближчий часзагалом – додаткові системи ППО, додаткові ракети, навчання й літаки,далекобійна зброя. І це буде.</text:p>
      <text:p text:style-name="P4">
Провів сьогодні й ґрунтовну нараду з нашими міжнародниками – командою Офісу. Єзавдання – втримати динаміку міжнародної підтримки та комунікації зарадиУкраїни, яка була досягнута в першій половині травня, також і цими тижнями.Впевнений: виконаємо це завдання.</text:p>
      <text:p text:style-name="P4">
Мав честь відвідати офіс Кримської платформи та зустрітися з лідеромкримськотатарського народу Мустафою Джемілєвим, представниками Меджлісу йкримськотатарської спільноти.</text:p>
      <text:p text:style-name="P4">
Сьогодні та щороку в цей день, 18 травня, ми вшановуємо пам’ять усіх жертвдепортації кримськотатарського народу. Це був один із найтяжчих злочинів ХХстоліття – увесь народ силою забрали з рідної землі та змусили жити на чужинідесятиліттями. І коли вже люди повернулися додому, Росія вкотре принесла доїхнього дому, до нашої України своє зло – зло агресії, репресій, приниження.</text:p>
      <text:p text:style-name="P4">
Повернути справедливість для всіх наших людей, гарантувати свободу для всієїнашої держави без будь-яких винятків – це наше історичне завдання. Завданнявсіх, хто захищає державу, усіх, хто обрав Україну, а отже, здобуде перемогу.</text:p>
      <text:p text:style-name="P4">
Радий бачити, що створена нами Кримська платформа ефективно спрямовує спільнусилу всієї нашої держави та кримськотатарського народу. Радий знати, що нашаспільна робота з Меджлісом приносить потрібний Україні результат.</text:p>
      <text:p text:style-name="P4">
До речі, деякі дуже важливі спільні кроки готуємо вже на найближчий час.Питання Криму, кримських в’язнів та всіх наших людей у Криму виводимо на новийміжнародний рівень.</text:p>
      <text:p text:style-name="P4">
І ще одне.</text:p>
      <text:p text:style-name="P4">
Сьогодні багато українців і українок були у вишиванках. Це важливо –пам’ятати, яке багатство нас усіх обʼєднує. Україна – різноманітна, і в тому –наша сила, це було видно протягом дня у різних орнаментах вишиванок.</text:p>
      <text:p text:style-name="P4">
Але зараз я прошу вас усіх згадати про тих українців і українок, які буквально– наша з вами сила, наш із вами захист. Багато наших людей не були увишиванках, бо вони – у військовій формі. Я прошу вас зараз згадати всіх, хто<text:a xlink:type="simple" xlink:href="https://www.ukrinform.ua/tag-vijna-z-rosieu" text:style-name="Internet_20_link" text:visited-style-name="Visited_20_Internet_20_Link">
 </text:a>
 заради України. Усіх, хто набойових завданнях і на бойових постах заради України. Усіх, хто тренує нашихбійців заради України. Ті, кого ви знаєте особисто, ті, про кого ви чули, ітисячі й тисячі інших, які всі однаково бережуть життя України. Згадайте проних зараз, будь ласка, і подякуйте їм.</text:p>
      <text:p text:style-name="P4">
Також ми ані на мить не забуваємо про тих наших людей, яких окупант утримує вневолі. Про полонених українців, про репресованих на окупованих територіях.Про тих, хто перебуває в окупованих містах і громадах і чекає поверненнянашого прапора, нашої держави. Ми маємо звільнити всіх наших людей і всю нашуземлю з російської неволі.</text:p>
      <text:p text:style-name="P4">
Діємо разом, у єдності, дбаючи одне про одного й про державу, і не зупиняємосьдо перемоги.</text:p>
      <text:p text:style-name="P4">
Дякую всім, хто допомагає!</text:p>
      <text:p text:style-name="P4">
Слава всім, хто бʼється заради України!</text:p>
      <text:p text:style-name="P4">
Вічна памʼять усім жертвам російської тиранії!</text:p>
      <text:p text:style-name="P4">
Вічна памʼять усім жертвам депортації кримськотатарського народу!</text:p>
      <text:p text:style-name="P4">
<text:span text:style-name="T4">
<text:span text:style-name="T5">
Слава Україні!</text:span>
 </text:span>
</text:p>
      <text:p text:style-name="P4">
Source: <text:a xlink:type="simple" xlink:href="https://www.ukrinform.ua/rubric-ato/3711129-zelenskij-nasi-prioriteti-na-najblizcij-cas-dodatkovi-sistemi-ppo-raketi-j-litaki.html" text:style-name="Internet_20_link" text:visited-style-name="Visited_20_Internet_20_Link">
https://www.ukrinform.ua/rubric-ato/3711129-zelenskij-nasi-prioriteti-na-najblizcij-cas-dodatkovi-sistemi-ppo-raketi-j-litaki.html</text:a>
</text:p>
      <!--NEWS-->
      <text:h text:style-name="P10" text:outline-level="1">
<text:span text:style-name="T4">
Генсек НАТО вимагає збільшення витрат на оборону</text:span>
</text:h>
      <text:p text:style-name="P4">
Authors: Ukrinform (Person)</text:p>
      <text:p text:style-name="P4">
Publisher: Укринформ (Organization)</text:p>
      <text:p text:style-name="P4">
Published Time: 2023-05-18T-58:09:00+03:00</text:p>
      <text:p text:style-name="P4">
Modified Time: 2023-05-18T21:09:00+03:00</text:p>
      <text:p text:style-name="P4">
Description: Генеральний секретар НАТО Єнс Столтенберг закликав членів Альянсу якнайшвидше збільшити свої витрати на оборону до мінімум двох відсотків валового внутрішнього продукту.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Оборона', 'Гроші']</text:p>
      <text:p text:style-name="P4">
Type: Article</text:p>
      <!--METADATA-->
      <text:p text:style-name="P4">
<draw:frame draw:style-name="fr1" draw:name="Image91" text:anchor-type="as-char" svg:width="6.9236in" svg:height="3.956343in" draw:z-index="0">
<draw:image xlink:href="../Images/yкринформ/2023-05-18T-58-09-00-03-00/630_360_1668589929-696.jpg" xlink:type="simple" xlink:show="embed" xlink:actuate="onLoad" draw:mime-type="image/jpeg"/>
</draw:frame>
Генеральний секретар НАТО Єнс Столтенберг закликав членів Альянсу якнайшвидшезбільшити свої витрати на оборону до мінімум двох відсотків валовоговнутрішнього продукту.</text:p>
      <text:p text:style-name="P4">
Про це він заявив в інтерв’ю німецькому виданню <text:a xlink:type="simple" xlink:href="https://www.spiegel.de/politik/ukraine-krieg-nato-generalsekretaer-jens-stoltenberg-fordert-zwei-prozent-verteidigungsausgaben-als-absolutes-minimum-a-6d6ef1b5-0aa9-47c1-b5da-0c5d4c355d85" text:style-name="Internet_20_link" text:visited-style-name="Visited_20_Internet_20_Link">
</text:a>
 , передає Укрінформ.</text:p>
      <text:p text:style-name="P4">
«Я очікую, що всі союзники, які ще не досягли двох відсотків, зроблять цеякнайшвидше», - сказав Столтенберг.</text:p>
      <text:p text:style-name="P4">
Він додав, що «два відсотки — це вже не мета в майбутньому, а абсолютниймінімум, якого повинні досягти всі — не за десятиліття, а якомога швидше».</text:p>
      <text:p text:style-name="P4">
Очільник Альянсу також повторив, що немає жодних сумнівів, що Україна маєзгодом стати членом НАТО, а організація має гарантувати, що Росія більше ненападе на суверенну незалежну Україну.</text:p>
      <text:p text:style-name="P4">
<text:span text:style-name="T4">
Читайте також:</text:span>
 <text:a xlink:type="simple" xlink:href="https://www.ukrinform.ua/rubric-ato/3710567-stoltenberg-sprostuvav-zaavi-pro-kontrnastup-ak-ostannij-sans-dla-ukraini.html" text:style-name="Internet_20_link" text:visited-style-name="Visited_20_Internet_20_Link">
 <text:span text:style-name="T4">
Столтенберг</text:span>
 </text:a>
</text:p>
      <text:p text:style-name="P4">
Нагадаємо, на саміті 2014 року в Уельсі НАТО визначила два відсотки від ВВП якціль для всіх держав-членів у фінансуванні оборони. Минулого року цієї метидосягли лише сім країн НАТО.</text:p>
      <text:p text:style-name="P4">
Source: <text:a xlink:type="simple" xlink:href="https://www.ukrinform.ua/rubric-world/3711122-gensek-nato-vimagae-zbilsenna-vitrat-na-oboronu.html" text:style-name="Internet_20_link" text:visited-style-name="Visited_20_Internet_20_Link">
https://www.ukrinform.ua/rubric-world/3711122-gensek-nato-vimagae-zbilsenna-vitrat-na-oboronu.html</text:a>
</text:p>
      <!--NEWS-->
      <text:h text:style-name="P10" text:outline-level="1">
<text:span text:style-name="T4">
Ракетний удар по Харківщині: у Циркунах зруйновані два будинки, десятки пошкоджені</text:span>
</text:h>
      <text:p text:style-name="P4">
Authors: Ukrinform (Person)</text:p>
      <text:p text:style-name="P4">
Publisher: Укринформ (Organization)</text:p>
      <text:p text:style-name="P4">
Published Time: 2023-05-18T-98:19:00+03:00</text:p>
      <text:p text:style-name="P4">
Modified Time: 2023-05-18T18:19:00+03:00</text:p>
      <text:p text:style-name="P4">
Description: Унаслідок ракетного удару по селу Циркуни Харківської області повністю зруйновано два житлові будинки, багато приватних будинків і господарських споруд пошкоджено. — Укрінформ.</text:p>
      <text:p text:style-name="P4">
Images: ["<text:a xlink:type="simple" xlink:href="https://static.ukrinform.com/photos/2023_05/thumb_files/630_360_1684422878-595.jpg" text:style-name="Internet_20_link" text:visited-style-name="Visited_20_Internet_20_Link">
630_360_16844...</text:a>
", "<text:a xlink:type="simple" xlink:href="https://static.ukrinform.com/photos/2023_05/1684422879-805.jpg" text:style-name="Internet_20_link" text:visited-style-name="Visited_20_Internet_20_Link">
1684422879-80...</text:a>
", "<text:a xlink:type="simple" xlink:href="https://static.ukrinform.com/photos/2023_05/1684422878-707.jpg" text:style-name="Internet_20_link" text:visited-style-name="Visited_20_Internet_20_Link">
1684422878-70...</text:a>
", "<text:a xlink:type="simple" xlink:href="https://static.ukrinform.com/photos/2023_05/1684422878-689.jpg" text:style-name="Internet_20_link" text:visited-style-name="Visited_20_Internet_20_Link">
1684422878-68...</text:a>
"]</text:p>
      <text:p text:style-name="P4">
Tags: ['Обстріл', 'Харківщина', 'Війна з Росією', 'Ракетний удар']</text:p>
      <text:p text:style-name="P4">
Type: Article</text:p>
      <!--METADATA-->
      <text:p text:style-name="P4">
<draw:frame draw:style-name="fr1" draw:name="Image92" text:anchor-type="as-char" svg:width="6.9236in" svg:height="3.956343in" draw:z-index="0">
<draw:image xlink:href="../Images/yкринформ/2023-05-18T-98-19-00-03-00/630_360_1684422878-595.jpg" xlink:type="simple" xlink:show="embed" xlink:actuate="onLoad" draw:mime-type="image/jpeg"/>
</draw:frame>
 Унаслідокракетного удару по селу Циркуни Харківської області повністю зруйновано дважитлові будинки, багато приватних будинків і господарських споруд пошкоджено.</text:p>
      <text:p text:style-name="P4">
Про це повідомив у <text:a xlink:type="simple" xlink:href="https://t.me/synegubov/6221" text:style-name="Internet_20_link" text:visited-style-name="Visited_20_Internet_20_Link">
 </text:a>
 начальник Харківської ОВАОлег Синєгубов, передає Укрінформ.</text:p>
      <text:p text:style-name="P4">
<draw:frame draw:style-name="fr1" draw:name="Image93" text:anchor-type="as-char" svg:width="6.9236in" svg:height="3.89773in" draw:z-index="0">
<draw:image xlink:href="../Images/yкринформ/2023-05-18T-98-19-00-03-00/1684422879-805.jpg" xlink:type="simple" xlink:show="embed" xlink:actuate="onLoad" draw:mime-type="image/jpeg"/>
</draw:frame>
</text:p>
      <text:p text:style-name="P4">
"У селі повністю зруйновано два житлові будинки. Крім того, пошкоджено 13приватних будинків та 14 господарчих споруд", – зазначив Синєгубов.</text:p>
      <text:p text:style-name="P4">
<text:span text:style-name="T4">
Читайте також:</text:span>
 <text:a xlink:type="simple" xlink:href="https://www.ukrinform.ua/rubric-ato/3711018-na-harkivsini-vnaslidok-raketnogo-obstrilu-zaginula-ludina-dvoe-poraneni.html" text:style-name="Internet_20_link" text:visited-style-name="Visited_20_Internet_20_Link">
 <text:span text:style-name="T4">
Харківщи</text:span>
 </text:a>
</text:p>
      <text:p text:style-name="P4">
<draw:frame draw:style-name="fr1" draw:name="Image94" text:anchor-type="as-char" svg:width="6.9236in" svg:height="3.89773in" draw:z-index="0">
<draw:image xlink:href="../Images/yкринформ/2023-05-18T-98-19-00-03-00/1684422878-707.jpg" xlink:type="simple" xlink:show="embed" xlink:actuate="onLoad" draw:mime-type="image/jpeg"/>
</draw:frame>
<draw:frame draw:style-name="fr1" draw:name="Image95" text:anchor-type="as-char" svg:width="6.9236in" svg:height="3.359228in" draw:z-index="0">
<draw:image xlink:href="../Images/yкринформ/2023-05-18T-98-19-00-03-00/1684422878-689.jpg" xlink:type="simple" xlink:show="embed" xlink:actuate="onLoad" draw:mime-type="image/jpeg"/>
</draw:frame>
</text:p>
      <text:p text:style-name="P4">
Як повідомляє Офіс Генпрокурора у <text:a xlink:type="simple" xlink:href="https://t.me/pgo_gov_ua/12288" text:style-name="Internet_20_link" text:visited-style-name="Visited_20_Internet_20_Link">
 </text:a>
 , запопередніми даними, окупанти випустили ракету типу С-300 з Бєлгородськоїобласті РФ.</text:p>
      <text:p text:style-name="P4">
За процесуального керівництва Дергачівської окружної прокуратури Харківськоїобласті розпочато досудове розслідування за фактом порушення законів тазвичаїв війни, поєднаного з умисним вбивстом (ч. 2 ст. 438 КК України).</text:p>
      <text:p text:style-name="P4">
Раніше повідомлялося, що внаслідок ворожого <text:a xlink:type="simple" xlink:href="https://www.ukrinform.ua/tag-obstril" text:style-name="Internet_20_link" text:visited-style-name="Visited_20_Internet_20_Link">
 </text:a>
 загинув 52-річний місцевий житель, ще двоє мирних жителів зазналипоранень.</text:p>
      <text:p text:style-name="P4">
<text:span text:style-name="T5">
Фото: telegram / Олег Синєгубов</text:span>
</text:p>
      <text:p text:style-name="P4">
Source: <text:a xlink:type="simple" xlink:href="https://www.ukrinform.ua/rubric-regions/3711061-raketnij-udar-po-harkivsini-u-cirkunah-zrujnovani-dva-budinki-desatki-poskodzeni.html" text:style-name="Internet_20_link" text:visited-style-name="Visited_20_Internet_20_Link">
https://www.ukrinform.ua/rubric-regions/3711061-raketnij-udar-po-harkivsini-u-cirkunah-zrujnovani-dva-budinki-desatki-poskodzeni.html</text:a>
</text:p>
      <!--NEWS-->
      <text:h text:style-name="P10" text:outline-level="1">
<text:span text:style-name="T4">
1 person killed, another 2 wounded during Russian missile strikes in Odesa overnight</text:span>
</text:h>
      <text:p text:style-name="P4">
Authors: liveuamap (Language: en)</text:p>
      <text:p text:style-name="P4">
Time: 2023-05-18T01:00:00</text:p>
      <text:p text:style-name="P4">
Location: Odesa, Odessa Oblast (Latitude:46.45691 Longtitude:30.67233)</text:p>
      <text:p text:style-name="P4">
Videos: []</text:p>
      <text:p text:style-name="P4">
Images: ["<text:a xlink:type="simple" xlink:href="https://liveuamap.com/pics/2023/05/18/22563626_0.jpg" text:style-name="Internet_20_link" text:visited-style-name="Visited_20_Internet_20_Link">
22563626_0.jpg</text:a>
", "<text:a xlink:type="simple" xlink:href="https://liveuamap.com/pics/2023/05/18/22563626_1.jpg" text:style-name="Internet_20_link" text:visited-style-name="Visited_20_Internet_20_Link">
22563626_1.jpg</text:a>
"]</text:p>
      <text:p text:style-name="P4">
Tags: ["Central and Eastern Europe"]</text:p>
      <text:p text:style-name="P4">
ID: 22563626</text:p>
      <!--METADATA-->
      <text:p text:style-name="P4">
1 person killed, another 2 wounded during Russian missile strikes in Odesaovernight</text:p>
      <text:p text:style-name="P4">
<draw:frame draw:style-name="fr1" draw:name="Image96" text:anchor-type="as-char" svg:width="6.9236in" svg:height="5.1927in" draw:z-index="0">
<draw:image xlink:href="../Images/liveuamap/2023-05-18T01-00-00/22563626_0.jpg" xlink:type="simple" xlink:show="embed" xlink:actuate="onLoad" draw:mime-type="image/jpeg"/>
</draw:frame>
<draw:frame draw:style-name="fr1" draw:name="Image97" text:anchor-type="as-char" svg:width="6.9236in" svg:height="5.1927in" draw:z-index="0">
<draw:image xlink:href="../Images/liveuamap/2023-05-18T01-00-00/22563626_1.jpg" xlink:type="simple" xlink:show="embed" xlink:actuate="onLoad" draw:mime-type="image/jpeg"/>
</draw:frame>
</text:p>
      <text:p text:style-name="P4">
News Collection Link: <text:a xlink:type="simple" xlink:href="https://liveuamap.com/en/2023/18-may-1-person-killed-another-2-wounded-during-russian-missile" text:style-name="Internet_20_link" text:visited-style-name="Visited_20_Internet_20_Link">
https://liveuamap.com/en/2023/18-may-1-person-killed-another-2-wounded-during-russian-missile</text:a>
</text:p>
      <text:p text:style-name="P4">
Source: <text:a xlink:type="simple" xlink:href="https://t.me/OdessaDumskayaNet/55858" text:style-name="Internet_20_link" text:visited-style-name="Visited_20_Internet_20_Link">
https://t.me/OdessaDumskayaNet/55858</text:a>
</text:p>
      <!--NEWS-->
      <text:h text:style-name="P10" text:outline-level="1">
<text:span text:style-name="T4">
At Sivershchyna and Slobozhanschyna directions Russian army shelled Khotiyivka of Chernihiv r...</text:span>
</text:h>
      <text:p text:style-name="P4">
Authors: liveuamap (Language: en)</text:p>
      <text:p text:style-name="P4">
Time: 2023-05-18T01:51:00</text:p>
      <text:p text:style-name="P4">
Location: Kharkiv (Latitude:50.16233 Longtitude:37.55273)</text:p>
      <text:p text:style-name="P4">
Videos: []</text:p>
      <text:p text:style-name="P4">
Images: []</text:p>
      <text:p text:style-name="P4">
Tags: ["Russia"]</text:p>
      <text:p text:style-name="P4">
ID: 22563647</text:p>
      <!--METADATA-->
      <text:p text:style-name="P4">
At Sivershchyna and Slobozhanschyna directions Russian army shelled Khotiyivkaof Chernihiv region; Novovasylivka, Komarivka, Hirky, Iskryskivschyna andVolfyne of Sumy region, also Huryiv Kozachok, Udy, Okip, Kozacha Lopan,Hatysche, Vovchansk, Budarky, Zybyne, Ustynivka and Zarubynka of Kharkivregion, - General Staff of Armed Forces of Ukraine says in the morning report</text:p>
      <text:p text:style-name="P4">
News Collection Link: <text:a xlink:type="simple" xlink:href="https://liveuamap.com/en/2023/18-may-at-sivershchyna-and-slobozhanschyna-directions-russian" text:style-name="Internet_20_link" text:visited-style-name="Visited_20_Internet_20_Link">
https://liveuamap.com/en/2023/18-may-at-sivershchyna-and-slobozhanschyna-directions-russian</text:a>
</text:p>
      <text:p text:style-name="P4">
Source: <text:a xlink:type="simple" xlink:href="https://t.me/lumsrc/4823" text:style-name="Internet_20_link" text:visited-style-name="Visited_20_Internet_20_Link">
https://t.me/lumsrc/4823</text:a>
</text:p>
      <!--NEWS-->
      <text:h text:style-name="P10" text:outline-level="1">
<text:span text:style-name="T4">
There is missile hit at infrastructure object in Khmelnitsky region</text:span>
</text:h>
      <text:p text:style-name="P4">
Authors: liveuamap (Language: en)</text:p>
      <text:p text:style-name="P4">
Time: 2023-05-18T01:54:48</text:p>
      <text:p text:style-name="P4">
Location: Khmelnitsky (Latitude:49.44123 Longtitude:26.96114)</text:p>
      <text:p text:style-name="P4">
Videos: []</text:p>
      <text:p text:style-name="P4">
Images: []</text:p>
      <text:p text:style-name="P4">
Tags: ["Europe", "Central and Eastern Europe"]</text:p>
      <text:p text:style-name="P4">
ID: 22563627</text:p>
      <!--METADATA-->
      <text:p text:style-name="P4">
There is missile hit at infrastructure object in Khmelnitsky region</text:p>
      <text:p text:style-name="P4">
News Collection Link: <text:a xlink:type="simple" xlink:href="https://liveuamap.com/en/2023/18-may-there-is-missile-hit-at-infrastructure-object-in-khmelnitsky" text:style-name="Internet_20_link" text:visited-style-name="Visited_20_Internet_20_Link">
https://liveuamap.com/en/2023/18-may-there-is-missile-hit-at-infrastructure-object-in-khmelnitsky</text:a>
</text:p>
      <text:p text:style-name="P4">
Source: <text:a xlink:type="simple" xlink:href="https://t.me/operativnoZSU/96828" text:style-name="Internet_20_link" text:visited-style-name="Visited_20_Internet_20_Link">
https://t.me/operativnoZSU/96828</text:a>
</text:p>
      <!--NEWS-->
      <text:h text:style-name="P10" text:outline-level="1">
<text:span text:style-name="T4">
Ukrainian air defense shot down 29 of 30 missiles launched by Russia overnight</text:span>
</text:h>
      <text:p text:style-name="P4">
Authors: liveuamap (Language: en)</text:p>
      <text:p text:style-name="P4">
Time: 2023-05-18T02:29:20</text:p>
      <text:p text:style-name="P4">
Location: Kyiv, Kyiv city (Latitude:50.43348 Longtitude:30.47182)</text:p>
      <text:p text:style-name="P4">
Videos: []</text:p>
      <text:p text:style-name="P4">
Images: ["<text:a xlink:type="simple" xlink:href="https://liveuamap.com/pics/2023/05/18/22563685_0.jpg" text:style-name="Internet_20_link" text:visited-style-name="Visited_20_Internet_20_Link">
22563685_0.jpg</text:a>
"]</text:p>
      <text:p text:style-name="P4">
Tags: ["Europe", "Central and Eastern Europe"]</text:p>
      <text:p text:style-name="P4">
ID: 22563685</text:p>
      <!--METADATA-->
      <text:p text:style-name="P4">
Ukrainian air defense shot down 29 of 30 missiles launched by Russia overnight</text:p>
      <text:p text:style-name="P4">
<draw:frame draw:style-name="fr1" draw:name="Image98" text:anchor-type="as-char" svg:width="6.9236in" svg:height="6.9236in" draw:z-index="0">
<draw:image xlink:href="../Images/liveuamap/2023-05-18T02-29-20/22563685_0.jpg" xlink:type="simple" xlink:show="embed" xlink:actuate="onLoad" draw:mime-type="image/jpeg"/>
</draw:frame>
</text:p>
      <text:p text:style-name="P4">
News Collection Link: <text:a xlink:type="simple" xlink:href="https://liveuamap.com/en/2023/18-may-ukrainian-air-defense-shot-down-29-of-30-missiles" text:style-name="Internet_20_link" text:visited-style-name="Visited_20_Internet_20_Link">
https://liveuamap.com/en/2023/18-may-ukrainian-air-defense-shot-down-29-of-30-missiles</text:a>
</text:p>
      <text:p text:style-name="P4">
Source: <text:a xlink:type="simple" xlink:href="https://t.me/kpszsu/2523" text:style-name="Internet_20_link" text:visited-style-name="Visited_20_Internet_20_Link">
https://t.me/kpszsu/2523</text:a>
</text:p>
      <!--NEWS-->
      <text:h text:style-name="P10" text:outline-level="1">
<text:span text:style-name="T4">
Train derailed after railway was blown up near Simferopol in occupied Crimea</text:span>
</text:h>
      <text:p text:style-name="P4">
Authors: liveuamap (Language: en)</text:p>
      <text:p text:style-name="P4">
Time: 2023-05-18T02:34:40</text:p>
      <text:p text:style-name="P4">
Location: Simferopol (Latitude:44.88331 Longtitude:34.02474)</text:p>
      <text:p text:style-name="P4">
Videos: []</text:p>
      <text:p text:style-name="P4">
Images: ["<text:a xlink:type="simple" xlink:href="https://liveuamap.com/pics/2023/05/18/22563696_0.jpg" text:style-name="Internet_20_link" text:visited-style-name="Visited_20_Internet_20_Link">
22563696_0.jpg</text:a>
"]</text:p>
      <text:p text:style-name="P4">
Tags: ["Roads"]</text:p>
      <text:p text:style-name="P4">
ID: 22563696</text:p>
      <!--METADATA-->
      <text:p text:style-name="P4">
Train derailed after railway was blown up near Simferopol in occupied Crimea</text:p>
      <text:p text:style-name="P4">
<draw:frame draw:style-name="fr1" draw:name="Image99" text:anchor-type="as-char" svg:width="6.775in" svg:height="10.0in" draw:z-index="0">
<draw:image xlink:href="../Images/liveuamap/2023-05-18T02-34-40/22563696_0.jpg" xlink:type="simple" xlink:show="embed" xlink:actuate="onLoad" draw:mime-type="image/jpeg"/>
</draw:frame>
</text:p>
      <text:p text:style-name="P4">
News Collection Link: <text:a xlink:type="simple" xlink:href="https://liveuamap.com/en/2023/18-may-train-derailed-after-railway-was-blown-up-near-simferopol" text:style-name="Internet_20_link" text:visited-style-name="Visited_20_Internet_20_Link">
https://liveuamap.com/en/2023/18-may-train-derailed-after-railway-was-blown-up-near-simferopol</text:a>
</text:p>
      <text:p text:style-name="P4">
Source: <text:a xlink:type="simple" xlink:href="https://t.me/ENews112/13916" text:style-name="Internet_20_link" text:visited-style-name="Visited_20_Internet_20_Link">
https://t.me/ENews112/13916</text:a>
</text:p>
      <!--NEWS-->
      <text:h text:style-name="P10" text:outline-level="1">
<text:span text:style-name="T4">
Donetsk Oblast(08:35). Red Alert: aerial threat. Sirens sounding. Take cover now!</text:span>
</text:h>
      <text:p text:style-name="P4">
Authors: liveuamap (Language: en)</text:p>
      <text:p text:style-name="P4">
Time: 2023-05-18T02:36:00</text:p>
      <text:p text:style-name="P4">
Location: Donetsk Oblast (Latitude:48.7272 Longtitude:37.5791)</text:p>
      <text:p text:style-name="P4">
Videos: []</text:p>
      <text:p text:style-name="P4">
Images: []</text:p>
      <text:p text:style-name="P4">
Tags: ["Europe", "Central and Eastern Europe"]</text:p>
      <text:p text:style-name="P4">
ID: 22563698</text:p>
      <!--METADATA-->
      <text:p text:style-name="P4">
Donetsk Oblast(08:35). Red Alert: aerial threat. Sirens sounding. Take covernow!</text:p>
      <text:p text:style-name="P4">
News Collection Link: <text:a xlink:type="simple" xlink:href="https://liveuamap.com/en/2023/18-may-donetsk-oblast0835-red-alert-aerial-thg" text:style-name="Internet_20_link" text:visited-style-name="Visited_20_Internet_20_Link">
https://liveuamap.com/en/2023/18-may-donetsk-oblast0835-red-alert-aerial-thg</text:a>
</text:p>
      <text:p text:style-name="P4">
Source: <text:a xlink:type="simple" xlink:href="https://t.me/air_alert_ua/45828" text:style-name="Internet_20_link" text:visited-style-name="Visited_20_Internet_20_Link">
https://t.me/air_alert_ua/45828</text:a>
</text:p>
      <!--NEWS-->
      <text:h text:style-name="P10" text:outline-level="1">
<text:span text:style-name="T4">
Zaporizka Oblast(09:05). Red Alert: aerial threat. Sirens sounding. Take cover now!</text:span>
</text:h>
      <text:p text:style-name="P4">
Authors: liveuamap (Language: en)</text:p>
      <text:p text:style-name="P4">
Time: 2023-05-18T03:07:00</text:p>
      <text:p text:style-name="P4">
Location: Zaporizka Oblast (Latitude:47.611411 Longtitude:35.764641)</text:p>
      <text:p text:style-name="P4">
Videos: []</text:p>
      <text:p text:style-name="P4">
Images: []</text:p>
      <text:p text:style-name="P4">
Tags: ["Europe", "Central and Eastern Europe"]</text:p>
      <text:p text:style-name="P4">
ID: 22563712</text:p>
      <!--METADATA-->
      <text:p text:style-name="P4">
Zaporizka Oblast(09:05). Red Alert: aerial threat. Sirens sounding. Take covernow!</text:p>
      <text:p text:style-name="P4">
News Collection Link: <text:a xlink:type="simple" xlink:href="https://liveuamap.com/en/2023/18-may-zaporizka-oblast0905-red-alert-aerial-g" text:style-name="Internet_20_link" text:visited-style-name="Visited_20_Internet_20_Link">
https://liveuamap.com/en/2023/18-may-zaporizka-oblast0905-red-alert-aerial-g</text:a>
</text:p>
      <text:p text:style-name="P4">
Source: <text:a xlink:type="simple" xlink:href="https://t.me/air_alert_ua/45830" text:style-name="Internet_20_link" text:visited-style-name="Visited_20_Internet_20_Link">
https://t.me/air_alert_ua/45830</text:a>
</text:p>
      <!--NEWS-->
      <text:h text:style-name="P10" text:outline-level="1">
<text:span text:style-name="T4">
Donetsk Oblast(12:19). Red Alert: aerial threat. Sirens sounding. Take cover now!</text:span>
</text:h>
      <text:p text:style-name="P4">
Authors: liveuamap (Language: en)</text:p>
      <text:p text:style-name="P4">
Time: 2023-05-18T06:22:00</text:p>
      <text:p text:style-name="P4">
Location: Donetsk Oblast (Latitude:48.72744 Longtitude:37.5781)</text:p>
      <text:p text:style-name="P4">
Videos: []</text:p>
      <text:p text:style-name="P4">
Images: []</text:p>
      <text:p text:style-name="P4">
Tags: ["Europe", "Central and Eastern Europe"]</text:p>
      <text:p text:style-name="P4">
ID: 22563733</text:p>
      <!--METADATA-->
      <text:p text:style-name="P4">
Donetsk Oblast(12:19). Red Alert: aerial threat. Sirens sounding. Take covernow!</text:p>
      <text:p text:style-name="P4">
News Collection Link: <text:a xlink:type="simple" xlink:href="https://liveuamap.com/en/2023/18-may-donetsk-oblast1219-red-alert-aerial-thg" text:style-name="Internet_20_link" text:visited-style-name="Visited_20_Internet_20_Link">
https://liveuamap.com/en/2023/18-may-donetsk-oblast1219-red-alert-aerial-thg</text:a>
</text:p>
      <text:p text:style-name="P4">
Source: <text:a xlink:type="simple" xlink:href="https://t.me/air_alert_ua/45833" text:style-name="Internet_20_link" text:visited-style-name="Visited_20_Internet_20_Link">
https://t.me/air_alert_ua/45833</text:a>
</text:p>
      <!--NEWS-->
      <text:h text:style-name="P10" text:outline-level="1">
<text:span text:style-name="T4">
Kharkiv, Kharkivska Oblast(13:52). Red Alert: aerial threat. Sirens sounding. Take cover now!</text:span>
</text:h>
      <text:p text:style-name="P4">
Authors: liveuamap (Language: en)</text:p>
      <text:p text:style-name="P4">
Time: 2023-05-18T07:54:00</text:p>
      <text:p text:style-name="P4">
Location: Kharkiv (Latitude:49.98187 Longtitude:36.25267)</text:p>
      <text:p text:style-name="P4">
Videos: []</text:p>
      <text:p text:style-name="P4">
Images: []</text:p>
      <text:p text:style-name="P4">
Tags: ["Europe", "Central and Eastern Europe"]</text:p>
      <text:p text:style-name="P4">
ID: 22563735</text:p>
      <!--METADATA-->
      <text:p text:style-name="P4">
Kharkiv, Kharkivska Oblast(13:52). Red Alert: aerial threat. Sirens sounding.Take cover now!</text:p>
      <text:p text:style-name="P4">
News Collection Link: <text:a xlink:type="simple" xlink:href="https://liveuamap.com/en/2023/18-may-kharkiv-kharkivska-oblast1352-red-alerg" text:style-name="Internet_20_link" text:visited-style-name="Visited_20_Internet_20_Link">
https://liveuamap.com/en/2023/18-may-kharkiv-kharkivska-oblast1352-red-alerg</text:a>
</text:p>
      <text:p text:style-name="P4">
Source: <text:a xlink:type="simple" xlink:href="https://t.me/air_alert_ua/45835" text:style-name="Internet_20_link" text:visited-style-name="Visited_20_Internet_20_Link">
https://t.me/air_alert_ua/45835</text:a>
</text:p>
      <!--NEWS-->
      <text:h text:style-name="P10" text:outline-level="1">
<text:span text:style-name="T4">
Russian army launching missiles at Kharkiv</text:span>
</text:h>
      <text:p text:style-name="P4">
Authors: liveuamap (Language: en)</text:p>
      <text:p text:style-name="P4">
Time: 2023-05-18T08:03:44</text:p>
      <text:p text:style-name="P4">
Location: Kharkiv (Latitude:50.00642 Longtitude:36.14965)</text:p>
      <text:p text:style-name="P4">
Videos: []</text:p>
      <text:p text:style-name="P4">
Images: []</text:p>
      <text:p text:style-name="P4">
Tags: ["Europe", "Central and Eastern Europe"]</text:p>
      <text:p text:style-name="P4">
ID: 22563736</text:p>
      <!--METADATA-->
      <text:p text:style-name="P4">
Russian army launching missiles at Kharkiv</text:p>
      <text:p text:style-name="P4">
News Collection Link: <text:a xlink:type="simple" xlink:href="https://liveuamap.com/en/2023/18-may-russian-army-launching-missiles-at-kharkiv-" text:style-name="Internet_20_link" text:visited-style-name="Visited_20_Internet_20_Link">
https://liveuamap.com/en/2023/18-may-russian-army-launching-missiles-at-kharkiv-</text:a>
</text:p>
      <text:p text:style-name="P4">
Source: <text:a xlink:type="simple" xlink:href="https://t.me/synegubov/6217" text:style-name="Internet_20_link" text:visited-style-name="Visited_20_Internet_20_Link">
https://t.me/synegubov/6217</text:a>
</text:p>
      <!--NEWS-->
      <text:h text:style-name="P10" text:outline-level="1">
<text:span text:style-name="T4">
1 person killed, 2 wounded as result of shelling in Tsyrkuny village of Kharkiv region</text:span>
</text:h>
      <text:p text:style-name="P4">
Authors: liveuamap (Language: en)</text:p>
      <text:p text:style-name="P4">
Time: 2023-05-18T08:50:56</text:p>
      <text:p text:style-name="P4">
Location: Kharkiv (Latitude:50.08336 Longtitude:36.38998)</text:p>
      <text:p text:style-name="P4">
Videos: []</text:p>
      <text:p text:style-name="P4">
Images: []</text:p>
      <text:p text:style-name="P4">
Tags: []</text:p>
      <text:p text:style-name="P4">
ID: 22563738</text:p>
      <!--METADATA-->
      <text:p text:style-name="P4">
1 person killed, 2 wounded as result of shelling in Tsyrkuny village ofKharkiv region</text:p>
      <text:p text:style-name="P4">
News Collection Link: <text:a xlink:type="simple" xlink:href="https://liveuamap.com/en/2023/18-may-1-person-killed-2-wounded-as-result-of-shelling-in" text:style-name="Internet_20_link" text:visited-style-name="Visited_20_Internet_20_Link">
https://liveuamap.com/en/2023/18-may-1-person-killed-2-wounded-as-result-of-shelling-in</text:a>
</text:p>
      <text:p text:style-name="P4">
Source: <text:a xlink:type="simple" xlink:href="https://t.me/synegubov/6219" text:style-name="Internet_20_link" text:visited-style-name="Visited_20_Internet_20_Link">
https://t.me/synegubov/6219</text:a>
</text:p>
      <!--NEWS-->
      <text:h text:style-name="P10" text:outline-level="1">
<text:span text:style-name="T4">
Poltavska Oblast(16:43). Red Alert: aerial threat. Sirens sounding. Take cover now!</text:span>
</text:h>
      <text:p text:style-name="P4">
Authors: liveuamap (Language: en)</text:p>
      <text:p text:style-name="P4">
Time: 2023-05-18T10:43:00</text:p>
      <text:p text:style-name="P4">
Location: Poltavska Oblast (Latitude:49.47701 Longtitude:33.81767)</text:p>
      <text:p text:style-name="P4">
Videos: []</text:p>
      <text:p text:style-name="P4">
Images: []</text:p>
      <text:p text:style-name="P4">
Tags: ["Europe", "Central and Eastern Europe"]</text:p>
      <text:p text:style-name="P4">
ID: 22563740</text:p>
      <!--METADATA-->
      <text:p text:style-name="P4">
Poltavska Oblast(16:43). Red Alert: aerial threat. Sirens sounding. Take covernow!</text:p>
      <text:p text:style-name="P4">
News Collection Link: <text:a xlink:type="simple" xlink:href="https://liveuamap.com/en/2023/18-may-poltavska-oblast1643-red-alert-aerial-g" text:style-name="Internet_20_link" text:visited-style-name="Visited_20_Internet_20_Link">
https://liveuamap.com/en/2023/18-may-poltavska-oblast1643-red-alert-aerial-g</text:a>
</text:p>
      <text:p text:style-name="P4">
Source: <text:a xlink:type="simple" xlink:href="https://t.me/suspilnepoltava/11216" text:style-name="Internet_20_link" text:visited-style-name="Visited_20_Internet_20_Link">
https://t.me/suspilnepoltava/11216</text:a>
</text:p>
      <!--NEWS-->
      <text:h text:style-name="P10" text:outline-level="1">
<text:span text:style-name="T4">
Dnipro, Dnipropetrovska Oblast(16:43). Red Alert: aerial threat. Sirens sounding. Take cover ...</text:span>
</text:h>
      <text:p text:style-name="P4">
Authors: liveuamap (Language: en)</text:p>
      <text:p text:style-name="P4">
Time: 2023-05-18T10:44:00</text:p>
      <text:p text:style-name="P4">
Location: Dnipro (Latitude:48.45952 Longtitude:35.0379)</text:p>
      <text:p text:style-name="P4">
Videos: []</text:p>
      <text:p text:style-name="P4">
Images: []</text:p>
      <text:p text:style-name="P4">
Tags: ["Europe", "Central and Eastern Europe"]</text:p>
      <text:p text:style-name="P4">
ID: 22563741</text:p>
      <!--METADATA-->
      <text:p text:style-name="P4">
Dnipro, Dnipropetrovska Oblast(16:43). Red Alert: aerial threat. Sirenssounding. Take cover now!</text:p>
      <text:p text:style-name="P4">
News Collection Link: <text:a xlink:type="simple" xlink:href="https://liveuamap.com/en/2023/18-may-dnipro-dnipropetrovska-oblast1643-red-g" text:style-name="Internet_20_link" text:visited-style-name="Visited_20_Internet_20_Link">
https://liveuamap.com/en/2023/18-may-dnipro-dnipropetrovska-oblast1643-red-g</text:a>
</text:p>
      <text:p text:style-name="P4">
Source: <text:a xlink:type="simple" xlink:href="https://t.me/suspilnednipro/15585" text:style-name="Internet_20_link" text:visited-style-name="Visited_20_Internet_20_Link">
https://t.me/suspilnednipro/15585</text:a>
</text:p>
      <!--NEWS-->
      <text:h text:style-name="P10" text:outline-level="1">
<text:span text:style-name="T4">
Kharkiv, Kharkivska Oblast, Sumska Oblast(16:44). Red Alert: aerial threat. Sirens sounding. ...</text:span>
</text:h>
      <text:p text:style-name="P4">
Authors: liveuamap (Language: en)</text:p>
      <text:p text:style-name="P4">
Time: 2023-05-18T10:45:00</text:p>
      <text:p text:style-name="P4">
Location: Kharkiv (Latitude:49.98021 Longtitude:36.25314)</text:p>
      <text:p text:style-name="P4">
Videos: []</text:p>
      <text:p text:style-name="P4">
Images: []</text:p>
      <text:p text:style-name="P4">
Tags: ["Europe", "Central and Eastern Europe"]</text:p>
      <text:p text:style-name="P4">
ID: 22563742</text:p>
      <!--METADATA-->
      <text:p text:style-name="P4">
Kharkiv, Kharkivska Oblast, Sumska Oblast(16:44). Red Alert: aerial threat.Sirens sounding. Take cover now!</text:p>
      <text:p text:style-name="P4">
News Collection Link: <text:a xlink:type="simple" xlink:href="https://liveuamap.com/en/2023/18-may-kharkiv-kharkivska-oblast-sumska-oblasg" text:style-name="Internet_20_link" text:visited-style-name="Visited_20_Internet_20_Link">
https://liveuamap.com/en/2023/18-may-kharkiv-kharkivska-oblast-sumska-oblasg</text:a>
</text:p>
      <text:p text:style-name="P4">
Source: <text:a xlink:type="simple" xlink:href="https://t.me/air_alert_ua/45840" text:style-name="Internet_20_link" text:visited-style-name="Visited_20_Internet_20_Link">
https://t.me/air_alert_ua/45840</text:a>
</text:p>
      <!--NEWS-->
      <text:h text:style-name="P10" text:outline-level="1">
<text:span text:style-name="T4">
Zaporizka Oblast, Kherson, Khersonska Oblast(16:51). Red Alert: aerial threat. Sirens soundin...</text:span>
</text:h>
      <text:p text:style-name="P4">
Authors: liveuamap (Language: en)</text:p>
      <text:p text:style-name="P4">
Time: 2023-05-18T10:53:00</text:p>
      <text:p text:style-name="P4">
Location: Zaporizka Oblast (Latitude:47.610851 Longtitude:35.764551)</text:p>
      <text:p text:style-name="P4">
Videos: []</text:p>
      <text:p text:style-name="P4">
Images: []</text:p>
      <text:p text:style-name="P4">
Tags: ["Europe", "Central and Eastern Europe"]</text:p>
      <text:p text:style-name="P4">
ID: 22563743</text:p>
      <!--METADATA-->
      <text:p text:style-name="P4">
Zaporizka Oblast, Kherson, Khersonska Oblast(16:51). Red Alert: aerial threat.Sirens sounding. Take cover now!</text:p>
      <text:p text:style-name="P4">
News Collection Link: <text:a xlink:type="simple" xlink:href="https://liveuamap.com/en/2023/18-may-zaporizka-oblast-kherson-khersonska-obg" text:style-name="Internet_20_link" text:visited-style-name="Visited_20_Internet_20_Link">
https://liveuamap.com/en/2023/18-may-zaporizka-oblast-kherson-khersonska-obg</text:a>
</text:p>
      <text:p text:style-name="P4">
Source: <text:a xlink:type="simple" xlink:href="https://t.me/air_alert_ua/45842" text:style-name="Internet_20_link" text:visited-style-name="Visited_20_Internet_20_Link">
https://t.me/air_alert_ua/45842</text:a>
</text:p>
      <!--NEWS-->
      <text:h text:style-name="P10" text:outline-level="1">
<text:span text:style-name="T4">
Poltavska Oblast(18:08). Red Alert: aerial threat. Sirens sounding. Take cover now!</text:span>
</text:h>
      <text:p text:style-name="P4">
Authors: liveuamap (Language: en)</text:p>
      <text:p text:style-name="P4">
Time: 2023-05-18T12:08:00</text:p>
      <text:p text:style-name="P4">
Location: Poltavska Oblast (Latitude:49.47592 Longtitude:33.81919)</text:p>
      <text:p text:style-name="P4">
Videos: []</text:p>
      <text:p text:style-name="P4">
Images: []</text:p>
      <text:p text:style-name="P4">
Tags: ["Europe", "Central and Eastern Europe"]</text:p>
      <text:p text:style-name="P4">
ID: 22563746</text:p>
      <!--METADATA-->
      <text:p text:style-name="P4">
Poltavska Oblast(18:08). Red Alert: aerial threat. Sirens sounding. Take covernow!</text:p>
      <text:p text:style-name="P4">
News Collection Link: <text:a xlink:type="simple" xlink:href="https://liveuamap.com/en/2023/18-may-poltavska-oblast1808-red-alert-aerial-g" text:style-name="Internet_20_link" text:visited-style-name="Visited_20_Internet_20_Link">
https://liveuamap.com/en/2023/18-may-poltavska-oblast1808-red-alert-aerial-g</text:a>
</text:p>
      <text:p text:style-name="P4">
Source: <text:a xlink:type="simple" xlink:href="https://t.me/suspilnepoltava/11219" text:style-name="Internet_20_link" text:visited-style-name="Visited_20_Internet_20_Link">
https://t.me/suspilnepoltava/11219</text:a>
</text:p>
      <!--NEWS-->
      <text:h text:style-name="P10" text:outline-level="1">
<text:span text:style-name="T4">
Kharkiv, Kharkivska Oblast(18:08). Red Alert: aerial threat. Sirens sounding. Take cover now!</text:span>
</text:h>
      <text:p text:style-name="P4">
Authors: liveuamap (Language: en)</text:p>
      <text:p text:style-name="P4">
Time: 2023-05-18T12:10:00</text:p>
      <text:p text:style-name="P4">
Location: Kharkiv (Latitude:49.98057 Longtitude:36.25391)</text:p>
      <text:p text:style-name="P4">
Videos: []</text:p>
      <text:p text:style-name="P4">
Images: []</text:p>
      <text:p text:style-name="P4">
Tags: ["Europe", "Central and Eastern Europe"]</text:p>
      <text:p text:style-name="P4">
ID: 22563747</text:p>
      <!--METADATA-->
      <text:p text:style-name="P4">
Kharkiv, Kharkivska Oblast(18:08). Red Alert: aerial threat. Sirens sounding.Take cover now!</text:p>
      <text:p text:style-name="P4">
News Collection Link: <text:a xlink:type="simple" xlink:href="https://liveuamap.com/en/2023/18-may-kharkiv-kharkivska-oblast1808-red-alerg" text:style-name="Internet_20_link" text:visited-style-name="Visited_20_Internet_20_Link">
https://liveuamap.com/en/2023/18-may-kharkiv-kharkivska-oblast1808-red-alerg</text:a>
</text:p>
      <text:p text:style-name="P4">
Source: <text:a xlink:type="simple" xlink:href="https://t.me/air_alert_ua/45851" text:style-name="Internet_20_link" text:visited-style-name="Visited_20_Internet_20_Link">
https://t.me/air_alert_ua/45851</text:a>
</text:p>
      <!--NEWS-->
      <text:h text:style-name="P10" text:outline-level="1">
<text:span text:style-name="T4">
Donetsk Oblast(18:35). Red Alert: aerial threat. Sirens sounding. Take cover now!</text:span>
</text:h>
      <text:p text:style-name="P4">
Authors: liveuamap (Language: en)</text:p>
      <text:p text:style-name="P4">
Time: 2023-05-18T12:36:00</text:p>
      <text:p text:style-name="P4">
Location: Donetsk Oblast (Latitude:48.72798 Longtitude:37.5769)</text:p>
      <text:p text:style-name="P4">
Videos: []</text:p>
      <text:p text:style-name="P4">
Images: []</text:p>
      <text:p text:style-name="P4">
Tags: ["Europe", "Central and Eastern Europe"]</text:p>
      <text:p text:style-name="P4">
ID: 22563749</text:p>
      <!--METADATA-->
      <text:p text:style-name="P4">
Donetsk Oblast(18:35). Red Alert: aerial threat. Sirens sounding. Take covernow!</text:p>
      <text:p text:style-name="P4">
News Collection Link: <text:a xlink:type="simple" xlink:href="https://liveuamap.com/en/2023/18-may-donetsk-oblast1835-red-alert-aerial-thg" text:style-name="Internet_20_link" text:visited-style-name="Visited_20_Internet_20_Link">
https://liveuamap.com/en/2023/18-may-donetsk-oblast1835-red-alert-aerial-thg</text:a>
</text:p>
      <text:p text:style-name="P4">
Source: <text:a xlink:type="simple" xlink:href="https://t.me/air_alert_ua/45852" text:style-name="Internet_20_link" text:visited-style-name="Visited_20_Internet_20_Link">
https://t.me/air_alert_ua/45852</text:a>
</text:p>
      <!--NEWS-->
      <text:h text:style-name="P10" text:outline-level="1">
<text:span text:style-name="T4">
Russian army shelled Nikopol today</text:span>
</text:h>
      <text:p text:style-name="P4">
Authors: liveuamap (Language: en)</text:p>
      <text:p text:style-name="P4">
Time: 2023-05-18T12:37:06</text:p>
      <text:p text:style-name="P4">
Location: Zaporizhia (Latitude:47.5668 Longtitude:34.39579)</text:p>
      <text:p text:style-name="P4">
Videos: []</text:p>
      <text:p text:style-name="P4">
Images: ["<text:a xlink:type="simple" xlink:href="https://liveuamap.com/pics/2023/05/18/22563750_0.jpg" text:style-name="Internet_20_link" text:visited-style-name="Visited_20_Internet_20_Link">
22563750_0.jpg</text:a>
", "<text:a xlink:type="simple" xlink:href="https://liveuamap.com/pics/2023/05/18/22563750_1.jpg" text:style-name="Internet_20_link" text:visited-style-name="Visited_20_Internet_20_Link">
22563750_1.jpg</text:a>
", "<text:a xlink:type="simple" xlink:href="https://liveuamap.com/pics/2023/05/18/22563750_2.jpg" text:style-name="Internet_20_link" text:visited-style-name="Visited_20_Internet_20_Link">
22563750_2.jpg</text:a>
", "<text:a xlink:type="simple" xlink:href="https://liveuamap.com/pics/2023/05/18/22563750_3.jpg" text:style-name="Internet_20_link" text:visited-style-name="Visited_20_Internet_20_Link">
22563750_3.jpg</text:a>
", "<text:a xlink:type="simple" xlink:href="https://liveuamap.com/pics/2023/05/18/22563750_4.jpg" text:style-name="Internet_20_link" text:visited-style-name="Visited_20_Internet_20_Link">
22563750_4.jpg</text:a>
"]</text:p>
      <text:p text:style-name="P4">
Tags: []</text:p>
      <text:p text:style-name="P4">
ID: 22563750</text:p>
      <!--METADATA-->
      <text:p text:style-name="P4">
Russian army shelled Nikopol today</text:p>
      <text:p text:style-name="P4">
<draw:frame draw:style-name="fr1" draw:name="Image100" text:anchor-type="as-char" svg:width="6.9236in" svg:height="5.1927in" draw:z-index="0">
<draw:image xlink:href="../Images/liveuamap/2023-05-18T12-37-06/22563750_0.jpg" xlink:type="simple" xlink:show="embed" xlink:actuate="onLoad" draw:mime-type="image/jpeg"/>
</draw:frame>
<draw:frame draw:style-name="fr1" draw:name="Image101" text:anchor-type="as-char" svg:width="6.9236in" svg:height="5.443681in" draw:z-index="0">
<draw:image xlink:href="../Images/liveuamap/2023-05-18T12-37-06/22563750_1.jpg" xlink:type="simple" xlink:show="embed" xlink:actuate="onLoad" draw:mime-type="image/jpeg"/>
</draw:frame>
<draw:frame draw:style-name="fr1" draw:name="Image102" text:anchor-type="as-char" svg:width="6.9236in" svg:height="5.1927in" draw:z-index="0">
<draw:image xlink:href="../Images/liveuamap/2023-05-18T12-37-06/22563750_2.jpg" xlink:type="simple" xlink:show="embed" xlink:actuate="onLoad" draw:mime-type="image/jpeg"/>
</draw:frame>
<draw:frame draw:style-name="fr1" draw:name="Image103" text:anchor-type="as-char" svg:width="6.9236in" svg:height="5.1927in" draw:z-index="0">
<draw:image xlink:href="../Images/liveuamap/2023-05-18T12-37-06/22563750_3.jpg" xlink:type="simple" xlink:show="embed" xlink:actuate="onLoad" draw:mime-type="image/jpeg"/>
</draw:frame>
<draw:frame draw:style-name="fr1" draw:name="Image104" text:anchor-type="as-char" svg:width="6.9236in" svg:height="5.391754in" draw:z-index="0">
<draw:image xlink:href="../Images/liveuamap/2023-05-18T12-37-06/22563750_4.jpg" xlink:type="simple" xlink:show="embed" xlink:actuate="onLoad" draw:mime-type="image/jpeg"/>
</draw:frame>
</text:p>
      <text:p text:style-name="P4">
News Collection Link: <text:a xlink:type="simple" xlink:href="https://liveuamap.com/en/2023/18-may-russian-army-shelled-nikopol-today" text:style-name="Internet_20_link" text:visited-style-name="Visited_20_Internet_20_Link">
https://liveuamap.com/en/2023/18-may-russian-army-shelled-nikopol-today</text:a>
</text:p>
      <text:p text:style-name="P4">
Source: <text:a xlink:type="simple" xlink:href="https://t.me/mykola_lukashuk/4619" text:style-name="Internet_20_link" text:visited-style-name="Visited_20_Internet_20_Link">
https://t.me/mykola_lukashuk/4619</text:a>
</text:p>
      <!--NEWS-->
      <text:h text:style-name="P10" text:outline-level="1">
<text:span text:style-name="T4">
Explosions reported in Beryslav district</text:span>
</text:h>
      <text:p text:style-name="P4">
Authors: liveuamap (Language: en)</text:p>
      <text:p text:style-name="P4">
Time: 2023-05-18T13:31:48</text:p>
      <text:p text:style-name="P4">
Location: Kherson (Latitude:46.84446 Longtitude:33.40805)</text:p>
      <text:p text:style-name="P4">
Videos: []</text:p>
      <text:p text:style-name="P4">
Images: []</text:p>
      <text:p text:style-name="P4">
Tags: ["Europe", "Central and Eastern Europe"]</text:p>
      <text:p text:style-name="P4">
ID: 22563792</text:p>
      <!--METADATA-->
      <text:p text:style-name="P4">
Explosions reported in Beryslav district</text:p>
      <text:p text:style-name="P4">
News Collection Link: <text:a xlink:type="simple" xlink:href="https://liveuamap.com/en/2023/18-may-explosions-reported-in-beryslav-district-" text:style-name="Internet_20_link" text:visited-style-name="Visited_20_Internet_20_Link">
https://liveuamap.com/en/2023/18-may-explosions-reported-in-beryslav-district-</text:a>
</text:p>
      <text:p text:style-name="P4">
Source: <text:a xlink:type="simple" xlink:href="https://t.me/hueviyherson/39648" text:style-name="Internet_20_link" text:visited-style-name="Visited_20_Internet_20_Link">
https://t.me/hueviyherson/39648</text:a>
</text:p>
      <!--NEWS-->
      <text:h text:style-name="P10" text:outline-level="1">
<text:span text:style-name="T4">
В Укрзалізниці очікують роз’яснень для відновлення агроперевезень у напрямку портів</text:span>
</text:h>
      <text:p text:style-name="P4">
Authors: Ukrinform (Person)</text:p>
      <text:p text:style-name="P4">
Publisher: Укринформ (Organization)</text:p>
      <text:p text:style-name="P4">
Published Time: 2023-05-18T13:53:00+03:00</text:p>
      <text:p text:style-name="P4">
Modified Time: 2023-05-18T13:53:00+03:00</text:p>
      <text:p text:style-name="P4">
Description: В Укрзалізниці чекають на роз’яснення від Мінвідновлення і Мінагрополітики щодо відновлення агроперевезення в межах «зернової угоди». — Укрінформ.</text:p>
      <text:p text:style-name="P4">
Images: ["<text:a xlink:type="simple" xlink:href="https://static.ukrinform.com/photos/2023_05/thumb_files/630_360_1684406876-707.jpg" text:style-name="Internet_20_link" text:visited-style-name="Visited_20_Internet_20_Link">
630_360_16844...</text:a>
"]</text:p>
      <text:p text:style-name="P4">
Tags: ['Порт', 'Укрзалізниця', 'зерновий коридор']</text:p>
      <text:p text:style-name="P4">
Type: Article</text:p>
      <!--METADATA-->
      <text:p text:style-name="P4">
<draw:frame draw:style-name="fr1" draw:name="Image105" text:anchor-type="as-char" svg:width="6.9236in" svg:height="3.956343in" draw:z-index="0">
<draw:image xlink:href="../Images/yкринформ/2023-05-18T13-53-00-03-00/630_360_1684406876-707.jpg" xlink:type="simple" xlink:show="embed" xlink:actuate="onLoad" draw:mime-type="image/jpeg"/>
</draw:frame>
 ВУкрзалізниці чекають на роз’яснення від Мінвідновлення і Мінагрополітики щодовідновлення агроперевезення в межах «зернової угоди».</text:p>
      <text:p text:style-name="P4">
Як передає Укрінформ із посиланням на <text:a xlink:type="simple" xlink:href="https://www.railinsider.com.ua/v-uz-spodivayutsya-na-doluchennya-portiv-mykolayeva-do-zernovogo-korydoru/" text:style-name="Internet_20_link" text:visited-style-name="Visited_20_Internet_20_Link">
 </text:a>
 , проце повідомив заступник директора департаменту комерційної роботи АТ«Укрзалізниця» Валерій Ткачов під час наради із перевізниками.</text:p>
      <text:p text:style-name="P4">
«Ми вже отримали інформацію, що вирішено питання стосовно «зерновогокоридору», і ми чекаємо роз’яснень з боку Мінвідновлення і Мінагро. Я думаю,що найближчими годинами чи днями ми їх отримаємо, і у нас відновлятьсяперевезення в напрямку морських портів», – зазначив Ткачов.</text:p>
      <text:p text:style-name="P4">
Він також додав, що очікується долучення до угоди портів «Миколаїв» і«Ольвія».</text:p>
      <text:p text:style-name="P4">
<text:span text:style-name="T4">
Читайте також:</text:span>
 <text:a xlink:type="simple" xlink:href="https://www.ukrinform.ua/rubric-world/3710649-gensek-oon-prodovzenna-zernovoi-ugodi-e-garnou-novinou-dla-svitu.html" text:style-name="Internet_20_link" text:visited-style-name="Visited_20_Internet_20_Link">
 <text:span text:style-name="T4">
зерново</text:span>
 </text:a>
</text:p>
      <text:p text:style-name="P4">
«Була б дуже гарна новина, що до «зернового коридору» будуть додатководолучені порти «Миколаїв» і «Ольвія». Це дасть змогу збільшити перевезення…Для внутрішньої логістики довезти до Миколаєва - значно дешевше і ближче, ніжвезти до <text:a xlink:type="simple" xlink:href="https://www.ukrinform.ua/tag-odesa" text:style-name="Internet_20_link" text:visited-style-name="Visited_20_Internet_20_Link">
 </text:a>
 чи Чорноморська», – сказавпредставник УЗ.</text:p>
      <text:p text:style-name="P4">
Як повідомлялося, "зернова угода", у межах якої Україна експортує аграрнупродукцію через морські порти, <text:a xlink:type="simple" xlink:href="https://www.ukrinform.ua/rubric-economy/3710574-zernovu-ugodu-prodovzili-na-dva-misaci.html" text:style-name="Internet_20_link" text:visited-style-name="Visited_20_Internet_20_Link">
 </text:a>
 .</text:p>
      <text:p text:style-name="P4">
<text:span text:style-name="T5">
Фото з сайту railinsider.com.ua</text:span>
</text:p>
      <text:p text:style-name="P4">
Source: <text:a xlink:type="simple" xlink:href="https://www.ukrinform.ua/rubric-economy/3710931-v-ukrzaliznici-ocikuut-rozasnen-dla-vidnovlenna-agroperevezen-u-napramku-portiv.html" text:style-name="Internet_20_link" text:visited-style-name="Visited_20_Internet_20_Link">
https://www.ukrinform.ua/rubric-economy/3710931-v-ukrzaliznici-ocikuut-rozasnen-dla-vidnovlenna-agroperevezen-u-napramku-portiv.html</text:a>
</text:p>
      <!--NEWS-->
      <text:h text:style-name="P10" text:outline-level="1">
<text:span text:style-name="T4">
Chernivetska Oblast, Ternopil, Ternopilska Oblast, Rivne, Rivnenska Oblast, Volynska Oblast, ...</text:span>
</text:h>
      <text:p text:style-name="P4">
Authors: liveuamap (Language: en)</text:p>
      <text:p text:style-name="P4">
Time: 2023-05-18T13:53:00</text:p>
      <text:p text:style-name="P4">
Location: Chernivetska Oblast (Latitude:48.25000000 Longtitude:26.00000000)</text:p>
      <text:p text:style-name="P4">
Videos: []</text:p>
      <text:p text:style-name="P4">
Images: []</text:p>
      <text:p text:style-name="P4">
Tags: ["Europe", "Central and Eastern Europe"]</text:p>
      <text:p text:style-name="P4">
ID: 22563798</text:p>
      <!--METADATA-->
      <text:p text:style-name="P4">
Chernivetska Oblast, Ternopil, Ternopilska Oblast, Rivne, Rivnenska Oblast,Volynska Oblast, Chernihivska Oblast, Kherson, Khersonska Oblast, KhmelnytskaOblast, Kirovohradska Oblast, Zhytomyr, Zhytomyrska Oblast, Cherkaska Oblast,Poltavska Oblast, Kharkiv, Kharkivska Oblast, Vinnytska Oblast, Dnipro,Dnipropetrovska Oblast(19:52). Red Alert: aerial threat. Sirens sounding. Takecover now!</text:p>
      <text:p text:style-name="P4">
News Collection Link: <text:a xlink:type="simple" xlink:href="https://liveuamap.com/en/2023/18-may-chernivetska-oblast-ternopil-ternopilsg" text:style-name="Internet_20_link" text:visited-style-name="Visited_20_Internet_20_Link">
https://liveuamap.com/en/2023/18-may-chernivetska-oblast-ternopil-ternopilsg</text:a>
</text:p>
      <text:p text:style-name="P4">
Source: <text:a xlink:type="simple" xlink:href="https://t.me/air_alert_ua/45872" text:style-name="Internet_20_link" text:visited-style-name="Visited_20_Internet_20_Link">
https://t.me/air_alert_ua/45872</text:a>
</text:p>
      <!--NEWS-->
      <text:h text:style-name="P10" text:outline-level="1">
<text:span text:style-name="T4">
Zaporizka Oblast(19:52). Red Alert: aerial threat. Sirens sounding. Take cover now!</text:span>
</text:h>
      <text:p text:style-name="P4">
Authors: liveuamap (Language: en)</text:p>
      <text:p text:style-name="P4">
Time: 2023-05-18T13:54:00</text:p>
      <text:p text:style-name="P4">
Location: Zaporizka Oblast (Latitude:47.612311 Longtitude:35.766211)</text:p>
      <text:p text:style-name="P4">
Videos: []</text:p>
      <text:p text:style-name="P4">
Images: []</text:p>
      <text:p text:style-name="P4">
Tags: ["Europe", "Central and Eastern Europe"]</text:p>
      <text:p text:style-name="P4">
ID: 22563799</text:p>
      <!--METADATA-->
      <text:p text:style-name="P4">
Zaporizka Oblast(19:52). Red Alert: aerial threat. Sirens sounding. Take covernow!</text:p>
      <text:p text:style-name="P4">
News Collection Link: <text:a xlink:type="simple" xlink:href="https://liveuamap.com/en/2023/18-may-zaporizka-oblast1952-red-alert-aerial-g" text:style-name="Internet_20_link" text:visited-style-name="Visited_20_Internet_20_Link">
https://liveuamap.com/en/2023/18-may-zaporizka-oblast1952-red-alert-aerial-g</text:a>
</text:p>
      <text:p text:style-name="P4">
Source: <text:a xlink:type="simple" xlink:href="https://t.me/suspilnezaporizhzhya/12945" text:style-name="Internet_20_link" text:visited-style-name="Visited_20_Internet_20_Link">
https://t.me/suspilnezaporizhzhya/12945</text:a>
</text:p>
      <!--NEWS-->
      <text:h text:style-name="P10" text:outline-level="1">
<text:span text:style-name="T4">
Lviv, Lvivska Oblast, Mykolaiv, Mykolayivska Oblast, Sumska Oblast, Donetsk Oblast, Kyiv Obla...</text:span>
</text:h>
      <text:p text:style-name="P4">
Authors: liveuamap (Language: en)</text:p>
      <text:p text:style-name="P4">
Time: 2023-05-18T13:55:00</text:p>
      <text:p text:style-name="P4">
Location: Lviv (Latitude:49.83846 Longtitude:24.02297)</text:p>
      <text:p text:style-name="P4">
Videos: []</text:p>
      <text:p text:style-name="P4">
Images: []</text:p>
      <text:p text:style-name="P4">
Tags: ["Europe", "Central and Eastern Europe"]</text:p>
      <text:p text:style-name="P4">
ID: 22563801</text:p>
      <!--METADATA-->
      <text:p text:style-name="P4">
Lviv, Lvivska Oblast, Mykolaiv, Mykolayivska Oblast, Sumska Oblast, DonetskOblast, Kyiv Oblast, Ivano-Frankivsk, Ivano-Frankivska Oblast, ZakarpattiaOblast(19:53). Red Alert: aerial threat. Sirens sounding. Take cover now!</text:p>
      <text:p text:style-name="P4">
News Collection Link: <text:a xlink:type="simple" xlink:href="https://liveuamap.com/en/2023/18-may-lviv-lvivska-oblast-mykolaiv-mykolayivg" text:style-name="Internet_20_link" text:visited-style-name="Visited_20_Internet_20_Link">
https://liveuamap.com/en/2023/18-may-lviv-lvivska-oblast-mykolaiv-mykolayivg</text:a>
</text:p>
      <text:p text:style-name="P4">
Source: <text:a xlink:type="simple" xlink:href="https://t.me/air_alert_ua/45881" text:style-name="Internet_20_link" text:visited-style-name="Visited_20_Internet_20_Link">
https://t.me/air_alert_ua/45881</text:a>
</text:p>
      <!--NEWS-->
      <text:h text:style-name="P10" text:outline-level="1">
<text:span text:style-name="T4">
У Гельсінкі відкрилася виставка до Всесвітнього дня вишиванки</text:span>
</text:h>
      <text:p text:style-name="P4">
Authors: Ukrinform (Person)</text:p>
      <text:p text:style-name="P4">
Publisher: Укринформ (Organization)</text:p>
      <text:p text:style-name="P4">
Published Time: 2023-05-18T14:08:00+03:00</text:p>
      <text:p text:style-name="P4">
Modified Time: 2023-05-18T14:08:00+03:00</text:p>
      <text:p text:style-name="P4">
Description: У Національному музеї Фінляндії до Дня вишиванки відкрилися поп-ап виставка «Вишиванка й сила української майстерності» й інсталяція «Вишиванка». — Укрінформ.</text:p>
      <text:p text:style-name="P4">
Images: ["<text:a xlink:type="simple" xlink:href="https://static.ukrinform.com/photos/2023_05/thumb_files/630_360_1684406935-471.jpg" text:style-name="Internet_20_link" text:visited-style-name="Visited_20_Internet_20_Link">
630_360_16844...</text:a>
", "<text:a xlink:type="simple" xlink:href="https://static.ukrinform.com/photos/2023_05/1684407059-629.jpg" text:style-name="Internet_20_link" text:visited-style-name="Visited_20_Internet_20_Link">
1684407059-62...</text:a>
", "<text:a xlink:type="simple" xlink:href="https://static.ukrinform.com/photos/2023_05/1684407178-518.jpg" text:style-name="Internet_20_link" text:visited-style-name="Visited_20_Internet_20_Link">
1684407178-51...</text:a>
", "<text:a xlink:type="simple" xlink:href="https://static.ukrinform.com/photos/2023_05/1684407382-875.jpg" text:style-name="Internet_20_link" text:visited-style-name="Visited_20_Internet_20_Link">
1684407382-87...</text:a>
"]</text:p>
      <text:p text:style-name="P4">
Tags: ['Діаспора', 'Фінляндія', 'Вишиванка', 'День вишиванки']</text:p>
      <text:p text:style-name="P4">
Type: Article</text:p>
      <!--METADATA-->
      <text:p text:style-name="P4">
<draw:frame draw:style-name="fr1" draw:name="Image106" text:anchor-type="as-char" svg:width="6.9236in" svg:height="3.956343in" draw:z-index="0">
<draw:image xlink:href="../Images/yкринформ/2023-05-18T14-08-00-03-00/630_360_1684406935-471.jpg" xlink:type="simple" xlink:show="embed" xlink:actuate="onLoad" draw:mime-type="image/jpeg"/>
</draw:frame>
 УНаціональному музеї Фінляндії до Дня вишиванки відкрилися поп-ап виставка«Вишиванка й сила української майстерності» й інсталяція «Вишиванка».</text:p>
      <text:p text:style-name="P4">
Як передає Укрінформ, про це у <text:a xlink:type="simple" xlink:href="https://www.facebook.com/events/984151439265885/" text:style-name="Internet_20_link" text:visited-style-name="Visited_20_Internet_20_Link">
</text:a>
повідомив Kansallismuseo - The National Museum of Finland.</text:p>
      <text:p text:style-name="P4">
<draw:frame draw:style-name="fr1" draw:name="Image107" text:anchor-type="as-char" svg:width="6.9236in" svg:height="5.1927in" draw:z-index="0">
<draw:image xlink:href="../Images/yкринформ/2023-05-18T14-08-00-03-00/1684407059-629.jpg" xlink:type="simple" xlink:show="embed" xlink:actuate="onLoad" draw:mime-type="image/jpeg"/>
</draw:frame>
</text:p>
      <text:p text:style-name="P4">
Зауважується, що в центральній залі Національного музею виставлена інсталяціявишиванок. Десятки українських сорочок нагадують про важливість культурноїспадщини для людини й ідентичності. Українці, які проживають у Фінляндії,надали для інсталяції власні вишиванки та створили інсталяцію разом ізпрацівниками музею.</text:p>
      <text:p text:style-name="P4">
<draw:frame draw:style-name="fr1" draw:name="Image108" text:anchor-type="as-char" svg:width="6.9236in" svg:height="7.103902in" draw:z-index="0">
<draw:image xlink:href="../Images/yкринформ/2023-05-18T14-08-00-03-00/1684407178-518.jpg" xlink:type="simple" xlink:show="embed" xlink:actuate="onLoad" draw:mime-type="image/jpeg"/>
</draw:frame>
</text:p>
      <text:p text:style-name="P4">
Інсталяція «Вишиванка», в центральній залі музею, триватиме з 18 до 21 травня:там представлені вишиті сорочки, надані українцями, які проживають уФінляндії. Поп-ап виставка «Вишиванка та сила українського рукоділля», білямузейної крамниці, триватиме до 15 жовтня: на ній експонується українськийтекстиль із вишивкою з колекцій даного музею.</text:p>
      <text:p text:style-name="P4">
<draw:frame draw:style-name="fr1" draw:name="Image109" text:anchor-type="as-char" svg:width="6.9236in" svg:height="6.026096in" draw:z-index="0">
<draw:image xlink:href="../Images/yкринформ/2023-05-18T14-08-00-03-00/1684407382-875.jpg" xlink:type="simple" xlink:show="embed" xlink:actuate="onLoad" draw:mime-type="image/jpeg"/>
</draw:frame>
</text:p>
      <text:p text:style-name="P4">
Зауважимо, що 18 травня – Міжнародний день музеїв, тому вхід до Національногомузею Фінляндії вільний.</text:p>
      <text:p text:style-name="P4">
Нагадаємо, Міністерство культури та інформаційної політики України <text:a xlink:type="simple" xlink:href="https://www.ukrinform.ua/rubric-diaspora/3710867-u-niderlandah-vidbuvsa-svatkovij-zahid-z-nagodi-dna-visivanki.html" text:style-name="Internet_20_link" text:visited-style-name="Visited_20_Internet_20_Link">
</text:a>
 відео до Дня вишиванки, якийвідзначається щороку в третій четвер травня, цьогоріч - 18 травня.</text:p>
      <text:p text:style-name="P4">
<text:span text:style-name="T5">
Фото: Kansallismuseo - The National Museum of Finland</text:span>
</text:p>
      <text:p text:style-name="P4">
Source: <text:a xlink:type="simple" xlink:href="https://www.ukrinform.ua/rubric-diaspora/3710932-u-gelsinki-vidkrilasa-vistavka-do-vsesvitnogo-dna-visivanki.html" text:style-name="Internet_20_link" text:visited-style-name="Visited_20_Internet_20_Link">
https://www.ukrinform.ua/rubric-diaspora/3710932-u-gelsinki-vidkrilasa-vistavka-do-vsesvitnogo-dna-visivanki.html</text:a>
</text:p>
      <!--NEWS-->
      <text:h text:style-name="P10" text:outline-level="1">
<text:span text:style-name="T4">
Tesla веде переговори про будівництво заводу в Індії</text:span>
</text:h>
      <text:p text:style-name="P4">
Authors: Ukrinform (Person)</text:p>
      <text:p text:style-name="P4">
Publisher: Укринформ (Organization)</text:p>
      <text:p text:style-name="P4">
Published Time: 2023-05-18T14:12:00+03:00</text:p>
      <text:p text:style-name="P4">
Modified Time: 2023-05-18T14:12:00+03:00</text:p>
      <text:p text:style-name="P4">
Description: Компанія Tesla запропонувала створити в Індії завод з виробництва електромобілів. — Укрінформ.</text:p>
      <text:p text:style-name="P4">
Images: ["<text:a xlink:type="simple" xlink:href="https://static.ukrinform.com/photos/2019_06/thumb_files/630_360_1561030838-201.jpg" text:style-name="Internet_20_link" text:visited-style-name="Visited_20_Internet_20_Link">
630_360_15610...</text:a>
"]</text:p>
      <text:p text:style-name="P4">
Tags: ['Індія', 'Технології', 'Tesla', 'Завод']</text:p>
      <text:p text:style-name="P4">
Type: Article</text:p>
      <!--METADATA-->
      <text:p text:style-name="P4">
<draw:frame draw:style-name="fr1" draw:name="Image110" text:anchor-type="as-char" svg:width="6.9236in" svg:height="3.94026in" draw:z-index="0">
<draw:image xlink:href="../Images/yкринформ/2023-05-18T14-12-00-03-00/630_360_1561030838-201.jpg" xlink:type="simple" xlink:show="embed" xlink:actuate="onLoad" draw:mime-type="image/jpeg"/>
</draw:frame>
 КомпаніяTesla запропонувала створити в Індії завод з виробництва електромобілів.</text:p>
      <text:p text:style-name="P4">
Про це повідомляє <text:a xlink:type="simple" xlink:href="https://www.reuters.com/business/autos-transportation/tesla-revisiting-plans-manufacture-india-cnbc-tv18-2023-05-17/" text:style-name="Internet_20_link" text:visited-style-name="Visited_20_Internet_20_Link">
 </text:a>
, передає Укрінформ.</text:p>
      <text:p text:style-name="P4">
"Хоча <text:a xlink:type="simple" xlink:href="https://www.ukrinform.ua/tag-tesla" text:style-name="Internet_20_link" text:visited-style-name="Visited_20_Internet_20_Link">
 </text:a>
 не обговорювала з індійськимичиновниками зниження податків на імпорт, вона запропонувала створити новийзавод, хоча і без уточнення місця розташування та інвестицій", - йдеться вповідомленні.</text:p>
      <text:p text:style-name="P4">
Як зазначається, пропозиція надійшла після того, як торік Індія відмовиласязадовольнити прохання Tesla знизити податок на імпорт автомобілів, який можедосягати 100%.</text:p>
      <text:p text:style-name="P4">
<text:span text:style-name="T4">
Читайте також:</text:span>
 <text:a xlink:type="simple" xlink:href="https://www.ukrinform.ua/rubric-technology/3692694-tesla-vstanovluvatime-u-avtomobili-desevsi-batarei-na-osnovi-zaliza.html" text:style-name="Internet_20_link" text:visited-style-name="Visited_20_Internet_20_Link">
 <text:span text:style-name="T4">
Tesla</text:span>
 </text:a>
</text:p>
      <text:p text:style-name="P4">
Індія хотіла, щоб автовиробник виробляв автомобілі на місці, але Tesla хотіласпочатку "протестувати" ринок, імпортуючи авто.</text:p>
      <text:p text:style-name="P4">
Як повідомляв <text:a xlink:type="simple" xlink:href="https://www.ukrinform.ua/rubric-technology/3708599-tesla-vidklice-z-kitajskogo-rinku-ponad-11-miljona-avtomobiliv.html" text:style-name="Internet_20_link" text:visited-style-name="Visited_20_Internet_20_Link">
 </text:a>
 , виробникелектромобілів Tesla з 19 травня відкличе з китайського ринку понад 1,1 млнмашин через збій у програмному забезпеченні.</text:p>
      <text:p text:style-name="P4">
Source: <text:a xlink:type="simple" xlink:href="https://www.ukrinform.ua/rubric-technology/3710924-tesla-vede-peregovori-pro-budivnictvo-zavodu-v-indii.html" text:style-name="Internet_20_link" text:visited-style-name="Visited_20_Internet_20_Link">
https://www.ukrinform.ua/rubric-technology/3710924-tesla-vede-peregovori-pro-budivnictvo-zavodu-v-indii.html</text:a>
</text:p>
      <!--NEWS-->
      <text:h text:style-name="P10" text:outline-level="1">
<text:span text:style-name="T4">
У Житомирі презентували традиційні промисли і ремесла Полісся</text:span>
</text:h>
      <text:p text:style-name="P4">
Authors: Ukrinform (Person)</text:p>
      <text:p text:style-name="P4">
Publisher: Укринформ (Organization)</text:p>
      <text:p text:style-name="P4">
Published Time: 2023-05-18T14:13:00+03:00</text:p>
      <text:p text:style-name="P4">
Modified Time: 2023-05-18T14:13:00+03:00</text:p>
      <text:p text:style-name="P4">
Description: До Міжнародного дня музеїв у Житомирському обласному краєзнавчому музеї відкрилася виставка «Промисли і ремесла Житомирського Полісся», половину експонатів якої відвідувачам показали вперше. — Укрінформ.</text:p>
      <text:p text:style-name="P4">
Images: ["<text:a xlink:type="simple" xlink:href="https://static.ukrinform.com/photos/2023_05/thumb_files/630_360_1684406752-6170.jpeg" text:style-name="Internet_20_link" text:visited-style-name="Visited_20_Internet_20_Link">
630_360_16844...</text:a>
", "<text:a xlink:type="simple" xlink:href="https://static.ukrinform.com/photos/2023_05/thumb_files/630_360_1684406752-3661.jpeg" text:style-name="Internet_20_link" text:visited-style-name="Visited_20_Internet_20_Link">
630_360_16844...</text:a>
", "<text:a xlink:type="simple" xlink:href="https://static.ukrinform.com/photos/2023_05/thumb_files/630_360_1684406752-6659.jpeg" text:style-name="Internet_20_link" text:visited-style-name="Visited_20_Internet_20_Link">
630_360_16844...</text:a>
", "<text:a xlink:type="simple" xlink:href="https://static.ukrinform.com/photos/2023_05/thumb_files/630_360_1684406752-4195.jpeg" text:style-name="Internet_20_link" text:visited-style-name="Visited_20_Internet_20_Link">
630_360_16844...</text:a>
", "<text:a xlink:type="simple" xlink:href="https://static.ukrinform.com/photos/2023_05/thumb_files/630_360_1684406752-3444.jpeg" text:style-name="Internet_20_link" text:visited-style-name="Visited_20_Internet_20_Link">
630_360_16844...</text:a>
", "<text:a xlink:type="simple" xlink:href="https://static.ukrinform.com/photos/2023_05/thumb_files/630_360_1684406752-3090.jpeg" text:style-name="Internet_20_link" text:visited-style-name="Visited_20_Internet_20_Link">
630_360_16844...</text:a>
", "<text:a xlink:type="simple" xlink:href="https://static.ukrinform.com/photos/2023_05/thumb_files/630_360_1684406753-7855.jpeg" text:style-name="Internet_20_link" text:visited-style-name="Visited_20_Internet_20_Link">
630_360_16844...</text:a>
", "<text:a xlink:type="simple" xlink:href="https://static.ukrinform.com/photos/2023_05/thumb_files/630_360_1684406753-9663.jpeg" text:style-name="Internet_20_link" text:visited-style-name="Visited_20_Internet_20_Link">
630_360_16844...</text:a>
"]</text:p>
      <text:p text:style-name="P4">
Tags: ['Музей', 'Житомир', 'Полісся', 'Ремесло']</text:p>
      <text:p text:style-name="P4">
Type: Article</text:p>
      <!--METADATA-->
      <text:p text:style-name="P4">
<draw:frame draw:style-name="fr1" draw:name="Image111" text:anchor-type="as-char" svg:width="6.9236in" svg:height="3.956343in" draw:z-index="0">
<draw:image xlink:href="../Images/yкринформ/2023-05-18T14-13-00-03-00/630_360_1684406752-6170.jpeg" xlink:type="simple" xlink:show="embed" xlink:actuate="onLoad" draw:mime-type="image/jpeg"/>
</draw:frame>
 ДоМіжнародного дня музеїв у Житомирському обласному краєзнавчому музеївідкрилася виставка «Промисли і ремесла Житомирського Полісся», половинуекспонатів якої відвідувачам показали вперше.</text:p>
      <text:p text:style-name="P4">
Про це на відкритті виставки розповіла старша наукова співробітниця відділуетнографії музею Надія Борисова, передає кореспондент Укрінформу.</text:p>
      <text:p text:style-name="P4">
«На виставці вперше представлені майже 50% предметів, які зберігаються уфондосховищі нашого <text:a xlink:type="simple" xlink:href="https://www.ukrinform.ua/tag-muzej" text:style-name="Internet_20_link" text:visited-style-name="Visited_20_Internet_20_Link">
 </text:a>
 . У краї, якийславився лісистою місцевістю, досить добре були розвинені деревообробніпромисли, зокрема теслярство. Саме теслярі займалися будівництвом хат,господарських будівель, млинів тощо. На нашій виставці показаний унікальнийстаровинний інструмент. Окрім того, у краї було добре розвинене бондарство, щотакож можна тут побачити», - зазначила Борисова.</text:p>
      <text:p text:style-name="P4">
<draw:frame draw:style-name="fr1" draw:name="Image112" text:anchor-type="as-char" svg:width="6.9236in" svg:height="3.956343in" draw:z-index="0">
<draw:image xlink:href="../Images/yкринформ/2023-05-18T14-13-00-03-00/630_360_1684406752-3661.jpeg" xlink:type="simple" xlink:show="embed" xlink:actuate="onLoad" draw:mime-type="image/jpeg"/>
</draw:frame>
 УЖитомирі презентували традиційні промисли і ремесла Полісся / Фото: ІринаЧириця  <text:a xlink:type="simple" xlink:href="https://static.ukrinform.com/photos/2023_05/1684406752-3661.jpeg" text:style-name="Internet_20_link" text:visited-style-name="Visited_20_Internet_20_Link">
<draw:frame draw:style-name="fr1" draw:name="Image113" text:anchor-type="as-char" svg:width="6.9236in" svg:height="3.956343in" draw:z-index="0">
<draw:image xlink:href="../Images/yкринформ/2023-05-18T14-13-00-03-00/630_360_1684406752-3661.jpeg" xlink:type="simple" xlink:show="embed" xlink:actuate="onLoad" draw:mime-type="image/jpeg"/>
</draw:frame>
</text:a>
 <text:a xlink:type="simple" xlink:href="https://static.ukrinform.com/photos/2023_05/1684406752-6659.jpeg" text:style-name="Internet_20_link" text:visited-style-name="Visited_20_Internet_20_Link">
<draw:frame draw:style-name="fr1" draw:name="Image114" text:anchor-type="as-char" svg:width="6.9236in" svg:height="3.956343in" draw:z-index="0">
<draw:image xlink:href="../Images/yкринформ/2023-05-18T14-13-00-03-00/630_360_1684406752-6659.jpeg" xlink:type="simple" xlink:show="embed" xlink:actuate="onLoad" draw:mime-type="image/jpeg"/>
</draw:frame>
</text:a>
 <text:a xlink:type="simple" xlink:href="https://static.ukrinform.com/photos/2023_05/1684406752-4195.jpeg" text:style-name="Internet_20_link" text:visited-style-name="Visited_20_Internet_20_Link">
<draw:frame draw:style-name="fr1" draw:name="Image115" text:anchor-type="as-char" svg:width="6.9236in" svg:height="3.956343in" draw:z-index="0">
<draw:image xlink:href="../Images/yкринформ/2023-05-18T14-13-00-03-00/630_360_1684406752-4195.jpeg" xlink:type="simple" xlink:show="embed" xlink:actuate="onLoad" draw:mime-type="image/jpeg"/>
</draw:frame>
</text:a>
 <text:a xlink:type="simple" xlink:href="https://static.ukrinform.com/photos/2023_05/1684406752-3444.jpeg" text:style-name="Internet_20_link" text:visited-style-name="Visited_20_Internet_20_Link">
<draw:frame draw:style-name="fr1" draw:name="Image116" text:anchor-type="as-char" svg:width="6.9236in" svg:height="3.956343in" draw:z-index="0">
<draw:image xlink:href="../Images/yкринформ/2023-05-18T14-13-00-03-00/630_360_1684406752-3444.jpeg" xlink:type="simple" xlink:show="embed" xlink:actuate="onLoad" draw:mime-type="image/jpeg"/>
</draw:frame>
</text:a>
 <text:a xlink:type="simple" xlink:href="https://static.ukrinform.com/photos/2023_05/1684406752-6170.jpeg" text:style-name="Internet_20_link" text:visited-style-name="Visited_20_Internet_20_Link">
<draw:frame draw:style-name="fr1" draw:name="Image117" text:anchor-type="as-char" svg:width="6.9236in" svg:height="3.956343in" draw:z-index="0">
<draw:image xlink:href="../Images/yкринформ/2023-05-18T14-13-00-03-00/630_360_1684406752-6170.jpeg" xlink:type="simple" xlink:show="embed" xlink:actuate="onLoad" draw:mime-type="image/jpeg"/>
</draw:frame>
</text:a>
 <text:a xlink:type="simple" xlink:href="https://static.ukrinform.com/photos/2023_05/1684406752-3090.jpeg" text:style-name="Internet_20_link" text:visited-style-name="Visited_20_Internet_20_Link">
<draw:frame draw:style-name="fr1" draw:name="Image118" text:anchor-type="as-char" svg:width="6.9236in" svg:height="3.956343in" draw:z-index="0">
<draw:image xlink:href="../Images/yкринформ/2023-05-18T14-13-00-03-00/630_360_1684406752-3090.jpeg" xlink:type="simple" xlink:show="embed" xlink:actuate="onLoad" draw:mime-type="image/jpeg"/>
</draw:frame>
</text:a>
 <text:a xlink:type="simple" xlink:href="https://static.ukrinform.com/photos/2023_05/1684406753-7855.jpeg" text:style-name="Internet_20_link" text:visited-style-name="Visited_20_Internet_20_Link">
<draw:frame draw:style-name="fr1" draw:name="Image119" text:anchor-type="as-char" svg:width="6.9236in" svg:height="3.956343in" draw:z-index="0">
<draw:image xlink:href="../Images/yкринформ/2023-05-18T14-13-00-03-00/630_360_1684406753-7855.jpeg" xlink:type="simple" xlink:show="embed" xlink:actuate="onLoad" draw:mime-type="image/jpeg"/>
</draw:frame>
</text:a>
 <text:a xlink:type="simple" xlink:href="https://static.ukrinform.com/photos/2023_05/1684406753-9663.jpeg" text:style-name="Internet_20_link" text:visited-style-name="Visited_20_Internet_20_Link">
<draw:frame draw:style-name="fr1" draw:name="Image120" text:anchor-type="as-char" svg:width="6.9236in" svg:height="3.956343in" draw:z-index="0">
<draw:image xlink:href="../Images/yкринформ/2023-05-18T14-13-00-03-00/630_360_1684406753-9663.jpeg" xlink:type="simple" xlink:show="embed" xlink:actuate="onLoad" draw:mime-type="image/jpeg"/>
</draw:frame>
</text:a>
</text:p>
      <text:p text:style-name="P4">
На виставці також представлені плетені вироби, зокрема колиска з лози, виробиз коріння дерев, короб для збирання чорниць.</text:p>
      <text:p text:style-name="P4">
<text:span text:style-name="T4">
Читайте також:</text:span>
 <text:a xlink:type="simple" xlink:href="https://www.ukrinform.ua/rubric-culture/3708483-na-ivanofrankivsini-vidtvorat-remisnicij-dvir-davnogo-galica.html" text:style-name="Internet_20_link" text:visited-style-name="Visited_20_Internet_20_Link">
 </text:a>
</text:p>
      <text:p text:style-name="P4">
Відвідувачі можуть побачити і предмети для обробітку землі, зокрема ціп,лопати, рогачку, жорна для перемелювання зерна. В експозиції є знаряддя дляведення скотарства, бортництва, вироби зі скла та дерев’яний віз.</text:p>
      <text:p text:style-name="P4">
Окрім того, до Дня вишиванки в музеї експонують унікальні фрагменти вишивоккінця ХІХ-початку XX ст.</text:p>
      <text:p text:style-name="P4">
Загалом у колекції музею зберігається понад 900 фрагментів вишивок.</text:p>
      <text:p text:style-name="P4">
Source: <text:a xlink:type="simple" xlink:href="https://www.ukrinform.ua/rubric-culture/3710941-u-zitomiri-prezentuvali-tradicijni-promisli-i-remesla-polissa.html" text:style-name="Internet_20_link" text:visited-style-name="Visited_20_Internet_20_Link">
https://www.ukrinform.ua/rubric-culture/3710941-u-zitomiri-prezentuvali-tradicijni-promisli-i-remesla-polissa.html</text:a>
</text:p>
      <!--NEWS-->
      <text:h text:style-name="P10" text:outline-level="1">
<text:span text:style-name="T4">
Енергетики за дві доби відновили електропостачання у 15 населених пунктах Донеччини</text:span>
</text:h>
      <text:p text:style-name="P4">
Authors: Ukrinform (Person)</text:p>
      <text:p text:style-name="P4">
Publisher: Укринформ (Organization)</text:p>
      <text:p text:style-name="P4">
Published Time: 2023-05-18T14:15:46+03:00</text:p>
      <text:p text:style-name="P4">
Modified Time: 2023-05-18T14:15:46+03:00</text:p>
      <text:p text:style-name="P4">
Description: На Донеччині енергетики за минулі дві доби, 16 та 17 травня 2023 року, відновили електропостачання жителям 15 населених пунктів, без світла залишаються ще 112 населених пунктів. — Укрінформ.</text:p>
      <text:p text:style-name="P4">
Images: ["<text:a xlink:type="simple" xlink:href="https://static.ukrinform.com/photos/2023_05/thumb_files/630_360_1684408476-184.jpg" text:style-name="Internet_20_link" text:visited-style-name="Visited_20_Internet_20_Link">
630_360_16844...</text:a>
"]</text:p>
      <text:p text:style-name="P4">
Tags: ['Донеччина', 'ДТЕК', 'Електроенергія']</text:p>
      <text:p text:style-name="P4">
Type: Article</text:p>
      <!--METADATA-->
      <text:p text:style-name="P4">
<draw:frame draw:style-name="fr1" draw:name="Image121" text:anchor-type="as-char" svg:width="6.9236in" svg:height="3.956343in" draw:z-index="0">
<draw:image xlink:href="../Images/yкринформ/2023-05-18T14-15-46-03-00/630_360_1684408476-184.jpg" xlink:type="simple" xlink:show="embed" xlink:actuate="onLoad" draw:mime-type="image/jpeg"/>
</draw:frame>
 НаДонеччині енергетики за минулі дві доби, 16 та 17 травня 2023 року, відновилиелектропостачання жителям 15 населених пунктів, без світла залишаються ще 112населених пунктів.</text:p>
      <text:p text:style-name="P4">
Як передає Укрінформ, про це повідомили у <text:a xlink:type="simple" xlink:href="https://www.dtek-dem.com.ua/ua/news/dlya-ponad-30-tisyach-rodin-vidnoviv-svitlo-dtek-donecki-elektromerezhi-za-dvi-dobi" text:style-name="Internet_20_link" text:visited-style-name="Visited_20_Internet_20_Link">
 </text:a>
 .</text:p>
      <text:p text:style-name="P4">
«За 16 та 17 травня аварійно-ремонтним бригадам ДТЕК Донецькі електромережі здозволу військових вдалося повернути електропостачання у 15 населених пунктівДонеччини, знеструмлених через постійні обстріли регіону. Понад 30 тисячдомогосподарств знову зі світлом», - йдеться у повідомленні.</text:p>
      <text:p text:style-name="P4">
Зазначається, що через постійні пошкодження мереж та обладнання внаслідокворожих обстрілів без електрики поки що залишаються 112 населених пунктів, дефахівці енергокомпанії не мають доступу до проведення робіт.</text:p>
      <text:p text:style-name="P4">
<text:span text:style-name="T4">
Читайте також:</text:span>
 <text:a xlink:type="simple" xlink:href="https://www.ukrinform.ua/rubric-economy/3709859-vnaslidok-obstriliv-postrazdala-odna-z-teploelektrostancij-dtek.html" text:style-name="Internet_20_link" text:visited-style-name="Visited_20_Internet_20_Link">
 <text:span text:style-name="T4">
ДТЕК</text:span>
 </text:a>
</text:p>
      <text:p text:style-name="P4">
Як повідомлялося, за другий тиждень травня (з 8 по 14 травня) енергетики ДТЕКвідновили електропостачання у 34 населених пунктах Донецької області, і 39 439родин прифронтового регіону отримали доступ до <text:a xlink:type="simple" xlink:href="https://www.ukrinform.ua/tag-elektroenergia" text:style-name="Internet_20_link" text:visited-style-name="Visited_20_Internet_20_Link">
</text:a>
 .</text:p>
      <text:p text:style-name="P4">
Source: <text:a xlink:type="simple" xlink:href="https://www.ukrinform.ua/rubric-vidbudova/3710942-energetiki-za-dvi-dobi-vidnovili-elektropostacanna-u-15-naselenih-punktah-doneccini.html" text:style-name="Internet_20_link" text:visited-style-name="Visited_20_Internet_20_Link">
https://www.ukrinform.ua/rubric-vidbudova/3710942-energetiki-za-dvi-dobi-vidnovili-elektropostacanna-u-15-naselenih-punktah-doneccini.html</text:a>
</text:p>
      <!--NEWS-->
      <text:h text:style-name="P10" text:outline-level="1">
<text:span text:style-name="T4">
Нідерланди виділили €40 мільйонів на підтримку роботи ЄБРР в Україні</text:span>
</text:h>
      <text:p text:style-name="P4">
Authors: Ukrinform (Person)</text:p>
      <text:p text:style-name="P4">
Publisher: Укринформ (Organization)</text:p>
      <text:p text:style-name="P4">
Published Time: 2023-05-18T14:16:14+03:00</text:p>
      <text:p text:style-name="P4">
Modified Time: 2023-05-18T14:16:14+03:00</text:p>
      <text:p text:style-name="P4">
Description: Нідерланди у межах співпраці з ЄБРР виділили 40 млн євро на підтримку роботи Банку в Україні. — Укрінформ.</text:p>
      <text:p text:style-name="P4">
Images: ["<text:a xlink:type="simple" xlink:href="https://static.ukrinform.com/photos/2023_01/thumb_files/630_360_1673967567-899.jpg" text:style-name="Internet_20_link" text:visited-style-name="Visited_20_Internet_20_Link">
630_360_16739...</text:a>
"]</text:p>
      <text:p text:style-name="P4">
Tags: ['ЄБРР', 'Нідерланди', 'Україна']</text:p>
      <text:p text:style-name="P4">
Type: Article</text:p>
      <!--METADATA-->
      <text:p text:style-name="P4">
<draw:frame draw:style-name="fr1" draw:name="Image122" text:anchor-type="as-char" svg:width="6.9236in" svg:height="3.956343in" draw:z-index="0">
<draw:image xlink:href="../Images/yкринформ/2023-05-18T14-16-14-03-00/630_360_1673967567-899.jpg" xlink:type="simple" xlink:show="embed" xlink:actuate="onLoad" draw:mime-type="image/jpeg"/>
</draw:frame>
 Нідерландиу межах співпраці з ЄБРР виділили 40 млн євро на підтримку роботи Банку вУкраїні.</text:p>
      <text:p text:style-name="P4">
Про це повідомляє Укрінформ із посиланням на <text:a xlink:type="simple" xlink:href="https://www.ebrd.com/news/2023/ebrd-and-the-netherlands-cooperate-to-support-ukraine-.html" text:style-name="Internet_20_link" text:visited-style-name="Visited_20_Internet_20_Link">
</text:a>
 .</text:p>
      <text:p text:style-name="P4">
“ЄБРР та Нідерланди співпрацюють для підтримки України. 40 млн євро виділилиНідерланди на підтримку роботи ЄБРР в Україні. Партнерство на благоукраїнської економіки та народу”, - йдеться у повідомленні.</text:p>
      <text:p text:style-name="P4">
Зазначається, що донорська підтримка України через ЄБРР продовжує зростати істановить близько 1,5 млрд євро.</text:p>
      <text:p text:style-name="P4">
Під час щорічної зустрічі та бізнес-форуму ЄБРР у 2023 році Нідерланди, член-засновник ЄБРР і надійний партнер, надали банку 40 млн євро у вигляді грантівдля підтримки діяльності Банку в Україні.</text:p>
      <text:p text:style-name="P4">
Це наступний внесок після виділеного гранту на 72 млн євро для підтримки <text:a xlink:type="simple" xlink:href="https://www.ukrinform.ua/tag-kredit" text:style-name="Internet_20_link" text:visited-style-name="Visited_20_Internet_20_Link">
</text:a>
 банку “Укренерго”.</text:p>
      <text:p text:style-name="P4">
Це допомагає постачальнику енергії забезпечити терміновий ремонтінфраструктури, яка зазнала інтенсивних бомбардувань під час війни Росії протиУкраїни.</text:p>
      <text:p text:style-name="P4">
Крім того, Нідерланди надали гарантії в розмірі 25 млн євро для підтримкиприватних компаній, які працюють у критично важливих сферахсільськогосподарського сектора України, включаючи сільське господарство,харчову промисловість, транспорт та імпорт.</text:p>
      <text:p text:style-name="P4">
ЄБРР з самого початку рішуче засудив вторгнення Росії в Україну. Він надавжиттєво важливу підтримку в негайному та широкомасштабному реагуванні,спрямувавши фінансування та допомогу туди, де це найбільше потрібно. Банкпродовжує виплачувати кошти клієнтам, підтримуючи фінансування торгівлі,енергетичну безпеку, продовольчу безпеку та приватний сектор, а такожзабезпечуючи життєво важливу інфраструктуру та ліквідність длямуніципалітетів.</text:p>
      <text:p text:style-name="P4">
<text:span text:style-name="T4">
Читайте також:</text:span>
 <text:a xlink:type="simple" xlink:href="https://www.ukrinform.ua/rubric-vidbudova/3710075-ukraini-dla-vidnovlenna-moze-znadobitis-250-milardiv-ebrr.html" text:style-name="Internet_20_link" text:visited-style-name="Visited_20_Internet_20_Link">
 <text:span text:style-name="T4">
ЄБРР</text:span>
 </text:a>
</text:p>
      <text:p text:style-name="P4">
Нідерланди є частиною зростаючої групи донорів, які відреагували через ЄБРР інадали фінансову та технічну підтримку для задоволення найнагальніших потребУкраїни під час війни.</text:p>
      <text:p text:style-name="P4">
ЄБРР підтримує Україну та її реальну економіку в той час, коли країна цьогонайбільше потребує.</text:p>
      <text:p text:style-name="P4">
Банк зобов'язався надати фінансування в розмірі 3 млрд євро протягом 2022 та2023 років у партнерстві з міжнародними донорами, щоб допомогти українськомубізнесу та економіці зберегти функціонувати.</text:p>
      <text:p text:style-name="P4">
У 2022 році ЄБРР виділив 1,7 млрд євро на підтримку України. Він також залучив200 млн євро безпосередньо від партнерських фінансових установ.</text:p>
      <text:p text:style-name="P4">
Як повідомляв Укрінформ, <text:a xlink:type="simple" xlink:href="https://www.ukrinform.ua/rubric-economy/3710892-norvegia-vidilila-se-130-miljoniv-grantiv-ebrr-dla-dopomogi-energetici-ukraini.html" text:style-name="Internet_20_link" text:visited-style-name="Visited_20_Internet_20_Link">
 </text:a>
 на підтримку діяльності Європейського банкуреконструкції та розвитку (ЄБРР) щодо зміцнення енергетичної безпеки вУкраїні.</text:p>
      <text:p text:style-name="P4">
Source: <text:a xlink:type="simple" xlink:href="https://www.ukrinform.ua/rubric-economy/3710943-niderlandi-vidilili-40-miljoniv-na-pidtrimku-roboti-ebrr-v-ukraini.html" text:style-name="Internet_20_link" text:visited-style-name="Visited_20_Internet_20_Link">
https://www.ukrinform.ua/rubric-economy/3710943-niderlandi-vidilili-40-miljoniv-na-pidtrimku-roboti-ebrr-v-ukraini.html</text:a>
</text:p>
      <!--NEWS-->
      <text:h text:style-name="P10" text:outline-level="1">
<text:span text:style-name="T4">
САП направила до суду клопотання про арешт і заставу для Князєва</text:span>
</text:h>
      <text:p text:style-name="P4">
Authors: Ukrinform (Person)</text:p>
      <text:p text:style-name="P4">
Publisher: Укринформ (Organization)</text:p>
      <text:p text:style-name="P4">
Published Time: 2023-05-18T14:18:00+03:00</text:p>
      <text:p text:style-name="P4">
Modified Time: 2023-05-18T14:18:00+03:00</text:p>
      <text:p text:style-name="P4">
Description: Спеціалізована антикорупційна прокуратура направила до Вищого антикорупційного склу клопотання про обрання ексголові Верховного Суду Всеволоду Князєву запобіжного заходу у вигляді тримання під вартою з можливістю внесення застави. — Укрінформ.</text:p>
      <text:p text:style-name="P4">
Images: ["<text:a xlink:type="simple" xlink:href="https://static.ukrinform.com/photos/2023_05/thumb_files/630_360_1684399738-474.jpg" text:style-name="Internet_20_link" text:visited-style-name="Visited_20_Internet_20_Link">
630_360_16843...</text:a>
"]</text:p>
      <text:p text:style-name="P4">
Tags: ['Арешт', 'Князєв', 'САП', 'Верховний Суд', 'Вища рада правосуддя']</text:p>
      <text:p text:style-name="P4">
Type: Article</text:p>
      <!--METADATA-->
      <text:p text:style-name="P4">
<draw:frame draw:style-name="fr1" draw:name="Image123" text:anchor-type="as-char" svg:width="6.9236in" svg:height="3.956343in" draw:z-index="0">
<draw:image xlink:href="../Images/yкринформ/2023-05-18T14-18-00-03-00/630_360_1684399738-474.jpg" xlink:type="simple" xlink:show="embed" xlink:actuate="onLoad" draw:mime-type="image/jpeg"/>
</draw:frame>
Спеціалізована антикорупційна прокуратура направила до Вищого антикорупційногосклу клопотання про обрання ексголові Верховного Суду Всеволоду Князєвузапобіжного заходу у вигляді тримання під вартою з можливістю внесеннязастави.</text:p>
      <text:p text:style-name="P4">
Про це повідомив у коментарі журналістам прокурор САП Олександр Омельченкопісля надання Вищою радою правосуддя дозволу на утримання Князєва під вартою,передає кореспондент Укрінформу.</text:p>
      <text:p text:style-name="P4">
"Ми подали до слідчого судді Вищого антикорупційного суду клопотання прообрання Князєву запобіжного заходу у вигляді тримання під вартою з можливістювнесення застави", – сказав він.</text:p>
      <text:p text:style-name="P4">
<text:span text:style-name="T4">
Читайте також:</text:span>
 <text:a xlink:type="simple" xlink:href="https://www.ukrinform.ua/rubric-society/3710933-vrp-nadala-dozvil-na-utrimanna-eksgolovi-knazeva-pid-vartou.html" text:style-name="Internet_20_link" text:visited-style-name="Visited_20_Internet_20_Link">
 <text:span text:style-name="T4">
Князєв</text:span>
 </text:a>
</text:p>
      <text:p text:style-name="P4">
При цьому прокурор не уточнив суму застави. Наразі про час засідання з обраннязапобіжного не відомо. Водночас у САП очікують, що воно відбудеться сьогодні.</text:p>
      <text:p text:style-name="P4">
Раніше сьогодні, 18 травня, Вища рада правосуддя задовольнила поданняСпеціалізованої антикорупційної прокуратури про надання дозволу на утриманняпід вартою ексголови <text:a xlink:type="simple" xlink:href="https://www.ukrinform.ua/tag-verhovnij-sud" text:style-name="Internet_20_link" text:visited-style-name="Visited_20_Internet_20_Link">
 </text:a>
 Князєва.</text:p>
      <text:p text:style-name="P4">
Як повідомляв Укрінформ,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Правоохоронці затримали голову ВС Князєва та вилучили 2,7 млн дол.</text:p>
      <text:p text:style-name="P4">
<text:span text:style-name="T4">
Читайте також:</text:span>
 <text:a xlink:type="simple" xlink:href="https://www.ukrinform.ua/rubric-society/3710911-sap-vidkrila-provadzenna-cerez-zliv-danih-u-spravi-knazeva.html" text:style-name="Internet_20_link" text:visited-style-name="Visited_20_Internet_20_Link">
 <text:span text:style-name="T4">
Князєв</text:span>
 </text:a>
</text:p>
      <text:p text:style-name="P4">
16 травня під час пленуму Верховного Суду <text:a xlink:type="simple" xlink:href="https://www.ukrinform.ua/rubric-society/3710076-suddi-verhovnogo-sudu-progolosuvali-za-vislovlenna-nedoviri-knazevu.html" text:style-name="Internet_20_link" text:visited-style-name="Visited_20_Internet_20_Link">
 </text:a>
 недовіри чинному голові ВС Князєву. Судді також ухвалилипостанову пленуму ВС про припинення його повноважень як голови ВС.</text:p>
      <text:p text:style-name="P4">
17 травня Вищий антикорупційний суд відмовився задовольнити скаргу захистуКнязєва на його затримання.</text:p>
      <text:p text:style-name="P4">
Сам Князєв назвав справу відносно нього "помстою за певні його дії".</text:p>
      <text:p text:style-name="P4">
Source: <text:a xlink:type="simple" xlink:href="https://www.ukrinform.ua/rubric-society/3710948-sap-napravila-do-sudu-klopotanna-pro-arest-i-zastavu-dla-knazeva.html" text:style-name="Internet_20_link" text:visited-style-name="Visited_20_Internet_20_Link">
https://www.ukrinform.ua/rubric-society/3710948-sap-napravila-do-sudu-klopotanna-pro-arest-i-zastavu-dla-knazeva.html</text:a>
</text:p>
      <!--NEWS-->
      <text:h text:style-name="P10" text:outline-level="1">
<text:span text:style-name="T4">
Київрада затвердила перелік житла для розміщення переселенців</text:span>
</text:h>
      <text:p text:style-name="P4">
Authors: Ukrinform (Person)</text:p>
      <text:p text:style-name="P4">
Publisher: Укринформ (Organization)</text:p>
      <text:p text:style-name="P4">
Published Time: 2023-05-18T14:19:00+03:00</text:p>
      <text:p text:style-name="P4">
Modified Time: 2023-05-18T14:19:00+03:00</text:p>
      <text:p text:style-name="P4">
Description: Київська міська рада затвердила Перелік житлових приміщень фонду житла, призначеного для тимчасового проживання внутрішньо переміщених осі. — Укрінформ.</text:p>
      <text:p text:style-name="P4">
Images: ["<text:a xlink:type="simple" xlink:href="https://static.ukrinform.com/photos/2023_05/thumb_files/630_360_1684408611-151.jpg" text:style-name="Internet_20_link" text:visited-style-name="Visited_20_Internet_20_Link">
630_360_16844...</text:a>
"]</text:p>
      <text:p text:style-name="P4">
Tags: ['Переселенці', 'Житло', 'Київрада']</text:p>
      <text:p text:style-name="P4">
Type: Article</text:p>
      <!--METADATA-->
      <text:p text:style-name="P4">
<draw:frame draw:style-name="fr1" draw:name="Image124" text:anchor-type="as-char" svg:width="6.9236in" svg:height="3.956343in" draw:z-index="0">
<draw:image xlink:href="../Images/yкринформ/2023-05-18T14-19-00-03-00/630_360_1684408611-151.jpg" xlink:type="simple" xlink:show="embed" xlink:actuate="onLoad" draw:mime-type="image/jpeg"/>
</draw:frame>
 Київськаміська рада затвердила Перелік житлових приміщень фонду житла, призначеногодля тимчасового проживання внутрішньо переміщених осі.</text:p>
      <text:p text:style-name="P4">
Про це <text:a xlink:type="simple" xlink:href="http://kmr.gov.ua/uk/content/kyyivrada-zatverdyla-perelik-zhytlovyh-prymishchen-fondu-zhytla-pryznachenogo-dlya" text:style-name="Internet_20_link" text:visited-style-name="Visited_20_Internet_20_Link">
 </text:a>
 Департамент будівництвата житлового забезпечення міста Києва, передає Укрінформ.</text:p>
      <text:p text:style-name="P4">
"Розподіл житлових приміщень фонду житла, призначеного для тимчасовогопроживання внутрішньо переміщених осіб у столиці, здійснюватиме Департаментбудівництва та житлового забезпечення за поданням районних у місті Києвідержавних адміністрацій, які ведуть облік громадян, що потребують житла длятимчасового проживання. Далі РДА видаватимуть ордери на вселення іповертатимуть Департаменту звільнені квартири для їх подальшогоперерозподілу", - йдеться у повідомленні.</text:p>
      <text:p text:style-name="P4">
Управителем (балансоутримувачем) житлових приміщень цього фонду житлавизначено комунальне підприємство з експлуатації і ремонту житлового фонду«Житло-сервіс». Йому доручено укладати договори користування житловимиприміщеннями з фонду житла, призначеного для тимчасового проживання ВПО.Підприємство здійснюватиме контроль за його цільовим використанням,утриманням, технічною експлуатації та ремонтом, а також виконаннямкористувачами умов договорів.</text:p>
      <text:p text:style-name="P4">
Зазначається, що торік Департамент придбав 113 квартир у межах Програмиекономічного і соціального розвитку м. Києва на 2021-2023 роки в частині«Придбання у комунальну власність житла для надання в тимчасове користування,в тому числі внутрішньо переміщеним особам». Це, з окрема, 61 однокімнатнаквартира, 49 двокімнатних, 3 трикімнатні.</text:p>
      <text:p text:style-name="P4">
За даними <text:a xlink:type="simple" xlink:href="https://www.ukrinform.ua/tag-kmda" text:style-name="Internet_20_link" text:visited-style-name="Visited_20_Internet_20_Link">
 </text:a>
 , в Києві налічується 3,6 млнмешканців, з них 250 тисяч становлять внутрішньо переміщені особи.</text:p>
      <text:p text:style-name="P4">
<text:span text:style-name="T4">
Читайте також:</text:span>
 <text:a xlink:type="simple" xlink:href="https://www.ukrinform.ua/rubric-kyiv/3698502-kiivrada-rozirvala-dogovir-orendi-z-posolstvom-rf.html" text:style-name="Internet_20_link" text:visited-style-name="Visited_20_Internet_20_Link">
 <text:span text:style-name="T4">
Київрада</text:span>
 </text:a>
</text:p>
      <text:p text:style-name="P4">
Як повідомлялося, Київська ОВА розглядає можливість ремонту гуртожитків, якіперебувають у комунальній власності, для більш комфортного проживаннявнутрішньо переміщених осіб.</text:p>
      <text:p text:style-name="P4">
<text:span text:style-name="T5">
Фото: kmr.gov.ua/</text:span>
</text:p>
      <text:p text:style-name="P4">
Source: <text:a xlink:type="simple" xlink:href="https://www.ukrinform.ua/rubric-kyiv/3710945-kiivrada-zatverdila-perelik-zitla-dla-rozmisenna-pereselenciv.html" text:style-name="Internet_20_link" text:visited-style-name="Visited_20_Internet_20_Link">
https://www.ukrinform.ua/rubric-kyiv/3710945-kiivrada-zatverdila-perelik-zitla-dla-rozmisenna-pereselenciv.html</text:a>
</text:p>
      <!--NEWS-->
      <text:h text:style-name="P10" text:outline-level="1">
<text:span text:style-name="T4">
Посол США запевнила у підтримці України та кримських татар</text:span>
</text:h>
      <text:p text:style-name="P4">
Authors: Ukrinform (Person)</text:p>
      <text:p text:style-name="P4">
Publisher: Укринформ (Organization)</text:p>
      <text:p text:style-name="P4">
Published Time: 2023-05-18T14:21:56+03:00</text:p>
      <text:p text:style-name="P4">
Modified Time: 2023-05-18T14:21:56+03:00</text:p>
      <text:p text:style-name="P4">
Description: Посол США в Україні Бріджит Брінк заявила про підтримку кримських татар у День вшанування пам'яті жертв депортації кримських татар. — Укрінформ.</text:p>
      <text:p text:style-name="P4">
Images: ["<text:a xlink:type="simple" xlink:href="https://static.ukrinform.com/photos/2022_06/thumb_files/630_360_1654182527-716.jpg" text:style-name="Internet_20_link" text:visited-style-name="Visited_20_Internet_20_Link">
630_360_16541...</text:a>
"]</text:p>
      <text:p text:style-name="P4">
Tags: ['Крим', 'Кримські татари', 'США', 'Бріджит Брінк']</text:p>
      <text:p text:style-name="P4">
Type: Article</text:p>
      <!--METADATA-->
      <text:p text:style-name="P4">
<draw:frame draw:style-name="fr1" draw:name="Image125" text:anchor-type="as-char" svg:width="6.9236in" svg:height="3.956343in" draw:z-index="0">
<draw:image xlink:href="../Images/yкринформ/2023-05-18T14-21-56-03-00/630_360_1654182527-716.jpg" xlink:type="simple" xlink:show="embed" xlink:actuate="onLoad" draw:mime-type="image/jpeg"/>
</draw:frame>
 Посол СШАв Україні Бріджит Брінк заявила про підтримку кримських татар у Деньвшанування пам'яті жертв депортації кримських татар.</text:p>
      <text:p text:style-name="P4">
Відеозвернення дипломат оприлюднила у <text:a xlink:type="simple" xlink:href="https://twitter.com/USAmbKyiv/status/1659143122733891584" text:style-name="Internet_20_link" text:visited-style-name="Visited_20_Internet_20_Link">
</text:a>
, повідомляє Укрінформ.</text:p>
      <text:p text:style-name="P4">
«Росія прагне знищити кримськотатарську культуру, спадщину, ідентичність тапам’ять. У День депортації кримських татар Сполучені Штати підтримують Українута кримських татар. Крим - це Україна», - зазначила Брінк.</text:p>
      <text:p text:style-name="Quotations">

<text:p text:style-name="P4">
Росія прагне знищити кримськотатарську культуру, спадщину, ідентичність та&gt;
 пам’ять. У День депортації кримських татар Сполучені Штати підтримують&gt;
 Україну та кримських татар. Крим - це Україна. <text:a xlink:type="simple" xlink:href="https://t.co/yScs97iITD" text:style-name="Internet_20_link" text:visited-style-name="Visited_20_Internet_20_Link">
 </text:a>
&gt;
&gt;
 — Ambassador Bridget A. Brink (@USAmbKyiv) <text:a xlink:type="simple" xlink:href="https://twitter.com/USAmbKyiv/status/1659143122733891584" text:style-name="Internet_20_link" text:visited-style-name="Visited_20_Internet_20_Link">
&gt;
 </text:a>
</text:p>

</text:p>
      <text:p text:style-name="P4">
Вона наголосила, що 79 років не стерли травму масової радянської депортаціїпонад 230 тисяч кримських татар. А з початком несправедливої, неспровокованоїповномасштабної війни проти України російська окупаційна влада посилиларепресії в Криму.</text:p>
      <text:p text:style-name="P4">
<text:span text:style-name="T4">
Читайте також:</text:span>
 <text:a xlink:type="simple" xlink:href="https://www.ukrinform.ua/rubric-society/3710815-den-visivanki-zelenskij-odagnuv-osoblivu-sorocku.html" text:style-name="Internet_20_link" text:visited-style-name="Visited_20_Internet_20_Link">
 </text:a>
</text:p>
      <text:p text:style-name="P4">
Американський дипломат нагадала, що російські окупанти прагнули знищитикримськотатарську культуру, спадщину, ідентичність і памʼять, відмовляючи їмнавіть у праві публічно відзначати річниці масової депортації.</text:p>
      <text:p text:style-name="P4">
«Російська кампанія політичного переслідування продовжується як частина нападуРосії на багату спадщину та культурне розмаїття України. Я бачу стійкість тасилу кримських татар, вплетених у родину всіх українців, які чинять опір», -заявила вона.</text:p>
      <text:p text:style-name="P4">
Як повідомлялося, 18 травня в Україні відзначається День боротьби за правакримськотатарського народу та вшановується пам'ять жертв депортації <text:a xlink:type="simple" xlink:href="https://www.ukrinform.ua/tag-krimski-tatari" text:style-name="Internet_20_link" text:visited-style-name="Visited_20_Internet_20_Link">
</text:a>
 .</text:p>
      <text:p text:style-name="P4">
Source: <text:a xlink:type="simple" xlink:href="https://www.ukrinform.ua/rubric-crimea/3710946-posol-ssa-zapevnila-u-pidtrimci-ukraini-ta-krimskih-tatar.html" text:style-name="Internet_20_link" text:visited-style-name="Visited_20_Internet_20_Link">
https://www.ukrinform.ua/rubric-crimea/3710946-posol-ssa-zapevnila-u-pidtrimci-ukraini-ta-krimskih-tatar.html</text:a>
</text:p>
      <!--NEWS-->
      <text:h text:style-name="P10" text:outline-level="1">
<text:span text:style-name="T4">
У столиці пройдуть заходи, присвячені обороні Маріуполя</text:span>
</text:h>
      <text:p text:style-name="P4">
Authors: Ukrinform (Person)</text:p>
      <text:p text:style-name="P4">
Publisher: Укринформ (Organization)</text:p>
      <text:p text:style-name="P4">
Published Time: 2023-05-18T14:33:00+03:00</text:p>
      <text:p text:style-name="P4">
Modified Time: 2023-05-18T14:33:00+03:00</text:p>
      <text:p text:style-name="P4">
Description: У Києві впродовж трьох днів пройдуть заходи, присвячені трагічним подіям, які відбулися рік тому в Маріуполі. — Укрінформ.</text:p>
      <text:p text:style-name="P4">
Images: ["<text:a xlink:type="simple" xlink:href="https://static.ukrinform.com/photos/2022_03/thumb_files/630_360_1647750062-122.jpg" text:style-name="Internet_20_link" text:visited-style-name="Visited_20_Internet_20_Link">
630_360_16477...</text:a>
", "<text:a xlink:type="simple" xlink:href="https://static.ukrinform.com/photos/2023_05/1684409138-888.jpg" text:style-name="Internet_20_link" text:visited-style-name="Visited_20_Internet_20_Link">
1684409138-88...</text:a>
"]</text:p>
      <text:p text:style-name="P4">
Tags: ['Маріуполь', 'Виставка', 'Київ']</text:p>
      <text:p text:style-name="P4">
Type: Article</text:p>
      <!--METADATA-->
      <text:p text:style-name="P4">
<draw:frame draw:style-name="fr1" draw:name="Image126" text:anchor-type="as-char" svg:width="6.9236in" svg:height="3.956343in" draw:z-index="0">
<draw:image xlink:href="../Images/yкринформ/2023-05-18T14-33-00-03-00/630_360_1647750062-122.jpg" xlink:type="simple" xlink:show="embed" xlink:actuate="onLoad" draw:mime-type="image/jpeg"/>
</draw:frame>
 У Києвівпродовж трьох днів пройдуть заходи, присвячені трагічним подіям, яківідбулися рік тому в Маріуполі.</text:p>
      <text:p text:style-name="P4">
Про це йдеться в пресрелізі, наданому Укрінформу.</text:p>
      <text:p text:style-name="P4">
"20 травня 2022 року територію заводу «Азовсталь» залишив останній українськийзахисник. Після 86 днів героїчної оборони, раніше квітуче місто біля моряопинилося в цілковитій окупації. Лише за попередніми даними в Маріуполізагинуло понад 22 тисячі містян, зруйновано 90% інфраструктури міста, тисячімаріупольців вимушено покинули свої домівки", - йдеться у повідомленні.</text:p>
      <text:p text:style-name="P4">
Так, протягом 19, 20 та 21 травня на території Музею історії України у Другійсвітовій війні відбудуться виставка «Маріуполь. 86 #НаЖиво», публічна лекція«Незламні» про втрачені етноси Маріуполя та перформативна літературна імпреза«#НаЖиво».</text:p>
      <text:p text:style-name="P4">
<draw:frame draw:style-name="fr1" draw:name="Image127" text:anchor-type="as-char" svg:width="6.9236in" svg:height="6.9236in" draw:z-index="0">
<draw:image xlink:href="../Images/yкринформ/2023-05-18T14-33-00-03-00/1684409138-888.jpg" xlink:type="simple" xlink:show="embed" xlink:actuate="onLoad" draw:mime-type="image/jpeg"/>
</draw:frame>
</text:p>
      <text:p text:style-name="P4">
Виставка «Маріуполь. 86 #НаЖиво» розкаже, як світ через соціальні мережі таЗМІ спостерігав за боротьбою міста в облозі, яка тривала 86 днів. Будутьпредставлені фотографії, артефакти та відеоматеріали про оборону <text:a xlink:type="simple" xlink:href="https://www.ukrinform.ua/tag-mariupol" text:style-name="Internet_20_link" text:visited-style-name="Visited_20_Internet_20_Link">
</text:a>
 , його героїв-захисників та життялюдей в окупації, а також фільм про блокаду міста.</text:p>
      <text:p text:style-name="P4">
Вхід на всі заходи вільний.</text:p>
      <text:p text:style-name="P4">
<text:span text:style-name="T4">
Читайте також:</text:span>
 <text:a xlink:type="simple" xlink:href="https://www.ukrinform.ua/rubric-kyiv/3709624-u-kievi-vidkrili-fotovistavku-pro-dosvid-vijni-pereselenciv-iz-mariupola.html" text:style-name="Internet_20_link" text:visited-style-name="Visited_20_Internet_20_Link">
 <text:span text:style-name="T4">
Маріуполя</text:span>
 </text:a>
</text:p>
      <text:p text:style-name="P4">
Як повідомлялося, агресія Росії спричинила в Маріуполі одну з найбільшихгуманітарних катастроф. Місто майже на 90% зруйноване внаслідок ворожихобстрілів, без нормального постачання електрики, води, газу.</text:p>
      <text:p text:style-name="P4">
Загарбники перетворюють Маріуполь та навколишні селища на військово-логістичний хаб російської армії.</text:p>
      <text:p text:style-name="P4">
Source: <text:a xlink:type="simple" xlink:href="https://www.ukrinform.ua/rubric-kyiv/3710949-u-kievi-projdut-zahodi-prisvaceni-oboroni-mariupola.html" text:style-name="Internet_20_link" text:visited-style-name="Visited_20_Internet_20_Link">
https://www.ukrinform.ua/rubric-kyiv/3710949-u-kievi-projdut-zahodi-prisvaceni-oboroni-mariupola.html</text:a>
</text:p>
      <!--NEWS-->
      <text:h text:style-name="P10" text:outline-level="1">
<text:span text:style-name="T4">
Росіяни засекретили матеріали справи стосовно незаконно затриманої Леніє Умерової</text:span>
</text:h>
      <text:p text:style-name="P4">
Authors: Ukrinform (Person)</text:p>
      <text:p text:style-name="P4">
Publisher: Укринформ (Organization)</text:p>
      <text:p text:style-name="P4">
Published Time: 2023-05-18T14:38:26+03:00</text:p>
      <text:p text:style-name="P4">
Modified Time: 2023-05-18T14:38:26+03:00</text:p>
      <text:p text:style-name="P4">
Description: Росіяни засекретили матеріали кримінальної справи стосовно незаконно затриманої кримської татарки Леніє Умерової, яку утримують у СІЗО Лефортово. — Укрінформ.</text:p>
      <text:p text:style-name="P4">
Images: ["<text:a xlink:type="simple" xlink:href="https://static.ukrinform.com/photos/2023_05/thumb_files/630_360_1684409592-295.jpg" text:style-name="Internet_20_link" text:visited-style-name="Visited_20_Internet_20_Link">
630_360_16844...</text:a>
", "<text:a xlink:type="simple" xlink:href="https://static.ukrinform.com/photos/2023_05/1684409821-859.jpg" text:style-name="Internet_20_link" text:visited-style-name="Visited_20_Internet_20_Link">
1684409821-85...</text:a>
", "<text:a xlink:type="simple" xlink:href="https://static.ukrinform.com/photos/2023_05/1684409806-834.jpg" text:style-name="Internet_20_link" text:visited-style-name="Visited_20_Internet_20_Link">
1684409806-83...</text:a>
"]</text:p>
      <text:p text:style-name="P4">
Tags: ['Кримські татари', 'Суд', 'Росія', 'Леніє Умерова']</text:p>
      <text:p text:style-name="P4">
Type: Article</text:p>
      <!--METADATA-->
      <text:p text:style-name="P4">
<draw:frame draw:style-name="fr1" draw:name="Image128" text:anchor-type="as-char" svg:width="6.9236in" svg:height="3.956343in" draw:z-index="0">
<draw:image xlink:href="../Images/yкринформ/2023-05-18T14-38-26-03-00/630_360_1684409592-295.jpg" xlink:type="simple" xlink:show="embed" xlink:actuate="onLoad" draw:mime-type="image/jpeg"/>
</draw:frame>
 Росіянизасекретили матеріали кримінальної справи стосовно незаконно затриманоїкримської татарки Леніє Умерової, яку утримують у СІЗО Лефортово.</text:p>
      <text:p text:style-name="P4">
Про це під час пресконференції в Укрінформі розповів брат Леніє Умерової -Азіз.</text:p>
      <text:p text:style-name="P4">
"Нам не повідомляють жодних деталей справи, всі матеріали засекречені. Задвоката взяли розписку про нерозголошення. Ми не можемо зв’язатися з неюнапряму, зв’язок виключно через адвоката. Всі повідомлення до неїперевіряються спецслужбами, так само перевіряються будь-які повідомлення відЛеніє. Фізичний стан у неї більш-менш, однак треба враховувати, що вонаперебуває під вартою вже майже пів року. Тому навряд чи можна казати проякийсь задовільний психологічний стан", - розповів Азіз Умеров.</text:p>
      <text:p text:style-name="P4">
<draw:frame draw:style-name="fr1" draw:name="Image129" text:anchor-type="as-char" svg:width="6.9236in" svg:height="4.615733in" draw:z-index="0">
<draw:image xlink:href="../Images/yкринформ/2023-05-18T14-38-26-03-00/1684409821-859.jpg" xlink:type="simple" xlink:show="embed" xlink:actuate="onLoad" draw:mime-type="image/jpeg"/>
</draw:frame>
</text:p>
      <text:p text:style-name="P4">
Голова правління Кримської правозахисної групи Ольга Скрипник зауважила, що усправі стосовно Леніє Умерової росіяни використовували адмінарешти, абирозпочати кримінальне переслідування.</text:p>
      <text:p text:style-name="P4">
<draw:frame draw:style-name="fr1" draw:name="Image130" text:anchor-type="as-char" svg:width="6.9236in" svg:height="4.615733in" draw:z-index="0">
<draw:image xlink:href="../Images/yкринформ/2023-05-18T14-38-26-03-00/1684409806-834.jpg" xlink:type="simple" xlink:show="embed" xlink:actuate="onLoad" draw:mime-type="image/jpeg"/>
</draw:frame>
</text:p>
      <text:p text:style-name="P4">
"Це просто інструмент, щоб затягнути час. Спочатку Леніє тримали три місяці вцентрі для іноземців, цього часу виявилося недостатньо, щоб сфабрикуватикримінальну справу. Тому стосовно неї відкрили щонайменше чотири "адмінки".Уявіть, людині в СІЗО інкримінують злісну непокору, це абсурд", - зазначилаСкрипник.</text:p>
      <text:p text:style-name="P4">
<text:span text:style-name="T4">
Читайте також:</text:span>
 <text:a xlink:type="simple" xlink:href="https://www.ukrinform.ua/rubric-crimea/3705154-nezakonno-zatrimanu-krimsku-tatarku-umerovu-perevezli-do-sizo-lefortovo.html" text:style-name="Internet_20_link" text:visited-style-name="Visited_20_Internet_20_Link">
 </text:a>
</text:p>
      <text:p text:style-name="P4">
Вона наголосила, що поки Леніє Умерову тримали під адмінарештами, до неїнеодноразово, без жодних підстав приходили ФСБшники.</text:p>
      <text:p text:style-name="P4">
"Вилучали документи, телефон, банківські картки, а потім - просто викрали івивезли в Москву. Нещодавно вони оприлюднили пропагандистське відео, як Ленієведуть люди в масках. Зрозуміло, що це відео поширили на замовлення <text:a xlink:type="simple" xlink:href="https://www.ukrinform.ua/tag-fsb-rf" text:style-name="Internet_20_link" text:visited-style-name="Visited_20_Internet_20_Link">
</text:a>
 , аби формувати образ шпигунів ідиверсантів", - наголосила правозахисниця.</text:p>
      <text:p text:style-name="P4">
Як повідомлялося, Лефортовський суд Москви <text:a xlink:type="simple" xlink:href="https://www.ukrinform.ua/rubric-crimea/3705286-sud-u-moskvi-zaarestuvav-krimsku-tatarku-umerovu-na-dva-misaci.html" text:style-name="Internet_20_link" text:visited-style-name="Visited_20_Internet_20_Link">
</text:a>
 (стаття 276 Кримінального кодексуРФ).</text:p>
      <text:p text:style-name="P4">
4 грудня 2022 року російські силовики затримали 25-річну Леніє Умерову післяперетину грузинсько-російського кордону, коли вона намагалася повернутися дотимчасово окупованого Криму для догляду за онкохворим батьком. Її звинуватилив нібито порушенні правил режимної зони.</text:p>
      <text:p text:style-name="P4">
<text:span text:style-name="T5">
Перше фото: Aziz Umerov</text:span>
</text:p>
      <text:p text:style-name="P4">
Source: <text:a xlink:type="simple" xlink:href="https://www.ukrinform.ua/rubric-crimea/3710952-rosiani-zasekretili-materiali-spravi-stosovno-nezakonno-zatrimanoi-lenie-umerovoi.html" text:style-name="Internet_20_link" text:visited-style-name="Visited_20_Internet_20_Link">
https://www.ukrinform.ua/rubric-crimea/3710952-rosiani-zasekretili-materiali-spravi-stosovno-nezakonno-zatrimanoi-lenie-umerovoi.html</text:a>
</text:p>
      <!--NEWS-->
      <text:h text:style-name="P10" text:outline-level="1">
<text:span text:style-name="T4">
Зеленський затвердив склад Консультативної ради з деокупації та реінтеграції Криму</text:span>
</text:h>
      <text:p text:style-name="P4">
Authors: Ukrinform (Person)</text:p>
      <text:p text:style-name="P4">
Publisher: Укринформ (Organization)</text:p>
      <text:p text:style-name="P4">
Published Time: 2023-05-18T14:40:00+03:00</text:p>
      <text:p text:style-name="P4">
Modified Time: 2023-05-18T14:40:00+03:00</text:p>
      <text:p text:style-name="P4">
Description: Президент Володимир Зеленський затвердив персональний склад Консультативної ради з питань деокупації та реінтеграції тимчасово окупованої території Автономної Республіки Крим та міста Севастополя.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Чубаров', 'Джемілєв', 'Окупація Криму', 'Зеленський']</text:p>
      <text:p text:style-name="P4">
Type: Article</text:p>
      <!--METADATA-->
      <text:p text:style-name="P4">
<draw:frame draw:style-name="fr1" draw:name="Image131" text:anchor-type="as-char" svg:width="6.9236in" svg:height="3.956343in" draw:z-index="0">
<draw:image xlink:href="../Images/yкринформ/2023-05-18T14-40-00-03-00/630_360_1664388416-236.jpg" xlink:type="simple" xlink:show="embed" xlink:actuate="onLoad" draw:mime-type="image/jpeg"/>
</draw:frame>
 ПрезидентВолодимир Зеленський затвердив персональний склад Консультативної ради зпитань деокупації та реінтеграції тимчасово окупованої території АвтономноїРеспубліки Крим та міста Севастополя.</text:p>
      <text:p text:style-name="P4">
Відповідний указ <text:a xlink:type="simple" xlink:href="https://www.president.gov.ua/documents/2832023-46797" text:style-name="Internet_20_link" text:visited-style-name="Visited_20_Internet_20_Link">
 </text:a>
опублікований на сайті глави держави, передає Укрінформ.</text:p>
      <text:p text:style-name="P4">
Очолює групу Зеленський. Крім Президента, до її складу входять ще 42 особи,серед яких лідер кримськотатарського народу Мустафа Джемілєв та головаМеджлісу Рефат Чубаров, постійний представник Президента в <text:a xlink:type="simple" xlink:href="https://www.ukrinform.ua/tag-krim" text:style-name="Internet_20_link" text:visited-style-name="Visited_20_Internet_20_Link">
</text:a>
 Таміла Ташева, міністри закордонних справДмитро Кулеба, культури та інформаційної політики Олександр Ткаченко,віцепрем’єр-міністр з відновлення України — міністр розвитку громад, територійта інфраструктури Олександр Кубраков, віцепрем’єр-міністр з інновацій,розвитку освіти, науки та технологій — міністр цифрової трансформації МихайлоФедоров, голова СБУ Василь Малюк та генпрокурор Андрій Костій та інші.</text:p>
      <text:p text:style-name="P4">
<text:span text:style-name="T4">
Читайте також:</text:span>
 <text:a xlink:type="simple" xlink:href="https://www.ukrinform.ua/rubric-crimea/3710806-u-krimu-prohodat-zahodi-do-dna-pamati-zertv-genocidu-krimskotatarskogo-narodu-cubarov.html" text:style-name="Internet_20_link" text:visited-style-name="Visited_20_Internet_20_Link">
 <text:span text:style-name="T4">
Чубаров</text:span>
 </text:a>
</text:p>
      <text:p text:style-name="P4">
Як повідомлялося, Консультативну раду з питань деокупації та реінтеграціїтимчасово окупованої території Автономної Республіки Крим і міста Севастополяутворено 15 серпня 2022 року.</text:p>
      <text:p text:style-name="P4">
Source: <text:a xlink:type="simple" xlink:href="https://www.ukrinform.ua/rubric-crimea/3710953-zelenskij-zatverdiv-sklad-konsultativnoi-radi-z-deokupacii-ta-reintegracii-krimu.html" text:style-name="Internet_20_link" text:visited-style-name="Visited_20_Internet_20_Link">
https://www.ukrinform.ua/rubric-crimea/3710953-zelenskij-zatverdiv-sklad-konsultativnoi-radi-z-deokupacii-ta-reintegracii-krimu.html</text:a>
</text:p>
      <!--NEWS-->
      <text:h text:style-name="P10" text:outline-level="1">
<text:span text:style-name="T4">
Кількість поранених унаслідок ракетного удару в Одесі зросла до трьох</text:span>
</text:h>
      <text:p text:style-name="P4">
Authors: Ukrinform (Person)</text:p>
      <text:p text:style-name="P4">
Publisher: Укринформ (Organization)</text:p>
      <text:p text:style-name="P4">
Published Time: 2023-05-18T14:42:17+03:00</text:p>
      <text:p text:style-name="P4">
Modified Time: 2023-05-18T14:42:17+03:00</text:p>
      <text:p text:style-name="P4">
Description: Унаслідок ракетного удару по Одесі, завданого 17 травня, травмовані 3 людини, один чоловік загинув. — Укрінформ.</text:p>
      <text:p text:style-name="P4">
Images: ["<text:a xlink:type="simple" xlink:href="https://static.ukrinform.com/photos/2023_05/thumb_files/630_360_1684410091-935.jpeg" text:style-name="Internet_20_link" text:visited-style-name="Visited_20_Internet_20_Link">
630_360_16844...</text:a>
", "<text:a xlink:type="simple" xlink:href="https://static.ukrinform.com/photos/2023_05/thumb_files/630_360_1684405609-2208.jpeg" text:style-name="Internet_20_link" text:visited-style-name="Visited_20_Internet_20_Link">
630_360_16844...</text:a>
", "<text:a xlink:type="simple" xlink:href="https://static.ukrinform.com/photos/2023_05/thumb_files/630_360_1684405609-5048.jpeg" text:style-name="Internet_20_link" text:visited-style-name="Visited_20_Internet_20_Link">
630_360_16844...</text:a>
", "<text:a xlink:type="simple" xlink:href="https://static.ukrinform.com/photos/2023_05/thumb_files/630_360_1684405609-7216.jpeg" text:style-name="Internet_20_link" text:visited-style-name="Visited_20_Internet_20_Link">
630_360_16844...</text:a>
", "<text:a xlink:type="simple" xlink:href="https://static.ukrinform.com/photos/2023_05/thumb_files/630_360_1684405609-5731.jpeg" text:style-name="Internet_20_link" text:visited-style-name="Visited_20_Internet_20_Link">
630_360_16844...</text:a>
", "<text:a xlink:type="simple" xlink:href="https://static.ukrinform.com/photos/2023_05/thumb_files/630_360_1684405609-4608.jpeg" text:style-name="Internet_20_link" text:visited-style-name="Visited_20_Internet_20_Link">
630_360_16844...</text:a>
", "<text:a xlink:type="simple" xlink:href="https://static.ukrinform.com/photos/2023_05/thumb_files/630_360_1684405609-6256.jpeg" text:style-name="Internet_20_link" text:visited-style-name="Visited_20_Internet_20_Link">
630_360_16844...</text:a>
", "<text:a xlink:type="simple" xlink:href="https://static.ukrinform.com/photos/2023_05/thumb_files/630_360_1684405610-9946.jpeg" text:style-name="Internet_20_link" text:visited-style-name="Visited_20_Internet_20_Link">
630_360_16844...</text:a>
", "<text:a xlink:type="simple" xlink:href="https://static.ukrinform.com/photos/2023_05/thumb_files/630_360_1684405610-9995.jpeg" text:style-name="Internet_20_link" text:visited-style-name="Visited_20_Internet_20_Link">
630_360_16844...</text:a>
", "<text:a xlink:type="simple" xlink:href="https://static.ukrinform.com/photos/2023_05/thumb_files/630_360_1684405610-7163.jpeg" text:style-name="Internet_20_link" text:visited-style-name="Visited_20_Internet_20_Link">
630_360_16844...</text:a>
", "<text:a xlink:type="simple" xlink:href="https://static.ukrinform.com/photos/2023_05/thumb_files/630_360_1684405610-1405.jpeg" text:style-name="Internet_20_link" text:visited-style-name="Visited_20_Internet_20_Link">
630_360_16844...</text:a>
", "<text:a xlink:type="simple" xlink:href="https://static.ukrinform.com/photos/2023_05/thumb_files/630_360_1684405610-8127.jpeg" text:style-name="Internet_20_link" text:visited-style-name="Visited_20_Internet_20_Link">
630_360_16844...</text:a>
", "<text:a xlink:type="simple" xlink:href="https://static.ukrinform.com/photos/2023_05/thumb_files/630_360_1684405610-6449.jpeg" text:style-name="Internet_20_link" text:visited-style-name="Visited_20_Internet_20_Link">
630_360_16844...</text:a>
", "<text:a xlink:type="simple" xlink:href="https://static.ukrinform.com/photos/2023_05/thumb_files/630_360_1684405612-8190.jpeg" text:style-name="Internet_20_link" text:visited-style-name="Visited_20_Internet_20_Link">
630_360_16844...</text:a>
", "<text:a xlink:type="simple" xlink:href="https://static.ukrinform.com/photos/2023_05/thumb_files/630_360_1684405612-7221.jpeg" text:style-name="Internet_20_link" text:visited-style-name="Visited_20_Internet_20_Link">
630_360_16844...</text:a>
", "<text:a xlink:type="simple" xlink:href="https://static.ukrinform.com/photos/2023_05/thumb_files/630_360_1684405612-2069.jpeg" text:style-name="Internet_20_link" text:visited-style-name="Visited_20_Internet_20_Link">
630_360_16844...</text:a>
", "<text:a xlink:type="simple" xlink:href="https://static.ukrinform.com/photos/2023_05/thumb_files/630_360_1684405612-9327.jpeg" text:style-name="Internet_20_link" text:visited-style-name="Visited_20_Internet_20_Link">
630_360_16844...</text:a>
"]</text:p>
      <text:p text:style-name="P4">
Tags: ['Одеса', 'Поранені', 'Ракетний удар']</text:p>
      <text:p text:style-name="P4">
Type: Article</text:p>
      <!--METADATA-->
      <text:p text:style-name="P4">
<draw:frame draw:style-name="fr1" draw:name="Image132" text:anchor-type="as-char" svg:width="6.9236in" svg:height="3.956343in" draw:z-index="0">
<draw:image xlink:href="../Images/yкринформ/2023-05-18T14-42-17-03-00/630_360_1684410091-935.jpeg" xlink:type="simple" xlink:show="embed" xlink:actuate="onLoad" draw:mime-type="image/jpeg"/>
</draw:frame>
 Унаслідокракетного удару по Одесі, завданого 17 травня, травмовані 3 людини, одинчоловік загинув.</text:p>
      <text:p text:style-name="P4">
Про це на <text:a xlink:type="simple" xlink:href="http://www.youtube.com/watch" text:style-name="Internet_20_link" text:visited-style-name="Visited_20_Internet_20_Link">
 </text:a>
 у Media Center Odesaповідомила керівник об’єднаного пресцентру оперативного командування «Південь»Наталія Гуменюк.</text:p>
      <text:p text:style-name="P4">
«Одна людина загинула, дві дістали поранення, а потім з’ясувалося, що помедичну допомогу звернулася ще одна людина», - сказала Гуменюк.</text:p>
      <text:p text:style-name="P4">
Вона зазначила, що усі 8 ракет збили сили ППО, але внаслідок падіння уламківдвох ракет пошкоджено промислове підприємство в <text:a xlink:type="simple" xlink:href="https://www.ukrinform.ua/tag-odesa" text:style-name="Internet_20_link" text:visited-style-name="Visited_20_Internet_20_Link">
</text:a>
 .</text:p>
      <text:p text:style-name="P4">
«Дійсно, під час роботи ППО може статися ситуація, коли вже збиті ракетиможуть прилітати на землю і завдавати шкоди. Особливість нашого регіону утому, що часто ракети збивають над морем і ми не фіксували враження уламками.А взагалі часто уламки спричиняють пожежі, є причиною руйнувань», - сказалаГуменюк.</text:p>
      <text:p text:style-name="P4">
<draw:frame draw:style-name="fr1" draw:name="Image133" text:anchor-type="as-char" svg:width="6.9236in" svg:height="3.956343in" draw:z-index="0">
<draw:image xlink:href="../Images/yкринформ/2023-05-18T14-42-17-03-00/630_360_1684405609-2208.jpeg" xlink:type="simple" xlink:show="embed" xlink:actuate="onLoad" draw:mime-type="image/jpeg"/>
</draw:frame>
 Наслідкинічного обстрілу Одеси / Фото: Ніна Ляшонок. Укрінформ  <text:a xlink:type="simple" xlink:href="https://static.ukrinform.com/photos/2023_05/1684405609-2208.jpeg" text:style-name="Internet_20_link" text:visited-style-name="Visited_20_Internet_20_Link">
<draw:frame draw:style-name="fr1" draw:name="Image134" text:anchor-type="as-char" svg:width="6.9236in" svg:height="3.956343in" draw:z-index="0">
<draw:image xlink:href="../Images/yкринформ/2023-05-18T14-42-17-03-00/630_360_1684405609-2208.jpeg" xlink:type="simple" xlink:show="embed" xlink:actuate="onLoad" draw:mime-type="image/jpeg"/>
</draw:frame>
</text:a>
 <text:a xlink:type="simple" xlink:href="https://static.ukrinform.com/photos/2023_05/1684405609-5048.jpeg" text:style-name="Internet_20_link" text:visited-style-name="Visited_20_Internet_20_Link">
<draw:frame draw:style-name="fr1" draw:name="Image135" text:anchor-type="as-char" svg:width="6.9236in" svg:height="3.956343in" draw:z-index="0">
<draw:image xlink:href="../Images/yкринформ/2023-05-18T14-42-17-03-00/630_360_1684405609-5048.jpeg" xlink:type="simple" xlink:show="embed" xlink:actuate="onLoad" draw:mime-type="image/jpeg"/>
</draw:frame>
</text:a>
 <text:a xlink:type="simple" xlink:href="https://static.ukrinform.com/photos/2023_05/1684405609-7216.jpeg" text:style-name="Internet_20_link" text:visited-style-name="Visited_20_Internet_20_Link">
<draw:frame draw:style-name="fr1" draw:name="Image136" text:anchor-type="as-char" svg:width="6.9236in" svg:height="3.956343in" draw:z-index="0">
<draw:image xlink:href="../Images/yкринформ/2023-05-18T14-42-17-03-00/630_360_1684405609-7216.jpeg" xlink:type="simple" xlink:show="embed" xlink:actuate="onLoad" draw:mime-type="image/jpeg"/>
</draw:frame>
</text:a>
 <text:a xlink:type="simple" xlink:href="https://static.ukrinform.com/photos/2023_05/1684405609-5731.jpeg" text:style-name="Internet_20_link" text:visited-style-name="Visited_20_Internet_20_Link">
<draw:frame draw:style-name="fr1" draw:name="Image137" text:anchor-type="as-char" svg:width="6.9236in" svg:height="3.956343in" draw:z-index="0">
<draw:image xlink:href="../Images/yкринформ/2023-05-18T14-42-17-03-00/630_360_1684405609-5731.jpeg" xlink:type="simple" xlink:show="embed" xlink:actuate="onLoad" draw:mime-type="image/jpeg"/>
</draw:frame>
</text:a>
 <text:a xlink:type="simple" xlink:href="https://static.ukrinform.com/photos/2023_05/1684405609-4608.jpeg" text:style-name="Internet_20_link" text:visited-style-name="Visited_20_Internet_20_Link">
<draw:frame draw:style-name="fr1" draw:name="Image138" text:anchor-type="as-char" svg:width="6.9236in" svg:height="3.956343in" draw:z-index="0">
<draw:image xlink:href="../Images/yкринформ/2023-05-18T14-42-17-03-00/630_360_1684405609-4608.jpeg" xlink:type="simple" xlink:show="embed" xlink:actuate="onLoad" draw:mime-type="image/jpeg"/>
</draw:frame>
</text:a>
 <text:a xlink:type="simple" xlink:href="https://static.ukrinform.com/photos/2023_05/1684405609-6256.jpeg" text:style-name="Internet_20_link" text:visited-style-name="Visited_20_Internet_20_Link">
<draw:frame draw:style-name="fr1" draw:name="Image139" text:anchor-type="as-char" svg:width="6.9236in" svg:height="3.956343in" draw:z-index="0">
<draw:image xlink:href="../Images/yкринформ/2023-05-18T14-42-17-03-00/630_360_1684405609-6256.jpeg" xlink:type="simple" xlink:show="embed" xlink:actuate="onLoad" draw:mime-type="image/jpeg"/>
</draw:frame>
</text:a>
 <text:a xlink:type="simple" xlink:href="https://static.ukrinform.com/photos/2023_05/1684405610-9946.jpeg" text:style-name="Internet_20_link" text:visited-style-name="Visited_20_Internet_20_Link">
<draw:frame draw:style-name="fr1" draw:name="Image140" text:anchor-type="as-char" svg:width="6.9236in" svg:height="3.956343in" draw:z-index="0">
<draw:image xlink:href="../Images/yкринформ/2023-05-18T14-42-17-03-00/630_360_1684405610-9946.jpeg" xlink:type="simple" xlink:show="embed" xlink:actuate="onLoad" draw:mime-type="image/jpeg"/>
</draw:frame>
</text:a>
 <text:a xlink:type="simple" xlink:href="https://static.ukrinform.com/photos/2023_05/1684405610-9995.jpeg" text:style-name="Internet_20_link" text:visited-style-name="Visited_20_Internet_20_Link">
<draw:frame draw:style-name="fr1" draw:name="Image141" text:anchor-type="as-char" svg:width="6.9236in" svg:height="3.956343in" draw:z-index="0">
<draw:image xlink:href="../Images/yкринформ/2023-05-18T14-42-17-03-00/630_360_1684405610-9995.jpeg" xlink:type="simple" xlink:show="embed" xlink:actuate="onLoad" draw:mime-type="image/jpeg"/>
</draw:frame>
</text:a>
 <text:a xlink:type="simple" xlink:href="https://static.ukrinform.com/photos/2023_05/1684405610-7163.jpeg" text:style-name="Internet_20_link" text:visited-style-name="Visited_20_Internet_20_Link">
<draw:frame draw:style-name="fr1" draw:name="Image142" text:anchor-type="as-char" svg:width="6.9236in" svg:height="3.956343in" draw:z-index="0">
<draw:image xlink:href="../Images/yкринформ/2023-05-18T14-42-17-03-00/630_360_1684405610-7163.jpeg" xlink:type="simple" xlink:show="embed" xlink:actuate="onLoad" draw:mime-type="image/jpeg"/>
</draw:frame>
</text:a>
 <text:a xlink:type="simple" xlink:href="https://static.ukrinform.com/photos/2023_05/1684405610-1405.jpeg" text:style-name="Internet_20_link" text:visited-style-name="Visited_20_Internet_20_Link">
<draw:frame draw:style-name="fr1" draw:name="Image143" text:anchor-type="as-char" svg:width="6.9236in" svg:height="3.956343in" draw:z-index="0">
<draw:image xlink:href="../Images/yкринформ/2023-05-18T14-42-17-03-00/630_360_1684405610-1405.jpeg" xlink:type="simple" xlink:show="embed" xlink:actuate="onLoad" draw:mime-type="image/jpeg"/>
</draw:frame>
</text:a>
 <text:a xlink:type="simple" xlink:href="https://static.ukrinform.com/photos/2023_05/1684405610-8127.jpeg" text:style-name="Internet_20_link" text:visited-style-name="Visited_20_Internet_20_Link">
<draw:frame draw:style-name="fr1" draw:name="Image144" text:anchor-type="as-char" svg:width="6.9236in" svg:height="3.956343in" draw:z-index="0">
<draw:image xlink:href="../Images/yкринформ/2023-05-18T14-42-17-03-00/630_360_1684405610-8127.jpeg" xlink:type="simple" xlink:show="embed" xlink:actuate="onLoad" draw:mime-type="image/jpeg"/>
</draw:frame>
</text:a>
 <text:a xlink:type="simple" xlink:href="https://static.ukrinform.com/photos/2023_05/1684405610-6449.jpeg" text:style-name="Internet_20_link" text:visited-style-name="Visited_20_Internet_20_Link">
<draw:frame draw:style-name="fr1" draw:name="Image145" text:anchor-type="as-char" svg:width="6.9236in" svg:height="3.956343in" draw:z-index="0">
<draw:image xlink:href="../Images/yкринформ/2023-05-18T14-42-17-03-00/630_360_1684405610-6449.jpeg" xlink:type="simple" xlink:show="embed" xlink:actuate="onLoad" draw:mime-type="image/jpeg"/>
</draw:frame>
</text:a>
 <text:a xlink:type="simple" xlink:href="https://static.ukrinform.com/photos/2023_05/1684405612-8190.jpeg" text:style-name="Internet_20_link" text:visited-style-name="Visited_20_Internet_20_Link">
<draw:frame draw:style-name="fr1" draw:name="Image146" text:anchor-type="as-char" svg:width="6.9236in" svg:height="3.956343in" draw:z-index="0">
<draw:image xlink:href="../Images/yкринформ/2023-05-18T14-42-17-03-00/630_360_1684405612-8190.jpeg" xlink:type="simple" xlink:show="embed" xlink:actuate="onLoad" draw:mime-type="image/jpeg"/>
</draw:frame>
</text:a>
 <text:a xlink:type="simple" xlink:href="https://static.ukrinform.com/photos/2023_05/1684405612-7221.jpeg" text:style-name="Internet_20_link" text:visited-style-name="Visited_20_Internet_20_Link">
<draw:frame draw:style-name="fr1" draw:name="Image147" text:anchor-type="as-char" svg:width="6.9236in" svg:height="3.956343in" draw:z-index="0">
<draw:image xlink:href="../Images/yкринформ/2023-05-18T14-42-17-03-00/630_360_1684405612-7221.jpeg" xlink:type="simple" xlink:show="embed" xlink:actuate="onLoad" draw:mime-type="image/jpeg"/>
</draw:frame>
</text:a>
 <text:a xlink:type="simple" xlink:href="https://static.ukrinform.com/photos/2023_05/1684405612-2069.jpeg" text:style-name="Internet_20_link" text:visited-style-name="Visited_20_Internet_20_Link">
<draw:frame draw:style-name="fr1" draw:name="Image148" text:anchor-type="as-char" svg:width="6.9236in" svg:height="3.956343in" draw:z-index="0">
<draw:image xlink:href="../Images/yкринформ/2023-05-18T14-42-17-03-00/630_360_1684405612-2069.jpeg" xlink:type="simple" xlink:show="embed" xlink:actuate="onLoad" draw:mime-type="image/jpeg"/>
</draw:frame>
</text:a>
 <text:a xlink:type="simple" xlink:href="https://static.ukrinform.com/photos/2023_05/1684405612-9327.jpeg" text:style-name="Internet_20_link" text:visited-style-name="Visited_20_Internet_20_Link">
<draw:frame draw:style-name="fr1" draw:name="Image149" text:anchor-type="as-char" svg:width="6.9236in" svg:height="3.956343in" draw:z-index="0">
<draw:image xlink:href="../Images/yкринформ/2023-05-18T14-42-17-03-00/630_360_1684405612-9327.jpeg" xlink:type="simple" xlink:show="embed" xlink:actuate="onLoad" draw:mime-type="image/jpeg"/>
</draw:frame>
</text:a>
</text:p>
      <text:p text:style-name="P4">
<text:span text:style-name="T4">
Читайте також:</text:span>
 <text:a xlink:type="simple" xlink:href="https://www.ukrinform.ua/rubric-ato/3710880-nicna-raketna-ataka-na-ukrainu-ignat-rozpoviv-pro-osoblivist.html" text:style-name="Internet_20_link" text:visited-style-name="Visited_20_Internet_20_Link">
 <text:span text:style-name="T4">
ракетна</text:span>
 </text:a>
</text:p>
      <text:p text:style-name="P4">
Як повідомлялося, над Одещиною вночі сили ППО знищили <text:a xlink:type="simple" xlink:href="https://www.ukrinform.ua/rubric-ato/3710814-nad-odesinou-vnoci-sili-ppo-zbili-sist-kalibriv-ta-dvi-raketi-iskanderk.html" text:style-name="Internet_20_link" text:visited-style-name="Visited_20_Internet_20_Link">
</text:a>
 , які армія РФ випустила зракетоносіїв у Чорному морі та з наземних комплексів, розташованих натимчасово окупованій території.</text:p>
      <text:p text:style-name="P4">
Source: <text:a xlink:type="simple" xlink:href="https://www.ukrinform.ua/rubric-regions/3710954-kilkist-poranenih-unaslidok-raketnogo-udaru-v-odesi-zrosla-do-troh.html" text:style-name="Internet_20_link" text:visited-style-name="Visited_20_Internet_20_Link">
https://www.ukrinform.ua/rubric-regions/3710954-kilkist-poranenih-unaslidok-raketnogo-udaru-v-odesi-zrosla-do-troh.html</text:a>
</text:p>
      <!--NEWS-->
      <text:h text:style-name="P10" text:outline-level="1">
<text:span text:style-name="T4">
Kharkiv, Kharkivska Oblast(20:44). Red Alert: aerial threat. Sirens sounding. Take cover now!</text:span>
</text:h>
      <text:p text:style-name="P4">
Authors: liveuamap (Language: en)</text:p>
      <text:p text:style-name="P4">
Time: 2023-05-18T14:46:00</text:p>
      <text:p text:style-name="P4">
Location: Kharkiv (Latitude:49.98078 Longtitude:36.25255)</text:p>
      <text:p text:style-name="P4">
Videos: []</text:p>
      <text:p text:style-name="P4">
Images: []</text:p>
      <text:p text:style-name="P4">
Tags: ["Europe", "Central and Eastern Europe"]</text:p>
      <text:p text:style-name="P4">
ID: 22563807</text:p>
      <!--METADATA-->
      <text:p text:style-name="P4">
Kharkiv, Kharkivska Oblast(20:44). Red Alert: aerial threat. Sirens sounding.Take cover now!</text:p>
      <text:p text:style-name="P4">
News Collection Link: <text:a xlink:type="simple" xlink:href="https://liveuamap.com/en/2023/18-may-kharkiv-kharkivska-oblast2044-red-alerg" text:style-name="Internet_20_link" text:visited-style-name="Visited_20_Internet_20_Link">
https://liveuamap.com/en/2023/18-may-kharkiv-kharkivska-oblast2044-red-alerg</text:a>
</text:p>
      <text:p text:style-name="P4">
Source: <text:a xlink:type="simple" xlink:href="https://t.me/air_alert_ua/45905" text:style-name="Internet_20_link" text:visited-style-name="Visited_20_Internet_20_Link">
https://t.me/air_alert_ua/45905</text:a>
</text:p>
      <!--NEWS-->
      <text:h text:style-name="P10" text:outline-level="1">
<text:span text:style-name="T4">
При відновленні Криму враховуватимуть позицію кримських татар — Верещук</text:span>
</text:h>
      <text:p text:style-name="P4">
Authors: Ukrinform (Person)</text:p>
      <text:p text:style-name="P4">
Publisher: Укринформ (Organization)</text:p>
      <text:p text:style-name="P4">
Published Time: 2023-05-18T14:47:00+03:00</text:p>
      <text:p text:style-name="P4">
Modified Time: 2023-05-18T14:47:00+03:00</text:p>
      <text:p text:style-name="P4">
Description: Віцепрем'єр-міністр - міністр з питань реінтеграції тимчасово окупованих територій Ірина Верещук переконана в тому, що під час відновлення Криму після його звільнення від російських загарбників потрібно буде враховувати бачення кримських татар. — Укрінформ.</text:p>
      <text:p text:style-name="P4">
Images: ["<text:a xlink:type="simple" xlink:href="https://static.ukrinform.com/photos/2023_05/thumb_files/630_360_1684410251-448.jpg" text:style-name="Internet_20_link" text:visited-style-name="Visited_20_Internet_20_Link">
630_360_16844...</text:a>
"]</text:p>
      <text:p text:style-name="P4">
Tags: ['Кримські татари', 'Окупація Криму', 'Верещук', 'Відбудова']</text:p>
      <text:p text:style-name="P4">
Type: Article</text:p>
      <!--METADATA-->
      <text:p text:style-name="P4">
<draw:frame draw:style-name="fr1" draw:name="Image150" text:anchor-type="as-char" svg:width="6.9236in" svg:height="3.956343in" draw:z-index="0">
<draw:image xlink:href="../Images/yкринформ/2023-05-18T14-47-00-03-00/630_360_1684410251-448.jpg" xlink:type="simple" xlink:show="embed" xlink:actuate="onLoad" draw:mime-type="image/jpeg"/>
</draw:frame>
Віцепрем'єр-міністр - міністр з питань реінтеграції тимчасово окупованихтериторій Ірина Верещук переконана в тому, що під час відновлення Криму післяйого звільнення від російських загарбників потрібно буде враховувати баченнякримських татар.</text:p>
      <text:p text:style-name="P4">
Таку думку вона висловила під час заходу "Пам’ятаємо історію – повертаємотериторію", присвяченому історії, поверненню та майбутньому кримських татар напівострові, передає кореспондент Укрінформу.</text:p>
      <text:p text:style-name="P4">
“Ми маємо розглядати відновлення <text:a xlink:type="simple" xlink:href="https://www.ukrinform.ua/tag-krim" text:style-name="Internet_20_link" text:visited-style-name="Visited_20_Internet_20_Link">
 </text:a>
 в томуконтексті й так, як його бачать його мешканці, кримські татари. Саме такепоєднання нашої української державності та розуміння духу, розуміння тавідчуття того, що насправді потрібно півострову і саме його корінному народукримським татарам. Якщо поєднаємо, то це й буде тим, що не дасть більше ніколизнущатися з нас, вчиняти геноцид і думати, що все це мине безкарно. Миобов'язково відновимо наш український Крим”, - сказала Верещук.</text:p>
      <text:p text:style-name="P4">
Вона зазначила те, що звільнення українського півострова активно обговорюєтьсявладою. “Дуже багато законопроєктів та ініціатив, які нас ще чекають та умайбутньому будуть прийняті”, - додала глава Мінреінтеграції.</text:p>
      <text:p text:style-name="P4">
Віцепрем'єр-міністр нагадала й про те, що формування кадрового резерву длядеокупованих територій вже розпочинається. “Молоде покоління — це кадровийрезерв. Саме таким має бути те покоління, яке буде відбудовувати наш Крим”, -сказала Верещук.</text:p>
      <text:p text:style-name="P4">
<text:span text:style-name="T4">
Читайте також:</text:span>
 <text:a xlink:type="simple" xlink:href="https://www.ukrinform.ua/rubric-crimea/3710953-zelenskij-zatverdiv-sklad-konsultativnoi-radi-z-deokupacii-ta-reintegracii-krimu.html" text:style-name="Internet_20_link" text:visited-style-name="Visited_20_Internet_20_Link">
 <text:span text:style-name="T4">
Зеленський</text:span>
 </text:a>
</text:p>
      <text:p text:style-name="P4">
Як повідомлялося, раніше віцепрем'єр-міністр - міністр з питань реінтеграціїтимчасово окупованих територій вже зазначила, що задля формування кадровогорезерву для роботи на звільнених від російських загарбників територіях урядухвалить окрему постанову. За її прогнозом, документ має бути прийнятийнайближчим часом.</text:p>
      <text:p text:style-name="P4">
<text:a xlink:type="simple" xlink:href="https://www.ukrinform.ua/rubric-crimea/3710721-sogodni-ukraina-vsanovue-pamat-zertv-deportacii-krimskih-tatar.html" text:style-name="Internet_20_link" text:visited-style-name="Visited_20_Internet_20_Link">
 </text:a>
 відзначається 18 травня.</text:p>
      <text:p text:style-name="P4">
Source: <text:a xlink:type="simple" xlink:href="https://www.ukrinform.ua/rubric-crimea/3710956-pri-vidnovlenni-krimu-vrahovuvatimut-poziciu-krimskih-tatar-veresuk.html" text:style-name="Internet_20_link" text:visited-style-name="Visited_20_Internet_20_Link">
https://www.ukrinform.ua/rubric-crimea/3710956-pri-vidnovlenni-krimu-vrahovuvatimut-poziciu-krimskih-tatar-veresuk.html</text:a>
</text:p>
      <!--NEWS-->
      <text:h text:style-name="P10" text:outline-level="1">
<text:span text:style-name="T4">
Під час обшуків не вдалося знайти близько мільйона доларів із хабара Князєву - прокурор</text:span>
</text:h>
      <text:p text:style-name="P4">
Authors: Ukrinform (Person)</text:p>
      <text:p text:style-name="P4">
Publisher: Укринформ (Organization)</text:p>
      <text:p text:style-name="P4">
Published Time: 2023-05-18T14:48:00+03:00</text:p>
      <text:p text:style-name="P4">
Modified Time: 2023-05-18T14:48:00+03:00</text:p>
      <text:p text:style-name="P4">
Description: Правоохоронці не знайшли близько мільйона доларів, за даними слідства, переданого ексголові Верховного Суду як неправомірна вигода для ухвалення потрібного рішення. — Укрінформ.</text:p>
      <text:p text:style-name="P4">
Images: ["<text:a xlink:type="simple" xlink:href="https://static.ukrinform.com/photos/2023_05/thumb_files/630_360_1684399735-180.jpg" text:style-name="Internet_20_link" text:visited-style-name="Visited_20_Internet_20_Link">
630_360_16843...</text:a>
"]</text:p>
      <text:p text:style-name="P4">
Tags: ['Хабар', 'Князєв', 'Прокуратура', 'Верховний Суд']</text:p>
      <text:p text:style-name="P4">
Type: Article</text:p>
      <!--METADATA-->
      <text:p text:style-name="P4">
<draw:frame draw:style-name="fr1" draw:name="Image151" text:anchor-type="as-char" svg:width="6.9236in" svg:height="3.956343in" draw:z-index="0">
<draw:image xlink:href="../Images/yкринформ/2023-05-18T14-48-00-03-00/630_360_1684399735-180.jpg" xlink:type="simple" xlink:show="embed" xlink:actuate="onLoad" draw:mime-type="image/jpeg"/>
</draw:frame>
Правоохоронці не знайшли близько мільйона доларів, за даними слідства,переданого ексголові Верховного Суду як неправомірна вигода для ухваленняпотрібного рішення.</text:p>
      <text:p text:style-name="P4">
Про це повідомив у коментарі журналістам прокурор Спеціалізованоїантикорупційної прокуратури Олександр Омельченко у Вищій раді правосуддя,передає кореспондент Укрінформу.</text:p>
      <text:p text:style-name="P4">
Відповідаючи на запитання, якої суми правоохоронці недорахувалися після <text:a xlink:type="simple" xlink:href="https://www.ukrinform.ua/tag-obsuk" text:style-name="Internet_20_link" text:visited-style-name="Visited_20_Internet_20_Link">
</text:a>
 , Омельченко сказав: "Близько мільйонадоларів як предмета неправомірно вигоди".</text:p>
      <text:p text:style-name="P4">
За словами прокурора, гроші передавалися Князєву у два етапи: 3 травня булопередано 1 млн 350 тис. доларів і 15 травня - 450 тис. дол.</text:p>
      <text:p text:style-name="P4">
<text:span text:style-name="T4">
Читайте також:</text:span>
 <text:a xlink:type="simple" xlink:href="https://www.ukrinform.ua/rubric-society/3710948-sap-napravila-do-sudu-klopotanna-pro-arest-i-zastavu-dla-knazeva.html" text:style-name="Internet_20_link" text:visited-style-name="Visited_20_Internet_20_Link">
 <text:span text:style-name="T4">
Князєв</text:span>
 </text:a>
</text:p>
      <text:p text:style-name="P4">
Наразі правоохоронці вилучили 450 тис. дол. у Князєва вдома, ще 597 тис. дол.знайшли у його робочому кабінеті. Решту грошей поки що виявити не вдалося,сказав Омельченко.</text:p>
      <text:p text:style-name="P4">
Як повідомляв Укрінформ,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Правоохоронці затримали Голову ВС Князєва та вилучили 2,7 млн дол.</text:p>
      <text:p text:style-name="P4">
16 травня під час пленуму Верховного Суду <text:a xlink:type="simple" xlink:href="https://www.ukrinform.ua/rubric-society/3710076-suddi-verhovnogo-sudu-progolosuvali-za-vislovlenna-nedoviri-knazevu.html" text:style-name="Internet_20_link" text:visited-style-name="Visited_20_Internet_20_Link">
 </text:a>
 недовіри чинному Голові ВС Князєву. Судді також ухвалилипостанову пленуму ВС про припинення його повноважень як голови ВС.</text:p>
      <text:p text:style-name="P4">
17 травня Вищий антикорупційний суд відмовився задовольнити скаргу захистуКнязєва на його затримання.</text:p>
      <text:p text:style-name="P4">
18 травня Вища рада правосуддя задовольнила подання Спеціалізованоїантикорупційної прокуратури про надання дозволу на утримання під вартоюексголови Верховного Суду.</text:p>
      <text:p text:style-name="P4">
<text:span text:style-name="T4">
Читайте також:</text:span>
 <text:a xlink:type="simple" xlink:href="https://www.ukrinform.ua/rubric-ato/3710644-akso-golovu-verhovnogo-sudu-ukraini-lovlat-na-habari-to-ce-katastrofa.html" text:style-name="Internet_20_link" text:visited-style-name="Visited_20_Internet_20_Link">
 </text:a>
</text:p>
      <text:p text:style-name="P4">
Князєв, відповідаючи на запитання членів <text:a xlink:type="simple" xlink:href="https://www.ukrinform.ua/tag-visa-rada-pravosudda" text:style-name="Internet_20_link" text:visited-style-name="Visited_20_Internet_20_Link">
 </text:a>
 стосовно знайдених у його кабінеті пакетів з грошима,зазначив, що у сейфі зберігалася певна сума його особистих коштів. Вінстверджує, що про походження інших сум йому не відомо, оскільки доступ докабінету Голови ВС має широке коло осіб.</text:p>
      <text:p text:style-name="P4">
Справу щодо нього Князєв назвав "помстою".</text:p>
      <text:p text:style-name="P4">
Source: <text:a xlink:type="simple" xlink:href="https://www.ukrinform.ua/rubric-society/3710957-pid-cas-obsukiv-ne-vdalosa-znajti-blizko-miljona-dolariv-iz-habara-knazevu-prokuror.html" text:style-name="Internet_20_link" text:visited-style-name="Visited_20_Internet_20_Link">
https://www.ukrinform.ua/rubric-society/3710957-pid-cas-obsukiv-ne-vdalosa-znajti-blizko-miljona-dolariv-iz-habara-knazevu-prokuror.html</text:a>
</text:p>
      <!--NEWS-->
      <text:h text:style-name="P10" text:outline-level="1">
<text:span text:style-name="T4">
США пропонують Ізраїлю спільне військове планування щодо Ірану - Єрусалим хоче більше подробиць</text:span>
</text:h>
      <text:p text:style-name="P4">
Authors: Ukrinform (Person)</text:p>
      <text:p text:style-name="P4">
Publisher: Укринформ (Organization)</text:p>
      <text:p text:style-name="P4">
Published Time: 2023-05-18T14:55:41+03:00</text:p>
      <text:p text:style-name="P4">
Modified Time: 2023-05-18T14:55:41+03:00</text:p>
      <text:p text:style-name="P4">
Description: США нещодавно запропонували Ізраїлю, щоб Вашингтон і Єрусалим взяли участь у "спільному військовому плануванні" щодо Ірану. Проте Ізраїль висловив стурбованість щодо укладення такої угоди з США. — Укрінформ.</text:p>
      <text:p text:style-name="P4">
Images: ["<text:a xlink:type="simple" xlink:href="https://static.ukrinform.com/photos/2018_03/thumb_files/630_360_1520635866-3257.jpg" text:style-name="Internet_20_link" text:visited-style-name="Visited_20_Internet_20_Link">
630_360_15206...</text:a>
"]</text:p>
      <text:p text:style-name="P4">
Tags: ['Іран', 'Ізраїль', 'США']</text:p>
      <text:p text:style-name="P4">
Type: Article</text:p>
      <!--METADATA-->
      <text:p text:style-name="P4">
<draw:frame draw:style-name="fr1" draw:name="Image152" text:anchor-type="as-char" svg:width="6.9236in" svg:height="3.956343in" draw:z-index="0">
<draw:image xlink:href="../Images/yкринформ/2023-05-18T14-55-41-03-00/630_360_1520635866-3257.jpg" xlink:type="simple" xlink:show="embed" xlink:actuate="onLoad" draw:mime-type="image/jpeg"/>
</draw:frame>
 СШАнещодавно запропонували Ізраїлю, щоб Вашингтон і Єрусалим взяли участь у"спільному військовому плануванні" щодо Ірану. Проте Ізраїль висловивстурбованість щодо укладення такої угоди з США.</text:p>
      <text:p text:style-name="P4">
Як передає Укрінформ, про це повідомляє <text:a xlink:type="simple" xlink:href="http://www.timesofisrael.com/us-said-to-propose-joint-military-planning-with-israel-on-iran-but-jerusalem-wary/" text:style-name="Internet_20_link" text:visited-style-name="Visited_20_Internet_20_Link">
 </text:a>
 .</text:p>
      <text:p text:style-name="P4">
"Напередодні адміністрація Байдена звернулася до ізраїльських чиновників збезпрецедентною пропозицією, яка значно покращить американсько-ізраїльськевійськове співробітництво", - йдеться в повідомленні.</text:p>
      <text:p text:style-name="P4">
Американський чиновник підкреслив, що ця пропозиція "не стосується плануванняспільного американо-ізраїльського удару по ядерній програмі Ірану", і щопланування переважно буде зосереджено на обговоренні шляхів протидіїрегіональній діяльності Ірану та непередбачуваним обставинам.</text:p>
      <text:p text:style-name="P4">
Згідно з доповіддю, така пропозиція виникла під час нещодавнього візиту доІзраїлю голови Об'єднаного комітету начальників штабів генерала Марка Міллі,міністра оборони Ллойда Остіна і командувача ЦКЗС США генерала Еріка Курілли.</text:p>
      <text:p text:style-name="P4">
Однак, зазначається, що Ізраїль відреагував на пропозицію обережно і попросивнадати йому більше подробиць.</text:p>
      <text:p text:style-name="P4">
Ізраїльські чиновники стурбовані тим, що пропозиція США може бути спробою"зв'язати Ізраїлю руки" і, можливо, ускладнити будь-які плани Єрусалима вжитизаходів проти Ірану, зокрема, проти його ядерної діяльності.</text:p>
      <text:p text:style-name="P4">
" <text:a xlink:type="simple" xlink:href="https://www.ukrinform.ua/tag-izrail" text:style-name="Internet_20_link" text:visited-style-name="Visited_20_Internet_20_Link">
 </text:a>
 попросив роз'яснень щодо того, чизалишиться ця пропозиція у сфері розвідки і сценаріїв, чи пошириться на сферуспільних операцій", - повідомив один з ізраїльських посадовців.</text:p>
      <text:p text:style-name="P4">
<text:span text:style-name="T4">
Читайте також:</text:span>
 <text:a xlink:type="simple" xlink:href="https://www.ukrinform.ua/rubric-world/3710703-u-bajdena-hocut-abi-saudivska-aravia-ta-izrail-uklali-mirnu-ugodu-do-kinca-roku.html" text:style-name="Internet_20_link" text:visited-style-name="Visited_20_Internet_20_Link">
 <text:span text:style-name="T4">
Ізраїль</text:span>
 </text:a>
</text:p>
      <text:p text:style-name="P4">
Як повідомляв Укрінформ, Білий дім домагається укладення саудівсько-ізраїльської мирної угоди протягом наступних шести-семи місяців – до початкупрезидентської кампанії у США.</text:p>
      <text:p text:style-name="P4">
Source: <text:a xlink:type="simple" xlink:href="https://www.ukrinform.ua/rubric-world/3710959-ssa-proponuut-izrailu-spilne-vijskove-planuvanna-sodo-iranu-erusalim-hoce-bilse-podrobic.html" text:style-name="Internet_20_link" text:visited-style-name="Visited_20_Internet_20_Link">
https://www.ukrinform.ua/rubric-world/3710959-ssa-proponuut-izrailu-spilne-vijskove-planuvanna-sodo-iranu-erusalim-hoce-bilse-podrobic.html</text:a>
</text:p>
      <!--NEWS-->
      <text:h text:style-name="P10" text:outline-level="1">
<text:span text:style-name="T4">
У Пекіні на фестивалі представили українську культуру й традиційну кухню</text:span>
</text:h>
      <text:p text:style-name="P4">
Authors: Ukrinform (Person)</text:p>
      <text:p text:style-name="P4">
Publisher: Укринформ (Organization)</text:p>
      <text:p text:style-name="P4">
Published Time: 2023-05-18T15:01:00+03:00</text:p>
      <text:p text:style-name="P4">
Modified Time: 2023-05-18T15:01:00+03:00</text:p>
      <text:p text:style-name="P4">
Description: У столиці Китаю місті Пекін українці під час фестивалю національностей у міжнародній початковій школі Фанцхаоді познайомили присутніх з українською культурою, одягом, звичаями та традиційними стравами української кухні. — Укрінформ.</text:p>
      <text:p text:style-name="P4">
Images: ["<text:a xlink:type="simple" xlink:href="https://static.ukrinform.com/photos/2023_05/thumb_files/630_360_1684410735-886.jpg" text:style-name="Internet_20_link" text:visited-style-name="Visited_20_Internet_20_Link">
630_360_16844...</text:a>
", "<text:a xlink:type="simple" xlink:href="https://static.ukrinform.com/photos/2023_05/thumb_files/630_360_1684410921-3578.jpeg" text:style-name="Internet_20_link" text:visited-style-name="Visited_20_Internet_20_Link">
630_360_16844...</text:a>
", "<text:a xlink:type="simple" xlink:href="https://static.ukrinform.com/photos/2023_05/thumb_files/630_360_1684410917-3047.jpeg" text:style-name="Internet_20_link" text:visited-style-name="Visited_20_Internet_20_Link">
630_360_16844...</text:a>
", "<text:a xlink:type="simple" xlink:href="https://static.ukrinform.com/photos/2023_05/thumb_files/630_360_1684410917-7595.jpeg" text:style-name="Internet_20_link" text:visited-style-name="Visited_20_Internet_20_Link">
630_360_16844...</text:a>
", "<text:a xlink:type="simple" xlink:href="https://static.ukrinform.com/photos/2023_05/thumb_files/630_360_1684410917-4797.jpeg" text:style-name="Internet_20_link" text:visited-style-name="Visited_20_Internet_20_Link">
630_360_16844...</text:a>
", "<text:a xlink:type="simple" xlink:href="https://static.ukrinform.com/photos/2023_05/thumb_files/630_360_1684410917-6275.jpeg" text:style-name="Internet_20_link" text:visited-style-name="Visited_20_Internet_20_Link">
630_360_16844...</text:a>
", "<text:a xlink:type="simple" xlink:href="https://static.ukrinform.com/photos/2023_05/thumb_files/630_360_1684410918-4308.jpeg" text:style-name="Internet_20_link" text:visited-style-name="Visited_20_Internet_20_Link">
630_360_16844...</text:a>
", "<text:a xlink:type="simple" xlink:href="https://static.ukrinform.com/photos/2023_05/thumb_files/630_360_1684410920-3887.jpeg" text:style-name="Internet_20_link" text:visited-style-name="Visited_20_Internet_20_Link">
630_360_16844...</text:a>
", "<text:a xlink:type="simple" xlink:href="https://static.ukrinform.com/photos/2023_05/thumb_files/630_360_1684410920-5284.jpeg" text:style-name="Internet_20_link" text:visited-style-name="Visited_20_Internet_20_Link">
630_360_16844...</text:a>
", "<text:a xlink:type="simple" xlink:href="https://static.ukrinform.com/photos/2023_05/thumb_files/630_360_1684410921-6397.jpeg" text:style-name="Internet_20_link" text:visited-style-name="Visited_20_Internet_20_Link">
630_360_16844...</text:a>
", "<text:a xlink:type="simple" xlink:href="https://static.ukrinform.com/photos/2023_05/thumb_files/630_360_1684410922-5789.jpeg" text:style-name="Internet_20_link" text:visited-style-name="Visited_20_Internet_20_Link">
630_360_16844...</text:a>
", "<text:a xlink:type="simple" xlink:href="https://static.ukrinform.com/photos/2023_05/thumb_files/630_360_1684410922-7111.jpeg" text:style-name="Internet_20_link" text:visited-style-name="Visited_20_Internet_20_Link">
630_360_16844...</text:a>
", "<text:a xlink:type="simple" xlink:href="https://static.ukrinform.com/photos/2023_05/thumb_files/630_360_1684410922-5089.jpeg" text:style-name="Internet_20_link" text:visited-style-name="Visited_20_Internet_20_Link">
630_360_16844...</text:a>
", "<text:a xlink:type="simple" xlink:href="https://static.ukrinform.com/photos/2023_05/thumb_files/630_360_1684410923-1132.jpeg" text:style-name="Internet_20_link" text:visited-style-name="Visited_20_Internet_20_Link">
630_360_16844...</text:a>
", "<text:a xlink:type="simple" xlink:href="https://static.ukrinform.com/photos/2023_05/thumb_files/630_360_1684410924-7966.jpeg" text:style-name="Internet_20_link" text:visited-style-name="Visited_20_Internet_20_Link">
630_360_16844...</text:a>
", "<text:a xlink:type="simple" xlink:href="https://static.ukrinform.com/photos/2023_05/thumb_files/630_360_1684410924-8856.jpeg" text:style-name="Internet_20_link" text:visited-style-name="Visited_20_Internet_20_Link">
630_360_16844...</text:a>
"]</text:p>
      <text:p text:style-name="P4">
Tags: ['Діаспора', 'Фестиваль', 'Китай', 'Культура', 'Пекін', 'Кухня']</text:p>
      <text:p text:style-name="P4">
Type: Article</text:p>
      <!--METADATA-->
      <text:p text:style-name="P4">
<draw:frame draw:style-name="fr1" draw:name="Image153" text:anchor-type="as-char" svg:width="6.9236in" svg:height="3.956343in" draw:z-index="0">
<draw:image xlink:href="../Images/yкринформ/2023-05-18T15-01-00-03-00/630_360_1684410735-886.jpg" xlink:type="simple" xlink:show="embed" xlink:actuate="onLoad" draw:mime-type="image/jpeg"/>
</draw:frame>
 У столиціКитаю місті Пекін українці під час фестивалю національностей у міжнароднійпочатковій школі Фанцхаоді познайомили присутніх з українською культурою,одягом, звичаями та традиційними стравами української кухні.</text:p>
      <text:p text:style-name="P4">
До акції долучились батьки маленьких українців-учнів школи та студія ARTSOULіз колективом українського народного танцю «Паляниця», передає власнийкореспондент Укрінформу.</text:p>
      <text:p text:style-name="P4">
Загалом, гості фестивалю змогли побачити та «спробувати на смак» твори тастрави близько п’ятдесяти країн світу, які якнайкраще намагались представлялишколярі та їхні батьки.</text:p>
      <text:p text:style-name="P4">
Юні танцюристи з «Паляниці» під керівництвом Олени Кузьменко та ОксаниКовальової підготували і яскраво виконали запальний український танок, за якийглядачі нагородили їх бурхливими оплесками.</text:p>
      <text:p text:style-name="P4">
Після культурної програми гостей фестивалю запросили до ближчого знайомства знаціональними кухнями.</text:p>
      <text:p text:style-name="P4">
Попри незвично спекотну для цього періоду погоду в Пекіні (вище 30°C в тіні),біля українських господинь було дуже велелюдно й гамірно.</text:p>
      <text:p text:style-name="P4">
Український борщ, пампушки, голубці та всілякі тістечка, солодощі й узвариприйшлись до смаку малечі та їхнім батькам.</text:p>
      <text:p text:style-name="P4">
<draw:frame draw:style-name="fr1" draw:name="Image154" text:anchor-type="as-char" svg:width="6.9236in" svg:height="3.956343in" draw:z-index="0">
<draw:image xlink:href="../Images/yкринформ/2023-05-18T15-01-00-03-00/630_360_1684410921-3578.jpeg" xlink:type="simple" xlink:show="embed" xlink:actuate="onLoad" draw:mime-type="image/jpeg"/>
</draw:frame>
 У Пекініна фестивалі представили українську культуру й традиційну кухню / Фото:Володимир Сидоренко, Укрінформ  <text:a xlink:type="simple" xlink:href="https://static.ukrinform.com/photos/2023_05/1684410921-3578.jpeg" text:style-name="Internet_20_link" text:visited-style-name="Visited_20_Internet_20_Link">
<draw:frame draw:style-name="fr1" draw:name="Image155" text:anchor-type="as-char" svg:width="6.9236in" svg:height="3.956343in" draw:z-index="0">
<draw:image xlink:href="../Images/yкринформ/2023-05-18T15-01-00-03-00/630_360_1684410921-3578.jpeg" xlink:type="simple" xlink:show="embed" xlink:actuate="onLoad" draw:mime-type="image/jpeg"/>
</draw:frame>
</text:a>
 <text:a xlink:type="simple" xlink:href="https://static.ukrinform.com/photos/2023_05/1684410917-3047.jpeg" text:style-name="Internet_20_link" text:visited-style-name="Visited_20_Internet_20_Link">
<draw:frame draw:style-name="fr1" draw:name="Image156" text:anchor-type="as-char" svg:width="6.9236in" svg:height="3.956343in" draw:z-index="0">
<draw:image xlink:href="../Images/yкринформ/2023-05-18T15-01-00-03-00/630_360_1684410917-3047.jpeg" xlink:type="simple" xlink:show="embed" xlink:actuate="onLoad" draw:mime-type="image/jpeg"/>
</draw:frame>
</text:a>
 <text:a xlink:type="simple" xlink:href="https://static.ukrinform.com/photos/2023_05/1684410917-7595.jpeg" text:style-name="Internet_20_link" text:visited-style-name="Visited_20_Internet_20_Link">
<draw:frame draw:style-name="fr1" draw:name="Image157" text:anchor-type="as-char" svg:width="6.9236in" svg:height="3.956343in" draw:z-index="0">
<draw:image xlink:href="../Images/yкринформ/2023-05-18T15-01-00-03-00/630_360_1684410917-7595.jpeg" xlink:type="simple" xlink:show="embed" xlink:actuate="onLoad" draw:mime-type="image/jpeg"/>
</draw:frame>
</text:a>
 <text:a xlink:type="simple" xlink:href="https://static.ukrinform.com/photos/2023_05/1684410917-4797.jpeg" text:style-name="Internet_20_link" text:visited-style-name="Visited_20_Internet_20_Link">
<draw:frame draw:style-name="fr1" draw:name="Image158" text:anchor-type="as-char" svg:width="6.9236in" svg:height="3.956343in" draw:z-index="0">
<draw:image xlink:href="../Images/yкринформ/2023-05-18T15-01-00-03-00/630_360_1684410917-4797.jpeg" xlink:type="simple" xlink:show="embed" xlink:actuate="onLoad" draw:mime-type="image/jpeg"/>
</draw:frame>
</text:a>
 <text:a xlink:type="simple" xlink:href="https://static.ukrinform.com/photos/2023_05/1684410917-6275.jpeg" text:style-name="Internet_20_link" text:visited-style-name="Visited_20_Internet_20_Link">
<draw:frame draw:style-name="fr1" draw:name="Image159" text:anchor-type="as-char" svg:width="6.9236in" svg:height="3.956343in" draw:z-index="0">
<draw:image xlink:href="../Images/yкринформ/2023-05-18T15-01-00-03-00/630_360_1684410917-6275.jpeg" xlink:type="simple" xlink:show="embed" xlink:actuate="onLoad" draw:mime-type="image/jpeg"/>
</draw:frame>
</text:a>
 <text:a xlink:type="simple" xlink:href="https://static.ukrinform.com/photos/2023_05/1684410918-4308.jpeg" text:style-name="Internet_20_link" text:visited-style-name="Visited_20_Internet_20_Link">
<draw:frame draw:style-name="fr1" draw:name="Image160" text:anchor-type="as-char" svg:width="6.9236in" svg:height="3.956343in" draw:z-index="0">
<draw:image xlink:href="../Images/yкринформ/2023-05-18T15-01-00-03-00/630_360_1684410918-4308.jpeg" xlink:type="simple" xlink:show="embed" xlink:actuate="onLoad" draw:mime-type="image/jpeg"/>
</draw:frame>
</text:a>
 <text:a xlink:type="simple" xlink:href="https://static.ukrinform.com/photos/2023_05/1684410920-3887.jpeg" text:style-name="Internet_20_link" text:visited-style-name="Visited_20_Internet_20_Link">
<draw:frame draw:style-name="fr1" draw:name="Image161" text:anchor-type="as-char" svg:width="6.9236in" svg:height="3.956343in" draw:z-index="0">
<draw:image xlink:href="../Images/yкринформ/2023-05-18T15-01-00-03-00/630_360_1684410920-3887.jpeg" xlink:type="simple" xlink:show="embed" xlink:actuate="onLoad" draw:mime-type="image/jpeg"/>
</draw:frame>
</text:a>
 <text:a xlink:type="simple" xlink:href="https://static.ukrinform.com/photos/2023_05/1684410920-5284.jpeg" text:style-name="Internet_20_link" text:visited-style-name="Visited_20_Internet_20_Link">
<draw:frame draw:style-name="fr1" draw:name="Image162" text:anchor-type="as-char" svg:width="6.9236in" svg:height="3.956343in" draw:z-index="0">
<draw:image xlink:href="../Images/yкринформ/2023-05-18T15-01-00-03-00/630_360_1684410920-5284.jpeg" xlink:type="simple" xlink:show="embed" xlink:actuate="onLoad" draw:mime-type="image/jpeg"/>
</draw:frame>
</text:a>
 <text:a xlink:type="simple" xlink:href="https://static.ukrinform.com/photos/2023_05/1684410921-6397.jpeg" text:style-name="Internet_20_link" text:visited-style-name="Visited_20_Internet_20_Link">
<draw:frame draw:style-name="fr1" draw:name="Image163" text:anchor-type="as-char" svg:width="6.9236in" svg:height="3.956343in" draw:z-index="0">
<draw:image xlink:href="../Images/yкринформ/2023-05-18T15-01-00-03-00/630_360_1684410921-6397.jpeg" xlink:type="simple" xlink:show="embed" xlink:actuate="onLoad" draw:mime-type="image/jpeg"/>
</draw:frame>
</text:a>
 <text:a xlink:type="simple" xlink:href="https://static.ukrinform.com/photos/2023_05/1684410922-5789.jpeg" text:style-name="Internet_20_link" text:visited-style-name="Visited_20_Internet_20_Link">
<draw:frame draw:style-name="fr1" draw:name="Image164" text:anchor-type="as-char" svg:width="6.9236in" svg:height="3.956343in" draw:z-index="0">
<draw:image xlink:href="../Images/yкринформ/2023-05-18T15-01-00-03-00/630_360_1684410922-5789.jpeg" xlink:type="simple" xlink:show="embed" xlink:actuate="onLoad" draw:mime-type="image/jpeg"/>
</draw:frame>
</text:a>
 <text:a xlink:type="simple" xlink:href="https://static.ukrinform.com/photos/2023_05/1684410922-7111.jpeg" text:style-name="Internet_20_link" text:visited-style-name="Visited_20_Internet_20_Link">
<draw:frame draw:style-name="fr1" draw:name="Image165" text:anchor-type="as-char" svg:width="6.9236in" svg:height="3.956343in" draw:z-index="0">
<draw:image xlink:href="../Images/yкринформ/2023-05-18T15-01-00-03-00/630_360_1684410922-7111.jpeg" xlink:type="simple" xlink:show="embed" xlink:actuate="onLoad" draw:mime-type="image/jpeg"/>
</draw:frame>
</text:a>
 <text:a xlink:type="simple" xlink:href="https://static.ukrinform.com/photos/2023_05/1684410922-5089.jpeg" text:style-name="Internet_20_link" text:visited-style-name="Visited_20_Internet_20_Link">
<draw:frame draw:style-name="fr1" draw:name="Image166" text:anchor-type="as-char" svg:width="6.9236in" svg:height="3.956343in" draw:z-index="0">
<draw:image xlink:href="../Images/yкринформ/2023-05-18T15-01-00-03-00/630_360_1684410922-5089.jpeg" xlink:type="simple" xlink:show="embed" xlink:actuate="onLoad" draw:mime-type="image/jpeg"/>
</draw:frame>
</text:a>
 <text:a xlink:type="simple" xlink:href="https://static.ukrinform.com/photos/2023_05/1684410923-1132.jpeg" text:style-name="Internet_20_link" text:visited-style-name="Visited_20_Internet_20_Link">
<draw:frame draw:style-name="fr1" draw:name="Image167" text:anchor-type="as-char" svg:width="6.9236in" svg:height="3.956343in" draw:z-index="0">
<draw:image xlink:href="../Images/yкринформ/2023-05-18T15-01-00-03-00/630_360_1684410923-1132.jpeg" xlink:type="simple" xlink:show="embed" xlink:actuate="onLoad" draw:mime-type="image/jpeg"/>
</draw:frame>
</text:a>
 <text:a xlink:type="simple" xlink:href="https://static.ukrinform.com/photos/2023_05/1684410924-7966.jpeg" text:style-name="Internet_20_link" text:visited-style-name="Visited_20_Internet_20_Link">
<draw:frame draw:style-name="fr1" draw:name="Image168" text:anchor-type="as-char" svg:width="6.9236in" svg:height="3.956343in" draw:z-index="0">
<draw:image xlink:href="../Images/yкринформ/2023-05-18T15-01-00-03-00/630_360_1684410924-7966.jpeg" xlink:type="simple" xlink:show="embed" xlink:actuate="onLoad" draw:mime-type="image/jpeg"/>
</draw:frame>
</text:a>
 <text:a xlink:type="simple" xlink:href="https://static.ukrinform.com/photos/2023_05/1684410924-8856.jpeg" text:style-name="Internet_20_link" text:visited-style-name="Visited_20_Internet_20_Link">
<draw:frame draw:style-name="fr1" draw:name="Image169" text:anchor-type="as-char" svg:width="6.9236in" svg:height="3.956343in" draw:z-index="0">
<draw:image xlink:href="../Images/yкринформ/2023-05-18T15-01-00-03-00/630_360_1684410924-8856.jpeg" xlink:type="simple" xlink:show="embed" xlink:actuate="onLoad" draw:mime-type="image/jpeg"/>
</draw:frame>
</text:a>
</text:p>
      <text:p text:style-name="P4">
Стараннями майстринь із народного розпису українські прапорці прикрасилиобличчя й одяг чи не кожного третього гостя фестивалю, додаючи жовто-синіхкольорів чудовому травневому дню в столиці Китаю.</text:p>
      <text:p text:style-name="P4">
Зібрані українцями під час фестивалю кошти, а це близько 30 тис. грн, передалиодній із благодійних організацій України, що надає допомогу постраждалим черезросійську агресію українцям.</text:p>
      <text:p text:style-name="P4">
Як повідомляв Укрінформ, українці, які проживають у китайському місті Шанхай,<text:a xlink:type="simple" xlink:href="https://www.ukrinform.ua/rubric-diaspora/3703520-u-sanhai-vidbuvsa-blagodijnij-zahid-na-pidtrimku-ukrainciv-postrazdalih-vid-rosijskoi-agresii.html" text:style-name="Internet_20_link" text:visited-style-name="Visited_20_Internet_20_Link">
 </text:a>
 благодійний захід на підтримку громадян України, постраждалихвід російської агресії.</text:p>
      <text:p text:style-name="P4">
<text:span text:style-name="T5">
Фото: Володимир Сидоренко</text:span>
</text:p>
      <text:p text:style-name="P4">
Source: <text:a xlink:type="simple" xlink:href="https://www.ukrinform.ua/rubric-diaspora/3710961-u-pekini-na-festivali-predstavili-ukrainsku-kulturu-j-tradicijnu-kuhnu.html" text:style-name="Internet_20_link" text:visited-style-name="Visited_20_Internet_20_Link">
https://www.ukrinform.ua/rubric-diaspora/3710961-u-pekini-na-festivali-predstavili-ukrainsku-kulturu-j-tradicijnu-kuhnu.html</text:a>
</text:p>
      <!--NEWS-->
      <text:h text:style-name="P10" text:outline-level="1">
<text:span text:style-name="T4">
«Зернова угода» не передбачає виконання вимог Росії - посол Боднар</text:span>
</text:h>
      <text:p text:style-name="P4">
Authors: Ukrinform (Person)</text:p>
      <text:p text:style-name="P4">
Publisher: Укринформ (Organization)</text:p>
      <text:p text:style-name="P4">
Published Time: 2023-05-18T15:11:00+03:00</text:p>
      <text:p text:style-name="P4">
Modified Time: 2023-05-18T15:11:00+03:00</text:p>
      <text:p text:style-name="P4">
Description: У «зерновій угоді» не передбачено задоволення будь-яких потреб Росії, ініційовані Москвою питання щодо роботи аміакопроводу і зняття санкцій з російських банків наразі дискутуються. — Укрінформ.</text:p>
      <text:p text:style-name="P4">
Images: ["<text:a xlink:type="simple" xlink:href="https://static.ukrinform.com/photos/2023_05/thumb_files/630_360_1684412050-133.jpg" text:style-name="Internet_20_link" text:visited-style-name="Visited_20_Internet_20_Link">
630_360_16844...</text:a>
"]</text:p>
      <text:p text:style-name="P4">
Tags: ['Україна', 'Росія', 'Туреччина', 'зерновий коридор']</text:p>
      <text:p text:style-name="P4">
Type: Article</text:p>
      <!--METADATA-->
      <text:p text:style-name="P4">
<draw:frame draw:style-name="fr1" draw:name="Image170" text:anchor-type="as-char" svg:width="6.9236in" svg:height="3.956343in" draw:z-index="0">
<draw:image xlink:href="../Images/yкринформ/2023-05-18T15-11-00-03-00/630_360_1684412050-133.jpg" xlink:type="simple" xlink:show="embed" xlink:actuate="onLoad" draw:mime-type="image/jpeg"/>
</draw:frame>
 У«зерновій угоді» не передбачено задоволення будь-яких потреб Росії,ініційовані Москвою питання щодо роботи аміакопроводу і зняття санкцій зросійських банків наразі дискутуються.</text:p>
      <text:p text:style-name="P4">
Про це заявив посол України в Туреччині Василь Боднар на брифінгу вМедіацентрі Україна – Укрінформ.</text:p>
      <text:p text:style-name="P4">
«У самій угоді не передбачається задоволення жодних потреб Росії. Угодапередбачає механізми функціонування зернового коридору з українських портів наміжнародні ринки. Те, що <text:a xlink:type="simple" xlink:href="https://www.ukrinform.ua/tag-rosia" text:style-name="Internet_20_link" text:visited-style-name="Visited_20_Internet_20_Link">
 </text:a>
 намагаєтьсязараз «причепити», - це питання, повʼязані з аміакопроводом, зі зняттямсанкцій з банків і організацій, які займаються торгівлею зерном і добривами.Ці питання поки що перебувають у дискусії», - пояснив дипломат.</text:p>
      <text:p text:style-name="P4">
Він зауважив, що ООН підписувала угоду з країною-агресором і відповідниймеморандум про сприяння розв'язанню цих питань.</text:p>
      <text:p text:style-name="P4">
«Тому дискусії щодо тих вимог тривають, а зернова ініціатива має функціонуватиокремо, оскільки документ по ній був підписаний саме в такому форматі», -наголосив посол.</text:p>
      <text:p text:style-name="P4">
<text:span text:style-name="T4">
Читайте також:</text:span>
 <text:a xlink:type="simple" xlink:href="https://www.ukrinform.ua/rubric-world/3710653-ssa-privitali-prodovzenna-zernovoi-ugodi-j-doriknuli-rosii-za-ii-povedinku.html" text:style-name="Internet_20_link" text:visited-style-name="Visited_20_Internet_20_Link">
 <text:span text:style-name="T4">
зерново</text:span>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в Росії заявляли, що угода діятиме до 18 травня 2023 року.</text:p>
      <text:p text:style-name="P4">
17 травня стало відомо, що <text:a xlink:type="simple" xlink:href="https://www.ukrinform.ua/rubric-economy/3710574-zernovu-ugodu-prodovzili-na-dva-misaci.html" text:style-name="Internet_20_link" text:visited-style-name="Visited_20_Internet_20_Link">
 </text:a>
 на два місяці.</text:p>
      <text:p text:style-name="P4">
Починаючи з квітня 2023 року російська сторона постійно блокувала виконання"зернової угоди". Зокрема, з 8 по 14 травня 2023 року, за даними Українськогоклубу аграрного бізнесу, жодне судно не пройшло інспекцію на вхід до морськихпортів України та жодне судно не було зареєстроване для огляду на вхід.</text:p>
      <text:p text:style-name="P4">
Source: <text:a xlink:type="simple" xlink:href="https://www.ukrinform.ua/rubric-economy/3710970-zernova-ugoda-ne-peredbacae-vikonanna-vimog-rosii-posol-bodnar.html" text:style-name="Internet_20_link" text:visited-style-name="Visited_20_Internet_20_Link">
https://www.ukrinform.ua/rubric-economy/3710970-zernova-ugoda-ne-peredbacae-vikonanna-vimog-rosii-posol-bodnar.html</text:a>
</text:p>
      <!--NEWS-->
      <text:h text:style-name="P10" text:outline-level="1">
<text:span text:style-name="T4">
Сушкевич: Зробимо все, щоб продовжити відсторонення росії та білорусі від змагань</text:span>
</text:h>
      <text:p text:style-name="P4">
Authors: Ukrinform (Person)</text:p>
      <text:p text:style-name="P4">
Publisher: Укринформ (Organization)</text:p>
      <text:p text:style-name="P4">
Published Time: 2023-05-18T15:12:51+03:00</text:p>
      <text:p text:style-name="P4">
Modified Time: 2023-05-18T15:12:51+03:00</text:p>
      <text:p text:style-name="P4">
Description: 25 квітня апеляційний трибунал Міжнародного паралімпійського комітету (МПК) у Дубаї задовольнив апеляції національних паралімпійських комітетів росії та білорусі щодо відновлення членства у міжнародному паралімпійському русі.  — Укрінформ.</text:p>
      <text:p text:style-name="P4">
Images: ["<text:a xlink:type="simple" xlink:href="https://static.ukrinform.com/photos/2023_05/thumb_files/630_360_1684403632-863.jpg" text:style-name="Internet_20_link" text:visited-style-name="Visited_20_Internet_20_Link">
630_360_16844...</text:a>
"]</text:p>
      <text:p text:style-name="P4">
Tags: ['Спорт', 'Укрінформ', 'Війна', 'Паралімпійці']</text:p>
      <text:p text:style-name="P4">
Type: Article</text:p>
      <!--METADATA-->
      <text:p text:style-name="P4">
<draw:frame draw:style-name="fr1" draw:name="Image171" text:anchor-type="as-char" svg:width="6.9236in" svg:height="3.956343in" draw:z-index="0">
<draw:image xlink:href="../Images/yкринформ/2023-05-18T15-12-51-03-00/630_360_1684403632-863.jpg" xlink:type="simple" xlink:show="embed" xlink:actuate="onLoad" draw:mime-type="image/jpeg"/>
</draw:frame>
 25 квітняапеляційний трибунал Міжнародного паралімпійського комітету (МПК) у Дубаїзадовольнив апеляції національних паралімпійських комітетів росії та білорусіщодо відновлення членства у міжнародному паралімпійському русі.</text:p>
      <text:p text:style-name="P4">
Під час сьогоднішньої прессконференції в Укрінформі президент Національногокомітету спорту інвалідів України Валерій Сушкевич звернувся до спортивногозагалу із закликом зробити все, аби не допустити до змагань країни-агресори,передають кореспонденти агентства.</text:p>
      <text:p text:style-name="P4">
«Тепер статус членства росії та білорусі у Міжнародному паралімпійськомукомітеті розгляне генеральна асамблеї організації, яка пройде 28-29 вереснянинішнього року у Бахрейні, - розповів Сушкевич. - Уточню, однак, що рішеннятрибуналу про призупинку позбавлення членства паралімпійських комітетів росіїта білорусі не впливає на повернення спортсменів цих країн. Вони залишаютьсяпоза міжнародними стартами... Вбивцям неміє місця у цивілізованому світі іспорті зокрема. Багато людей на планеті назвають паралімпійський рухдосягненням людської цивілізації. У людей мабть бути рівні права таможливості. Паралімпійський спорт сприяє реалізації цих прав. Чи може країна,яка робить агресію і вбивства державною політикою, бути з цивілізованимсвітом? Запитання риторичне. Під час Паралімпіади 2022 року українськимпаралімпійцям вдалося об'єднати усі нації і вийти на єдине вірне рішення МПК -не допустити до Ігор росію і білорусь. Ці країни тоді поїхали додому ні з чим.Це була перемога паралімпійського спорту. А перемоги так потрібні нашійдержаві...</text:p>
      <text:p text:style-name="P4">
З рішенням апеляційного трибуналу щодо відновлення членства рф і рб, до речі,не походжується і президент Міднародного паралімпійського комітету ЕндрюПарсонс. Рішення поважає, але не погоджеється з ним. Нині ми маємо робити все,щоб продовжити відсторонення росії і білорусі від змагань».</text:p>
      <text:p text:style-name="P4">
Валерій Сушкевич також підкреслив, що за нинішньої ситуації є дуже важливимизусилля української держави та її країн-партнерів.</text:p>
      <text:p text:style-name="P4">
«Хочу, щоб мене почули у всьому світі - не будьте причетними до страшнихзлодіянь, які чинять держави-вбивці. У росії ж майже все населення підтримує«спеціальну воєнну операцію». За путіна - 80-83 відсотки їхнього навроду.Рейтинг підтримки «операції» 2023 року все зростає. Усі ті, хто голосуватимеза допуск-недопуск на генасамблеї у вересні, мають знати про це. Іолімпійський, і паралімпійський спорт використовується росією як елементокупації нашої країни. Від імені українських паралімпійців закликаю недопускати представників рф і рб і до окремих спортивних федерацій.</text:p>
      <text:p text:style-name="P4">
<text:span text:style-name="T4">
Читайте також:</text:span>
 <text:a xlink:type="simple" xlink:href="https://www.ukrinform.ua/rubric-sports/3700640-britania-i-francia-postavili-pid-sumniv-nejtralnist-rosijskih-ta-biloruskih-sportsmeniv.html" text:style-name="Internet_20_link" text:visited-style-name="Visited_20_Internet_20_Link">
 </text:a>
</text:p>
      <text:p text:style-name="P4">
Разом з тим, хочу дуже подякувати за допомогу у нашій боротьбі за«цивілізований спорт» Президенту Володимиру Зеденському, керівництвуМіністерства молоді та спорту, українському уряду», - зазначив очільникукраїнських паралімпійців.</text:p>
      <text:p text:style-name="P4">
Фото: ukrinform.ua.</text:p>
      <text:p text:style-name="P4">
Source: <text:a xlink:type="simple" xlink:href="https://www.ukrinform.ua/rubric-sports/3710967-suskevic-zrobimo-vse-sob-prodovziti-vidstoronenna-rosii-ta-bilorusi-vid-zmagan.html" text:style-name="Internet_20_link" text:visited-style-name="Visited_20_Internet_20_Link">
https://www.ukrinform.ua/rubric-sports/3710967-suskevic-zrobimo-vse-sob-prodovziti-vidstoronenna-rosii-ta-bilorusi-vid-zmagan.html</text:a>
</text:p>
      <!--NEWS-->
      <text:h text:style-name="P10" text:outline-level="1">
<text:span text:style-name="T4">
В Україні скоро буде більше систем NASAMS: Стефанчук відвідав підприємство у Норвегії</text:span>
</text:h>
      <text:p text:style-name="P4">
Authors: Ukrinform (Person)</text:p>
      <text:p text:style-name="P4">
Publisher: Укринформ (Organization)</text:p>
      <text:p text:style-name="P4">
Published Time: 2023-05-18T15:14:54+03:00</text:p>
      <text:p text:style-name="P4">
Modified Time: 2023-05-18T15:14:54+03:00</text:p>
      <text:p text:style-name="P4">
Description: Зовсім скоро в Україні буде більше систем протиповітряної оборони NASAMS, аби ще ефективніше збивати все, що Росія випускає по мирних українських містах, і захиститися від її брутальних атак. — Укрінформ.</text:p>
      <text:p text:style-name="P4">
Images: ["<text:a xlink:type="simple" xlink:href="https://static.ukrinform.com/photos/2023_05/thumb_files/630_360_1684411837-9149.jpeg" text:style-name="Internet_20_link" text:visited-style-name="Visited_20_Internet_20_Link">
630_360_16844...</text:a>
", "<text:a xlink:type="simple" xlink:href="https://static.ukrinform.com/photos/2023_05/thumb_files/630_360_1684411837-7801.jpeg" text:style-name="Internet_20_link" text:visited-style-name="Visited_20_Internet_20_Link">
630_360_16844...</text:a>
", "<text:a xlink:type="simple" xlink:href="https://static.ukrinform.com/photos/2023_05/thumb_files/630_360_1684411837-2661.jpeg" text:style-name="Internet_20_link" text:visited-style-name="Visited_20_Internet_20_Link">
630_360_16844...</text:a>
", "<text:a xlink:type="simple" xlink:href="https://static.ukrinform.com/photos/2023_05/thumb_files/630_360_1684411837-5821.jpeg" text:style-name="Internet_20_link" text:visited-style-name="Visited_20_Internet_20_Link">
630_360_16844...</text:a>
", "<text:a xlink:type="simple" xlink:href="https://static.ukrinform.com/photos/2023_05/thumb_files/630_360_1684411837-7482.jpeg" text:style-name="Internet_20_link" text:visited-style-name="Visited_20_Internet_20_Link">
630_360_16844...</text:a>
"]</text:p>
      <text:p text:style-name="P4">
Tags: ['Норвегія', 'Стефанчук', 'Війна з Росією', 'ППО', 'NASAMS']</text:p>
      <text:p text:style-name="P4">
Type: Article</text:p>
      <!--METADATA-->
      <text:p text:style-name="P4">
<draw:frame draw:style-name="fr1" draw:name="Image172" text:anchor-type="as-char" svg:width="6.9236in" svg:height="3.956343in" draw:z-index="0">
<draw:image xlink:href="../Images/yкринформ/2023-05-18T15-14-54-03-00/630_360_1684411837-9149.jpeg" xlink:type="simple" xlink:show="embed" xlink:actuate="onLoad" draw:mime-type="image/jpeg"/>
</draw:frame>
 Зовсімскоро в Україні буде більше систем протиповітряної оборони NASAMS, аби щеефективніше збивати все, що Росія випускає по мирних українських містах, ізахиститися від її брутальних атак.</text:p>
      <text:p text:style-name="P4">
Як передає Укрінформ з посиланням на повідомлення в <text:a xlink:type="simple" xlink:href="https://t.me/verkhovnaradaukrainy/50913" text:style-name="Internet_20_link" text:visited-style-name="Visited_20_Internet_20_Link">
</text:a>
 Верховної Ради України, про це Голова ВР Руслан Стефанчук сказавпісля відвідання підприємства в Норвегії, де виробляють ППО NASAMS.</text:p>
      <text:p text:style-name="P4">
“Сьогодні разом із президентом Kongsberg Defence&amp;Aerospace Ейріком Лі тапрезидентом Стортингу Масудом Гаракхані ми говорили саме про збільшенняпостачання протиповітряних систем для Збройних Сил України”, - зазначив він.</text:p>
      <text:p text:style-name="P4">
<text:span text:style-name="T4">
Читайте також:</text:span>
 <text:a xlink:type="simple" xlink:href="https://www.ukrinform.ua/rubric-ato/3699020-ukraina-najbilse-potrebue-nazemnih-sistem-ppo-glava-pentagonu.html" text:style-name="Internet_20_link" text:visited-style-name="Visited_20_Internet_20_Link">
 </text:a>
</text:p>
      <text:p text:style-name="P4">
За словами Стефанчук, він відвідав підприємство, де виробляють, зокрема ППОNASAMS.</text:p>
      <text:p text:style-name="P4">
“Вони є в Україні й нам потрібно більше. І їх буде більше!!! Скоро! Зовсімскоро!”, - наголосив спікер і додав: “Аби ще ефективніше збивати все, що Росіяв агонії випускає по мирних українських містах, і захиститися від брутальнихатак, які РФ продовжує здійснювати проти України”.</text:p>
      <text:p text:style-name="P4">
<draw:frame draw:style-name="fr1" draw:name="Image173" text:anchor-type="as-char" svg:width="6.9236in" svg:height="3.956343in" draw:z-index="0">
<draw:image xlink:href="../Images/yкринформ/2023-05-18T15-14-54-03-00/630_360_1684411837-7801.jpeg" xlink:type="simple" xlink:show="embed" xlink:actuate="onLoad" draw:mime-type="image/jpeg"/>
</draw:frame>
 РусланСтефанчук відвідав підприємство у Норвегії, де виробляють ППО NASAMS / Фото:Верховна Рада України  <text:a xlink:type="simple" xlink:href="https://static.ukrinform.com/photos/2023_05/1684411837-7801.jpeg" text:style-name="Internet_20_link" text:visited-style-name="Visited_20_Internet_20_Link">
<draw:frame draw:style-name="fr1" draw:name="Image174" text:anchor-type="as-char" svg:width="6.9236in" svg:height="3.956343in" draw:z-index="0">
<draw:image xlink:href="../Images/yкринформ/2023-05-18T15-14-54-03-00/630_360_1684411837-7801.jpeg" xlink:type="simple" xlink:show="embed" xlink:actuate="onLoad" draw:mime-type="image/jpeg"/>
</draw:frame>
</text:a>
 <text:a xlink:type="simple" xlink:href="https://static.ukrinform.com/photos/2023_05/1684411837-9149.jpeg" text:style-name="Internet_20_link" text:visited-style-name="Visited_20_Internet_20_Link">
<draw:frame draw:style-name="fr1" draw:name="Image175" text:anchor-type="as-char" svg:width="6.9236in" svg:height="3.956343in" draw:z-index="0">
<draw:image xlink:href="../Images/yкринформ/2023-05-18T15-14-54-03-00/630_360_1684411837-9149.jpeg" xlink:type="simple" xlink:show="embed" xlink:actuate="onLoad" draw:mime-type="image/jpeg"/>
</draw:frame>
</text:a>
 <text:a xlink:type="simple" xlink:href="https://static.ukrinform.com/photos/2023_05/1684411837-2661.jpeg" text:style-name="Internet_20_link" text:visited-style-name="Visited_20_Internet_20_Link">
<draw:frame draw:style-name="fr1" draw:name="Image176" text:anchor-type="as-char" svg:width="6.9236in" svg:height="3.956343in" draw:z-index="0">
<draw:image xlink:href="../Images/yкринформ/2023-05-18T15-14-54-03-00/630_360_1684411837-2661.jpeg" xlink:type="simple" xlink:show="embed" xlink:actuate="onLoad" draw:mime-type="image/jpeg"/>
</draw:frame>
</text:a>
 <text:a xlink:type="simple" xlink:href="https://static.ukrinform.com/photos/2023_05/1684411837-5821.jpeg" text:style-name="Internet_20_link" text:visited-style-name="Visited_20_Internet_20_Link">
<draw:frame draw:style-name="fr1" draw:name="Image177" text:anchor-type="as-char" svg:width="6.9236in" svg:height="3.956343in" draw:z-index="0">
<draw:image xlink:href="../Images/yкринформ/2023-05-18T15-14-54-03-00/630_360_1684411837-5821.jpeg" xlink:type="simple" xlink:show="embed" xlink:actuate="onLoad" draw:mime-type="image/jpeg"/>
</draw:frame>
</text:a>
 <text:a xlink:type="simple" xlink:href="https://static.ukrinform.com/photos/2023_05/1684411837-7482.jpeg" text:style-name="Internet_20_link" text:visited-style-name="Visited_20_Internet_20_Link">
<draw:frame draw:style-name="fr1" draw:name="Image178" text:anchor-type="as-char" svg:width="6.9236in" svg:height="3.956343in" draw:z-index="0">
<draw:image xlink:href="../Images/yкринформ/2023-05-18T15-14-54-03-00/630_360_1684411837-7482.jpeg" xlink:type="simple" xlink:show="embed" xlink:actuate="onLoad" draw:mime-type="image/jpeg"/>
</draw:frame>
</text:a>
</text:p>
      <text:p text:style-name="P4">
Як підкреслив <text:a xlink:type="simple" xlink:href="https://www.ukrinform.ua/tag-stefancuk" text:style-name="Internet_20_link" text:visited-style-name="Visited_20_Internet_20_Link">
 </text:a>
 , “Україна маєперемогти у війні, яку розв’язала Росія. І Україна - переможе. Норвегія -пліч-о-пліч із нами”.</text:p>
      <text:p text:style-name="P4">
Як повідомляв Укрінформ, Стефанчук 16-18 травня <text:a xlink:type="simple" xlink:href="https://www.ukrinform.ua/rubric-polytics/3709809-stefancuk-ide-z-oficijnim-vizitom-do-norvegii.html" text:style-name="Internet_20_link" text:visited-style-name="Visited_20_Internet_20_Link">
</text:a>
 .</text:p>
      <text:p text:style-name="P4">
Source: <text:a xlink:type="simple" xlink:href="https://www.ukrinform.ua/rubric-ato/3710971-v-ukraini-skoro-bude-bilse-sistem-nasams-stefancuk-vidvidav-pidpriemstvo-u-norvegii.html" text:style-name="Internet_20_link" text:visited-style-name="Visited_20_Internet_20_Link">
https://www.ukrinform.ua/rubric-ato/3710971-v-ukraini-skoro-bude-bilse-sistem-nasams-stefancuk-vidvidav-pidpriemstvo-u-norvegii.html</text:a>
</text:p>
      <!--NEWS-->
      <text:h text:style-name="P10" text:outline-level="1">
<text:span text:style-name="T4">
На Хмельниччині внаслідок обстрілів пошкоджені розподільчі електромережі</text:span>
</text:h>
      <text:p text:style-name="P4">
Authors: Ukrinform (Person)</text:p>
      <text:p text:style-name="P4">
Publisher: Укринформ (Organization)</text:p>
      <text:p text:style-name="P4">
Published Time: 2023-05-18T15:19:47+03:00</text:p>
      <text:p text:style-name="P4">
Modified Time: 2023-05-18T15:19:47+03:00</text:p>
      <text:p text:style-name="P4">
Description: На Хмельниччині внаслідок ранкових російських обстрілів частково пошкоджені кілька ділянок розподільчих мереж, знеструмлені три населені пункти. — Укрінформ.</text:p>
      <text:p text:style-name="P4">
Images: ["<text:a xlink:type="simple" xlink:href="https://static.ukrinform.com/photos/2023_02/thumb_files/630_360_1677090548-641.jpg" text:style-name="Internet_20_link" text:visited-style-name="Visited_20_Internet_20_Link">
630_360_16770...</text:a>
"]</text:p>
      <text:p text:style-name="P4">
Tags: ['Електроенергія', 'Хмельниччина', 'Ракетний удар']</text:p>
      <text:p text:style-name="P4">
Type: Article</text:p>
      <!--METADATA-->
      <text:p text:style-name="P4">
<draw:frame draw:style-name="fr1" draw:name="Image179" text:anchor-type="as-char" svg:width="6.9236in" svg:height="3.956343in" draw:z-index="0">
<draw:image xlink:href="../Images/yкринформ/2023-05-18T15-19-47-03-00/630_360_1677090548-641.jpg" xlink:type="simple" xlink:show="embed" xlink:actuate="onLoad" draw:mime-type="image/jpeg"/>
</draw:frame>
 НаХмельниччині внаслідок ранкових російських обстрілів частково пошкодженікілька ділянок розподільчих мереж, знеструмлені три населені пункти.</text:p>
      <text:p text:style-name="P4">
Про це повідомила в <text:a xlink:type="simple" xlink:href="http://t.me/khmelnytskoblenergo/133" text:style-name="Internet_20_link" text:visited-style-name="Visited_20_Internet_20_Link">
 </text:a>
 пресслужбаХмельницькобленерго, передає Укрінформ.</text:p>
      <text:p text:style-name="P4">
“Внаслідок нічної атаки відбулось часткове пошкодження кількох ділянокрозподільчих мереж Хмельницького району”, - йдеться в повідомленні.</text:p>
      <text:p text:style-name="P4">
Зазначається, що після перевірки місцевості та отримання дозволу від фахівців<text:a xlink:type="simple" xlink:href="https://www.ukrinform.ua/tag-dsns" text:style-name="Internet_20_link" text:visited-style-name="Visited_20_Internet_20_Link">
 </text:a>
 енергетики почали аварійно-відновлювальні роботи. Оскільки пошкодження не дуже складні, електроенергіюспоживачам трьох знеструмлених сіл буде відновлено до кінця робочого дня.</text:p>
      <text:p text:style-name="P4">
<text:span text:style-name="T4">
Читайте також:</text:span>
 <text:a xlink:type="simple" xlink:href="https://www.ukrinform.ua/rubric-regions/3710732-na-mikolaivsini-vnaslidok-raketnogo-obstrilu-rf-vinikla-pozeza-na-pidpriemstvi.html" text:style-name="Internet_20_link" text:visited-style-name="Visited_20_Internet_20_Link">
 <text:span text:style-name="T4">
обстріл</text:span>
 </text:a>
</text:p>
      <text:p text:style-name="P4">
Як <text:a xlink:type="simple" xlink:href="https://www.ukrinform.ua/rubric-ato/3710745-zagarbniki-vlucili-v-obekt-infrastrukturi-na-hmelniccini.html" text:style-name="Internet_20_link" text:visited-style-name="Visited_20_Internet_20_Link">
 </text:a>
 Укрінформ, російські війська вранці 18травня завдали удару по Хмельницькій області та влучили в об'єктінфраструктури.</text:p>
      <text:p text:style-name="P4">
Source: <text:a xlink:type="simple" xlink:href="https://www.ukrinform.ua/rubric-regions/3710972-na-hmelniccini-vnaslidok-obstriliv-poskodzeni-rozpodilci-elektromerezi.html" text:style-name="Internet_20_link" text:visited-style-name="Visited_20_Internet_20_Link">
https://www.ukrinform.ua/rubric-regions/3710972-na-hmelniccini-vnaslidok-obstriliv-poskodzeni-rozpodilci-elektromerezi.html</text:a>
</text:p>
      <!--NEWS-->
      <text:h text:style-name="P10" text:outline-level="1">
<text:span text:style-name="T4">
Адвокат стверджує, що зі слідством співпрацював під прикриттям давній знайомий Князєва</text:span>
</text:h>
      <text:p text:style-name="P4">
Authors: Ukrinform (Person)</text:p>
      <text:p text:style-name="P4">
Publisher: Укринформ (Organization)</text:p>
      <text:p text:style-name="P4">
Published Time: 2023-05-18T15:22:00+03:00</text:p>
      <text:p text:style-name="P4">
Modified Time: 2023-05-18T15:22:00+03:00</text:p>
      <text:p text:style-name="P4">
Description: У справі про хабар у розмірі 2,7 млн дол. з Національним антикорупційним бюро співпрацював давній знайомий ексголови Верховного Суду Всеволода Князєва Кирило Горбуров. — Укрінформ.</text:p>
      <text:p text:style-name="P4">
Images: ["<text:a xlink:type="simple" xlink:href="https://static.ukrinform.com/photos/2023_05/thumb_files/630_360_1684399738-474.jpg" text:style-name="Internet_20_link" text:visited-style-name="Visited_20_Internet_20_Link">
630_360_16843...</text:a>
"]</text:p>
      <text:p text:style-name="P4">
Tags: ['Адвокат', 'Князєв', 'Верховний Суд']</text:p>
      <text:p text:style-name="P4">
Type: Article</text:p>
      <!--METADATA-->
      <text:p text:style-name="P4">
<draw:frame draw:style-name="fr1" draw:name="Image180" text:anchor-type="as-char" svg:width="6.9236in" svg:height="3.956343in" draw:z-index="0">
<draw:image xlink:href="../Images/yкринформ/2023-05-18T15-22-00-03-00/630_360_1684399738-474.jpg" xlink:type="simple" xlink:show="embed" xlink:actuate="onLoad" draw:mime-type="image/jpeg"/>
</draw:frame>
 У справіпро хабар у розмірі 2,7 млн дол. з Національним антикорупційним бюроспівпрацював давній знайомий ексголови Верховного Суду Всеволода КнязєваКирило Горбуров.</text:p>
      <text:p text:style-name="P4">
Про це заявив адвокат Князєва під час засідання Вищої ради правосуддя, передаєкореспондент Укрінформу.</text:p>
      <text:p text:style-name="P4">
За словами захисника, Князєву інкримінують створення організованої злочинноїгрупи, до якої, за даними слідства, входило троє осіб: сам ексголова ВС,адвокат Олег Горецький і довірена особа на ім'я Кирило Горбуров. Слідствоповідомило про підозри Князєву і Горецькому, однак Горбурову обвинувачення невисунуті.</text:p>
      <text:p text:style-name="P4">
"Горбуров - це особа, яка співпрацювала зі слідством під прикриттям. Він бувзалучений до конфіденційного співробітництва", - сказав адвокат.</text:p>
      <text:p text:style-name="P4">
<text:span text:style-name="T4">
Читайте також:</text:span>
 <text:a xlink:type="simple" xlink:href="https://www.ukrinform.ua/rubric-society/3710957-pid-cas-obsukiv-ne-vdalosa-znajti-blizko-miljona-dolariv-iz-habara-knazevu-prokuror.html" text:style-name="Internet_20_link" text:visited-style-name="Visited_20_Internet_20_Link">
 <text:span text:style-name="T4">
Княз</text:span>
 </text:a>
</text:p>
      <text:p text:style-name="P4">
На його думку, Горбуров вчинив провокацію щодо ексголови ВС.</text:p>
      <text:p text:style-name="P4">
За словами адвоката, Князєв був знайомий з Горбуровим з 2007 року, ще коли живу <text:a xlink:type="simple" xlink:href="https://www.ukrinform.ua/tag-mikolaiv" text:style-name="Internet_20_link" text:visited-style-name="Visited_20_Internet_20_Link">
 </text:a>
 .</text:p>
      <text:p text:style-name="P4">
Чоловік на ім'я Кирило Горбуров був депутатом Миколаївської міськради. Заданими ЗМІ, Кирило Горбуров - кум Князєва.</text:p>
      <text:p text:style-name="P4">
Як повідомляв Укрінформ,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Правоохоронці затримали Голову ВС Князєва та вилучили 2,7 млн дол.</text:p>
      <text:p text:style-name="P4">
16 травня під час пленуму Верховного Суду <text:a xlink:type="simple" xlink:href="https://www.ukrinform.ua/rubric-society/3710076-suddi-verhovnogo-sudu-progolosuvali-za-vislovlenna-nedoviri-knazevu.html" text:style-name="Internet_20_link" text:visited-style-name="Visited_20_Internet_20_Link">
 </text:a>
 недовіри чинному Голові ВС Князєву. Судді також ухвалилипостанову пленуму ВС про припинення його повноважень як голови ВС.</text:p>
      <text:p text:style-name="P4">
<text:span text:style-name="T4">
Читайте також:</text:span>
 <text:a xlink:type="simple" xlink:href="https://www.ukrinform.ua/rubric-society/3710948-sap-napravila-do-sudu-klopotanna-pro-arest-i-zastavu-dla-knazeva.html" text:style-name="Internet_20_link" text:visited-style-name="Visited_20_Internet_20_Link">
 <text:span text:style-name="T4">
Князєв</text:span>
 </text:a>
</text:p>
      <text:p text:style-name="P4">
17 травня Вищий антикорупційний суд відмовився задовольнити скаргу захистуКнязєва на його затримання.</text:p>
      <text:p text:style-name="P4">
18 травня Вища рада правосуддя задовольнила подання Спеціалізованоїантикорупційної прокуратури про надання дозволу на утримання під вартоюексголови Верховного Суду.</text:p>
      <text:p text:style-name="P4">
Князєв справу щодо нього назвав "помстою".</text:p>
      <text:p text:style-name="P4">
Source: <text:a xlink:type="simple" xlink:href="https://www.ukrinform.ua/rubric-society/3710974-advokat-stverdzue-so-zi-slidstvom-spivpracuvav-pid-prikrittam-davnij-znajomij-knazeva.html" text:style-name="Internet_20_link" text:visited-style-name="Visited_20_Internet_20_Link">
https://www.ukrinform.ua/rubric-society/3710974-advokat-stverdzue-so-zi-slidstvom-spivpracuvav-pid-prikrittam-davnij-znajomij-knazeva.html</text:a>
</text:p>
      <!--NEWS-->
      <text:h text:style-name="P10" text:outline-level="1">
<text:span text:style-name="T4">
Ястремська програла Паоліні на турнірі WTA у Флоренції</text:span>
</text:h>
      <text:p text:style-name="P4">
Authors: Ukrinform (Person)</text:p>
      <text:p text:style-name="P4">
Publisher: Укринформ (Organization)</text:p>
      <text:p text:style-name="P4">
Published Time: 2023-05-18T15:24:23+03:00</text:p>
      <text:p text:style-name="P4">
Modified Time: 2023-05-18T15:24:23+03:00</text:p>
      <text:p text:style-name="P4">
Description: Українська тенісистка Даяна Ястремська зупинилася у другому раунді турніру (WTA) в італійському місті Флоренція із призовим фондом $115 тис. — Укрінформ.</text:p>
      <text:p text:style-name="P4">
Images: ["<text:a xlink:type="simple" xlink:href="https://static.ukrinform.com/photos/2023_05/thumb_files/630_360_1684402895-932.jpeg" text:style-name="Internet_20_link" text:visited-style-name="Visited_20_Internet_20_Link">
630_360_16844...</text:a>
"]</text:p>
      <text:p text:style-name="P4">
Tags: ['Теніс', 'Збірна України', 'Жінки', 'Даяна Ястремська']</text:p>
      <text:p text:style-name="P4">
Type: Article</text:p>
      <!--METADATA-->
      <text:p text:style-name="P4">
<draw:frame draw:style-name="fr1" draw:name="Image181" text:anchor-type="as-char" svg:width="6.9236in" svg:height="3.956343in" draw:z-index="0">
<draw:image xlink:href="../Images/yкринформ/2023-05-18T15-24-23-03-00/630_360_1684402895-932.jpeg" xlink:type="simple" xlink:show="embed" xlink:actuate="onLoad" draw:mime-type="image/jpeg"/>
</draw:frame>
Українська тенісистка Даяна Ястремська зупинилася у другому раунді турніру(WTA) в італійському місті Флоренція із призовим фондом $115 тис.</text:p>
      <text:p text:style-name="P4">
Даяна (№158 WTA) у трьої сетах поступилася 65-й «ракетці» світу Ясмін Паолініз Італії - 5:7, 6:4, 3:6, передає Укрінформ.</text:p>
      <text:p text:style-name="P4">
Суперниці провели на корті 2 години 28 хвилин.</text:p>
      <text:p text:style-name="P4">
Турнір у Флоренції триватиме до 21 травня.</text:p>
      <text:p text:style-name="P4">
<text:span text:style-name="T4">
Читайте також:</text:span>
 <text:a xlink:type="simple" xlink:href="https://www.ukrinform.ua/rubric-sports/3710174-astremska-probilasa-do-18-finalu-turniru-wta-u-florencii.html" text:style-name="Internet_20_link" text:visited-style-name="Visited_20_Internet_20_Link">
 <text:span text:style-name="T4">
Ястремська</text:span>
 </text:a>
</text:p>
      <text:p text:style-name="P4">
Наступного тижня Ястремська стартує у кваліфікації Відкритого чемпіонатуФранції.</text:p>
      <text:p text:style-name="P4">
Фото: btu.org.ua.</text:p>
      <text:p text:style-name="P4">
Source: <text:a xlink:type="simple" xlink:href="https://www.ukrinform.ua/rubric-sports/3710975-astremska-prograla-paolini-na-turniri-wta-u-florencii.html" text:style-name="Internet_20_link" text:visited-style-name="Visited_20_Internet_20_Link">
https://www.ukrinform.ua/rubric-sports/3710975-astremska-prograla-paolini-na-turniri-wta-u-florencii.html</text:a>
</text:p>
      <!--NEWS-->
      <text:h text:style-name="P10" text:outline-level="1">
<text:span text:style-name="T4">
Томас Бах: Хочемо, щоб спортсмени з усіх 206 національних комітетів МОК могли брати участь в Олімпійських іграх</text:span>
</text:h>
      <text:p text:style-name="P4">
Authors: Ukrinform (Person)</text:p>
      <text:p text:style-name="P4">
Publisher: Укринформ (Organization)</text:p>
      <text:p text:style-name="P4">
Published Time: 2023-05-18T15:24:41+03:00</text:p>
      <text:p text:style-name="P4">
Modified Time: 2023-05-18T15:24:41+03:00</text:p>
      <text:p text:style-name="P4">
Description:  Президент Міжнародного олімпійського комітету (МОК) під час виступу у Софії на честь 100-річчя НОК Болгарії висловив сподівання, що представники усіх національних комітетів зможуть взяти участь у Олімпіаді в Парижі. — Укрінформ.</text:p>
      <text:p text:style-name="P4">
Images: ["<text:a xlink:type="simple" xlink:href="https://static.ukrinform.com/photos/2023_05/thumb_files/630_360_1684412513-447.jpg" text:style-name="Internet_20_link" text:visited-style-name="Visited_20_Internet_20_Link">
630_360_16844...</text:a>
"]</text:p>
      <text:p text:style-name="P4">
Tags: ['МОК', 'Олімпіада', 'Олімпійські ігри']</text:p>
      <text:p text:style-name="P4">
Type: Article</text:p>
      <!--METADATA-->
      <text:p text:style-name="P4">
<draw:frame draw:style-name="fr1" draw:name="Image182" text:anchor-type="as-char" svg:width="6.9236in" svg:height="3.956343in" draw:z-index="0">
<draw:image xlink:href="../Images/yкринформ/2023-05-18T15-24-41-03-00/630_360_1684412513-447.jpg" xlink:type="simple" xlink:show="embed" xlink:actuate="onLoad" draw:mime-type="image/jpeg"/>
</draw:frame>
 ПрезидентМіжнародного олімпійського комітету (МОК) під час виступу у Софії на честь100-річчя НОК Болгарії висловив сподівання, що представники усіх національнихкомітетів зможуть взяти участь у Олімпіаді в Парижі.</text:p>
      <text:p text:style-name="P4">
Про це <text:a xlink:type="simple" xlink:href="https://www.insidethegames.biz/articles/1137089/bach-hints-russia-inclusion-paris-2024" text:style-name="Internet_20_link" text:visited-style-name="Visited_20_Internet_20_Link">
 </text:a>
 Inside the Games, передає Укрінформ.</text:p>
      <text:p text:style-name="P4">
«Рекомендація МОК полягає в тому, щоб спортсменам усіх країн було дозволенобрати участь у кваліфікаційних змаганнях, які вже відбуваються. Сподіваюся, щобагато федерацій приймуть наші рекомендації. Я щасливий, що отримав підтримкув цьому питанні від президента Болгарії Румена Радева. Він, як і ми, хоче, щобспортсмени з усіх 206 національних комітетів МОК могли брати участь вОлімпійських іграх», - сказав Бах.</text:p>
      <text:p text:style-name="P4">
<text:span text:style-name="T4">
Читайте також:</text:span>
 <text:a xlink:type="simple" xlink:href="https://www.ukrinform.ua/rubric-sports/3705960-tomas-bah-mi-dokladaemo-vsi-zusilla-sob-vikonati-misiu-sodo-povernenna-rosian-i-bilorusiv-do-miznarodnih-zmagan.html" text:style-name="Internet_20_link" text:visited-style-name="Visited_20_Internet_20_Link">
 <text:span text:style-name="T4">
Томас</text:span>
 <text:span text:style-name="T4">
Бах</text:span>
 </text:a>
</text:p>
      <text:p text:style-name="P4">
Як повідомляв Укрінформ, наприкінці січня МОК оголосив про намір повернутиспортсменів з росії та білорусі до виступів на міжнародних змаганнях піднейтральним прапором.</text:p>
      <text:p text:style-name="P4">
<text:a xlink:type="simple" xlink:href="https://www.ukrinform.ua/rubric-sports/3695638-minmolodsportu-pidgotuvalo-oficijnij-nakaz-pro-bojkot-zmagan-z-rosijskimi-ta-biloruskimi-sportsmenami.html" text:style-name="Internet_20_link" text:visited-style-name="Visited_20_Internet_20_Link">
 </text:a>
 України з цього приводу незмінна: допоки в Україні триваєвійна, країни-агресорки не мають бути допущені до змагань у будь-якомустатусі, навіть під нейтральним прапором. У разі допуску росіян та білорусівукраїнська збірна може бойкотувати Олімпіаду.</text:p>
      <text:p text:style-name="P4">
Фото: Getty Images</text:p>
      <text:p text:style-name="P4">
Source: <text:a xlink:type="simple" xlink:href="https://www.ukrinform.ua/rubric-sports/3710977-tomas-bah-hocemo-sob-sportsmeni-z-usih-206-nacionalnih-komitetiv-mok-mogli-brati-ucast-v-olimpijskih-igrah.html" text:style-name="Internet_20_link" text:visited-style-name="Visited_20_Internet_20_Link">
https://www.ukrinform.ua/rubric-sports/3710977-tomas-bah-hocemo-sob-sportsmeni-z-usih-206-nacionalnih-komitetiv-mok-mogli-brati-ucast-v-olimpijskih-igrah.html</text:a>
</text:p>
      <!--NEWS-->
      <text:h text:style-name="P10" text:outline-level="1">
<text:span text:style-name="T4">
Україна та США обговорили план відновлення і захисту енергетики до наступної зими</text:span>
</text:h>
      <text:p text:style-name="P4">
Authors: Ukrinform (Person)</text:p>
      <text:p text:style-name="P4">
Publisher: Укринформ (Organization)</text:p>
      <text:p text:style-name="P4">
Published Time: 2023-05-18T15:27:00+03:00</text:p>
      <text:p text:style-name="P4">
Modified Time: 2023-05-18T15:27:00+03:00</text:p>
      <text:p text:style-name="P4">
Description: Україна та США обговорили прозорість використання наданої прямої бюджетної допомоги від США та потреби на відновлення України, зокрема, в енергетичному секторі. — Укрінформ.</text:p>
      <text:p text:style-name="P4">
Images: ["<text:a xlink:type="simple" xlink:href="https://static.ukrinform.com/photos/2023_05/thumb_files/630_360_1684412680-669.jpg" text:style-name="Internet_20_link" text:visited-style-name="Visited_20_Internet_20_Link">
630_360_16844...</text:a>
", "<text:a xlink:type="simple" xlink:href="https://static.ukrinform.com/photos/2023_05/1684412680-802.jpg" text:style-name="Internet_20_link" text:visited-style-name="Visited_20_Internet_20_Link">
1684412680-80...</text:a>
", "<text:a xlink:type="simple" xlink:href="https://static.ukrinform.com/photos/2023_05/1684412680-508.jpg" text:style-name="Internet_20_link" text:visited-style-name="Visited_20_Internet_20_Link">
1684412680-50...</text:a>
"]</text:p>
      <text:p text:style-name="P4">
Tags: ['Енергетика', 'Мінфін', 'США', 'допомога', 'Війна з Росією', 'Відбудова']</text:p>
      <text:p text:style-name="P4">
Type: Article</text:p>
      <!--METADATA-->
      <text:p text:style-name="P4">
<draw:frame draw:style-name="fr1" draw:name="Image183" text:anchor-type="as-char" svg:width="6.9236in" svg:height="3.956343in" draw:z-index="0">
<draw:image xlink:href="../Images/yкринформ/2023-05-18T15-27-00-03-00/630_360_1684412680-669.jpg" xlink:type="simple" xlink:show="embed" xlink:actuate="onLoad" draw:mime-type="image/jpeg"/>
</draw:frame>
 Україна таСША обговорили прозорість використання наданої прямої бюджетної допомоги відСША та потреби на відновлення України, зокрема, в енергетичному секторі.</text:p>
      <text:p text:style-name="P4">
Як повідомляє Укрінформ із посиланням на <text:a xlink:type="simple" xlink:href="https://www.mof.gov.ua/uk/news/sergii_marchenko_met_with_the_us_deputy_secretary_of_state-4008" text:style-name="Internet_20_link" text:visited-style-name="Visited_20_Internet_20_Link">
</text:a>
, про це йшлося під час зустрічі міністра фінансів України Сергія Марченка тазаступника Державного секретаря Сполучених Штатів Америки з питань управлінняі ресурсів Річарда Верми.</text:p>
      <text:p text:style-name="P4">
“Завдяки прямій бюджетній підтримці Сполучених Штатів, ми продовжуємозабезпечувати стійке державне управління в Україні та частково компенсуватисоціальні й гуманітарні видатки держбюджету. Окрім нагальних соціальних потребдержбюджету, ми також зосереджуємо увагу наших партнерів на швидкомувідновленні України, що має розпочатися вже цьогоріч”, - сказав Марченко.</text:p>
      <text:p text:style-name="P4">
<draw:frame draw:style-name="fr1" draw:name="Image184" text:anchor-type="as-char" svg:width="6.9236in" svg:height="4.923449in" draw:z-index="0">
<draw:image xlink:href="../Images/yкринформ/2023-05-18T15-27-00-03-00/1684412680-802.jpg" xlink:type="simple" xlink:show="embed" xlink:actuate="onLoad" draw:mime-type="image/jpeg"/>
</draw:frame>
</text:p>
      <text:p text:style-name="P4">
Під час зустрічі сторони обговорили економічну допомогу та план відновленняУкраїни. Увага зосереджувалася на двох сферах допомоги США для потреб швидкоговідновлення. Перше - забезпечення безпеки енергетичної системи напередоднінаступної зими, відновлення, децентралізація та запровадження “зелених”стандартів енергетичного сектору. Друге - економічна допомога для сприянняторговельній переорієнтації України на ЄС, а також повернення економічногозростання після спаду на 30% у 2022 році.</text:p>
      <text:p text:style-name="P4">
<text:span text:style-name="T4">
Читайте також:</text:span>
 <text:a xlink:type="simple" xlink:href="https://www.ukrinform.ua/rubric-economy/3710107-ukraina-gotue-energosistemu-do-zimi-z-urahuvannam-mozlivih-vijskovih-zagroz-galusenko.html" text:style-name="Internet_20_link" text:visited-style-name="Visited_20_Internet_20_Link">
 </text:a>
</text:p>
      <text:p text:style-name="P4">
Марченко також наголосив на необхідності створення сприятливих умов длязалучення приватних інвестицій.</text:p>
      <text:p text:style-name="P4">
<draw:frame draw:style-name="fr1" draw:name="Image185" text:anchor-type="as-char" svg:width="6.9236in" svg:height="4.429822in" draw:z-index="0">
<draw:image xlink:href="../Images/yкринформ/2023-05-18T15-27-00-03-00/1684412680-508.jpg" xlink:type="simple" xlink:show="embed" xlink:actuate="onLoad" draw:mime-type="image/jpeg"/>
</draw:frame>
</text:p>
      <text:p text:style-name="P4">
"Наразі уряд України працює над створенням “здорового” середовища дляінвестицій приватного сектору. Це буде підкріплено належним урядуванням,верховенством права та зусиллями у боротьбі з корупцією. Україна зацікавлена взаохоченні приватних інвестицій у сфери оборони, сільського господарства, ІТ,відновлюваної енергетики, видобутку і зберігання газу, логістики табудівництва", - наголосив міністр фінансів.</text:p>
      <text:p text:style-name="P4">
Як повідомляв Укрінформ, у вересні <text:a xlink:type="simple" xlink:href="https://www.ukrinform.ua/tag-ssa" text:style-name="Internet_20_link" text:visited-style-name="Visited_20_Internet_20_Link">
 </text:a>
планують оголосити пакет допомоги Україні на 2024 рік. Розглядається пакетдопомоги на 60 млрд дол.</text:p>
      <text:p text:style-name="P4">
<text:span text:style-name="T5">
Фото: Мінфін України</text:span>
</text:p>
      <text:p text:style-name="P4">
Source: <text:a xlink:type="simple" xlink:href="https://www.ukrinform.ua/rubric-vidbudova/3710979-ukraina-ta-ssa-obgovorili-plan-vidnovlenna-i-zahistu-energetiki-do-nastupnoi-zimi.html" text:style-name="Internet_20_link" text:visited-style-name="Visited_20_Internet_20_Link">
https://www.ukrinform.ua/rubric-vidbudova/3710979-ukraina-ta-ssa-obgovorili-plan-vidnovlenna-i-zahistu-energetiki-do-nastupnoi-zimi.html</text:a>
</text:p>
      <!--NEWS-->
      <text:h text:style-name="P10" text:outline-level="1">
<text:span text:style-name="T4">
Росіяни завдали удару по селу Циркуни на Харківщині</text:span>
</text:h>
      <text:p text:style-name="P4">
Authors: Ukrinform (Person)</text:p>
      <text:p text:style-name="P4">
Publisher: Укринформ (Organization)</text:p>
      <text:p text:style-name="P4">
Published Time: 2023-05-18T15:29:00+03:00</text:p>
      <text:p text:style-name="P4">
Modified Time: 2023-05-18T15:29:00+03:00</text:p>
      <text:p text:style-name="P4">
Description: Росіяни завдали удару по селу Циркуни, під завалами будинку можуть перебувати люд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щина', 'Війна з Росією', 'Ракетний удар']</text:p>
      <text:p text:style-name="P4">
Type: Article</text:p>
      <!--METADATA-->
      <text:p text:style-name="P4">
<draw:frame draw:style-name="fr1" draw:name="Image186" text:anchor-type="as-char" svg:width="6.9236in" svg:height="3.956343in" draw:z-index="0">
<draw:image xlink:href="../Images/yкринформ/2023-05-18T15-29-00-03-00/630_360_1538997483-946.jpg" xlink:type="simple" xlink:show="embed" xlink:actuate="onLoad" draw:mime-type="image/jpeg"/>
</draw:frame>
 Росіянизавдали удару по селу Циркуни, під завалами будинку можуть перебувати люди.</text:p>
      <text:p text:style-name="P4">
Як передає Укрінформ, про це в <text:a xlink:type="simple" xlink:href="https://t.me/synegubov/6218" text:style-name="Internet_20_link" text:visited-style-name="Visited_20_Internet_20_Link">
 </text:a>
 повідомивголова Харківської ОДА Олег Синєгубов.</text:p>
      <text:p text:style-name="P4">
“За попередньою інформацією, «приліт» був у с. Циркуни Харківського району.Зафіксовано влучання у приватний житловий будинок. Під завалами можеперебувати людина”, - уточнив він.</text:p>
      <text:p text:style-name="P4">
На місці працюють всі екстрені служби. Дані уточнюються.</text:p>
      <text:p text:style-name="P4">
<text:span text:style-name="T4">
Читайте також:</text:span>
 <text:a xlink:type="simple" xlink:href="https://www.ukrinform.ua/rubric-regions/3710863-za-dobu-vid-atak-rosian-postrazdali-16-regioniv-zvedenna-ova.html" text:style-name="Internet_20_link" text:visited-style-name="Visited_20_Internet_20_Link">
 </text:a>
</text:p>
      <text:p text:style-name="P4">
Минулої ночі ворог завдав ракетного удару, попередньо із ЗРК С-300, по с.Циркуни Харківського району. Ракета влучила в землю. Попередньо, обійшлося безжертв та масштабних руйнувань. Пошкоджено приватний автомобіль.</text:p>
      <text:p text:style-name="P4">
За минулу добу ворог обстріляв щонайменше 20 населених пунктів Харківського,Куп'янського та Чугуївського районів області.</text:p>
      <text:p text:style-name="P4">
У районах Масютівки, Кислівки та Першотравневого окупанти використовувалибойову авіацію.</text:p>
      <text:p text:style-name="P4">
Внаслідок двох <text:a xlink:type="simple" xlink:href="https://www.ukrinform.ua/tag-obstril" text:style-name="Internet_20_link" text:visited-style-name="Visited_20_Internet_20_Link">
 </text:a>
 с. НовоосиновеКуп'янського району сталися лісові пожежі.</text:p>
      <text:p text:style-name="P4">
Source: <text:a xlink:type="simple" xlink:href="https://www.ukrinform.ua/rubric-ato/3710984-rosiani-zavdali-udaru-po-selu-cvirkuni-na-harkivsini.html" text:style-name="Internet_20_link" text:visited-style-name="Visited_20_Internet_20_Link">
https://www.ukrinform.ua/rubric-ato/3710984-rosiani-zavdali-udaru-po-selu-cvirkuni-na-harkivsini.html</text:a>
</text:p>
      <!--NEWS-->
      <text:h text:style-name="P10" text:outline-level="1">
<text:span text:style-name="T4">
Снігур вийшла до чвертьфіналу 60-тисячника ITF у Франції</text:span>
</text:h>
      <text:p text:style-name="P4">
Authors: Ukrinform (Person)</text:p>
      <text:p text:style-name="P4">
Publisher: Укринформ (Organization)</text:p>
      <text:p text:style-name="P4">
Published Time: 2023-05-18T15:34:00+03:00</text:p>
      <text:p text:style-name="P4">
Modified Time: 2023-05-18T15:34:00+03:00</text:p>
      <text:p text:style-name="P4">
Description: Українка перемогла Кетлін Канєв із Німеччини. — Укрінформ.</text:p>
      <text:p text:style-name="P4">
Images: ["<text:a xlink:type="simple" xlink:href="https://static.ukrinform.com/photos/2023_05/thumb_files/630_360_1684413145-514.jpeg" text:style-name="Internet_20_link" text:visited-style-name="Visited_20_Internet_20_Link">
630_360_16844...</text:a>
"]</text:p>
      <text:p text:style-name="P4">
Tags: ['Теніс']</text:p>
      <text:p text:style-name="P4">
Type: Article</text:p>
      <!--METADATA-->
      <text:p text:style-name="P4">
<draw:frame draw:style-name="fr1" draw:name="Image187" text:anchor-type="as-char" svg:width="6.9236in" svg:height="3.956343in" draw:z-index="0">
<draw:image xlink:href="../Images/yкринформ/2023-05-18T15-34-00-03-00/630_360_1684413145-514.jpeg" xlink:type="simple" xlink:show="embed" xlink:actuate="onLoad" draw:mime-type="image/jpeg"/>
</draw:frame>
 Українкаперемогла Кетлін Канєв із Німеччини.</text:p>
      <text:p text:style-name="P4">
Українська тенісистка Дар'я Снігур (№169 WTA) здобула ще одну перемогу на60-тисячнику ITF у Франції, передає Укрінформ.</text:p>
      <text:p text:style-name="P4">
У другому раунді основи четверта сіяна українка в трьох партіях здолала КетлінКанєв із Німеччини, яка починала боротьбу в кваліфікації - 6:3, 3:6, 6:3.</text:p>
      <text:p text:style-name="P4">
У матчі першого раунду Снігур у двох сетах переграла француженку Ясмін Мансурі(№487 WTA), яка також стартувала у кваліфікації.</text:p>
      <text:p text:style-name="P4">
У наступному раунді суперницею тенісистки з України стане Люсі Нгуєн Там ізФранції (№387 WTA).</text:p>
      <text:p text:style-name="P4">
Турнір у Сен-Годан триватиме до 21 травня.</text:p>
      <text:p text:style-name="P4">
<text:span text:style-name="T4">
Читайте також:</text:span>
 <text:a xlink:type="simple" xlink:href="https://www.ukrinform.ua/rubric-sports/3710975-astremska-prograla-paolini-na-turniri-wta-u-florencii.html" text:style-name="Internet_20_link" text:visited-style-name="Visited_20_Internet_20_Link">
 <text:span text:style-name="T4">
Ястремська</text:span>
 </text:a>
</text:p>
      <text:p text:style-name="P4">
Як повідомляв Укрінформ, Даяна Ястремська поступилась у трьох сетахпоступилася 65-й «ракетці» світу Ясмін Паоліні з Італії у другому раундітурніру (WTA) в італійському місті Флоренція.</text:p>
      <text:p text:style-name="P4">
Фото: btu.org.ua</text:p>
      <text:p text:style-name="P4">
Source: <text:a xlink:type="simple" xlink:href="https://www.ukrinform.ua/rubric-sports/3710982-snigur-vijsla-v-cvertfinal-60tisacnika-itf-u-francii.html" text:style-name="Internet_20_link" text:visited-style-name="Visited_20_Internet_20_Link">
https://www.ukrinform.ua/rubric-sports/3710982-snigur-vijsla-v-cvertfinal-60tisacnika-itf-u-francii.html</text:a>
</text:p>
      <!--NEWS-->
      <text:h text:style-name="P10" text:outline-level="1">
<text:span text:style-name="T4">
President Zelensky created Council on liberation of Crimea</text:span>
</text:h>
      <text:p text:style-name="P4">
Authors: liveuamap (Language: en)</text:p>
      <text:p text:style-name="P4">
Time: 2023-05-18T15:43:47</text:p>
      <text:p text:style-name="P4">
Location: Kyiv, Kyiv city (Latitude:50.44426 Longtitude:30.52914)</text:p>
      <text:p text:style-name="P4">
Videos: []</text:p>
      <text:p text:style-name="P4">
Images: ["<text:a xlink:type="simple" xlink:href="https://liveuamap.com/pics/2023/05/18/22563809_0.jpg" text:style-name="Internet_20_link" text:visited-style-name="Visited_20_Internet_20_Link">
22563809_0.jpg</text:a>
"]</text:p>
      <text:p text:style-name="P4">
Tags: []</text:p>
      <text:p text:style-name="P4">
ID: 22563809</text:p>
      <!--METADATA-->
      <text:p text:style-name="P4">
President Zelensky created Council on liberation of Crimea</text:p>
      <text:p text:style-name="P4">
<draw:frame draw:style-name="fr1" draw:name="Image188" text:anchor-type="as-char" svg:width="6.9236in" svg:height="4.83989in" draw:z-index="0">
<draw:image xlink:href="../Images/liveuamap/2023-05-18T15-43-47/22563809_0.jpg" xlink:type="simple" xlink:show="embed" xlink:actuate="onLoad" draw:mime-type="image/jpeg"/>
</draw:frame>
</text:p>
      <text:p text:style-name="P4">
News Collection Link: <text:a xlink:type="simple" xlink:href="https://liveuamap.com/en/2023/18-may-president-zelensky-created-council-on-liberation-of" text:style-name="Internet_20_link" text:visited-style-name="Visited_20_Internet_20_Link">
https://liveuamap.com/en/2023/18-may-president-zelensky-created-council-on-liberation-of</text:a>
</text:p>
      <text:p text:style-name="P4">
Source: <text:a xlink:type="simple" xlink:href="https://t.me/operativnoZSU/96923" text:style-name="Internet_20_link" text:visited-style-name="Visited_20_Internet_20_Link">
https://t.me/operativnoZSU/96923</text:a>
</text:p>
      <!--NEWS-->
      <text:h text:style-name="P10" text:outline-level="1">
<text:span text:style-name="T4">
Японський госпіталь вперше прийме іноземних бійців - на лікування їдуть воїни ЗСУ</text:span>
</text:h>
      <text:p text:style-name="P4">
Authors: Ukrinform (Person)</text:p>
      <text:p text:style-name="P4">
Publisher: Укринформ (Organization)</text:p>
      <text:p text:style-name="P4">
Published Time: 2023-05-18T15:49:00+03:00</text:p>
      <text:p text:style-name="P4">
Modified Time: 2023-05-18T15:49:00+03:00</text:p>
      <text:p text:style-name="P4">
Description: Міністр оборони Японії Ясукадзу Хамада заявив у четвер, що двоє поранених військовослужбовців Збройних сил України пройдуть лікування в японському госпіталі на початку наступного місяця. — Укрінформ.</text:p>
      <text:p text:style-name="P4">
Images: ["<text:a xlink:type="simple" xlink:href="https://static.ukrinform.com/photos/2023_05/thumb_files/630_360_1684414282-798.jpg" text:style-name="Internet_20_link" text:visited-style-name="Visited_20_Internet_20_Link">
630_360_16844...</text:a>
", "<text:a xlink:type="simple" xlink:href="https://static.ukrinform.com/photos/2023_05/1684414224-821.png" text:style-name="Internet_20_link" text:visited-style-name="Visited_20_Internet_20_Link">
1684414224-82...</text:a>
"]</text:p>
      <text:p text:style-name="P4">
Tags: ['Японія', 'Поранені', 'Військові', 'Війна з Росією']</text:p>
      <text:p text:style-name="P4">
Type: Article</text:p>
      <!--METADATA-->
      <text:p text:style-name="P4">
<draw:frame draw:style-name="fr1" draw:name="Image189" text:anchor-type="as-char" svg:width="6.9236in" svg:height="3.956343in" draw:z-index="0">
<draw:image xlink:href="../Images/yкринформ/2023-05-18T15-49-00-03-00/630_360_1684414282-798.jpg" xlink:type="simple" xlink:show="embed" xlink:actuate="onLoad" draw:mime-type="image/jpeg"/>
</draw:frame>
 Міністроборони Японії Ясукадзу Хамада заявив у четвер, що двоє пораненихвійськовослужбовців Збройних сил України пройдуть лікування в японськомугоспіталі на початку наступного місяця.</text:p>
      <text:p text:style-name="P4">
Про це повідомляє <text:a xlink:type="simple" xlink:href="http://english.kyodonews.net/news/2023/05/514e918bc872-2-wounded-ukraine-army-soldiers-to-be-treated-in-japan-next-month.html" text:style-name="Internet_20_link" text:visited-style-name="Visited_20_Internet_20_Link">
</text:a>
 , передає Укрінформ.</text:p>
      <text:p text:style-name="P4">
Японія прагне продемонструвати більшу прихильність Україні напередодні самітуВеликої сімки.</text:p>
      <text:p text:style-name="P4">
За даними японського оборонного відомства, двоє чоловіків віком 20 роківпройдуть курс реабілітації в Центральному шпиталі Сил самооборони в Токіо.Зазначається, що один військових втратив ногу, інший – обидві ноги під частривалої битви України за захист від росії.</text:p>
      <text:p text:style-name="P4">
Військові проходитимуть реабілітацію протягом одного-двох місяців звикористанням інвалідних візків і протезів на ногах, йдеться у повідомленні.</text:p>
      <text:p text:style-name="P4">
<text:span text:style-name="T4">
Читайте також:</text:span>
 <text:a xlink:type="simple" xlink:href="https://www.ukrinform.ua/rubric-vidbudova/3710229-aponia-rozgladae-ucast-glavi-mzs-u-londonskij-konferencii-z-vidnovlenna-ukraini-zmi.html" text:style-name="Internet_20_link" text:visited-style-name="Visited_20_Internet_20_Link">
 <text:span text:style-name="T4">
Японія</text:span>
 </text:a>
</text:p>
      <text:p text:style-name="P4">
Витрати на їхнє перебування в лікарні та дорогу у розмірі від 2,2 до 4,2мільйона єн (16 тис. – 30,5 тис. доларів США) оплачуватиме уряд <text:a xlink:type="simple" xlink:href="https://www.ukrinform.ua/tag-aponia" text:style-name="Internet_20_link" text:visited-style-name="Visited_20_Internet_20_Link">
</text:a>
 .</text:p>
      <text:p text:style-name="P4">
Як зазначається, цей крок був узгоджений після зустрічі в міністерстві міжміністром оборони Ясукадзу Хамадою і послом України в Японії СергіємКорсунським в четвер.</text:p>
      <text:p text:style-name="P4">
<draw:frame draw:style-name="fr1" draw:name="Image190" text:anchor-type="as-char" svg:width="6.9236in" svg:height="3.94033in" draw:z-index="0">
<draw:image xlink:href="../Images/yкринформ/2023-05-18T15-49-00-03-00/1684414224-821.png" xlink:type="simple" xlink:show="embed" xlink:actuate="onLoad" draw:mime-type="image/png"/>
</draw:frame>
</text:p>
      <text:p text:style-name="P4">
Це буде перший випадок, коли в госпіталі лікуватимуть бійців іноземної армії.План прийому поранених військових є відповіддю на український запит.</text:p>
      <text:p text:style-name="P4">
«Це також має значення і з гуманітарної точки зору», - сказав представникміноборони.</text:p>
      <text:p text:style-name="P4">
Як повідомляв Укрінформ, у квітні міністерство відновлення та Японськеагентство міжнародного співробітництва (JICA) підписали грантову угоду провиділення 400 млн доларів. Кошти будуть спрямовані на відновлення критичноїінфраструктури України, пошкодженої внаслідок війни.</text:p>
      <text:p text:style-name="P4">
<text:span text:style-name="T4">
Читайте також:</text:span>
 <text:a xlink:type="simple" xlink:href="https://www.ukrinform.ua/rubric-vidbudova/3709664-aponia-hoce-zaproponuvati-ukraini-novi-tehnologii-dla-pislavoennogo-vidnovlenna.html" text:style-name="Internet_20_link" text:visited-style-name="Visited_20_Internet_20_Link">
 <text:span text:style-name="T4">
Японія</text:span>
 </text:a>
</text:p>
      <text:p text:style-name="P4">
З початку цього року Україна та Японія вже домовились про виділення на потребивідновлення держави понад 600 мільйонів доларів.</text:p>
      <text:p text:style-name="P4">
Source: <text:a xlink:type="simple" xlink:href="https://www.ukrinform.ua/rubric-society/3710988-aponskij-gospital-vperse-prijme-inozemnih-bijciv-na-likuvanna-idut-voini-zsu.html" text:style-name="Internet_20_link" text:visited-style-name="Visited_20_Internet_20_Link">
https://www.ukrinform.ua/rubric-society/3710988-aponskij-gospital-vperse-prijme-inozemnih-bijciv-na-likuvanna-idut-voini-zsu.html</text:a>
</text:p>
      <!--NEWS-->
      <text:h text:style-name="P10" text:outline-level="1">
<text:span text:style-name="T4">
Росіяни почали «тренування» біля Маріуполя, щоб створити картинку до візиту Шойгу</text:span>
</text:h>
      <text:p text:style-name="P4">
Authors: Ukrinform (Person)</text:p>
      <text:p text:style-name="P4">
Publisher: Укринформ (Organization)</text:p>
      <text:p text:style-name="P4">
Published Time: 2023-05-18T15:50:00+03:00</text:p>
      <text:p text:style-name="P4">
Modified Time: 2023-05-18T15:50:00+03:00</text:p>
      <text:p text:style-name="P4">
Description: Поблизу тимчасово захопленого російською армією Маріуполя загарбники викотили ствольну артилерію та почали свої «тренування», чутно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Російські військові', 'Шойгу', 'Війна з Росією']</text:p>
      <text:p text:style-name="P4">
Type: Article</text:p>
      <!--METADATA-->
      <text:p text:style-name="P4">
<draw:frame draw:style-name="fr1" draw:name="Image191" text:anchor-type="as-char" svg:width="6.9236in" svg:height="3.956343in" draw:z-index="0">
<draw:image xlink:href="../Images/yкринформ/2023-05-18T15-50-00-03-00/630_360_1669987737-966.jpg" xlink:type="simple" xlink:show="embed" xlink:actuate="onLoad" draw:mime-type="image/jpeg"/>
</draw:frame>
 Поблизутимчасово захопленого російською армією Маріуполя загарбники викотили ствольнуартилерію та почали свої «тренування», чутно вибухи.</text:p>
      <text:p text:style-name="P4">
Як передає Укрінформ, про це у <text:a xlink:type="simple" xlink:href="https://t.me/andriyshTime/9780" text:style-name="Internet_20_link" text:visited-style-name="Visited_20_Internet_20_Link">
 </text:a>
 повідомиврадник Маріупольського міського голови Петро Андрющенко.</text:p>
      <text:p text:style-name="P4">
«На північ від <text:a xlink:type="simple" xlink:href="https://www.ukrinform.ua/tag-mariupol" text:style-name="Internet_20_link" text:visited-style-name="Visited_20_Internet_20_Link">
 </text:a>
 в напрям Волновахирусня викотила ствольну артилерію та починає «тренування». Через це в Сартаніта Кальміуському районі чутно вибухи. Як не кіно, то полігон. Русня точновирішила довести травмованих людей до сказу», - написав Андрющенко.</text:p>
      <text:p text:style-name="P4">
Потім, у своєму наступному посту у <text:a xlink:type="simple" xlink:href="https://t.me/andriyshTime/9798" text:style-name="Internet_20_link" text:visited-style-name="Visited_20_Internet_20_Link">
 </text:a>
 вінпояснив, що загарбники влаштували це арттренування заради приїзду міністраоборони РФ Сергія Шойгу, щоб зробити для нього «картинку передової на фронті».</text:p>
      <text:p text:style-name="P4">
«А ось і причина сьогоднішнього тренування в Маріуполі. Просто русня створюєкартинку «на передовій» для візиту Шойгу. Жаліється, що змушені витрачати такіпотрібні на передовій снаряди», - написав Андрющенко.</text:p>
      <text:p text:style-name="P4">
Він оприлюднив відповідний аудіозапис, в якому російський військовий утелефонній розмові розповідає, чому сьогодні вони викотили артилерію та почалистріляти, що було чутно вибухи у місті. Солдат РФ повідомив, що вчоравійськовим видали снаряди, а сьогодні підняли всіх о 6-й ранку і сказаливитягувати гармати і стріляти в поле. На їх питання, навіщо це робити,відповіли, що приїжджає міністр оборони РФ Шойгу.</text:p>
      <text:p text:style-name="P4">
<text:span text:style-name="T4">
Читайте також:</text:span>
 <text:a xlink:type="simple" xlink:href="https://www.ukrinform.ua/rubric-ato/3707359-sojgu-gerasimov-i-prigozin-vze-viznacaut-miz-sobou-vinnih-u-porazci-gur.html" text:style-name="Internet_20_link" text:visited-style-name="Visited_20_Internet_20_Link">
 <text:span text:style-name="T4">
шойгу</text:span>
 </text:a>
</text:p>
      <text:p text:style-name="P4">
Цей російський військовий сказав, що солдати були шоковані та дуженезадоволені: «Пацаны плюются, говорят – давайте лучше его (Шойгу – ред.)завалим. Решили ему канонаду из выстрелов устроить, как в кино про войну, чтоон якобы на передовой побывал. Все в шоке от этого. Сидим тут, как… полные,ждем хохлов».</text:p>
      <text:p text:style-name="P4">
Як повідомлялося, загарбники перетворюють Маріуполь та навколишні селища навійськово-логістичний хаб російської армії.</text:p>
      <text:p text:style-name="P4">
Source: <text:a xlink:type="simple" xlink:href="https://www.ukrinform.ua/rubric-ato/3710986-rosiani-pocali-trenuvanna-bila-mariupola-sob-stvoriti-kartinku-do-vizitu-sojgu.html" text:style-name="Internet_20_link" text:visited-style-name="Visited_20_Internet_20_Link">
https://www.ukrinform.ua/rubric-ato/3710986-rosiani-pocali-trenuvanna-bila-mariupola-sob-stvoriti-kartinku-do-vizitu-sojgu.html</text:a>
</text:p>
      <!--NEWS-->
      <text:h text:style-name="P10" text:outline-level="1">
<text:span text:style-name="T4">
Посол застеріг від поділу турецьких політиків на прозахідних і просхідних - тут своє «лекало демократії»</text:span>
</text:h>
      <text:p text:style-name="P4">
Authors: Ukrinform (Person)</text:p>
      <text:p text:style-name="P4">
Publisher: Укринформ (Organization)</text:p>
      <text:p text:style-name="P4">
Published Time: 2023-05-18T16:17:52+03:00</text:p>
      <text:p text:style-name="P4">
Modified Time: 2023-05-18T16:17:52+03:00</text:p>
      <text:p text:style-name="P4">
Description: Посол України в Туреччині Василь Боднар застерігає від поділу турецьких політиків на прозахідних і просхідних або на лібералів і консерваторів, оскільки це не враховує східних особливостей. — Укрінформ.</text:p>
      <text:p text:style-name="P4">
Images: ["<text:a xlink:type="simple" xlink:href="https://static.ukrinform.com/photos/2020_05/thumb_files/630_360_1589392423-974.jpg" text:style-name="Internet_20_link" text:visited-style-name="Visited_20_Internet_20_Link">
630_360_15893...</text:a>
", "<text:a xlink:type="simple" xlink:href="https://static.ukrinform.com/photos/2023_05/1684411042-236.jpg" text:style-name="Internet_20_link" text:visited-style-name="Visited_20_Internet_20_Link">
1684411042-23...</text:a>
"]</text:p>
      <text:p text:style-name="P4">
Tags: ['Посол', 'Туреччина', 'Боднар']</text:p>
      <text:p text:style-name="P4">
Type: Article</text:p>
      <!--METADATA-->
      <text:p text:style-name="P4">
<draw:frame draw:style-name="fr1" draw:name="Image192" text:anchor-type="as-char" svg:width="6.9236in" svg:height="3.959901in" draw:z-index="0">
<draw:image xlink:href="../Images/yкринформ/2023-05-18T16-17-52-03-00/630_360_1589392423-974.jpg" xlink:type="simple" xlink:show="embed" xlink:actuate="onLoad" draw:mime-type="image/jpeg"/>
</draw:frame>
 ПосолУкраїни в Туреччині Василь Боднар застерігає від поділу турецьких політиків напрозахідних і просхідних або на лібералів і консерваторів, оскільки це невраховує східних особливостей.</text:p>
      <text:p text:style-name="P4">
Про це він сказав під час брифінгу в Медіацентрі Україна – Укрінформ.</text:p>
      <text:p text:style-name="P4">
«Насправді, розкрутка теми, що це прозахідні і демократичні, а це проросійськічи це ліберальні, а це консервативні – це дуже умовно і робиться під лекалотрадиційної західної демократії, яка не враховує східних особливостей», -заявив український дипломат.</text:p>
      <text:p text:style-name="P4">
<draw:frame draw:style-name="fr1" draw:name="Image193" text:anchor-type="as-char" svg:width="6.9236in" svg:height="4.615733in" draw:z-index="0">
<draw:image xlink:href="../Images/yкринформ/2023-05-18T16-17-52-03-00/1684411042-236.jpg" xlink:type="simple" xlink:show="embed" xlink:actuate="onLoad" draw:mime-type="image/jpeg"/>
</draw:frame>
</text:p>
      <text:p text:style-name="P4">
Зокрема, за його словами, Партія справедливості і прогресу, яку очолює чиннийпрезидент Реджеп Тайїп Ердоган, має правоконсервативний ухил з ісламськоюплатформою, але впродовж останніх 20 років вона досить сильно змінилась.</text:p>
      <text:p text:style-name="P4">
«Вони в 2010-х роках багато зробили для досягнення прогресу в діалозі з ЄС і вчастині партії були дуже прогресивні, ліберальні демократи, які робилисерйозні реформи. Потім поступово цей дискурс партії зійшов до більше такогонаціоналістичного виміру», - пояснив Боднар.</text:p>
      <text:p text:style-name="P4">
<text:span text:style-name="T4">
Читайте також:</text:span>
 <text:a xlink:type="simple" xlink:href="https://www.ukrinform.ua/rubric-economy/3710970-zernova-ugoda-ne-peredbacae-vikonanna-vimog-rosii-posol-bodnar.html" text:style-name="Internet_20_link" text:visited-style-name="Visited_20_Internet_20_Link">
 <text:span text:style-name="T4">
Боднар</text:span>
 </text:a>
</text:p>
      <text:p text:style-name="P4">
Він наголосив, що в турецькому дискурсі націоналізм слід тлумачити якдержавність і не порівнювати його з правим націоналізмом.</text:p>
      <text:p text:style-name="P4">
«Говорити про те, що одні (політики у <text:a xlink:type="simple" xlink:href="https://www.ukrinform.ua/tag-tureccina" text:style-name="Internet_20_link" text:visited-style-name="Visited_20_Internet_20_Link">
 </text:a>
 - ред.) прозахідні, інші просхідні - це неправда. Я нагадаю, щоРеспубліканська народна партія, яка зараз в опозиції до Ердогана, перебувалапри владі тривалий час. Були періоди, коли було однопартійне правління. Вонипроводили політику виключної орієнтації на турецький інтерес. Не було нівпливу Заходу, ні Сходу», - акцентував посол.</text:p>
      <text:p text:style-name="P4">
На його думку, зараз ідеться про протистояння турецької опозиції з Ердоганом,щоб змінити владу, а консервативно-націоналістичні сили концентруються більшенавколо збереження формату урядової коаліції.</text:p>
      <text:p text:style-name="P4">
Як повідомлялося, другий тур виборів президента Туреччини відбудеться 28травня.</text:p>
      <text:p text:style-name="P4">
Source: <text:a xlink:type="simple" xlink:href="https://www.ukrinform.ua/rubric-world/3711000-posol-zasterig-vid-podilu-tureckih-politikiv-na-prozahidnih-i-proshidnih-tut-svoe-lekalo-demokratii.html" text:style-name="Internet_20_link" text:visited-style-name="Visited_20_Internet_20_Link">
https://www.ukrinform.ua/rubric-world/3711000-posol-zasterig-vid-podilu-tureckih-politikiv-na-prozahidnih-i-proshidnih-tut-svoe-lekalo-demokratii.html</text:a>
</text:p>
      <!--NEWS-->
      <text:h text:style-name="P10" text:outline-level="1">
<text:span text:style-name="T4">
Після визволення Крим має пройти «дружню мілітаризацію» – Ташева</text:span>
</text:h>
      <text:p text:style-name="P4">
Authors: Ukrinform (Person)</text:p>
      <text:p text:style-name="P4">
Publisher: Укринформ (Organization)</text:p>
      <text:p text:style-name="P4">
Published Time: 2023-05-18T16:22:00+03:00</text:p>
      <text:p text:style-name="P4">
Modified Time: 2023-05-18T16:22:00+03:00</text:p>
      <text:p text:style-name="P4">
Description: Після визволення від російської окупації Крим має бути максимально інтегрований в українську і європейську інфраструктуру та пройти «дружню мілітаризацію». — Укрінформ.</text:p>
      <text:p text:style-name="P4">
Images: ["<text:a xlink:type="simple" xlink:href="https://static.ukrinform.com/photos/2023_05/thumb_files/630_360_1684416081-814.jpg" text:style-name="Internet_20_link" text:visited-style-name="Visited_20_Internet_20_Link">
630_360_16844...</text:a>
"]</text:p>
      <text:p text:style-name="P4">
Tags: ['Деокупація', 'Крим', 'Таміла Ташева']</text:p>
      <text:p text:style-name="P4">
Type: Article</text:p>
      <!--METADATA-->
      <text:p text:style-name="P4">
<draw:frame draw:style-name="fr1" draw:name="Image194" text:anchor-type="as-char" svg:width="6.9236in" svg:height="3.956343in" draw:z-index="0">
<draw:image xlink:href="../Images/yкринформ/2023-05-18T16-22-00-03-00/630_360_1684416081-814.jpg" xlink:type="simple" xlink:show="embed" xlink:actuate="onLoad" draw:mime-type="image/jpeg"/>
</draw:frame>
 Післявизволення від російської окупації Крим має бути максимально інтегрований вукраїнську і європейську інфраструктуру та пройти «дружню мілітаризацію».</text:p>
      <text:p text:style-name="P4">
На цьому під час заходу «Пам’ятаємо історію — повертаємо територію» наголосилапостійна представниця Президента України в АР Крим Таміла Ташева, повідомляєкореспондент Укрінформу.</text:p>
      <text:p text:style-name="P4">
«Однозначно Крим має бути максимально поєднаний з материковою частиною Україниі, звісно, має бути максимально вписаний в європейську інфраструктуру», -зазначила Ташева.</text:p>
      <text:p text:style-name="P4">
За її словами, це має бути економічно сильний український регіон, повністювписаний в усі реформи, які відбулися в країні з 2014 р., і в гуманітарнийпростір.</text:p>
      <text:p text:style-name="P4">
Вона підкреслила, що на півострові має відбутися «дружня мілітаризація». Тобто<text:a xlink:type="simple" xlink:href="https://www.ukrinform.ua/tag-krim" text:style-name="Internet_20_link" text:visited-style-name="Visited_20_Internet_20_Link">
 </text:a>
 має повністю позбутися російськогофлоту, натомість бути вписаним в український контекст, з українськимиЗбройними силами, українським Військово-морським флотом, де військовийкомпонент правильно співіснує з цивільним життям.</text:p>
      <text:p text:style-name="P4">
Також представниця Президента в АРК зазначила, що Крим має бути туристичнорозвиненим регіоном, цілорічним курортом - але при цьому не обмежуватисястереотипом «море, гори, сонце», а стати територією, де розвиваються трикорінні народи: кримські татари, караїми і кримчаки.</text:p>
      <text:p text:style-name="P4">
У свою чергу також присутній на заході голова Правління Кримськотатарськогоресурсного центру Ескендер Барієв наголосив на необхідності законодавчогозабезпечення колективних і політичних прав корінних народів, таких як право наземлю, мову, освіту, участь у представницьких органах, і зокрема - насамовизначення, тобто створення національно-територіальної автономії.</text:p>
      <text:p text:style-name="P4">
<text:span text:style-name="T4">
Читайте також:</text:span>
 <text:a xlink:type="simple" xlink:href="https://www.ukrinform.ua/rubric-crimea/3710950-rosia-za-riznih-casiv-namagalasa-distanciuvati-ukrainciv-i-krimskih-tatar-dzaparova.html" text:style-name="Internet_20_link" text:visited-style-name="Visited_20_Internet_20_Link">
 <text:span text:style-name="T4">
Росія</text:span>
 <text:span text:style-name="T4">
різних</text:span>
 <text:span text:style-name="T4">
часів</text:span>
 <text:span text:style-name="T4">
намагалася</text:span>
<text:span text:style-name="T4">
дистанціювати</text:span>
 <text:span text:style-name="T4">
українців</text:span>
 <text:span text:style-name="T4">
кримських</text:span>
 <text:span text:style-name="T4">
татар</text:span>
 <text:span text:style-name="T4">
Джапарова</text:span>
</text:a>
</text:p>
      <text:p text:style-name="P4">
Як повідомлялося, сьогодні в Україні відзначається День боротьби за правакримськотатарського народу та вшановується пам'ять жертв депортації кримськихтатар.</text:p>
      <text:p text:style-name="P4">
Source: <text:a xlink:type="simple" xlink:href="https://www.ukrinform.ua/rubric-crimea/3711003-pisla-vizvolenna-krim-mae-projti-druznu-militarizaciu-taseva.html" text:style-name="Internet_20_link" text:visited-style-name="Visited_20_Internet_20_Link">
https://www.ukrinform.ua/rubric-crimea/3711003-pisla-vizvolenna-krim-mae-projti-druznu-militarizaciu-taseva.html</text:a>
</text:p>
      <!--NEWS-->
      <text:h text:style-name="P10" text:outline-level="1">
<text:span text:style-name="T4">
Президент ініціював створення меморіалу жертв кримськотатарського народу</text:span>
</text:h>
      <text:p text:style-name="P4">
Authors: Ukrinform (Person)</text:p>
      <text:p text:style-name="P4">
Publisher: Укринформ (Organization)</text:p>
      <text:p text:style-name="P4">
Published Time: 2023-05-18T16:27:00+03:00</text:p>
      <text:p text:style-name="P4">
Modified Time: 2023-05-18T16:27:00+03:00</text:p>
      <text:p text:style-name="P4">
Description: Президент Володимир Зеленський запропонував створити центральний меморіал пам’яті жертв геноциду кримськотатарського народу.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Крим', 'Кримські татари', 'Меморіал', 'Зеленський']</text:p>
      <text:p text:style-name="P4">
Type: Article</text:p>
      <!--METADATA-->
      <text:p text:style-name="P4">
<draw:frame draw:style-name="fr1" draw:name="Image195" text:anchor-type="as-char" svg:width="6.9236in" svg:height="3.956343in" draw:z-index="0">
<draw:image xlink:href="../Images/yкринформ/2023-05-18T16-27-00-03-00/630_360_1679682020-565.jpeg" xlink:type="simple" xlink:show="embed" xlink:actuate="onLoad" draw:mime-type="image/jpeg"/>
</draw:frame>
 ПрезидентВолодимир Зеленський запропонував створити центральний меморіал пам’яті жертвгеноциду кримськотатарського народу.</text:p>
      <text:p text:style-name="P4">
Про це він сказав, <text:a xlink:type="simple" xlink:href="https://www.facebook.com/zelenskiy.official/videos/1592678847897475/" text:style-name="Internet_20_link" text:visited-style-name="Visited_20_Internet_20_Link">
</text:a>
 назаходах з нагоди Дня боротьби за права кримськотатарського народу тавшанування пам'яті жертв депортації кримських татар, повідомляє Укрінформ.</text:p>
      <text:p text:style-name="P4">
«Історія – це не лише події, це і місця, у яких серця людей на митьзавмирають, коли торкаються трагічних моментів історії. <text:a xlink:type="simple" xlink:href="https://www.ukrinform.ua/tag-krimski-tatari" text:style-name="Internet_20_link" text:visited-style-name="Visited_20_Internet_20_Link">
</text:a>
 заслуговує на такий повноціннийцентральний меморіал, який би нагадував про злочин, що був скоєний протикримськотатарського народу, про жертв депортації, про силу народу, якийзберігся. Мені здається, це дуже важливо. Шановні присутні, перш за всеМустафа-ага (лідер кримськотатарського народу Мустафа Джемілєв - ред.), япропоную, щоб ми разом попрацювали над такою ідеєю й обрали найкращийваріант», - сказав Президент.</text:p>
      <text:p text:style-name="P4">
_Відео:<text:a xlink:type="simple" xlink:href="https://t.me/OP_UA/9521" text:style-name="Internet_20_link" text:visited-style-name="Visited_20_Internet_20_Link">
 </text:a>
 _</text:p>
      <text:p text:style-name="P4">
Він нагадав, що нині вся українська родина вшановує пам’ять жертв депортаціїкримськотатарського народу, проти якого 79 років тому був скоєний злочингеноциду: «Сотні тисяч людей були вигнані на чужину. Увесь народ позбавилирідного дому і намагалися стерти у Криму все, що говорило саме про нього».</text:p>
      <text:p text:style-name="P4">
Зеленський підкреслив, що зараз усі в Україні впізнають зло, яке повернулосячерез роки, змінивши свої символи, але не змінивши своєї суті, щоб так самознищувати людей.</text:p>
      <text:p text:style-name="P4">
«Але цього разу ми його знищимо. Ми повинні це зробити. Що б не робила Росія,її агресію чекає поразка. Їй не вдасться вкрасти ані Крим, ані будь-яку іншунашу частинку нашої держави. Це – наш із вами дім», - наголосив Президент.</text:p>
      <text:p text:style-name="P4">
<text:span text:style-name="T4">
Читайте також:</text:span>
 <text:a xlink:type="simple" xlink:href="https://www.ukrinform.ua/rubric-crimea/3711011-zelenskij-bez-povernenna-krimu-ne-bude-spokou-v-miznarodnih-vidnosinah.html" text:style-name="Internet_20_link" text:visited-style-name="Visited_20_Internet_20_Link">
 <text:span text:style-name="T4">
Зеленський</text:span>
 </text:a>
</text:p>
      <text:p text:style-name="P4">
Він також зазначив, що Україна робить усе, щоб додати до своєї історії деньспільної перемоги, який відкриє надійний шлях додому для всіх наших людей ібуде опорою свободи на всій нашій землі.</text:p>
      <text:p text:style-name="P4">
«Ми бʼємось заради перемоги, зокрема для того, щоб нею найдостойніше вшануватипамʼять усіх, хто був убитий злом геноциду, усіх, проти кого здійснювалидепортації, усіх, чиї діти загинули або, на жаль, не народились. Щобкатастрофи, які знищували наших людей, перестали бути відкритими ранами, якіпереходять від покоління до покоління, – ми маємо розбити джерело катастроф. Іми це обовʼязково зробимо», - заявив Зеленський.</text:p>
      <text:p text:style-name="P4">
Як повідомлялося, 18 травня в Україні встановлено День боротьби за правакримськотатарського народу та вшановується <text:a xlink:type="simple" xlink:href="https://www.ukrinform.ua/rubric-crimea/3710721-sogodni-ukraina-vsanovue-pamat-zertv-deportacii-krimskih-tatar.html" text:style-name="Internet_20_link" text:visited-style-name="Visited_20_Internet_20_Link">
</text:a>
 .</text:p>
      <text:p text:style-name="P4">
<text:span text:style-name="T5">
Фото: ОП</text:span>
</text:p>
      <text:p text:style-name="P4">
Source: <text:a xlink:type="simple" xlink:href="https://www.ukrinform.ua/rubric-crimea/3711014-prezident-iniciuvav-stvorenna-memorialu-zertv-krimskotatarskogo-narodu.html" text:style-name="Internet_20_link" text:visited-style-name="Visited_20_Internet_20_Link">
https://www.ukrinform.ua/rubric-crimea/3711014-prezident-iniciuvav-stvorenna-memorialu-zertv-krimskotatarskogo-narodu.html</text:a>
</text:p>
      <!--NEWS-->
      <text:h text:style-name="P10" text:outline-level="1">
<text:span text:style-name="T4">
У Чернівцях відкрили виставку врятованих на фронті вишиванок</text:span>
</text:h>
      <text:p text:style-name="P4">
Authors: Ukrinform (Person)</text:p>
      <text:p text:style-name="P4">
Publisher: Укринформ (Organization)</text:p>
      <text:p text:style-name="P4">
Published Time: 2023-05-18T16:27:14+03:00</text:p>
      <text:p text:style-name="P4">
Modified Time: 2023-05-18T16:27:14+03:00</text:p>
      <text:p text:style-name="P4">
Description: У Чернівцях у Музеї вишиванки відкрили на показ виставку "Врятовані" - це вишиті сорочки, рушники і скатерки, які вивіз із розтрощеного російськими військовими села на Харківщині український військовий. — Укрінформ.</text:p>
      <text:p text:style-name="P4">
Images: ["<text:a xlink:type="simple" xlink:href="https://static.ukrinform.com/photos/2023_05/thumb_files/630_360_1684416112-3874.jpeg" text:style-name="Internet_20_link" text:visited-style-name="Visited_20_Internet_20_Link">
630_360_16844...</text:a>
", "<text:a xlink:type="simple" xlink:href="https://static.ukrinform.com/photos/2023_05/thumb_files/630_360_1684416112-1383.jpeg" text:style-name="Internet_20_link" text:visited-style-name="Visited_20_Internet_20_Link">
630_360_16844...</text:a>
", "<text:a xlink:type="simple" xlink:href="https://static.ukrinform.com/photos/2023_05/thumb_files/630_360_1684416112-3580.jpeg" text:style-name="Internet_20_link" text:visited-style-name="Visited_20_Internet_20_Link">
630_360_16844...</text:a>
", "<text:a xlink:type="simple" xlink:href="https://static.ukrinform.com/photos/2023_05/thumb_files/630_360_1684416112-5568.jpeg" text:style-name="Internet_20_link" text:visited-style-name="Visited_20_Internet_20_Link">
630_360_16844...</text:a>
", "<text:a xlink:type="simple" xlink:href="https://static.ukrinform.com/photos/2023_05/thumb_files/630_360_1684416112-7717.jpeg" text:style-name="Internet_20_link" text:visited-style-name="Visited_20_Internet_20_Link">
630_360_16844...</text:a>
", "<text:a xlink:type="simple" xlink:href="https://static.ukrinform.com/photos/2023_05/thumb_files/630_360_1684416112-7919.jpeg" text:style-name="Internet_20_link" text:visited-style-name="Visited_20_Internet_20_Link">
630_360_16844...</text:a>
", "<text:a xlink:type="simple" xlink:href="https://static.ukrinform.com/photos/2023_05/thumb_files/630_360_1684416113-8842.jpeg" text:style-name="Internet_20_link" text:visited-style-name="Visited_20_Internet_20_Link">
630_360_16844...</text:a>
"]</text:p>
      <text:p text:style-name="P4">
Tags: ['Вишиванка', 'День вишиванки', 'Чернівці']</text:p>
      <text:p text:style-name="P4">
Type: Article</text:p>
      <!--METADATA-->
      <text:p text:style-name="P4">
<draw:frame draw:style-name="fr1" draw:name="Image196" text:anchor-type="as-char" svg:width="6.9236in" svg:height="3.956343in" draw:z-index="0">
<draw:image xlink:href="../Images/yкринформ/2023-05-18T16-27-14-03-00/630_360_1684416112-3874.jpeg" xlink:type="simple" xlink:show="embed" xlink:actuate="onLoad" draw:mime-type="image/jpeg"/>
</draw:frame>
 УЧернівцях у Музеї вишиванки відкрили на показ виставку "Врятовані" - це вишитісорочки, рушники і скатерки, які вивіз із розтрощеного російськими військовимисела на Харківщині український військовий.</text:p>
      <text:p text:style-name="P4">
Про це повідомляє кореспондент Укрінформу.</text:p>
      <text:p text:style-name="P4">
<draw:frame draw:style-name="fr1" draw:name="Image197" text:anchor-type="as-char" svg:width="6.9236in" svg:height="3.956343in" draw:z-index="0">
<draw:image xlink:href="../Images/yкринформ/2023-05-18T16-27-14-03-00/630_360_1684416112-3874.jpeg" xlink:type="simple" xlink:show="embed" xlink:actuate="onLoad" draw:mime-type="image/jpeg"/>
</draw:frame>
 УЧернівцях відкрили виставку врятованих на фронті вишиванок / Фото: ВіталійОлійник, Укрінформ  <text:a xlink:type="simple" xlink:href="https://static.ukrinform.com/photos/2023_05/1684416112-3874.jpeg" text:style-name="Internet_20_link" text:visited-style-name="Visited_20_Internet_20_Link">
<draw:frame draw:style-name="fr1" draw:name="Image198" text:anchor-type="as-char" svg:width="6.9236in" svg:height="3.956343in" draw:z-index="0">
<draw:image xlink:href="../Images/yкринформ/2023-05-18T16-27-14-03-00/630_360_1684416112-3874.jpeg" xlink:type="simple" xlink:show="embed" xlink:actuate="onLoad" draw:mime-type="image/jpeg"/>
</draw:frame>
</text:a>
 <text:a xlink:type="simple" xlink:href="https://static.ukrinform.com/photos/2023_05/1684416112-1383.jpeg" text:style-name="Internet_20_link" text:visited-style-name="Visited_20_Internet_20_Link">
<draw:frame draw:style-name="fr1" draw:name="Image199" text:anchor-type="as-char" svg:width="6.9236in" svg:height="3.956343in" draw:z-index="0">
<draw:image xlink:href="../Images/yкринформ/2023-05-18T16-27-14-03-00/630_360_1684416112-1383.jpeg" xlink:type="simple" xlink:show="embed" xlink:actuate="onLoad" draw:mime-type="image/jpeg"/>
</draw:frame>
</text:a>
 <text:a xlink:type="simple" xlink:href="https://static.ukrinform.com/photos/2023_05/1684416112-3580.jpeg" text:style-name="Internet_20_link" text:visited-style-name="Visited_20_Internet_20_Link">
<draw:frame draw:style-name="fr1" draw:name="Image200" text:anchor-type="as-char" svg:width="6.9236in" svg:height="3.956343in" draw:z-index="0">
<draw:image xlink:href="../Images/yкринформ/2023-05-18T16-27-14-03-00/630_360_1684416112-3580.jpeg" xlink:type="simple" xlink:show="embed" xlink:actuate="onLoad" draw:mime-type="image/jpeg"/>
</draw:frame>
</text:a>
 <text:a xlink:type="simple" xlink:href="https://static.ukrinform.com/photos/2023_05/1684416112-5568.jpeg" text:style-name="Internet_20_link" text:visited-style-name="Visited_20_Internet_20_Link">
<draw:frame draw:style-name="fr1" draw:name="Image201" text:anchor-type="as-char" svg:width="6.9236in" svg:height="3.956343in" draw:z-index="0">
<draw:image xlink:href="../Images/yкринформ/2023-05-18T16-27-14-03-00/630_360_1684416112-5568.jpeg" xlink:type="simple" xlink:show="embed" xlink:actuate="onLoad" draw:mime-type="image/jpeg"/>
</draw:frame>
</text:a>
 <text:a xlink:type="simple" xlink:href="https://static.ukrinform.com/photos/2023_05/1684416112-7717.jpeg" text:style-name="Internet_20_link" text:visited-style-name="Visited_20_Internet_20_Link">
<draw:frame draw:style-name="fr1" draw:name="Image202" text:anchor-type="as-char" svg:width="6.9236in" svg:height="3.956343in" draw:z-index="0">
<draw:image xlink:href="../Images/yкринформ/2023-05-18T16-27-14-03-00/630_360_1684416112-7717.jpeg" xlink:type="simple" xlink:show="embed" xlink:actuate="onLoad" draw:mime-type="image/jpeg"/>
</draw:frame>
</text:a>
 <text:a xlink:type="simple" xlink:href="https://static.ukrinform.com/photos/2023_05/1684416112-7919.jpeg" text:style-name="Internet_20_link" text:visited-style-name="Visited_20_Internet_20_Link">
<draw:frame draw:style-name="fr1" draw:name="Image203" text:anchor-type="as-char" svg:width="6.9236in" svg:height="3.956343in" draw:z-index="0">
<draw:image xlink:href="../Images/yкринформ/2023-05-18T16-27-14-03-00/630_360_1684416112-7919.jpeg" xlink:type="simple" xlink:show="embed" xlink:actuate="onLoad" draw:mime-type="image/jpeg"/>
</draw:frame>
</text:a>
 <text:a xlink:type="simple" xlink:href="https://static.ukrinform.com/photos/2023_05/1684416113-8842.jpeg" text:style-name="Internet_20_link" text:visited-style-name="Visited_20_Internet_20_Link">
<draw:frame draw:style-name="fr1" draw:name="Image204" text:anchor-type="as-char" svg:width="6.9236in" svg:height="3.956343in" draw:z-index="0">
<draw:image xlink:href="../Images/yкринформ/2023-05-18T16-27-14-03-00/630_360_1684416113-8842.jpeg" xlink:type="simple" xlink:show="embed" xlink:actuate="onLoad" draw:mime-type="image/jpeg"/>
</draw:frame>
</text:a>
</text:p>
      <text:p text:style-name="P4">
"Виставка так і називається "Врятовані". Це сорочки й інші вишиті речі, якінам передали ще взимку військові із Харківської області. Їх забрали із однієїз абсолютно зруйнованих сільських шкіл. Ми ці речі описали і частину сьогоднідемонструємо в нашому музеї", - розповіла засновниця Дня вишиванки такерівниця Музею вишиванки Леся Воронюк.</text:p>
      <text:p text:style-name="P4">
<text:span text:style-name="T4">
Читайте також:</text:span>
 <text:a xlink:type="simple" xlink:href="https://www.ukrinform.ua/rubric-culture/3710842-u-vinnici-do-dna-visivanki-prezentuvali-vistavku-ornamenti-podilla.html" text:style-name="Internet_20_link" text:visited-style-name="Visited_20_Internet_20_Link">
 </text:a>
</text:p>
      <text:p text:style-name="P4">
За її словами, сьогодні в <text:a xlink:type="simple" xlink:href="https://www.ukrinform.ua/tag-muzej" text:style-name="Internet_20_link" text:visited-style-name="Visited_20_Internet_20_Link">
 </text:a>
 представилиблизько 20 експонатів. Але загалом із того зруйнованого села вдалося врятуватипонад 50 вишитих речей.</text:p>
      <text:p text:style-name="P4">
Наразі вона не може назвати ні військового, ні населений пункт, звідкиевакуювали це вишиття. Сподівається, що це можна буде зробити згодом.</text:p>
      <text:p text:style-name="P4">
Після демонстрування у Чернівцях, експозиція вишитих речей із Харківщини"Врятовані" планує гастролювати закордонними містами. За словами Лесі Воронюк,уже є попередня домовленість про презентацію цієї виставки у польському містіКраків.</text:p>
      <text:p text:style-name="P4">
<text:span text:style-name="T4">
Читайте також:</text:span>
 <text:a xlink:type="simple" xlink:href="https://www.ukrinform.ua/rubric-culture/3710920-u-muzei-golodomoru-prezentuvali-vistavku-visivanok-z-unikalnimi-istoriami.html" text:style-name="Internet_20_link" text:visited-style-name="Visited_20_Internet_20_Link">
 <text:span text:style-name="T4">
вишиванок</text:span>
 </text:a>
</text:p>
      <text:p text:style-name="P4">
Детальніше про історію порятунку вишитих сорочок, рушників та скатертин ізХарківщини читайте у <text:a xlink:type="simple" xlink:href="https://www.ukrinform.ua/rubric-culture/3710580-vratuvati-radovogo-visivanku.html" text:style-name="Internet_20_link" text:visited-style-name="Visited_20_Internet_20_Link">
 </text:a>
 Укрінформу.</text:p>
      <text:p text:style-name="P4">
Source: <text:a xlink:type="simple" xlink:href="https://www.ukrinform.ua/rubric-culture/3711005-u-cernivcah-vidkrili-vistavku-vratovanih-na-fronti-visivanok.html" text:style-name="Internet_20_link" text:visited-style-name="Visited_20_Internet_20_Link">
https://www.ukrinform.ua/rubric-culture/3711005-u-cernivcah-vidkrili-vistavku-vratovanih-na-fronti-visivanok.html</text:a>
</text:p>
      <!--NEWS-->
      <text:h text:style-name="P10" text:outline-level="1">
<text:span text:style-name="T4">
Дипломати країн ЄС розповіли, що для них означає вишиванка</text:span>
</text:h>
      <text:p text:style-name="P4">
Authors: Ukrinform (Person)</text:p>
      <text:p text:style-name="P4">
Publisher: Укринформ (Organization)</text:p>
      <text:p text:style-name="P4">
Published Time: 2023-05-18T16:33:26+03:00</text:p>
      <text:p text:style-name="P4">
Modified Time: 2023-05-18T16:33:26+03:00</text:p>
      <text:p text:style-name="P4">
Description: Представництво Європейського Союзу в Україні опублікувало відео, де дипломати країн ЄС розповідають, що для них означає вишиванка. — Укрінформ.</text:p>
      <text:p text:style-name="P4">
Images: ["<text:a xlink:type="simple" xlink:href="https://static.ukrinform.com/photos/2023_05/thumb_files/630_360_1684414711-964.jpg" text:style-name="Internet_20_link" text:visited-style-name="Visited_20_Internet_20_Link">
630_360_16844...</text:a>
"]</text:p>
      <text:p text:style-name="P4">
Tags: ['Євросоюз', 'День вишиванки', 'Дипломати']</text:p>
      <text:p text:style-name="P4">
Type: Article</text:p>
      <!--METADATA-->
      <text:p text:style-name="P4">
<draw:frame draw:style-name="fr1" draw:name="Image205" text:anchor-type="as-char" svg:width="6.9236in" svg:height="3.956343in" draw:z-index="0">
<draw:image xlink:href="../Images/yкринформ/2023-05-18T16-33-26-03-00/630_360_1684414711-964.jpg" xlink:type="simple" xlink:show="embed" xlink:actuate="onLoad" draw:mime-type="image/jpeg"/>
</draw:frame>
Представництво Європейського Союзу в Україні опублікувало відео, де дипломатикраїн ЄС розповідають, що для них означає вишиванка.</text:p>
      <text:p text:style-name="P4">
Відео Представництво розмістило у <text:a xlink:type="simple" xlink:href="http://twitter.com/EUDelegationUA/status/1659107564708143106" text:style-name="Internet_20_link" text:visited-style-name="Visited_20_Internet_20_Link">
</text:a>
, передає Укрінформ</text:p>
      <text:p text:style-name="P4">
Розпочинає відео посол Євросоюзу Матті Маасікас, який зазначив, що для ньоговишиванка – це наснага.</text:p>
      <text:p text:style-name="P4">
Посол Німеччини в Україні Анка Фельдгузен сказала, що для неї це - красаУкраїни; посол Франції Етьєн де Понсен – це символ і традиції; посол ЕстоніїКаймо Кууск – Перемога.</text:p>
      <text:p text:style-name="P4">
Посол Ірландії в Україні Тереза Хілі заявила, що для неї вишиванка символізуєлюбов українців до природи та чітке відчуття місця та культури, а посол ЛитвиВальдемарас Сарапінас також відзначив, що це для нього - дух Перемоги.</text:p>
      <text:p text:style-name="P4">
Відео: <text:a xlink:type="simple" xlink:href="https://twitter.com/EUDelegationUA/status/1659107564708143106" text:style-name="Internet_20_link" text:visited-style-name="Visited_20_Internet_20_Link">
 </text:a>
</text:p>
      <text:p text:style-name="P4">
У записі відео взяли участь більш як два десятки дипломатів і співробітниківпредставництв країн <text:a xlink:type="simple" xlink:href="https://www.ukrinform.ua/tag-evrosouz" text:style-name="Internet_20_link" text:visited-style-name="Visited_20_Internet_20_Link">
 </text:a>
 . Усі вони буливдягнені у вишиванки.</text:p>
      <text:p text:style-name="P4">
Як повідомлялося, щороку в третій четвер травня <text:a xlink:type="simple" xlink:href="https://www.ukrinform.ua/rubric-society/3710730-sogodni-den-visivanki.html" text:style-name="Internet_20_link" text:visited-style-name="Visited_20_Internet_20_Link">
</text:a>
День вишиванки.</text:p>
      <text:p text:style-name="P4">
18 травня в України <text:a xlink:type="simple" xlink:href="https://www.ukrinform.ua/rubric-crimea/3710721-sogodni-ukraina-vsanovue-pamat-zertv-deportacii-krimskih-tatar.html" text:style-name="Internet_20_link" text:visited-style-name="Visited_20_Internet_20_Link">
 </text:a>
 також День пам’яті жертв геноциду кримськотатарського народу.</text:p>
      <text:p text:style-name="P4">
Source: <text:a xlink:type="simple" xlink:href="https://www.ukrinform.ua/rubric-society/3711010-diplomati-krain-es-rozpovili-so-dla-nih-oznacae-visivanka.html" text:style-name="Internet_20_link" text:visited-style-name="Visited_20_Internet_20_Link">
https://www.ukrinform.ua/rubric-society/3711010-diplomati-krain-es-rozpovili-so-dla-nih-oznacae-visivanka.html</text:a>
</text:p>
      <!--NEWS-->
      <text:h text:style-name="P10" text:outline-level="1">
<text:span text:style-name="T4">
Зеленський: Без повернення Криму не буде спокою в міжнародних відносинах</text:span>
</text:h>
      <text:p text:style-name="P4">
Authors: Ukrinform (Person)</text:p>
      <text:p text:style-name="P4">
Publisher: Укринформ (Organization)</text:p>
      <text:p text:style-name="P4">
Published Time: 2023-05-18T16:34:00+03:00</text:p>
      <text:p text:style-name="P4">
Modified Time: 2023-05-18T16:34:00+03:00</text:p>
      <text:p text:style-name="P4">
Description: Україна продовжує боротьбу заради звільнення Криму від російської окупації, і все більше лідерів держав розуміють, що без повернення півострова Україні не буде повернення повноцінної сили міжнародному праву та спокою міжнародним відносинам.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Кримські татари', 'Окупація Криму', 'Зеленський']</text:p>
      <text:p text:style-name="P4">
Type: Article</text:p>
      <!--METADATA-->
      <text:p text:style-name="P4">
<draw:frame draw:style-name="fr1" draw:name="Image206" text:anchor-type="as-char" svg:width="6.9236in" svg:height="3.956343in" draw:z-index="0">
<draw:image xlink:href="../Images/yкринформ/2023-05-18T16-34-00-03-00/630_360_1682451261-591.jpeg" xlink:type="simple" xlink:show="embed" xlink:actuate="onLoad" draw:mime-type="image/jpeg"/>
</draw:frame>
 Українапродовжує боротьбу заради звільнення Криму від російської окупації, і всебільше лідерів держав розуміють, що без повернення півострова Україні не будеповернення повноцінної сили міжнародному праву та спокою міжнароднимвідносинам.</text:p>
      <text:p text:style-name="P4">
Про це зазначив Президент Володимир Зеленський у <text:a xlink:type="simple" xlink:href="https://www.facebook.com/watch/" text:style-name="Internet_20_link" text:visited-style-name="Visited_20_Internet_20_Link">
</text:a>
 на заходах з нагоди Дняборотьби за права кримськотатарського народу та вшанування пам'яті жертвдепортації кримських татар, повідомляє Укрінформ.</text:p>
      <text:p text:style-name="P4">
«Ми продовжуємо нашу роботу заради звільнення <text:a xlink:type="simple" xlink:href="https://www.ukrinform.ua/tag-krim" text:style-name="Internet_20_link" text:visited-style-name="Visited_20_Internet_20_Link">
</text:a>
 , обов’язково буде його повноціннеповернення в державну систему Україну… Зараз усе більше і більше лідерівдержав усвідомлюють, що без повернення Криму не буде повернення спокоюміжнародним відносинам і повної сили міжнародному праву», - підкреслив главадержави.</text:p>
      <text:p text:style-name="P4">
_Відео:<text:a xlink:type="simple" xlink:href="https://t.me/OP_UA/9521" text:style-name="Internet_20_link" text:visited-style-name="Visited_20_Internet_20_Link">
 </text:a>
 _</text:p>
      <text:p text:style-name="P4">
Він розповів, що триває робота на рівні державних інституцій держави зпідготовки до реінтеграції Криму, та проінформував, що підписав указ прозатвердження складу Консультативної ради з питань деокупації півострова.</text:p>
      <text:p text:style-name="P4">
Також Президент запевнив, що Україна пам’ятає всіх, кого російській загарбникипозбавили свободи, та працює заради їх звільнення.</text:p>
      <text:p text:style-name="P4">
<text:span text:style-name="T4">
Читайте також:</text:span>
 <text:a xlink:type="simple" xlink:href="https://www.ukrinform.ua/rubric-crimea/3710953-zelenskij-zatverdiv-sklad-konsultativnoi-radi-z-deokupacii-ta-reintegracii-krimu.html" text:style-name="Internet_20_link" text:visited-style-name="Visited_20_Internet_20_Link">
 <text:span text:style-name="T4">
Зеленський</text:span>
 </text:a>
</text:p>
      <text:p text:style-name="P4">
«Я впевнений, що прийде час, коли ми всі разом зможемо 18 травня зустрітись зупевненістю, що в нашому Криму, у його квітучих садах, гостинних домах єжиття, вільне життя, є теплі спогади бабусь і дідусів, усмішки дітей і немаєєдиного – немає жодного сліду окупації. Так буде!», - наголосив Зеленський.</text:p>
      <text:p text:style-name="P4">
Як повідомлялося, 18 травня в Україні встановлено День боротьби за правакримськотатарського народу та <text:a xlink:type="simple" xlink:href="https://www.ukrinform.ua/rubric-crimea/3710721-sogodni-ukraina-vsanovue-pamat-zertv-deportacii-krimskih-tatar.html" text:style-name="Internet_20_link" text:visited-style-name="Visited_20_Internet_20_Link">
 </text:a>
 .</text:p>
      <text:p text:style-name="P4">
<text:span text:style-name="T5">
Фото: ОП</text:span>
</text:p>
      <text:p text:style-name="P4">
Source: <text:a xlink:type="simple" xlink:href="https://www.ukrinform.ua/rubric-crimea/3711011-zelenskij-bez-povernenna-krimu-ne-bude-spokou-v-miznarodnih-vidnosinah.html" text:style-name="Internet_20_link" text:visited-style-name="Visited_20_Internet_20_Link">
https://www.ukrinform.ua/rubric-crimea/3711011-zelenskij-bez-povernenna-krimu-ne-bude-spokou-v-miznarodnih-vidnosinah.html</text:a>
</text:p>
      <!--NEWS-->
      <text:h text:style-name="P10" text:outline-level="1">
<text:span text:style-name="T4">
В Україну приїхав заступник Блінкена і зустрівся з міністрами й дипломатами</text:span>
</text:h>
      <text:p text:style-name="P4">
Authors: Ukrinform (Person)</text:p>
      <text:p text:style-name="P4">
Publisher: Укринформ (Organization)</text:p>
      <text:p text:style-name="P4">
Published Time: 2023-05-18T16:37:00+03:00</text:p>
      <text:p text:style-name="P4">
Modified Time: 2023-05-18T16:37:00+03:00</text:p>
      <text:p text:style-name="P4">
Description: Заступник держсекретаря США з питань менеджменту і ресурсів Річард Верма відвідав Україну, де зустрівся з представниками української влади. — Укрінформ.</text:p>
      <text:p text:style-name="P4">
Images: ["<text:a xlink:type="simple" xlink:href="https://static.ukrinform.com/photos/2023_05/thumb_files/630_360_1684417151-930.jpeg" text:style-name="Internet_20_link" text:visited-style-name="Visited_20_Internet_20_Link">
630_360_16844...</text:a>
", "<text:a xlink:type="simple" xlink:href="https://static.ukrinform.com/photos/2023_05/1684417151-484.jpeg" text:style-name="Internet_20_link" text:visited-style-name="Visited_20_Internet_20_Link">
1684417151-48...</text:a>
", "<text:a xlink:type="simple" xlink:href="https://static.ukrinform.com/photos/2023_05/1684417151-271.jpeg" text:style-name="Internet_20_link" text:visited-style-name="Visited_20_Internet_20_Link">
1684417151-27...</text:a>
"]</text:p>
      <text:p text:style-name="P4">
Tags: ['США', 'Оксана Марченко', 'Кубраков', 'Блінкен', 'Бріджит Брінк']</text:p>
      <text:p text:style-name="P4">
Type: Article</text:p>
      <!--METADATA-->
      <text:p text:style-name="P4">
<draw:frame draw:style-name="fr1" draw:name="Image207" text:anchor-type="as-char" svg:width="6.9236in" svg:height="3.948616in" draw:z-index="0">
<draw:image xlink:href="../Images/yкринформ/2023-05-18T16-37-00-03-00/630_360_1684417151-930.jpeg" xlink:type="simple" xlink:show="embed" xlink:actuate="onLoad" draw:mime-type="image/jpeg"/>
</draw:frame>
 Заступникдержсекретаря США з питань менеджменту і ресурсів Річард Верма відвідавУкраїну, де зустрівся з представниками української влади.</text:p>
      <text:p text:style-name="P4">
У відеозверненні американський урядовець запевнив, що Вашингтон разом ізсоюзниками продовжуватиме надавати Україні необхідну підтримку для захистусвоєї незалежності, передає Укрінформ.</text:p>
      <text:p text:style-name="P4">
Як повідомив Верма у <text:a xlink:type="simple" xlink:href="https://twitter.com/DepSecStateMR/status/1659136747354112003" text:style-name="Internet_20_link" text:visited-style-name="Visited_20_Internet_20_Link">
</text:a>
, метою його візиту була оцінка того “як американська підтримка допомагаєУкраїні захищатися від російської агресії”.</text:p>
      <text:p text:style-name="P4">
<draw:frame draw:style-name="fr1" draw:name="Image208" text:anchor-type="as-char" svg:width="6.9236in" svg:height="4.611226in" draw:z-index="0">
<draw:image xlink:href="../Images/yкринформ/2023-05-18T16-37-00-03-00/1684417151-484.jpeg" xlink:type="simple" xlink:show="embed" xlink:actuate="onLoad" draw:mime-type="image/jpeg"/>
</draw:frame>
</text:p>
      <text:p text:style-name="P4">
“Ми будемо разом з Україною так довго, як це потрібно”,- запевнив Верма.</text:p>
      <text:p text:style-name="P4">
Заступник держсекретаря США повідомив, що крім <text:a xlink:type="simple" xlink:href="https://twitter.com/DepSecStateMR/status/1659144297206382592" text:style-name="Internet_20_link" text:visited-style-name="Visited_20_Internet_20_Link">
</text:a>
з персоналом американського посольства у Києві, він, зокрема, <text:a xlink:type="simple" xlink:href="https://twitter.com/DepSecStateMR/status/1659151856440864770" text:style-name="Internet_20_link" text:visited-style-name="Visited_20_Internet_20_Link">
</text:a>
 з міністром фінансів України Сергієм Марченком.</text:p>
      <text:p text:style-name="P4">
“Ми мали продуктивну зустріч про подальшу підтримку України для захисту їїтериторіальної цілісності”, - наголосив Верма.</text:p>
      <text:p text:style-name="P4">
Крім того, він <text:a xlink:type="simple" xlink:href="https://twitter.com/DepSecStateMR/status/1659174499575644164" text:style-name="Internet_20_link" text:visited-style-name="Visited_20_Internet_20_Link">
</text:a>
 з віцепрем’єром з відновлення – міністром розвитку громад,територій та інфраструктури України Олександром Кубраковим. За його словами,проведено плідну дискусію про “майбутнє відновлення України й американськіінвестиції в український енергетичний сектор”.</text:p>
      <text:p text:style-name="P4">
<draw:frame draw:style-name="fr1" draw:name="Image209" text:anchor-type="as-char" svg:width="6.9236in" svg:height="4.388341in" draw:z-index="0">
<draw:image xlink:href="../Images/yкринформ/2023-05-18T16-37-00-03-00/1684417151-271.jpeg" xlink:type="simple" xlink:show="embed" xlink:actuate="onLoad" draw:mime-type="image/jpeg"/>
</draw:frame>
</text:p>
      <text:p text:style-name="P4">
У <text:a xlink:type="simple" xlink:href="https://twitter.com/DepSecStateMR/status/1659166947592814592" text:style-name="Internet_20_link" text:visited-style-name="Visited_20_Internet_20_Link">
</text:a>
з-під Михайлівського Золотоверхого собору в Києві американський топ-дипломатпідкреслив, що тривала підтримка України означає надання Києву безпекової,економічної та гуманітарної допомоги.</text:p>
      <text:p text:style-name="Quotations">

<text:p text:style-name="P4">
So honored to be here in Kyiv to see first-hand how the people of Ukraine&gt;
 continue to bravely defend against Russia’s attacks. <text:a xlink:type="simple" xlink:href="https://twitter.com/hashtag/UnitedWithUkraine" text:style-name="Internet_20_link" text:visited-style-name="Visited_20_Internet_20_Link">
&gt;
 </text:a>
&gt;
 <text:a xlink:type="simple" xlink:href="https://t.co/iubDaBKnX4" text:style-name="Internet_20_link" text:visited-style-name="Visited_20_Internet_20_Link">
 </text:a>
&gt;
&gt;
 — Richard R. Verma (@DepSecStateMR) <text:a xlink:type="simple" xlink:href="https://twitter.com/DepSecStateMR/status/1659166947592814592" text:style-name="Internet_20_link" text:visited-style-name="Visited_20_Internet_20_Link">
&gt;
 </text:a>
</text:p>

</text:p>
      <text:p text:style-name="P4">
<text:span text:style-name="T4">
Читайте також:</text:span>
 <text:a xlink:type="simple" xlink:href="https://www.ukrinform.ua/rubric-vidbudova/3710979-ukraina-ta-ssa-obgovorili-plan-vidnovlenna-i-zahistu-energetiki-do-nastupnoi-zimi.html" text:style-name="Internet_20_link" text:visited-style-name="Visited_20_Internet_20_Link">
 </text:a>
</text:p>
      <text:p text:style-name="P4">
“Це також означає продовження роботи з нашими партнерами і союзниками щодонадання Україні інструментів для захисту суверенітету, боротьби занезалежність, демократичне і процвітаюче майбутнє", - наголосив Верма.</text:p>
      <text:p text:style-name="P4">
Як повідомлялося, Верма був призначений заступником держсекретаря США з питаньменеджменту і ресурсів у квітні цього року. Це його перший закордонний візитна цій посаді. Крім України, він відвідав Польщу, а в четвер перебуває звізитом у Молдові.</text:p>
      <text:p text:style-name="P4">
<text:span text:style-name="T5">
Фото: Річард Верма/Твіттер</text:span>
</text:p>
      <text:p text:style-name="P4">
Source: <text:a xlink:type="simple" xlink:href="https://www.ukrinform.ua/rubric-polytics/3711015-v-ukrainu-priihav-zastupnik-blinkena-i-zustrivsa-z-ministrami-j-diplomatami.html" text:style-name="Internet_20_link" text:visited-style-name="Visited_20_Internet_20_Link">
https://www.ukrinform.ua/rubric-polytics/3711015-v-ukrainu-priihav-zastupnik-blinkena-i-zustrivsa-z-ministrami-j-diplomatami.html</text:a>
</text:p>
      <!--NEWS-->
      <text:h text:style-name="P10" text:outline-level="1">
<text:span text:style-name="T4">
У Білорусі з'явилась лінія «зубів дракона» неподалік кордону з Україною — ЗМІ</text:span>
</text:h>
      <text:p text:style-name="P4">
Authors: Ukrinform (Person)</text:p>
      <text:p text:style-name="P4">
Publisher: Укринформ (Organization)</text:p>
      <text:p text:style-name="P4">
Published Time: 2023-05-18T16:38:05+03:00</text:p>
      <text:p text:style-name="P4">
Modified Time: 2023-05-18T16:38:05+03:00</text:p>
      <text:p text:style-name="P4">
Description: У Білорусі, за 20 кілометрів від кордону з Україною, з'явилась лінія "зубів дракона", крім того, поруч з ними будуються, ймовірно, фортифікаційні споруди. — Укрінформ.</text:p>
      <text:p text:style-name="P4">
Images: ["<text:a xlink:type="simple" xlink:href="https://static.ukrinform.com/photos/2023_05/thumb_files/630_360_1684416873-207.jpg" text:style-name="Internet_20_link" text:visited-style-name="Visited_20_Internet_20_Link">
630_360_16844...</text:a>
", "<text:a xlink:type="simple" xlink:href="https://static.ukrinform.com/photos/2023_05/1684416759-480.jpg" text:style-name="Internet_20_link" text:visited-style-name="Visited_20_Internet_20_Link">
1684416759-48...</text:a>
"]</text:p>
      <text:p text:style-name="P4">
Tags: ['Білорусь', 'Фортифікаційні споруди']</text:p>
      <text:p text:style-name="P4">
Type: Article</text:p>
      <!--METADATA-->
      <text:p text:style-name="P4">
<draw:frame draw:style-name="fr1" draw:name="Image210" text:anchor-type="as-char" svg:width="6.9236in" svg:height="3.956343in" draw:z-index="0">
<draw:image xlink:href="../Images/yкринформ/2023-05-18T16-38-05-03-00/630_360_1684416873-207.jpg" xlink:type="simple" xlink:show="embed" xlink:actuate="onLoad" draw:mime-type="image/jpeg"/>
</draw:frame>
 УБілорусі, за 20 кілометрів від кордону з Україною, з'явилась лінія "зубівдракона", крім того, поруч з ними будуються, ймовірно, фортифікаційні споруди.</text:p>
      <text:p text:style-name="P4">
Як передає Укрінформ, про це повідомляє <text:a xlink:type="simple" xlink:href="http://t.me/Hajun_BY/6844" text:style-name="Internet_20_link" text:visited-style-name="Visited_20_Internet_20_Link">
 </text:a>
"Беларускі Гаюн".</text:p>
      <text:p text:style-name="P4">
<draw:frame draw:style-name="fr1" draw:name="Image211" text:anchor-type="as-char" svg:width="6.9236in" svg:height="4.538804in" draw:z-index="0">
<draw:image xlink:href="../Images/yкринформ/2023-05-18T16-38-05-03-00/1684416759-480.jpg" xlink:type="simple" xlink:show="embed" xlink:actuate="onLoad" draw:mime-type="image/jpeg"/>
</draw:frame>
</text:p>
      <text:p text:style-name="P4">
"За 10 км від Гомеля, біля траси М8 у напрямку кордону з Україною, з'явиласялінія протитанкових укріплень — «зуби дракона». Крім того, зовсім поруч іззубами йдуть будівельні роботи зі спорудження, ймовірно, фортифікаційнихспоруд", - йдеться у повідомленні.</text:p>
      <text:p text:style-name="P4">
Моніторингова група називає "символічним" те, що сьогодні зранку, 18 травня,Олександр Лукашенко стверджував, що майбутній український контрнаступ єсуцільною "дезінформацією".</text:p>
      <text:p text:style-name="P4">
<text:span text:style-name="T4">
Читайте також:</text:span>
 <text:a xlink:type="simple" xlink:href="https://www.ukrinform.ua/rubric-ato/3709444-na-teritorii-bilorusi-perebuvae-blizko-25-tisaci-vijskovih-rf.html" text:style-name="Internet_20_link" text:visited-style-name="Visited_20_Internet_20_Link">
 <text:span text:style-name="T4">
білорусі</text:span>
 </text:a>
</text:p>
      <text:p text:style-name="P4">
Як повідомляв <text:a xlink:type="simple" xlink:href="https://www.ukrinform.ua/rubric-ato/3709444-na-teritorii-bilorusi-perebuvae-blizko-25-tisaci-vijskovih-rf.html" text:style-name="Internet_20_link" text:visited-style-name="Visited_20_Internet_20_Link">
 </text:a>
 , станом на серединутравня, ситуація на кордоні з <text:a xlink:type="simple" xlink:href="https://www.ukrinform.ua/tag-bilorus" text:style-name="Internet_20_link" text:visited-style-name="Visited_20_Internet_20_Link">
 </text:a>
залишається повністю контрольованою. На території РБ наразі перебуваютьблизько 2,5 тисячі російських військових.</text:p>
      <text:p text:style-name="P4">
Source: <text:a xlink:type="simple" xlink:href="https://www.ukrinform.ua/rubric-world/3711012-u-bilorusi-zavilas-linia-zubiv-drakona-nepodalik-kordonu-z-ukrainou-zmi.html" text:style-name="Internet_20_link" text:visited-style-name="Visited_20_Internet_20_Link">
https://www.ukrinform.ua/rubric-world/3711012-u-bilorusi-zavilas-linia-zubiv-drakona-nepodalik-kordonu-z-ukrainou-zmi.html</text:a>
</text:p>
      <!--NEWS-->
      <text:h text:style-name="P10" text:outline-level="1">
<text:span text:style-name="T4">
«Ковентрі» та «Лутон» зіграють у фіналі плей-офф за вихід до АПЛ</text:span>
</text:h>
      <text:p text:style-name="P4">
Authors: Ukrinform (Person)</text:p>
      <text:p text:style-name="P4">
Publisher: Укринформ (Organization)</text:p>
      <text:p text:style-name="P4">
Published Time: 2023-05-18T16:38:22+03:00</text:p>
      <text:p text:style-name="P4">
Modified Time: 2023-05-18T16:38:22+03:00</text:p>
      <text:p text:style-name="P4">
Description: Поєдинок пройде на Вемблі 27 травня. — Укрінформ.</text:p>
      <text:p text:style-name="P4">
Images: ["<text:a xlink:type="simple" xlink:href="https://static.ukrinform.com/photos/2023_05/thumb_files/630_360_1684417052-689.jpg" text:style-name="Internet_20_link" text:visited-style-name="Visited_20_Internet_20_Link">
630_360_16844...</text:a>
"]</text:p>
      <text:p text:style-name="P4">
Tags: ['Футбол', 'АПЛ']</text:p>
      <text:p text:style-name="P4">
Type: Article</text:p>
      <!--METADATA-->
      <text:p text:style-name="P4">
<draw:frame draw:style-name="fr1" draw:name="Image212" text:anchor-type="as-char" svg:width="6.9236in" svg:height="3.956343in" draw:z-index="0">
<draw:image xlink:href="../Images/yкринформ/2023-05-18T16-38-22-03-00/630_360_1684417052-689.jpg" xlink:type="simple" xlink:show="embed" xlink:actuate="onLoad" draw:mime-type="image/jpeg"/>
</draw:frame>
 Поєдинокпройде на Вемблі 27 травня.</text:p>
      <text:p text:style-name="P4">
«Ковентрі» та «Лутон» зіграють у фіналі плей-офф за вихід до АнглійськоїПрем’єр-ліги, передає Укрінформ.</text:p>
      <text:p text:style-name="P4">
«Лутон» за підсумками двох матчів обіграв у півфіналі «Сандерленд». Першийпоєдинок виграли «Чорні коти» (2:1), у зустрічі-відповіді на домашній аренісильнішими були «Капелюшники» (2:0).</text:p>
      <text:p text:style-name="P4">
«Ковентрі» у першому поєдинку зіграв унічию з «Мідлсбро» (0:0). У зустрічі увідповідь «Небесно-блакитні» здобули на виїзді мінімальну перемогу (1:0).</text:p>
      <text:p text:style-name="P4">
Фінальний матч плей-офф пройде на Вемблі 27 травня.</text:p>
      <text:p text:style-name="P4">
<text:span text:style-name="T4">
Читайте також:</text:span>
 <text:a xlink:type="simple" xlink:href="https://www.ukrinform.ua/rubric-sports/3709690-apl-liverpul-u-gostah-rozgromiv-lester.html" text:style-name="Internet_20_link" text:visited-style-name="Visited_20_Internet_20_Link">
 <text:span text:style-name="T4">
АПЛ</text:span>
 </text:a>
</text:p>
      <text:p text:style-name="P4">
Як повідомляв Укрінформ, раніше вихід в АПЛ собі гарантували «Бернлі» та«Шеффілд Юнайтед».</text:p>
      <text:p text:style-name="P4">
Фото: Getty Images</text:p>
      <text:p text:style-name="P4">
Source: <text:a xlink:type="simple" xlink:href="https://www.ukrinform.ua/rubric-sports/3711013-koventri-ta-luton-zigraut-u-finali-plejoff-za-vihid-do-apl.html" text:style-name="Internet_20_link" text:visited-style-name="Visited_20_Internet_20_Link">
https://www.ukrinform.ua/rubric-sports/3711013-koventri-ta-luton-zigraut-u-finali-plejoff-za-vihid-do-apl.html</text:a>
</text:p>
      <!--NEWS-->
      <text:h text:style-name="P10" text:outline-level="1">
<text:span text:style-name="T4">
На Харківщині внаслідок ракетного обстрілу загинула людина, двоє поранені</text:span>
</text:h>
      <text:p text:style-name="P4">
Authors: Ukrinform (Person)</text:p>
      <text:p text:style-name="P4">
Publisher: Укринформ (Organization)</text:p>
      <text:p text:style-name="P4">
Published Time: 2023-05-18T16:43:00+03:00</text:p>
      <text:p text:style-name="P4">
Modified Time: 2023-05-18T16:43:00+03:00</text:p>
      <text:p text:style-name="P4">
Description: Унаслідок ракетного удару по селу Циркуни Харківської області загинула одна людина, ще двоє зазнали поранень.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арківщина', 'Війна з Росією', 'Ракетний удар']</text:p>
      <text:p text:style-name="P4">
Type: Article</text:p>
      <!--METADATA-->
      <text:p text:style-name="P4">
<draw:frame draw:style-name="fr1" draw:name="Image213" text:anchor-type="as-char" svg:width="6.9236in" svg:height="3.956343in" draw:z-index="0">
<draw:image xlink:href="../Images/yкринформ/2023-05-18T16-43-00-03-00/630_360_1654768443-794.jpg" xlink:type="simple" xlink:show="embed" xlink:actuate="onLoad" draw:mime-type="image/jpeg"/>
</draw:frame>
 Унаслідокракетного удару по селу Циркуни Харківської області загинула одна людина, щедвоє зазнали поранень.</text:p>
      <text:p text:style-name="P4">
Про це повідомив у <text:a xlink:type="simple" xlink:href="https://t.me/synegubov/6219" text:style-name="Internet_20_link" text:visited-style-name="Visited_20_Internet_20_Link">
 </text:a>
 начальник Харківської ОВАОлег Синєгубов, передає Укрінформ.</text:p>
      <text:p text:style-name="P4">
“За даними Обласного центру екстреної медичної допомоги, внаслідок ракетногоудару окупантів по с. Циркуни загинула одна людина. Ще двоє мирних жителівдістали поранення. Медики надають їм всю необхідну допомогу”, - зазначивСинєгубов.</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span text:style-name="T4">
Циркун</text:span>
 </text:a>
</text:p>
      <text:p text:style-name="P4">
Раніше повідомлялося, що у с. Циркуни <text:a xlink:type="simple" xlink:href="https://www.ukrinform.ua/tag-harkivsina" text:style-name="Internet_20_link" text:visited-style-name="Visited_20_Internet_20_Link">
 </text:a>
 зафіксовано влучання ракети у приватний житловий будинок, підзавалами може перебувати людина.</text:p>
      <text:p text:style-name="P4">
Source: <text:a xlink:type="simple" xlink:href="https://www.ukrinform.ua/rubric-ato/3711018-na-harkivsini-vnaslidok-raketnogo-obstrilu-zaginula-ludina-dvoe-poraneni.html" text:style-name="Internet_20_link" text:visited-style-name="Visited_20_Internet_20_Link">
https://www.ukrinform.ua/rubric-ato/3711018-na-harkivsini-vnaslidok-raketnogo-obstrilu-zaginula-ludina-dvoe-poraneni.html</text:a>
</text:p>
      <!--NEWS-->
      <text:h text:style-name="P10" text:outline-level="1">
<text:span text:style-name="T4">
Економіки ЄС і України виявили стійкість в умовах російської агресії – Єврокомісія</text:span>
</text:h>
      <text:p text:style-name="P4">
Authors: Ukrinform (Person)</text:p>
      <text:p text:style-name="P4">
Publisher: Укринформ (Organization)</text:p>
      <text:p text:style-name="P4">
Published Time: 2023-05-18T16:47:26+03:00</text:p>
      <text:p text:style-name="P4">
Modified Time: 2023-05-18T16:47:26+03:00</text:p>
      <text:p text:style-name="P4">
Description: Весняний економічний прогноз ЄС зафіксував більш високі показники економічного розвитку, ніж прогнозувалося взимку, та вищу від очікуваної економічну стійкість ЄС і України в умовах агресії Росії.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Економіка', 'Єврокомісія', 'Україна']</text:p>
      <text:p text:style-name="P4">
Type: Article</text:p>
      <!--METADATA-->
      <text:p text:style-name="P4">
<draw:frame draw:style-name="fr1" draw:name="Image214" text:anchor-type="as-char" svg:width="6.9236in" svg:height="3.956343in" draw:z-index="0">
<draw:image xlink:href="../Images/yкринформ/2023-05-18T16-47-26-03-00/630_360_1462365899-2256.jpg" xlink:type="simple" xlink:show="embed" xlink:actuate="onLoad" draw:mime-type="image/jpeg"/>
</draw:frame>
 Веснянийекономічний прогноз ЄС зафіксував більш високі показники економічногорозвитку, ніж прогнозувалося взимку, та вищу від очікуваної економічнустійкість ЄС і України в умовах агресії Росії.</text:p>
      <text:p text:style-name="P4">
Про це заявив єврокомісар з питань економіки Паоло Джентілоні, <text:a xlink:type="simple" xlink:href="http://ec.europa.eu/commission/presscorner/detail/en/speech_23_2762" text:style-name="Internet_20_link" text:visited-style-name="Visited_20_Internet_20_Link">
</text:a>
прогнозний огляд розвитку європейської економіки, до якого вперше включеніпоказники нових кандидатів на членство в ЄС - України, Молдови та Боснії йГерцеговини, передає кореспондент Укрінформу.</text:p>
      <text:p text:style-name="P4">
"Безумовно, російська агресивна війна проти України кидає довгу тіньнепевності на всю нашу економіку. Це не лише людська та геополітична проблема,це також великий економічний ризик… Але ми маємо пишатися тим, що європейськаекономіка демонструє таку видатну стійкість... Менеджмент під час енергетичноїкризи, координація фіскальної політики - все це привело до сценарію, якийвиявився кращим за очікування", - сказав Джентілоні.</text:p>
      <text:p text:style-name="P4">
Зокрема, за його словами, у травні ціна на газ досягла у 35 євро замегават/годину, що є найнижчим показником з літа 2021 року, і за прогнозом,ціни на газ знижуватимуться у 2023-2024 роках.</text:p>
      <text:p text:style-name="P4">
За даними на <text:a xlink:type="simple" xlink:href="http://ec.europa.eu/commission/presscorner/detail/en/ip_23_2723" text:style-name="Internet_20_link" text:visited-style-name="Visited_20_Internet_20_Link">
</text:a>
Єврокомісії, темпи економічного зростання ЄС становили 1% (0,8% за зимовимпрогнозом), із перспективою збільшення до 1,7% у 2024 році. Зростанняєвропейського ВВП очікується на рівні 1,1% та 1,6% у 2023 та у 2024 рокахвідповідно. При цьому рівень інфляції в зоні євро очікується на рівні 5,8% унинішньому році та знизиться до 2,8% у 2024 році.</text:p>
      <text:p text:style-name="P4">
<text:span text:style-name="T4">
Читайте також:</text:span>
 <text:a xlink:type="simple" xlink:href="https://www.ukrinform.ua/rubric-economy/3709638-ricnij-zvit-nbu-popri-vijnu-vdalosa-zberegti-makrofinansovu-stabilnist-ta-doviru-gromadan.html" text:style-name="Internet_20_link" text:visited-style-name="Visited_20_Internet_20_Link">
 </text:a>
</text:p>
      <text:p text:style-name="P4">
Україну Єврокомісія <text:a xlink:type="simple" xlink:href="https://ec.europa.eu/economy_finance/forecasts/2023/spring/SpecialIssue-Candidate_countries.pdf" text:style-name="Internet_20_link" text:visited-style-name="Visited_20_Internet_20_Link">
</text:a>
 як країну із «середнім рівнем статків» із населеннямпонад 40 мільйонів, де частка ВВП на душу населення становить близько 29,3%від середнього по країнах ЄС.</text:p>
      <text:p text:style-name="P4">
«Цей розділ ґрунтується головно на передвоєнних показниках, що вносить упрогноз величезну невизначеність. Водночас країна продемонструвала видатнустійкість під час війни та у зусиллях із приєднання до ЄС після того, якотримала статус країни-кандидата 23 червня 2023 року. Це має покращитиперспективи для України», - йдеться у документі.</text:p>
      <text:p text:style-name="P4">
Зазначається, що руйнування капітальних активів та відплив населення внаслідокросійської агресії призвели до скорочення економіки України майже на третину у2022 році. Напочатку країну залишили більше ніж 7 мільйонів людей, частина зних згодом повернулася, але зараз близько 4 мільйонів українських громадянперебувають під тимчасовим захистом ЄС за кордоном.</text:p>
      <text:p text:style-name="P4">
«Економіка довела стійкість, попри війну. Переміщення населення, зниженнябізнес-активності та важкі економічні втрати в регіонах активних бойових дійспричинили високу інфляцію та зростання безробіття. У 2022 році приватнеспоживання та інвестиції впали на 30% та 35 відсотків, відповідно, щоспричинило скорочення ВВП на 29,1%. Крім того, російські атаки на енергетичнімережі наприкінці 2022 - на початку 2023 рр. зруйнували або серйозно пошкодилиполовину енергетичної інфраструктури. Водночас вища за очікувану стійкістьенергетичної інфраструктури, а також ініціативи солідарності та фінансовадопомога, за прогнозом, сприятимуть стабілізації економічних показників у 2023році», - вважають у ЄК.</text:p>
      <text:p text:style-name="P4">
Зокрема, за очікуваннями <text:a xlink:type="simple" xlink:href="https://www.ukrinform.ua/tag-evrokomisia" text:style-name="Internet_20_link" text:visited-style-name="Visited_20_Internet_20_Link">
 </text:a>
 , зсередини 2024 року розпочнеться процес відновлення країни із поступовимзниженням рівня інфляції, яка цього року буде зберігатися на рівні близько20%. Зменшиться також рівень безробіття (поточний показник 15%).</text:p>
      <text:p text:style-name="P4">
«Величезні зусилля будуть необхідні для приваблення інвестицій тазапочаткування повномасштабної відбудови, вартість якої зараз оцінюється нарівні 411 мільярдів доларів США. Амбітна програма реформ також буде необхідноюдля країни у просуванні на шляху до ЄС», - сказано у доповіді Єврокомісії.</text:p>
      <text:p text:style-name="P4">
<text:span text:style-name="T4">
Читайте також:</text:span>
 <text:a xlink:type="simple" xlink:href="https://www.ukrinform.ua/rubric-ato/3709960-ebrr-ocikue-pomirnogo-zrostanna-ekonomiki-ukraini.html" text:style-name="Internet_20_link" text:visited-style-name="Visited_20_Internet_20_Link">
 </text:a>
</text:p>
      <text:p text:style-name="P4">
Наступний, літній економічний прогноз Європейська комісія представить у липні.</text:p>
      <text:p text:style-name="P4">
Source: <text:a xlink:type="simple" xlink:href="https://www.ukrinform.ua/rubric-economy/3711019-ekonomiki-es-i-ukraini-viavili-stijkist-v-umovah-rosijskoi-agresii-evrokomisia.html" text:style-name="Internet_20_link" text:visited-style-name="Visited_20_Internet_20_Link">
https://www.ukrinform.ua/rubric-economy/3711019-ekonomiki-es-i-ukraini-viavili-stijkist-v-umovah-rosijskoi-agresii-evrokomisia.html</text:a>
</text:p>
      <!--NEWS-->
      <text:h text:style-name="P10" text:outline-level="1">
<text:span text:style-name="T4">
Заповідник «Софія Київська» проводить заходи з нагоди Міжнародного дня музеїв</text:span>
</text:h>
      <text:p text:style-name="P4">
Authors: Ukrinform (Person)</text:p>
      <text:p text:style-name="P4">
Publisher: Укринформ (Organization)</text:p>
      <text:p text:style-name="P4">
Published Time: 2023-05-18T16:58:15+03:00</text:p>
      <text:p text:style-name="P4">
Modified Time: 2023-05-18T16:58:15+03:00</text:p>
      <text:p text:style-name="P4">
Description: Протягом 18-21 травня на території Національного заповідника «Софія Київська» пройдуть квести, екскурсії та виставки з нагоди Міжнародного дня музеїв. — Укрінформ.</text:p>
      <text:p text:style-name="P4">
Images: ["<text:a xlink:type="simple" xlink:href="https://static.ukrinform.com/photos/2021_03/thumb_files/630_360_1615384002-894.jpg" text:style-name="Internet_20_link" text:visited-style-name="Visited_20_Internet_20_Link">
630_360_16153...</text:a>
"]</text:p>
      <text:p text:style-name="P4">
Tags: None</text:p>
      <text:p text:style-name="P4">
Type: Article</text:p>
      <!--METADATA-->
      <text:p text:style-name="P4">
<draw:frame draw:style-name="fr1" draw:name="Image215" text:anchor-type="as-char" svg:width="6.9236in" svg:height="3.956343in" draw:z-index="0">
<draw:image xlink:href="../Images/yкринформ/2023-05-18T16-58-15-03-00/630_360_1615384002-894.jpg" xlink:type="simple" xlink:show="embed" xlink:actuate="onLoad" draw:mime-type="image/jpeg"/>
</draw:frame>
 Протягом18-21 травня на території Національного заповідника «Софія Київська» пройдутьквести, екскурсії та виставки з нагоди Міжнародного дня музеїв.</text:p>
      <text:p text:style-name="P4">
Як передає Укрінформ, про це повідомляє видання <text:a xlink:type="simple" xlink:href="http://vechirniy.kyiv.ua/news/82874/" text:style-name="Internet_20_link" text:visited-style-name="Visited_20_Internet_20_Link">
</text:a>
</text:p>
      <text:p text:style-name="P4">
"Цього року традиційно заповідник пропонує відсвяткувати Міжнародний деньмузеїв — відвідати виставку чи квест всією родиною, лекцію, екскурсію чимайстер-клас", - йдеться в повідомленні.</text:p>
      <text:p text:style-name="P4">
Згідно з програмою, 18 травня опівдні відбулися міжмузейний квест «Хранителіісторії», а також лекція «Художній літопис пам’ятки: Кирилівська церква вобразотворчому мистецтві», а о 14 годині - квест «Ангели летіли, ключізагубили».</text:p>
      <text:p text:style-name="P4">
На 19 травня заплановано на 12 годину дня лекція «Святитель ДимитрійРостовській в історії Кирилівської церкви» у музеї «Кирилівська церква», а о15 годині у Брамі Заборовського розпочнеться освітньо-пізнавальна програма«Дорога до Санлісу».</text:p>
      <text:p text:style-name="P4">
20 травня опівдні у музеї «Кирилівська церква» відбудеться лекція «СаваТуптало — ктитор Києво-Кирилівської церкви», а о 13 годині - майстер-клас«Андріївські етюди» в Андріївській церкві. На 14:00 заплановано майстер-клас згончарства на території заповідника «Софія Київська».</text:p>
      <text:p text:style-name="P4">
Також у заповіднику 21 травня о 12 годині можна пройти квест «Ангели летіли,ключі загубили». Цього дня також до огляду будуть доступні шість виставок.Зокрема, у музеї «Будинок митрополита» наявна виставка «Василь Кричевський:твори з фондового зібрання Софії Київської», присвячена 150— річчю від днянародження видатного митця. Ще одному художникові присвячено експозицію«Леонід Тоцький: художник і реставратор». Також доступна виставка «Героїчнийпейзаж».</text:p>
      <text:p text:style-name="P4">
Експозиція «Російсько-українські війни XII— XXI ст.: свідчення Святої Софії»представлена у Софійсьому соборі, а керамічні скульптури «Обереги» Юрія Мирка- у «Хлібні». На Брамі Заборовського предтавлена виставка «У перервах міжсиренами. Андрій Богомолов та його учні».</text:p>
      <text:p text:style-name="P4">
«З нагоди свята, традиційно, 18 травня вхід на територію Національногозаповідника «Софія Київська» та оглядового майданчика Андріївської церкви, атакож об’єктів нерухомої культурної спадщини: Софійського собору, Будинкумитрополита, Хлібні, Брами Заборовського, Трапезної, Дзвіниці, Андріївськоїцеркви, Кирилівської церкви, Золотих воріт, — безкоштовний», - зазначають уповідомлені.</text:p>
      <text:p text:style-name="P4">
Вартість екскурсійного обслуговування визначається <text:a xlink:type="simple" xlink:href="https://st-sophia.org.ua/uk/vidviduvacham/roztsinki/" text:style-name="Internet_20_link" text:visited-style-name="Visited_20_Internet_20_Link">
 </text:a>
 вартості платних послуг уНаціональному заповіднику «Софія Київська».</text:p>
      <text:p text:style-name="P4">
Як повідомляв Укрінформ, до Міжнародного дня музеїв у Житомирському обласномукраєзнавчому музеї відкрилася виставка «Промисли і ремесла ЖитомирськогоПолісся», половину експонатів якої відвідувачам показали вперше.</text:p>
      <text:p text:style-name="P4">
Source: <text:a xlink:type="simple" xlink:href="https://www.ukrinform.ua/rubric-culture/3711023-zapovidnik-sofia-kiivska-provodit-zahodi-z-nagodi-miznarodnogo-dna-muzeiv.html" text:style-name="Internet_20_link" text:visited-style-name="Visited_20_Internet_20_Link">
https://www.ukrinform.ua/rubric-culture/3711023-zapovidnik-sofia-kiivska-provodit-zahodi-z-nagodi-miznarodnogo-dna-muzeiv.html</text:a>
</text:p>
      <!--NEWS-->
      <text:h text:style-name="P10" text:outline-level="1">
<text:span text:style-name="T4">
Галущенко поінформував урядову делегацію Китаю про ситуацію на ЗАЕС</text:span>
</text:h>
      <text:p text:style-name="P4">
Authors: Ukrinform (Person)</text:p>
      <text:p text:style-name="P4">
Publisher: Укринформ (Organization)</text:p>
      <text:p text:style-name="P4">
Published Time: 2023-05-18T16:59:54+03:00</text:p>
      <text:p text:style-name="P4">
Modified Time: 2023-05-18T16:59:54+03:00</text:p>
      <text:p text:style-name="P4">
Description: Перебування військових рф на території Запорізької АЕС несе ризики для ядерної безпеки всього континенту, станція має бути деокупована, демілітаризована і повернена під повне керівництво українського оператора. — Укрінформ.</text:p>
      <text:p text:style-name="P4">
Images: ["<text:a xlink:type="simple" xlink:href="https://static.ukrinform.com/photos/2022_08/thumb_files/630_360_1659601205-271.jpg" text:style-name="Internet_20_link" text:visited-style-name="Visited_20_Internet_20_Link">
630_360_16596...</text:a>
"]</text:p>
      <text:p text:style-name="P4">
Tags: ['Китай', 'Запорізька АЕС', 'Галущенко', 'Війна з Росією']</text:p>
      <text:p text:style-name="P4">
Type: Article</text:p>
      <!--METADATA-->
      <text:p text:style-name="P4">
<draw:frame draw:style-name="fr1" draw:name="Image216" text:anchor-type="as-char" svg:width="6.9236in" svg:height="3.956343in" draw:z-index="0">
<draw:image xlink:href="../Images/yкринформ/2023-05-18T16-59-54-03-00/630_360_1659601205-271.jpg" xlink:type="simple" xlink:show="embed" xlink:actuate="onLoad" draw:mime-type="image/jpeg"/>
</draw:frame>
Перебування військових рф на території Запорізької АЕС несе ризики для ядерноїбезпеки всього континенту, станція має бути деокупована, демілітаризована іповернена під повне керівництво українського оператора.</text:p>
      <text:p text:style-name="P4">
На цьому наголосив міністр енергетики України Герман Галущенко на брифінгу пропоточну безпекову ситуацію в країні для китайської урядової делегації на чолізі спеціальним представником уряду КНР у справах Євразії Лі Хуеєм, повідомляєУкрінформ з посиланням на <text:a xlink:type="simple" xlink:href="http://mev.gov.ua/novyna/perebuvannya-viyskovykh-rf-na-terytoriyi-zaes-nese-ryzyky-dlya-yadernoyi-bezpeky-vsoho" text:style-name="Internet_20_link" text:visited-style-name="Visited_20_Internet_20_Link">
 </text:a>
 .</text:p>
      <text:p text:style-name="P4">
«Ми закликаємо міжнародну спільноту жорстко відреагувати на факти ядерноготероризму, які вчиняє росія. Для забезпечення ядерної і радіаційної безпекиконтиненту ЗАЕС має бути деокупована, демілітаризована і повернена під повнекерівництво українського оператора, який забезпечить безпечну експлуатаціюоб’єкта», - сказав Галущенко.</text:p>
      <text:p text:style-name="P4">
<text:span text:style-name="T4">
Читайте також:</text:span>
 <text:a xlink:type="simple" xlink:href="https://www.ukrinform.ua/rubric-regions/3707273-zagarbniki-planuut-evakuuvati-ponad-3-000-pracivnikiv-zaes-ta-ihnih-ridnih.html" text:style-name="Internet_20_link" text:visited-style-name="Visited_20_Internet_20_Link">
 <text:span text:style-name="T4">
ЗАЕС</text:span>
 </text:a>
</text:p>
      <text:p text:style-name="P4">
Очільник Міненерго поінформував іноземних гостей про небезпеки і ризики узв'язку із захопленням росією Запорізької АЕС, а також зауважив, що своїмидіями росіяни порушили всі сім ключових принципів ядерної безпеки. Вонипродовжують утримувати в заручниках персонал станції, застосовуючипсихологічний і фізичний тиск.</text:p>
      <text:p text:style-name="P4">
«Кожна хвилина перебування на станції російських військових і техніки – цепрямі ризики для ядерної і радіаційної безпеки всього континенту», - додавГалущенко.</text:p>
      <text:p text:style-name="P4">
<text:span text:style-name="T4">
Читайте також:</text:span>
 <text:a xlink:type="simple" xlink:href="https://www.ukrinform.ua/rubric-regions/3710020-rosiani-zaboronili-pracivnikam-zaes-spilkuvatis-miz-sobou-energoatom.html" text:style-name="Internet_20_link" text:visited-style-name="Visited_20_Internet_20_Link">
 <text:span text:style-name="T4">
ЗАЕС</text:span>
 </text:a>
</text:p>
      <text:p text:style-name="P4">
Як повідомлялося, на тимчасово окупованій Запорізькій атомній електростанціїсуттєво зросла кількість озброєних російських військових. Їх чисельність ниністановить понад 2,5 тисячі осіб.</text:p>
      <text:p text:style-name="P4">
Президент «Енергоатома» Петро Котін заявляв, що підготовка персоналу, якийпрацюватиме на Запорізькій АЕС після того, як Енергодар деокупують Силиоборони, вже триває.</text:p>
      <text:p text:style-name="P4">
Очільник МАГАТЕ Рафаель Маріано Гроссі планує представити угоду України з рфщодо захисту ЗАЕС в Раді Безпеки <text:a xlink:type="simple" xlink:href="https://www.ukrinform.ua/tag-oon" text:style-name="Internet_20_link" text:visited-style-name="Visited_20_Internet_20_Link">
 </text:a>
 цьогомісяця.</text:p>
      <text:p text:style-name="P4">
Source: <text:a xlink:type="simple" xlink:href="https://www.ukrinform.ua/rubric-polytics/3711024-galusenko-poinformuvav-uradovu-delegaciu-kitau-pro-situaciu-na-zaes.html" text:style-name="Internet_20_link" text:visited-style-name="Visited_20_Internet_20_Link">
https://www.ukrinform.ua/rubric-polytics/3711024-galusenko-poinformuvav-uradovu-delegaciu-kitau-pro-situaciu-na-zaes.html</text:a>
</text:p>
      <!--NEWS-->
      <text:h text:style-name="P10" text:outline-level="1">
<text:span text:style-name="T4">
Російському офіцеру, який віддав наказ захопити аеродром у Гостомелі, оголосили підозру</text:span>
</text:h>
      <text:p text:style-name="P4">
Authors: Ukrinform (Person)</text:p>
      <text:p text:style-name="P4">
Publisher: Укринформ (Organization)</text:p>
      <text:p text:style-name="P4">
Published Time: 2023-05-18T17:03:00+03:00</text:p>
      <text:p text:style-name="P4">
Modified Time: 2023-05-18T17:03:00+03:00</text:p>
      <text:p text:style-name="P4">
Description: Правоохоронці оголосили підозру заступнику командувача повітряно-десантних військ Збройних сил Російської Федерації, який віддав наказ на захоплення аеродрому "Київ-Антонов-2". — Укрінформ.</text:p>
      <text:p text:style-name="P4">
Images: ["<text:a xlink:type="simple" xlink:href="https://static.ukrinform.com/photos/2022_06/thumb_files/630_360_1656079350-8877.jpeg" text:style-name="Internet_20_link" text:visited-style-name="Visited_20_Internet_20_Link">
630_360_16560...</text:a>
", "<text:a xlink:type="simple" xlink:href="https://static.ukrinform.com/photos/2023_05/1684418355-546.jpg" text:style-name="Internet_20_link" text:visited-style-name="Visited_20_Internet_20_Link">
1684418355-54...</text:a>
"]</text:p>
      <text:p text:style-name="P4">
Tags: ['Аеропорт "Гостомель"', 'Офіс генпрокурора', 'Війна з Росією']</text:p>
      <text:p text:style-name="P4">
Type: Article</text:p>
      <!--METADATA-->
      <text:p text:style-name="P4">
<draw:frame draw:style-name="fr1" draw:name="Image217" text:anchor-type="as-char" svg:width="6.9236in" svg:height="3.956343in" draw:z-index="0">
<draw:image xlink:href="../Images/yкринформ/2023-05-18T17-03-00-03-00/630_360_1656079350-8877.jpeg" xlink:type="simple" xlink:show="embed" xlink:actuate="onLoad" draw:mime-type="image/jpeg"/>
</draw:frame>
Правоохоронці оголосили підозру заступнику командувача повітряно-десантнихвійськ Збройних сил Російської Федерації, який віддав наказ на захопленняаеродрому "Київ-Антонов-2".</text:p>
      <text:p text:style-name="P4">
Як передає Укрінформ, про це повідомив <text:a xlink:type="simple" xlink:href="https://www.gp.gov.ua/ua/posts/povidomleno-pro-pidozru-zastupniku-komanduyucogo-povitryano-desantnix-viisk-zs-rf-yakii-viddav-nakaz-na-urazennya-ta-zaxoplennya-nazemnix-cilei-na-teritoriyi-ukrayini" text:style-name="Internet_20_link" text:visited-style-name="Visited_20_Internet_20_Link">
</text:a>
 .</text:p>
      <text:p text:style-name="P4">
Фігуранту інкримінується вчинення умисних дій з метою зміни меж території тадержавного кордону України, які призвели до загибелі людей, а також веденняагресивної війни (ч. 3 ст. 110, ч. 2 ст. 28, ч. 2 ст. 437 Кримінальногокодексу України).</text:p>
      <text:p text:style-name="P4">
<draw:frame draw:style-name="fr1" draw:name="Image218" text:anchor-type="as-char" svg:width="6.9236in" svg:height="4.660609in" draw:z-index="0">
<draw:image xlink:href="../Images/yкринформ/2023-05-18T17-03-00-03-00/1684418355-546.jpg" xlink:type="simple" xlink:show="embed" xlink:actuate="onLoad" draw:mime-type="image/jpeg"/>
</draw:frame>
</text:p>
      <text:p text:style-name="P4">
За даними слідства, підозрюваний організував підготовку та віддав накази ірозпорядження на здійснення підрозділами повітряно-десантних військ іззастосуванням підрозділів армійської авіації Збройних сил РФ ураження тазахоплення наземних цілей й інших об’єктів на території України, зокремаінфраструктури аеродрому "Київ-Антонов-2" авіатранспортного підрозділудержавного підприємства "Антонов" (у Гостомелі).</text:p>
      <text:p text:style-name="P4">
<text:span text:style-name="T4">
Читайте також:</text:span>
 <text:a xlink:type="simple" xlink:href="https://www.ukrinform.ua/rubric-regions/3690575-vizvolenna-gostomela-ak-rik-tomu-zsu-znisili-elitnij-rosijskij-desant.html" text:style-name="Internet_20_link" text:visited-style-name="Visited_20_Internet_20_Link">
 </text:a>
</text:p>
      <text:p text:style-name="P4">
Своїми діями зловмисник забезпечив повномасштабне вторгнення підрозділівЗбройних сил <text:a xlink:type="simple" xlink:href="https://www.ukrinform.ua/tag-rosia" text:style-name="Internet_20_link" text:visited-style-name="Visited_20_Internet_20_Link">
 </text:a>
 на територію України зметою її захоплення.</text:p>
      <text:p text:style-name="P4">
Дії підозрюваного призвели до загибелі людей, зокрема дітей, отримання нимитілесних ушкоджень різного ступеня тяжкості, а також до заподіянняматеріальних збитків у вигляді знищення будівель, майна й інфраструктури.</text:p>
      <text:p text:style-name="P4">
Як повідомляв Укрінформ, Служба безпеки України <text:a xlink:type="simple" xlink:href="https://www.ukrinform.ua/rubric-society/3710579-sbu-vstanovila-osobu-rosijskogo-komandira-akij-nakazuvav-obstriluvati-herson.html" text:style-name="Internet_20_link" text:visited-style-name="Visited_20_Internet_20_Link">
</text:a>
 російськомукомандиру, який віддав наказ обстрілювати житлові квартали Херсона.</text:p>
      <text:p text:style-name="P4">
Source: <text:a xlink:type="simple" xlink:href="https://www.ukrinform.ua/rubric-society/3711026-rosijskomu-oficeru-akij-viddav-nakaz-zahopiti-aerodrom-u-gostomeli-ogolosili-pidozru.html" text:style-name="Internet_20_link" text:visited-style-name="Visited_20_Internet_20_Link">
https://www.ukrinform.ua/rubric-society/3711026-rosijskomu-oficeru-akij-viddav-nakaz-zahopiti-aerodrom-u-gostomeli-ogolosili-pidozru.html</text:a>
</text:p>
      <!--NEWS-->
      <text:h text:style-name="P10" text:outline-level="1">
<text:span text:style-name="T4">
У Севастополі пролунали вибухи - соцмережі</text:span>
</text:h>
      <text:p text:style-name="P4">
Authors: Ukrinform (Person)</text:p>
      <text:p text:style-name="P4">
Publisher: Укринформ (Organization)</text:p>
      <text:p text:style-name="P4">
Published Time: 2023-05-18T17:09:56+03:00</text:p>
      <text:p text:style-name="P4">
Modified Time: 2023-05-18T17:09:56+03:00</text:p>
      <text:p text:style-name="P4">
Description: У тимчасово окупованому Севастополі пролунала низка вибу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Крим', 'Севастополь', 'Вибух']</text:p>
      <text:p text:style-name="P4">
Type: Article</text:p>
      <!--METADATA-->
      <text:p text:style-name="P4">
<draw:frame draw:style-name="fr1" draw:name="Image219" text:anchor-type="as-char" svg:width="6.9236in" svg:height="3.956343in" draw:z-index="0">
<draw:image xlink:href="../Images/yкринформ/2023-05-18T17-09-56-03-00/630_360_1669987737-966.jpg" xlink:type="simple" xlink:show="embed" xlink:actuate="onLoad" draw:mime-type="image/jpeg"/>
</draw:frame>
 Утимчасово окупованому Севастополі пролунала низка вибухів.</text:p>
      <text:p text:style-name="P4">
Про це повідомив Телеграм-канал <text:a xlink:type="simple" xlink:href="http://t.me/crimean_bavovna/1389" text:style-name="Internet_20_link" text:visited-style-name="Visited_20_Internet_20_Link">
 </text:a>
 ,передає Укрінформ.</text:p>
      <text:p text:style-name="P4">
"Севастополь нарахував сьогодні вже 14 вибухів", - йдеться в дописі.</text:p>
      <text:p text:style-name="P4">
Зазначається, що підконтрольний росії "глава" Севастополя Михайло Развожаєвпояснив звуки вибухів у місті "навчальними стрільбами".</text:p>
      <text:p text:style-name="P4">
<text:span text:style-name="T4">
Читайте також:</text:span>
 <text:a xlink:type="simple" xlink:href="https://www.ukrinform.ua/rubric-crimea/3710790-u-krimu-stavsa-vibuh-na-zaliznici-zijsli-z-rejok-vagoni-zmi.html" text:style-name="Internet_20_link" text:visited-style-name="Visited_20_Internet_20_Link">
 </text:a>
</text:p>
      <text:p text:style-name="P4">
Як повідомлялося, сьогодні у тимчасово окупованому <text:a xlink:type="simple" xlink:href="https://www.ukrinform.ua/tag-krim" text:style-name="Internet_20_link" text:visited-style-name="Visited_20_Internet_20_Link">
</text:a>
 стався підрив залізничного полотна уСімферопольському районі, внаслідок чого з рейок зійшли кілька вагонів, рухпоїздів припинений.</text:p>
      <text:p text:style-name="P4">
Source: <text:a xlink:type="simple" xlink:href="https://www.ukrinform.ua/rubric-crimea/3711030-u-sevastopoli-prolunali-vibuhi-socmerezi.html" text:style-name="Internet_20_link" text:visited-style-name="Visited_20_Internet_20_Link">
https://www.ukrinform.ua/rubric-crimea/3711030-u-sevastopoli-prolunali-vibuhi-socmerezi.html</text:a>
</text:p>
      <!--NEWS-->
      <text:h text:style-name="P10" text:outline-level="1">
<text:span text:style-name="T4">
У Чернівцях презентували вперше відтворену вишиту сорочку Ольги Кобилянської</text:span>
</text:h>
      <text:p text:style-name="P4">
Authors: Ukrinform (Person)</text:p>
      <text:p text:style-name="P4">
Publisher: Укринформ (Organization)</text:p>
      <text:p text:style-name="P4">
Published Time: 2023-05-18T17:19:52+03:00</text:p>
      <text:p text:style-name="P4">
Modified Time: 2023-05-18T17:19:52+03:00</text:p>
      <text:p text:style-name="P4">
Description: У Чернівцях в Музеї вишиванки презентували вперше відтворену вишиту сорочку Ольги Кобилянської. Її представили в рамках проєкту "Вишивка в одязі видатних українців". — Укрінформ.</text:p>
      <text:p text:style-name="P4">
Images: ["<text:a xlink:type="simple" xlink:href="https://static.ukrinform.com/photos/2023_05/thumb_files/630_360_1684419438-9018.jpeg" text:style-name="Internet_20_link" text:visited-style-name="Visited_20_Internet_20_Link">
630_360_16844...</text:a>
", "<text:a xlink:type="simple" xlink:href="https://static.ukrinform.com/photos/2023_05/thumb_files/630_360_1684419438-9953.jpeg" text:style-name="Internet_20_link" text:visited-style-name="Visited_20_Internet_20_Link">
630_360_16844...</text:a>
", "<text:a xlink:type="simple" xlink:href="https://static.ukrinform.com/photos/2023_05/thumb_files/630_360_1684419438-5609.jpeg" text:style-name="Internet_20_link" text:visited-style-name="Visited_20_Internet_20_Link">
630_360_16844...</text:a>
", "<text:a xlink:type="simple" xlink:href="https://static.ukrinform.com/photos/2023_05/thumb_files/630_360_1684419438-7786.jpeg" text:style-name="Internet_20_link" text:visited-style-name="Visited_20_Internet_20_Link">
630_360_16844...</text:a>
", "<text:a xlink:type="simple" xlink:href="https://static.ukrinform.com/photos/2023_05/thumb_files/630_360_1684419438-4822.jpeg" text:style-name="Internet_20_link" text:visited-style-name="Visited_20_Internet_20_Link">
630_360_16844...</text:a>
"]</text:p>
      <text:p text:style-name="P4">
Tags: ['Вишиванка', 'День вишиванки', 'Чернівці']</text:p>
      <text:p text:style-name="P4">
Type: Article</text:p>
      <!--METADATA-->
      <text:p text:style-name="P4">
<draw:frame draw:style-name="fr1" draw:name="Image220" text:anchor-type="as-char" svg:width="6.9236in" svg:height="3.956343in" draw:z-index="0">
<draw:image xlink:href="../Images/yкринформ/2023-05-18T17-19-52-03-00/630_360_1684419438-9018.jpeg" xlink:type="simple" xlink:show="embed" xlink:actuate="onLoad" draw:mime-type="image/jpeg"/>
</draw:frame>
 УЧернівцях в Музеї вишиванки презентували вперше відтворену вишиту сорочкуОльги Кобилянської. Її представили в рамках проєкту "Вишивка в одязі видатнихукраїнців".</text:p>
      <text:p text:style-name="P4">
Про це повідомляє кореспондент Укрінформу.</text:p>
      <text:p text:style-name="P4">
<draw:frame draw:style-name="fr1" draw:name="Image221" text:anchor-type="as-char" svg:width="6.9236in" svg:height="3.956343in" draw:z-index="0">
<draw:image xlink:href="../Images/yкринформ/2023-05-18T17-19-52-03-00/630_360_1684419438-9953.jpeg" xlink:type="simple" xlink:show="embed" xlink:actuate="onLoad" draw:mime-type="image/jpeg"/>
</draw:frame>
 УЧернівцях презентували вперше відтворену вишиту сорочку Ольги Кобилянської /Фото: Віталій Олійник, Укрінформ  <text:a xlink:type="simple" xlink:href="https://static.ukrinform.com/photos/2023_05/1684419438-9953.jpeg" text:style-name="Internet_20_link" text:visited-style-name="Visited_20_Internet_20_Link">
<draw:frame draw:style-name="fr1" draw:name="Image222" text:anchor-type="as-char" svg:width="6.9236in" svg:height="3.956343in" draw:z-index="0">
<draw:image xlink:href="../Images/yкринформ/2023-05-18T17-19-52-03-00/630_360_1684419438-9953.jpeg" xlink:type="simple" xlink:show="embed" xlink:actuate="onLoad" draw:mime-type="image/jpeg"/>
</draw:frame>
</text:a>
 <text:a xlink:type="simple" xlink:href="https://static.ukrinform.com/photos/2023_05/1684419438-5609.jpeg" text:style-name="Internet_20_link" text:visited-style-name="Visited_20_Internet_20_Link">
<draw:frame draw:style-name="fr1" draw:name="Image223" text:anchor-type="as-char" svg:width="6.9236in" svg:height="3.956343in" draw:z-index="0">
<draw:image xlink:href="../Images/yкринформ/2023-05-18T17-19-52-03-00/630_360_1684419438-5609.jpeg" xlink:type="simple" xlink:show="embed" xlink:actuate="onLoad" draw:mime-type="image/jpeg"/>
</draw:frame>
</text:a>
 <text:a xlink:type="simple" xlink:href="https://static.ukrinform.com/photos/2023_05/1684419438-7786.jpeg" text:style-name="Internet_20_link" text:visited-style-name="Visited_20_Internet_20_Link">
<draw:frame draw:style-name="fr1" draw:name="Image224" text:anchor-type="as-char" svg:width="6.9236in" svg:height="3.956343in" draw:z-index="0">
<draw:image xlink:href="../Images/yкринформ/2023-05-18T17-19-52-03-00/630_360_1684419438-7786.jpeg" xlink:type="simple" xlink:show="embed" xlink:actuate="onLoad" draw:mime-type="image/jpeg"/>
</draw:frame>
</text:a>
 <text:a xlink:type="simple" xlink:href="https://static.ukrinform.com/photos/2023_05/1684419438-9018.jpeg" text:style-name="Internet_20_link" text:visited-style-name="Visited_20_Internet_20_Link">
<draw:frame draw:style-name="fr1" draw:name="Image225" text:anchor-type="as-char" svg:width="6.9236in" svg:height="3.956343in" draw:z-index="0">
<draw:image xlink:href="../Images/yкринформ/2023-05-18T17-19-52-03-00/630_360_1684419438-9018.jpeg" xlink:type="simple" xlink:show="embed" xlink:actuate="onLoad" draw:mime-type="image/jpeg"/>
</draw:frame>
</text:a>
 <text:a xlink:type="simple" xlink:href="https://static.ukrinform.com/photos/2023_05/1684419438-4822.jpeg" text:style-name="Internet_20_link" text:visited-style-name="Visited_20_Internet_20_Link">
<draw:frame draw:style-name="fr1" draw:name="Image226" text:anchor-type="as-char" svg:width="6.9236in" svg:height="3.956343in" draw:z-index="0">
<draw:image xlink:href="../Images/yкринформ/2023-05-18T17-19-52-03-00/630_360_1684419438-4822.jpeg" xlink:type="simple" xlink:show="embed" xlink:actuate="onLoad" draw:mime-type="image/jpeg"/>
</draw:frame>
</text:a>
</text:p>
      <text:p text:style-name="P4">
"Як тільки ми познайомилися з Лесею Воронюк, почали трошки співпрацювати, вонасказала, що у них в музеї є сорочка Ольги Кобилянської. І ось минулого року,після презентації відтвореної сорочки Степана Бандери, ми поїхали із Чернівцівіз багажем. Ми цю вишиванку Кобилянської з усіх боків відфотографували іпрактично за рік роботи змогли відтворити", - розповідає кураторка проєкту"Вишивка в одязі видатних українців" Тетяна Зез.</text:p>
      <text:p text:style-name="P4">
За її словами, спочатку фахівці відтворили схему сорочки, визначили правильнийкрій, який буде візуально подібний до оригіналу, а вже за відтвореною схемоювідшивала сорочку майстриня із Львівщини Леся Димчук.</text:p>
      <text:p text:style-name="P4">
<text:span text:style-name="T4">
Читайте також:</text:span>
 <text:a xlink:type="simple" xlink:href="https://www.ukrinform.ua/rubric-culture/3710941-u-zitomiri-prezentuvali-tradicijni-promisli-i-remesla-polissa.html" text:style-name="Internet_20_link" text:visited-style-name="Visited_20_Internet_20_Link">
 </text:a>
</text:p>
      <text:p text:style-name="P4">
"Особливість презентованої вишиванки Ольги Кобилянської полягає в тому, щовона розшита лелітками. Це перша така сорочка. Техніка виконання сама по собіпроста, але була проблема в тому, що вишивальниця шукала такі лелітки, які нелиняли, які не вицвітали. Тут асортимент, який може знати тільки досвідченавишивальниця. Ми питали, чи лелітки були нашиті на бісер, чи просто сама пособі лелітка. Тому що на фотографії це не дуже видно. Нам прийшлося приїхатиподивитися, виявилося, що на бісері. Ми повторили", - зазначила Тетяна Зез.</text:p>
      <text:p text:style-name="P4">
Також кураторка проєкту "Вишивка в одязі видатних українців" розповіла, щовідтворені вишиті сорочки історичних постатей виготовляють на замовленнявідомих нині українців. Зокрема, Ігор Козловський має в приватній власностісорочку Шевченка, Ахтем Сеїтаблаєв викупив сорочку Михайла Старицького.Подружжя Гиричів викупили сорочки Заньковецької і Старицького.</text:p>
      <text:p text:style-name="P4">
Відтворену сорочку Ольги Кобилянської виготовили на замовлення керівниці Музеювишиванки Лесі Воронюк і саме вона була одягнена у цю сорочку під часпрезентації.</text:p>
      <text:p text:style-name="P4">
<text:span text:style-name="T4">
Читайте також:</text:span>
 <text:a xlink:type="simple" xlink:href="https://www.ukrinform.ua/rubric-culture/3711005-u-cernivcah-vidkrili-vistavku-vratovanih-na-fronti-visivanok.html" text:style-name="Internet_20_link" text:visited-style-name="Visited_20_Internet_20_Link">
 </text:a>
</text:p>
      <text:p text:style-name="P4">
Як повідомляв Укрінформ, раніше в рамках проєкту "Вишивка в одязі видатнихукраїнців" відтворену сорочку Степана Бандери <text:a xlink:type="simple" xlink:href="https://www.ukrinform.ua/rubric-society/3708197-zaluznomu-podaruvali-vidtvorenu-visivanku-banderi-u-stili-military.html" text:style-name="Internet_20_link" text:visited-style-name="Visited_20_Internet_20_Link">
</text:a>
 .</text:p>
      <text:p text:style-name="P4">
Source: <text:a xlink:type="simple" xlink:href="https://www.ukrinform.ua/rubric-culture/3711033-u-cernivcah-prezentuvali-vperse-vidtvorenu-visitu-sorocku-olgi-kobilanskoi.html" text:style-name="Internet_20_link" text:visited-style-name="Visited_20_Internet_20_Link">
https://www.ukrinform.ua/rubric-culture/3711033-u-cernivcah-prezentuvali-vperse-vidtvorenu-visitu-sorocku-olgi-kobilanskoi.html</text:a>
</text:p>
      <!--NEWS-->
      <text:h text:style-name="P10" text:outline-level="1">
<text:span text:style-name="T4">
Надаль уперше з 2004 року не зіграє на «Ролан Гаррос»</text:span>
</text:h>
      <text:p text:style-name="P4">
Authors: Ukrinform (Person)</text:p>
      <text:p text:style-name="P4">
Publisher: Укринформ (Organization)</text:p>
      <text:p text:style-name="P4">
Published Time: 2023-05-18T17:20:00+03:00</text:p>
      <text:p text:style-name="P4">
Modified Time: 2023-05-18T17:20:00+03:00</text:p>
      <text:p text:style-name="P4">
Description: У найближчі кілька місяців іспанець грати не планує. — Укрінформ.</text:p>
      <text:p text:style-name="P4">
Images: ["<text:a xlink:type="simple" xlink:href="https://static.ukrinform.com/photos/2023_05/thumb_files/630_360_1684419413-688.jpg" text:style-name="Internet_20_link" text:visited-style-name="Visited_20_Internet_20_Link">
630_360_16844...</text:a>
"]</text:p>
      <text:p text:style-name="P4">
Tags: ['Теніс', 'Надаль']</text:p>
      <text:p text:style-name="P4">
Type: Article</text:p>
      <!--METADATA-->
      <text:p text:style-name="P4">
<draw:frame draw:style-name="fr1" draw:name="Image227" text:anchor-type="as-char" svg:width="6.9236in" svg:height="3.956343in" draw:z-index="0">
<draw:image xlink:href="../Images/yкринформ/2023-05-18T17-20-00-03-00/630_360_1684419413-688.jpg" xlink:type="simple" xlink:show="embed" xlink:actuate="onLoad" draw:mime-type="image/jpeg"/>
</draw:frame>
 Унайближчі кілька місяців іспанець грати не планує.</text:p>
      <text:p text:style-name="P4">
22-разовий переможець турнірів Рафаель Надаль під час пресконференції у своїйакадемії на Мальорці <text:a xlink:type="simple" xlink:href="https://twitter.com/rolandgarros/status/1659199485539663873" text:style-name="Internet_20_link" text:visited-style-name="Visited_20_Internet_20_Link">
</text:a>
 , що не зіграє на «РоланГаррос», а також пропустить ще кілька місяців, передає Укрінформ.</text:p>
      <text:p text:style-name="P4">
«Це не моє рішення, це рішення мого тіла. Я сподіваюся бути готовим до КубкаДевіса, і я хочу грати у 2024 році, який стане останнім роком моєї кар'єри. Яхочу мати можливість насолодитися ним і попрощатися з тими турнірами, з якимия хочу», – сказав Надаль.</text:p>
      <text:p text:style-name="P4">
Іспанець не виходив на корт після «Australian Open» через травму стегна. Употочному сезоні на його рахунку всього 4 зіграні матчі й одна перемога.</text:p>
      <text:p text:style-name="P4">
<text:span text:style-name="T4">
Читайте також:</text:span>
 <text:a xlink:type="simple" xlink:href="https://www.ukrinform.ua/rubric-sports/3708264-organizatori-rolan-garros2023-nazvali-rozmir-prizovogo-fondu.html" text:style-name="Internet_20_link" text:visited-style-name="Visited_20_Internet_20_Link">
 </text:a>
</text:p>
      <text:p text:style-name="P4">
Як повідомляв Укрінформ, у 2021 році Надаль травмувався на «Ролан Гаррос» і докінця сезону зіграв лише два матчі, але у 2022-му році повернувся на корт,провів 47 поєдинків, вигравши «Australian Open» і «Ролан Гаррос».</text:p>
      <text:p text:style-name="P4">
Фото: Getty Images</text:p>
      <text:p text:style-name="P4">
Source: <text:a xlink:type="simple" xlink:href="https://www.ukrinform.ua/rubric-sports/3711034-nadal-uperse-z-2004-roku-propustit-rolan-garros.html" text:style-name="Internet_20_link" text:visited-style-name="Visited_20_Internet_20_Link">
https://www.ukrinform.ua/rubric-sports/3711034-nadal-uperse-z-2004-roku-propustit-rolan-garros.html</text:a>
</text:p>
      <!--NEWS-->
      <text:h text:style-name="P10" text:outline-level="1">
<text:span text:style-name="T4">
У Франківську показали колекцію «рукав’янок», створених на початку XX століття</text:span>
</text:h>
      <text:p text:style-name="P4">
Authors: Ukrinform (Person)</text:p>
      <text:p text:style-name="P4">
Publisher: Укринформ (Organization)</text:p>
      <text:p text:style-name="P4">
Published Time: 2023-05-18T17:24:00+03:00</text:p>
      <text:p text:style-name="P4">
Modified Time: 2023-05-18T17:24:00+03:00</text:p>
      <text:p text:style-name="P4">
Description: В Івано-Франківському краєзнавчому музеї відкрили виставку жіночих сорочок – «рукав’янок», створених на Покутті у першій половині 20 століття. — Укрінформ.</text:p>
      <text:p text:style-name="P4">
Images: ["<text:a xlink:type="simple" xlink:href="https://static.ukrinform.com/photos/2023_05/thumb_files/630_360_1684419089-628.jpg" text:style-name="Internet_20_link" text:visited-style-name="Visited_20_Internet_20_Link">
630_360_16844...</text:a>
"]</text:p>
      <text:p text:style-name="P4">
Tags: ['Івано-Франківськ', 'Музей', 'Вишиванка', 'Виставка']</text:p>
      <text:p text:style-name="P4">
Type: Article</text:p>
      <!--METADATA-->
      <text:p text:style-name="P4">
<draw:frame draw:style-name="fr1" draw:name="Image228" text:anchor-type="as-char" svg:width="6.9236in" svg:height="3.956343in" draw:z-index="0">
<draw:image xlink:href="../Images/yкринформ/2023-05-18T17-24-00-03-00/630_360_1684419089-628.jpg" xlink:type="simple" xlink:show="embed" xlink:actuate="onLoad" draw:mime-type="image/jpeg"/>
</draw:frame>
 В Івано-Франківському краєзнавчому музеї відкрили виставку жіночих сорочок –«рукав’янок», створених на Покутті у першій половині 20 століття.</text:p>
      <text:p text:style-name="P4">
Про це у <text:a xlink:type="simple" xlink:href="https://www.facebook.com/ifkmMuseum/posts/pfbid0PFUFizRfczvqCepFwb9JGXNFYsPd6x2hxnc3vYLTLXW6fWjjVQYAjJsef3RjK9cul" text:style-name="Internet_20_link" text:visited-style-name="Visited_20_Internet_20_Link">
</text:a>
повідомляє Івано-Франківський краєзнавчий музей, передає Укрінформ.</text:p>
      <text:p text:style-name="P4">
«У День української <text:a xlink:type="simple" xlink:href="https://www.ukrinform.ua/tag-visivanka" text:style-name="Internet_20_link" text:visited-style-name="Visited_20_Internet_20_Link">
 </text:a>
 музейпрезентує онлайн-виставку жіночих сорочок – «рукав’янок» першої половини XXст. До огляду представлені вироби з етнографічного регіону Покуття, а саме:Снятинського р-ну (с.Белелуя, с. Кулачин), Городенківського р-ну (с.Торговиця, с. Корнів), Тлумацького р-ну (с. Палагичі)», - повідомляєкраєзнавчий музей.</text:p>
      <text:p text:style-name="P4">
За їхньою інформацією, покутські сорочки виділяються багатством вишивальнихтехнік, мотивів, орнаментів.</text:p>
      <text:p text:style-name="P4">
«Одна сорочка презентує до 3-ох і більше технік вишивки», - додають у музеї.</text:p>
      <text:p text:style-name="P4">
Зазначається, що сорочки «рукав’єнки» мали кілька назв і безліч орнаментів. Напершому місці був червоний колір, на другому – чорний. Лише на початку 20століття на Покутті у вишитих сорочках з’являється жовтий, синій, зелений,фіолетовий кольори.</text:p>
      <text:p text:style-name="P4">
<text:span text:style-name="T4">
Читайте також:</text:span>
 <text:a xlink:type="simple" xlink:href="https://www.ukrinform.ua/rubric-regions/3710884-u-frankivsku-rusku-trijcu-vdagli-u-visivanki.html" text:style-name="Internet_20_link" text:visited-style-name="Visited_20_Internet_20_Link">
 <text:span text:style-name="T4">
вишиванки</text:span>
 </text:a>
</text:p>
      <text:p text:style-name="P4">
«Вишиті повністю червоними кольорами - «червонєнки» (для дівчат), або жчорними – «чорнєнки» (для заміжніх жінок і жінок похилого віку), тиркаті(рукави сорочок чорно-червоні, рідше чорні і жовті). Проте навіть у«чорнєнках» морщінка (оздоблення біля шиї і на манжетах) завжди булачервоною», - додають у краєзнавчому музеї.</text:p>
      <text:p text:style-name="P4">
Тут зауважили, що у вишиванні сорочок на Покутті була вироблена чіткатридільна система розміщення вишивки на рукавах : уставки, морщінки (смугивисотою до 20 см, розміщені під уставками), вся площина рукава до манжетів, щорізниться між собою розмірами, орнаментом, технікою виконання. Найбагатшу інайскладнішу вишивку створювали на уставці.</text:p>
      <text:p text:style-name="P4">
<text:span text:style-name="T5">
Фото: Івано-Франківський краєзнавчий музей</text:span>
</text:p>
      <text:p text:style-name="P4">
Source: <text:a xlink:type="simple" xlink:href="https://www.ukrinform.ua/rubric-culture/3711036-u-frankivsku-pokazali-kolekciu-rukavanok-stvorenih-na-pocatku-xx-stolitta.html" text:style-name="Internet_20_link" text:visited-style-name="Visited_20_Internet_20_Link">
https://www.ukrinform.ua/rubric-culture/3711036-u-frankivsku-pokazali-kolekciu-rukavanok-stvorenih-na-pocatku-xx-stolitta.html</text:a>
</text:p>
      <!--NEWS-->
      <text:h text:style-name="P10" text:outline-level="1">
<text:span text:style-name="T4">
МЗС Китаю: Україна не повинна стати кордоном у великому силовому протистоянні в Європі</text:span>
</text:h>
      <text:p text:style-name="P4">
Authors: Ukrinform (Person)</text:p>
      <text:p text:style-name="P4">
Publisher: Укринформ (Organization)</text:p>
      <text:p text:style-name="P4">
Published Time: 2023-05-18T17:26:19+03:00</text:p>
      <text:p text:style-name="P4">
Modified Time: 2023-05-18T17:26:19+03:00</text:p>
      <text:p text:style-name="P4">
Description: Китай вважає, що Україна не повинна стати кордоном у великому силовому протистоянні в Європі, а тривалий мир на континенті можливо побудувати лише шляхом діалогу між європейськими державами та поваги до інтересів одна одної. — Укрінформ.</text:p>
      <text:p text:style-name="P4">
Images: ["<text:a xlink:type="simple" xlink:href="https://static.ukrinform.com/photos/2023_04/thumb_files/630_360_1681869376-396.jpg" text:style-name="Internet_20_link" text:visited-style-name="Visited_20_Internet_20_Link">
630_360_16818...</text:a>
"]</text:p>
      <text:p text:style-name="P4">
Tags: ['Китай', 'Україна', 'Росія']</text:p>
      <text:p text:style-name="P4">
Type: Article</text:p>
      <!--METADATA-->
      <text:p text:style-name="P4">
<draw:frame draw:style-name="fr1" draw:name="Image229" text:anchor-type="as-char" svg:width="6.9236in" svg:height="3.956343in" draw:z-index="0">
<draw:image xlink:href="../Images/yкринформ/2023-05-18T17-26-19-03-00/630_360_1681869376-396.jpg" xlink:type="simple" xlink:show="embed" xlink:actuate="onLoad" draw:mime-type="image/jpeg"/>
</draw:frame>
 Китайвважає, що Україна не повинна стати кордоном у великому силовому протистояннів Європі, а тривалий мир на континенті можливо побудувати лише шляхом діалогуміж європейськими державами та поваги до інтересів одна одної.</text:p>
      <text:p text:style-name="P4">
Про це під час брифінгу заявив речник МЗС КНР Ван Веньбінь, передає власнийкореспондент Укрінформу.</text:p>
      <text:p text:style-name="P4">
«Позиція <text:a xlink:type="simple" xlink:href="https://www.ukrinform.ua/tag-kitaj" text:style-name="Internet_20_link" text:visited-style-name="Visited_20_Internet_20_Link">
 </text:a>
 щодо українського питання єпослідовною і чіткою. Україна не повинна стати кордоном у великому силовомупротистоянні», - сказав Ван, коментуючи слова колишнього держсекретаря СШАГенрі Кіссінджер в інтерв’ю Economist, що Україна повинна набути членство вНАТО і це відповідатиме інтересам як Києва, так і Москви.</text:p>
      <text:p text:style-name="P4">
Дипломат додав, що за нинішніх обставин «усі сторони повинні зберігати спокій,проявляти стриманість і уникати будь-яких дій, які можуть посилити чиускладнити кризу».</text:p>
      <text:p text:style-name="P4">
«Необхідно будувати збалансовану, ефективну та довговічну архітектуруєвропейської безпеки шляхом діалогу й консультацій і пошуку рішення, якесправді сприятиме тривалому миру та безпеці в Європі», - сказав він, додавши,що посилення й розширення військових союзів не є ефективним способомзабезпечення безпеки регіону.</text:p>
      <text:p text:style-name="P4">
«Ми сподіваємося, що всі сторони прагнутимуть досягти спільної, всеосяжної тастійкої безпеки і побудують збалансовану, ефективну та довговічну їїархітектуру… на основі поваги до законних інтересів безпеки одна одної, щобреалізувати довготривалий мир у Європі», - сказав речник.</text:p>
      <text:p text:style-name="P4">
<text:span text:style-name="T4">
Читайте також:</text:span>
 <text:a xlink:type="simple" xlink:href="https://www.ukrinform.ua/rubric-polytics/3710871-u-mzs-kitau-rozkrili-detali-vizitu-specpredstavnika-v-ukrainu.html" text:style-name="Internet_20_link" text:visited-style-name="Visited_20_Internet_20_Link">
 <text:span text:style-name="T4">
Китаю</text:span>
 </text:a>
</text:p>
      <text:p text:style-name="P4">
Як повідомляв Укрінформ, в Офісі президента відбувся <text:a xlink:type="simple" xlink:href="http://www.ukrinform.ua/rubric-polytics/3710868-v-op-proveli-bezpekovij-brifing-dla-kitajskoi-delegacii.html" text:style-name="Internet_20_link" text:visited-style-name="Visited_20_Internet_20_Link">
</text:a>
 на чолі зі спеціальним представникомуряду КНР у справах Євразії Лі Хуеєм.</text:p>
      <text:p text:style-name="P4">
Source: <text:a xlink:type="simple" xlink:href="https://www.ukrinform.ua/rubric-polytics/3711038-mzs-kitau-ukraina-ne-povinna-stati-kordonom-u-velikomu-silovomu-protistoanni-v-evropi.html" text:style-name="Internet_20_link" text:visited-style-name="Visited_20_Internet_20_Link">
https://www.ukrinform.ua/rubric-polytics/3711038-mzs-kitau-ukraina-ne-povinna-stati-kordonom-u-velikomu-silovomu-protistoanni-v-evropi.html</text:a>
</text:p>
      <!--NEWS-->
      <text:h text:style-name="P10" text:outline-level="1">
<text:span text:style-name="T4">
Уряд Японії підтвердив, що Зеленський візьме участь у саміті G7 онлайн</text:span>
</text:h>
      <text:p text:style-name="P4">
Authors: Ukrinform (Person)</text:p>
      <text:p text:style-name="P4">
Publisher: Укринформ (Organization)</text:p>
      <text:p text:style-name="P4">
Published Time: 2023-05-18T17:29:00+03:00</text:p>
      <text:p text:style-name="P4">
Modified Time: 2023-05-18T17:29:00+03:00</text:p>
      <text:p text:style-name="P4">
Description: Президент України Володимир Зеленський візьме участь у саміті G7 у Хіросімі онлайн. — Укрінформ.</text:p>
      <text:p text:style-name="P4">
Images: ["<text:a xlink:type="simple" xlink:href="https://static.ukrinform.com/photos/2023_04/thumb_files/630_360_1682522773-211.jpeg" text:style-name="Internet_20_link" text:visited-style-name="Visited_20_Internet_20_Link">
630_360_16825...</text:a>
"]</text:p>
      <text:p text:style-name="P4">
Tags: ['Японія', 'Саміт', 'Велика вісімка', 'Зеленський']</text:p>
      <text:p text:style-name="P4">
Type: Article</text:p>
      <!--METADATA-->
      <text:p text:style-name="P4">
<draw:frame draw:style-name="fr1" draw:name="Image230" text:anchor-type="as-char" svg:width="6.9236in" svg:height="3.956343in" draw:z-index="0">
<draw:image xlink:href="../Images/yкринформ/2023-05-18T17-29-00-03-00/630_360_1682522773-211.jpeg" xlink:type="simple" xlink:show="embed" xlink:actuate="onLoad" draw:mime-type="image/jpeg"/>
</draw:frame>
 ПрезидентУкраїни Володимир Зеленський візьме участь у саміті G7 у Хіросімі онлайн.</text:p>
      <text:p text:style-name="P4">
Про це повідомив уряд Японії у четвер, передає Укрінформ із посиланням на <text:a xlink:type="simple" xlink:href="https://english.kyodonews.net/news/2023/05/34d964fb48c1-urgent-ukraine-president-to-attend-g-7-summit-online-on-sun-japan-govt.html" text:style-name="Internet_20_link" text:visited-style-name="Visited_20_Internet_20_Link">
</text:a>
 .</text:p>
      <text:p text:style-name="P4">
«Президент України Володимир Зеленський візьме участь у саміті "Великої сімки"у Хіросімі в неділю онлайн, заявив уряд <text:a xlink:type="simple" xlink:href="https://www.ukrinform.ua/tag-aponia" text:style-name="Internet_20_link" text:visited-style-name="Visited_20_Internet_20_Link">
 </text:a>
 в четвер після чуток про те, що він може бути присутнім на зустрічіособисто», - пише видання.</text:p>
      <text:p text:style-name="P4">
Як пише агентство, коли 21 березня прем'єр-міністр Японії Фуміо Кісідаздійснив несподівану поїздку до Києва для переговорів із Зеленським, вінсказав, що запросив українського лідера взяти участь у триденному саміті, якийрозпочинається у п'ятницю, онлайн.</text:p>
      <text:p text:style-name="P4">
<text:span text:style-name="T4">
Читайте також:</text:span>
 <text:a xlink:type="simple" xlink:href="https://www.ukrinform.ua/rubric-polytics/3710684-vijna-vidbudova-ekonomika-bilij-dim-nazvav-temi-sodo-ukraini-dla-obgovorenna-na-samiti-g7.html" text:style-name="Internet_20_link" text:visited-style-name="Visited_20_Internet_20_Link">
 <text:span text:style-name="T4">
саміті</text:span>
 </text:a>
</text:p>
      <text:p text:style-name="P4">
Водночас японське видання <text:a xlink:type="simple" xlink:href="https://mainichi.jp/articles/20230518/k00/00m/010/438000c" text:style-name="Internet_20_link" text:visited-style-name="Visited_20_Internet_20_Link">
</text:a>
 інформує, що засловами Кішіди, від початку планувалося, що Зеленський візьме участь узасіданні лідерів G7 у другій половині дня 19 травня. "Але через обставини,пов’язані з українською стороною, було вирішено, що він візьме участь (у цьомузасіданні - ред.) в першій половині дня 21 травня”, - сказав Кішіда.</text:p>
      <text:p text:style-name="P4">
Як повідомляв Укрінформ, заступник керівника Офісу президента Ігор Жовквазаявив раніше, що Президент Володимир Зеленський може відвідати саміт G7 уХіросімі, який почнеться в четвер, якщо дозволить ситуація на полі бою.</text:p>
      <text:p text:style-name="P4">
До Групи семи входять США, Канада, Японія, Німеччина, Франція, Італія таВелика Британія. Лідери цих держав, а також запрошені гості, зберуться нащорічний саміт у Хіросімі 19-21 травня.</text:p>
      <text:p text:style-name="P4">
<text:span text:style-name="T5">
Фото: ОП</text:span>
</text:p>
      <text:p text:style-name="P4">
Source: <text:a xlink:type="simple" xlink:href="https://www.ukrinform.ua/rubric-polytics/3711041-urad-aponii-pidtverdiv-so-zelenskij-vizme-ucast-u-samiti-g7-onlajn.html" text:style-name="Internet_20_link" text:visited-style-name="Visited_20_Internet_20_Link">
https://www.ukrinform.ua/rubric-polytics/3711041-urad-aponii-pidtverdiv-so-zelenskij-vizme-ucast-u-samiti-g7-onlajn.html</text:a>
</text:p>
      <!--NEWS-->
      <text:h text:style-name="P10" text:outline-level="1">
<text:span text:style-name="T4">
Тимчасовий повірений у справах України залишає Грузію</text:span>
</text:h>
      <text:p text:style-name="P4">
Authors: Ukrinform (Person)</text:p>
      <text:p text:style-name="P4">
Publisher: Укринформ (Organization)</text:p>
      <text:p text:style-name="P4">
Published Time: 2023-05-18T17:34:00+03:00</text:p>
      <text:p text:style-name="P4">
Modified Time: 2023-05-18T17:34:00+03:00</text:p>
      <text:p text:style-name="P4">
Description: Тимчасовий повірений у справах України в Грузії Андрій Касьянов залишає країну. — Укрінформ.</text:p>
      <text:p text:style-name="P4">
Images: ["<text:a xlink:type="simple" xlink:href="https://static.ukrinform.com/photos/2023_05/thumb_files/630_360_1684420247-490.jpg" text:style-name="Internet_20_link" text:visited-style-name="Visited_20_Internet_20_Link">
630_360_16844...</text:a>
"]</text:p>
      <text:p text:style-name="P4">
Tags: ['Грузія', 'Посольство', 'Україна', 'Війна з Росією']</text:p>
      <text:p text:style-name="P4">
Type: Article</text:p>
      <!--METADATA-->
      <text:p text:style-name="P4">
<draw:frame draw:style-name="fr1" draw:name="Image231" text:anchor-type="as-char" svg:width="6.9236in" svg:height="3.956343in" draw:z-index="0">
<draw:image xlink:href="../Images/yкринформ/2023-05-18T17-34-00-03-00/630_360_1684420247-490.jpg" xlink:type="simple" xlink:show="embed" xlink:actuate="onLoad" draw:mime-type="image/jpeg"/>
</draw:frame>
 Тимчасовийповірений у справах України в Грузії Андрій Касьянов залишає країну.</text:p>
      <text:p text:style-name="P4">
Про це повідомляє посольство України у Грузії у <text:a xlink:type="simple" xlink:href="https://www.facebook.com/permalink.php" text:style-name="Internet_20_link" text:visited-style-name="Visited_20_Internet_20_Link">
</text:a>
, передає Укрінформ.</text:p>
      <text:p text:style-name="P4">
«Залишаючи Грузію, хочу побажати всім вам миру, добробуту, гармонії таєдності, успіхів, щастя та благополуччя! Я твердо переконаний, що в Україні та<text:a xlink:type="simple" xlink:href="https://www.ukrinform.ua/tag-gruzia" text:style-name="Internet_20_link" text:visited-style-name="Visited_20_Internet_20_Link">
 </text:a>
 не тільки спільна історія, а йспільне світле майбутнє в єдиній дружній сім’ї європейських народів істратегічна мета наших країн доєднання до ЄС і НАТО – це питання вже самогоближнього часу!» - йдеться у зверненні Касьянова.</text:p>
      <text:p text:style-name="P4">
Він зазначив, що розв`язана Росією війна проти України зміцнила дружбугрузинів і українців, і подякував громадянам Грузії за допомогу, яку вонинадали і продовжують надавати.</text:p>
      <text:p text:style-name="P4">
«На все подальше життя залишиться в моїй пам’яті мужній та душевний порив,звитяга та сміливість грузинських добровольців, які зі зброєю в рукахвиборюють свободу та незалежність наших країн. А в пам’яті десятків тисячукраїнців, які вимушено залишили свої домівки під тиском російських окупантів,назавжди залишиться тепло та гостинність грузинського народу, який надав їмпритулок, ділився всім, щоб забезпечити гідні умови перебування та навчанняукраїнських дітей», - зауважив дипломат.</text:p>
      <text:p text:style-name="P4">
<text:span text:style-name="T4">
Читайте також:</text:span>
 <text:a xlink:type="simple" xlink:href="https://www.ukrinform.ua/rubric-polytics/3710066-rozsirenna-aviaspolucenna-mzs-ukraini-nagadalo-gruzii-naviso-svit-izolue-rf.html" text:style-name="Internet_20_link" text:visited-style-name="Visited_20_Internet_20_Link">
 </text:a>
</text:p>
      <text:p text:style-name="P4">
За інформацією ЗМІ, Касьянов залишає Грузію у зв'язку із закінченням строкуповноважень.</text:p>
      <text:p text:style-name="P4">
Після відкликання посла навесні минулого року весь цей час Касьянов виконувавобов'язки керівника посольства.</text:p>
      <text:p text:style-name="P4">
<text:span text:style-name="T5">
Фото: посольство України у Грузії / Фейсбук</text:span>
</text:p>
      <text:p text:style-name="P4">
Source: <text:a xlink:type="simple" xlink:href="https://www.ukrinform.ua/rubric-polytics/3711042-timcasovo-povirenij-u-spravah-ukraini-zalisae-gruziu.html" text:style-name="Internet_20_link" text:visited-style-name="Visited_20_Internet_20_Link">
https://www.ukrinform.ua/rubric-polytics/3711042-timcasovo-povirenij-u-spravah-ukraini-zalisae-gruziu.html</text:a>
</text:p>
      <!--NEWS-->
      <text:h text:style-name="P10" text:outline-level="1">
<text:span text:style-name="T4">
Лідери США і Японії погодилися продовжувати санкції проти Росії та підтримувати Україну</text:span>
</text:h>
      <text:p text:style-name="P4">
Authors: Ukrinform (Person)</text:p>
      <text:p text:style-name="P4">
Publisher: Укринформ (Organization)</text:p>
      <text:p text:style-name="P4">
Published Time: 2023-05-18T17:49:05+03:00</text:p>
      <text:p text:style-name="P4">
Modified Time: 2023-05-18T17:49:05+03:00</text:p>
      <text:p text:style-name="P4">
Description: Прем'єр-міністр Японії Фуміо Кішіда і президент США Джо Байден погодилися щодо необхідності продовжувати санкційний тиск на Росію, а також підтримувати Україну в подальшому. — Укрінформ.</text:p>
      <text:p text:style-name="P4">
Images: ["<text:a xlink:type="simple" xlink:href="https://static.ukrinform.com/photos/2023_05/thumb_files/630_360_1684421041-696.png" text:style-name="Internet_20_link" text:visited-style-name="Visited_20_Internet_20_Link">
630_360_16844...</text:a>
"]</text:p>
      <text:p text:style-name="P4">
Tags: ['Японія', 'США', 'Україна', 'Велика сімка', 'Війна з Росією']</text:p>
      <text:p text:style-name="P4">
Type: Article</text:p>
      <!--METADATA-->
      <text:p text:style-name="P4">
<draw:frame draw:style-name="fr1" draw:name="Image232" text:anchor-type="as-char" svg:width="6.9236in" svg:height="3.956343in" draw:z-index="0">
<draw:image xlink:href="../Images/yкринформ/2023-05-18T17-49-05-03-00/630_360_1684421041-696.png" xlink:type="simple" xlink:show="embed" xlink:actuate="onLoad" draw:mime-type="image/png"/>
</draw:frame>
 Прем'єр-міністр Японії Фуміо Кішіда і президент США Джо Байден погодилися щодонеобхідності продовжувати санкційний тиск на Росію, а також підтримуватиУкраїну в подальшому.</text:p>
      <text:p text:style-name="P4">
Про це заявив у четвер сам японський прем’єр після зустрічі з главою Білогодому в Хіросімі, передає Укрінформ із посиланням на <text:a xlink:type="simple" xlink:href="http://www.reuters.com/world/japan-united-states-continue-russia-sanctions-ukraine-support-kishida-says-2023-05-18/" text:style-name="Internet_20_link" text:visited-style-name="Visited_20_Internet_20_Link">
</text:a>
 .</text:p>
      <text:p text:style-name="P4">
«Ми погоджуємося тісно співпрацювати з країнами-однодумцями, в тому числічленами <text:a xlink:type="simple" xlink:href="https://www.ukrinform.ua/tag-velika-simka" text:style-name="Internet_20_link" text:visited-style-name="Visited_20_Internet_20_Link">
 </text:a>
 , і ми погоджуємосяпродовжувати суворі санкції проти Росії, а також рішучу підтримку України», —зауважив Кішіда піл час спілкування з журналістами.</text:p>
      <text:p text:style-name="P4">
Лідери Японії і Сполучених Штатів зустрілися напередодні саміту країн «Груписеми» (G7), який збирається в Хіросімі 19-21 травня, щоб обговорити широкийспектр тем — від зміни клімату та продовольчої безпеки до посилення санкційпроти Росії.</text:p>
      <text:p text:style-name="P4">
<text:span text:style-name="T4">
Читайте також:</text:span>
 <text:a xlink:type="simple" xlink:href="https://www.ukrinform.ua/rubric-world/3710898-naslidki-pandemii-ta-vijna-rf-proti-ukraini-u-evrosouzi-rozpovili-pro-temi-zustrici-g7.html" text:style-name="Internet_20_link" text:visited-style-name="Visited_20_Internet_20_Link">
 </text:a>
</text:p>
      <text:p text:style-name="P4">
Як повідомляв Укрінформ, напередодні <text:a xlink:type="simple" xlink:href="https://www.ukrinform.ua/rubric-polytics/3710684-vijna-vidbudova-ekonomika-bilij-dim-nazvav-temi-sodo-ukraini-dla-obgovorenna-na-samiti-g7.html" text:style-name="Internet_20_link" text:visited-style-name="Visited_20_Internet_20_Link">
 </text:a>
 , що порядок денний зустрічі лідерів G7 вконтексті російської агресії проти України включатиме обговорення ситуації нафронті й продовження міжнародної підтримки Української держави.</text:p>
      <text:p text:style-name="P4">
Крім того, лідери найбільш розвинутих країн обговорять можливості дляпосилення переговорних позицій офіційного Києва для завершення війни, а такожпитання реконструкції української інфраструктури.</text:p>
      <text:p text:style-name="P4">
<text:span text:style-name="T5">
Фото: Kyodo</text:span>
</text:p>
      <text:p text:style-name="P4">
Source: <text:a xlink:type="simple" xlink:href="https://www.ukrinform.ua/rubric-world/3711047-lideri-ssa-i-aponii-pogodilisa-prodovzuvati-sankcii-proti-rosii-ta-pidtrimuvati-ukrainu.html" text:style-name="Internet_20_link" text:visited-style-name="Visited_20_Internet_20_Link">
https://www.ukrinform.ua/rubric-world/3711047-lideri-ssa-i-aponii-pogodilisa-prodovzuvati-sankcii-proti-rosii-ta-pidtrimuvati-ukrainu.html</text:a>
</text:p>
      <!--NEWS-->
      <text:h text:style-name="P10" text:outline-level="1">
<text:span text:style-name="T4">
Депортацію українських дітей Росія почала з 2015 року в окупованому Криму - Лубінець</text:span>
</text:h>
      <text:p text:style-name="P4">
Authors: Ukrinform (Person)</text:p>
      <text:p text:style-name="P4">
Publisher: Укринформ (Organization)</text:p>
      <text:p text:style-name="P4">
Published Time: 2023-05-18T17:51:00+03:00</text:p>
      <text:p text:style-name="P4">
Modified Time: 2023-05-18T17:51:00+03:00</text:p>
      <text:p text:style-name="P4">
Description: Уповноважений Верховної Ради з прав людини Дмитро Лубінець заявив, що перша програма примусової депортації Росією українських дітей розпочалася в окупованому Криму у 2015 році. — Укрінформ.</text:p>
      <text:p text:style-name="P4">
Images: ["<text:a xlink:type="simple" xlink:href="https://static.ukrinform.com/photos/2023_05/thumb_files/630_360_1684421250-548.jpg" text:style-name="Internet_20_link" text:visited-style-name="Visited_20_Internet_20_Link">
630_360_16844...</text:a>
"]</text:p>
      <text:p text:style-name="P4">
Tags: ['Депортація', 'Діти', 'Росія', 'Війна з Росією', 'Дмитро Лубінець']</text:p>
      <text:p text:style-name="P4">
Type: Article</text:p>
      <!--METADATA-->
      <text:p text:style-name="P4">
<draw:frame draw:style-name="fr1" draw:name="Image233" text:anchor-type="as-char" svg:width="6.9236in" svg:height="3.956343in" draw:z-index="0">
<draw:image xlink:href="../Images/yкринформ/2023-05-18T17-51-00-03-00/630_360_1684421250-548.jpg" xlink:type="simple" xlink:show="embed" xlink:actuate="onLoad" draw:mime-type="image/jpeg"/>
</draw:frame>
Уповноважений Верховної Ради з прав людини Дмитро Лубінець заявив, що першапрограма примусової депортації Росією українських дітей розпочалася вокупованому Криму у 2015 році.</text:p>
      <text:p text:style-name="P4">
Про це він сказав під час конференції “Пам'ятаємо історію – повертаємотериторію”, передає кореспондент Укрінформу.</text:p>
      <text:p text:style-name="P4">
За словами омбудсмена, зараз на території України фіксуються воєнні злочини зознаками геноциду, загарбники примусово депортують дітей і масово захоплюютьцивільних заручників.</text:p>
      <text:p text:style-name="P4">
“Але росія почала це робити з 2014 року. Зокрема, перша офіційна програмапримусової депортації українських дітей розпочалася з <text:a xlink:type="simple" xlink:href="https://www.ukrinform.ua/tag-krim" text:style-name="Internet_20_link" text:visited-style-name="Visited_20_Internet_20_Link">
</text:a>
 , з 2015 року. Весь цей час ми кричали,що українських дітей уже депортують - а світ мовчав, висловлював глибокезанепокоєння”, - заявив він.</text:p>
      <text:p text:style-name="P4">
<text:span text:style-name="T4">
Читайте також:</text:span>
 <text:a xlink:type="simple" xlink:href="https://www.ukrinform.ua/rubric-society/3710905-u-rf-pidgotuvali-infrastrukturu-dla-deportacii-ukrainciv-se-do-24-lutogo-2022-roku-pravozahisnica.html" text:style-name="Internet_20_link" text:visited-style-name="Visited_20_Internet_20_Link">
 <text:span text:style-name="T4">
депортац</text:span>
 </text:a>
</text:p>
      <text:p text:style-name="P4">
Лубінець також висловив переконання, що з Криму війна з Росією розпочалася, івизволенням півострова вона й закінчиться.</text:p>
      <text:p text:style-name="P4">
“Для нас як для громадян України повернення Криму - це буде закінченнядеокупації наших незаконно захоплених росією територій. А для світу це маєстати початком серйозних трансформацій, започаткування дієвих механізміввпливу на країну, яка стала агресором. Бо слова не діють", - наголосивомбудсмен.</text:p>
      <text:p text:style-name="P4">
Як повідомлялося, Президент Володимир Зеленський заявив, що Україна продовжуєборотьбу заради визволення Криму від російської окупації.</text:p>
      <text:p text:style-name="P4">
Source: <text:a xlink:type="simple" xlink:href="https://www.ukrinform.ua/rubric-society/3711049-deportaciu-ukrainskih-ditej-rosia-pocala-z-2015-roku-v-okupovanomu-krimu-lubinec.html" text:style-name="Internet_20_link" text:visited-style-name="Visited_20_Internet_20_Link">
https://www.ukrinform.ua/rubric-society/3711049-deportaciu-ukrainskih-ditej-rosia-pocala-z-2015-roku-v-okupovanomu-krimu-lubinec.html</text:a>
</text:p>
      <!--NEWS-->
      <text:h text:style-name="P10" text:outline-level="1">
<text:span text:style-name="T4">
Україна приєдналася до бази даних статистики доходів ОЕСР - Мінфін</text:span>
</text:h>
      <text:p text:style-name="P4">
Authors: Ukrinform (Person)</text:p>
      <text:p text:style-name="P4">
Publisher: Укринформ (Organization)</text:p>
      <text:p text:style-name="P4">
Published Time: 2023-05-18T17:54:00+03:00</text:p>
      <text:p text:style-name="P4">
Modified Time: 2023-05-18T17:54:00+03:00</text:p>
      <text:p text:style-name="P4">
Description: Україна приєдналася до Глобальної бази даних статистики доходів Організації економічного співробітництва та розвитку (ОЕСР). — Укрінформ.</text:p>
      <text:p text:style-name="P4">
Images: ["<text:a xlink:type="simple" xlink:href="https://static.ukrinform.com/photos/2023_05/thumb_files/630_360_1684421494-850.jpg" text:style-name="Internet_20_link" text:visited-style-name="Visited_20_Internet_20_Link">
630_360_16844...</text:a>
"]</text:p>
      <text:p text:style-name="P4">
Tags: ['Економіка', 'Мінфін', 'ОЕСР', 'Україна']</text:p>
      <text:p text:style-name="P4">
Type: Article</text:p>
      <!--METADATA-->
      <text:p text:style-name="P4">
<draw:frame draw:style-name="fr1" draw:name="Image234" text:anchor-type="as-char" svg:width="6.9236in" svg:height="3.956343in" draw:z-index="0">
<draw:image xlink:href="../Images/yкринформ/2023-05-18T17-54-00-03-00/630_360_1684421494-850.jpg" xlink:type="simple" xlink:show="embed" xlink:actuate="onLoad" draw:mime-type="image/jpeg"/>
</draw:frame>
 Українаприєдналася до Глобальної бази даних статистики доходів Організаціїекономічного співробітництва та розвитку (ОЕСР).</text:p>
      <text:p text:style-name="P4">
Як передає Укрінформ, про це повідомляє <text:a xlink:type="simple" xlink:href="https://www.mof.gov.ua/uk/news/ukraina_priiednalasia_do_globalnoi_bazi_danikh_statistiki_dokhodiv_oesr-4009" text:style-name="Internet_20_link" text:visited-style-name="Visited_20_Internet_20_Link">
</text:a>
.</text:p>
      <text:p text:style-name="P4">
"Україна в рамках поглиблення співробітництва з Організацією <text:a xlink:type="simple" xlink:href="https://www.ukrinform.ua/tag-ekonomika" text:style-name="Internet_20_link" text:visited-style-name="Visited_20_Internet_20_Link">
</text:a>
 співробітництва та розвиткуприєдналася до Глобальної бази даних статистики доходів ОЕСР і стала 121країною, що подає інформацію до найбільшого відкритого джерела даних продоходи", - йдеться в повідомленні.</text:p>
      <text:p text:style-name="P4">
Зазначається, що податкові та неподаткові надходження до бюджетів усіх рівнівУкраїни за 2012-2021 році класифіковані відповідно до категорій доходів ОЕСРта стандартного шаблону. Вони містять співвідношення різних категорій податківдо ВВП, до загальної суми надходжень.</text:p>
      <text:p text:style-name="P4">
Інформація щороку буде оновлюватися відповідними даними за попередній рік.</text:p>
      <text:p text:style-name="P4">
Метою цієї ініціативи ОЕСР є підвищення якості, узгодженості, порівнянності тадоступності даних про доходи.</text:p>
      <text:p text:style-name="P4">
<text:span text:style-name="T4">
Читайте також:</text:span>
 <text:a xlink:type="simple" xlink:href="https://www.ukrinform.ua/rubric-economy/3683862-oesr-pokrasila-prognoz-dla-svitovoi-ekonomiki-na-cej-i-nastupnij-rik.html" text:style-name="Internet_20_link" text:visited-style-name="Visited_20_Internet_20_Link">
 <text:span text:style-name="T4">
ОЕСР</text:span>
 </text:a>
</text:p>
      <text:p text:style-name="P4">
Глобальна база доходів надає зіставні дані про рівні оподаткування, податковуструктуру та зміни у надходженнях від окремих податків у часі для переважноїбільшості країн світу.</text:p>
      <text:p text:style-name="P4">
Як повідомлялось, ОЕСР — організація, створена 1960 року, до складу якоївходять 38 найбільших та найрозвиненіших економік світу, за це вона й отрималанеформальну назву "клуб багатих держав".</text:p>
      <text:p text:style-name="P4">
Source: <text:a xlink:type="simple" xlink:href="https://www.ukrinform.ua/rubric-economy/3711051-ukraina-priednalasa-do-bazi-danih-statistiki-dohodiv-oesr-minfin.html" text:style-name="Internet_20_link" text:visited-style-name="Visited_20_Internet_20_Link">
https://www.ukrinform.ua/rubric-economy/3711051-ukraina-priednalasa-do-bazi-danih-statistiki-dohodiv-oesr-minfin.html</text:a>
</text:p>
      <!--NEWS-->
      <text:h text:style-name="P10" text:outline-level="1">
<text:span text:style-name="T4">
У Києві презентували дві виставки до Дня пам'яті жертв депортації кримських татар</text:span>
</text:h>
      <text:p text:style-name="P4">
Authors: Ukrinform (Person)</text:p>
      <text:p text:style-name="P4">
Publisher: Укринформ (Organization)</text:p>
      <text:p text:style-name="P4">
Published Time: 2023-05-18T18:01:00+03:00</text:p>
      <text:p text:style-name="P4">
Modified Time: 2023-05-18T18:01:00+03:00</text:p>
      <text:p text:style-name="P4">
Description: Неподалік залізничного вокзалу у Києві з нагоди Дня пам'яті жертв депортації кримських татар організовано дві фотовиставки. — Укрінформ.</text:p>
      <text:p text:style-name="P4">
Images: ["<text:a xlink:type="simple" xlink:href="https://static.ukrinform.com/photos/2023_05/thumb_files/630_360_1684421107-6412.jpeg" text:style-name="Internet_20_link" text:visited-style-name="Visited_20_Internet_20_Link">
630_360_16844...</text:a>
", "<text:a xlink:type="simple" xlink:href="https://static.ukrinform.com/photos/2023_05/thumb_files/630_360_1684421107-3854.jpeg" text:style-name="Internet_20_link" text:visited-style-name="Visited_20_Internet_20_Link">
630_360_16844...</text:a>
", "<text:a xlink:type="simple" xlink:href="https://static.ukrinform.com/photos/2023_05/thumb_files/630_360_1684421107-9200.jpeg" text:style-name="Internet_20_link" text:visited-style-name="Visited_20_Internet_20_Link">
630_360_16844...</text:a>
", "<text:a xlink:type="simple" xlink:href="https://static.ukrinform.com/photos/2023_05/thumb_files/630_360_1684421107-2833.jpeg" text:style-name="Internet_20_link" text:visited-style-name="Visited_20_Internet_20_Link">
630_360_16844...</text:a>
", "<text:a xlink:type="simple" xlink:href="https://static.ukrinform.com/photos/2023_05/thumb_files/630_360_1684421107-1685.jpeg" text:style-name="Internet_20_link" text:visited-style-name="Visited_20_Internet_20_Link">
630_360_16844...</text:a>
", "<text:a xlink:type="simple" xlink:href="https://static.ukrinform.com/photos/2023_05/thumb_files/630_360_1684421107-3512.jpeg" text:style-name="Internet_20_link" text:visited-style-name="Visited_20_Internet_20_Link">
630_360_16844...</text:a>
", "<text:a xlink:type="simple" xlink:href="https://static.ukrinform.com/photos/2023_05/thumb_files/630_360_1684421109-3284.jpeg" text:style-name="Internet_20_link" text:visited-style-name="Visited_20_Internet_20_Link">
630_360_16844...</text:a>
", "<text:a xlink:type="simple" xlink:href="https://static.ukrinform.com/photos/2023_05/thumb_files/630_360_1684421215-6793.jpeg" text:style-name="Internet_20_link" text:visited-style-name="Visited_20_Internet_20_Link">
630_360_16844...</text:a>
"]</text:p>
      <text:p text:style-name="P4">
Tags: ['Депортація', 'Кримські татари', 'Фотовиставка', 'Київ']</text:p>
      <text:p text:style-name="P4">
Type: Article</text:p>
      <!--METADATA-->
      <text:p text:style-name="P4">
<draw:frame draw:style-name="fr1" draw:name="Image235" text:anchor-type="as-char" svg:width="6.9236in" svg:height="3.956343in" draw:z-index="0">
<draw:image xlink:href="../Images/yкринформ/2023-05-18T18-01-00-03-00/630_360_1684421107-6412.jpeg" xlink:type="simple" xlink:show="embed" xlink:actuate="onLoad" draw:mime-type="image/jpeg"/>
</draw:frame>
Неподалік залізничного вокзалу у Києві з нагоди Дня пам'яті жертв депортаціїкримських татар організовано дві фотовиставки.</text:p>
      <text:p text:style-name="P4">
Їх презентація відбулася під час конференції "Пам'ятаємо історію - повертаємотериторію", повідомляє кореспондент Укрінформу.</text:p>
      <text:p text:style-name="P4">
На виставці "Історії окупованого <text:a xlink:type="simple" xlink:href="https://www.ukrinform.ua/tag-krim" text:style-name="Internet_20_link" text:visited-style-name="Visited_20_Internet_20_Link">
 </text:a>
 "експонуються 25 знімків, зроблених українськими репортерами, які у 2014-2019роках висвітлювали порушення прав людини в окупованому Криму та документувалижиття сімей політв'язнів. Тут можна побачити фото з поховання батькаполітв'язня Мусліма Алієва, святкового намазу у мечеті на честь виходу насвободу після відбуття адмінарешту Енвера Кроша тощо.</text:p>
      <text:p text:style-name="P4">
<draw:frame draw:style-name="fr1" draw:name="Image236" text:anchor-type="as-char" svg:width="6.9236in" svg:height="3.956343in" draw:z-index="0">
<draw:image xlink:href="../Images/yкринформ/2023-05-18T18-01-00-03-00/630_360_1684421107-3854.jpeg" xlink:type="simple" xlink:show="embed" xlink:actuate="onLoad" draw:mime-type="image/jpeg"/>
</draw:frame>
 У Києвіпрезентували дві фотовиставкии до Дня пам'яті жертв депортації кримських татар/ Фото: Павло Багмут, Укрінформ  <text:a xlink:type="simple" xlink:href="https://static.ukrinform.com/photos/2023_05/1684421107-3854.jpeg" text:style-name="Internet_20_link" text:visited-style-name="Visited_20_Internet_20_Link">
<draw:frame draw:style-name="fr1" draw:name="Image237" text:anchor-type="as-char" svg:width="6.9236in" svg:height="3.956343in" draw:z-index="0">
<draw:image xlink:href="../Images/yкринформ/2023-05-18T18-01-00-03-00/630_360_1684421107-3854.jpeg" xlink:type="simple" xlink:show="embed" xlink:actuate="onLoad" draw:mime-type="image/jpeg"/>
</draw:frame>
</text:a>
 <text:a xlink:type="simple" xlink:href="https://static.ukrinform.com/photos/2023_05/1684421107-9200.jpeg" text:style-name="Internet_20_link" text:visited-style-name="Visited_20_Internet_20_Link">
<draw:frame draw:style-name="fr1" draw:name="Image238" text:anchor-type="as-char" svg:width="6.9236in" svg:height="3.956343in" draw:z-index="0">
<draw:image xlink:href="../Images/yкринформ/2023-05-18T18-01-00-03-00/630_360_1684421107-9200.jpeg" xlink:type="simple" xlink:show="embed" xlink:actuate="onLoad" draw:mime-type="image/jpeg"/>
</draw:frame>
</text:a>
 <text:a xlink:type="simple" xlink:href="https://static.ukrinform.com/photos/2023_05/1684421107-6412.jpeg" text:style-name="Internet_20_link" text:visited-style-name="Visited_20_Internet_20_Link">
<draw:frame draw:style-name="fr1" draw:name="Image239" text:anchor-type="as-char" svg:width="6.9236in" svg:height="3.956343in" draw:z-index="0">
<draw:image xlink:href="../Images/yкринформ/2023-05-18T18-01-00-03-00/630_360_1684421107-6412.jpeg" xlink:type="simple" xlink:show="embed" xlink:actuate="onLoad" draw:mime-type="image/jpeg"/>
</draw:frame>
</text:a>
 <text:a xlink:type="simple" xlink:href="https://static.ukrinform.com/photos/2023_05/1684421107-2833.jpeg" text:style-name="Internet_20_link" text:visited-style-name="Visited_20_Internet_20_Link">
<draw:frame draw:style-name="fr1" draw:name="Image240" text:anchor-type="as-char" svg:width="6.9236in" svg:height="3.956343in" draw:z-index="0">
<draw:image xlink:href="../Images/yкринформ/2023-05-18T18-01-00-03-00/630_360_1684421107-2833.jpeg" xlink:type="simple" xlink:show="embed" xlink:actuate="onLoad" draw:mime-type="image/jpeg"/>
</draw:frame>
</text:a>
 <text:a xlink:type="simple" xlink:href="https://static.ukrinform.com/photos/2023_05/1684421107-1685.jpeg" text:style-name="Internet_20_link" text:visited-style-name="Visited_20_Internet_20_Link">
<draw:frame draw:style-name="fr1" draw:name="Image241" text:anchor-type="as-char" svg:width="6.9236in" svg:height="3.956343in" draw:z-index="0">
<draw:image xlink:href="../Images/yкринформ/2023-05-18T18-01-00-03-00/630_360_1684421107-1685.jpeg" xlink:type="simple" xlink:show="embed" xlink:actuate="onLoad" draw:mime-type="image/jpeg"/>
</draw:frame>
</text:a>
 <text:a xlink:type="simple" xlink:href="https://static.ukrinform.com/photos/2023_05/1684421107-3512.jpeg" text:style-name="Internet_20_link" text:visited-style-name="Visited_20_Internet_20_Link">
<draw:frame draw:style-name="fr1" draw:name="Image242" text:anchor-type="as-char" svg:width="6.9236in" svg:height="3.956343in" draw:z-index="0">
<draw:image xlink:href="../Images/yкринформ/2023-05-18T18-01-00-03-00/630_360_1684421107-3512.jpeg" xlink:type="simple" xlink:show="embed" xlink:actuate="onLoad" draw:mime-type="image/jpeg"/>
</draw:frame>
</text:a>
 <text:a xlink:type="simple" xlink:href="https://static.ukrinform.com/photos/2023_05/1684421109-3284.jpeg" text:style-name="Internet_20_link" text:visited-style-name="Visited_20_Internet_20_Link">
<draw:frame draw:style-name="fr1" draw:name="Image243" text:anchor-type="as-char" svg:width="6.9236in" svg:height="3.956343in" draw:z-index="0">
<draw:image xlink:href="../Images/yкринформ/2023-05-18T18-01-00-03-00/630_360_1684421109-3284.jpeg" xlink:type="simple" xlink:show="embed" xlink:actuate="onLoad" draw:mime-type="image/jpeg"/>
</draw:frame>
</text:a>
 <text:a xlink:type="simple" xlink:href="https://static.ukrinform.com/photos/2023_05/1684421215-6793.jpeg" text:style-name="Internet_20_link" text:visited-style-name="Visited_20_Internet_20_Link">
<draw:frame draw:style-name="fr1" draw:name="Image244" text:anchor-type="as-char" svg:width="6.9236in" svg:height="3.956343in" draw:z-index="0">
<draw:image xlink:href="../Images/yкринформ/2023-05-18T18-01-00-03-00/630_360_1684421215-6793.jpeg" xlink:type="simple" xlink:show="embed" xlink:actuate="onLoad" draw:mime-type="image/jpeg"/>
</draw:frame>
</text:a>
</text:p>
      <text:p text:style-name="P4">
Авторам - Аліні Смутко, Тарасу Ібрагімову, Альоні Савчук - через журналістськудіяльність заборонили в'їзд до РФ та окупованого нею Криму на строк від 10 до35 років.</text:p>
      <text:p text:style-name="P4">
Друга виставка "Злочини вустами очевидців" розповідає 10 історій кримськихтатар, депортованих у 1944 році.</text:p>
      <text:p text:style-name="P4">
Під час конференції відбувся артперфоманс: маленький хлопчик сидів насолом'яному кубі і читав щоденник, який написав 13-річний Наріман Казенбаш,якого депортували з Криму разом з родиною.</text:p>
      <text:p text:style-name="P4">
<text:span text:style-name="T4">
Читайте також:</text:span>
 <text:a xlink:type="simple" xlink:href="https://www.ukrinform.ua/rubric-crimea/3711014-prezident-iniciuvav-stvorenna-memorialu-zertv-krimskotatarskogo-narodu.html" text:style-name="Internet_20_link" text:visited-style-name="Visited_20_Internet_20_Link">
 </text:a>
</text:p>
      <text:p text:style-name="P4">
Під час заходу також демонструвалося відео про життя у Криму за радянськихчасів і під час окупації Росією Кримського півострова 2014 р., переслідуванняі ув'язнення кримських татар тощо.</text:p>
      <text:p text:style-name="P4">
Присутні також могли долучитися до марафону з написання листів політв'язням.</text:p>
      <text:p text:style-name="P4">
Як повідомлялося, 18 травня в Україні встановлено День боротьби за правакримськотатарського народу та вшановується <text:a xlink:type="simple" xlink:href="https://www.ukrinform.ua/rubric-crimea/3710721-sogodni-ukraina-vsanovue-pamat-zertv-deportacii-krimskih-tatar.html" text:style-name="Internet_20_link" text:visited-style-name="Visited_20_Internet_20_Link">
</text:a>
 .</text:p>
      <text:p text:style-name="P4">
Source: <text:a xlink:type="simple" xlink:href="https://www.ukrinform.ua/rubric-crimea/3711053-u-kievi-prezentuvali-dvi-fotovistavki-do-dna-pamati-zertv-deportacii-krimskih-tatar.html" text:style-name="Internet_20_link" text:visited-style-name="Visited_20_Internet_20_Link">
https://www.ukrinform.ua/rubric-crimea/3711053-u-kievi-prezentuvali-dvi-fotovistavki-do-dna-pamati-zertv-deportacii-krimskih-tatar.html</text:a>
</text:p>
      <!--NEWS-->
      <text:h text:style-name="P10" text:outline-level="1">
<text:span text:style-name="T4">
Нацгвардієць на Луганщині збив рідкісний російський дрон «Елерон»</text:span>
</text:h>
      <text:p text:style-name="P4">
Authors: Ukrinform (Person)</text:p>
      <text:p text:style-name="P4">
Publisher: Укринформ (Organization)</text:p>
      <text:p text:style-name="P4">
Published Time: 2023-05-18T18:07:00+03:00</text:p>
      <text:p text:style-name="P4">
Modified Time: 2023-05-18T18:07:00+03:00</text:p>
      <text:p text:style-name="P4">
Description: Нацгвардієць на псевдо «Лютий» збив у Луганській області рідкісний російський БпЛА «Елерон». — Укрінформ.</text:p>
      <text:p text:style-name="P4">
Images: ["<text:a xlink:type="simple" xlink:href="https://static.ukrinform.com/photos/2023_05/thumb_files/630_360_1684422225-502.jpg" text:style-name="Internet_20_link" text:visited-style-name="Visited_20_Internet_20_Link">
630_360_16844...</text:a>
", "<text:a xlink:type="simple" xlink:href="https://static.ukrinform.com/photos/2023_05/1684422224-883.jpg" text:style-name="Internet_20_link" text:visited-style-name="Visited_20_Internet_20_Link">
1684422224-88...</text:a>
", "<text:a xlink:type="simple" xlink:href="https://static.ukrinform.com/photos/2023_05/1684422224-619.jpg" text:style-name="Internet_20_link" text:visited-style-name="Visited_20_Internet_20_Link">
1684422224-61...</text:a>
"]</text:p>
      <text:p text:style-name="P4">
Tags: ['Луганщина', 'Нацгвардія', 'Дрон', 'Війна з Росією']</text:p>
      <text:p text:style-name="P4">
Type: Article</text:p>
      <!--METADATA-->
      <text:p text:style-name="P4">
<draw:frame draw:style-name="fr1" draw:name="Image245" text:anchor-type="as-char" svg:width="6.9236in" svg:height="3.956343in" draw:z-index="0">
<draw:image xlink:href="../Images/yкринформ/2023-05-18T18-07-00-03-00/630_360_1684422225-502.jpg" xlink:type="simple" xlink:show="embed" xlink:actuate="onLoad" draw:mime-type="image/jpeg"/>
</draw:frame>
Нацгвардієць на псевдо «Лютий» збив у Луганській області рідкісний російськийБпЛА «Елерон».</text:p>
      <text:p text:style-name="P4">
Про це повідомила <text:a xlink:type="simple" xlink:href="https://ngu.gov.ua/gvardiyecz-na-psevdo-lyutyj-pryzemlyv-ridkisnyj-vorozhyj-bpla-eleron/" text:style-name="Internet_20_link" text:visited-style-name="Visited_20_Internet_20_Link">
 </text:a>
 , передає Укрінформ.</text:p>
      <text:p text:style-name="P4">
“На Луганщині точаться жорсткі бої за місто Кремінна, але наші воїни даютьгідну відсіч ворогу. Гвардієць з позивним “Лютий” після черги з кулеметапобачив, що вибив не тільки особовий склад противника навколо броньованоїтехніки, а й ворожий <text:a xlink:type="simple" xlink:href="https://www.ukrinform.ua/tag-bezpilotnik" text:style-name="Internet_20_link" text:visited-style-name="Visited_20_Internet_20_Link">
 </text:a>
 ”, -зазначають в НГУ.</text:p>
      <text:p text:style-name="P4">
<draw:frame draw:style-name="fr1" draw:name="Image246" text:anchor-type="as-char" svg:width="6.9236in" svg:height="4.615733in" draw:z-index="0">
<draw:image xlink:href="../Images/yкринформ/2023-05-18T18-07-00-03-00/1684422224-883.jpg" xlink:type="simple" xlink:show="embed" xlink:actuate="onLoad" draw:mime-type="image/jpeg"/>
</draw:frame>
</text:p>
      <text:p text:style-name="P4">
За її інформацією, ідеться про комплекс для повітряної розвідки іспостереження ближньої дії.</text:p>
      <text:p text:style-name="P4">
<draw:frame draw:style-name="fr1" draw:name="Image247" text:anchor-type="as-char" svg:width="6.9236in" svg:height="4.615733in" draw:z-index="0">
<draw:image xlink:href="../Images/yкринформ/2023-05-18T18-07-00-03-00/1684422224-619.jpg" xlink:type="simple" xlink:show="embed" xlink:actuate="onLoad" draw:mime-type="image/jpeg"/>
</draw:frame>
</text:p>
      <text:p text:style-name="P4">
<text:span text:style-name="T4">
Читайте також:</text:span>
 <text:a xlink:type="simple" xlink:href="https://www.ukrinform.ua/rubric-ato/3710782-na-kirovogradsini-zbili-raketu-ta-bezpilotnik-e-rujnuvanna.html" text:style-name="Internet_20_link" text:visited-style-name="Visited_20_Internet_20_Link">
 <text:span text:style-name="T4">
безпілотник</text:span>
 </text:a>
</text:p>
      <text:p text:style-name="P4">
“Мені вдалося захопити цей новий російський безпілотник відносно неушкодженим.Тому вважаю полювання успішним, а цікаві дані з цього дрона було передановідповідним інстанціям Силам оборони України”, – заявив гвардієць 31 БригадиНГУ.</text:p>
      <text:p text:style-name="P4">
Як <text:a xlink:type="simple" xlink:href="https://www.ukrinform.ua/rubric-ato/3710783-zahisniki-sso-odnim-postrilom-zi-stingera-znisili-vorozij-dron.html" text:style-name="Internet_20_link" text:visited-style-name="Visited_20_Internet_20_Link">
 </text:a>
 , захисники ССО пострілом ізПЗРК «Stinger» знищили ворожий БпЛА.</text:p>
      <text:p text:style-name="P4">
<text:span text:style-name="T5">
Фото: ngu.gov.ua</text:span>
</text:p>
      <text:p text:style-name="P4">
Source: <text:a xlink:type="simple" xlink:href="https://www.ukrinform.ua/rubric-ato/3711055-nacgvardiec-na-lugansini-zbiv-ridkisnij-rosijskij-dron-eleron.html" text:style-name="Internet_20_link" text:visited-style-name="Visited_20_Internet_20_Link">
https://www.ukrinform.ua/rubric-ato/3711055-nacgvardiec-na-lugansini-zbiv-ridkisnij-rosijskij-dron-eleron.html</text:a>
</text:p>
      <!--NEWS-->
      <text:h text:style-name="P10" text:outline-level="1">
<text:span text:style-name="T4">
НАТО на саміті у Вільнюсі затвердить великий план реагування на випадок атаки Росії - ЗМІ</text:span>
</text:h>
      <text:p text:style-name="P4">
Authors: Ukrinform (Person)</text:p>
      <text:p text:style-name="P4">
Publisher: Укринформ (Organization)</text:p>
      <text:p text:style-name="P4">
Published Time: 2023-05-18T18:10:35+03:00</text:p>
      <text:p text:style-name="P4">
Modified Time: 2023-05-18T18:10:35+03:00</text:p>
      <text:p text:style-name="P4">
Description: НАТО на саміті у Вільнюсі в липні планує ухвалити тисячі сторінок секретних військових планів, де буде детально описано, як Альянс реагуватиме на напад Росії. — Укрінформ.</text:p>
      <text:p text:style-name="P4">
Images: ["<text:a xlink:type="simple" xlink:href="https://static.ukrinform.com/photos/2023_03/thumb_files/630_360_1680278305-857.jpg" text:style-name="Internet_20_link" text:visited-style-name="Visited_20_Internet_20_Link">
630_360_16802...</text:a>
"]</text:p>
      <text:p text:style-name="P4">
Tags: ['НАТО', 'Саміт', 'Агресія РФ']</text:p>
      <text:p text:style-name="P4">
Type: Article</text:p>
      <!--METADATA-->
      <text:p text:style-name="P4">
<draw:frame draw:style-name="fr1" draw:name="Image248" text:anchor-type="as-char" svg:width="6.9236in" svg:height="3.956343in" draw:z-index="0">
<draw:image xlink:href="../Images/yкринформ/2023-05-18T18-10-35-03-00/630_360_1680278305-857.jpg" xlink:type="simple" xlink:show="embed" xlink:actuate="onLoad" draw:mime-type="image/jpeg"/>
</draw:frame>
 НАТО насаміті у Вільнюсі в липні планує ухвалити тисячі сторінок секретних військовихпланів, де буде детально описано, як Альянс реагуватиме на напад Росії.</text:p>
      <text:p text:style-name="P4">
Про це повідомляє <text:a xlink:type="simple" xlink:href="http://www.reuters.com/world/nato-reaches-back-cold-war-past-with-first-major-defence-plans-decades-2023-05-18/" text:style-name="Internet_20_link" text:visited-style-name="Visited_20_Internet_20_Link">
 </text:a>
 , передає Укрінформ.</text:p>
      <text:p text:style-name="P4">
Цей крок, як пише агентство, означає фундаментальну зміну, тому що післязавершення холодної війни Альянс не бачив потреби розробляти масштабніоборонні плани, бо вважав, що Росія більше не становить загрози для існуваннясвіту.</text:p>
      <text:p text:style-name="P4">
Але враховуючи, що «найкривавіша війна в Європі з 1945 року вирує прямо за їїкордонами, в Україні, Альянс тепер попереджає, що повинен мати усі необхідніплани задовго до того, як може спалахнути конфлікт із рівним супротивником,таким як Москва», йдеться у публікації.</text:p>
      <text:p text:style-name="P4">
<text:span text:style-name="T4">
Читайте також:</text:span>
 <text:a xlink:type="simple" xlink:href="https://www.ukrinform.ua/rubric-polytics/3709480-stoltenberg-rozpoviv-cogo-ukraini-ocikuvati-vid-lipnevogo-samitu-nato.html" text:style-name="Internet_20_link" text:visited-style-name="Visited_20_Internet_20_Link">
 </text:a>
</text:p>
      <text:p text:style-name="P4">
«Фундаментальна відмінність між кризовим управлінням і колективною обороноюполягає в наступному: терміни визначаємо не ми, а наш противник. Ми повиннібути готові до того, що конфлікт може виникнути в будь-який момент», — сказавкерівник Військового комітету НАТО адмірал Роб Бауер.</text:p>
      <text:p text:style-name="P4">
Окреслюючи те, що Альянс називає своїми регіональними планами, НАТО такождасть країнам рекомендації щодо того, як модернізувати свої сили таматеріально-технічне забезпечення.</text:p>
      <text:p text:style-name="P4">
«Союзники будуть точно знати, які сили і засоби необхідні, в тому числі де, щоі як розгортати», — заявив глава <text:a xlink:type="simple" xlink:href="https://www.ukrinform.ua/tag-nato" text:style-name="Internet_20_link" text:visited-style-name="Visited_20_Internet_20_Link">
 </text:a>
 ЄнсСтолтенберг про суворо засекречені документи, які, як і за часів холодноївійни, призначатимуть певні війська для захисту певних регіонів.</text:p>
      <text:p text:style-name="P4">
Це формалізує процес, розпочатий анексією Криму Росією у 2014 році, щоспонукало західних союзників вперше розгорнути бойові підрозділи на Сході, аВелика Британія, Канада та Німеччина взяли на себе ініціативу в одній із країнБалтії, пише агентство.</text:p>
      <text:p text:style-name="P4">
<text:span text:style-name="T4">
Читайте також:</text:span>
 <text:a xlink:type="simple" xlink:href="https://www.ukrinform.ua/rubric-polytics/3710675-mzs-polsi-clenstvo-ukraini-v-nato-bude-garantieu-bezpeki-v-evropi.html" text:style-name="Internet_20_link" text:visited-style-name="Visited_20_Internet_20_Link">
 </text:a>
</text:p>
      <text:p text:style-name="P4">
За оцінками офіційних осіб НАТО, на повну реалізацію планів знадобиться кількароків, хоча вони наголошують, що за потреби Альянс може розпочати дії негайно.</text:p>
      <text:p text:style-name="P4">
Source: <text:a xlink:type="simple" xlink:href="https://www.ukrinform.ua/rubric-world/3711057-nato-na-samiti-u-vilnusi-zatverdit-velikij-plan-reaguvanna-na-vipadok-ataki-rosii-zmi.html" text:style-name="Internet_20_link" text:visited-style-name="Visited_20_Internet_20_Link">
https://www.ukrinform.ua/rubric-world/3711057-nato-na-samiti-u-vilnusi-zatverdit-velikij-plan-reaguvanna-na-vipadok-ataki-rosii-zmi.html</text:a>
</text:p>
      <!--NEWS-->
      <text:h text:style-name="P10" text:outline-level="1">
<text:span text:style-name="T4">
Гравцям заборонили виходити з прапорами своєї країни на матчі плей-офф BLAST Paris Major 2023</text:span>
</text:h>
      <text:p text:style-name="P4">
Authors: Ukrinform (Person)</text:p>
      <text:p text:style-name="P4">
Publisher: Укринформ (Organization)</text:p>
      <text:p text:style-name="P4">
Published Time: 2023-05-18T18:13:00+03:00</text:p>
      <text:p text:style-name="P4">
Modified Time: 2023-05-18T18:13:00+03:00</text:p>
      <text:p text:style-name="P4">
Description: Плей-офф BLAST Paris Major пройде з 18 до 21 травня. — Укрінформ.</text:p>
      <text:p text:style-name="P4">
Images: ["<text:a xlink:type="simple" xlink:href="https://static.ukrinform.com/photos/2023_05/thumb_files/630_360_1684422663-606.jpg" text:style-name="Internet_20_link" text:visited-style-name="Visited_20_Internet_20_Link">
630_360_16844...</text:a>
"]</text:p>
      <text:p text:style-name="P4">
Tags: ['кіберспорт']</text:p>
      <text:p text:style-name="P4">
Type: Article</text:p>
      <!--METADATA-->
      <text:p text:style-name="P4">
<draw:frame draw:style-name="fr1" draw:name="Image249" text:anchor-type="as-char" svg:width="6.9236in" svg:height="3.956343in" draw:z-index="0">
<draw:image xlink:href="../Images/yкринформ/2023-05-18T18-13-00-03-00/630_360_1684422663-606.jpg" xlink:type="simple" xlink:show="embed" xlink:actuate="onLoad" draw:mime-type="image/jpeg"/>
</draw:frame>
 Плей-оффBLAST Paris Major пройде з 18 до 21 травня.</text:p>
      <text:p text:style-name="P4">
Гравцям BLAST Paris Major 2023 заборонили виходити з прапорами своєї країни наматчі плей-офф, про це <text:a xlink:type="simple" xlink:href="https://t.me/ceh99999/17238" text:style-name="Internet_20_link" text:visited-style-name="Visited_20_Internet_20_Link">
 </text:a>
 менеджер Monte Айдин«KrizzeN» Турлибеков, передає Укрінформ.</text:p>
      <text:p text:style-name="P4">
Також інформацію про заборону підтвердили Maincast.</text:p>
      <text:p text:style-name="P4">
Зазначається, що глядачам дозволили перебувати на арені з прапорами.</text:p>
      <text:p text:style-name="P4">
У лютому ESL заборонила вболівальникам приносити прапори на арену на IEMKatowice.</text:p>
      <text:p text:style-name="P4">
Плей-оф BLAST Paris Major пройде з 18 до 21 травня. Призовий фонд BLAST ParisMajor становить 1,25 млн доларів.</text:p>
      <text:p text:style-name="P4">
<text:span text:style-name="T4">
Читайте також:</text:span>
 <text:a xlink:type="simple" xlink:href="https://www.ukrinform.ua/rubric-sports/3709571-monte-vijsli-v-plejoff-blasttv-paris-major-2023.html" text:style-name="Internet_20_link" text:visited-style-name="Visited_20_Internet_20_Link">
 <text:span text:style-name="T4">
Monte</text:span>
 </text:a>
</text:p>
      <text:p text:style-name="P4">
Як повідомляв Укрінформ, на турнірі виступить українська команда Monte.</text:p>
      <text:p text:style-name="P4">
Фото: Monte / Instagram</text:p>
      <text:p text:style-name="P4">
Source: <text:a xlink:type="simple" xlink:href="https://www.ukrinform.ua/rubric-sports/3711059-gravcam-zaboronili-vihoditi-z-praporami-svoei-kraini-na-matci-plejoff-blast-paris-major-2023.html" text:style-name="Internet_20_link" text:visited-style-name="Visited_20_Internet_20_Link">
https://www.ukrinform.ua/rubric-sports/3711059-gravcam-zaboronili-vihoditi-z-praporami-svoei-kraini-na-matci-plejoff-blast-paris-major-2023.html</text:a>
</text:p>
      <!--NEWS-->
      <text:h text:style-name="P10" text:outline-level="1">
<text:span text:style-name="T4">
Ракетний удар по Харківщині: у Циркунах зруйновані два будинки, десятки пошкоджені</text:span>
</text:h>
      <text:p text:style-name="P4">
Authors: Ukrinform (Person)</text:p>
      <text:p text:style-name="P4">
Publisher: Укринформ (Organization)</text:p>
      <text:p text:style-name="P4">
Published Time: 2023-05-18T18:19:00+03:00</text:p>
      <text:p text:style-name="P4">
Modified Time: 2023-05-18T18:19:00+03:00</text:p>
      <text:p text:style-name="P4">
Description: Унаслідок ракетного удару по селу Циркуни Харківської області повністю зруйновано два житлові будинки, багато приватних будинків і господарських споруд пошкоджено. — Укрінформ.</text:p>
      <text:p text:style-name="P4">
Images: ["<text:a xlink:type="simple" xlink:href="https://static.ukrinform.com/photos/2023_05/thumb_files/630_360_1684422878-595.jpg" text:style-name="Internet_20_link" text:visited-style-name="Visited_20_Internet_20_Link">
630_360_16844...</text:a>
", "<text:a xlink:type="simple" xlink:href="https://static.ukrinform.com/photos/2023_05/1684422879-805.jpg" text:style-name="Internet_20_link" text:visited-style-name="Visited_20_Internet_20_Link">
1684422879-80...</text:a>
", "<text:a xlink:type="simple" xlink:href="https://static.ukrinform.com/photos/2023_05/1684422878-707.jpg" text:style-name="Internet_20_link" text:visited-style-name="Visited_20_Internet_20_Link">
1684422878-70...</text:a>
", "<text:a xlink:type="simple" xlink:href="https://static.ukrinform.com/photos/2023_05/1684422878-689.jpg" text:style-name="Internet_20_link" text:visited-style-name="Visited_20_Internet_20_Link">
1684422878-68...</text:a>
"]</text:p>
      <text:p text:style-name="P4">
Tags: ['Обстріл', 'Харківщина', 'Війна з Росією', 'Ракетний удар']</text:p>
      <text:p text:style-name="P4">
Type: Article</text:p>
      <!--METADATA-->
      <text:p text:style-name="P4">
<draw:frame draw:style-name="fr1" draw:name="Image250" text:anchor-type="as-char" svg:width="6.9236in" svg:height="3.956343in" draw:z-index="0">
<draw:image xlink:href="../Images/yкринформ/2023-05-18T18-19-00-03-00/630_360_1684422878-595.jpg" xlink:type="simple" xlink:show="embed" xlink:actuate="onLoad" draw:mime-type="image/jpeg"/>
</draw:frame>
 Унаслідокракетного удару по селу Циркуни Харківської області повністю зруйновано дважитлові будинки, багато приватних будинків і господарських споруд пошкоджено.</text:p>
      <text:p text:style-name="P4">
Про це повідомив у <text:a xlink:type="simple" xlink:href="https://t.me/synegubov/6221" text:style-name="Internet_20_link" text:visited-style-name="Visited_20_Internet_20_Link">
 </text:a>
 начальник Харківської ОВАОлег Синєгубов, передає Укрінформ.</text:p>
      <text:p text:style-name="P4">
<draw:frame draw:style-name="fr1" draw:name="Image251" text:anchor-type="as-char" svg:width="6.9236in" svg:height="3.89773in" draw:z-index="0">
<draw:image xlink:href="../Images/yкринформ/2023-05-18T18-19-00-03-00/1684422879-805.jpg" xlink:type="simple" xlink:show="embed" xlink:actuate="onLoad" draw:mime-type="image/jpeg"/>
</draw:frame>
</text:p>
      <text:p text:style-name="P4">
"У селі повністю зруйновано два житлові будинки. Крім того, пошкоджено 13приватних будинків та 14 господарчих споруд", – зазначив Синєгубов.</text:p>
      <text:p text:style-name="P4">
<text:span text:style-name="T4">
Читайте також:</text:span>
 <text:a xlink:type="simple" xlink:href="https://www.ukrinform.ua/rubric-ato/3711018-na-harkivsini-vnaslidok-raketnogo-obstrilu-zaginula-ludina-dvoe-poraneni.html" text:style-name="Internet_20_link" text:visited-style-name="Visited_20_Internet_20_Link">
 <text:span text:style-name="T4">
Харківщи</text:span>
 </text:a>
</text:p>
      <text:p text:style-name="P4">
<draw:frame draw:style-name="fr1" draw:name="Image252" text:anchor-type="as-char" svg:width="6.9236in" svg:height="3.89773in" draw:z-index="0">
<draw:image xlink:href="../Images/yкринформ/2023-05-18T18-19-00-03-00/1684422878-707.jpg" xlink:type="simple" xlink:show="embed" xlink:actuate="onLoad" draw:mime-type="image/jpeg"/>
</draw:frame>
<draw:frame draw:style-name="fr1" draw:name="Image253" text:anchor-type="as-char" svg:width="6.9236in" svg:height="3.359228in" draw:z-index="0">
<draw:image xlink:href="../Images/yкринформ/2023-05-18T18-19-00-03-00/1684422878-689.jpg" xlink:type="simple" xlink:show="embed" xlink:actuate="onLoad" draw:mime-type="image/jpeg"/>
</draw:frame>
</text:p>
      <text:p text:style-name="P4">
Як повідомляє Офіс Генпрокурора у <text:a xlink:type="simple" xlink:href="https://t.me/pgo_gov_ua/12288" text:style-name="Internet_20_link" text:visited-style-name="Visited_20_Internet_20_Link">
 </text:a>
 , запопередніми даними, окупанти випустили ракету типу С-300 з Бєлгородськоїобласті РФ.</text:p>
      <text:p text:style-name="P4">
За процесуального керівництва Дергачівської окружної прокуратури Харківськоїобласті розпочато досудове розслідування за фактом порушення законів тазвичаїв війни, поєднаного з умисним вбивстом (ч. 2 ст. 438 КК України).</text:p>
      <text:p text:style-name="P4">
Раніше повідомлялося, що внаслідок ворожого <text:a xlink:type="simple" xlink:href="https://www.ukrinform.ua/tag-obstril" text:style-name="Internet_20_link" text:visited-style-name="Visited_20_Internet_20_Link">
 </text:a>
 загинув 52-річний місцевий житель, ще двоє мирних жителів зазналипоранень.</text:p>
      <text:p text:style-name="P4">
<text:span text:style-name="T5">
Фото: telegram / Олег Синєгубов</text:span>
</text:p>
      <text:p text:style-name="P4">
Source: <text:a xlink:type="simple" xlink:href="https://www.ukrinform.ua/rubric-regions/3711061-raketnij-udar-po-harkivsini-u-cirkunah-zrujnovani-dva-budinki-desatki-poskodzeni.html" text:style-name="Internet_20_link" text:visited-style-name="Visited_20_Internet_20_Link">
https://www.ukrinform.ua/rubric-regions/3711061-raketnij-udar-po-harkivsini-u-cirkunah-zrujnovani-dva-budinki-desatki-poskodzeni.html</text:a>
</text:p>
      <!--NEWS-->
      <text:h text:style-name="P10" text:outline-level="1">
<text:span text:style-name="T4">
Toyota з партнерами продаватимуть електричні мікроавтобуси</text:span>
</text:h>
      <text:p text:style-name="P4">
Authors: Ukrinform (Person)</text:p>
      <text:p text:style-name="P4">
Publisher: Укринформ (Organization)</text:p>
      <text:p text:style-name="P4">
Published Time: 2023-05-18T18:20:00+03:00</text:p>
      <text:p text:style-name="P4">
Modified Time: 2023-05-18T18:20:00+03:00</text:p>
      <text:p text:style-name="P4">
Description: Toyota Motor Corp разом із двома іншими автовиробниками у четвер представили електричний мікрофургон для японської індустрії доставки. — Укрінформ.</text:p>
      <text:p text:style-name="P4">
Images: ["<text:a xlink:type="simple" xlink:href="https://static.ukrinform.com/photos/2015_10/thumb_files/630_360_1444282945-5058-korporatsiya-toyota-motor-corp.jpg" text:style-name="Internet_20_link" text:visited-style-name="Visited_20_Internet_20_Link">
630_360_14442...</text:a>
"]</text:p>
      <text:p text:style-name="P4">
Tags: ['Електромобілі', 'Toyota ', 'Транспорт']</text:p>
      <text:p text:style-name="P4">
Type: Article</text:p>
      <!--METADATA-->
      <text:p text:style-name="P4">
<draw:frame draw:style-name="fr1" draw:name="Image254" text:anchor-type="as-char" svg:width="6.9236in" svg:height="3.956343in" draw:z-index="0">
<draw:image xlink:href="../Images/yкринформ/2023-05-18T18-20-00-03-00/630_360_1444282945-5058-korporatsiya-toyota-motor-corp.jpg" xlink:type="simple" xlink:show="embed" xlink:actuate="onLoad" draw:mime-type="image/jpeg"/>
</draw:frame>
 Toyota Motor Corp разом із двома іншими автовиробникамиу четвер представили електричний мікрофургон для японської індустрії доставки.</text:p>
      <text:p text:style-name="P4">
Як передає Укрінформ, про це повідомляє <text:a xlink:type="simple" xlink:href="https://www.reuters.com/business/autos-transportation/toyota-partners-start-selling-electric-micro-vans-by-march-2024-2023-05-18/" text:style-name="Internet_20_link" text:visited-style-name="Visited_20_Internet_20_Link">
</text:a>
.</text:p>
      <text:p text:style-name="P4">
Презентація відбулася в японському місті Хіросіма в рамках саміту країнВеликої сімки (G7), одним із ключових питань якого було зменшення викидіввуглецю в атмосферу.</text:p>
      <text:p text:style-name="P4">
Невеликий електричний комерційний фургон працюватиме на системі акумуляторних<text:a xlink:type="simple" xlink:href="https://www.ukrinform.ua/tag-elektromobili" text:style-name="Internet_20_link" text:visited-style-name="Visited_20_Internet_20_Link">
 </text:a>
 , яку Toyota розробляє спільноіз фахівцями з виробництва мініавтомобілів Daihatsu та Suzuki Motor Corp,йдеться у спільній заяві компаній. Фургон надійде у продаж у версіях підмарками усіх трьох марок.</text:p>
      <text:p text:style-name="P4">
Новий мікроавтобус матиме запас одного заряду на 200 кілометрів і будевипущений до 31 березня 2024 року.</text:p>
      <text:p text:style-name="P4">
Відповідно до заяви, автомобілі будуть вироблятися Daihatsu, яка є дочірньоюкомпанією Toyota з 2016 року.</text:p>
      <text:p text:style-name="P4">
Нова модель класифікуватиметься як транспортний засіб «kei», що є малопотужнимі не оподатковується внутрішнім тарифом в Японії.</text:p>
      <text:p text:style-name="P4">
<text:span text:style-name="T4">
Читайте також:</text:span>
 <text:a xlink:type="simple" xlink:href="https://www.ukrinform.ua/rubric-technology/3701487-toyota-vstanovila-novij-rekord-z-virobnictva-ta-prodaziv-avto.html" text:style-name="Internet_20_link" text:visited-style-name="Visited_20_Internet_20_Link">
 <text:span text:style-name="T4">
Toyota</text:span>
 </text:a>
</text:p>
      <text:p text:style-name="P4">
Транспортні засоби Micro kei дуже популярні серед підприємств ідомогосподарств для доставки сільськогосподарської продукції, посилок та іншихтоварів у містах та сільській місцевості Японії, що частково пов’язано з їхвідносно низькою ціною.</text:p>
      <text:p text:style-name="P4">
Як повідомляв <text:a xlink:type="simple" xlink:href="https://www.ukrinform.ua/rubric-technology/3680745-mitsubishi-motors-do-2035-roku-elektrifikue-vsi-svoi-avtomobili.html" text:style-name="Internet_20_link" text:visited-style-name="Visited_20_Internet_20_Link">
 </text:a>
 , японський автовиробник Mitsubishi Motors Corp. плануєперевести весь модельний ряд автомобілів на електродвигуни до середининаступного десятиліття.</text:p>
      <text:p text:style-name="P4">
<text:span text:style-name="T5">
Фото: blog.caranddriver.com</text:span>
</text:p>
      <text:p text:style-name="P4">
Source: <text:a xlink:type="simple" xlink:href="https://www.ukrinform.ua/rubric-technology/3711062-toyota-z-partnerami-prodavatimut-elektricni-mikroavtobusi.html" text:style-name="Internet_20_link" text:visited-style-name="Visited_20_Internet_20_Link">
https://www.ukrinform.ua/rubric-technology/3711062-toyota-z-partnerami-prodavatimut-elektricni-mikroavtobusi.html</text:a>
</text:p>
      <!--NEWS-->
      <text:h text:style-name="P10" text:outline-level="1">
<text:span text:style-name="T4">
Італія навчатиме українських військових</text:span>
</text:h>
      <text:p text:style-name="P4">
Authors: Ukrinform (Person)</text:p>
      <text:p text:style-name="P4">
Publisher: Укринформ (Organization)</text:p>
      <text:p text:style-name="P4">
Published Time: 2023-05-18T18:38:37+03:00</text:p>
      <text:p text:style-name="P4">
Modified Time: 2023-05-18T18:38:37+03:00</text:p>
      <text:p text:style-name="P4">
Description: Італія навчатиме українських військових у школах та на військових об’єктах в країні, а також візьме участь у європейсько-українських навчальних програмах у Бельгії, Польщі та Німеччині. — Укрінформ.</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Військові навчання', 'Військові']</text:p>
      <text:p text:style-name="P4">
Type: Article</text:p>
      <!--METADATA-->
      <text:p text:style-name="P4">
<draw:frame draw:style-name="fr1" draw:name="Image255" text:anchor-type="as-char" svg:width="6.9236in" svg:height="3.956343in" draw:z-index="0">
<draw:image xlink:href="../Images/yкринформ/2023-05-18T18-38-37-03-00/630_360_1673469063-825.png" xlink:type="simple" xlink:show="embed" xlink:actuate="onLoad" draw:mime-type="image/png"/>
</draw:frame>
 Італіянавчатиме українських військових у школах та на військових об’єктах в країні,а також візьме участь у європейсько-українських навчальних програмах уБельгії, Польщі та Німеччині.</text:p>
      <text:p text:style-name="P4">
Як передає Укрінформ, про це повідомляє <text:a xlink:type="simple" xlink:href="http://www.ansa.it/english/news/2023/05/18/italy-to-train-ukraine-troops-in-italy-too-says-crosetto_9c093f47-5bbc-4395-afbd-95a64d79cc24.html" text:style-name="Internet_20_link" text:visited-style-name="Visited_20_Internet_20_Link">
</text:a>
 ізпосиланням на міністра оборони країни Гвідо Крозетто.</text:p>
      <text:p text:style-name="P4">
За словами Крозетто, наразі італійське оборонне відомство розглядає можливістьвзяти участь у європейській ініціативі з підготовки українських військових,«щоб відправити штабний персонал до командувань в Брюсселі, Польщі таНімеччині, а також запропонувати спеціальні модулі, які мають бути проведені,проте у школах і на військових об’єктах на нашій національній території».</text:p>
      <text:p text:style-name="P4">
<text:span text:style-name="T4">
Читайте також:</text:span>
 <text:a xlink:type="simple" xlink:href="https://www.ukrinform.ua/rubric-ato/3708155-do-nimeccini-pribuli-tanki-abrams-na-akih-navcatimutsa-ukrainski-vijskovi-zmi.html" text:style-name="Internet_20_link" text:visited-style-name="Visited_20_Internet_20_Link">
 <text:span text:style-name="T4">
навчатиму</text:span>
 </text:a>
</text:p>
      <text:p text:style-name="P4">
Як повідомляв Укрінформ, високий представник <text:a xlink:type="simple" xlink:href="https://www.ukrinform.ua/tag-evrosouz" text:style-name="Internet_20_link" text:visited-style-name="Visited_20_Internet_20_Link">
 </text:a>
 Жозеп Боррель 21 квітня заявив, що понад 16 тисяч українськихвійськових вже пройшли навчання в межах тренувальної місії ЄС. Він такожповідомив про здійснення поставки боєприпасів та ракет в Україну на суму понад600 мільйонів євро.</text:p>
      <text:p text:style-name="P4">
Source: <text:a xlink:type="simple" xlink:href="https://www.ukrinform.ua/rubric-ato/3711065-italia-navcatime-ukrainskih-vijskovih.html" text:style-name="Internet_20_link" text:visited-style-name="Visited_20_Internet_20_Link">
https://www.ukrinform.ua/rubric-ato/3711065-italia-navcatime-ukrainskih-vijskovih.html</text:a>
</text:p>
      <!--NEWS-->
      <text:h text:style-name="P10" text:outline-level="1">
<text:span text:style-name="T4">
У Львові восени відкриється офіс ЮНЕСКО</text:span>
</text:h>
      <text:p text:style-name="P4">
Authors: Ukrinform (Person)</text:p>
      <text:p text:style-name="P4">
Publisher: Укринформ (Organization)</text:p>
      <text:p text:style-name="P4">
Published Time: 2023-05-18T18:52:13+03:00</text:p>
      <text:p text:style-name="P4">
Modified Time: 2023-05-18T18:52:13+03:00</text:p>
      <text:p text:style-name="P4">
Description: У Львові цієї осені буде відкрито офіс ЮНЕСКО. — Укрінформ.</text:p>
      <text:p text:style-name="P4">
Images: ["<text:a xlink:type="simple" xlink:href="https://static.ukrinform.com/photos/2023_03/thumb_files/630_360_1679993424-561.jpg" text:style-name="Internet_20_link" text:visited-style-name="Visited_20_Internet_20_Link">
630_360_16799...</text:a>
"]</text:p>
      <text:p text:style-name="P4">
Tags: ['Львів', 'Садовий', 'ЮНЕСКО']</text:p>
      <text:p text:style-name="P4">
Type: Article</text:p>
      <!--METADATA-->
      <text:p text:style-name="P4">
<draw:frame draw:style-name="fr1" draw:name="Image256" text:anchor-type="as-char" svg:width="6.9236in" svg:height="3.956343in" draw:z-index="0">
<draw:image xlink:href="../Images/yкринформ/2023-05-18T18-52-13-03-00/630_360_1679993424-561.jpg" xlink:type="simple" xlink:show="embed" xlink:actuate="onLoad" draw:mime-type="image/jpeg"/>
</draw:frame>
 У Львовіцієї осені буде відкрито офіс ЮНЕСКО.</text:p>
      <text:p text:style-name="P4">
Про це повідомив міський голова Львова Андрій Садовий на конференції «Злочинпроти культурної спадщини – у воєнний та позавоєнний час», передаєкореспондент Укрінформу.</text:p>
      <text:p text:style-name="P4">
<text:span text:style-name="T4">
Читайте також:</text:span>
 <text:a xlink:type="simple" xlink:href="https://www.ukrinform.ua/rubric-regions/3691492-v-odesi-vidkrili-tablicku-pro-vklucenna-centru-mista-do-spisku-unesko.html" text:style-name="Internet_20_link" text:visited-style-name="Visited_20_Internet_20_Link">
 <text:span text:style-name="T4">
ЮНЕСКО</text:span>
 </text:a>
</text:p>
      <text:p text:style-name="P4">
«В цьому році минає 25 років, як Львів став частиною сім’ї ЮНЕСКО, тобто всяісторична частина є під захистом цієї міжнародної спільноти. На жаль, якщозараз прогулятися центром міста, ви не побачите багато монументів, бо вонизаховані. Ми не лише в час війни ховаємо своє, а й допомагаємо іншим містам. Яхочу подякувати <text:a xlink:type="simple" xlink:href="https://www.ukrinform.ua/tag-unesko" text:style-name="Internet_20_link" text:visited-style-name="Visited_20_Internet_20_Link">
 </text:a>
 , які відкриваютьофіс у Львові, що розпочне роботу з осені», - сказав Садовий.</text:p>
      <text:p text:style-name="P4">
Він також зауважив, що саме у Львові зосереджена велика частина культурногонадбання України, і висловив сподівання на синергію з Міністерством культурита інформполітики.</text:p>
      <text:p text:style-name="P4">
<text:span text:style-name="T4">
Читайте також:</text:span>
 <text:a xlink:type="simple" xlink:href="https://www.ukrinform.ua/rubric-vidbudova/3710341-vidnovlenna-cernigivsini-vidbuvatimetsa-kompleksno-spilno-z-unesko.html" text:style-name="Internet_20_link" text:visited-style-name="Visited_20_Internet_20_Link">
 <text:span text:style-name="T4">
ЮНЕСКО</text:span>
 </text:a>
</text:p>
      <text:p text:style-name="P4">
Як повідомлялося, ЮНЕСКО виділяє $1,5 мільйона на створення Культурного центруу Львові.</text:p>
      <text:p text:style-name="P4">
Source: <text:a xlink:type="simple" xlink:href="https://www.ukrinform.ua/rubric-regions/3711069-u-lvovi-voseni-vidkrietsa-ofis-unesko.html" text:style-name="Internet_20_link" text:visited-style-name="Visited_20_Internet_20_Link">
https://www.ukrinform.ua/rubric-regions/3711069-u-lvovi-voseni-vidkrietsa-ofis-unesko.html</text:a>
</text:p>
      <!--NEWS-->
      <text:h text:style-name="P10" text:outline-level="1">
<text:span text:style-name="T4">
Вступ у НАТО, авіаційна коаліція і санкції: Кулеба назвав ключові напрями консолідації партнерів</text:span>
</text:h>
      <text:p text:style-name="P4">
Authors: Ukrinform (Person)</text:p>
      <text:p text:style-name="P4">
Publisher: Укринформ (Organization)</text:p>
      <text:p text:style-name="P4">
Published Time: 2023-05-18T18:54:42+03:00</text:p>
      <text:p text:style-name="P4">
Modified Time: 2023-05-18T18:54:42+03:00</text:p>
      <text:p text:style-name="P4">
Description: Міністерство закордонних справ України зараз приділяє пріоритетну увагу досягненню консенсусу партнерів щодо вступу України до НАТО, надання Києву сучасних літаків і запровадження нових жорстких санкцій проти Росії.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Літак', 'НАТО', 'Санкції']</text:p>
      <text:p text:style-name="P4">
Type: Article</text:p>
      <!--METADATA-->
      <text:p text:style-name="P4">
<draw:frame draw:style-name="fr1" draw:name="Image257" text:anchor-type="as-char" svg:width="6.9236in" svg:height="3.956343in" draw:z-index="0">
<draw:image xlink:href="../Images/yкринформ/2023-05-18T18-54-42-03-00/630_360_1683309991-286.png" xlink:type="simple" xlink:show="embed" xlink:actuate="onLoad" draw:mime-type="image/png"/>
</draw:frame>
Міністерство закордонних справ України зараз приділяє пріоритетну увагудосягненню консенсусу партнерів щодо вступу України до НАТО, надання Києвусучасних літаків і запровадження нових жорстких санкцій проти Росії.</text:p>
      <text:p text:style-name="P4">
Про це міністр закордонних справ Дмитро Кулеба заявив під час конференціїStrategic Ark, організованої Польським інститутом міжнародних відносин,повідомляє Укрінформ із посиланням на <text:a xlink:type="simple" xlink:href="http://mfa.gov.ua/news/dmitro-kuleba-nazvav-tri-klyuchovih-napryami-konsolidaciyi-partneriv-ukrayini-chlenstvo-v-nato-aviacijna-koaliciya-ta-sankciyi" text:style-name="Internet_20_link" text:visited-style-name="Visited_20_Internet_20_Link">
 </text:a>
 .</text:p>
      <text:p text:style-name="P4">
“Коли у 2014 році Росія здійснила спробу анексії Криму, світ був єдиним условах, але не у діях. Це спонукало Росію продовжити агресію та розширити їїна Донбас, а згодом і на всю територію України в ході повномасштабноговторгнення. З минулого року ми, на щастя, маємо єдність країн світу вконкретних діях на підтримку України. Ми всі відклали проблеми вбік таоб’єдналися довкола спільної мети, протидії спільному ворогу”, - зазначивглава МЗС.</text:p>
      <text:p text:style-name="P4">
Він нагадав, що рік тому під час дискусій в ЄС щодо надання Україні статусукандидата на членство в Євросоюзі деякі скептики закликали Київ не підриватиєдність, наполягаючи на рішенні, щодо якого не було консенсусу. Врештіконсенсус був досягнутий і після ухвалення рішення країни ЄС святкувалидосягнення єдності. Кулеба порівняв цю динаміку із нинішньою дискусією щодочленства України в НАТО, яка, на його думку, також завершиться позитивнимрезультатом.</text:p>
      <text:p text:style-name="P4">
Глава МЗС підкреслив єдність поглядів України та Польщі та зауважив, що двікраїни спільно працюють задля досягнення єдності міжнародної коаліції з низкиконкретних рішень. На переконання міністра, єдність не можна розглядати позаконтекстом конкретних кроків. Різні рішення потребують різного кола країн длядосягнення консенсусу, і українська дипломатія працює над його побудовою вкожному конкретному випадку.</text:p>
      <text:p text:style-name="P4">
“Нині найширша єдність країн потрібна довкола позиції, що Україна маєперемогти у цій війні на умовах, визначених самою Україною. Країни, яківизначать це своєю метою, починають дуже швидко ухвалювати правильні рішення.Пріоритетні кроки, над побудовою консенсусу щодо яких ми нині працюємо, - цечленство України в НАТО, авіаційна коаліція та воля для запровадження новихжорстких санкцій проти Росії. Є багато інших важливих кроків, але ці триключові”, - підкреслив <text:a xlink:type="simple" xlink:href="https://www.ukrinform.ua/tag-kuleba" text:style-name="Internet_20_link" text:visited-style-name="Visited_20_Internet_20_Link">
 </text:a>
 .</text:p>
      <text:p text:style-name="P4">
Глава МЗС України нагадав, що на Саміті НАТО у Вільнюсі Україна прагнеотримати рішення, яке визначить алгоритм її вступу до Північноатлантичногоальянсу. “Простіше кажучи, ми вітатимемо будь-який конкретний крок, якісоюзники зможуть зробити на шляху до членства України в НАТО”, - зауважив він.</text:p>
      <text:p text:style-name="P4">
<text:span text:style-name="T4">
Читайте також:</text:span>
 <text:a xlink:type="simple" xlink:href="https://www.ukrinform.ua/rubric-polytics/3710604-specpredstavnik-kitau-zustrilisa-z-kulebou-v-kievi-govorili-pro-pripinenna-vijni.html" text:style-name="Internet_20_link" text:visited-style-name="Visited_20_Internet_20_Link">
 <text:span text:style-name="T4">
Кулебо</text:span>
 </text:a>
</text:p>
      <text:p text:style-name="P4">
Як повідомлялося, зустріч глав держав і урядів НАТО відбудеться у Вільнюсі11–12 липня 2023 року.</text:p>
      <text:p text:style-name="P4">
Source: <text:a xlink:type="simple" xlink:href="https://www.ukrinform.ua/rubric-polytics/3711071-vstup-u-nato-aviacijna-koalicia-i-sankcii-kuleba-nazvav-klucovi-naprami-konsolidacii-partneriv.html" text:style-name="Internet_20_link" text:visited-style-name="Visited_20_Internet_20_Link">
https://www.ukrinform.ua/rubric-polytics/3711071-vstup-u-nato-aviacijna-koalicia-i-sankcii-kuleba-nazvav-klucovi-naprami-konsolidacii-partneriv.html</text:a>
</text:p>
      <!--NEWS-->
      <text:h text:style-name="P10" text:outline-level="1">
<text:span text:style-name="T4">
На чотирьох «гарячих» напрямках за добу відбулися 17 бойових зіткнень</text:span>
</text:h>
      <text:p text:style-name="P4">
Authors: Ukrinform (Person)</text:p>
      <text:p text:style-name="P4">
Publisher: Укринформ (Organization)</text:p>
      <text:p text:style-name="P4">
Published Time: 2023-05-18T19:00:57+03:00</text:p>
      <text:p text:style-name="P4">
Modified Time: 2023-05-18T19:00:57+03:00</text:p>
      <text:p text:style-name="P4">
Description: На Лиманському, Бахмутському, Авдіївському та Мар’їнському напрямках протягом доби відбулися 17 бойових зіткнень, найгарячіші бої ведуться за міста Бахмут і Мар’їнка Донецької області. — Укрінформ.</text:p>
      <text:p text:style-name="P4">
Images: ["<text:a xlink:type="simple" xlink:href="https://static.ukrinform.com/photos/2022_09/thumb_files/630_360_1662821775-396.jpg" text:style-name="Internet_20_link" text:visited-style-name="Visited_20_Internet_20_Link">
630_360_16628...</text:a>
"]</text:p>
      <text:p text:style-name="P4">
Tags: ['Генштаб', 'Обстріл', 'Війна з Росією']</text:p>
      <text:p text:style-name="P4">
Type: Article</text:p>
      <!--METADATA-->
      <text:p text:style-name="P4">
<draw:frame draw:style-name="fr1" draw:name="Image258" text:anchor-type="as-char" svg:width="6.9236in" svg:height="3.956343in" draw:z-index="0">
<draw:image xlink:href="../Images/yкринформ/2023-05-18T19-00-57-03-00/630_360_1662821775-396.jpg" xlink:type="simple" xlink:show="embed" xlink:actuate="onLoad" draw:mime-type="image/jpeg"/>
</draw:frame>
 НаЛиманському, Бахмутському, Авдіївському та Мар’їнському напрямках протягомдоби відбулися 17 бойових зіткнень, найгарячіші бої ведуться за міста Бахмут іМар’їнка Донецької області.</text:p>
      <text:p text:style-name="P4">
Як передає Укрінформ, про це Генеральний штаб Збройних сил України повідомив у<text:a xlink:type="simple" xlink:href="https://www.facebook.com/GeneralStaff.ua/posts/pfbid02LPFZdJpXDKMynVzQuceUSQD5hDzbsGKfMFtApK2NQcA4gW3JRyCS3dgdXNS1C7qrl" text:style-name="Internet_20_link" text:visited-style-name="Visited_20_Internet_20_Link">
</text:a>
, оприлюднивши оперативну інформацію станом на 18:00 18 травня.</text:p>
      <text:p text:style-name="P4">
За даними Генштабу, на згаданих напрямках російські війська продовжуютьзосереджувати основні зусилля.</text:p>
      <text:p text:style-name="P4">
Українська авіація загалом за добу здійснила шість ударів по районахзосередження особового складу та військової техніки загарбників.</text:p>
      <text:p text:style-name="P4">
"Протягом цієї доби нашими захисниками було знищено 21 крилату ракету та 7ворожих розвідувальних БпЛА різного типу", — зазначили в Генштабі.</text:p>
      <text:p text:style-name="P4">
<text:span text:style-name="T4">
Читайте також:</text:span>
 <text:a xlink:type="simple" xlink:href="https://www.ukrinform.ua/rubric-ato/3710876-gumenuk-rozpovila-pro-sprobu-rf-obduriti-ukrainskih-vijskovih-pered-raketnou-atakou.html" text:style-name="Internet_20_link" text:visited-style-name="Visited_20_Internet_20_Link">
 </text:a>
</text:p>
      <text:p text:style-name="P4">
Підрозділи українських ракетних військ й артилерії уразили район зосередженняозброєння та військової техніки, склад боєприпасів, три артилерійськіпідрозділи на вогневій позиції, зенітно-ракетний комплекс, сім станційрадіоелектронної боротьби та радіолокаційну станцію ворога.</text:p>
      <text:p text:style-name="P4">
Російська армія загалом протягом доби здійснила 36 ракетних і 23 авіаційніудари, а також близько 30 <text:a xlink:type="simple" xlink:href="https://www.ukrinform.ua/tag-obstril" text:style-name="Internet_20_link" text:visited-style-name="Visited_20_Internet_20_Link">
 </text:a>
 зреактивних систем залпового вогню по позиціях Сил оборони та населених пунктахУкраїни.</text:p>
      <text:p text:style-name="P4">
Наголошується, що ймовірність здійснення ворогом ракетних й авіаційних ударівзалишається високою по всій території країни.</text:p>
      <text:p text:style-name="P4">
<text:span text:style-name="T4">
Читайте також:</text:span>
 <text:a xlink:type="simple" xlink:href="https://www.ukrinform.ua/rubric-ato/3710825-u-rajoni-bahmuta-sili-oboroni-za-dobu-prosunulisa-miscami-na-1700-metriv-zsu.html" text:style-name="Internet_20_link" text:visited-style-name="Visited_20_Internet_20_Link">
 </text:a>
</text:p>
      <text:p text:style-name="P4">
<text:span text:style-name="T4">
На Волинському та Поліському напрямках</text:span>
 оперативна обстановка суттєвих змінне зазнала, ознаки формування наступальних угруповань не виявлені.</text:p>
      <text:p text:style-name="P4">
<text:span text:style-name="T4">
На Сіверському та Слобожанському напрямках</text:span>
 Російська Федерація продовжуєзберігати військову присутність у прикордонних з Україною районах.</text:p>
      <text:p text:style-name="P4">
Мінометних й артилерійських обстрілів від росіян протягом доби зазналиЛеонівка Чернігівської області, Бояро-Лежачі, Павлівка, Басівка й МиропілляСумської області, а також Стариця, Синельникове, Огірцеве, Гатище, Нестерне іБударки Харківської області.</text:p>
      <text:p text:style-name="P4">
<text:span text:style-name="T4">
На Куп’янському напрямку</text:span>
 з мінометів і артилерії загарбники били поКам’янці, Колодязному, Фиголівці, Новомлинську, Дворічній, Западному,Масютівці, Лиману Першому, Табаївці й Берестовому Харківської області та поСтельмахівці Луганської області.</text:p>
      <text:p text:style-name="P4">
<text:span text:style-name="T4">
На Лиманському напрямку</text:span>
 протягом доби ворог наступальних дій не проводив,натомість обстрілював з артилерії Макіївку й Білогорівку Луганської області,Верхньокам’янське та Спірне Донецької області.</text:p>
      <text:p text:style-name="P4">
<text:span text:style-name="T4">
На Бахмутському напрямку</text:span>
 війська РФ продовжують вести наступальні дії.Тривають важкі бої за місто Бахмут. Безуспішні спроби наступу загарбникиздійснили у напрямку Іванівського.</text:p>
      <text:p text:style-name="P4">
Авіаційних ударів росіяни завдавали по районах Богданівки та Бахмута. Відворожих обстрілів постраждали Васюківка, Залізнянське, Оріхово-Василівка,Богданівка, Бахмут, Іванівське, Часів Яр, Біла Гора та Північне Донецькоїобласті.</text:p>
      <text:p text:style-name="P4">
<text:span text:style-name="T4">
На Авдіївському напрямку</text:span>
 російська армія вела наступальні дії в напрямкуСєверного, однак успіху не мала. Протягом доби ворог бив з авіації по районахНовокалинового та Авдіївки, з артилерії обстрілював Новокалинове, Бердичі,Авдіївку, Тоненьке, Первомайське, Карлівку і Невельське Донецької області.</text:p>
      <text:p text:style-name="P4">
<text:span text:style-name="T4">
На Мар’їнському напрямку</text:span>
 підрозділи Сил оборони вкотре відбили численніатаки росіян у районі Мар’їнки. Водночас загарбники продовжують знищуватинаселені пункти вздовж лінії зіткнення, з артилерії обстріляли Красногорівку,Мар’їнку та Побєду Донецької області.</text:p>
      <text:p text:style-name="P4">
<text:span text:style-name="T4">
На Шахтарському напрямку</text:span>
 протягом доби війська РФ наступальних дій непроводили, натомість завдали авіаційних ударів біля Золотої Ниви та ВеликоїНовосілки. Обстрілів від росіян зазнали, зокрема, Вугледар, Пречистівка,Новоукраїнка і Шахтарське.</text:p>
      <text:p text:style-name="P4">
<text:span text:style-name="T4">
На Запорізькому та Херсонському напрямках</text:span>
 російська армія продовжує вестиоборонні дії. Авіаційного удару ворог завдав по Новополю Донецької області, зартилерії обстріляв низку інших населених пунктів, зокрема Бурлацьке Донецькоїобласті, Ольгівське, Чарівне, Білогір’я, Малу Токмачку, Новоданилівку,Новоандріївку, Степове, Кам’янське та Плавні Запорізької області, а такожХерсон.</text:p>
      <text:p text:style-name="P4">
<text:span text:style-name="T4">
Читайте також:</text:span>
 <text:a xlink:type="simple" xlink:href="https://www.ukrinform.ua/rubric-ato/3710880-nicna-raketna-ataka-na-ukrainu-ignat-rozpoviv-pro-osoblivist.html" text:style-name="Internet_20_link" text:visited-style-name="Visited_20_Internet_20_Link">
 </text:a>
</text:p>
      <text:p text:style-name="P4">
На тимчасово захоплених територіях Херсонської області росіяни продовжуютьчинити тиск на місцеве населення, зокрема на жителів Генічеського району.Погрожуючи депортацією, загарбники змушують громадян України отримуватиросійські паспорти.</text:p>
      <text:p text:style-name="P4">
До окремих населених пунктів Каховського району, за інформацією Генштабу,прибула жива сила ворога. Військові РФ заселяються не лише у вільні будинки, ай у ті, де проживають мирні жителі. Людям, які обурюються, погрожуютьвиселенням.</text:p>
      <text:p text:style-name="P4">
Встановлено, що в тимчасово захопленому Херсонському районі останнім часомзагарбники посилили контррозвідувальні заходи. Так, на дорогах між населенимипунктами значно збільшилася кількість блокпостів, проводяться прискіпливіперевірки транспортних засобів і документів. Особливу увагу загарбникиприділяють вмісту телефонів.</text:p>
      <text:p text:style-name="P4">
Як повідомляв Укрінформ, з 21:00 17 травня по 05:30 18 травня російськівійська здійснили <text:a xlink:type="simple" xlink:href="https://www.ukrinform.ua/rubric-ato/3710754-ukrainski-bijci-vnoci-znisili-29-krilatih-raket-ta-dva-sahedi.html" text:style-name="Internet_20_link" text:visited-style-name="Visited_20_Internet_20_Link">
 </text:a>
 із різних напрямків.Українськими захисниками за цей час знищені загалом 29 крилатих ракет ворога.</text:p>
      <text:p text:style-name="P4">
Source: <text:a xlink:type="simple" xlink:href="https://www.ukrinform.ua/rubric-ato/3711072-na-cotiroh-garacih-napramkah-za-dobu-vidbulisa-17-bojovih-zitknen.html" text:style-name="Internet_20_link" text:visited-style-name="Visited_20_Internet_20_Link">
https://www.ukrinform.ua/rubric-ato/3711072-na-cotiroh-garacih-napramkah-za-dobu-vidbulisa-17-bojovih-zitknen.html</text:a>
</text:p>
      <!--NEWS-->
      <text:h text:style-name="P10" text:outline-level="1">
<text:span text:style-name="T4">
Міністр оборони Британії підтвердив використання Україною Storm Shadow</text:span>
</text:h>
      <text:p text:style-name="P4">
Authors: Ukrinform (Person)</text:p>
      <text:p text:style-name="P4">
Publisher: Укринформ (Organization)</text:p>
      <text:p text:style-name="P4">
Published Time: 2023-05-18T19:09:14+03:00</text:p>
      <text:p text:style-name="P4">
Modified Time: 2023-05-18T19:09:14+03:00</text:p>
      <text:p text:style-name="P4">
Description: Міністр оборони Великої Британії Бен Воллес підтвердив, що передані Україні ракети великої дальності Storm Shadow були використані.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Україна', 'Storm Shadow']</text:p>
      <text:p text:style-name="P4">
Type: Article</text:p>
      <!--METADATA-->
      <text:p text:style-name="P4">
<draw:frame draw:style-name="fr1" draw:name="Image259" text:anchor-type="as-char" svg:width="6.9236in" svg:height="3.956343in" draw:z-index="0">
<draw:image xlink:href="../Images/yкринформ/2023-05-18T19-09-14-03-00/630_360_1522941676-5218.jpg" xlink:type="simple" xlink:show="embed" xlink:actuate="onLoad" draw:mime-type="image/jpeg"/>
</draw:frame>
 Міністроборони Великої Британії Бен Воллес підтвердив, що передані Україні ракетивеликої дальності Storm Shadow були використані.</text:p>
      <text:p text:style-name="P4">
Про це повідомляє <text:a xlink:type="simple" xlink:href="http://news.sky.com/story/ukraine-war-latest-russia-will-be-exceptionally-concerned-as-ukraine-shoots-down-putins-undefeatable-ballistic-missile-12541713" text:style-name="Internet_20_link" text:visited-style-name="Visited_20_Internet_20_Link">
 </text:a>
 , передає Укрінформ.</text:p>
      <text:p text:style-name="P4">
«Все, що я можу сказати, це те, що наскільки я розумію, вони (ракети StormShadow – ред.) використовувались від моменту, коли ми оголосили про їхпередачу в Україну, але не маю наміру вдаватись у подробиці», – заявив Воллес.</text:p>
      <text:p text:style-name="P4">
Він також зазначив, що системи озброєння, надані Україні західними союзниками,були «потужними».</text:p>
      <text:p text:style-name="P4">
<text:span text:style-name="T4">
Читайте також:</text:span>
 <text:a xlink:type="simple" xlink:href="https://www.ukrinform.ua/rubric-ato/3710149-ukraina-vze-vikoristovue-proti-armii-rf-raketi-storm-shadow-cnn.html" text:style-name="Internet_20_link" text:visited-style-name="Visited_20_Internet_20_Link">
 <text:span text:style-name="T4">
Storm</text:span>
 <text:span text:style-name="T4">
Shadow</text:span>
 </text:a>
</text:p>
      <text:p text:style-name="P4">
Як повідомляв Укрінформ, 11 травня Бен Воллес підтвердив передачу ЛондономУкраїні далекобійних ракет Storm Shadow.</text:p>
      <text:p text:style-name="P4">
Storm Shadow – крилата ракета великої дальності, розроблена спільно <text:a xlink:type="simple" xlink:href="https://www.ukrinform.ua/tag-britania" text:style-name="Internet_20_link" text:visited-style-name="Visited_20_Internet_20_Link">
</text:a>
 і Францією. Її зазвичай запускають зповітря. З дальністю стрільби понад 250 км (155 миль) вона лише трохипоступається 185-мильній американській армійській системі класу "земля-земля"(ATACMS).</text:p>
      <text:p text:style-name="P4">
Source: <text:a xlink:type="simple" xlink:href="https://www.ukrinform.ua/rubric-ato/3711074-ministr-oboroni-britanii-pidtverdiv-vikoristanna-ukrainou-storm-shadow.html" text:style-name="Internet_20_link" text:visited-style-name="Visited_20_Internet_20_Link">
https://www.ukrinform.ua/rubric-ato/3711074-ministr-oboroni-britanii-pidtverdiv-vikoristanna-ukrainou-storm-shadow.html</text:a>
</text:p>
      <!--NEWS-->
      <text:h text:style-name="P10" text:outline-level="1">
<text:span text:style-name="T4">
Кількість загиблих унаслідок повеней в Італії зросла до дев’яти</text:span>
</text:h>
      <text:p text:style-name="P4">
Authors: Ukrinform (Person)</text:p>
      <text:p text:style-name="P4">
Publisher: Укринформ (Organization)</text:p>
      <text:p text:style-name="P4">
Published Time: 2023-05-18T19:12:00+03:00</text:p>
      <text:p text:style-name="P4">
Modified Time: 2023-05-18T19:12:00+03:00</text:p>
      <text:p text:style-name="P4">
Description: В Італії, у регіоні Емілія-Романья, руйнівні повені забрали життя вже дев'яти людей. — Укрінформ.</text:p>
      <text:p text:style-name="P4">
Images: ["<text:a xlink:type="simple" xlink:href="https://static.ukrinform.com/photos/2023_05/thumb_files/630_360_1684426246-451.jpg" text:style-name="Internet_20_link" text:visited-style-name="Visited_20_Internet_20_Link">
630_360_16844...</text:a>
"]</text:p>
      <text:p text:style-name="P4">
Tags: ['Італія', 'Повінь', 'Стихія', 'Загибель']</text:p>
      <text:p text:style-name="P4">
Type: Article</text:p>
      <!--METADATA-->
      <text:p text:style-name="P4">
<draw:frame draw:style-name="fr1" draw:name="Image260" text:anchor-type="as-char" svg:width="6.9236in" svg:height="3.956343in" draw:z-index="0">
<draw:image xlink:href="../Images/yкринформ/2023-05-18T19-12-00-03-00/630_360_1684426246-451.jpg" xlink:type="simple" xlink:show="embed" xlink:actuate="onLoad" draw:mime-type="image/jpeg"/>
</draw:frame>
 В Італії,у регіоні Емілія-Романья, руйнівні повені забрали життя вже дев'яти людей.</text:p>
      <text:p text:style-name="P4">
Про це повідомляє <text:a xlink:type="simple" xlink:href="https://www.ansa.it/english/news/general_news/2023/05/18/govt-to-declare-state-of-calamity-for-emilia-romagna_4fb1a13b-9d5a-4b5c-b0d7-d359bae0d2cc.html" text:style-name="Internet_20_link" text:visited-style-name="Visited_20_Internet_20_Link">
</text:a>
 , передає Укрінформ.</text:p>
      <text:p text:style-name="P4">
За словами міністра навколишнього середовища та енергетичної безпеки ГілбертоПічетто, наступного вівторка на засіданні кабінету міністрів у регіоні будеоголошено стан стихійного лиха.</text:p>
      <text:p text:style-name="P4">
Регіон Емілія-Романья у вівторок і середу постраждав від <text:a xlink:type="simple" xlink:href="https://www.ukrinform.ua/tag-dos" text:style-name="Internet_20_link" text:visited-style-name="Visited_20_Internet_20_Link">
</text:a>
 . Подекуди за 36 годин випало до 500 ммопадів – половина від середньорічної кількості, всі річки у регіоні вийшли зберегів.</text:p>
      <text:p text:style-name="P4">
Тисячі людей довелося евакуювати через паводки, щонайменше 4000 людейзалишилися без даху над головою.</text:p>
      <text:p text:style-name="P4">
Крім того, у четвер у регіоні 50 000 людей залишилися без електропостачання.</text:p>
      <text:p text:style-name="P4">
Водночас BBC повідомляє, що внаслідок паводків в Італії сталося близько 280зсувів грунту.</text:p>
      <text:p text:style-name="P4">
<text:span text:style-name="T4">
Читайте також:</text:span>
 <text:a xlink:type="simple" xlink:href="https://www.ukrinform.ua/rubric-world/3708069-kilkist-zagiblih-unaslidok-poveni-v-kongo-perevisila-430.html" text:style-name="Internet_20_link" text:visited-style-name="Visited_20_Internet_20_Link">
 <text:span text:style-name="T4">
повені</text:span>
 </text:a>
</text:p>
      <text:p text:style-name="P4">
У регіоні Емілія-Романья затоплення населених пунктів відбувалося не лишечерез розлиття річок, а й через переповненість каналів.</text:p>
      <text:p text:style-name="P4">
Голова регіону Стефано Боначіні, сказав, що збитки від стихії сягаютьмільярдів євро.</text:p>
      <text:p text:style-name="P4">
Раніше повідомлялося, що <text:a xlink:type="simple" xlink:href="https://www.ukrinform.ua/rubric-world/3710376-povin-v-italii-troe-zagiblih-i-blizko-5000-evakujovanih.html" text:style-name="Internet_20_link" text:visited-style-name="Visited_20_Internet_20_Link">
 </text:a>
 .</text:p>
      <text:p text:style-name="P4">
Source: <text:a xlink:type="simple" xlink:href="https://www.ukrinform.ua/rubric-world/3711077-kilkist-zagiblih-unaslidok-povenej-v-italii-zrosla-do-devati.html" text:style-name="Internet_20_link" text:visited-style-name="Visited_20_Internet_20_Link">
https://www.ukrinform.ua/rubric-world/3711077-kilkist-zagiblih-unaslidok-povenej-v-italii-zrosla-do-devati.html</text:a>
</text:p>
      <!--NEWS-->
      <text:h text:style-name="P10" text:outline-level="1">
<text:span text:style-name="T4">
Посол Франції відвідав Слов’янськ та Краматорськ</text:span>
</text:h>
      <text:p text:style-name="P4">
Authors: Ukrinform (Person)</text:p>
      <text:p text:style-name="P4">
Publisher: Укринформ (Organization)</text:p>
      <text:p text:style-name="P4">
Published Time: 2023-05-18T19:16:00+03:00</text:p>
      <text:p text:style-name="P4">
Modified Time: 2023-05-18T19:16:00+03:00</text:p>
      <text:p text:style-name="P4">
Description: Посол Франції в Україні Етьєн де Понсен побачив на власні очі масштаби руйнування, які здійснила російська армія після 24 лютого 2022 року у Слов’янську та Краматорську на Донеччині. — Укрінформ.</text:p>
      <text:p text:style-name="P4">
Images: ["<text:a xlink:type="simple" xlink:href="https://static.ukrinform.com/photos/2023_05/thumb_files/630_360_1684426367-694.jpg" text:style-name="Internet_20_link" text:visited-style-name="Visited_20_Internet_20_Link">
630_360_16844...</text:a>
"]</text:p>
      <text:p text:style-name="P4">
Tags: ['Донеччина', 'Франція', 'Посол']</text:p>
      <text:p text:style-name="P4">
Type: Article</text:p>
      <!--METADATA-->
      <text:p text:style-name="P4">
<draw:frame draw:style-name="fr1" draw:name="Image261" text:anchor-type="as-char" svg:width="6.9236in" svg:height="3.956343in" draw:z-index="0">
<draw:image xlink:href="../Images/yкринформ/2023-05-18T19-16-00-03-00/630_360_1684426367-694.jpg" xlink:type="simple" xlink:show="embed" xlink:actuate="onLoad" draw:mime-type="image/jpeg"/>
</draw:frame>
 ПосолФранції в Україні Етьєн де Понсен побачив на власні очі масштаби руйнування,які здійснила російська армія після 24 лютого 2022 року у Слов’янську таКраматорську на Донеччині.</text:p>
      <text:p text:style-name="P4">
Про це повідомив у <text:a xlink:type="simple" xlink:href="http://t.me/pavlokyrylenko_donoda/8020" text:style-name="Internet_20_link" text:visited-style-name="Visited_20_Internet_20_Link">
 </text:a>
 керівникДонецької обласної військової адміністрації Павло Кириленко, передаєУкрінформ.</text:p>
      <text:p text:style-name="P4">
«Про поточну гуманітарну ситуацію в області та подальшу співпрацю із Францієюговорив сьогодні із послом Франції в Україні Етьєном де Понсеном… Розповів проситуацію, яка склалася в області, та звернув окрему увагу на масштабируйнування у наших найбільших вільних містах – Слов’янську та Краматорську.Всі ці руйнування пан посол побачив на власні очі», - написав очільникобласті.</text:p>
      <text:p text:style-name="P4">
Він нагадав, що посол уже майже чотири роки перебуває в Україні і чудово знаєпро проєкти, реалізовані Францією на Донеччині. Зокрема, під часповномасштабного вторгнення Росії на нашу територію, французькі організаціїACTED та U-Saved надавали неоціненну допомогу цивільним у прифронтовихрегіонах: воду, продовольство, генератори, буржуйки. Також вони сприяливідбудові знищеного житла.</text:p>
      <text:p text:style-name="P4">
«Впевнений, що Французька Республіка і надалі буде нашим надійним партнером увідбудові Донеччини», - заявив Кириленко та подякував Етьєну де Понсену тавсьому французькому народові за підтримку України у часи війни.</text:p>
      <text:p text:style-name="P4">
<text:span text:style-name="T4">
Читайте також:</text:span>
 <text:a xlink:type="simple" xlink:href="https://www.ukrinform.ua/rubric-polytics/3710130-delegacia-svedskogo-parlamentu-vidvidala-borodanku-bucu-ta-irpin.html" text:style-name="Internet_20_link" text:visited-style-name="Visited_20_Internet_20_Link">
 <text:span text:style-name="T4">
Бородянку</text:span>
 </text:a>
</text:p>
      <text:p text:style-name="P4">
Як повідомлялося, <text:a xlink:type="simple" xlink:href="https://www.ukrinform.ua/tag-doneccina" text:style-name="Internet_20_link" text:visited-style-name="Visited_20_Internet_20_Link">
 </text:a>
 постійноперебуває під обстрілами російських військ, щодня ворог вбиває та травмуєцивільних мешканців, руйнує інфраструктурні об’єкти.</text:p>
      <text:p text:style-name="P4">
Source: <text:a xlink:type="simple" xlink:href="https://www.ukrinform.ua/rubric-regions/3711078-posol-francii-vidvidav-slovansk-ta-kramatorsk.html" text:style-name="Internet_20_link" text:visited-style-name="Visited_20_Internet_20_Link">
https://www.ukrinform.ua/rubric-regions/3711078-posol-francii-vidvidav-slovansk-ta-kramatorsk.html</text:a>
</text:p>
      <!--NEWS-->
      <text:h text:style-name="P10" text:outline-level="1">
<text:span text:style-name="T4">
«Зерновий коридор» досі не відновив роботу - на інспекцію очікують 62 судна</text:span>
</text:h>
      <text:p text:style-name="P4">
Authors: Ukrinform (Person)</text:p>
      <text:p text:style-name="P4">
Publisher: Укринформ (Organization)</text:p>
      <text:p text:style-name="P4">
Published Time: 2023-05-18T19:26:55+03:00</text:p>
      <text:p text:style-name="P4">
Modified Time: 2023-05-18T19:26:55+03:00</text:p>
      <text:p text:style-name="P4">
Description: За даними Міністерства розвитку громад, територій та інфраструктури України, наразі 62 судна очікують на інспекцію для заходу в українські морські порти, і жодне з них не було погоджене російською стороною. — Укрінформ.</text:p>
      <text:p text:style-name="P4">
Images: ["<text:a xlink:type="simple" xlink:href="https://static.ukrinform.com/photos/2022_12/thumb_files/630_360_1670499328-437.jpg" text:style-name="Internet_20_link" text:visited-style-name="Visited_20_Internet_20_Link">
630_360_16704...</text:a>
"]</text:p>
      <text:p text:style-name="P4">
Tags: ['Зерно', 'Росія', 'Війна з Росією', 'зерновий коридор', 'Міністерство відновлення']</text:p>
      <text:p text:style-name="P4">
Type: Article</text:p>
      <!--METADATA-->
      <text:p text:style-name="P4">
<draw:frame draw:style-name="fr1" draw:name="Image262" text:anchor-type="as-char" svg:width="6.9236in" svg:height="3.956343in" draw:z-index="0">
<draw:image xlink:href="../Images/yкринформ/2023-05-18T19-26-55-03-00/630_360_1670499328-437.jpg" xlink:type="simple" xlink:show="embed" xlink:actuate="onLoad" draw:mime-type="image/jpeg"/>
</draw:frame>
 За данимиМіністерства розвитку громад, територій та інфраструктури України, наразі 62судна очікують на інспекцію для заходу в українські морські порти, і жодне зних не було погоджене російською стороною.</text:p>
      <text:p text:style-name="P4">
Як передає Укрінформ, про це розповів заступник міністра розвитку громад,територій та інфраструктури України Юрій Васьков в інтерв'ю для <text:a xlink:type="simple" xlink:href="https://ukrainian.voanews.com/a/interview_vaskov_zernova_ugoda/7098756.html" text:style-name="Internet_20_link" text:visited-style-name="Visited_20_Internet_20_Link">
</text:a>
</text:p>
      <text:p text:style-name="P4">
"Наші турецькі партнери підтвердили 120 днів (тривалість погодженої у березніроботи "зернового коридору" - ред.). І Організація Об’єднаних Hацій – 120днів. російська федерація фактично сказала, що ми вийдемо за 60 днів. Тому те,що вчора було сказано всіма сторонами угоди - що вона подовжена, ми вважаємо,що вона просто розблокована. Але поки що на словах. Тому що, незважаючи навчорашні заяви, і вчора, і сьогодні, досі не проінспектоване жодне судно.Тобто 62 судна залишаються в очікуванні інспекції на вхід. Жодна не погодженавсіма сторонами угоди, а саме російською федерацією", - сказав він.</text:p>
      <text:p text:style-name="P4">
<text:span text:style-name="T4">
Читайте також:</text:span>
 <text:a xlink:type="simple" xlink:href="https://www.ukrinform.ua/rubric-economy/3710970-zernova-ugoda-ne-peredbacae-vikonanna-vimog-rosii-posol-bodnar.html" text:style-name="Internet_20_link" text:visited-style-name="Visited_20_Internet_20_Link">
 <text:span text:style-name="T4">
Зернова</text:span>
 </text:a>
</text:p>
      <text:p text:style-name="P4">
За словами Васькова, кількість інспекцій повинна бути достатньою, щоб судна неочікували на них більш як дві доби. Він зазначив, що це може бути десятьінспекцій на добу, а може бути п'ятнадцять, двадцять.</text:p>
      <text:p text:style-name="P4">
На переконання заступника міністра, Спільний координаційний центру маєкоординувати роботу коридору, а не регулювати через рішення однієї з чотирьохсторін, що робити, а чого не робити.</text:p>
      <text:p text:style-name="P4">
"На нашу думку, &lt;...&gt;
 16 інспекцій на добу в обидва напрямки - як на вхід, такі на вихід - буде достатньо, щоб не було черги, щоб світ отримував максимумпродовольства. Якщо це буде система", - наголосив Васьков.</text:p>
      <text:p text:style-name="P4">
<text:span text:style-name="T4">
Читайте також:</text:span>
 <text:a xlink:type="simple" xlink:href="https://www.ukrinform.ua/rubric-world/3710653-ssa-privitali-prodovzenna-zernovoi-ugodi-j-doriknuli-rosii-za-ii-povedinku.html" text:style-name="Internet_20_link" text:visited-style-name="Visited_20_Internet_20_Link">
 <text:span text:style-name="T4">
зерново</text:span>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text:a xlink:type="simple" xlink:href="https://www.ukrinform.ua/tag-corne-more" text:style-name="Internet_20_link" text:visited-style-name="Visited_20_Internet_20_Link">
 </text:a>
 ». Дія угоди була продовжена на 120 днів, проте в росії заявляли, що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угода діятиме до 18липня 2023 року.</text:p>
      <text:p text:style-name="P4">
Source: <text:a xlink:type="simple" xlink:href="https://www.ukrinform.ua/rubric-economy/3711082-zernovij-koridor-dosi-ne-vidnoviv-robotu-na-inspekciu-ocikuut-62-sudna.html" text:style-name="Internet_20_link" text:visited-style-name="Visited_20_Internet_20_Link">
https://www.ukrinform.ua/rubric-economy/3711082-zernovij-koridor-dosi-ne-vidnoviv-robotu-na-inspekciu-ocikuut-62-sudna.html</text:a>
</text:p>
      <!--NEWS-->
      <text:h text:style-name="P10" text:outline-level="1">
<text:span text:style-name="T4">
«Чемодан, вокзал, Гаага»: в Оттаві провели пікет під посольством РФ</text:span>
</text:h>
      <text:p text:style-name="P4">
Authors: Ukrinform (Person)</text:p>
      <text:p text:style-name="P4">
Publisher: Укринформ (Organization)</text:p>
      <text:p text:style-name="P4">
Published Time: 2023-05-18T19:30:00+03:00</text:p>
      <text:p text:style-name="P4">
Modified Time: 2023-05-18T19:30:00+03:00</text:p>
      <text:p text:style-name="P4">
Description: Місцеві активісти та представники кримськотатарської громади Канади провели в Оттаві під посольством Росії акцію “Чемодан, вокзал, Гаага” – символічне вигнання російського посольства з Канади. — Укрінформ.</text:p>
      <text:p text:style-name="P4">
Images: ["<text:a xlink:type="simple" xlink:href="https://static.ukrinform.com/photos/2023_05/thumb_files/630_360_1684426653-988.jpg" text:style-name="Internet_20_link" text:visited-style-name="Visited_20_Internet_20_Link">
630_360_16844...</text:a>
", "<text:a xlink:type="simple" xlink:href="https://static.ukrinform.com/photos/2023_05/1684426654-836.jpg" text:style-name="Internet_20_link" text:visited-style-name="Visited_20_Internet_20_Link">
1684426654-83...</text:a>
", "<text:a xlink:type="simple" xlink:href="https://static.ukrinform.com/photos/2023_05/1684426654-127.jpg" text:style-name="Internet_20_link" text:visited-style-name="Visited_20_Internet_20_Link">
1684426654-12...</text:a>
", "<text:a xlink:type="simple" xlink:href="https://static.ukrinform.com/photos/2023_05/1684426655-702.jpg" text:style-name="Internet_20_link" text:visited-style-name="Visited_20_Internet_20_Link">
1684426655-70...</text:a>
", "<text:a xlink:type="simple" xlink:href="https://static.ukrinform.com/photos/2023_05/1684426655-933.jpg" text:style-name="Internet_20_link" text:visited-style-name="Visited_20_Internet_20_Link">
1684426655-93...</text:a>
", "<text:a xlink:type="simple" xlink:href="https://static.ukrinform.com/photos/2023_05/1684426656-763.jpg" text:style-name="Internet_20_link" text:visited-style-name="Visited_20_Internet_20_Link">
1684426656-76...</text:a>
"]</text:p>
      <text:p text:style-name="P4">
Tags: ['Канада', 'Посольство', 'Акція', 'Війна з Росією']</text:p>
      <text:p text:style-name="P4">
Type: Article</text:p>
      <!--METADATA-->
      <text:p text:style-name="P4">
<draw:frame draw:style-name="fr1" draw:name="Image263" text:anchor-type="as-char" svg:width="6.9236in" svg:height="3.956343in" draw:z-index="0">
<draw:image xlink:href="../Images/yкринформ/2023-05-18T19-30-00-03-00/630_360_1684426653-988.jpg" xlink:type="simple" xlink:show="embed" xlink:actuate="onLoad" draw:mime-type="image/jpeg"/>
</draw:frame>
 Місцевіактивісти та представники кримськотатарської громади Канади провели в Оттавіпід посольством Росії акцію “Чемодан, вокзал, Гаага” – символічне вигнанняросійського посольства з Канади.</text:p>
      <text:p text:style-name="P4">
Про це повідомляє кореспондент Укрінформу.</text:p>
      <text:p text:style-name="P4">
Група протестувальників нагадала російським дипломатам про депортаціюкримських татар, корінного населення Криму, у 1944 році та незаконну окупаціюКриму у 2014 році. А також про знущання з корінного народу Криму, яке здійснюєФСБ з перших днів окупації півострова.</text:p>
      <text:p text:style-name="P4">
<draw:frame draw:style-name="fr1" draw:name="Image264" text:anchor-type="as-char" svg:width="6.9236in" svg:height="9.231467in" draw:z-index="0">
<draw:image xlink:href="../Images/yкринформ/2023-05-18T19-30-00-03-00/1684426654-836.jpg" xlink:type="simple" xlink:show="embed" xlink:actuate="onLoad" draw:mime-type="image/jpeg"/>
</draw:frame>
<draw:frame draw:style-name="fr1" draw:name="Image265" text:anchor-type="as-char" svg:width="6.9236in" svg:height="9.231467in" draw:z-index="0">
<draw:image xlink:href="../Images/yкринформ/2023-05-18T19-30-00-03-00/1684426654-127.jpg" xlink:type="simple" xlink:show="embed" xlink:actuate="onLoad" draw:mime-type="image/jpeg"/>
</draw:frame>
</text:p>
      <text:p text:style-name="P4">
Учасники акції принесли валізи для членів посольства та роздрукували квиткидля посла Росії в Канаді Олега Степанова й інших дипломатів <text:a xlink:type="simple" xlink:href="https://www.ukrinform.ua/tag-rosia" text:style-name="Internet_20_link" text:visited-style-name="Visited_20_Internet_20_Link">
</text:a>
 , а також спакували для них теплий одягв надії, що вони ніколи не повернуться до Оттави.</text:p>
      <text:p text:style-name="P4">
<draw:frame draw:style-name="fr1" draw:name="Image266" text:anchor-type="as-char" svg:width="6.9236in" svg:height="9.231467in" draw:z-index="0">
<draw:image xlink:href="../Images/yкринформ/2023-05-18T19-30-00-03-00/1684426655-702.jpg" xlink:type="simple" xlink:show="embed" xlink:actuate="onLoad" draw:mime-type="image/jpeg"/>
</draw:frame>
<draw:frame draw:style-name="fr1" draw:name="Image267" text:anchor-type="as-char" svg:width="6.9236in" svg:height="9.231467in" draw:z-index="0">
<draw:image xlink:href="../Images/yкринформ/2023-05-18T19-30-00-03-00/1684426655-933.jpg" xlink:type="simple" xlink:show="embed" xlink:actuate="onLoad" draw:mime-type="image/jpeg"/>
</draw:frame>
</text:p>
      <text:p text:style-name="P4">
Ця акція мала нагадати російським дипломатам про те, що незабаром Кримповернетеся в Україну, а всіх винних в окупації півострова чекає Міжнароднийкримінальний суд.</text:p>
      <text:p text:style-name="P4">
<draw:frame draw:style-name="fr1" draw:name="Image268" text:anchor-type="as-char" svg:width="6.9236in" svg:height="9.231467in" draw:z-index="0">
<draw:image xlink:href="../Images/yкринформ/2023-05-18T19-30-00-03-00/1684426656-763.jpg" xlink:type="simple" xlink:show="embed" xlink:actuate="onLoad" draw:mime-type="image/jpeg"/>
</draw:frame>
</text:p>
      <text:p text:style-name="P4">
<text:span text:style-name="T4">
Читайте також:</text:span>
 <text:a xlink:type="simple" xlink:href="https://www.ukrinform.ua/rubric-crimea/3711053-u-kievi-prezentuvali-dvi-fotovistavki-do-dna-pamati-zertv-deportacii-krimskih-tatar.html" text:style-name="Internet_20_link" text:visited-style-name="Visited_20_Internet_20_Link">
 <text:span text:style-name="T4">
татар</text:span>
 </text:a>
</text:p>
      <text:p text:style-name="P4">
Як повідомлялося, 18 травня в Україні встановлено День боротьби за правакримськотатарського народу та вшановується <text:a xlink:type="simple" xlink:href="https://www.ukrinform.ua/rubric-crimea/3710721-sogodni-ukraina-vsanovue-pamat-zertv-deportacii-krimskih-tatar.html" text:style-name="Internet_20_link" text:visited-style-name="Visited_20_Internet_20_Link">
</text:a>
 .</text:p>
      <text:p text:style-name="P4">
Source: <text:a xlink:type="simple" xlink:href="https://www.ukrinform.ua/rubric-world/3711083-cemodan-vokzal-gaaga-v-ottavi-proveli-piket-pid-posolstvom-rf.html" text:style-name="Internet_20_link" text:visited-style-name="Visited_20_Internet_20_Link">
https://www.ukrinform.ua/rubric-world/3711083-cemodan-vokzal-gaaga-v-ottavi-proveli-piket-pid-posolstvom-rf.html</text:a>
</text:p>
      <!--NEWS-->
      <text:h text:style-name="P10" text:outline-level="1">
<text:span text:style-name="T4">
Сили оборони контролюють південно-західну частину Бахмута – Маляр</text:span>
</text:h>
      <text:p text:style-name="P4">
Authors: Ukrinform (Person)</text:p>
      <text:p text:style-name="P4">
Publisher: Укринформ (Organization)</text:p>
      <text:p text:style-name="P4">
Published Time: 2023-05-18T19:33:14+03:00</text:p>
      <text:p text:style-name="P4">
Modified Time: 2023-05-18T19:33:14+03:00</text:p>
      <text:p text:style-name="P4">
Description: Сили оборони України станом на зараз контролюють південно-західну частину Бахмута Донецької області.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Донеччина', 'Міноборони', 'Війна з Росією', 'Ганна Маляр']</text:p>
      <text:p text:style-name="P4">
Type: Article</text:p>
      <!--METADATA-->
      <text:p text:style-name="P4">
<draw:frame draw:style-name="fr1" draw:name="Image269" text:anchor-type="as-char" svg:width="6.9236in" svg:height="3.956343in" draw:z-index="0">
<draw:image xlink:href="../Images/yкринформ/2023-05-18T19-33-14-03-00/630_360_1682412643-256.png" xlink:type="simple" xlink:show="embed" xlink:actuate="onLoad" draw:mime-type="image/png"/>
</draw:frame>
 Силиоборони України станом на зараз контролюють південно-західну частину БахмутаДонецької області.</text:p>
      <text:p text:style-name="P4">
Як передає Укрінформ, про це заступниця міністра оборони Ганна Малярповідомила в <text:a xlink:type="simple" xlink:href="https://t.me/annamaliar/764" text:style-name="Internet_20_link" text:visited-style-name="Visited_20_Internet_20_Link">
 </text:a>
 .</text:p>
      <text:p text:style-name="P4">
«Противник стягнув у Бахмут більшу частину своїх резервів та значно посиливугруповання. Сьогодні весь день ворог атакував Бахмут. Всі атаки нашимиоборонцями відбиті. Станом на зараз ми контролюємо південно-західну частинуБахмута», - заявила Маляр.</text:p>
      <text:p text:style-name="P4">
Вона також повідомила, що на околицях на півночі від Бахмута ворог тежатакував, проте атаки відбиті. На окремих ділянках є просування українськихвійськ на 500 метрів.</text:p>
      <text:p text:style-name="P4">
<text:span text:style-name="T4">
Читайте також:</text:span>
 <text:a xlink:type="simple" xlink:href="https://www.ukrinform.ua/rubric-ato/3711072-na-cotiroh-garacih-napramkah-za-dobu-vidbulisa-17-bojovih-zitknen.html" text:style-name="Internet_20_link" text:visited-style-name="Visited_20_Internet_20_Link">
 </text:a>
</text:p>
      <text:p text:style-name="P4">
Маляр зауважила, що у передмісті Бахмута на півдні протягом дня йшли запеклібої. «Противник переходив у наступ та намагався повернути втрачені території,але зазнав втрат та не зміг виконати свої задачі. На окремих ділянках нашівійська просунулись на 1 км», - заявила заступниця міністра.</text:p>
      <text:p text:style-name="P4">
За її словами, військові задачі оборона Бахмута та передмістя виконує. «Наразіми виграємо час для певних запланованих дій. Командування ОСУВ Хортиця, в зонівідповідальності якого Бахмутський напрямок, тримає ситуацію під контролем», -заявила Маляр.</text:p>
      <text:p text:style-name="P4">
<text:span text:style-name="T4">
Читайте також:</text:span>
 <text:a xlink:type="simple" xlink:href="https://www.ukrinform.ua/rubric-ato/3710646-maxar-pokazala-suputnikovi-znimki-zrujnovanogo-bahmuta.html" text:style-name="Internet_20_link" text:visited-style-name="Visited_20_Internet_20_Link">
 <text:span text:style-name="T4">
Бахмут</text:span>
 </text:a>
</text:p>
      <text:p text:style-name="P4">
Як повідомляв Укрінформ, за даними Генерального штабу Збройних сил України, наЛиманському, Бахмутському, Авдіївському та Мар’їнському напрямках протягомдоби <text:a xlink:type="simple" xlink:href="https://www.ukrinform.ua/rubric-ato/3711072-na-cotiroh-garacih-napramkah-za-dobu-vidbulisa-17-bojovih-zitknen.html" text:style-name="Internet_20_link" text:visited-style-name="Visited_20_Internet_20_Link">
 </text:a>
 , найгарячіші боїведуться за міста Бахмут і Мар’їнка <text:a xlink:type="simple" xlink:href="https://www.ukrinform.ua/tag-doneccina" text:style-name="Internet_20_link" text:visited-style-name="Visited_20_Internet_20_Link">
 </text:a>
 .</text:p>
      <text:p text:style-name="P4">
<text:span text:style-name="T5">
Фото: Костянтин Ліберов</text:span>
</text:p>
      <text:p text:style-name="P4">
Source: <text:a xlink:type="simple" xlink:href="https://www.ukrinform.ua/rubric-ato/3711086-sili-oboroni-kontroluut-pivdennozahidnu-castinu-bahmuta-malar.html" text:style-name="Internet_20_link" text:visited-style-name="Visited_20_Internet_20_Link">
https://www.ukrinform.ua/rubric-ato/3711086-sili-oboroni-kontroluut-pivdennozahidnu-castinu-bahmuta-malar.html</text:a>
</text:p>
      <!--NEWS-->
      <text:h text:style-name="P10" text:outline-level="1">
<text:span text:style-name="T4">
Молчанов вийшов до 1/4 фіналу парного розряду на турнірі ATP у Турині</text:span>
</text:h>
      <text:p text:style-name="P4">
Authors: Ukrinform (Person)</text:p>
      <text:p text:style-name="P4">
Publisher: Укринформ (Organization)</text:p>
      <text:p text:style-name="P4">
Published Time: 2023-05-18T19:42:07+03:00</text:p>
      <text:p text:style-name="P4">
Modified Time: 2023-05-18T19:42:07+03:00</text:p>
      <text:p text:style-name="P4">
Description: Казахстансько-український дует Андрій Голубєв - Денис Молчанов пробився до чвертьфіналу турніру Асоціації тенісистів професіоналів (АТР) серії Challenger в італійському Турині із призовим фондом $200 тис. — Укрінформ.</text:p>
      <text:p text:style-name="P4">
Images: ["<text:a xlink:type="simple" xlink:href="https://static.ukrinform.com/photos/2023_05/thumb_files/630_360_1684428119-584.jpg" text:style-name="Internet_20_link" text:visited-style-name="Visited_20_Internet_20_Link">
630_360_16844...</text:a>
"]</text:p>
      <text:p text:style-name="P4">
Tags: ['Теніс']</text:p>
      <text:p text:style-name="P4">
Type: Article</text:p>
      <!--METADATA-->
      <text:p text:style-name="P4">
<draw:frame draw:style-name="fr1" draw:name="Image270" text:anchor-type="as-char" svg:width="6.9236in" svg:height="3.956343in" draw:z-index="0">
<draw:image xlink:href="../Images/yкринформ/2023-05-18T19-42-07-03-00/630_360_1684428119-584.jpg" xlink:type="simple" xlink:show="embed" xlink:actuate="onLoad" draw:mime-type="image/jpeg"/>
</draw:frame>
Казахстансько-український дует Андрій Голубєв - Денис Молчанов пробився дочвертьфіналу турніру Асоціації тенісистів професіоналів (АТР) серії Challengerв італійському Турині із призовим фондом $200 тис.</text:p>
      <text:p text:style-name="P4">
На старті змагань Голубєв та Молчанов здобули перемогу над посіяними під 3-мномером британцями Джуліаном Кешом та Генрі Паттеном - 7:6 (7:2), 5:7, 10:8,передає Укрінформ.</text:p>
      <text:p text:style-name="P4">
Наступний матч Голубєв та Молчанів проведуть проти тандему Себастіан Баес(Аргентина) - Тьягу Сейбот Вайлд (Бразилія).</text:p>
      <text:p text:style-name="P4">
<text:span text:style-name="T4">
Читайте також:</text:span>
 <text:a xlink:type="simple" xlink:href="https://www.ukrinform.ua/rubric-sports/3710769-ludmila-kicenok-zupinilasa-u-cvertfinali-parnogo-turniru-wta-u-rimi.html" text:style-name="Internet_20_link" text:visited-style-name="Visited_20_Internet_20_Link">
 </text:a>
</text:p>
      <text:p text:style-name="P4">
Турнір у Турині завершиться 20 травня.</text:p>
      <text:p text:style-name="P4">
Фото: btu.org.ua.</text:p>
      <text:p text:style-name="P4">
Source: <text:a xlink:type="simple" xlink:href="https://www.ukrinform.ua/rubric-sports/3711087-molcanov-vijsov-do-14-finalu-parnogo-rozradu-na-turniri-atp-u-turini.html" text:style-name="Internet_20_link" text:visited-style-name="Visited_20_Internet_20_Link">
https://www.ukrinform.ua/rubric-sports/3711087-molcanov-vijsov-do-14-finalu-parnogo-rozradu-na-turniri-atp-u-turini.html</text:a>
</text:p>
      <!--NEWS-->
      <text:h text:style-name="P10" text:outline-level="1">
<text:span text:style-name="T4">
ВАКС скасував закриття справи про розкрадання в Укрзалізниці</text:span>
</text:h>
      <text:p text:style-name="P4">
Authors: Ukrinform (Person)</text:p>
      <text:p text:style-name="P4">
Publisher: Укринформ (Organization)</text:p>
      <text:p text:style-name="P4">
Published Time: 2023-05-18T19:46:00+03:00</text:p>
      <text:p text:style-name="P4">
Modified Time: 2023-05-18T19:46:00+03:00</text:p>
      <text:p text:style-name="P4">
Description: Апеляційна палата Вищого антикорупційного суду скерувала на новий розгляд справу про привласнення понад 93 млн гривень акціонерного товариства "Укрзалізниця".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Антикорупційний суд', 'Укрзалізниця', 'Апеляція']</text:p>
      <text:p text:style-name="P4">
Type: Article</text:p>
      <!--METADATA-->
      <text:p text:style-name="P4">
<draw:frame draw:style-name="fr1" draw:name="Image271" text:anchor-type="as-char" svg:width="6.9236in" svg:height="3.956343in" draw:z-index="0">
<draw:image xlink:href="../Images/yкринформ/2023-05-18T19-46-00-03-00/630_360_1532017869-1678.jpg" xlink:type="simple" xlink:show="embed" xlink:actuate="onLoad" draw:mime-type="image/jpeg"/>
</draw:frame>
Апеляційна палата Вищого антикорупційного суду скерувала на новий розглядсправу про привласнення понад 93 млн гривень акціонерного товариства"Укрзалізниця".</text:p>
      <text:p text:style-name="P4">
Про це Спеціалізована антикорупційна прокурора повідомила в <text:a xlink:type="simple" xlink:href="http://t.me/sap_gov_ua/1402" text:style-name="Internet_20_link" text:visited-style-name="Visited_20_Internet_20_Link">
</text:a>
 , передає Укрінформ.</text:p>
      <text:p text:style-name="P4">
Обвинуваченими у справі проходять дев'ятеро осіб, серед них — народний депутатІХ скликання та колишні посадовці «Центру забезпечення виробництва»Укрзалізниці.</text:p>
      <text:p text:style-name="P4">
Як нагадали в САП, 8 вересня 2022 року Вищий антикорупційний суд задовольнивклопотання сторони захисту та закрив згадану справу на підставі п. 10 ч. 1 ст.284 Кримінального процесуального кодексу України як таку, де післяповідомлення про підозру сплив термін досудового розслідування.</text:p>
      <text:p text:style-name="P4">
Прокурор не погодився з указаним рішенням суду та оскаржив його в судіапеляційної інстанції.</text:p>
      <text:p text:style-name="P4">
Своїм рішенням Апеляційна палата ВАКС задовольнила скаргу прокурора йскасувала ухвалу колегії суддів першої інстанції.</text:p>
      <text:p text:style-name="P4">
<text:span text:style-name="T4">
Читайте також:</text:span>
 <text:a xlink:type="simple" xlink:href="https://www.ukrinform.ua/rubric-society/3710545-vaks-vidmovivsa-zadovolniti-skargu-zahistu-knazeva-na-jogo-zatrimanna.html" text:style-name="Internet_20_link" text:visited-style-name="Visited_20_Internet_20_Link">
 <text:span text:style-name="T4">
ВАКС</text:span>
 </text:a>
</text:p>
      <text:p text:style-name="P4">
Як повідомлялося, досудовим розслідуванням встановлено, що група службовців«Центру забезпечення виробництва» Укрзалізниці із залученням підконтрольнихпідприємств-посередників організувала проведення процедур відкритих торгів іззакупівлі стрілочних переводів, запасних частин до них і комплектівроздільного скріплення.</text:p>
      <text:p text:style-name="P4">
Зловмисники діяли у змові з народним депутатом.</text:p>
      <text:p text:style-name="P4">
Реалізація злочинної схеми призвела до переплати підприємством протягом 2015 —2017 років понад 93 млн гривень за постачання товарів.</text:p>
      <text:p text:style-name="P4">
Source: <text:a xlink:type="simple" xlink:href="https://www.ukrinform.ua/rubric-society/3711088-vaks-skasuvav-zakritta-spravi-pro-rozkradanna-v-ukrzaliznici.html" text:style-name="Internet_20_link" text:visited-style-name="Visited_20_Internet_20_Link">
https://www.ukrinform.ua/rubric-society/3711088-vaks-skasuvav-zakritta-spravi-pro-rozkradanna-v-ukrzaliznici.html</text:a>
</text:p>
      <!--NEWS-->
      <text:h text:style-name="P10" text:outline-level="1">
<text:span text:style-name="T4">
Україна готуватиме досьє для внесення писанки та решетилівської вишивки до списку ЮНЕСКО</text:span>
</text:h>
      <text:p text:style-name="P4">
Authors: Ukrinform (Person)</text:p>
      <text:p text:style-name="P4">
Publisher: Укринформ (Organization)</text:p>
      <text:p text:style-name="P4">
Published Time: 2023-05-18T19:54:00+03:00</text:p>
      <text:p text:style-name="P4">
Modified Time: 2023-05-18T19:54:00+03:00</text:p>
      <text:p text:style-name="P4">
Description: МКІП проводить підготовку досьє для внесення до Світової спадщини ЮНЕСКО української писанки, решетилівської вишивки та культурного ландшафту Чернігова. — Укрінформ.</text:p>
      <text:p text:style-name="P4">
Images: ["<text:a xlink:type="simple" xlink:href="https://static.ukrinform.com/photos/2023_05/thumb_files/630_360_1684428851-997.jpg" text:style-name="Internet_20_link" text:visited-style-name="Visited_20_Internet_20_Link">
630_360_16844...</text:a>
"]</text:p>
      <text:p text:style-name="P4">
Tags: ['Культурна спадщина', 'Ткаченко', 'ЮНЕСКО', 'Єдині новини']</text:p>
      <text:p text:style-name="P4">
Type: Article</text:p>
      <!--METADATA-->
      <text:p text:style-name="P4">
<draw:frame draw:style-name="fr1" draw:name="Image272" text:anchor-type="as-char" svg:width="6.9236in" svg:height="3.956343in" draw:z-index="0">
<draw:image xlink:href="../Images/yкринформ/2023-05-18T19-54-00-03-00/630_360_1684428851-997.jpg" xlink:type="simple" xlink:show="embed" xlink:actuate="onLoad" draw:mime-type="image/jpeg"/>
</draw:frame>
 МКІПпроводить підготовку досьє для внесення до Світової спадщини ЮНЕСКОукраїнської писанки, решетилівської вишивки та культурного ландшафтуЧернігова.</text:p>
      <text:p text:style-name="P4">
Про це міністр культури та інформаційної політики Олександр Ткаченко повідомивв ефірі телемарафону «Єдині новини», передає кореспондент Укрінформу.</text:p>
      <text:p text:style-name="P4">
«У нас на черзі підготовка до розгляду кількох досьє. Серед них є писанка,вишиванка, власне решетилівська (білим по білому). Робота над цим триває, таксамо як і над додатковими досьє щодо міст - ідеться про <text:a xlink:type="simple" xlink:href="https://www.ukrinform.ua/tag-kultura" text:style-name="Internet_20_link" text:visited-style-name="Visited_20_Internet_20_Link">
</text:a>
 ландшафт стародавнього Чернігова», -сказав Ткаченко.</text:p>
      <text:p text:style-name="P4">
За його словами, у ЮНЕСКО знають про всі запити з боку України.</text:p>
      <text:p text:style-name="P4">
«Думаю, що зважаючи на пункт «об'єкти, що перебувають під загрозою», намвдасться рухатися швидше і щодо вишиванки, і щодо писанки та інших об'єктівнематеріальної культурної спадщини», - підкреслив міністр.</text:p>
      <text:p text:style-name="P4">
<text:span text:style-name="T4">
Читайте також:</text:span>
 <text:a xlink:type="simple" xlink:href="https://www.ukrinform.ua/rubric-regions/3711069-u-lvovi-voseni-vidkrietsa-ofis-unesko.html" text:style-name="Internet_20_link" text:visited-style-name="Visited_20_Internet_20_Link">
 <text:span text:style-name="T4">
ЮНЕСКО</text:span>
 </text:a>
</text:p>
      <text:p text:style-name="P4">
Як повідомляв <text:a xlink:type="simple" xlink:href="https://www.ukrinform.ua/rubric-culture/3659188-istoricnij-centr-odesi-vnesli-do-spisku-unesko.html" text:style-name="Internet_20_link" text:visited-style-name="Visited_20_Internet_20_Link">
 </text:a>
 , у січні 2023 року історичний центрміста-порту Одеса включено до списку Всесвітньої спадщини ЮНЕСКО під загрозою.</text:p>
      <text:p text:style-name="P4">
Source: <text:a xlink:type="simple" xlink:href="https://www.ukrinform.ua/rubric-culture/3711090-ukraina-gotuvatime-dose-dla-vnesenna-pisanki-ta-resetilivskoi-visivki-do-spisku-unesko.html" text:style-name="Internet_20_link" text:visited-style-name="Visited_20_Internet_20_Link">
https://www.ukrinform.ua/rubric-culture/3711090-ukraina-gotuvatime-dose-dla-vnesenna-pisanki-ta-resetilivskoi-visivki-do-spisku-unesko.html</text:a>
</text:p>
      <!--NEWS-->
      <text:h text:style-name="P10" text:outline-level="1">
<text:span text:style-name="T4">
Ворог вдарив по Нікополю з важкої артилерії - прилетіло з десяток снарядів</text:span>
</text:h>
      <text:p text:style-name="P4">
Authors: Ukrinform (Person)</text:p>
      <text:p text:style-name="P4">
Publisher: Укринформ (Organization)</text:p>
      <text:p text:style-name="P4">
Published Time: 2023-05-18T20:01:00+03:00</text:p>
      <text:p text:style-name="P4">
Modified Time: 2023-05-18T20:01:00+03:00</text:p>
      <text:p text:style-name="P4">
Description: Вдень армія РФ вдарила по Нікополю з важкої артилерії. — Укрінформ.</text:p>
      <text:p text:style-name="P4">
Images: ["<text:a xlink:type="simple" xlink:href="https://static.ukrinform.com/photos/2023_05/thumb_files/630_360_1684429412-928.jpg" text:style-name="Internet_20_link" text:visited-style-name="Visited_20_Internet_20_Link">
630_360_16844...</text:a>
"]</text:p>
      <text:p text:style-name="P4">
Tags: ['Нікополь', 'Обстріл', 'Війна з Росією']</text:p>
      <text:p text:style-name="P4">
Type: Article</text:p>
      <!--METADATA-->
      <text:p text:style-name="P4">
<draw:frame draw:style-name="fr1" draw:name="Image273" text:anchor-type="as-char" svg:width="6.9236in" svg:height="3.956343in" draw:z-index="0">
<draw:image xlink:href="../Images/yкринформ/2023-05-18T20-01-00-03-00/630_360_1684429412-928.jpg" xlink:type="simple" xlink:show="embed" xlink:actuate="onLoad" draw:mime-type="image/jpeg"/>
</draw:frame>
 Вденьармія РФ вдарила по Нікополю з важкої артилерії.</text:p>
      <text:p text:style-name="P4">
Про це в <text:a xlink:type="simple" xlink:href="https://t.me/dnipropetrovskaODA/4702" text:style-name="Internet_20_link" text:visited-style-name="Visited_20_Internet_20_Link">
 </text:a>
 повідомляє головаДніпропетровської ОВА Сергій Лисак, передає Укрінформ.</text:p>
      <text:p text:style-name="P4">
"До міста прилетіло з десяток снарядів. Люди не постраждали. На жаль, єруйнування", - написав він.</text:p>
      <text:p text:style-name="P4">
Пошкоджені 4 приватні будинки. Одна господарська споруда знищена, ще 3 –потрощені. Побиті 3 лінії електропередач.</text:p>
      <text:p text:style-name="P4">
<text:span text:style-name="T4">
Читайте також:</text:span>
 <text:a xlink:type="simple" xlink:href="https://www.ukrinform.ua/rubric-regions/3711061-raketnij-udar-po-harkivsini-u-cirkunah-zrujnovani-dva-budinki-desatki-poskodzeni.html" text:style-name="Internet_20_link" text:visited-style-name="Visited_20_Internet_20_Link">
 </text:a>
</text:p>
      <text:p text:style-name="P4">
Раніше повідомлялось, що армія РФ <text:a xlink:type="simple" xlink:href="https://www.ukrinform.ua/tag-obstril" text:style-name="Internet_20_link" text:visited-style-name="Visited_20_Internet_20_Link">
 </text:a>
Нікопольщину з тимчасово окупованої території Запорізької області.</text:p>
      <text:p text:style-name="P4">
<text:span text:style-name="T5">
Фото: Сергій Лисак / Дніпропетровська ОДА (ОВА)</text:span>
</text:p>
      <text:p text:style-name="P4">
Source: <text:a xlink:type="simple" xlink:href="https://www.ukrinform.ua/rubric-ato/3711095-rosiani-vdarili-po-nikopolu-z-vazkoi-artilerii-priletilo-z-desatok-snaradiv.html" text:style-name="Internet_20_link" text:visited-style-name="Visited_20_Internet_20_Link">
https://www.ukrinform.ua/rubric-ato/3711095-rosiani-vdarili-po-nikopolu-z-vazkoi-artilerii-priletilo-z-desatok-snaradiv.html</text:a>
</text:p>
      <!--NEWS-->
      <text:h text:style-name="P10" text:outline-level="1">
<text:span text:style-name="T4">
На Київщині за сприяння United 24 почали відновлювати пошкоджені багатоповерхівки</text:span>
</text:h>
      <text:p text:style-name="P4">
Authors: Ukrinform (Person)</text:p>
      <text:p text:style-name="P4">
Publisher: Укринформ (Organization)</text:p>
      <text:p text:style-name="P4">
Published Time: 2023-05-18T20:02:00+03:00</text:p>
      <text:p text:style-name="P4">
Modified Time: 2023-05-18T20:02:00+03:00</text:p>
      <text:p text:style-name="P4">
Description: У Дмитрівській та Гостомельській громадах розпочинаються роботи з відновлення пошкоджених багатоповерхових будинків за сприяння United 24. — Укрінформ.</text:p>
      <text:p text:style-name="P4">
Images: ["<text:a xlink:type="simple" xlink:href="https://static.ukrinform.com/photos/2023_05/thumb_files/630_360_1684428130-7179.jpeg" text:style-name="Internet_20_link" text:visited-style-name="Visited_20_Internet_20_Link">
630_360_16844...</text:a>
", "<text:a xlink:type="simple" xlink:href="https://static.ukrinform.com/photos/2023_05/thumb_files/630_360_1684428128-9119.jpeg" text:style-name="Internet_20_link" text:visited-style-name="Visited_20_Internet_20_Link">
630_360_16844...</text:a>
", "<text:a xlink:type="simple" xlink:href="https://static.ukrinform.com/photos/2023_05/thumb_files/630_360_1684428127-2581.jpeg" text:style-name="Internet_20_link" text:visited-style-name="Visited_20_Internet_20_Link">
630_360_16844...</text:a>
", "<text:a xlink:type="simple" xlink:href="https://static.ukrinform.com/photos/2023_05/thumb_files/630_360_1684428128-3625.jpeg" text:style-name="Internet_20_link" text:visited-style-name="Visited_20_Internet_20_Link">
630_360_16844...</text:a>
", "<text:a xlink:type="simple" xlink:href="https://static.ukrinform.com/photos/2023_05/thumb_files/630_360_1684428128-9639.jpeg" text:style-name="Internet_20_link" text:visited-style-name="Visited_20_Internet_20_Link">
630_360_16844...</text:a>
", "<text:a xlink:type="simple" xlink:href="https://static.ukrinform.com/photos/2023_05/thumb_files/630_360_1684428128-2601.jpeg" text:style-name="Internet_20_link" text:visited-style-name="Visited_20_Internet_20_Link">
630_360_16844...</text:a>
", "<text:a xlink:type="simple" xlink:href="https://static.ukrinform.com/photos/2023_05/thumb_files/630_360_1684428128-7749.jpeg" text:style-name="Internet_20_link" text:visited-style-name="Visited_20_Internet_20_Link">
630_360_16844...</text:a>
", "<text:a xlink:type="simple" xlink:href="https://static.ukrinform.com/photos/2023_05/thumb_files/630_360_1684428130-2490.jpeg" text:style-name="Internet_20_link" text:visited-style-name="Visited_20_Internet_20_Link">
630_360_16844...</text:a>
", "<text:a xlink:type="simple" xlink:href="https://static.ukrinform.com/photos/2023_05/thumb_files/630_360_1684428130-4748.jpeg" text:style-name="Internet_20_link" text:visited-style-name="Visited_20_Internet_20_Link">
630_360_16844...</text:a>
", "<text:a xlink:type="simple" xlink:href="https://static.ukrinform.com/photos/2023_05/thumb_files/630_360_1684428130-3790.jpeg" text:style-name="Internet_20_link" text:visited-style-name="Visited_20_Internet_20_Link">
630_360_16844...</text:a>
", "<text:a xlink:type="simple" xlink:href="https://static.ukrinform.com/photos/2023_05/thumb_files/630_360_1684428130-6983.jpeg" text:style-name="Internet_20_link" text:visited-style-name="Visited_20_Internet_20_Link">
630_360_16844...</text:a>
", "<text:a xlink:type="simple" xlink:href="https://static.ukrinform.com/photos/2023_05/thumb_files/630_360_1684428131-5825.jpeg" text:style-name="Internet_20_link" text:visited-style-name="Visited_20_Internet_20_Link">
630_360_16844...</text:a>
", "<text:a xlink:type="simple" xlink:href="https://static.ukrinform.com/photos/2023_05/thumb_files/630_360_1684428132-4522.jpeg" text:style-name="Internet_20_link" text:visited-style-name="Visited_20_Internet_20_Link">
630_360_16844...</text:a>
"]</text:p>
      <text:p text:style-name="P4">
Tags: ['Будинок', 'Київщина', 'Відбудова', 'United 24']</text:p>
      <text:p text:style-name="P4">
Type: Article</text:p>
      <!--METADATA-->
      <text:p text:style-name="P4">
<draw:frame draw:style-name="fr1" draw:name="Image274" text:anchor-type="as-char" svg:width="6.9236in" svg:height="3.956343in" draw:z-index="0">
<draw:image xlink:href="../Images/yкринформ/2023-05-18T20-02-00-03-00/630_360_1684428130-7179.jpeg" xlink:type="simple" xlink:show="embed" xlink:actuate="onLoad" draw:mime-type="image/jpeg"/>
</draw:frame>
 УДмитрівській та Гостомельській громадах розпочинаються роботи з відновленняпошкоджених багатоповерхових будинків за сприяння United 24.</text:p>
      <text:p text:style-name="P4">
Про це повідомляє кореспондент Укрінформу.</text:p>
      <text:p text:style-name="P4">
18 травня у селі Мила Дмитрівської територіальної громади пройшов захід знагоди старту робіт із відновлення пошкоджених багатоповерхових будинків.Відновлювальні роботи за сприяння платформи United 24 розпочинаються у трьохнаселених пунктах <text:a xlink:type="simple" xlink:href="https://www.ukrinform.ua/tag-kiivsina" text:style-name="Internet_20_link" text:visited-style-name="Visited_20_Internet_20_Link">
 </text:a>
 : смт Гостомель;селах Бузова та Мила Дмитрівської громади.</text:p>
      <text:p text:style-name="P4">
<draw:frame draw:style-name="fr1" draw:name="Image275" text:anchor-type="as-char" svg:width="6.9236in" svg:height="3.956343in" draw:z-index="0">
<draw:image xlink:href="../Images/yкринформ/2023-05-18T20-02-00-03-00/630_360_1684428128-9119.jpeg" xlink:type="simple" xlink:show="embed" xlink:actuate="onLoad" draw:mime-type="image/jpeg"/>
</draw:frame>
 НаКиївщині розпочались роботи з відновлення пошкоджених багатоповерховихбудинків за сприяння United 24 / Фото: Кирило Чуботін, Укрінформ  <text:a xlink:type="simple" xlink:href="https://static.ukrinform.com/photos/2023_05/1684428128-9119.jpeg" text:style-name="Internet_20_link" text:visited-style-name="Visited_20_Internet_20_Link">
<draw:frame draw:style-name="fr1" draw:name="Image276" text:anchor-type="as-char" svg:width="6.9236in" svg:height="3.956343in" draw:z-index="0">
<draw:image xlink:href="../Images/yкринформ/2023-05-18T20-02-00-03-00/630_360_1684428128-9119.jpeg" xlink:type="simple" xlink:show="embed" xlink:actuate="onLoad" draw:mime-type="image/jpeg"/>
</draw:frame>
</text:a>
 <text:a xlink:type="simple" xlink:href="https://static.ukrinform.com/photos/2023_05/1684428127-2581.jpeg" text:style-name="Internet_20_link" text:visited-style-name="Visited_20_Internet_20_Link">
<draw:frame draw:style-name="fr1" draw:name="Image277" text:anchor-type="as-char" svg:width="6.9236in" svg:height="3.956343in" draw:z-index="0">
<draw:image xlink:href="../Images/yкринформ/2023-05-18T20-02-00-03-00/630_360_1684428127-2581.jpeg" xlink:type="simple" xlink:show="embed" xlink:actuate="onLoad" draw:mime-type="image/jpeg"/>
</draw:frame>
</text:a>
 <text:a xlink:type="simple" xlink:href="https://static.ukrinform.com/photos/2023_05/1684428128-3625.jpeg" text:style-name="Internet_20_link" text:visited-style-name="Visited_20_Internet_20_Link">
<draw:frame draw:style-name="fr1" draw:name="Image278" text:anchor-type="as-char" svg:width="6.9236in" svg:height="3.956343in" draw:z-index="0">
<draw:image xlink:href="../Images/yкринформ/2023-05-18T20-02-00-03-00/630_360_1684428128-3625.jpeg" xlink:type="simple" xlink:show="embed" xlink:actuate="onLoad" draw:mime-type="image/jpeg"/>
</draw:frame>
</text:a>
 <text:a xlink:type="simple" xlink:href="https://static.ukrinform.com/photos/2023_05/1684428128-9639.jpeg" text:style-name="Internet_20_link" text:visited-style-name="Visited_20_Internet_20_Link">
<draw:frame draw:style-name="fr1" draw:name="Image279" text:anchor-type="as-char" svg:width="6.9236in" svg:height="3.956343in" draw:z-index="0">
<draw:image xlink:href="../Images/yкринформ/2023-05-18T20-02-00-03-00/630_360_1684428128-9639.jpeg" xlink:type="simple" xlink:show="embed" xlink:actuate="onLoad" draw:mime-type="image/jpeg"/>
</draw:frame>
</text:a>
 <text:a xlink:type="simple" xlink:href="https://static.ukrinform.com/photos/2023_05/1684428128-2601.jpeg" text:style-name="Internet_20_link" text:visited-style-name="Visited_20_Internet_20_Link">
<draw:frame draw:style-name="fr1" draw:name="Image280" text:anchor-type="as-char" svg:width="6.9236in" svg:height="3.956343in" draw:z-index="0">
<draw:image xlink:href="../Images/yкринформ/2023-05-18T20-02-00-03-00/630_360_1684428128-2601.jpeg" xlink:type="simple" xlink:show="embed" xlink:actuate="onLoad" draw:mime-type="image/jpeg"/>
</draw:frame>
</text:a>
 <text:a xlink:type="simple" xlink:href="https://static.ukrinform.com/photos/2023_05/1684428128-7749.jpeg" text:style-name="Internet_20_link" text:visited-style-name="Visited_20_Internet_20_Link">
<draw:frame draw:style-name="fr1" draw:name="Image281" text:anchor-type="as-char" svg:width="6.9236in" svg:height="3.956343in" draw:z-index="0">
<draw:image xlink:href="../Images/yкринформ/2023-05-18T20-02-00-03-00/630_360_1684428128-7749.jpeg" xlink:type="simple" xlink:show="embed" xlink:actuate="onLoad" draw:mime-type="image/jpeg"/>
</draw:frame>
</text:a>
 <text:a xlink:type="simple" xlink:href="https://static.ukrinform.com/photos/2023_05/1684428130-2490.jpeg" text:style-name="Internet_20_link" text:visited-style-name="Visited_20_Internet_20_Link">
<draw:frame draw:style-name="fr1" draw:name="Image282" text:anchor-type="as-char" svg:width="6.9236in" svg:height="3.956343in" draw:z-index="0">
<draw:image xlink:href="../Images/yкринформ/2023-05-18T20-02-00-03-00/630_360_1684428130-2490.jpeg" xlink:type="simple" xlink:show="embed" xlink:actuate="onLoad" draw:mime-type="image/jpeg"/>
</draw:frame>
</text:a>
 <text:a xlink:type="simple" xlink:href="https://static.ukrinform.com/photos/2023_05/1684428130-4748.jpeg" text:style-name="Internet_20_link" text:visited-style-name="Visited_20_Internet_20_Link">
<draw:frame draw:style-name="fr1" draw:name="Image283" text:anchor-type="as-char" svg:width="6.9236in" svg:height="3.956343in" draw:z-index="0">
<draw:image xlink:href="../Images/yкринформ/2023-05-18T20-02-00-03-00/630_360_1684428130-4748.jpeg" xlink:type="simple" xlink:show="embed" xlink:actuate="onLoad" draw:mime-type="image/jpeg"/>
</draw:frame>
</text:a>
 <text:a xlink:type="simple" xlink:href="https://static.ukrinform.com/photos/2023_05/1684428130-3790.jpeg" text:style-name="Internet_20_link" text:visited-style-name="Visited_20_Internet_20_Link">
<draw:frame draw:style-name="fr1" draw:name="Image284" text:anchor-type="as-char" svg:width="6.9236in" svg:height="3.956343in" draw:z-index="0">
<draw:image xlink:href="../Images/yкринформ/2023-05-18T20-02-00-03-00/630_360_1684428130-3790.jpeg" xlink:type="simple" xlink:show="embed" xlink:actuate="onLoad" draw:mime-type="image/jpeg"/>
</draw:frame>
</text:a>
 <text:a xlink:type="simple" xlink:href="https://static.ukrinform.com/photos/2023_05/1684428130-6983.jpeg" text:style-name="Internet_20_link" text:visited-style-name="Visited_20_Internet_20_Link">
<draw:frame draw:style-name="fr1" draw:name="Image285" text:anchor-type="as-char" svg:width="6.9236in" svg:height="3.956343in" draw:z-index="0">
<draw:image xlink:href="../Images/yкринформ/2023-05-18T20-02-00-03-00/630_360_1684428130-6983.jpeg" xlink:type="simple" xlink:show="embed" xlink:actuate="onLoad" draw:mime-type="image/jpeg"/>
</draw:frame>
</text:a>
 <text:a xlink:type="simple" xlink:href="https://static.ukrinform.com/photos/2023_05/1684428130-7179.jpeg" text:style-name="Internet_20_link" text:visited-style-name="Visited_20_Internet_20_Link">
<draw:frame draw:style-name="fr1" draw:name="Image286" text:anchor-type="as-char" svg:width="6.9236in" svg:height="3.956343in" draw:z-index="0">
<draw:image xlink:href="../Images/yкринформ/2023-05-18T20-02-00-03-00/630_360_1684428130-7179.jpeg" xlink:type="simple" xlink:show="embed" xlink:actuate="onLoad" draw:mime-type="image/jpeg"/>
</draw:frame>
</text:a>
 <text:a xlink:type="simple" xlink:href="https://static.ukrinform.com/photos/2023_05/1684428131-5825.jpeg" text:style-name="Internet_20_link" text:visited-style-name="Visited_20_Internet_20_Link">
<draw:frame draw:style-name="fr1" draw:name="Image287" text:anchor-type="as-char" svg:width="6.9236in" svg:height="3.956343in" draw:z-index="0">
<draw:image xlink:href="../Images/yкринформ/2023-05-18T20-02-00-03-00/630_360_1684428131-5825.jpeg" xlink:type="simple" xlink:show="embed" xlink:actuate="onLoad" draw:mime-type="image/jpeg"/>
</draw:frame>
</text:a>
 <text:a xlink:type="simple" xlink:href="https://static.ukrinform.com/photos/2023_05/1684428132-4522.jpeg" text:style-name="Internet_20_link" text:visited-style-name="Visited_20_Internet_20_Link">
<draw:frame draw:style-name="fr1" draw:name="Image288" text:anchor-type="as-char" svg:width="6.9236in" svg:height="3.956343in" draw:z-index="0">
<draw:image xlink:href="../Images/yкринформ/2023-05-18T20-02-00-03-00/630_360_1684428132-4522.jpeg" xlink:type="simple" xlink:show="embed" xlink:actuate="onLoad" draw:mime-type="image/jpeg"/>
</draw:frame>
</text:a>
</text:p>
      <text:p text:style-name="P4">
Всього за цією програмою на Київщині планується відновити 18 пошкодженихоб'єктів: 7 - у місті Ірпені, 4 - в смт Бородянка, 3 - в смт Гостомель, 3 - уселі Бузова та 1 - у селі Мила.</text:p>
      <text:p text:style-name="P4">
Роботи мають закінчитись до початку опалювального сезону.</text:p>
      <text:p text:style-name="P4">
У заході взяли участь голова Київської обласної військової адміністраціїРуслан Кравченко, представники Міністерства розвитку громад, територій таінфраструктури, Програми розвитку ООН, місцевої влади та підрядноїорганізації.</text:p>
      <text:p text:style-name="P4">
“Ми сьогодні запустили програму United 24 по Київській області. Київськаобласна військова адміністрація як виконавчий і контролюючий орган надпроцесами відновлення виконує завдання Президента України”, - зазначивКравченко.</text:p>
      <text:p text:style-name="P4">
За всіма об'єктами технічний нагляд здійснює ПР ООН та Київська обласнавійськова адміністрація.</text:p>
      <text:p text:style-name="P4">
Крім того, на кожному об'єкті будуть встановлені камери, які онлайнтранслюватимуть процес відновлення.</text:p>
      <text:p text:style-name="P4">
“United 24 - це фонд, який може перерахувати кошти на будь-які організації,будь-які потреби всієї країни. Кошти, які наразі закладені на відновлення цих18 будинків - це донати, які перераховували люди. Перед нами великавідповідальність, бо це особисті кошти мешканців світу, кошти великого тасереднього бізнесу тощо. Все це кошти тих, хто має бажання допомогти Українівідновитися”, - пояснила заступниця міністра розвитку громад, територій таінфраструктури Наталія Козловська.</text:p>
      <text:p text:style-name="P4">
<text:span text:style-name="T4">
Читайте також:</text:span>
 <text:a xlink:type="simple" xlink:href="https://www.ukrinform.ua/rubric-vidbudova/3710635-vidbudova-ukraini-moze-zaversitisa-do-lita-2026-roku-volker.html" text:style-name="Internet_20_link" text:visited-style-name="Visited_20_Internet_20_Link">
 <text:span text:style-name="T4">
Відбудова</text:span>
 </text:a>
</text:p>
      <text:p text:style-name="P4">
Як повідомляв Укрінформ, Президент України Володимир Зеленський ініціювавстворення глобального проєкту United24, який прагне об'єднати людей з усьогосвіту в їхньому бажанні допомогти нашій державі.</text:p>
      <text:p text:style-name="P4">
United24 – однойменна платформа для збору коштів на підтримку України. Головнамета – збільшити обсяги пожертв на користь нашої держави, забезпечитиефективність та прозорість їх розподілу.</text:p>
      <text:p text:style-name="P4">
Source: <text:a xlink:type="simple" xlink:href="https://www.ukrinform.ua/rubric-vidbudova/3711092-na-kiivsini-za-sprianna-united-24-pocali-vidnovluvati-poskodzeni-bagatopoverhivki.html" text:style-name="Internet_20_link" text:visited-style-name="Visited_20_Internet_20_Link">
https://www.ukrinform.ua/rubric-vidbudova/3711092-na-kiivsini-za-sprianna-united-24-pocali-vidnovluvati-poskodzeni-bagatopoverhivki.html</text:a>
</text:p>
      <!--NEWS-->
      <text:h text:style-name="P10" text:outline-level="1">
<text:span text:style-name="T4">
У Києві буде метро «Площа Українських Героїв» і вулиця Черчилля - перейменували 26 об'єктів</text:span>
</text:h>
      <text:p text:style-name="P4">
Authors: Ukrinform (Person)</text:p>
      <text:p text:style-name="P4">
Publisher: Укринформ (Organization)</text:p>
      <text:p text:style-name="P4">
Published Time: 2023-05-18T20:08:21+03:00</text:p>
      <text:p text:style-name="P4">
Modified Time: 2023-05-18T20:08:21+03:00</text:p>
      <text:p text:style-name="P4">
Description: Київрада перейменувала 26 міських об'єктів, зокрема, станції метро, вулиці й провулки. — Укрінформ.</text:p>
      <text:p text:style-name="P4">
Images: ["<text:a xlink:type="simple" xlink:href="https://static.ukrinform.com/photos/2016_01/thumb_files/630_360_1452762462-7051-metro-drujbyi-narodov.jpg" text:style-name="Internet_20_link" text:visited-style-name="Visited_20_Internet_20_Link">
630_360_14527...</text:a>
"]</text:p>
      <text:p text:style-name="P4">
Tags: ['Метро', 'Київ', 'Перейменування']</text:p>
      <text:p text:style-name="P4">
Type: Article</text:p>
      <!--METADATA-->
      <text:p text:style-name="P4">
<draw:frame draw:style-name="fr1" draw:name="Image289" text:anchor-type="as-char" svg:width="6.9236in" svg:height="3.956343in" draw:z-index="0">
<draw:image xlink:href="../Images/yкринформ/2023-05-18T20-08-21-03-00/630_360_1452762462-7051-metro-drujbyi-narodov.jpg" xlink:type="simple" xlink:show="embed" xlink:actuate="onLoad" draw:mime-type="image/jpeg"/>
</draw:frame>
 Київрада перейменувала 26 міських об'єктів, зокрема, станціїметро, вулиці й провулки.</text:p>
      <text:p text:style-name="P4">
Про це поінформував Київський міський голова Віталій Кличко в <text:a xlink:type="simple" xlink:href="http://t.me/vitaliy_klitschko/1968" text:style-name="Internet_20_link" text:visited-style-name="Visited_20_Internet_20_Link">
</text:a>
 , передає Укрінформ.</text:p>
      <text:p text:style-name="P4">
«Київрада сьогодні дерусифікувала 26 міських об’єктів. Зокрема, перейменувалистанцію метрополітену «Дружби народів» на станцію «Звіринецька», станцію«Площа Льва Толстого» на «Площу Українських Героїв», проєктну станцію метро«Проспект Правди» на станцію «Варшавська», - написав він.</text:p>
      <text:p text:style-name="P4">
Також Кличко зазначив, що перейменовано низку вулиць та провулків у різнихрайонах столиці.</text:p>
      <text:p text:style-name="P4">
"Загалом у столиці нові назви вже отримали 314 міських об’єктів", - підсумувавКличко.</text:p>
      <text:p text:style-name="P4">
Міський голова нагадав, що процес дерусифікації в Києві триває.</text:p>
      <text:p text:style-name="P4">
Як повідомляє <text:a xlink:type="simple" xlink:href="https://kmr.gov.ua/uk/content/u-stolyci-pereymenuvaly-shche-26-miskyh-obyektiv-nazvy-yakyh-povyazani-z-rosiyeyu-ta-yiyi" text:style-name="Internet_20_link" text:visited-style-name="Visited_20_Internet_20_Link">
 </text:a>
 Київради,депутати підтримали рішення щодо перейменування об’єктів, назви яких пов’язаніз Росією та її сателітами:</text:p>
      <text:p text:style-name="P4">
Голосіївський район:</text:p>
      <ul>
        <li>
вулиця Генерала Матикіна – вулиця Конча-Заспинська;   * вулиця Юрія Смолича – вулиця Докії Гуменної;   * провулок Ржевський – провулок Станіслава Лема;   * вулиця Володі Дубініна – вулиця Рея Бредбері;   * провулок Левітана – провулок Миколи Бурачека;   * вулицю Пролетарська – вулиця Наталії Лотоцької;   * провулок Пролетарський провулок Наталії Лотоцької;   * вулиця Марії Боровиченко – вулиця Віри Ґедройць.</li>
      </ul>
      <text:p text:style-name="P4">
Святошинський район:</text:p>
      <ul>
        <li>
провулок Кулібіна – провулок Антоніни Смереки;   * вулиця Ріхарда Зорге – вулиця Василя Єрошенка;   * провулок Червонозаводський – провулок Анатолія Базилевича.</li>
      </ul>
      <text:p text:style-name="P4">
Дніпровський район:</text:p>
      <ul>
        <li>
вулиця Академіка Бутлерова – вулиця Роберта Лісовського;   * вулиця Станюковича – вулиця Любові Малої.</li>
      </ul>
      <text:p text:style-name="P4">
Деснянський район:</text:p>
      <ul>
        <li>
вулиця Червоноткацька – вулиця Вінстона Черчилля;   * вулиця Некрасова – вулиця Зінаїди Тулуб;   * вулиця Матросова – вулиця Опанаса Заливахи.</li>
      </ul>
      <text:p text:style-name="P4">
Шевченківський район:</text:p>
      <ul>
        <li>
провулок Орловського – провулок Джорджа Орвелла.</li>
      </ul>
      <text:p text:style-name="P4">
Дарницький район:</text:p>
      <ul>
        <li>
вулиця Чкалова – вулиця Сергія Світославського;   * провулок Лермонтова 5-го – провулок Дмитра Цвітковського;   * провулок Волго-Донський – провулок Надії Світличної;   * провулок Суворова – провулок Ніни Строкатої.</li>
      </ul>
      <text:p text:style-name="P4">
Солом’янський район:</text:p>
      <ul>
        <li>
вулиця Олександра Пироговського – вулиця Григорія Кочура.</li>
      </ul>
      <text:p text:style-name="P4">
Печерський район:</text:p>
      <ul>
        <li>
Петрівська алея – алея Магдебурзького права.</li>
      </ul>
      <text:p text:style-name="P4">
<text:span text:style-name="T4">
Читайте також:</text:span>
 <text:a xlink:type="simple" xlink:href="https://www.ukrinform.ua/rubric-kyiv/3710900-brezneva-hocut-pozbaviti-zvanna-pocesnogo-gromadanina-kieva.html" text:style-name="Internet_20_link" text:visited-style-name="Visited_20_Internet_20_Link">
 </text:a>
</text:p>
      <text:p text:style-name="P4">
Як повідомляв Укрінформ, одну з вулиць поблизу Бабиного Яру в <text:a xlink:type="simple" xlink:href="https://www.ukrinform.ua/tag-kiiv" text:style-name="Internet_20_link" text:visited-style-name="Visited_20_Internet_20_Link">
</text:a>
 планують назвати на честь українськихПраведників народів світу, які рятували євреїв під час Другої світової війни.</text:p>
      <text:p text:style-name="P4">
Source: <text:a xlink:type="simple" xlink:href="https://www.ukrinform.ua/rubric-kyiv/3711099-u-kievi-bude-metro-plosa-ukrainskih-geroiv-i-vulica-cercilla-perejmenuvali-26-obektiv.html" text:style-name="Internet_20_link" text:visited-style-name="Visited_20_Internet_20_Link">
https://www.ukrinform.ua/rubric-kyiv/3711099-u-kievi-bude-metro-plosa-ukrainskih-geroiv-i-vulica-cercilla-perejmenuvali-26-obektiv.html</text:a>
</text:p>
      <!--NEWS-->
      <text:h text:style-name="P10" text:outline-level="1">
<text:span text:style-name="T4">
Росіяни затоплюють поля на окупованій частині Запоріжжя</text:span>
</text:h>
      <text:p text:style-name="P4">
Authors: Ukrinform (Person)</text:p>
      <text:p text:style-name="P4">
Publisher: Укринформ (Organization)</text:p>
      <text:p text:style-name="P4">
Published Time: 2023-05-18T20:16:00+03:00</text:p>
      <text:p text:style-name="P4">
Modified Time: 2023-05-18T20:16:00+03:00</text:p>
      <text:p text:style-name="P4">
Description: На окупованій частині Запорізької області загарбники затоплюють поля. — Укрінформ.</text:p>
      <text:p text:style-name="P4">
Images: ["<text:a xlink:type="simple" xlink:href="https://static.ukrinform.com/photos/2020_07/thumb_files/630_360_1593674117-767.jpg" text:style-name="Internet_20_link" text:visited-style-name="Visited_20_Internet_20_Link">
630_360_15936...</text:a>
"]</text:p>
      <text:p text:style-name="P4">
Tags: ['Оборона', 'Окупація', 'Запоріжжя', 'Війна з Росією']</text:p>
      <text:p text:style-name="P4">
Type: Article</text:p>
      <!--METADATA-->
      <text:p text:style-name="P4">
<draw:frame draw:style-name="fr1" draw:name="Image290" text:anchor-type="as-char" svg:width="6.9236in" svg:height="3.956343in" draw:z-index="0">
<draw:image xlink:href="../Images/yкринформ/2023-05-18T20-16-00-03-00/630_360_1593674117-767.jpg" xlink:type="simple" xlink:show="embed" xlink:actuate="onLoad" draw:mime-type="image/jpeg"/>
</draw:frame>
 Наокупованій частині Запорізької області загарбники затоплюють поля.</text:p>
      <text:p text:style-name="P4">
Про це в ефірі національного телемарафону " <text:a xlink:type="simple" xlink:href="https://t.me/ivan_fedorov_melitopol/2028" text:style-name="Internet_20_link" text:visited-style-name="Visited_20_Internet_20_Link">
</text:a>
 " сказав мер МелітополяІван Федоров, передає Укрінформ.</text:p>
      <text:p text:style-name="P4">
"Ми бачимо тенденцію, що <text:a xlink:type="simple" xlink:href="https://www.ukrinform.ua/tag-rosijski-vijskovi" text:style-name="Internet_20_link" text:visited-style-name="Visited_20_Internet_20_Link">
 </text:a>
затоплює поля. На окупованій частині Запорізької області велика системазрошування, зараз по цих каналах ворог навмисне піднімає рівень води ізатоплює поля, таким чином, він начебто будує для себе оборонні споруди", -сказав він.</text:p>
      <text:p text:style-name="P4">
Частина полів, за словами Федорова, замінована. Підтоплення та мінуванняунеможливлює ведення сільськогосподарських робіт на окупованих територіях.</text:p>
      <text:p text:style-name="P4">
<text:span text:style-name="T4">
Читайте також:</text:span>
 <text:a xlink:type="simple" xlink:href="https://www.ukrinform.ua/rubric-regions/3710747-u-gulajpoli-na-zaporizzi-vnaslidok-obstriliv-zaginula-zinka.html" text:style-name="Internet_20_link" text:visited-style-name="Visited_20_Internet_20_Link">
 <text:span text:style-name="T4">
Запоріжжі</text:span>
 </text:a>
</text:p>
      <text:p text:style-name="P4">
Він додав, що два тижні тому загарбники затопили поля поблизу Михайлівки.Наразі вода стоїть у полях населених пунктів Петрівка, Ганнівка, В'язівка таЄлизаветівка.</text:p>
      <text:p text:style-name="P4">
<text:span text:style-name="T5">
Фото ілюстративне</text:span>
</text:p>
      <text:p text:style-name="P4">
Source: <text:a xlink:type="simple" xlink:href="https://www.ukrinform.ua/rubric-regions/3711103-rosiani-zatopluut-pola-na-okupovanij-castini-zaporizza.html" text:style-name="Internet_20_link" text:visited-style-name="Visited_20_Internet_20_Link">
https://www.ukrinform.ua/rubric-regions/3711103-rosiani-zatopluut-pola-na-okupovanij-castini-zaporizza.html</text:a>
</text:p>
      <!--NEWS-->
      <text:h text:style-name="P10" text:outline-level="1">
<text:span text:style-name="T4">
Зеленський: Ми не маємо потрапити в оману, коли Росія почне говорити про мир</text:span>
</text:h>
      <text:p text:style-name="P4">
Authors: Ukrinform (Person)</text:p>
      <text:p text:style-name="P4">
Publisher: Укринформ (Organization)</text:p>
      <text:p text:style-name="P4">
Published Time: 2023-05-18T20:17:00+03:00</text:p>
      <text:p text:style-name="P4">
Modified Time: 2023-05-18T20:17:00+03:00</text:p>
      <text:p text:style-name="P4">
Description: Президент України Володимир Зеленський застерігає, що ми не маємо потрапити в оману, коли Росія почне говорити про мир, бо їй просто потрібен час для нових планів.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Мир', 'Переговори', 'Зеленський', 'Війна з Росією']</text:p>
      <text:p text:style-name="P4">
Type: Article</text:p>
      <!--METADATA-->
      <text:p text:style-name="P4">
<draw:frame draw:style-name="fr1" draw:name="Image291" text:anchor-type="as-char" svg:width="6.9236in" svg:height="3.956343in" draw:z-index="0">
<draw:image xlink:href="../Images/yкринформ/2023-05-18T20-17-00-03-00/630_360_1677264924-906.jpg" xlink:type="simple" xlink:show="embed" xlink:actuate="onLoad" draw:mime-type="image/jpeg"/>
</draw:frame>
 ПрезидентУкраїни Володимир Зеленський застерігає, що ми не маємо потрапити в оману,коли Росія почне говорити про мир, бо їй просто потрібен час для нових планів.</text:p>
      <text:p text:style-name="P4">
Як передає Укрінформ, про це він сказав у зверненні до учасників другоїконференції PISM Strategic Ark, йдеться у <text:a xlink:type="simple" xlink:href="https://t.me/V_Zelenskiy_official/6264" text:style-name="Internet_20_link" text:visited-style-name="Visited_20_Internet_20_Link">
</text:a>
 глави держави.</text:p>
      <text:p text:style-name="P4">
"Ми не маємо права потрапити в оману, коли <text:a xlink:type="simple" xlink:href="https://www.ukrinform.ua/tag-rosia" text:style-name="Internet_20_link" text:visited-style-name="Visited_20_Internet_20_Link">
 </text:a>
 почне активно говорити про мир, говорити про дипломатію. Росію хвилюєне закінчення кровопролиття, а закінчення грошей, ресурсів, щоб йогопродовжити", - заявив Президент.</text:p>
      <text:p text:style-name="P4">
За його словами, Росії потрібен не мир, а час для нових ракет, нового плану,нового нападу. "Це формула російської політики. Незмінна століттями", -зазначив він.</text:p>
      <text:p text:style-name="P4">
На переконання Зеленського, XXI століття має стати для цієї російськоїполітики останнім, і механізми для втілення цього містить українська формуламиру, гарантії безпеки, щоб подібне ніколи не повторилося.</text:p>
      <text:p text:style-name="P4">
"Щоб не повторилося 18 травня 1944 року. Геноцид кримськотатарського народу.Примусова депортація та втрата рідного дому на десятиліття. Все те, що сучаснаРосія, називаючи себе правонаступниками й послідовниками тоталітарного режиму,повторила в Криму у 2014 році. І повторила через вісім років на Донбасі, уМаріуполі, у Херсоні", - наголосив Президент.</text:p>
      <text:p text:style-name="P4">
<text:span text:style-name="T4">
Читайте також:</text:span>
 <text:a xlink:type="simple" xlink:href="https://www.ukrinform.ua/rubric-crimea/3711011-zelenskij-bez-povernenna-krimu-ne-bude-spokou-v-miznarodnih-vidnosinah.html" text:style-name="Internet_20_link" text:visited-style-name="Visited_20_Internet_20_Link">
 <text:span text:style-name="T4">
Зеленський</text:span>
 </text:a>
</text:p>
      <text:p text:style-name="P4">
За його словами, непокаране зло завжди повертається, а тому без міжнародноготрибуналу, притягнення до відповідальності всіх російських воєнних злочинціввоно повернеться дуже скоро.</text:p>
      <text:p text:style-name="P4">
<text:span text:style-name="T5">
Фото: ОП</text:span>
</text:p>
      <text:p text:style-name="P4">
Source: <text:a xlink:type="simple" xlink:href="https://www.ukrinform.ua/rubric-ato/3711110-zelenskij-mi-ne-maemo-potrapiti-v-omanu-koli-rosia-pocne-govoriti-pro-mir.html" text:style-name="Internet_20_link" text:visited-style-name="Visited_20_Internet_20_Link">
https://www.ukrinform.ua/rubric-ato/3711110-zelenskij-mi-ne-maemo-potrapiti-v-omanu-koli-rosia-pocne-govoriti-pro-mir.html</text:a>
</text:p>
      <!--NEWS-->
      <text:h text:style-name="P10" text:outline-level="1">
<text:span text:style-name="T4">
ПФЛ провела жеребкування за право грати у Першій лізі</text:span>
</text:h>
      <text:p text:style-name="P4">
Authors: Ukrinform (Person)</text:p>
      <text:p text:style-name="P4">
Publisher: Укринформ (Organization)</text:p>
      <text:p text:style-name="P4">
Published Time: 2023-05-18T20:17:36+03:00</text:p>
      <text:p text:style-name="P4">
Modified Time: 2023-05-18T20:17:36+03:00</text:p>
      <text:p text:style-name="P4">
Description: У столичному Будинку футболу відбулося жеребкування матчів плей-офф за право грати у змаганнях Першої ліги сезону-2023/24, в якому зійдуться друга команда Другої ліги та сьома команда групи «вибування» Першої ліги. — Укрінформ.</text:p>
      <text:p text:style-name="P4">
Images: ["<text:a xlink:type="simple" xlink:href="https://static.ukrinform.com/photos/2023_05/thumb_files/630_360_1684430210-939.jpg" text:style-name="Internet_20_link" text:visited-style-name="Visited_20_Internet_20_Link">
630_360_16844...</text:a>
"]</text:p>
      <text:p text:style-name="P4">
Tags: ['Футбол', 'Полісся']</text:p>
      <text:p text:style-name="P4">
Type: Article</text:p>
      <!--METADATA-->
      <text:p text:style-name="P4">
<draw:frame draw:style-name="fr1" draw:name="Image292" text:anchor-type="as-char" svg:width="6.9236in" svg:height="3.956343in" draw:z-index="0">
<draw:image xlink:href="../Images/yкринформ/2023-05-18T20-17-36-03-00/630_360_1684430210-939.jpg" xlink:type="simple" xlink:show="embed" xlink:actuate="onLoad" draw:mime-type="image/jpeg"/>
</draw:frame>
 Устоличному Будинку футболу відбулося жеребкування матчів плей-офф за правограти у змаганнях Першої ліги сезону-2023/24, в якому зійдуться друга командаДругої ліги та сьома команда групи «вибування» Першої ліги.</text:p>
      <text:p text:style-name="P4">
Як повідомляє <text:a xlink:type="simple" xlink:href="http://pfl.ua/news/details/13406" text:style-name="Internet_20_link" text:visited-style-name="Visited_20_Internet_20_Link">
 </text:a>
 Професіональної футбольноїліги (ПФЛ), матчі відбудуться 3 і 10 червня, представник Другої ліги розпочнепротистояння на власному полі, передає Укрінформ.</text:p>
      <text:p text:style-name="P4">
Згідно з регламентом, якщо матчі плей-офф завершаться з рівним рахунком, тодля визначення переможця після закінчення основного часу матчу у відповідьпризначається додатковий час (два тайми по 15 хвилин). Якщо в додатковий часпереможця не виявлено, призначається серія 11-метрових ударів згідно зПравилами гри IFAB.</text:p>
      <text:p text:style-name="P4">
<text:span text:style-name="T4">
Читайте також:</text:span>
 <text:a xlink:type="simple" xlink:href="https://www.ukrinform.ua/rubric-sports/3709173-polissa-vperse-v-istorii-vijslo-v-upl.html" text:style-name="Internet_20_link" text:visited-style-name="Visited_20_Internet_20_Link">
 <text:span text:style-name="T4">
Полісся</text:span>
 </text:a>
</text:p>
      <text:p text:style-name="P4">
Нагадаємо, лідери Першої ліги житомирське «Полісся» та київська «Оболонь»досроково здобули право виступати наступного сезону у Прем'єр-лізі України.</text:p>
      <text:p text:style-name="P4">
Фото: ПФЛ.</text:p>
      <text:p text:style-name="P4">
Source: <text:a xlink:type="simple" xlink:href="https://www.ukrinform.ua/rubric-sports/3711104-pfl-provela-zerebkuvanna-za-pravo-grati-u-persij-lizi.html" text:style-name="Internet_20_link" text:visited-style-name="Visited_20_Internet_20_Link">
https://www.ukrinform.ua/rubric-sports/3711104-pfl-provela-zerebkuvanna-za-pravo-grati-u-persij-lizi.html</text:a>
</text:p>
      <!--NEWS-->
      <text:h text:style-name="P10" text:outline-level="1">
<text:span text:style-name="T4">
У справі Князєва суд арештував адвоката, застава - 80 мільйонів</text:span>
</text:h>
      <text:p text:style-name="P4">
Authors: Ukrinform (Person)</text:p>
      <text:p text:style-name="P4">
Publisher: Укринформ (Organization)</text:p>
      <text:p text:style-name="P4">
Published Time: 2023-05-18T20:19:00+03:00</text:p>
      <text:p text:style-name="P4">
Modified Time: 2023-05-18T20:19:00+03:00</text:p>
      <text:p text:style-name="P4">
Description: Вищий антикорупційний суд обрав запобіжний захід у вигляді тримання під вартою з альтернативою внесення застави адвокату, викритому разом із колишнім головою Верховного Суду Всеволодом Князєвим у корупції.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Адвокат', 'Хабар', 'Князєв', 'Антикорупційний суд', 'Застава']</text:p>
      <text:p text:style-name="P4">
Type: Article</text:p>
      <!--METADATA-->
      <text:p text:style-name="P4">
<draw:frame draw:style-name="fr1" draw:name="Image293" text:anchor-type="as-char" svg:width="6.9236in" svg:height="3.956343in" draw:z-index="0">
<draw:image xlink:href="../Images/yкринформ/2023-05-18T20-19-00-03-00/630_360_1540839872-223.jpg" xlink:type="simple" xlink:show="embed" xlink:actuate="onLoad" draw:mime-type="image/jpeg"/>
</draw:frame>
 Вищийантикорупційний суд обрав запобіжний захід у вигляді тримання під вартою зальтернативою внесення застави адвокату, викритому разом із колишнім головоюВерховного Суду Всеволодом Князєвим у корупції.</text:p>
      <text:p text:style-name="P4">
Як передає Укрінформ, про це Спеціалізована антикорупційна прокуратураповідомила в <text:a xlink:type="simple" xlink:href="https://t.me/sap_gov_ua/1403" text:style-name="Internet_20_link" text:visited-style-name="Visited_20_Internet_20_Link">
 </text:a>
 .</text:p>
      <text:p text:style-name="P4">
Передбачена судовим рішенням застава становить 80 млн гривень. Запобіжнийзахід діятиме протягом 60 днів — по 13 липня поточного року.</text:p>
      <text:p text:style-name="P4">
У разі внесення застави на адвоката буде покладений обов’язок прибувати закожною вимогою до детектива, прокурора чи суду, повідомляти їм про зміну місцьпроживання та роботи.</text:p>
      <text:p text:style-name="P4">
<text:span text:style-name="T4">
Читайте також:</text:span>
 <text:a xlink:type="simple" xlink:href="https://www.ukrinform.ua/rubric-society/3710957-pid-cas-obsukiv-ne-vdalosa-znajti-blizko-miljona-dolariv-iz-habara-knazevu-prokuror.html" text:style-name="Internet_20_link" text:visited-style-name="Visited_20_Internet_20_Link">
 <text:span text:style-name="T4">
Князєв</text:span>
 </text:a>
</text:p>
      <text:p text:style-name="P4">
Фігурант буде зобовʼязаний носити електронний засіб контролю й утримуватисявід спілкування з іншими підозрюваним у справі та свідками. Він повинен будездати на зберігання до територіального підрозділу Державної міграційної службисвій паспорт (паспорти) для виїзду за кордон та інші документи, що дають правона виїзд/вʼїзд в Україну.</text:p>
      <text:p text:style-name="P4">
Відлучатися з Києва без дозволу детектива, прокурора або <text:a xlink:type="simple" xlink:href="https://www.ukrinform.ua/tag-sud" text:style-name="Internet_20_link" text:visited-style-name="Visited_20_Internet_20_Link">
</text:a>
 адвокату буде заборонено.</text:p>
      <text:p text:style-name="P4">
<text:span text:style-name="T4">
Читайте також:</text:span>
 <text:a xlink:type="simple" xlink:href="https://www.ukrinform.ua/rubric-society/3711097-vovk-v-ovecij-skuri-abo-ak-dosagti-totalnoi-neterpimosti-do-korupcii-v-suspilstvi.html" text:style-name="Internet_20_link" text:visited-style-name="Visited_20_Internet_20_Link">
 <text:span text:style-name="T4">
овечій</text:span>
 </text:a>
</text:p>
      <text:p text:style-name="P4">
Як повідомляв Укрінформ, 15 травня Національне антикорупційне бюро Українизаявило про <text:a xlink:type="simple" xlink:href="https://www.ukrinform.ua/rubric-society/3709683-nabu-i-sap-vikrili-masstabnu-korupciu-u-verhovnomu-sudi.html" text:style-name="Internet_20_link" text:visited-style-name="Visited_20_Internet_20_Link">
 </text:a>
 у Верховному Суді України.Правоохоронці затримали чинного на той час голову ВС Всеволода Князєва.</text:p>
      <text:p text:style-name="P4">
До роботи над кримінальним провадженням щодо викриття корупції у ВерховномуСуді <text:a xlink:type="simple" xlink:href="https://www.ukrinform.ua/rubric-society/3709899-masstabnu-korupciu-u-verhovnomu-sudi-dopomogli-viaviti-detektivi-pid-prikrittam-nabu.html" text:style-name="Internet_20_link" text:visited-style-name="Visited_20_Internet_20_Link">
 </text:a>
детективи під прикриттям. Ними була зафіксована низка контактів власникафінансової групи "Фінанси та кредит" з одним із власників адвокатськогооб'єднання, що використовувалося для прикриття злочинної діяльності.</text:p>
      <text:p text:style-name="P4">
Встановлено, що згадані особи домовилися про передачу неправомірної вигоди накористь викосопосадовців суду за ухвалення потрібного для цього підприємцярішення.</text:p>
      <text:p text:style-name="P4">
Source: <text:a xlink:type="simple" xlink:href="https://www.ukrinform.ua/rubric-society/3711107-u-spravi-knazeva-sud-arestuvav-advokata-zastava-80-miljoniv.html" text:style-name="Internet_20_link" text:visited-style-name="Visited_20_Internet_20_Link">
https://www.ukrinform.ua/rubric-society/3711107-u-spravi-knazeva-sud-arestuvav-advokata-zastava-80-miljoniv.html</text:a>
</text:p>
      <!--NEWS-->
      <text:h text:style-name="P10" text:outline-level="1">
<text:span text:style-name="T4">
У Кропивницькому поховали чотирьох бійців ЗСУ</text:span>
</text:h>
      <text:p text:style-name="P4">
Authors: Ukrinform (Person)</text:p>
      <text:p text:style-name="P4">
Publisher: Укринформ (Organization)</text:p>
      <text:p text:style-name="P4">
Published Time: 2023-05-18T20:26:34+03:00</text:p>
      <text:p text:style-name="P4">
Modified Time: 2023-05-18T20:26:34+03:00</text:p>
      <text:p text:style-name="P4">
Description: У Кропивницькому в останню путь провели чотирьох бійців ЗСУ. — Укрінформ.</text:p>
      <text:p text:style-name="P4">
Images: ["<text:a xlink:type="simple" xlink:href="https://static.ukrinform.com/photos/2023_05/thumb_files/630_360_1684430671-618.jpg" text:style-name="Internet_20_link" text:visited-style-name="Visited_20_Internet_20_Link">
630_360_16844...</text:a>
"]</text:p>
      <text:p text:style-name="P4">
Tags: ['Кропивницький', 'Прощання', 'Війна з Росією']</text:p>
      <text:p text:style-name="P4">
Type: Article</text:p>
      <!--METADATA-->
      <text:p text:style-name="P4">
<draw:frame draw:style-name="fr1" draw:name="Image294" text:anchor-type="as-char" svg:width="6.9236in" svg:height="3.956343in" draw:z-index="0">
<draw:image xlink:href="../Images/yкринформ/2023-05-18T20-26-34-03-00/630_360_1684430671-618.jpg" xlink:type="simple" xlink:show="embed" xlink:actuate="onLoad" draw:mime-type="image/jpeg"/>
</draw:frame>
 УКропивницькому в останню путь провели чотирьох бійців ЗСУ.</text:p>
      <text:p text:style-name="P4">
Про це <text:a xlink:type="simple" xlink:href="http://kr-rada.gov.ua/news/znovu-bil-i-skorbota-za-timi-hto-ne-povernuvsya-z-boyiv-kropivnichani-proveli-u-zasviti-geroyiv-zemlyakiv-18-05-2023.html" text:style-name="Internet_20_link" text:visited-style-name="Visited_20_Internet_20_Link">
 </text:a>
 міська рада, передає Укрінформ.</text:p>
      <text:p text:style-name="P4">
"Старший сержант Сергій Поліщук, молодший сержант Володимир Дігтяренко тасолдати Максим Тімганов і Роман Ганін знайшли вічний спочинок на Алеї почеснихвоїнських поховань Далекоcхідного кладовища", - йдеться у повідомленні.</text:p>
      <text:p text:style-name="P4">
Зазначається, що 45-річний командир БМП Сергій Поліщук загинув 23 квітня вбоях за Бахмут.</text:p>
      <text:p text:style-name="P4">
Член екіпажу самохідної артилерійської бойової машини 49-річний ВолодимирДігтяренко загинув 10 червня минулого року в Сєверодонецькому районіЛуганської області.</text:p>
      <text:p text:style-name="P4">
Стрілець-санітар десантно-штурмового взводу Максим Тімганов загинув у бою врайоні Мар’їнки 30 березня. Йому було 27 років.</text:p>
      <text:p text:style-name="P4">
Стільки ж виповнилось і водію аеромобільного взводу Роману Ганіну, якийзагинув 30 березня на Луганщині.</text:p>
      <text:p text:style-name="P4">
Панахиду за загиблими відслужив архиєпископ Кропивницький і ГолованівськийМарк.</text:p>
      <text:p text:style-name="P4">
<text:span text:style-name="T5">
Фото: Суспільне Кропивницький</text:span>
</text:p>
      <text:p text:style-name="P4">
Source: <text:a xlink:type="simple" xlink:href="https://www.ukrinform.ua/rubric-regions/3711108-u-kropivnickomu-pohovali-cotiroh-bijciv-zsu.html" text:style-name="Internet_20_link" text:visited-style-name="Visited_20_Internet_20_Link">
https://www.ukrinform.ua/rubric-regions/3711108-u-kropivnickomu-pohovali-cotiroh-bijciv-zsu.html</text:a>
</text:p>
      <!--NEWS-->
      <text:h text:style-name="P10" text:outline-level="1">
<text:span text:style-name="T4">
Світові ціни на пшеницю впали після продовження «зернової угоди» – CNN</text:span>
</text:h>
      <text:p text:style-name="P4">
Authors: Ukrinform (Person)</text:p>
      <text:p text:style-name="P4">
Publisher: Укринформ (Organization)</text:p>
      <text:p text:style-name="P4">
Published Time: 2023-05-18T20:27:00+03:00</text:p>
      <text:p text:style-name="P4">
Modified Time: 2023-05-18T20:27:00+03:00</text:p>
      <text:p text:style-name="P4">
Description: Світові ціни на пшеницю в четвер знизилися після того, як напередодні було оголошено про те, що Чорноморська зернова угода продовжується на наступні два місяці. — Укрінформ.</text:p>
      <text:p text:style-name="P4">
Images: ["<text:a xlink:type="simple" xlink:href="https://static.ukrinform.com/photos/2022_05/thumb_files/630_360_1651657694-321.jpg" text:style-name="Internet_20_link" text:visited-style-name="Visited_20_Internet_20_Link">
630_360_16516...</text:a>
"]</text:p>
      <text:p text:style-name="P4">
Tags: ['Ціни', 'Економіка', 'зерновий коридор']</text:p>
      <text:p text:style-name="P4">
Type: Article</text:p>
      <!--METADATA-->
      <text:p text:style-name="P4">
<draw:frame draw:style-name="fr1" draw:name="Image295" text:anchor-type="as-char" svg:width="6.9236in" svg:height="3.956343in" draw:z-index="0">
<draw:image xlink:href="../Images/yкринформ/2023-05-18T20-27-00-03-00/630_360_1651657694-321.jpg" xlink:type="simple" xlink:show="embed" xlink:actuate="onLoad" draw:mime-type="image/jpeg"/>
</draw:frame>
 Світовіціни на пшеницю в четвер знизилися після того, як напередодні було оголошенопро те, що Чорноморська зернова угода продовжується на наступні два місяці.</text:p>
      <text:p text:style-name="P4">
Про це йдеться в повідомленні <text:a xlink:type="simple" xlink:href="http://www.cnn.com/europe/live-news/russia-ukraine-war-news-05-18-23/h_801a9b06e6b8f65dbbde99fe3f63ef34" text:style-name="Internet_20_link" text:visited-style-name="Visited_20_Internet_20_Link">
 </text:a>
 , передаєУкрінформ.</text:p>
      <text:p text:style-name="P4">
«Ф'ючерси на пшеницю на Чиказькій біржі впали на 2% до $6,12 долара за бушель.Загалом ціни впали на 23% з початку року та на 57% з моменту досягненняісторичного максимуму в $14,30 доларів за бушель у березні минулого року», -зауважується в повідомленні.</text:p>
      <text:p text:style-name="P4">
За даними компанії Gro Intelligence, яка займається сільськогосподарськоюстатистикою, на Україну й <text:a xlink:type="simple" xlink:href="https://www.ukrinform.ua/tag-rosia" text:style-name="Internet_20_link" text:visited-style-name="Visited_20_Internet_20_Link">
 </text:a>
 разомприпадає майже третина світового експорту пшениці. Вони також входять дотрійки найбільших світових експортерів ячменю, кукурудзи, ріпакової тасоняшникової олії.</text:p>
      <text:p text:style-name="P4">
За кілька днів після вторгнення Росії в 2022 році глобальні ціни на пшеницюрізко зросли, а Продовольча та сільськогосподарська організація ООНпопередила, що через війну 47 мільйонів людей можуть опинитися в стані«гострої продовольчої безпеки». Натомість укладена в липні минулого року«зернова угода», як заявили в ООН, допомогла «стабілізувати ринки та зменшитинестабільність».</text:p>
      <text:p text:style-name="P4">
<text:span text:style-name="T4">
Читайте також:</text:span>
 <text:a xlink:type="simple" xlink:href="https://www.ukrinform.ua/rubric-economy/3710970-zernova-ugoda-ne-peredbacae-vikonanna-vimog-rosii-posol-bodnar.html" text:style-name="Internet_20_link" text:visited-style-name="Visited_20_Internet_20_Link">
 <text:span text:style-name="T4">
Зернова</text:span>
 </text:a>
</text:p>
      <text:p text:style-name="P4">
Як повідомлялося, Чорноморська зернова угода мала закінчитися в четвер, алевона <text:a xlink:type="simple" xlink:href="https://www.ukrinform.ua/rubric-economy/3710574-zernovu-ugodu-prodovzili-na-dva-misaci.html" text:style-name="Internet_20_link" text:visited-style-name="Visited_20_Internet_20_Link">
 </text:a>
 ще на два місяці.</text:p>
      <text:p text:style-name="P4">
Source: <text:a xlink:type="simple" xlink:href="https://www.ukrinform.ua/rubric-economy/3711081-svitovi-cini-na-psenicu-vpali-pisla-prodovzenna-zernovoi-ugodi-cnn.html" text:style-name="Internet_20_link" text:visited-style-name="Visited_20_Internet_20_Link">
https://www.ukrinform.ua/rubric-economy/3711081-svitovi-cini-na-psenicu-vpali-pisla-prodovzenna-zernovoi-ugodi-cnn.html</text:a>
</text:p>
      <!--NEWS-->
      <text:h text:style-name="P10" text:outline-level="1">
<text:span text:style-name="T4">
Норвегія передасть Україні РСЗВ великої дальності та радари для виявлення артилерії</text:span>
</text:h>
      <text:p text:style-name="P4">
Authors: Ukrinform (Person)</text:p>
      <text:p text:style-name="P4">
Publisher: Укринформ (Organization)</text:p>
      <text:p text:style-name="P4">
Published Time: 2023-05-18T20:34:00+03:00</text:p>
      <text:p text:style-name="P4">
Modified Time: 2023-05-18T20:34:00+03:00</text:p>
      <text:p text:style-name="P4">
Description: Норвегія передасть Україні вісім РСЗВ великої дальності та три радари Arthur. — Укрінформ.</text:p>
      <text:p text:style-name="P4">
Images: ["<text:a xlink:type="simple" xlink:href="https://static.ukrinform.com/photos/2023_05/thumb_files/630_360_1684430958-652.jpg" text:style-name="Internet_20_link" text:visited-style-name="Visited_20_Internet_20_Link">
630_360_16844...</text:a>
"]</text:p>
      <text:p text:style-name="P4">
Tags: ['Норвегія', 'Україна', 'Радар', 'РСЗВ']</text:p>
      <text:p text:style-name="P4">
Type: Article</text:p>
      <!--METADATA-->
      <text:p text:style-name="P4">
<draw:frame draw:style-name="fr1" draw:name="Image296" text:anchor-type="as-char" svg:width="6.9236in" svg:height="3.956343in" draw:z-index="0">
<draw:image xlink:href="../Images/yкринформ/2023-05-18T20-34-00-03-00/630_360_1684430958-652.jpg" xlink:type="simple" xlink:show="embed" xlink:actuate="onLoad" draw:mime-type="image/jpeg"/>
</draw:frame>
 Норвегіяпередасть Україні вісім РСЗВ великої дальності та три радари Arthur.</text:p>
      <text:p text:style-name="P4">
Про це повідомив міністр оборони Норвегії Бйорн Арільд Грам під час зустрічііз міністром оборони Великої Британії Беном Воллесом у Нортвуді, передаєУкрінформ із посиланням на <text:a xlink:type="simple" xlink:href="https://www.regjeringen.no/no/aktuelt/statement-from-bjorn-arild-gram-meeting-ben-wallace-in-northwood/id2977724/" text:style-name="Internet_20_link" text:visited-style-name="Visited_20_Internet_20_Link">
</text:a>
 .</text:p>
      <text:p text:style-name="P4">
«Сьогодні ми підтверджуємо поставку далекобійної артилерії та радарів. <text:a xlink:type="simple" xlink:href="https://www.ukrinform.ua/tag-norvegia" text:style-name="Internet_20_link" text:visited-style-name="Visited_20_Internet_20_Link">
</text:a>
 надає три радари для виявленняартилерії Arthur і до восьми реактивних систем залпового вогню великоїдальності типу РСЗВ», – сказав Грам.</text:p>
      <text:p text:style-name="P4">
Він додав, що постачання цієї зброї Україні здійснюється у тісній співпраці ізВеликою Британією.</text:p>
      <text:p text:style-name="P4">
За його словами, це демонструє рішучість британського та норвезького урядів упідтримці українського народу.</text:p>
      <text:p text:style-name="P4">
Міністр також повідомив, що з літа Норвегія подвоїть кількість своїхінструкторів, які беруть участь в операції «Інтерфлекс» з навчання українськихвійськових.</text:p>
      <text:p text:style-name="P4">
<text:span text:style-name="T4">
Читайте також:</text:span>
 <text:a xlink:type="simple" xlink:href="https://www.ukrinform.ua/rubric-ato/3709236-norvegia-cogoric-provede-navcanna-dla-3200-ukrainskih-vijskovih.html" text:style-name="Internet_20_link" text:visited-style-name="Visited_20_Internet_20_Link">
 <text:span text:style-name="T4">
Норвегія</text:span>
 </text:a>
</text:p>
      <text:p text:style-name="P4">
Під час зустрічі міністри двох країн домовилися продовжувати та посилюватипідтримку України.</text:p>
      <text:p text:style-name="P4">
Як повідомляв <text:a xlink:type="simple" xlink:href="https://www.ukrinform.ua/rubric-economy/3710892-norvegia-vidilila-se-130-miljoniv-grantiv-ebrr-dla-dopomogi-energetici-ukraini.html" text:style-name="Internet_20_link" text:visited-style-name="Visited_20_Internet_20_Link">
 </text:a>
 ,Норвегія виділила 1,5 млрд норвезьких крон (близько 130 млн євро) на підтримкудіяльності Європейського банку реконструкції та розвитку (ЄБРР) щодо зміцненняенергетичної безпеки в Україні.</text:p>
      <text:p text:style-name="P4">
Source: <text:a xlink:type="simple" xlink:href="https://www.ukrinform.ua/rubric-ato/3711113-norvegia-peredast-ukraini-rszv-velikoi-dalnosti-ta-radari-dla-viavlenna-artilerii.html" text:style-name="Internet_20_link" text:visited-style-name="Visited_20_Internet_20_Link">
https://www.ukrinform.ua/rubric-ato/3711113-norvegia-peredast-ukraini-rszv-velikoi-dalnosti-ta-radari-dla-viavlenna-artilerii.html</text:a>
</text:p>
      <!--NEWS-->
      <text:h text:style-name="P10" text:outline-level="1">
<text:span text:style-name="T4">
Україна не має права передчасно скласти зброю - Зеленський</text:span>
</text:h>
      <text:p text:style-name="P4">
Authors: Ukrinform (Person)</text:p>
      <text:p text:style-name="P4">
Publisher: Укринформ (Organization)</text:p>
      <text:p text:style-name="P4">
Published Time: 2023-05-18T20:41:00+03:00</text:p>
      <text:p text:style-name="P4">
Modified Time: 2023-05-18T20:41:00+03:00</text:p>
      <text:p text:style-name="P4">
Description: Президент Володимир Зеленський наголосив, що зараз триває битва за майбутнє світу, і Україна та її союзники не мають права передчасно складати зброю і не битися до остаточної перемоги.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броя', 'Зеленський', 'Війна з Росією']</text:p>
      <text:p text:style-name="P4">
Type: Article</text:p>
      <!--METADATA-->
      <text:p text:style-name="P4">
<draw:frame draw:style-name="fr1" draw:name="Image297" text:anchor-type="as-char" svg:width="6.9236in" svg:height="3.956343in" draw:z-index="0">
<draw:image xlink:href="../Images/yкринформ/2023-05-18T20-41-00-03-00/630_360_1682063024-559.jpeg" xlink:type="simple" xlink:show="embed" xlink:actuate="onLoad" draw:mime-type="image/jpeg"/>
</draw:frame>
 ПрезидентВолодимир Зеленський наголосив, що зараз триває битва за майбутнє світу, іУкраїна та її союзники не мають права передчасно складати зброю і не битися доостаточної перемоги.</text:p>
      <text:p text:style-name="P4">
Про це він сказав у <text:a xlink:type="simple" xlink:href="https://t.me/V_Zelenskiy_official/6264" text:style-name="Internet_20_link" text:visited-style-name="Visited_20_Internet_20_Link">
 </text:a>
 до учасниківдругої конференції PISM Strategic Ark, повідомляє Укрінформ.</text:p>
      <text:p text:style-name="P4">
"Вирішальна битва за майбутнє світу триває 449 днів... Ми не маємо правапрограти. Ми не маємо права ні на мить послабити спротив, протидію, не маємоправа не дотиснути зло, втратити єдність союзників, передчасно скласти зброю,не битися до остаточної перемоги", - сказав Президент.</text:p>
      <text:p text:style-name="P4">
Він нагадав, що дата проведення форуму - 18 травня є знаковою "День, у якомуісторія залишила нам багато підказок і уроків. Засторог і помилок, які ми немаємо права повторити на шляху до нашої глобальної безпеки. Це 18 травня 1792року, коли стотисячне <text:a xlink:type="simple" xlink:href="https://www.ukrinform.ua/tag-rosijski-vijskovi" text:style-name="Internet_20_link" text:visited-style-name="Visited_20_Internet_20_Link">
 </text:a>
перейшло кордони Речі Посполитої та вторглося на її землю. Почалася російсько-польська війна, наслідки якої ми всі пам’ятаємо", - зазначив Зеленський.</text:p>
      <text:p text:style-name="P4">
За його словами, сьогодні ворог той самий, і та сама мета і ціна поразки.</text:p>
      <text:p text:style-name="P4">
Президент також згадав ще одну дату - 18 травня минулого року, коли НАТОотримало заявку на вступ двох нових членів. Він зауважив, що швидкість, ізякою пройшла цей шлях Фінляндія, та високі перспективи Швеції дають Українівпевненість і віру у Вільнюський саміт НАТО, у рішучість Альянсу й волюпідтвердити свій вибір на користь цінностей свободи та неподільності безпеки.</text:p>
      <text:p text:style-name="P4">
<text:span text:style-name="T4">
Читайте також:</text:span>
 <text:a xlink:type="simple" xlink:href="https://www.ukrinform.ua/rubric-ato/3711110-zelenskij-mi-ne-maemo-potrapiti-v-omanu-koli-rosia-pocne-govoriti-pro-mir.html" text:style-name="Internet_20_link" text:visited-style-name="Visited_20_Internet_20_Link">
 <text:span text:style-name="T4">
Зеленський</text:span>
 </text:a>
</text:p>
      <text:p text:style-name="P4">
"Це дає нам впевненість, що в липні ми побачимо новий важливий етап на шляхуУкраїни до членства в НАТО. На шляху до спільного й безпечного майбутнього.України. Європи. Світу. Людства", - сказав Зеленський.</text:p>
      <text:p text:style-name="P4">
Як повідомлялося, 30 вересня 2022 року Президент Володимир Зеленський, ГоловаВерховної Ради Руслан Стефанчук та Прем'єр-міністр Денис Шмигаль підписализаявку України на вступ до НАТО у пришвидшеному порядку.</text:p>
      <text:p text:style-name="P4">
<text:span text:style-name="T5">
Фото: ОП</text:span>
</text:p>
      <text:p text:style-name="P4">
Source: <text:a xlink:type="simple" xlink:href="https://www.ukrinform.ua/rubric-ato/3711115-mi-ne-maemo-prava-peredcasno-sklasti-zbrou-zelenskij.html" text:style-name="Internet_20_link" text:visited-style-name="Visited_20_Internet_20_Link">
https://www.ukrinform.ua/rubric-ato/3711115-mi-ne-maemo-prava-peredcasno-sklasti-zbrou-zelenskij.html</text:a>
</text:p>
      <!--NEWS-->
      <text:h text:style-name="P10" text:outline-level="1">
<text:span text:style-name="T4">
У Львові відбувся перформанс до 79-ї річниці депортації кримськотатарського народу</text:span>
</text:h>
      <text:p text:style-name="P4">
Authors: Ukrinform (Person)</text:p>
      <text:p text:style-name="P4">
Publisher: Укринформ (Organization)</text:p>
      <text:p text:style-name="P4">
Published Time: 2023-05-18T20:50:00+03:00</text:p>
      <text:p text:style-name="P4">
Modified Time: 2023-05-18T20:50:00+03:00</text:p>
      <text:p text:style-name="P4">
Description: У Меморіальному музеї тоталітарних режимів «Територія терору», що у Львові, провели перформанс «Плинність пам'яті», присвячений депортації кримськотатарського народу. — Укрінформ.</text:p>
      <text:p text:style-name="P4">
Images: ["<text:a xlink:type="simple" xlink:href="https://static.ukrinform.com/photos/2023_05/thumb_files/630_360_1684432645-159.jpg" text:style-name="Internet_20_link" text:visited-style-name="Visited_20_Internet_20_Link">
630_360_16844...</text:a>
", "<text:a xlink:type="simple" xlink:href="https://static.ukrinform.com/photos/2023_05/thumb_files/630_360_1684432379-3742.jpeg" text:style-name="Internet_20_link" text:visited-style-name="Visited_20_Internet_20_Link">
630_360_16844...</text:a>
", "<text:a xlink:type="simple" xlink:href="https://static.ukrinform.com/photos/2023_05/thumb_files/630_360_1684432379-4627.jpeg" text:style-name="Internet_20_link" text:visited-style-name="Visited_20_Internet_20_Link">
630_360_16844...</text:a>
", "<text:a xlink:type="simple" xlink:href="https://static.ukrinform.com/photos/2023_05/thumb_files/630_360_1684432379-5760.jpeg" text:style-name="Internet_20_link" text:visited-style-name="Visited_20_Internet_20_Link">
630_360_16844...</text:a>
", "<text:a xlink:type="simple" xlink:href="https://static.ukrinform.com/photos/2023_05/thumb_files/630_360_1684432379-4864.jpeg" text:style-name="Internet_20_link" text:visited-style-name="Visited_20_Internet_20_Link">
630_360_16844...</text:a>
", "<text:a xlink:type="simple" xlink:href="https://static.ukrinform.com/photos/2023_05/thumb_files/630_360_1684432379-2245.jpeg" text:style-name="Internet_20_link" text:visited-style-name="Visited_20_Internet_20_Link">
630_360_16844...</text:a>
", "<text:a xlink:type="simple" xlink:href="https://static.ukrinform.com/photos/2023_05/thumb_files/630_360_1684432418-2902.jpeg" text:style-name="Internet_20_link" text:visited-style-name="Visited_20_Internet_20_Link">
630_360_16844...</text:a>
", "<text:a xlink:type="simple" xlink:href="https://static.ukrinform.com/photos/2023_05/thumb_files/630_360_1684432427-6179.jpeg" text:style-name="Internet_20_link" text:visited-style-name="Visited_20_Internet_20_Link">
630_360_16844...</text:a>
", "<text:a xlink:type="simple" xlink:href="https://static.ukrinform.com/photos/2023_05/thumb_files/630_360_1684432436-8281.jpeg" text:style-name="Internet_20_link" text:visited-style-name="Visited_20_Internet_20_Link">
630_360_16844...</text:a>
", "<text:a xlink:type="simple" xlink:href="https://static.ukrinform.com/photos/2023_05/thumb_files/630_360_1684432441-2624.jpeg" text:style-name="Internet_20_link" text:visited-style-name="Visited_20_Internet_20_Link">
630_360_16844...</text:a>
"]</text:p>
      <text:p text:style-name="P4">
Tags: ['Депортація', 'Кримські татари', 'Львів', 'Перформанс']</text:p>
      <text:p text:style-name="P4">
Type: Article</text:p>
      <!--METADATA-->
      <text:p text:style-name="P4">
<draw:frame draw:style-name="fr1" draw:name="Image298" text:anchor-type="as-char" svg:width="6.9236in" svg:height="3.956343in" draw:z-index="0">
<draw:image xlink:href="../Images/yкринформ/2023-05-18T20-50-00-03-00/630_360_1684432645-159.jpg" xlink:type="simple" xlink:show="embed" xlink:actuate="onLoad" draw:mime-type="image/jpeg"/>
</draw:frame>
 УМеморіальному музеї тоталітарних режимів «Територія терору», що у Львові,провели перформанс «Плинність пам'яті», присвячений депортаціїкримськотатарського народу.</text:p>
      <text:p text:style-name="P4">
Про це повідомляє <text:a xlink:type="simple" xlink:href="http://loda.gov.ua/news/65817" text:style-name="Internet_20_link" text:visited-style-name="Visited_20_Internet_20_Link">
 </text:a>
 , передає Укрінформ.</text:p>
      <text:p text:style-name="P4">
Зазначається, що у межах заходу український художник, живописець, графік,перформер, автор багатьох мистецьких проєктів Влодко Кауфман виклав на білихаркушах паперу різні втрачені речі, якими люди користуються у побуті: частинудверного замка, прикраси, окуляри, ложки тощо.</text:p>
      <text:p text:style-name="P4">
«Ми повинні пам'ятати свою історію, навіть якщо вона болісна і ми рефлекторноне хочемо занурюватися в неприємні спогади. Найменші деталі минулого, наперший погляд, несуттєві, ті, які ми забуваємо чи навіть відкидаємо, якізалишаються для нас «білими плямами» - є невіддільною частиною плинностінашого життя, пройденими координатами на траєкторії руху, яка привела нас донашого теперішнього та впливатиме на наше майбутнє», - зазначили організатори.</text:p>
      <text:p text:style-name="P4">
<draw:frame draw:style-name="fr1" draw:name="Image299" text:anchor-type="as-char" svg:width="6.9236in" svg:height="3.956343in" draw:z-index="0">
<draw:image xlink:href="../Images/yкринформ/2023-05-18T20-50-00-03-00/630_360_1684432379-3742.jpeg" xlink:type="simple" xlink:show="embed" xlink:actuate="onLoad" draw:mime-type="image/jpeg"/>
</draw:frame>
Перформанс до 79-ї річниці депортації кримськотатарського народу / Фото: ЛОВА<text:a xlink:type="simple" xlink:href="https://static.ukrinform.com/photos/2023_05/1684432379-3742.jpeg" text:style-name="Internet_20_link" text:visited-style-name="Visited_20_Internet_20_Link">
 <draw:frame draw:style-name="fr1" draw:name="Image300" text:anchor-type="as-char" svg:width="6.9236in" svg:height="3.956343in" draw:z-index="0">
<draw:image xlink:href="../Images/yкринформ/2023-05-18T20-50-00-03-00/630_360_1684432379-3742.jpeg" xlink:type="simple" xlink:show="embed" xlink:actuate="onLoad" draw:mime-type="image/jpeg"/>
</draw:frame>
</text:a>
 <text:a xlink:type="simple" xlink:href="https://static.ukrinform.com/photos/2023_05/1684432379-4627.jpeg" text:style-name="Internet_20_link" text:visited-style-name="Visited_20_Internet_20_Link">
<draw:frame draw:style-name="fr1" draw:name="Image301" text:anchor-type="as-char" svg:width="6.9236in" svg:height="3.956343in" draw:z-index="0">
<draw:image xlink:href="../Images/yкринформ/2023-05-18T20-50-00-03-00/630_360_1684432379-4627.jpeg" xlink:type="simple" xlink:show="embed" xlink:actuate="onLoad" draw:mime-type="image/jpeg"/>
</draw:frame>
</text:a>
 <text:a xlink:type="simple" xlink:href="https://static.ukrinform.com/photos/2023_05/1684432379-5760.jpeg" text:style-name="Internet_20_link" text:visited-style-name="Visited_20_Internet_20_Link">
<draw:frame draw:style-name="fr1" draw:name="Image302" text:anchor-type="as-char" svg:width="6.9236in" svg:height="3.956343in" draw:z-index="0">
<draw:image xlink:href="../Images/yкринформ/2023-05-18T20-50-00-03-00/630_360_1684432379-5760.jpeg" xlink:type="simple" xlink:show="embed" xlink:actuate="onLoad" draw:mime-type="image/jpeg"/>
</draw:frame>
</text:a>
 <text:a xlink:type="simple" xlink:href="https://static.ukrinform.com/photos/2023_05/1684432379-4864.jpeg" text:style-name="Internet_20_link" text:visited-style-name="Visited_20_Internet_20_Link">
<draw:frame draw:style-name="fr1" draw:name="Image303" text:anchor-type="as-char" svg:width="6.9236in" svg:height="3.956343in" draw:z-index="0">
<draw:image xlink:href="../Images/yкринформ/2023-05-18T20-50-00-03-00/630_360_1684432379-4864.jpeg" xlink:type="simple" xlink:show="embed" xlink:actuate="onLoad" draw:mime-type="image/jpeg"/>
</draw:frame>
</text:a>
 <text:a xlink:type="simple" xlink:href="https://static.ukrinform.com/photos/2023_05/1684432379-2245.jpeg" text:style-name="Internet_20_link" text:visited-style-name="Visited_20_Internet_20_Link">
<draw:frame draw:style-name="fr1" draw:name="Image304" text:anchor-type="as-char" svg:width="6.9236in" svg:height="3.956343in" draw:z-index="0">
<draw:image xlink:href="../Images/yкринформ/2023-05-18T20-50-00-03-00/630_360_1684432379-2245.jpeg" xlink:type="simple" xlink:show="embed" xlink:actuate="onLoad" draw:mime-type="image/jpeg"/>
</draw:frame>
</text:a>
 <text:a xlink:type="simple" xlink:href="https://static.ukrinform.com/photos/2023_05/1684432418-2902.jpeg" text:style-name="Internet_20_link" text:visited-style-name="Visited_20_Internet_20_Link">
<draw:frame draw:style-name="fr1" draw:name="Image305" text:anchor-type="as-char" svg:width="6.9236in" svg:height="3.956343in" draw:z-index="0">
<draw:image xlink:href="../Images/yкринформ/2023-05-18T20-50-00-03-00/630_360_1684432418-2902.jpeg" xlink:type="simple" xlink:show="embed" xlink:actuate="onLoad" draw:mime-type="image/jpeg"/>
</draw:frame>
</text:a>
 <text:a xlink:type="simple" xlink:href="https://static.ukrinform.com/photos/2023_05/1684432427-6179.jpeg" text:style-name="Internet_20_link" text:visited-style-name="Visited_20_Internet_20_Link">
<draw:frame draw:style-name="fr1" draw:name="Image306" text:anchor-type="as-char" svg:width="6.9236in" svg:height="3.956343in" draw:z-index="0">
<draw:image xlink:href="../Images/yкринформ/2023-05-18T20-50-00-03-00/630_360_1684432427-6179.jpeg" xlink:type="simple" xlink:show="embed" xlink:actuate="onLoad" draw:mime-type="image/jpeg"/>
</draw:frame>
</text:a>
 <text:a xlink:type="simple" xlink:href="https://static.ukrinform.com/photos/2023_05/1684432436-8281.jpeg" text:style-name="Internet_20_link" text:visited-style-name="Visited_20_Internet_20_Link">
<draw:frame draw:style-name="fr1" draw:name="Image307" text:anchor-type="as-char" svg:width="6.9236in" svg:height="3.956343in" draw:z-index="0">
<draw:image xlink:href="../Images/yкринформ/2023-05-18T20-50-00-03-00/630_360_1684432436-8281.jpeg" xlink:type="simple" xlink:show="embed" xlink:actuate="onLoad" draw:mime-type="image/jpeg"/>
</draw:frame>
</text:a>
 <text:a xlink:type="simple" xlink:href="https://static.ukrinform.com/photos/2023_05/1684432441-2624.jpeg" text:style-name="Internet_20_link" text:visited-style-name="Visited_20_Internet_20_Link">
<draw:frame draw:style-name="fr1" draw:name="Image308" text:anchor-type="as-char" svg:width="6.9236in" svg:height="3.956343in" draw:z-index="0">
<draw:image xlink:href="../Images/yкринформ/2023-05-18T20-50-00-03-00/630_360_1684432441-2624.jpeg" xlink:type="simple" xlink:show="embed" xlink:actuate="onLoad" draw:mime-type="image/jpeg"/>
</draw:frame>
</text:a>
</text:p>
      <text:p text:style-name="P4">
Символічно, що предмети перформансу автор виклав на 79 шпалах залізничноїколії. Адже саме 79 років тому, звинувативши у неіснуючих злочинах, за три днірадянський режим зламав долі близько 200 тисяч кримських татар. Їх виселили зКриму. Майже половина – загинули.</text:p>
      <text:p text:style-name="P4">
<text:span text:style-name="T4">
Читайте також:</text:span>
 <text:a xlink:type="simple" xlink:href="https://www.ukrinform.ua/rubric-crimea/3710829-mzs-ukraini-zaklikae-svit-viznati-genocidom-deportaciu-krimskih-tatar-u-1944-roci.html" text:style-name="Internet_20_link" text:visited-style-name="Visited_20_Internet_20_Link">
 <text:span text:style-name="T4">
татар</text:span>
 </text:a>
</text:p>
      <text:p text:style-name="P4">
Як повідомлялося, сьогодні <text:a xlink:type="simple" xlink:href="https://loda.gov.ua/news/65631" text:style-name="Internet_20_link" text:visited-style-name="Visited_20_Internet_20_Link">
 </text:a>
 , так тутвшановують пам’ять жертв геноциду кримськотатарського народу.</text:p>
      <text:p text:style-name="P4">
Source: <text:a xlink:type="simple" xlink:href="https://www.ukrinform.ua/rubric-regions/3711117-u-lvovi-vidbuvsa-performans-do-79i-ricnici-deportacii-krimskotatarskogo-narodu.html" text:style-name="Internet_20_link" text:visited-style-name="Visited_20_Internet_20_Link">
https://www.ukrinform.ua/rubric-regions/3711117-u-lvovi-vidbuvsa-performans-do-79i-ricnici-deportacii-krimskotatarskogo-narodu.html</text:a>
</text:p>
      <!--NEWS-->
      <text:h text:style-name="P10" text:outline-level="1">
<text:span text:style-name="T4">
По всій Україні оголосили повітряну тривогу</text:span>
</text:h>
      <text:p text:style-name="P4">
Authors: Ukrinform (Person)</text:p>
      <text:p text:style-name="P4">
Publisher: Укринформ (Organization)</text:p>
      <text:p text:style-name="P4">
Published Time: 2023-05-18T20:55:00+03:00</text:p>
      <text:p text:style-name="P4">
Modified Time: 2023-05-18T20:55:00+03:00</text:p>
      <text:p text:style-name="P4">
Description: Масштабна повітряна тривога оголошена по всій Україні.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Україна', 'Війна з Росією', 'Повітряна тривога']</text:p>
      <text:p text:style-name="P4">
Type: Article</text:p>
      <!--METADATA-->
      <text:p text:style-name="P4">
<draw:frame draw:style-name="fr1" draw:name="Image309" text:anchor-type="as-char" svg:width="6.9236in" svg:height="3.956343in" draw:z-index="0">
<draw:image xlink:href="../Images/yкринформ/2023-05-18T20-55-00-03-00/630_360_1649971569-525.jpg" xlink:type="simple" xlink:show="embed" xlink:actuate="onLoad" draw:mime-type="image/jpeg"/>
</draw:frame>
 Масштабнаповітряна тривога оголошена по всій Україні.</text:p>
      <text:p text:style-name="P4">
Про це з посиланням на дані <text:a xlink:type="simple" xlink:href="https://map.ukrainealarm.com/" text:style-name="Internet_20_link" text:visited-style-name="Visited_20_Internet_20_Link">
 </text:a>
 повітрянихтривог передає Укрінформ.</text:p>
      <text:p text:style-name="P4">
Як повідомляв Укрінформ, раніше масштабна повітряна тривога була оголошена 18травня близько 4 години ранку.</text:p>
      <text:p text:style-name="P4">
Source: <text:a xlink:type="simple" xlink:href="https://www.ukrinform.ua/rubric-ato/3711121-po-vsij-ukraini-ogolosili-povitranu-trivogu.html" text:style-name="Internet_20_link" text:visited-style-name="Visited_20_Internet_20_Link">
https://www.ukrinform.ua/rubric-ato/3711121-po-vsij-ukraini-ogolosili-povitranu-trivogu.html</text:a>
</text:p>
      <!--NEWS-->
      <text:h text:style-name="P10" text:outline-level="1">
<text:span text:style-name="T4">
Папа Франциск планує відправити делегації в Україну і Росію для припинення війни</text:span>
</text:h>
      <text:p text:style-name="P4">
Authors: Ukrinform (Person)</text:p>
      <text:p text:style-name="P4">
Publisher: Укринформ (Organization)</text:p>
      <text:p text:style-name="P4">
Published Time: 2023-05-18T20:59:00+03:00</text:p>
      <text:p text:style-name="P4">
Modified Time: 2023-05-18T20:59:00+03:00</text:p>
      <text:p text:style-name="P4">
Description: Папа Римський Франциск сподівається надіслати особисті делегації до президентів України та Росії для посередництва у припиненні вогню. — Укрінформ.</text:p>
      <text:p text:style-name="P4">
Images: ["<text:a xlink:type="simple" xlink:href="https://static.ukrinform.com/photos/2023_02/thumb_files/630_360_1677611723-183.jpg" text:style-name="Internet_20_link" text:visited-style-name="Visited_20_Internet_20_Link">
630_360_16776...</text:a>
"]</text:p>
      <text:p text:style-name="P4">
Tags: ['Папа Франциск', 'Переговори', 'Україна', 'Ватикан', 'Агресія РФ', 'Росія', 'Католицька церква']</text:p>
      <text:p text:style-name="P4">
Type: Article</text:p>
      <!--METADATA-->
      <text:p text:style-name="P4">
<draw:frame draw:style-name="fr1" draw:name="Image310" text:anchor-type="as-char" svg:width="6.9236in" svg:height="3.956343in" draw:z-index="0">
<draw:image xlink:href="../Images/yкринформ/2023-05-18T20-59-00-03-00/630_360_1677611723-183.jpg" xlink:type="simple" xlink:show="embed" xlink:actuate="onLoad" draw:mime-type="image/jpeg"/>
</draw:frame>
 ПапаРимський Франциск сподівається надіслати особисті делегації до президентівУкраїни та Росії для посередництва у припиненні вогню.</text:p>
      <text:p text:style-name="P4">
Як передає Укрінформ, про це повідомляє Orthodox Times із посиланням на <text:a xlink:type="simple" xlink:href="http://ilsismografo.blogspot.com/2023/05/vaticano-cardinale-matteo-zuppi-kyiv-e.html" text:style-name="Internet_20_link" text:visited-style-name="Visited_20_Internet_20_Link">
</text:a>
 .</text:p>
      <text:p text:style-name="P4">
За даними II Sismografo, кардинал Маттео Зуппі із Болоньї поїде до Києва напереговори із Президентом України Володимиром Зеленським, тоді як головавідділу Східних церков Ватикану архієпископ Клаудіо Гуджеротті вирушить доМоскви для зустрічі із президентом РФ Володимиром Путіним. Зазначається, щообидва президенти погодилися зустрітися із посланцями Папи Франциска.</text:p>
      <text:p text:style-name="P4">
Зуппі та Гуджеротті жодних коментарів з приводу поїздок не надали, зазначаютьв II Sismografo.</text:p>
      <text:p text:style-name="P4">
У 2003 році Папа Римський Іоанн Павло ІІ зробив подібну спробу, відправившипредставників до Вашингтона та Багдада у невдалій спробі запобігти війні вІраку.</text:p>
      <text:p text:style-name="P4">
<text:span text:style-name="T4">
Читайте також:</text:span>
 <text:a xlink:type="simple" xlink:href="https://www.ukrinform.ua/rubric-society/3708863-zelenskij-spodivaetsa-so-rozmova-z-papou-franciskom-moze-vplinuti-na-istoriu.html" text:style-name="Internet_20_link" text:visited-style-name="Visited_20_Internet_20_Link">
 <text:span text:style-name="T4">
Франциск</text:span>
 </text:a>
</text:p>
      <text:p text:style-name="P4">
Як повідомлялося, 1 травня глава Католицької церкви Папа Римський Францискзаявив, що Ватикан бере участь у миротворчій місії, щоб спробувати покластикрай війні Росії проти України.</text:p>
      <text:p text:style-name="P4">
13 травня Президент України <text:a xlink:type="simple" xlink:href="https://www.ukrinform.ua/rubric-society/3708876-u-vatikani-rozpovili-podrobici-zustrici-zelenskogo-z-papou-franciskom.html" text:style-name="Internet_20_link" text:visited-style-name="Visited_20_Internet_20_Link">
 </text:a>
 з Папою Франциском у Ватикані.</text:p>
      <text:p text:style-name="P4">
<text:span text:style-name="T5">
Фото: Getty Images</text:span>
</text:p>
      <text:p text:style-name="P4">
Source: <text:a xlink:type="simple" xlink:href="https://www.ukrinform.ua/rubric-polytics/3711118-papa-francisk-planue-vidpraviti-delegacii-v-ukrainu-i-rosiu-dla-pripinenna-vijni.html" text:style-name="Internet_20_link" text:visited-style-name="Visited_20_Internet_20_Link">
https://www.ukrinform.ua/rubric-polytics/3711118-papa-francisk-planue-vidpraviti-delegacii-v-ukrainu-i-rosiu-dla-pripinenna-vijni.html</text:a>
</text:p>
      <!--NEWS-->
      <text:h text:style-name="P10" text:outline-level="1">
<text:span text:style-name="T4">
Над Маріуполем фіксують високу активність російської авіації</text:span>
</text:h>
      <text:p text:style-name="P4">
Authors: Ukrinform (Person)</text:p>
      <text:p text:style-name="P4">
Publisher: Укринформ (Organization)</text:p>
      <text:p text:style-name="P4">
Published Time: 2023-05-18T21:00:00+03:00</text:p>
      <text:p text:style-name="P4">
Modified Time: 2023-05-18T21:00:00+03:00</text:p>
      <text:p text:style-name="P4">
Description: Над тимчасово захопленими загарбниками Маріуполем та районом навколо міста фіксують високу активність авіації РФ. — Укрінформ.</text:p>
      <text:p text:style-name="P4">
Images: ["<text:a xlink:type="simple" xlink:href="https://static.ukrinform.com/photos/2023_05/thumb_files/630_360_1684432476-774.jpg" text:style-name="Internet_20_link" text:visited-style-name="Visited_20_Internet_20_Link">
630_360_16844...</text:a>
", "<text:a xlink:type="simple" xlink:href="https://static.ukrinform.com/photos/2023_05/1684432482-222.jpg" text:style-name="Internet_20_link" text:visited-style-name="Visited_20_Internet_20_Link">
1684432482-22...</text:a>
"]</text:p>
      <text:p text:style-name="P4">
Tags: ['Маріуполь', 'Російська авіація', 'Війна з Росією']</text:p>
      <text:p text:style-name="P4">
Type: Article</text:p>
      <!--METADATA-->
      <text:p text:style-name="P4">
<draw:frame draw:style-name="fr1" draw:name="Image311" text:anchor-type="as-char" svg:width="6.9236in" svg:height="3.956343in" draw:z-index="0">
<draw:image xlink:href="../Images/yкринформ/2023-05-18T21-00-00-03-00/630_360_1684432476-774.jpg" xlink:type="simple" xlink:show="embed" xlink:actuate="onLoad" draw:mime-type="image/jpeg"/>
</draw:frame>
 Надтимчасово захопленими загарбниками Маріуполем та районом навколо містафіксують високу активність авіації РФ.</text:p>
      <text:p text:style-name="P4">
Як передає Укрінформ, про це у <text:a xlink:type="simple" xlink:href="https://t.me/andriyshTime/9806" text:style-name="Internet_20_link" text:visited-style-name="Visited_20_Internet_20_Link">
 </text:a>
 повідомиврадник Маріупольського міського голови Петро Андрющенко та опублікуваввідповідні фото.</text:p>
      <text:p text:style-name="P4">
«Незвична за виглядом, але висока активність авіації над <text:a xlink:type="simple" xlink:href="https://www.ukrinform.ua/tag-mariupol" text:style-name="Internet_20_link" text:visited-style-name="Visited_20_Internet_20_Link">
</text:a>
 та районом. Основна активність врайоні с. Юр’ївка/Урзуф. З напряму Приморсько-Ахтарська та далі в бікЗапоріжжя. Літаки та за виглядом ракети (можливо керовані бомби). Над містомтакож з боку Ростова. Місце пуску - с. Бердянське/Агробаза», - написавАндрющенко.</text:p>
      <text:p text:style-name="P4">
<draw:frame draw:style-name="fr1" draw:name="Image312" text:anchor-type="as-char" svg:width="5.286145in" svg:height="10.0in" draw:z-index="0">
<draw:image xlink:href="../Images/yкринформ/2023-05-18T21-00-00-03-00/1684432482-222.jpg" xlink:type="simple" xlink:show="embed" xlink:actuate="onLoad" draw:mime-type="image/jpeg"/>
</draw:frame>
</text:p>
      <text:p text:style-name="P4">
<text:span text:style-name="T4">
Читайте також:</text:span>
 <text:a xlink:type="simple" xlink:href="https://www.ukrinform.ua/rubric-ato/3710986-rosiani-pocali-trenuvanna-bila-mariupola-sob-stvoriti-kartinku-do-vizitu-sojgu.html" text:style-name="Internet_20_link" text:visited-style-name="Visited_20_Internet_20_Link">
 <text:span text:style-name="T4">
Маріуполя</text:span>
 </text:a>
</text:p>
      <text:p text:style-name="P4">
Як повідомлялося, загарбники перетворюють Маріуполь та навколишні селища навійськово-логістичний хаб російської армії.</text:p>
      <text:p text:style-name="P4">
<text:span text:style-name="T5">
Фото: Андрющенко Time</text:span>
</text:p>
      <text:p text:style-name="P4">
Source: <text:a xlink:type="simple" xlink:href="https://www.ukrinform.ua/rubric-ato/3711119-nad-mariupolem-fiksuut-visoku-aktivnist-rosijskoi-aviacii.html" text:style-name="Internet_20_link" text:visited-style-name="Visited_20_Internet_20_Link">
https://www.ukrinform.ua/rubric-ato/3711119-nad-mariupolem-fiksuut-visoku-aktivnist-rosijskoi-aviacii.html</text:a>
</text:p>
      <!--NEWS-->
      <text:h text:style-name="P10" text:outline-level="1">
<text:span text:style-name="T4">
Генсек НАТО вимагає збільшення витрат на оборону</text:span>
</text:h>
      <text:p text:style-name="P4">
Authors: Ukrinform (Person)</text:p>
      <text:p text:style-name="P4">
Publisher: Укринформ (Organization)</text:p>
      <text:p text:style-name="P4">
Published Time: 2023-05-18T21:09:00+03:00</text:p>
      <text:p text:style-name="P4">
Modified Time: 2023-05-18T21:09:00+03:00</text:p>
      <text:p text:style-name="P4">
Description: Генеральний секретар НАТО Єнс Столтенберг закликав членів Альянсу якнайшвидше збільшити свої витрати на оборону до мінімум двох відсотків валового внутрішнього продукту.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Оборона', 'Гроші']</text:p>
      <text:p text:style-name="P4">
Type: Article</text:p>
      <!--METADATA-->
      <text:p text:style-name="P4">
<draw:frame draw:style-name="fr1" draw:name="Image313" text:anchor-type="as-char" svg:width="6.9236in" svg:height="3.956343in" draw:z-index="0">
<draw:image xlink:href="../Images/yкринформ/2023-05-18T21-09-00-03-00/630_360_1668589929-696.jpg" xlink:type="simple" xlink:show="embed" xlink:actuate="onLoad" draw:mime-type="image/jpeg"/>
</draw:frame>
Генеральний секретар НАТО Єнс Столтенберг закликав членів Альянсу якнайшвидшезбільшити свої витрати на оборону до мінімум двох відсотків валовоговнутрішнього продукту.</text:p>
      <text:p text:style-name="P4">
Про це він заявив в інтерв’ю німецькому виданню <text:a xlink:type="simple" xlink:href="https://www.spiegel.de/politik/ukraine-krieg-nato-generalsekretaer-jens-stoltenberg-fordert-zwei-prozent-verteidigungsausgaben-als-absolutes-minimum-a-6d6ef1b5-0aa9-47c1-b5da-0c5d4c355d85" text:style-name="Internet_20_link" text:visited-style-name="Visited_20_Internet_20_Link">
</text:a>
 , передає Укрінформ.</text:p>
      <text:p text:style-name="P4">
«Я очікую, що всі союзники, які ще не досягли двох відсотків, зроблять цеякнайшвидше», - сказав Столтенберг.</text:p>
      <text:p text:style-name="P4">
Він додав, що «два відсотки — це вже не мета в майбутньому, а абсолютниймінімум, якого повинні досягти всі — не за десятиліття, а якомога швидше».</text:p>
      <text:p text:style-name="P4">
Очільник Альянсу також повторив, що немає жодних сумнівів, що Україна маєзгодом стати членом НАТО, а організація має гарантувати, що Росія більше ненападе на суверенну незалежну Україну.</text:p>
      <text:p text:style-name="P4">
<text:span text:style-name="T4">
Читайте також:</text:span>
 <text:a xlink:type="simple" xlink:href="https://www.ukrinform.ua/rubric-ato/3710567-stoltenberg-sprostuvav-zaavi-pro-kontrnastup-ak-ostannij-sans-dla-ukraini.html" text:style-name="Internet_20_link" text:visited-style-name="Visited_20_Internet_20_Link">
 <text:span text:style-name="T4">
Столтенберг</text:span>
 </text:a>
</text:p>
      <text:p text:style-name="P4">
Нагадаємо, на саміті 2014 року в Уельсі НАТО визначила два відсотки від ВВП якціль для всіх держав-членів у фінансуванні оборони. Минулого року цієї метидосягли лише сім країн НАТО.</text:p>
      <text:p text:style-name="P4">
Source: <text:a xlink:type="simple" xlink:href="https://www.ukrinform.ua/rubric-world/3711122-gensek-nato-vimagae-zbilsenna-vitrat-na-oboronu.html" text:style-name="Internet_20_link" text:visited-style-name="Visited_20_Internet_20_Link">
https://www.ukrinform.ua/rubric-world/3711122-gensek-nato-vimagae-zbilsenna-vitrat-na-oboronu.html</text:a>
</text:p>
      <!--NEWS-->
      <text:h text:style-name="P10" text:outline-level="1">
<text:span text:style-name="T4">
Зеленський: Пріоритети на найближчий час - додаткові ракети, ППО й літаки</text:span>
</text:h>
      <text:p text:style-name="P4">
Authors: Ukrinform (Person)</text:p>
      <text:p text:style-name="P4">
Publisher: Укринформ (Organization)</text:p>
      <text:p text:style-name="P4">
Published Time: 2023-05-18T21:10:00+03:00</text:p>
      <text:p text:style-name="P4">
Modified Time: 2023-05-18T21:10:00+03:00</text:p>
      <text:p text:style-name="P4">
Description: Наші пріоритети на цей тиждень, наступний і на найближчий час загалом - додаткові системи ППО, додаткові ракети, навчання й літаки, далекобійна зброя. І це буде.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СУ', 'Зеленський', 'Війна з Росією', '#stoprussia', 'ППО']</text:p>
      <text:p text:style-name="P4">
Type: Article</text:p>
      <!--METADATA-->
      <text:p text:style-name="P4">
<draw:frame draw:style-name="fr1" draw:name="Image314" text:anchor-type="as-char" svg:width="6.9236in" svg:height="3.956343in" draw:z-index="0">
<draw:image xlink:href="../Images/yкринформ/2023-05-18T21-10-00-03-00/630_360_1682451261-591.jpeg" xlink:type="simple" xlink:show="embed" xlink:actuate="onLoad" draw:mime-type="image/jpeg"/>
</draw:frame>
 Нашіпріоритети на цей тиждень, наступний і на найближчий час загалом - додатковісистеми ППО, додаткові ракети, навчання й літаки, далекобійна зброя. І цебуде.</text:p>
      <text:p text:style-name="P4">
Про це заявив у вечірньому <text:a xlink:type="simple" xlink:href="https://www.youtube.com/watch" text:style-name="Internet_20_link" text:visited-style-name="Visited_20_Internet_20_Link">
 </text:a>
 <text:a xlink:type="simple" xlink:href="https://www.youtube.com/watch" text:style-name="Internet_20_link" text:visited-style-name="Visited_20_Internet_20_Link">
</text:a>
 Президент Володимир Зеленський,передає Укрінформ.</text:p>
      <text:p text:style-name="P4">
<text:span text:style-name="T5">
Відео:</text:span>
 <text:a xlink:type="simple" xlink:href="https://t.me/OP_UA/9526" text:style-name="Internet_20_link" text:visited-style-name="Visited_20_Internet_20_Link">
 <text:span text:style-name="T5">
Офіс Президента, Телеграм</text:span>
 </text:a>
</text:p>
      <text:p text:style-name="P4">
<text:span text:style-name="T4">
<text:span text:style-name="T5">
Бажаю здоровʼя, шановні українці!</text:span>
 </text:span>
</text:p>
      <text:p text:style-name="P4">
Щойно провів засідання військового кабінету. Це наш особливий формат роботи увузькому колі з тими, хто відповідає за оборону держави.</text:p>
      <text:p text:style-name="P4">
Були командувачі ключових напрямків фронту. Також Головком, Генштаб, розвідка,безпека. Дуже змістовна робота.</text:p>
      <text:p text:style-name="P4">
Перше: бригади оборони – молодці, головні стратегічні завдання виконали,деталі зараз не час повідомляти.</text:p>
      <text:p text:style-name="P4">
Друге: бригади наступу – молодці, готуємося, без деталей.</text:p>
      <text:p text:style-name="P4">
Третє: щодо захисту цивільних громадян – Повітряні сили – молодці, тут іздеталями. Наші пріоритети на цей тиждень, наступний і на найближчий часзагалом – додаткові системи ППО, додаткові ракети, навчання й літаки,далекобійна зброя. І це буде.</text:p>
      <text:p text:style-name="P4">
Провів сьогодні й ґрунтовну нараду з нашими міжнародниками – командою Офісу. Єзавдання – втримати динаміку міжнародної підтримки та комунікації зарадиУкраїни, яка була досягнута в першій половині травня, також і цими тижнями.Впевнений: виконаємо це завдання.</text:p>
      <text:p text:style-name="P4">
Мав честь відвідати офіс Кримської платформи та зустрітися з лідеромкримськотатарського народу Мустафою Джемілєвим, представниками Меджлісу йкримськотатарської спільноти.</text:p>
      <text:p text:style-name="P4">
Сьогодні та щороку в цей день, 18 травня, ми вшановуємо пам’ять усіх жертвдепортації кримськотатарського народу. Це був один із найтяжчих злочинів ХХстоліття – увесь народ силою забрали з рідної землі та змусили жити на чужинідесятиліттями. І коли вже люди повернулися додому, Росія вкотре принесла доїхнього дому, до нашої України своє зло – зло агресії, репресій, приниження.</text:p>
      <text:p text:style-name="P4">
Повернути справедливість для всіх наших людей, гарантувати свободу для всієїнашої держави без будь-яких винятків – це наше історичне завдання. Завданнявсіх, хто захищає державу, усіх, хто обрав Україну, а отже, здобуде перемогу.</text:p>
      <text:p text:style-name="P4">
Радий бачити, що створена нами Кримська платформа ефективно спрямовує спільнусилу всієї нашої держави та кримськотатарського народу. Радий знати, що нашаспільна робота з Меджлісом приносить потрібний Україні результат.</text:p>
      <text:p text:style-name="P4">
До речі, деякі дуже важливі спільні кроки готуємо вже на найближчий час.Питання Криму, кримських в’язнів та всіх наших людей у Криму виводимо на новийміжнародний рівень.</text:p>
      <text:p text:style-name="P4">
І ще одне.</text:p>
      <text:p text:style-name="P4">
Сьогодні багато українців і українок були у вишиванках. Це важливо –пам’ятати, яке багатство нас усіх обʼєднує. Україна – різноманітна, і в тому –наша сила, це було видно протягом дня у різних орнаментах вишиванок.</text:p>
      <text:p text:style-name="P4">
Але зараз я прошу вас усіх згадати про тих українців і українок, які буквально– наша з вами сила, наш із вами захист. Багато наших людей не були увишиванках, бо вони – у військовій формі. Я прошу вас зараз згадати всіх, хто<text:a xlink:type="simple" xlink:href="https://www.ukrinform.ua/tag-vijna-z-rosieu" text:style-name="Internet_20_link" text:visited-style-name="Visited_20_Internet_20_Link">
 </text:a>
 заради України. Усіх, хто набойових завданнях і на бойових постах заради України. Усіх, хто тренує нашихбійців заради України. Ті, кого ви знаєте особисто, ті, про кого ви чули, ітисячі й тисячі інших, які всі однаково бережуть життя України. Згадайте проних зараз, будь ласка, і подякуйте їм.</text:p>
      <text:p text:style-name="P4">
Також ми ані на мить не забуваємо про тих наших людей, яких окупант утримує вневолі. Про полонених українців, про репресованих на окупованих територіях.Про тих, хто перебуває в окупованих містах і громадах і чекає поверненнянашого прапора, нашої держави. Ми маємо звільнити всіх наших людей і всю нашуземлю з російської неволі.</text:p>
      <text:p text:style-name="P4">
Діємо разом, у єдності, дбаючи одне про одного й про державу, і не зупиняємосьдо перемоги.</text:p>
      <text:p text:style-name="P4">
Дякую всім, хто допомагає!</text:p>
      <text:p text:style-name="P4">
Слава всім, хто бʼється заради України!</text:p>
      <text:p text:style-name="P4">
Вічна памʼять усім жертвам російської тиранії!</text:p>
      <text:p text:style-name="P4">
Вічна памʼять усім жертвам депортації кримськотатарського народу!</text:p>
      <text:p text:style-name="P4">
<text:span text:style-name="T4">
<text:span text:style-name="T5">
Слава Україні!</text:span>
 </text:span>
</text:p>
      <text:p text:style-name="P4">
Source: <text:a xlink:type="simple" xlink:href="https://www.ukrinform.ua/rubric-ato/3711129-zelenskij-nasi-prioriteti-na-najblizcij-cas-dodatkovi-sistemi-ppo-raketi-j-litaki.html" text:style-name="Internet_20_link" text:visited-style-name="Visited_20_Internet_20_Link">
https://www.ukrinform.ua/rubric-ato/3711129-zelenskij-nasi-prioriteti-na-najblizcij-cas-dodatkovi-sistemi-ppo-raketi-j-litaki.html</text:a>
</text:p>
      <!--NEWS-->
      <text:h text:style-name="P10" text:outline-level="1">
<text:span text:style-name="T4">
У п'ятницю Україну прогріє до +26°</text:span>
</text:h>
      <text:p text:style-name="P4">
Authors: Ukrinform (Person)</text:p>
      <text:p text:style-name="P4">
Publisher: Укринформ (Organization)</text:p>
      <text:p text:style-name="P4">
Published Time: 2023-05-18T21:12:00+03:00</text:p>
      <text:p text:style-name="P4">
Modified Time: 2023-05-18T21:12:00+03:00</text:p>
      <text:p text:style-name="P4">
Description: У п'ятницю, 19 травня, в Україні спостерігатиметься мінлива хмарність, короткочасний дощ і гроза можливі лише на заході та півдні; температура вдень становитиме 21-26°. — Укрінформ.</text:p>
      <text:p text:style-name="P4">
Images: ["<text:a xlink:type="simple" xlink:href="https://static.ukrinform.com/photos/2022_05/thumb_files/630_360_1652174813-868.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315" text:anchor-type="as-char" svg:width="6.9236in" svg:height="3.956343in" draw:z-index="0">
<draw:image xlink:href="../Images/yкринформ/2023-05-18T21-12-00-03-00/630_360_1652174813-868.jpeg" xlink:type="simple" xlink:show="embed" xlink:actuate="onLoad" draw:mime-type="image/jpeg"/>
</draw:frame>
 Уп'ятницю, 19 травня, в Україні спостерігатиметься мінлива хмарність,короткочасний дощ і гроза можливі лише на заході та півдні; температура вденьстановитиме 21-26°.</text:p>
      <text:p text:style-name="P4">
Про це Укрінформу повідомили в Українському гідрометцентрі.</text:p>
      <text:p text:style-name="P4">
"Мінлива хмарність. У західних областях, вдень і в південній частині місцяминевеликий короткочасний дощ, гроза; на решті території без опадів. Вітерпівнічно-східний, 5-10 м/с. Температура вночі 10-15°, у західних областях7-12°; вдень 21-26°, на крайньому заході країни подекуди 17-20°", -поінформували синоптики.</text:p>
      <text:p text:style-name="P4">
У Києві та Київській області опадів не прогнозують. Температура у столицістановитиме вночі 13-15°, вдень 22-24°, у регіоні вночі буде 10-15°, вдень21-26°.</text:p>
      <text:p text:style-name="P4">
Метеорологи попереджають, що 19-21 травня в Україні (крім Закарпаття,Прикарпаття, Волині, а 19 травня і Криму) переважатиме надзвичайний рівеньпожежної небезпеки.</text:p>
      <text:p text:style-name="P4">
Водночас до 22 травня утримуватиметься затоплення заплавних територій,понижених ділянок в окремих населених пунктах вздовж Кременчуцькоговодосховища у Черкаській області (ІІІ рівень небезпеки - червоний).</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text:p>
      <text:p text:style-name="P4">
Хмарну з проясненнями погоду синоптики прогнозують на 20-21 травня. Уцентральних, 20 травня вдень і у західних та північних областях, 21 травня і упівденній та східній частині місцями короткочасні дощі, грози; на рештітериторії без опадів. Температура вночі 11-16°, у західних, 21 травня і упівнічних областях 8-13°; вдень 21-26°, у південних та центральних областяхмісцями до 29°.</text:p>
      <text:p text:style-name="P4">
У Києві та області вдень 20 травня місцями пройде короткочасний дощ, гроза, 21травня без опадів. Вітер переважно північно-східний, 7-12 м/с, у регіоні підчас гроз окремі пориви 15-20 м/с. Температура по області вночі 20 травня11-16°, 21 травня 8-13°; вдень 21-26°. У столиці буде вночі 20 травня 14-16°,21 травня 11-13°; вдень 24-26°.</text:p>
      <text:p text:style-name="P4">
За прогнозом синоптиків, 22 травня у південно-східній частині та наХарківщині, 23 травня по всій Україні, крім західних областей, невеликі дощі,окремі грози; на решті території без істотних опадів. Температура вночі 8-14°,на півдні та сході країни до 16°; вдень 19-25°.</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У столиці та Київській області в ці дні без істотних опадів, лише вдень 23травня невеликий короткочасний дощ. Температура у <text:a xlink:type="simple" xlink:href="https://www.ukrinform.ua/tag-kiiv" text:style-name="Internet_20_link" text:visited-style-name="Visited_20_Internet_20_Link">
</text:a>
 вночі становитиме 11-13°, вдень 22-24°,по області буде вночі 9-14°, вдень 20-25°.</text:p>
      <text:p text:style-name="P4">
Source: <text:a xlink:type="simple" xlink:href="https://www.ukrinform.ua/rubric-regions/3710958-u-patnicu-ukrainu-progrie-do-26.html" text:style-name="Internet_20_link" text:visited-style-name="Visited_20_Internet_20_Link">
https://www.ukrinform.ua/rubric-regions/3710958-u-patnicu-ukrainu-progrie-do-26.html</text:a>
</text:p>
      <!--NEWS-->
      <text:h text:style-name="P10" text:outline-level="1">
<text:span text:style-name="T4">
В ООН сподіваються, що всі права кримських татар дотримуватимуться</text:span>
</text:h>
      <text:p text:style-name="P4">
Authors: Ukrinform (Person)</text:p>
      <text:p text:style-name="P4">
Publisher: Укринформ (Organization)</text:p>
      <text:p text:style-name="P4">
Published Time: 2023-05-18T21:13:40+03:00</text:p>
      <text:p text:style-name="P4">
Modified Time: 2023-05-18T21:13:40+03:00</text:p>
      <text:p text:style-name="P4">
Description: Заступник речника Генсека ООН Фархан Гак сподівається, що права кримських татар у тимчасово окупованому Криму дотримуватимуться. — Укрінформ.</text:p>
      <text:p text:style-name="P4">
Images: ["<text:a xlink:type="simple" xlink:href="https://static.ukrinform.com/photos/2021_05/thumb_files/630_360_1621418762-145.jpg" text:style-name="Internet_20_link" text:visited-style-name="Visited_20_Internet_20_Link">
630_360_16214...</text:a>
"]</text:p>
      <text:p text:style-name="P4">
Tags: ['Кримські татари', 'ООН', 'Права людини']</text:p>
      <text:p text:style-name="P4">
Type: Article</text:p>
      <!--METADATA-->
      <text:p text:style-name="P4">
<draw:frame draw:style-name="fr1" draw:name="Image316" text:anchor-type="as-char" svg:width="6.9236in" svg:height="3.956343in" draw:z-index="0">
<draw:image xlink:href="../Images/yкринформ/2023-05-18T21-13-40-03-00/630_360_1621418762-145.jpg" xlink:type="simple" xlink:show="embed" xlink:actuate="onLoad" draw:mime-type="image/jpeg"/>
</draw:frame>
 Заступникречника Генсека ООН Фархан Гак сподівається, що права кримських татар утимчасово окупованому Криму дотримуватимуться.</text:p>
      <text:p text:style-name="P4">
Про це він сказав у четвер, відповідаючи на запитання Укрінформу.</text:p>
      <text:p text:style-name="P4">
Запитання було сформульовано таким чином: «18 травня – День пам'яті жертвгеноциду кримськотатарського народу. Росія, як ви знаєте, продовжуєпереслідувати <text:a xlink:type="simple" xlink:href="https://www.ukrinform.ua/tag-krimski-tatari" text:style-name="Internet_20_link" text:visited-style-name="Visited_20_Internet_20_Link">
 </text:a>
 в окупованомуКриму, кидає їх до в'язниці, використовує тортури, вбиває. Чи є у вас якісьобнадійливі слова для цього народу в цей день? Зрештою, вони повинні лунати нелише від української армії, а й від ООН».</text:p>
      <text:p text:style-name="P4">
«Єдине, що я справді хотів би сказати, – це те, що, звичайно, ми підтримуємовсі спільноти в Україні й сподіваємося, що права всіх людей, включаючи різнігрупи в країні, дотримуватимуться», – сказав заступник речника.</text:p>
      <text:p text:style-name="P4">
<text:span text:style-name="T4">
Читайте також:</text:span>
 <text:a xlink:type="simple" xlink:href="https://www.ukrinform.ua/rubric-crimea/3711003-pisla-vizvolenna-krim-mae-projti-druznu-militarizaciu-taseva.html" text:style-name="Internet_20_link" text:visited-style-name="Visited_20_Internet_20_Link">
 </text:a>
</text:p>
      <text:p text:style-name="P4">
Журналісти також запитали його щодо «так званих мирних переговорів», до якихзакликають численні посередники, – чи мають вони передбачати повернення Кримудо складу України.</text:p>
      <text:p text:style-name="P4">
Гак відповів ствердно.</text:p>
      <text:p text:style-name="P4">
«Ми говорили й неодноразово повторювали, що вони мають відповідати СтатутовіООН і резолюціям Генеральної Асамблеї, і продовжуємо дотримуватися цієїпозиції».</text:p>
      <text:p text:style-name="P4">
<text:span text:style-name="T4">
Читайте також:</text:span>
 <text:a xlink:type="simple" xlink:href="https://www.ukrinform.ua/rubric-crimea/3710956-pri-vidnovlenni-krimu-vrahovuvatimut-poziciu-krimskih-tatar-veresuk.html" text:style-name="Internet_20_link" text:visited-style-name="Visited_20_Internet_20_Link">
 </text:a>
</text:p>
      <text:p text:style-name="P4">
Як повідомлялося, резолюції Генеральної Асамблеї містять положення пронеобхідність виведення російських військ з усіх територій в межах міжнародновизнаних кордонів України.</text:p>
      <text:p text:style-name="P4">
Source: <text:a xlink:type="simple" xlink:href="https://www.ukrinform.ua/rubric-crimea/3711124-v-oon-spodivautsa-so-vsi-prava-krimskih-tatar-dotrimuvatimutsa.html" text:style-name="Internet_20_link" text:visited-style-name="Visited_20_Internet_20_Link">
https://www.ukrinform.ua/rubric-crimea/3711124-v-oon-spodivautsa-so-vsi-prava-krimskih-tatar-dotrimuvatimutsa.html</text:a>
</text:p>
      <!--NEWS-->
      <text:h text:style-name="P10" text:outline-level="1">
<text:span text:style-name="T4">
Зеленський провів Військовий кабінет: Сили ППО та оборони - молодці, готуємось до наступу</text:span>
</text:h>
      <text:p text:style-name="P4">
Authors: Ukrinform (Person)</text:p>
      <text:p text:style-name="P4">
Publisher: Укринформ (Organization)</text:p>
      <text:p text:style-name="P4">
Published Time: 2023-05-18T21:15:00+03:00</text:p>
      <text:p text:style-name="P4">
Modified Time: 2023-05-18T21:15:00+03:00</text:p>
      <text:p text:style-name="P4">
Description: Президент України Володимир Зеленський провів засідання Військового кабінету, обговорили роботу бригад оборони, наступу і Повітряних сил.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Президент', 'Зеленський', 'Війна з Росією']</text:p>
      <text:p text:style-name="P4">
Type: Article</text:p>
      <!--METADATA-->
      <text:p text:style-name="P4">
<draw:frame draw:style-name="fr1" draw:name="Image317" text:anchor-type="as-char" svg:width="6.9236in" svg:height="3.956343in" draw:z-index="0">
<draw:image xlink:href="../Images/yкринформ/2023-05-18T21-15-00-03-00/630_360_1677260137-955.jpeg" xlink:type="simple" xlink:show="embed" xlink:actuate="onLoad" draw:mime-type="image/jpeg"/>
</draw:frame>
 ПрезидентУкраїни Володимир Зеленський провів засідання Військового кабінету, обговорилироботу бригад оборони, наступу і Повітряних сил.</text:p>
      <text:p text:style-name="P4">
Про це він розповів у своєму вечірньому <text:a xlink:type="simple" xlink:href="https://t.me/OP_UA/9526" text:style-name="Internet_20_link" text:visited-style-name="Visited_20_Internet_20_Link">
 </text:a>
 ,повідомляє Укрінформ.</text:p>
      <text:p text:style-name="P4">
"Щойно провів засідання Військового кабінету. Це наш особливий формат роботи увузькому колі з тими, хто відповідає за оборону держави. Були командувачіключових напрямків фронту, головком, Генштаб, розвідка, безпека. Дужезмістовна робота", - сказав Президент.</text:p>
      <text:p text:style-name="P4">
За його словами, під час засідання була відзначена чудова робота бригадоборони, наступу і Повітряних сил.</text:p>
      <text:p text:style-name="P4">
<text:span text:style-name="T4">
Читайте також:</text:span>
 <text:a xlink:type="simple" xlink:href="https://www.ukrinform.ua/rubric-ato/3711112-zelenskij-pro-f16-mi-neodminno-pobacimo-v-ukrainskomu-nebi-bojovih-sokoliv.html" text:style-name="Internet_20_link" text:visited-style-name="Visited_20_Internet_20_Link">
 <text:span text:style-name="T4">
Зеленський</text:span>
 </text:a>
</text:p>
      <text:p text:style-name="P4">
"Перше: бригади оборони – молодці. Головні стратегічні завдання виконали –деталі зараз не час повідомляти. Друге: бригади наступу – молодці. Готуємось –без деталей. Третє, щодо захисту цивільних громадян: Повітряні сили - молодці– тут із деталями", - сказав <text:a xlink:type="simple" xlink:href="https://www.ukrinform.ua/tag-zelenskij" text:style-name="Internet_20_link" text:visited-style-name="Visited_20_Internet_20_Link">
 </text:a>
 .</text:p>
      <text:p text:style-name="P4">
Він зазначив, що у питанні захисту цивільного населення наші пріоритети на цейтиждень, наступний і на найближчий час загалом – це додаткові системи ППО,додаткові ракети, навчання та літаки, далекобійна зброя. І це буде,переконаний Глава держави.</text:p>
      <text:p text:style-name="P4">
<text:span text:style-name="T4">
Читайте також:</text:span>
 <text:a xlink:type="simple" xlink:href="https://www.ukrinform.ua/rubric-ato/3711110-zelenskij-mi-ne-maemo-potrapiti-v-omanu-koli-rosia-pocne-govoriti-pro-mir.html" text:style-name="Internet_20_link" text:visited-style-name="Visited_20_Internet_20_Link">
 <text:span text:style-name="T4">
Зеленськ</text:span>
 </text:a>
</text:p>
      <text:p text:style-name="P4">
Як повідомляв Укрінфоорм, Генеральний секретар НАТО Єнс Столтенберг спростувавспекуляції російських пропагандистів та деяких західних видань, що майбутнійконтрнаступ проти російських загарбників може стати для України «останнімшансом», оскільки нібито Україна може розраховувати на подальшу допомогу збоку Заходу лише за умови успіху на полі бою.</text:p>
      <text:p text:style-name="P4">
<text:span text:style-name="T5">
Фото: ОП</text:span>
</text:p>
      <text:p text:style-name="P4">
Source: <text:a xlink:type="simple" xlink:href="https://www.ukrinform.ua/rubric-ato/3711127-sili-ppo-brigadi-oboroni-molodci-gotuemos-do-nastupu-zelenskij-proviv-vijskovij-kabinet.html" text:style-name="Internet_20_link" text:visited-style-name="Visited_20_Internet_20_Link">
https://www.ukrinform.ua/rubric-ato/3711127-sili-ppo-brigadi-oboroni-molodci-gotuemos-do-nastupu-zelenskij-proviv-vijskovij-kabinet.html</text:a>
</text:p>
      <!--NEWS-->
      <text:h text:style-name="P10" text:outline-level="1">
<text:span text:style-name="T4">
Росія має намір і здатність атакувати підводні енергетичні та комунікаційні лінії Заходу – Воллес</text:span>
</text:h>
      <text:p text:style-name="P4">
Authors: Ukrinform (Person)</text:p>
      <text:p text:style-name="P4">
Publisher: Укринформ (Organization)</text:p>
      <text:p text:style-name="P4">
Published Time: 2023-05-18T21:18:00+03:00</text:p>
      <text:p text:style-name="P4">
Modified Time: 2023-05-18T21:18:00+03:00</text:p>
      <text:p text:style-name="P4">
Description: Міністр оборони Великої Британії Бен Воллес під час зустрічі з норвезьким колегою Бйорном Арільдом Грамом заявив, що Москва має підводні човни та розвідувальні кораблі, які «спеціально розроблені» для «потенційного саботажу або нападу на критично важливу національну інфраструктуру, що належить її ворогам». — Укрінформ.</text:p>
      <text:p text:style-name="P4">
Images: ["<text:a xlink:type="simple" xlink:href="https://static.ukrinform.com/photos/2022_06/thumb_files/630_360_1654873380-990.jpg" text:style-name="Internet_20_link" text:visited-style-name="Visited_20_Internet_20_Link">
630_360_16548...</text:a>
"]</text:p>
      <text:p text:style-name="P4">
Tags: ['Енергетика', 'Захід', 'Війна з Росією', 'Бен Воллес']</text:p>
      <text:p text:style-name="P4">
Type: Article</text:p>
      <!--METADATA-->
      <text:p text:style-name="P4">
<draw:frame draw:style-name="fr1" draw:name="Image318" text:anchor-type="as-char" svg:width="6.9236in" svg:height="3.956343in" draw:z-index="0">
<draw:image xlink:href="../Images/yкринформ/2023-05-18T21-18-00-03-00/630_360_1654873380-990.jpg" xlink:type="simple" xlink:show="embed" xlink:actuate="onLoad" draw:mime-type="image/jpeg"/>
</draw:frame>
 Міністроборони Великої Британії Бен Воллес під час зустрічі з норвезьким колегоюБйорном Арільдом Грамом заявив, що Москва має підводні човни та розвідувальнікораблі, які «спеціально розроблені» для «потенційного саботажу або нападу накритично важливу національну інфраструктуру, що належить її ворогам».</text:p>
      <text:p text:style-name="P4">
Як передає Укрінформ, про це повідомляє <text:a xlink:type="simple" xlink:href="https://www.theguardian.com/world/live/2023/may/18/russia-ukraine-war-live-updates-kyiv-missile-strikes-attack#top-of-blog" text:style-name="Internet_20_link" text:visited-style-name="Visited_20_Internet_20_Link">
</text:a>
 .</text:p>
      <text:p text:style-name="P4">
«Безсумнівно, ми можемо сказати, що Росія має намір і здатність атакуватикритично важливу національну інфраструктуру Заходу. Ми повинні мати намір іздатність захиститися від цього», – сказав представник Міністерства оборониБританії.</text:p>
      <text:p text:style-name="P4">
Воллес повідомив, що у росіян є конкретна військово-морська програма,спрямована на спостереження та потенційні диверсії і напади на критичноважливу національну інфраструктуру, що належить супротивникам <text:a xlink:type="simple" xlink:href="https://www.ukrinform.ua/tag-rosia" text:style-name="Internet_20_link" text:visited-style-name="Visited_20_Internet_20_Link">
</text:a>
 .</text:p>
      <text:p text:style-name="P4">
Він додав, що в Росії є підводні човни, кораблі-розвідники та інше обладнання,спеціально розроблене для цієї мети. Британський міністр наголосив, щоінфраструктура західних країн, на яку може бути націлена Росія, вразлива іпотребує захисту.</text:p>
      <text:p text:style-name="P4">
<text:span text:style-name="T4">
Читайте також:</text:span>
 <text:a xlink:type="simple" xlink:href="https://www.ukrinform.ua/rubric-ato/3710893-u-cornomu-mori-rosia-trimae-cotiri-korabli-odin-z-kalibrami.html" text:style-name="Internet_20_link" text:visited-style-name="Visited_20_Internet_20_Link">
 <text:span text:style-name="T4">
Чорному</text:span>
 <text:span text:style-name="T4">
морі</text:span>
 </text:a>
</text:p>
      <text:p text:style-name="P4">
Воллес разом із Грамом підписали спільну заяву щодо наміру посилити співпрацюу протидії підводним загрозам після минулорічної атаки на газопровід NordStream.</text:p>
      <text:p text:style-name="P4">
Як повідомляв Укрінформ, у шведській прокуратурі, яка розслідує підривгазопроводів Nord Stream, заявили сьогодні, що основна версія слідства - запідривом стоїть група, яка спонсорується державою.</text:p>
      <text:p text:style-name="P4">
<text:span text:style-name="T5">
Фото: ОП</text:span>
</text:p>
      <text:p text:style-name="P4">
Source: <text:a xlink:type="simple" xlink:href="https://www.ukrinform.ua/rubric-world/3711125-rosia-mae-namir-i-zdatnist-atakuvati-pidvodni-energeticni-ta-komunikacijni-linii-zahodu-volles.html" text:style-name="Internet_20_link" text:visited-style-name="Visited_20_Internet_20_Link">
https://www.ukrinform.ua/rubric-world/3711125-rosia-mae-namir-i-zdatnist-atakuvati-pidvodni-energeticni-ta-komunikacijni-linii-zahodu-volles.html</text:a>
</text:p>
      <!--NEWS-->
      <text:h text:style-name="P10" text:outline-level="1">
<text:span text:style-name="T4">
У Ризі відзначили День вишиванки та вшанували День пам’яті жертв геноциду кримських татар</text:span>
</text:h>
      <text:p text:style-name="P4">
Authors: Ukrinform (Person)</text:p>
      <text:p text:style-name="P4">
Publisher: Укринформ (Organization)</text:p>
      <text:p text:style-name="P4">
Published Time: 2023-05-18T21:27:00+03:00</text:p>
      <text:p text:style-name="P4">
Modified Time: 2023-05-18T21:27:00+03:00</text:p>
      <text:p text:style-name="P4">
Description: У латвійській столиці 18 травня відбулася низка заходів у зв’язку з двома видатними датами, які цього року збігтися, – День пам’яті жертв геноциду кримськотатарського народу та День Вишиванки. — Укрінформ.</text:p>
      <text:p text:style-name="P4">
Images: ["<text:a xlink:type="simple" xlink:href="https://static.ukrinform.com/photos/2023_05/thumb_files/630_360_1684434101-7753.jpeg" text:style-name="Internet_20_link" text:visited-style-name="Visited_20_Internet_20_Link">
630_360_16844...</text:a>
", "<text:a xlink:type="simple" xlink:href="https://static.ukrinform.com/photos/2023_05/thumb_files/630_360_1684434101-9040.jpeg" text:style-name="Internet_20_link" text:visited-style-name="Visited_20_Internet_20_Link">
630_360_16844...</text:a>
", "<text:a xlink:type="simple" xlink:href="https://static.ukrinform.com/photos/2023_05/thumb_files/630_360_1684434096-2726.jpeg" text:style-name="Internet_20_link" text:visited-style-name="Visited_20_Internet_20_Link">
630_360_16844...</text:a>
", "<text:a xlink:type="simple" xlink:href="https://static.ukrinform.com/photos/2023_05/thumb_files/630_360_1684434097-6740.jpeg" text:style-name="Internet_20_link" text:visited-style-name="Visited_20_Internet_20_Link">
630_360_16844...</text:a>
", "<text:a xlink:type="simple" xlink:href="https://static.ukrinform.com/photos/2023_05/thumb_files/630_360_1684434097-1358.jpeg" text:style-name="Internet_20_link" text:visited-style-name="Visited_20_Internet_20_Link">
630_360_16844...</text:a>
", "<text:a xlink:type="simple" xlink:href="https://static.ukrinform.com/photos/2023_05/thumb_files/630_360_1684434097-1169.jpeg" text:style-name="Internet_20_link" text:visited-style-name="Visited_20_Internet_20_Link">
630_360_16844...</text:a>
", "<text:a xlink:type="simple" xlink:href="https://static.ukrinform.com/photos/2023_05/thumb_files/630_360_1684434097-6485.jpeg" text:style-name="Internet_20_link" text:visited-style-name="Visited_20_Internet_20_Link">
630_360_16844...</text:a>
", "<text:a xlink:type="simple" xlink:href="https://static.ukrinform.com/photos/2023_05/thumb_files/630_360_1684434097-9622.jpeg" text:style-name="Internet_20_link" text:visited-style-name="Visited_20_Internet_20_Link">
630_360_16844...</text:a>
", "<text:a xlink:type="simple" xlink:href="https://static.ukrinform.com/photos/2023_05/thumb_files/630_360_1684434101-9631.jpeg" text:style-name="Internet_20_link" text:visited-style-name="Visited_20_Internet_20_Link">
630_360_16844...</text:a>
", "<text:a xlink:type="simple" xlink:href="https://static.ukrinform.com/photos/2023_05/thumb_files/630_360_1684434101-2312.jpeg" text:style-name="Internet_20_link" text:visited-style-name="Visited_20_Internet_20_Link">
630_360_16844...</text:a>
", "<text:a xlink:type="simple" xlink:href="https://static.ukrinform.com/photos/2023_05/thumb_files/630_360_1684434102-4051.jpeg" text:style-name="Internet_20_link" text:visited-style-name="Visited_20_Internet_20_Link">
630_360_16844...</text:a>
"]</text:p>
      <text:p text:style-name="P4">
Tags: ['Діаспора', 'Кримські татари', 'Латвія', 'Посольство', 'День вишиванки']</text:p>
      <text:p text:style-name="P4">
Type: Article</text:p>
      <!--METADATA-->
      <text:p text:style-name="P4">
<draw:frame draw:style-name="fr1" draw:name="Image319" text:anchor-type="as-char" svg:width="6.9236in" svg:height="3.956343in" draw:z-index="0">
<draw:image xlink:href="../Images/yкринформ/2023-05-18T21-27-00-03-00/630_360_1684434101-7753.jpeg" xlink:type="simple" xlink:show="embed" xlink:actuate="onLoad" draw:mime-type="image/jpeg"/>
</draw:frame>
 Улатвійській столиці 18 травня відбулася низка заходів у зв’язку з двомавидатними датами, які цього року збігтися, – День пам’яті жертв геноцидукримськотатарського народу та День Вишиванки.</text:p>
      <text:p text:style-name="P4">
Про це повідомляє кореспондент Укрінформу.</text:p>
      <text:p text:style-name="P4">
З самого ранку у внутрішньому дворі Посольства України в Ризі відбувся захід звшанування пам’яті невинних жертв жахливого злочину радянського режиму. В цейдень поряд з прапором України, було піднято кримськотатарський прапор.</text:p>
      <text:p text:style-name="P4">
На відкритті заходу Посол України в Латвії Анатолій Куцевол підкреслив, що «мипам'ятаємо тих, хто постраждав від цієї трагедії, та віддаємо належну шанукримськотатарському народу, який протягом сторіч зазнавав і продовжуєзазнавати репресій з боку Російської імперії, СРСР, а тепер сучасної Росії».Також виступили глава Директорату двосторонніх відносин МЗС Латвії Нілс Янсонсі Ніяра Чубарова (донька Голови Меджлісу кримськотатарського народу РефатаЧубарова).</text:p>
      <text:p text:style-name="P4">
Після чого відбувся захід на честь Дня Вишиванки – вже у пам’ятника ТарасуШевченку. Тут пройшов парад вишиванок, за участі української громади в Латвії,учнів і вчителів Ризької Української середньої школи, дипломатів Посольства,членів Конфедерації українців в Латвії «ВІЧЕ» та українців, які перебувають вЛатвії як тимчасово переміщені особи. Під час заходу сестрички Сніжана таВладислава з України виконали всесвітньо відому пісню «Ой у лузі».</text:p>
      <text:p text:style-name="P4">
Ввечері пройшов ще один захід. У фонтана навпроти Латвійського національноготеатру опери та балету зібралися представники української діаспори, українськібіженці, білоруські політемігранти та латиські друзі України. Післяпівгодинного збору, спілкування, пісень всі розвернули національні прапориУкраїни, Латвії, Білорусі (біло-червоно-білий) та пішли Вишиванковою ходою.Перша зупинка була у Пам’ятника Свободи, до якого поклали квіти, та заспівалигімни України та Латвії.</text:p>
      <text:p text:style-name="P4">
<draw:frame draw:style-name="fr1" draw:name="Image320" text:anchor-type="as-char" svg:width="6.9236in" svg:height="3.956343in" draw:z-index="0">
<draw:image xlink:href="../Images/yкринформ/2023-05-18T21-27-00-03-00/630_360_1684434101-9040.jpeg" xlink:type="simple" xlink:show="embed" xlink:actuate="onLoad" draw:mime-type="image/jpeg"/>
</draw:frame>
 У Ризівідзначили День вишиванки та вшанували День пам’яті жертв геноциду кримськихтатар / Фото: Олег Кудрін, Укрінформ  <text:a xlink:type="simple" xlink:href="https://static.ukrinform.com/photos/2023_05/1684434101-9040.jpeg" text:style-name="Internet_20_link" text:visited-style-name="Visited_20_Internet_20_Link">
<draw:frame draw:style-name="fr1" draw:name="Image321" text:anchor-type="as-char" svg:width="6.9236in" svg:height="3.956343in" draw:z-index="0">
<draw:image xlink:href="../Images/yкринформ/2023-05-18T21-27-00-03-00/630_360_1684434101-9040.jpeg" xlink:type="simple" xlink:show="embed" xlink:actuate="onLoad" draw:mime-type="image/jpeg"/>
</draw:frame>
</text:a>
 <text:a xlink:type="simple" xlink:href="https://static.ukrinform.com/photos/2023_05/1684434096-2726.jpeg" text:style-name="Internet_20_link" text:visited-style-name="Visited_20_Internet_20_Link">
<draw:frame draw:style-name="fr1" draw:name="Image322" text:anchor-type="as-char" svg:width="6.9236in" svg:height="3.956343in" draw:z-index="0">
<draw:image xlink:href="../Images/yкринформ/2023-05-18T21-27-00-03-00/630_360_1684434096-2726.jpeg" xlink:type="simple" xlink:show="embed" xlink:actuate="onLoad" draw:mime-type="image/jpeg"/>
</draw:frame>
</text:a>
 <text:a xlink:type="simple" xlink:href="https://static.ukrinform.com/photos/2023_05/1684434097-6740.jpeg" text:style-name="Internet_20_link" text:visited-style-name="Visited_20_Internet_20_Link">
<draw:frame draw:style-name="fr1" draw:name="Image323" text:anchor-type="as-char" svg:width="6.9236in" svg:height="3.956343in" draw:z-index="0">
<draw:image xlink:href="../Images/yкринформ/2023-05-18T21-27-00-03-00/630_360_1684434097-6740.jpeg" xlink:type="simple" xlink:show="embed" xlink:actuate="onLoad" draw:mime-type="image/jpeg"/>
</draw:frame>
</text:a>
 <text:a xlink:type="simple" xlink:href="https://static.ukrinform.com/photos/2023_05/1684434097-1358.jpeg" text:style-name="Internet_20_link" text:visited-style-name="Visited_20_Internet_20_Link">
<draw:frame draw:style-name="fr1" draw:name="Image324" text:anchor-type="as-char" svg:width="6.9236in" svg:height="3.956343in" draw:z-index="0">
<draw:image xlink:href="../Images/yкринформ/2023-05-18T21-27-00-03-00/630_360_1684434097-1358.jpeg" xlink:type="simple" xlink:show="embed" xlink:actuate="onLoad" draw:mime-type="image/jpeg"/>
</draw:frame>
</text:a>
 <text:a xlink:type="simple" xlink:href="https://static.ukrinform.com/photos/2023_05/1684434097-1169.jpeg" text:style-name="Internet_20_link" text:visited-style-name="Visited_20_Internet_20_Link">
<draw:frame draw:style-name="fr1" draw:name="Image325" text:anchor-type="as-char" svg:width="6.9236in" svg:height="3.956343in" draw:z-index="0">
<draw:image xlink:href="../Images/yкринформ/2023-05-18T21-27-00-03-00/630_360_1684434097-1169.jpeg" xlink:type="simple" xlink:show="embed" xlink:actuate="onLoad" draw:mime-type="image/jpeg"/>
</draw:frame>
</text:a>
 <text:a xlink:type="simple" xlink:href="https://static.ukrinform.com/photos/2023_05/1684434097-6485.jpeg" text:style-name="Internet_20_link" text:visited-style-name="Visited_20_Internet_20_Link">
<draw:frame draw:style-name="fr1" draw:name="Image326" text:anchor-type="as-char" svg:width="6.9236in" svg:height="3.956343in" draw:z-index="0">
<draw:image xlink:href="../Images/yкринформ/2023-05-18T21-27-00-03-00/630_360_1684434097-6485.jpeg" xlink:type="simple" xlink:show="embed" xlink:actuate="onLoad" draw:mime-type="image/jpeg"/>
</draw:frame>
</text:a>
 <text:a xlink:type="simple" xlink:href="https://static.ukrinform.com/photos/2023_05/1684434097-9622.jpeg" text:style-name="Internet_20_link" text:visited-style-name="Visited_20_Internet_20_Link">
<draw:frame draw:style-name="fr1" draw:name="Image327" text:anchor-type="as-char" svg:width="6.9236in" svg:height="3.956343in" draw:z-index="0">
<draw:image xlink:href="../Images/yкринформ/2023-05-18T21-27-00-03-00/630_360_1684434097-9622.jpeg" xlink:type="simple" xlink:show="embed" xlink:actuate="onLoad" draw:mime-type="image/jpeg"/>
</draw:frame>
</text:a>
 <text:a xlink:type="simple" xlink:href="https://static.ukrinform.com/photos/2023_05/1684434101-9631.jpeg" text:style-name="Internet_20_link" text:visited-style-name="Visited_20_Internet_20_Link">
<draw:frame draw:style-name="fr1" draw:name="Image328" text:anchor-type="as-char" svg:width="6.9236in" svg:height="3.956343in" draw:z-index="0">
<draw:image xlink:href="../Images/yкринформ/2023-05-18T21-27-00-03-00/630_360_1684434101-9631.jpeg" xlink:type="simple" xlink:show="embed" xlink:actuate="onLoad" draw:mime-type="image/jpeg"/>
</draw:frame>
</text:a>
 <text:a xlink:type="simple" xlink:href="https://static.ukrinform.com/photos/2023_05/1684434101-2312.jpeg" text:style-name="Internet_20_link" text:visited-style-name="Visited_20_Internet_20_Link">
<draw:frame draw:style-name="fr1" draw:name="Image329" text:anchor-type="as-char" svg:width="6.9236in" svg:height="3.956343in" draw:z-index="0">
<draw:image xlink:href="../Images/yкринформ/2023-05-18T21-27-00-03-00/630_360_1684434101-2312.jpeg" xlink:type="simple" xlink:show="embed" xlink:actuate="onLoad" draw:mime-type="image/jpeg"/>
</draw:frame>
</text:a>
 <text:a xlink:type="simple" xlink:href="https://static.ukrinform.com/photos/2023_05/1684434102-4051.jpeg" text:style-name="Internet_20_link" text:visited-style-name="Visited_20_Internet_20_Link">
<draw:frame draw:style-name="fr1" draw:name="Image330" text:anchor-type="as-char" svg:width="6.9236in" svg:height="3.956343in" draw:z-index="0">
<draw:image xlink:href="../Images/yкринформ/2023-05-18T21-27-00-03-00/630_360_1684434102-4051.jpeg" xlink:type="simple" xlink:show="embed" xlink:actuate="onLoad" draw:mime-type="image/jpeg"/>
</draw:frame>
</text:a>
 <text:a xlink:type="simple" xlink:href="https://static.ukrinform.com/photos/2023_05/1684434101-7753.jpeg" text:style-name="Internet_20_link" text:visited-style-name="Visited_20_Internet_20_Link">
<draw:frame draw:style-name="fr1" draw:name="Image331" text:anchor-type="as-char" svg:width="6.9236in" svg:height="3.956343in" draw:z-index="0">
<draw:image xlink:href="../Images/yкринформ/2023-05-18T21-27-00-03-00/630_360_1684434101-7753.jpeg" xlink:type="simple" xlink:show="embed" xlink:actuate="onLoad" draw:mime-type="image/jpeg"/>
</draw:frame>
</text:a>
</text:p>
      <text:p text:style-name="P4">
Потім хода прийшла до пам’ятника Кобзарю. Тут було підкреслено, що сьогодні зДнем вишиванки збігтися ще дві дати – День пам'яті жертв геноцидукримськотатарського народу, а також річниця виходу українських захисників зАзовсталі. Тому була оголошена «хвилина мовчання» за жертвами репресій та зазагиблими героями. Після чого в режимі «вільного мікрофона» кожен мігрозповісти про свою вишиванку, прочитати вірші.</text:p>
      <text:p text:style-name="P4">
Цю акцію підготували Конгрес українців Латвії, в ній також взяли участьмісцеві українські пластуни.</text:p>
      <text:p text:style-name="P4">
Нагадаємо, День вишиванки <text:a xlink:type="simple" xlink:href="https://www.ukrinform.ua/rubric-society/3710730-sogodni-den-visivanki.html" text:style-name="Internet_20_link" text:visited-style-name="Visited_20_Internet_20_Link">
 </text:a>
 щороку в третій четвер травня. Вінбув ініційований 2006 року студенткою Чернівецького національного університетуЛесею Воронюк.</text:p>
      <text:p text:style-name="P4">
<text:a xlink:type="simple" xlink:href="https://www.ukrinform.ua/rubric-crimea/3710721-sogodni-ukraina-vsanovue-pamat-zertv-deportacii-krimskih-tatar.html" text:style-name="Internet_20_link" text:visited-style-name="Visited_20_Internet_20_Link">
 </text:a>
 близько 400 000 кримських татар,яких радянська влада почала примусово вивозити з Кримського півострова 18травня 1944 року, була цілеспрямованою акцією з метою знищення одного зкорінних народів Криму.</text:p>
      <text:p text:style-name="P4">
<text:span text:style-name="T5">
Фото: Олег Кудрін</text:span>
</text:p>
      <text:p text:style-name="P4">
Source: <text:a xlink:type="simple" xlink:href="https://www.ukrinform.ua/rubric-diaspora/3711120-u-rizi-vidznacili-den-visivanki-ta-vsanuvali-den-pamati-zertv-genocidu-krimskih-tatar.html" text:style-name="Internet_20_link" text:visited-style-name="Visited_20_Internet_20_Link">
https://www.ukrinform.ua/rubric-diaspora/3711120-u-rizi-vidznacili-den-visivanki-ta-vsanuvali-den-pamati-zertv-genocidu-krimskih-tatar.html</text:a>
</text:p>
      <!--NEWS-->
      <text:h text:style-name="P10" text:outline-level="1">
<text:span text:style-name="T4">
Катерина Монзуль розсудить харківське дербі у 27-му турі УПЛ</text:span>
</text:h>
      <text:p text:style-name="P4">
Authors: Ukrinform (Person)</text:p>
      <text:p text:style-name="P4">
Publisher: Укринформ (Organization)</text:p>
      <text:p text:style-name="P4">
Published Time: 2023-05-18T21:27:02+03:00</text:p>
      <text:p text:style-name="P4">
Modified Time: 2023-05-18T21:27:02+03:00</text:p>
      <text:p text:style-name="P4">
Description: 19-21 травня пройдуть поєдинки 27-го туру чемпіонату України з футболу серед команд Прем'єр-ліги. — Укрінформ.</text:p>
      <text:p text:style-name="P4">
Images: ["<text:a xlink:type="simple" xlink:href="https://static.ukrinform.com/photos/2022_11/thumb_files/630_360_1667844857-418.jpeg" text:style-name="Internet_20_link" text:visited-style-name="Visited_20_Internet_20_Link">
630_360_16678...</text:a>
"]</text:p>
      <text:p text:style-name="P4">
Tags: ['Футбол', "Прем'єр-ліга"]</text:p>
      <text:p text:style-name="P4">
Type: Article</text:p>
      <!--METADATA-->
      <text:p text:style-name="P4">
<draw:frame draw:style-name="fr1" draw:name="Image332" text:anchor-type="as-char" svg:width="6.9236in" svg:height="3.956343in" draw:z-index="0">
<draw:image xlink:href="../Images/yкринформ/2023-05-18T21-27-02-03-00/630_360_1667844857-418.jpeg" xlink:type="simple" xlink:show="embed" xlink:actuate="onLoad" draw:mime-type="image/jpeg"/>
</draw:frame>
 19-21травня пройдуть поєдинки 27-го туру чемпіонату України з футболу серед командПрем'єр-ліги.</text:p>
      <text:p text:style-name="P4">
Протистояння харківських клубів «Металіст 1925» та «Металіст» 21 травня уКовалівці (Київщина) обслуговуватиме суддівська бригада на чолі з арбітромФІФА харків'янкою Катериною Монзуль, передає Укрінформ.</text:p>
      <text:p text:style-name="P4">
Як повідомлялося, у п’ятницю, 19 травня, тур відкриє матч на стадіоні«Авангард» в Ужгороді, де о 14.00 зустрінуться футболісти «Дніпра-1» таковалівського «Колоса».</text:p>
      <text:p text:style-name="P4">
Перший ігровий день продовжать поєдинки полтавської «Ворскли» з криворізьким«Кривбасом» (15.00) та донецького «Шахтаря» з рівненським «Вересом» (17.00).</text:p>
      <text:p text:style-name="P4">
У суботу, 20 травня, зіграють одеський «Чорноморець» та закарпатський «Минай»(13.00), луганська «Зоря» та «Інгулець» з Петрового (14.00), «Олександрія» такиївське «Динамо» (15.00).</text:p>
      <text:p text:style-name="P4">
У неділю, 21 травня, зійдуться харківські «Металіст 1925» та «Металіст»(15.00), львівський «Рух» та «Львів» (17.00).</text:p>
      <text:p text:style-name="P4">
<text:span text:style-name="T4">
Читайте також:</text:span>
 <text:a xlink:type="simple" xlink:href="https://www.ukrinform.ua/rubric-sports/3710305-v-upl-sprostuvali-rozsirenna-cempionatu-do-20ti-komand.html" text:style-name="Internet_20_link" text:visited-style-name="Visited_20_Internet_20_Link">
 </text:a>
</text:p>
      <text:p text:style-name="P4">
У турнірній таблиці УПЛ лідирує «Шахтар», у якого 63 очки, далі - «Дніпро-1» -61, «Зоря» - 58, «Динамо» - 50, «Олександрія» - 42, «Кривбас» - 35, «Ворскла»- 33, «Колос» - 33...</text:p>
      <text:p text:style-name="P4">
Фото: УАФ.</text:p>
      <text:p text:style-name="P4">
Source: <text:a xlink:type="simple" xlink:href="https://www.ukrinform.ua/rubric-sports/3711128-katerina-monzul-rozsudit-harkivske-derbi-u-27mu-turi-upl.html" text:style-name="Internet_20_link" text:visited-style-name="Visited_20_Internet_20_Link">
https://www.ukrinform.ua/rubric-sports/3711128-katerina-monzul-rozsudit-harkivske-derbi-u-27mu-turi-upl.html</text:a>
</text:p>
      <!--NEWS-->
      <text:h text:style-name="P10" text:outline-level="1">
<text:span text:style-name="T4">
Сейм Литви визнав компартію відповідальною за депортації у XX столітті</text:span>
</text:h>
      <text:p text:style-name="P4">
Authors: Ukrinform (Person)</text:p>
      <text:p text:style-name="P4">
Publisher: Укринформ (Organization)</text:p>
      <text:p text:style-name="P4">
Published Time: 2023-05-18T21:35:00+03:00</text:p>
      <text:p text:style-name="P4">
Modified Time: 2023-05-18T21:35:00+03:00</text:p>
      <text:p text:style-name="P4">
Description: Литовський парламент поклав відповідальність за депортації на Комуністичну партію Литви та наголосив на зв'язку зі злочинами геноциду, які вчиняються нині Росією в Україні. — Укрінформ.</text:p>
      <text:p text:style-name="P4">
Images: ["<text:a xlink:type="simple" xlink:href="https://static.ukrinform.com/photos/2023_05/thumb_files/630_360_1684425048-868.jpg" text:style-name="Internet_20_link" text:visited-style-name="Visited_20_Internet_20_Link">
630_360_16844...</text:a>
"]</text:p>
      <text:p text:style-name="P4">
Tags: ['Депортація', 'Геноцид', 'Литва', 'Комуністична партія']</text:p>
      <text:p text:style-name="P4">
Type: Article</text:p>
      <!--METADATA-->
      <text:p text:style-name="P4">
<draw:frame draw:style-name="fr1" draw:name="Image333" text:anchor-type="as-char" svg:width="6.9236in" svg:height="3.956343in" draw:z-index="0">
<draw:image xlink:href="../Images/yкринформ/2023-05-18T21-35-00-03-00/630_360_1684425048-868.jpg" xlink:type="simple" xlink:show="embed" xlink:actuate="onLoad" draw:mime-type="image/jpeg"/>
</draw:frame>
 Литовськийпарламент поклав відповідальність за депортації на Комуністичну партію Литвита наголосив на зв'язку зі злочинами геноциду, які вчиняються нині Росією вУкраїні.</text:p>
      <text:p text:style-name="P4">
Про це повідомляє <text:a xlink:type="simple" xlink:href="https://www.lrt.lt/ru/novosti/17/1992448/seim-priznal-kommunisticheskuiu-partiiu-litvy-otvetstvennoi-za-deportatsii" text:style-name="Internet_20_link" text:visited-style-name="Visited_20_Internet_20_Link">
 </text:a>
 , передаєкореспондент Укрінформу.</text:p>
      <text:p text:style-name="P4">
Сейм 97 голосами ухвалив резолюцію, присвячену 75-им роковинам найбільшоїдепортації минулого століття в <text:a xlink:type="simple" xlink:href="https://www.ukrinform.ua/tag-litva" text:style-name="Internet_20_link" text:visited-style-name="Visited_20_Internet_20_Link">
 </text:a>
 підкодовою назвою "Весна", проведеної окупаційним режимом Радянського Союзу 22травня 1948 року.</text:p>
      <text:p text:style-name="P4">
У документі сказано, що Комуністична партія Литви "несе відповідальність зазнищення мешканців Литви, конфіскацію та присвоєння їхнього майна, тортури тадепортації, що рівносильно геноциду, який був заздалегідь спланований таздійснений за її вказівками та навмисно окупаційно-репресивними структурами в1944-1963 роках.</text:p>
      <text:p text:style-name="P4">
"Те ж саме ми бачимо і сьогодні, коли окупанти та їхні місцеві посібникивідповідно до заздалегідь продуманих схем та інструкцій депортують українців зїхніх рідних земель, масово викрадають їхніх дітей, захоплюють будинки та іншемайно так званих нелояльних місцевих мешканців на окупованих територіях шляхомвідкритого присвоєння", - сказав депутат Сейму Аудронюс Ажубаліс.</text:p>
      <text:p text:style-name="P4">
<text:span text:style-name="T4">
Читайте також:</text:span>
 <text:a xlink:type="simple" xlink:href="https://www.ukrinform.ua/rubric-crimea/3710829-mzs-ukraini-zaklikae-svit-viznati-genocidom-deportaciu-krimskih-tatar-u-1944-roci.html" text:style-name="Internet_20_link" text:visited-style-name="Visited_20_Internet_20_Link">
 <text:span text:style-name="T4">
депортацію</text:span>
 </text:a>
</text:p>
      <text:p text:style-name="P4">
Операція «Весна» була проведена Міністерством Держбезпеки СРСР 22-24 травня1948 року. Її метою називалося «послаблення та ліквідація націоналістичнихгруп Литви». Під час операції з Литви депортовано, за різними даними, 40-50тис. осіб.</text:p>
      <text:p text:style-name="P4">
Source: <text:a xlink:type="simple" xlink:href="https://www.ukrinform.ua/rubric-world/3711073-sejm-litvi-viznav-kompartiu-vidpovidalnou-za-deportacii-u-xx-stolitti.html" text:style-name="Internet_20_link" text:visited-style-name="Visited_20_Internet_20_Link">
https://www.ukrinform.ua/rubric-world/3711073-sejm-litvi-viznav-kompartiu-vidpovidalnou-za-deportacii-u-xx-stolitti.html</text:a>
</text:p>
      <!--NEWS-->
      <text:h text:style-name="P10" text:outline-level="1">
<text:span text:style-name="T4">
Росія скаржитиметься Радбезу ООН на те, що Україна збиває її ракети - Кислиця</text:span>
</text:h>
      <text:p text:style-name="P4">
Authors: Ukrinform (Person)</text:p>
      <text:p text:style-name="P4">
Publisher: Укринформ (Organization)</text:p>
      <text:p text:style-name="P4">
Published Time: 2023-05-18T21:37:00+03:00</text:p>
      <text:p text:style-name="P4">
Modified Time: 2023-05-18T21:37:00+03:00</text:p>
      <text:p text:style-name="P4">
Description: У четвер на засіданні Ради Безпеки ООН, скликаному Москвою, представники Росії скаржитимуться на те, що Україна збиває їхні ракети, зазначив постпред України при ООН Сергій Кислиця. — Укрінформ.</text:p>
      <text:p text:style-name="P4">
Images: ["<text:a xlink:type="simple" xlink:href="https://static.ukrinform.com/photos/2021_04/thumb_files/630_360_1619604800-348.jpeg" text:style-name="Internet_20_link" text:visited-style-name="Visited_20_Internet_20_Link">
630_360_16196...</text:a>
"]</text:p>
      <text:p text:style-name="P4">
Tags: ['Ракета', 'Кислиця', 'Радбез ООН', 'Війна з Росією']</text:p>
      <text:p text:style-name="P4">
Type: Article</text:p>
      <!--METADATA-->
      <text:p text:style-name="P4">
<draw:frame draw:style-name="fr1" draw:name="Image334" text:anchor-type="as-char" svg:width="6.9236in" svg:height="3.956343in" draw:z-index="0">
<draw:image xlink:href="../Images/yкринформ/2023-05-18T21-37-00-03-00/630_360_1619604800-348.jpeg" xlink:type="simple" xlink:show="embed" xlink:actuate="onLoad" draw:mime-type="image/jpeg"/>
</draw:frame>
 У четверна засіданні Ради Безпеки ООН, скликаному Москвою, представники Росіїскаржитимуться на те, що Україна збиває їхні ракети, зазначив постпред Українипри ООН Сергій Кислиця.</text:p>
      <text:p text:style-name="P4">
Як передає Укрінформ, так він прокоментував у <text:a xlink:type="simple" xlink:href="https://twitter.com/sergiykyslytsya/status/1659235764310294529" text:style-name="Internet_20_link" text:visited-style-name="Visited_20_Internet_20_Link">
</text:a>
винесення Росією на обговорення Радбезу постачань Україні західної зброї.</text:p>
      <text:p text:style-name="P4">
«Лавровці зажадали скликання Радбезу <text:a xlink:type="simple" xlink:href="https://www.ukrinform.ua/tag-oon" text:style-name="Internet_20_link" text:visited-style-name="Visited_20_Internet_20_Link">
 </text:a>
 –поскиглити про те, що їхні вундревафлі збиваються щоночі в небі над Україною,«винахідники-зрадники» яких уже на нарах. Хоча судячи з успіхів лавровців, тамуже мали бути вони самі», – написав Кислиця.</text:p>
      <text:p text:style-name="P4">
Водночас заступник речника генсека Фархан Гак, на прохання кореспондентаУкрінформу прокоментувати скарги Кремля на здатність України захищатися,сказав: «Я не збираюся втручатися в дискусії, які відбуваються в Раді Безпеки.Що я скажу, так це те, що, звичайно, ми виступаємо проти обстрілів населенихпунктів, зокрема і Києва, і продовжуватимемо це робити».</text:p>
      <text:p text:style-name="P4">
Засідання Ради Безпеки ООН на запит РФ щодо постачання Україні західної зброїрозпочинається в четвер о 15:00 (22:00 за Києвом).</text:p>
      <text:p text:style-name="P4">
<text:span text:style-name="T4">
Читайте також:</text:span>
 <text:a xlink:type="simple" xlink:href="https://www.ukrinform.ua/rubric-ato/3709631-kislica-v-radbezi-oon-lise-za-kviten-rosia-vbila-v-ukraini-207-civilnih-z-nih-11-ditej.html" text:style-name="Internet_20_link" text:visited-style-name="Visited_20_Internet_20_Link">
 <text:span text:style-name="T4">
Кислиця</text:span>
 </text:a>
</text:p>
      <text:p text:style-name="P4">
Як повідомлялося, за державну зраду у РФ заарештували трьох науковцівновосибірського Інституту теоретичної і прикладної механіки – директораінституту Олександра Шиплюка, доктора технічних наук Валерія Звегінцева йголовного наукового співробітника Анатолія Маслова, які розроблялигіперзвукові ракети «Кинджал». Маслов і Шиплюк були заарештовані ще влітку2022-го, а Звегінцев перебуває під домашнім арештом з 7 квітня цього року.</text:p>
      <text:p text:style-name="P4">
Source: <text:a xlink:type="simple" xlink:href="https://www.ukrinform.ua/rubric-polytics/3711132-rosia-skarzitimetsa-radbezu-oon-na-te-so-ukraina-zbivae-ii-raketi-kislica.html" text:style-name="Internet_20_link" text:visited-style-name="Visited_20_Internet_20_Link">
https://www.ukrinform.ua/rubric-polytics/3711132-rosia-skarzitimetsa-radbezu-oon-na-te-so-ukraina-zbivae-ii-raketi-kislica.html</text:a>
</text:p>
      <!--NEWS-->
      <text:h text:style-name="P10" text:outline-level="1">
<text:span text:style-name="T4">
Центром Відня пройшла Вишиванкова хода</text:span>
</text:h>
      <text:p text:style-name="P4">
Authors: Ukrinform (Person)</text:p>
      <text:p text:style-name="P4">
Publisher: Укринформ (Organization)</text:p>
      <text:p text:style-name="P4">
Published Time: 2023-05-18T21:54:00+03:00</text:p>
      <text:p text:style-name="P4">
Modified Time: 2023-05-18T21:54:00+03:00</text:p>
      <text:p text:style-name="P4">
Description: Українська діаспора та друзі України з інших країн пройшли у четвер святковою ходою центром Відня до Дня вишиванки, а також щоб привернути увагу до війни, яку веде Росія проти України. — Укрінформ.</text:p>
      <text:p text:style-name="P4">
Images: ["<text:a xlink:type="simple" xlink:href="https://static.ukrinform.com/photos/2023_05/thumb_files/630_360_1684435828-2616.jpeg" text:style-name="Internet_20_link" text:visited-style-name="Visited_20_Internet_20_Link">
630_360_16844...</text:a>
", "<text:a xlink:type="simple" xlink:href="https://static.ukrinform.com/photos/2023_05/thumb_files/630_360_1684435828-4153.jpeg" text:style-name="Internet_20_link" text:visited-style-name="Visited_20_Internet_20_Link">
630_360_16844...</text:a>
", "<text:a xlink:type="simple" xlink:href="https://static.ukrinform.com/photos/2023_05/thumb_files/630_360_1684435828-7677.jpeg" text:style-name="Internet_20_link" text:visited-style-name="Visited_20_Internet_20_Link">
630_360_16844...</text:a>
", "<text:a xlink:type="simple" xlink:href="https://static.ukrinform.com/photos/2023_05/thumb_files/630_360_1684435828-4188.jpeg" text:style-name="Internet_20_link" text:visited-style-name="Visited_20_Internet_20_Link">
630_360_16844...</text:a>
", "<text:a xlink:type="simple" xlink:href="https://static.ukrinform.com/photos/2023_05/thumb_files/630_360_1684435828-8528.jpeg" text:style-name="Internet_20_link" text:visited-style-name="Visited_20_Internet_20_Link">
630_360_16844...</text:a>
", "<text:a xlink:type="simple" xlink:href="https://static.ukrinform.com/photos/2023_05/thumb_files/630_360_1684435828-5663.jpeg" text:style-name="Internet_20_link" text:visited-style-name="Visited_20_Internet_20_Link">
630_360_16844...</text:a>
", "<text:a xlink:type="simple" xlink:href="https://static.ukrinform.com/photos/2023_05/thumb_files/630_360_1684435829-1084.jpeg" text:style-name="Internet_20_link" text:visited-style-name="Visited_20_Internet_20_Link">
630_360_16844...</text:a>
", "<text:a xlink:type="simple" xlink:href="https://static.ukrinform.com/photos/2023_05/thumb_files/630_360_1684435829-1967.jpeg" text:style-name="Internet_20_link" text:visited-style-name="Visited_20_Internet_20_Link">
630_360_16844...</text:a>
", "<text:a xlink:type="simple" xlink:href="https://static.ukrinform.com/photos/2023_05/thumb_files/630_360_1684435829-4611.jpeg" text:style-name="Internet_20_link" text:visited-style-name="Visited_20_Internet_20_Link">
630_360_16844...</text:a>
", "<text:a xlink:type="simple" xlink:href="https://static.ukrinform.com/photos/2023_05/thumb_files/630_360_1684435829-9539.jpeg" text:style-name="Internet_20_link" text:visited-style-name="Visited_20_Internet_20_Link">
630_360_16844...</text:a>
", "<text:a xlink:type="simple" xlink:href="https://static.ukrinform.com/photos/2023_05/thumb_files/630_360_1684435829-8335.jpeg" text:style-name="Internet_20_link" text:visited-style-name="Visited_20_Internet_20_Link">
630_360_16844...</text:a>
", "<text:a xlink:type="simple" xlink:href="https://static.ukrinform.com/photos/2023_05/thumb_files/630_360_1684435829-3001.jpeg" text:style-name="Internet_20_link" text:visited-style-name="Visited_20_Internet_20_Link">
630_360_16844...</text:a>
"]</text:p>
      <text:p text:style-name="P4">
Tags: ['Австрія', 'Вишиванка', 'День вишиванки', 'Хода']</text:p>
      <text:p text:style-name="P4">
Type: Article</text:p>
      <!--METADATA-->
      <text:p text:style-name="P4">
<draw:frame draw:style-name="fr1" draw:name="Image335" text:anchor-type="as-char" svg:width="6.9236in" svg:height="3.956343in" draw:z-index="0">
<draw:image xlink:href="../Images/yкринформ/2023-05-18T21-54-00-03-00/630_360_1684435828-2616.jpeg" xlink:type="simple" xlink:show="embed" xlink:actuate="onLoad" draw:mime-type="image/jpeg"/>
</draw:frame>
Українська діаспора та друзі України з інших країн пройшли у четвер святковоюходою центром Відня до Дня вишиванки, а також щоб привернути увагу до війни,яку веде Росія проти України.</text:p>
      <text:p text:style-name="P4">
Про це повідомляє власний кореспондент Укрінформу в Австрії.</text:p>
      <text:p text:style-name="P4">
"Ми сьогодні тут в "українських бронежилетах" – <text:a xlink:type="simple" xlink:href="https://www.ukrinform.ua/tag-visivanka" text:style-name="Internet_20_link" text:visited-style-name="Visited_20_Internet_20_Link">
</text:a>
 . У цих захисних жилетах українцізахищають сьогодні всю Європу", - зазначив організатор акції, голова ГО"Mrija" Андрій Каріоті.</text:p>
      <text:p text:style-name="P4">
<draw:frame draw:style-name="fr1" draw:name="Image336" text:anchor-type="as-char" svg:width="6.9236in" svg:height="3.956343in" draw:z-index="0">
<draw:image xlink:href="../Images/yкринформ/2023-05-18T21-54-00-03-00/630_360_1684435828-4153.jpeg" xlink:type="simple" xlink:show="embed" xlink:actuate="onLoad" draw:mime-type="image/jpeg"/>
</draw:frame>
 ЦентромВідня пройшла Вишиванкова хода / Фото: Василь Курц, Укрінформ  <text:a xlink:type="simple" xlink:href="https://static.ukrinform.com/photos/2023_05/1684435828-4153.jpeg" text:style-name="Internet_20_link" text:visited-style-name="Visited_20_Internet_20_Link">
<draw:frame draw:style-name="fr1" draw:name="Image337" text:anchor-type="as-char" svg:width="6.9236in" svg:height="3.956343in" draw:z-index="0">
<draw:image xlink:href="../Images/yкринформ/2023-05-18T21-54-00-03-00/630_360_1684435828-4153.jpeg" xlink:type="simple" xlink:show="embed" xlink:actuate="onLoad" draw:mime-type="image/jpeg"/>
</draw:frame>
</text:a>
 <text:a xlink:type="simple" xlink:href="https://static.ukrinform.com/photos/2023_05/1684435828-7677.jpeg" text:style-name="Internet_20_link" text:visited-style-name="Visited_20_Internet_20_Link">
<draw:frame draw:style-name="fr1" draw:name="Image338" text:anchor-type="as-char" svg:width="6.9236in" svg:height="3.956343in" draw:z-index="0">
<draw:image xlink:href="../Images/yкринформ/2023-05-18T21-54-00-03-00/630_360_1684435828-7677.jpeg" xlink:type="simple" xlink:show="embed" xlink:actuate="onLoad" draw:mime-type="image/jpeg"/>
</draw:frame>
</text:a>
 <text:a xlink:type="simple" xlink:href="https://static.ukrinform.com/photos/2023_05/1684435828-4188.jpeg" text:style-name="Internet_20_link" text:visited-style-name="Visited_20_Internet_20_Link">
<draw:frame draw:style-name="fr1" draw:name="Image339" text:anchor-type="as-char" svg:width="6.9236in" svg:height="3.956343in" draw:z-index="0">
<draw:image xlink:href="../Images/yкринформ/2023-05-18T21-54-00-03-00/630_360_1684435828-4188.jpeg" xlink:type="simple" xlink:show="embed" xlink:actuate="onLoad" draw:mime-type="image/jpeg"/>
</draw:frame>
</text:a>
 <text:a xlink:type="simple" xlink:href="https://static.ukrinform.com/photos/2023_05/1684435828-8528.jpeg" text:style-name="Internet_20_link" text:visited-style-name="Visited_20_Internet_20_Link">
<draw:frame draw:style-name="fr1" draw:name="Image340" text:anchor-type="as-char" svg:width="6.9236in" svg:height="3.956343in" draw:z-index="0">
<draw:image xlink:href="../Images/yкринформ/2023-05-18T21-54-00-03-00/630_360_1684435828-8528.jpeg" xlink:type="simple" xlink:show="embed" xlink:actuate="onLoad" draw:mime-type="image/jpeg"/>
</draw:frame>
</text:a>
 <text:a xlink:type="simple" xlink:href="https://static.ukrinform.com/photos/2023_05/1684435828-2616.jpeg" text:style-name="Internet_20_link" text:visited-style-name="Visited_20_Internet_20_Link">
<draw:frame draw:style-name="fr1" draw:name="Image341" text:anchor-type="as-char" svg:width="6.9236in" svg:height="3.956343in" draw:z-index="0">
<draw:image xlink:href="../Images/yкринформ/2023-05-18T21-54-00-03-00/630_360_1684435828-2616.jpeg" xlink:type="simple" xlink:show="embed" xlink:actuate="onLoad" draw:mime-type="image/jpeg"/>
</draw:frame>
</text:a>
 <text:a xlink:type="simple" xlink:href="https://static.ukrinform.com/photos/2023_05/1684435828-5663.jpeg" text:style-name="Internet_20_link" text:visited-style-name="Visited_20_Internet_20_Link">
<draw:frame draw:style-name="fr1" draw:name="Image342" text:anchor-type="as-char" svg:width="6.9236in" svg:height="3.956343in" draw:z-index="0">
<draw:image xlink:href="../Images/yкринформ/2023-05-18T21-54-00-03-00/630_360_1684435828-5663.jpeg" xlink:type="simple" xlink:show="embed" xlink:actuate="onLoad" draw:mime-type="image/jpeg"/>
</draw:frame>
</text:a>
 <text:a xlink:type="simple" xlink:href="https://static.ukrinform.com/photos/2023_05/1684435829-1084.jpeg" text:style-name="Internet_20_link" text:visited-style-name="Visited_20_Internet_20_Link">
<draw:frame draw:style-name="fr1" draw:name="Image343" text:anchor-type="as-char" svg:width="6.9236in" svg:height="3.956343in" draw:z-index="0">
<draw:image xlink:href="../Images/yкринформ/2023-05-18T21-54-00-03-00/630_360_1684435829-1084.jpeg" xlink:type="simple" xlink:show="embed" xlink:actuate="onLoad" draw:mime-type="image/jpeg"/>
</draw:frame>
</text:a>
 <text:a xlink:type="simple" xlink:href="https://static.ukrinform.com/photos/2023_05/1684435829-1967.jpeg" text:style-name="Internet_20_link" text:visited-style-name="Visited_20_Internet_20_Link">
<draw:frame draw:style-name="fr1" draw:name="Image344" text:anchor-type="as-char" svg:width="6.9236in" svg:height="3.956343in" draw:z-index="0">
<draw:image xlink:href="../Images/yкринформ/2023-05-18T21-54-00-03-00/630_360_1684435829-1967.jpeg" xlink:type="simple" xlink:show="embed" xlink:actuate="onLoad" draw:mime-type="image/jpeg"/>
</draw:frame>
</text:a>
 <text:a xlink:type="simple" xlink:href="https://static.ukrinform.com/photos/2023_05/1684435829-4611.jpeg" text:style-name="Internet_20_link" text:visited-style-name="Visited_20_Internet_20_Link">
<draw:frame draw:style-name="fr1" draw:name="Image345" text:anchor-type="as-char" svg:width="6.9236in" svg:height="3.956343in" draw:z-index="0">
<draw:image xlink:href="../Images/yкринформ/2023-05-18T21-54-00-03-00/630_360_1684435829-4611.jpeg" xlink:type="simple" xlink:show="embed" xlink:actuate="onLoad" draw:mime-type="image/jpeg"/>
</draw:frame>
</text:a>
 <text:a xlink:type="simple" xlink:href="https://static.ukrinform.com/photos/2023_05/1684435829-9539.jpeg" text:style-name="Internet_20_link" text:visited-style-name="Visited_20_Internet_20_Link">
<draw:frame draw:style-name="fr1" draw:name="Image346" text:anchor-type="as-char" svg:width="6.9236in" svg:height="3.956343in" draw:z-index="0">
<draw:image xlink:href="../Images/yкринформ/2023-05-18T21-54-00-03-00/630_360_1684435829-9539.jpeg" xlink:type="simple" xlink:show="embed" xlink:actuate="onLoad" draw:mime-type="image/jpeg"/>
</draw:frame>
</text:a>
 <text:a xlink:type="simple" xlink:href="https://static.ukrinform.com/photos/2023_05/1684435829-8335.jpeg" text:style-name="Internet_20_link" text:visited-style-name="Visited_20_Internet_20_Link">
<draw:frame draw:style-name="fr1" draw:name="Image347" text:anchor-type="as-char" svg:width="6.9236in" svg:height="3.956343in" draw:z-index="0">
<draw:image xlink:href="../Images/yкринформ/2023-05-18T21-54-00-03-00/630_360_1684435829-8335.jpeg" xlink:type="simple" xlink:show="embed" xlink:actuate="onLoad" draw:mime-type="image/jpeg"/>
</draw:frame>
</text:a>
 <text:a xlink:type="simple" xlink:href="https://static.ukrinform.com/photos/2023_05/1684435829-3001.jpeg" text:style-name="Internet_20_link" text:visited-style-name="Visited_20_Internet_20_Link">
<draw:frame draw:style-name="fr1" draw:name="Image348" text:anchor-type="as-char" svg:width="6.9236in" svg:height="3.956343in" draw:z-index="0">
<draw:image xlink:href="../Images/yкринформ/2023-05-18T21-54-00-03-00/630_360_1684435829-3001.jpeg" xlink:type="simple" xlink:show="embed" xlink:actuate="onLoad" draw:mime-type="image/jpeg"/>
</draw:frame>
</text:a>
</text:p>
      <text:p text:style-name="P4">
Учасники ходи у вишиванках та українській символіці зібралися на площі біляРатуші Відня, після чого колоною у супроводі поліції пройшли центром міста.Під час ходи були зроблені зупинки біля парламенту Австрії та палацу Гофбургдля фотографування та коротких мітингів. Далі через історичну частину містаколона вийшла на популярну серед туристів площу Штефансплатц, де відбувавсязавершальний мітинг.</text:p>
      <text:p text:style-name="P4">
Під час ходи її учасники співали Державний гімн, "Ой у лузі червона калина" таінші патріотичні пісні, гучно скандували "Слава Україні! - "Героям Слава!","Слава нації!"- "Смерть ворогам!", "Україна – понад усе!", а також "RusslandTerrorstaat!" (Росія – терористична держава!". Попереду колони був величезнийбанер з написом "Russland=Terrorstaat" – в нагадування про запущену в Австріїнародну петицію про визнання Росії терористичною державою та необхідність їїпідтримки. Також було вшановано пам'ять жертв геноциду кримськотатарськогонароду.</text:p>
      <text:p text:style-name="P4">
<text:span text:style-name="T4">
Читайте також:</text:span>
 <text:a xlink:type="simple" xlink:href="https://www.ukrinform.ua/rubric-diaspora/3711120-u-rizi-vidznacili-den-visivanki-ta-vsanuvali-den-pamati-zertv-genocidu-krimskih-tatar.html" text:style-name="Internet_20_link" text:visited-style-name="Visited_20_Internet_20_Link">
 <text:span text:style-name="T4">
вишиванки</text:span>
 </text:a>
</text:p>
      <text:p text:style-name="P4">
Як повідомлялося, щороку в третій четвер травня <text:a xlink:type="simple" xlink:href="https://www.ukrinform.ua/rubric-society/3710730-sogodni-den-visivanki.html" text:style-name="Internet_20_link" text:visited-style-name="Visited_20_Internet_20_Link">
</text:a>
День вишиванки.</text:p>
      <text:p text:style-name="P4">
18 травня в України <text:a xlink:type="simple" xlink:href="https://www.ukrinform.ua/rubric-crimea/3710721-sogodni-ukraina-vsanovue-pamat-zertv-deportacii-krimskih-tatar.html" text:style-name="Internet_20_link" text:visited-style-name="Visited_20_Internet_20_Link">
 </text:a>
 також День пам’яті жертв геноциду кримськотатарського народу.</text:p>
      <text:p text:style-name="P4">
Source: <text:a xlink:type="simple" xlink:href="https://www.ukrinform.ua/rubric-diaspora/3711135-centrom-vidna-projsla-visivankova-hoda.html" text:style-name="Internet_20_link" text:visited-style-name="Visited_20_Internet_20_Link">
https://www.ukrinform.ua/rubric-diaspora/3711135-centrom-vidna-projsla-visivankova-hoda.html</text:a>
</text:p>
      <!--NEWS-->
      <text:h text:style-name="P10" text:outline-level="1">
<text:span text:style-name="T4">
Ворог за добу 10 разів обстріляв прикордонні громади Сумщини</text:span>
</text:h>
      <text:p text:style-name="P4">
Authors: Ukrinform (Person)</text:p>
      <text:p text:style-name="P4">
Publisher: Укринформ (Organization)</text:p>
      <text:p text:style-name="P4">
Published Time: 2023-05-18T21:59:00+03:00</text:p>
      <text:p text:style-name="P4">
Modified Time: 2023-05-18T21:59:00+03:00</text:p>
      <text:p text:style-name="P4">
Description: російські війська у четвер, 18 травня, здійснили 10 обстрілів прикордонних громад Сумської області.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349" text:anchor-type="as-char" svg:width="6.9236in" svg:height="3.956343in" draw:z-index="0">
<draw:image xlink:href="../Images/yкринформ/2023-05-18T21-59-00-03-00/630_360_1667124180-530.jpg" xlink:type="simple" xlink:show="embed" xlink:actuate="onLoad" draw:mime-type="image/jpeg"/>
</draw:frame>
 російськівійська у четвер, 18 травня, здійснили 10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6261" text:style-name="Internet_20_link" text:visited-style-name="Visited_20_Internet_20_Link">
 </text:a>
 .</text:p>
      <text:p text:style-name="P4">
«Протягом дня росіяни здійснили 10 <text:a xlink:type="simple" xlink:href="https://www.ukrinform.ua/tag-obstril" text:style-name="Internet_20_link" text:visited-style-name="Visited_20_Internet_20_Link">
 </text:a>
 .Зафіксовано 62 вибухи. Обстрілів зазнали населені пункти Юнаківської,Білопільської, Новослобідської, Миропільської, Есманської, Краснопільськоїгромад», - ідеться в повідомленні.</text:p>
      <text:p text:style-name="P4">
По території Юнаківської громади ворог бив із мінометів (7 вибухів) таартилерії (8 вибухів).</text:p>
      <text:p text:style-name="P4">
По Білопільській громаді загарбники здійснили мінометний обстріл (12 вибухів).</text:p>
      <text:p text:style-name="P4">
У Новослобідській громаді зафіксовано чотири мінометні вибухи.</text:p>
      <text:p text:style-name="P4">
По Миропільській громаді росіяни вдарили з мінометів (3 вибухи). Пошкодженожитловий будинок в с. Миропілля.</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a>
</text:p>
      <text:p text:style-name="P4">
Крім того, росіяни здійснили мінометний обстріл (10 вибухів) по с. СтуденокЕсманської громади. Ворожий обстріл пошкодив приватний житловий будинок,господарчу споруду, трактор, польовий обприскувач. Двоє цивільних отрималиконтузії.</text:p>
      <text:p text:style-name="P4">
По Краснопільській громаді загарбники здійснили мінометний обстріл (18вибухів).</text:p>
      <text:p text:style-name="P4">
Як повідомляв <text:a xlink:type="simple" xlink:href="https://www.ukrinform.ua/rubric-regions/3710331-za-ostannij-misac-vijska-rff-ponad-400-raziv-obstrilali-sumsinu.html" text:style-name="Internet_20_link" text:visited-style-name="Visited_20_Internet_20_Link">
 </text:a>
 , за останній місяцьросійські війська обстріляли Сумщину понад 400 разів.</text:p>
      <text:p text:style-name="P4">
Source: <text:a xlink:type="simple" xlink:href="https://www.ukrinform.ua/rubric-ato/3711136-vorog-za-dobu-10-raziv-obstrilav-prikordonni-gromadi-sumsini.html" text:style-name="Internet_20_link" text:visited-style-name="Visited_20_Internet_20_Link">
https://www.ukrinform.ua/rubric-ato/3711136-vorog-za-dobu-10-raziv-obstrilav-prikordonni-gromadi-sumsini.html</text:a>
</text:p>
      <!--NEWS-->
      <text:h text:style-name="P10" text:outline-level="1">
<text:span text:style-name="T4">
Зеленський анонсував виведення питання кримських в'язнів на міжнародний рівень</text:span>
</text:h>
      <text:p text:style-name="P4">
Authors: Ukrinform (Person)</text:p>
      <text:p text:style-name="P4">
Publisher: Укринформ (Organization)</text:p>
      <text:p text:style-name="P4">
Published Time: 2023-05-18T22:01:03+03:00</text:p>
      <text:p text:style-name="P4">
Modified Time: 2023-05-18T22:01:03+03:00</text:p>
      <text:p text:style-name="P4">
Description: Президент України Володимир Зеленський анонсував важливі спільні кроки з Меджлісом і виведення питання кримських в'язнів на міжнародний рівень.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Кримські татари', 'Меджліс', "Політв'язні Кремля", 'Зеленський']</text:p>
      <text:p text:style-name="P4">
Type: Article</text:p>
      <!--METADATA-->
      <text:p text:style-name="P4">
<draw:frame draw:style-name="fr1" draw:name="Image350" text:anchor-type="as-char" svg:width="6.9236in" svg:height="3.956343in" draw:z-index="0">
<draw:image xlink:href="../Images/yкринформ/2023-05-18T22-01-03-03-00/630_360_1682862659-378.jpeg" xlink:type="simple" xlink:show="embed" xlink:actuate="onLoad" draw:mime-type="image/jpeg"/>
</draw:frame>
 ПрезидентУкраїни Володимир Зеленський анонсував важливі спільні кроки з Меджлісом івиведення питання кримських в'язнів на міжнародний рівень.</text:p>
      <text:p text:style-name="P4">
Про це він розповів у вечірньому <text:a xlink:type="simple" xlink:href="https://www.youtube.com/watch" text:style-name="Internet_20_link" text:visited-style-name="Visited_20_Internet_20_Link">
</text:a>
 , нагадавши, що відвідав офісКримської платформи у День пам'яті жертв геноциду кримськотатарського народу,передає Укрінформ.</text:p>
      <text:p text:style-name="P4">
<text:span text:style-name="T4">
<text:span text:style-name="T5">
Відео:</text:span>
 </text:span>
 <text:a xlink:type="simple" xlink:href="http://https://t.me/OP_UA/9526" text:style-name="Internet_20_link" text:visited-style-name="Visited_20_Internet_20_Link">
 <text:span text:style-name="T5">
Офіс Президента, Телеграм</text:span>
 </text:a>
</text:p>
      <text:p text:style-name="P4">
"Радий бачити, що створена нами "Кримська платформа" ефективно спрямовуєспільну силу всієї нашої держави та кримськотатарського народу. Радий знати,що наша спільна робота з Меджлісом приносить потрібний Україні результат. Доречі, деякі дуже важливі спільні кроки готуємо вже на найближчий час. ПитанняКриму, кримських в’язнів та всіх наших людей у Криму виводимо на новийміжнародний рівень", - сказав Президент.</text:p>
      <text:p text:style-name="P4">
Він нагадав, що 18 травня ми вшановуємо пам’ять усіх жертв депортації <text:a xlink:type="simple" xlink:href="https://www.ukrinform.ua/tag-krimski-tatari" text:style-name="Internet_20_link" text:visited-style-name="Visited_20_Internet_20_Link">
</text:a>
 .</text:p>
      <text:p text:style-name="P4">
<text:span text:style-name="T4">
Читайте також:</text:span>
 <text:a xlink:type="simple" xlink:href="https://www.ukrinform.ua/rubric-crimea/3710714-u-kanadskomu-parlamenti-vsanuvali-zertv-deportacii-krimskih-tatar.html" text:style-name="Internet_20_link" text:visited-style-name="Visited_20_Internet_20_Link">
 </text:a>
</text:p>
      <text:p text:style-name="P4">
"Це був один із найтяжчих злочинів ХХ століття – увесь народ силою забрали зрідної землі та змусили жити на чужині десятиліттями. І коли вже людиповернулися додому, Росія вкотре принесла до їхнього дому, до нашої Українисвоє зло – зло агресії, репресій, приниження", - зазначив Зеленський.</text:p>
      <text:p text:style-name="P4">
Саме тому, за його словами, повернути справедливість для всіх наших людей,гарантувати свободу для всієї нашої держави без будь-яких винятків – це нашеісторичне завдання. "Завдання всіх, хто захищає державу, усіх, хто обравУкраїну, а отже, здобуде перемогу", - наголосив Президент.</text:p>
      <text:p text:style-name="P4">
Крім цього, Глава держави наголосив, що ми ні на мить не забуваємо і про тихнаших людей, яких окупант утримує у неволі.</text:p>
      <text:p text:style-name="P4">
<text:span text:style-name="T4">
Читайте також:</text:span>
 <text:a xlink:type="simple" xlink:href="https://www.ukrinform.ua/rubric-crimea/3698245-peresliduvanna-krimskih-tatar-lubinec-pidtrimav-vimogi-komisara-radi-evropi.html" text:style-name="Internet_20_link" text:visited-style-name="Visited_20_Internet_20_Link">
 </text:a>
</text:p>
      <text:p text:style-name="P4">
"Про полонених українців, про репресованих на окупованих територіях. Про тих,хто перебуває в окупованих містах і громадах і чекає повернення нашогопрапора, нашої держави. Ми маємо звільнити всіх наших людей і всю нашу землю зросійської неволі. Діємо разом, у єдності, дбаючи одне про одного й продержаву, і не зупиняємось до перемоги", - наголосив Зеленський.</text:p>
      <text:p text:style-name="P4">
Як повідомлялося, 18 травня в Україні встановлено День боротьби за правакримськотатарського народу та <text:a xlink:type="simple" xlink:href="https://www.ukrinform.ua/rubric-crimea/3710721-sogodni-ukraina-vsanovue-pamat-zertv-deportacii-krimskih-tatar.html" text:style-name="Internet_20_link" text:visited-style-name="Visited_20_Internet_20_Link">
 </text:a>
 жертв депортації кримських татар.</text:p>
      <text:p text:style-name="P4">
Source: <text:a xlink:type="simple" xlink:href="https://www.ukrinform.ua/rubric-crimea/3711137-zelenskij-anonsuvav-vivedenna-pitanna-krimskih-vazniv-na-miznarodnij-riven.html" text:style-name="Internet_20_link" text:visited-style-name="Visited_20_Internet_20_Link">
https://www.ukrinform.ua/rubric-crimea/3711137-zelenskij-anonsuvav-vivedenna-pitanna-krimskih-vazniv-na-miznarodnij-riven.html</text:a>
</text:p>
      <!--NEWS-->
      <text:h text:style-name="P10" text:outline-level="1">
<text:span text:style-name="T4">
Молдова і США підписали угоду про «відкрите небо»</text:span>
</text:h>
      <text:p text:style-name="P4">
Authors: Ukrinform (Person)</text:p>
      <text:p text:style-name="P4">
Publisher: Укринформ (Organization)</text:p>
      <text:p text:style-name="P4">
Published Time: 2023-05-18T22:22:00+03:00</text:p>
      <text:p text:style-name="P4">
Modified Time: 2023-05-18T22:22:00+03:00</text:p>
      <text:p text:style-name="P4">
Description: Влада Республіки Молдова та США підписали Угоду про лібералізацію повітряного транспорту в четвер. — Укрінформ.</text:p>
      <text:p text:style-name="P4">
Images: ["<text:a xlink:type="simple" xlink:href="https://static.ukrinform.com/photos/2023_05/thumb_files/630_360_1684438070-921.jpg" text:style-name="Internet_20_link" text:visited-style-name="Visited_20_Internet_20_Link">
630_360_16844...</text:a>
", "<text:a xlink:type="simple" xlink:href="https://static.ukrinform.com/photos/2023_05/1684438070-861.jpg" text:style-name="Internet_20_link" text:visited-style-name="Visited_20_Internet_20_Link">
1684438070-86...</text:a>
", "<text:a xlink:type="simple" xlink:href="https://static.ukrinform.com/photos/2023_05/1684438070-722.jpg" text:style-name="Internet_20_link" text:visited-style-name="Visited_20_Internet_20_Link">
1684438070-72...</text:a>
"]</text:p>
      <text:p text:style-name="P4">
Tags: ['Молдова', 'США', 'Договір про відкрите небо']</text:p>
      <text:p text:style-name="P4">
Type: Article</text:p>
      <!--METADATA-->
      <text:p text:style-name="P4">
<draw:frame draw:style-name="fr1" draw:name="Image351" text:anchor-type="as-char" svg:width="6.9236in" svg:height="3.956343in" draw:z-index="0">
<draw:image xlink:href="../Images/yкринформ/2023-05-18T22-22-00-03-00/630_360_1684438070-921.jpg" xlink:type="simple" xlink:show="embed" xlink:actuate="onLoad" draw:mime-type="image/jpeg"/>
</draw:frame>
 ВладаРеспубліки Молдова та США підписали Угоду про лібералізацію повітряноготранспорту в четвер.</text:p>
      <text:p text:style-name="P4">
Як передає Укрінформ, про це повідомляє <text:a xlink:type="simple" xlink:href="https://point.md/ru/novosti/obschestvo/priamye-reisy-iz-kishineva-v-ssha-vlasti-podpisali-soglashenie-o-vozdushnom-prostranstve/" text:style-name="Internet_20_link" text:visited-style-name="Visited_20_Internet_20_Link">
</text:a>
 .</text:p>
      <text:p text:style-name="P4">
«Сьогодні у нас є можливість підписати Угоду про співпрацю з економічним,соціальним та стратегічним впливом, яка буде сприяти ще більшому зміцненнюдвосторонніх відносин між нашими державами, що принесе нам економічні перевагиі, в кінцевому рахунку, покращить інфраструктуру, мобільність, гарний зв’язокміж нашими авіа операторами», – заявила Лілія Дабіджа, міністр інфраструктурита регіонального розвитку Молдови.</text:p>
      <text:p text:style-name="P4">
<draw:frame draw:style-name="fr1" draw:name="Image352" text:anchor-type="as-char" svg:width="6.9236in" svg:height="4.615733in" draw:z-index="0">
<draw:image xlink:href="../Images/yкринформ/2023-05-18T22-22-00-03-00/1684438070-861.jpg" xlink:type="simple" xlink:show="embed" xlink:actuate="onLoad" draw:mime-type="image/jpeg"/>
</draw:frame>
</text:p>
      <text:p text:style-name="P4">
Підписаний документ дозволить здійснювати прямі рейси із Кишенева до пунктівпризначення у <text:a xlink:type="simple" xlink:href="https://www.ukrinform.ua/tag-ssa" text:style-name="Internet_20_link" text:visited-style-name="Visited_20_Internet_20_Link">
 </text:a>
 та навпаки, повідомиламолдовська міністр.</text:p>
      <text:p text:style-name="P4">
<draw:frame draw:style-name="fr1" draw:name="Image353" text:anchor-type="as-char" svg:width="6.9236in" svg:height="4.615733in" draw:z-index="0">
<draw:image xlink:href="../Images/yкринформ/2023-05-18T22-22-00-03-00/1684438070-722.jpg" xlink:type="simple" xlink:show="embed" xlink:actuate="onLoad" draw:mime-type="image/jpeg"/>
</draw:frame>
</text:p>
      <text:p text:style-name="P4">
Представники США підкреслили, що Угода є важливим кроком на шляху дозбільшення інвестицій у цю сферу.</text:p>
      <text:p text:style-name="P4">
«Це важливий крок до збільшення інвестицій, до більш тісних зв’язків міжнашими країнами і з точки зору безпеки, і у сенсі домопоги зусиллям РеспублікиМолдова щодо забезпечення сильного та прозорого ділового середовища», – заявивзаступник держсекретаря США з менеджменту та ресурсів Річард Верма.</text:p>
      <text:p text:style-name="P4">
<text:span text:style-name="T4">
Читайте також:</text:span>
 <text:a xlink:type="simple" xlink:href="https://www.ukrinform.ua/rubric-world/3710930-moldova-hoce-priednatisa-do-es-aknajsvidse-cerez-zagrozu-z-boku-rosii-sandu.html" text:style-name="Internet_20_link" text:visited-style-name="Visited_20_Internet_20_Link">
 <text:span text:style-name="T4">
Молдова</text:span>
 </text:a>
</text:p>
      <text:p text:style-name="P4">
Він додав, що угода про «відкрите небо» допоможе авіакомпаніям пропонуватиклієнтам більш зручні, доступні та ефективні послуги.</text:p>
      <text:p text:style-name="P4">
Як повідомляв <text:a xlink:type="simple" xlink:href="https://www.ukrinform.ua/rubric-world/3710212-derzdep-pro-aviarejsi-rf-do-gruzii-ne-cas-posiluvati-spivpracu-z-rosieu.html" text:style-name="Internet_20_link" text:visited-style-name="Visited_20_Internet_20_Link">
 </text:a>
 , уДержавному департаменті США прокоментували рішення президента рф володимирапутіна про скасування візового режиму для грузинських громадян і відновленняавіасполучення з Грузією.</text:p>
      <text:p text:style-name="P4">
<text:span text:style-name="T5">
Фото: Moldova1</text:span>
</text:p>
      <text:p text:style-name="P4">
Source: <text:a xlink:type="simple" xlink:href="https://www.ukrinform.ua/rubric-world/3711141-moldova-i-ssa-pidpisali-ugodu-pro-vidkrite-nebo.html" text:style-name="Internet_20_link" text:visited-style-name="Visited_20_Internet_20_Link">
https://www.ukrinform.ua/rubric-world/3711141-moldova-i-ssa-pidpisali-ugodu-pro-vidkrite-nebo.html</text:a>
</text:p>
      <!--NEWS-->
      <text:h text:style-name="P10" text:outline-level="1">
<text:span text:style-name="T4">
Рішення росії призупинити участь у Договорі про ядерні озброєння є безвідповідальним - Держдеп</text:span>
</text:h>
      <text:p text:style-name="P4">
Authors: Ukrinform (Person)</text:p>
      <text:p text:style-name="P4">
Publisher: Укринформ (Organization)</text:p>
      <text:p text:style-name="P4">
Published Time: 2023-05-18T22:44:00+03:00</text:p>
      <text:p text:style-name="P4">
Modified Time: 2023-05-18T22:44:00+03:00</text:p>
      <text:p text:style-name="P4">
Description: Сполучені Штати продовжують бути відданими Договору СНО-ІІІ між Вашингтоном і Москвою та вважають призупинення участі Росії в ньому «безвідповідальним» кроком, який не відповідає інтересам безпеки для всього світу.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Ядерна зброя', 'Держдеп', 'Росія', 'Ракетний договір']</text:p>
      <text:p text:style-name="P4">
Type: Article</text:p>
      <!--METADATA-->
      <text:p text:style-name="P4">
<draw:frame draw:style-name="fr1" draw:name="Image354" text:anchor-type="as-char" svg:width="6.9236in" svg:height="3.956343in" draw:z-index="0">
<draw:image xlink:href="../Images/yкринформ/2023-05-18T22-44-00-03-00/630_360_1666031974-150.jpg" xlink:type="simple" xlink:show="embed" xlink:actuate="onLoad" draw:mime-type="image/jpeg"/>
</draw:frame>
 СполученіШтати продовжують бути відданими Договору СНО-ІІІ між Вашингтоном і Москвою тавважають призупинення участі Росії в ньому «безвідповідальним» кроком, який невідповідає інтересам безпеки для всього світу.</text:p>
      <text:p text:style-name="P4">
Про це заявив у четвер під час брифінгу в Вашингтоні заступник речникаДерждепартаменту США Ведант Пател, передає власний кореспондент Укрінформу.</text:p>
      <text:p text:style-name="P4">
«Ми дотримуємося цього договору, і рішення Росії в односторонньому порядкупризупинити свою участь у СНО-ІІІ є прикрим і безвідповідальним»,- підкресливпредставник зовнішньополітичного відомства США.</text:p>
      <text:p text:style-name="P4">
Він зауважив, що договір СНО-ІІІ посилив інтереси безпеки не лише СполученихШтатів і Росії, але й інших країн.</text:p>
      <text:p text:style-name="P4">
«Ми вважаємо, що світ житиме краще, коли обидві наші країни виконуватимутьвимоги СНО-ІІІ»,- наголосив представник Держдепу. Тому, за його словами,Сполучені Штати продовжать працювати над збереженням договору.</text:p>
      <text:p text:style-name="P4">
<text:span text:style-name="T4">
Читайте також:</text:span>
 <text:a xlink:type="simple" xlink:href="https://www.ukrinform.ua/rubric-ato/3708845-akso-putin-zastosue-adernu-zbrou-nastupnogo-dna-jogo-ne-bude-zelenskij.html" text:style-name="Internet_20_link" text:visited-style-name="Visited_20_Internet_20_Link">
 <text:span text:style-name="T4">
ядерну</text:span>
 <text:span text:style-name="T4">
зброю</text:span>
 </text:a>
</text:p>
      <text:p text:style-name="P4">
Як повідомляв Укрінформ, Договір між США і Росією про заходи щодо подальшогоскорочення та обмеження стратегічних <text:a xlink:type="simple" xlink:href="https://www.ukrinform.ua/tag-aderna-zbroa" text:style-name="Internet_20_link" text:visited-style-name="Visited_20_Internet_20_Link">
 </text:a>
 СНО-ІІІ) був підписаний сторонами в квітні 2010 року та набув чинностів лютому 2011-го. Документ був розрахований на десять років із можливістюпродовження на п’ять років за домовленістю сторін.</text:p>
      <text:p text:style-name="P4">
На початку 2021 року Договір був продовжений. Проте в лютому 2023 року Росіяпризупинила участь у СНО-ІІІ.</text:p>
      <text:p text:style-name="P4">
Source: <text:a xlink:type="simple" xlink:href="https://www.ukrinform.ua/rubric-world/3711133-risenna-rosii-prizupiniti-ucast-u-dogovori-pro-aderni-ozbroenna-e-bezvidpovidalnim-derzdep.html" text:style-name="Internet_20_link" text:visited-style-name="Visited_20_Internet_20_Link">
https://www.ukrinform.ua/rubric-world/3711133-risenna-rosii-prizupiniti-ucast-u-dogovori-pro-aderni-ozbroenna-e-bezvidpovidalnim-derzdep.html</text:a>
</text:p>
      <!--NEWS-->
      <text:h text:style-name="P10" text:outline-level="1">
<text:span text:style-name="T4">
ЧС-2023 з хокею: збірна Швеції розгромила угорців, перемоги Чехії, Німеччини та Швейцарії</text:span>
</text:h>
      <text:p text:style-name="P4">
Authors: Ukrinform (Person)</text:p>
      <text:p text:style-name="P4">
Publisher: Укринформ (Organization)</text:p>
      <text:p text:style-name="P4">
Published Time: 2023-05-18T22:59:00+03:00</text:p>
      <text:p text:style-name="P4">
Modified Time: 2023-05-18T22:59:00+03:00</text:p>
      <text:p text:style-name="P4">
Description: На чемпіонаті світу-2023 з хокею в Тампере (Фінляндія) та Ризі (Латвія) завершилися поєдинки четвертого кола розіграшу. — Укрінформ.</text:p>
      <text:p text:style-name="P4">
Images: ["<text:a xlink:type="simple" xlink:href="https://static.ukrinform.com/photos/2023_05/thumb_files/630_360_1684439398-342.jpg" text:style-name="Internet_20_link" text:visited-style-name="Visited_20_Internet_20_Link">
630_360_16844...</text:a>
"]</text:p>
      <text:p text:style-name="P4">
Tags: ['Чемпіонат світу', 'хокей']</text:p>
      <text:p text:style-name="P4">
Type: Article</text:p>
      <!--METADATA-->
      <text:p text:style-name="P4">
<draw:frame draw:style-name="fr1" draw:name="Image355" text:anchor-type="as-char" svg:width="6.9236in" svg:height="3.956343in" draw:z-index="0">
<draw:image xlink:href="../Images/yкринформ/2023-05-18T22-59-00-03-00/630_360_1684439398-342.jpg" xlink:type="simple" xlink:show="embed" xlink:actuate="onLoad" draw:mime-type="image/jpeg"/>
</draw:frame>
 Начемпіонаті світу-2023 з хокею в Тампере (Фінляндія) та Ризі (Латвія)завершилися поєдинки четвертого кола розіграшу.</text:p>
      <text:p text:style-name="P4">
Четвертою перемогою поспіль продовжила турнір збірна Швеції, яка упевненообіграла команду Угорщини - 7:1 (3:1, 3:0, 1:0), передає Укрінформ.</text:p>
      <text:p text:style-name="P4">
В інших матчах четверга Чехія здобула вольову перемогу над Словенією - 6:2(0:2, 1:0, 5:0), Німеччина обіграла Данію - 6:4 (0:1, 3:1, 3:2), а Швейцаріявзяла гору над Словаччиною - 4:2 (1:0, 1:2, 2:0).</text:p>
      <text:p text:style-name="P4">
<text:span text:style-name="T5">
Турнірне становище:</text:span>
</text:p>
      <text:p text:style-name="P4">
група А: США - 12 очок, Швеція - 11, Данія - 8, Фінляндія - 7, Франція - 4,Німеччина - 3, Угорщина - 2, Австрія - 1;</text:p>
      <text:p text:style-name="P4">
група В : Швейцарія - 12 очок, Канада - 11, Чехія - 10, Латвія - 5, Словаччина- 4, Норвегія - 4, Казахстан - 2, Словенія - 0.</text:p>
      <text:p text:style-name="P4">
У наступному турі 19-20 травня зіграють: Угорщина - Фінляндія, Австрія -Німеччина, Латвія - Словенія, Казахстан - Словаччина, США - Данія, Швеція -Франція, Канада - Швейцарія, Норвегія - Чехія.</text:p>
      <text:p text:style-name="P4">
Чемпіонат світу з хокею триватиме до 28 травня.</text:p>
      <text:p text:style-name="P4">
Фото: AFP.</text:p>
      <text:p text:style-name="P4">
Source: <text:a xlink:type="simple" xlink:href="https://www.ukrinform.ua/rubric-sports/3711145-cs2023-z-hokeu-zbirna-svecii-rozgromila-ugorsinu-peremogi-nimeccini-ta-svejcarii.html" text:style-name="Internet_20_link" text:visited-style-name="Visited_20_Internet_20_Link">
https://www.ukrinform.ua/rubric-sports/3711145-cs2023-z-hokeu-zbirna-svecii-rozgromila-ugorsinu-peremogi-nimeccini-ta-svejcarii.html</text:a>
</text:p>
      <!--NEWS-->
      <text:h text:style-name="P10" text:outline-level="1">
<text:span text:style-name="T4">
В ООН вказали росії, що вона отримує зброю з інших держав для війни проти України</text:span>
</text:h>
      <text:p text:style-name="P4">
Authors: Ukrinform (Person)</text:p>
      <text:p text:style-name="P4">
Publisher: Укринформ (Organization)</text:p>
      <text:p text:style-name="P4">
Published Time: 2023-05-18T23:01:00+03:00</text:p>
      <text:p text:style-name="P4">
Modified Time: 2023-05-18T23:01:00+03:00</text:p>
      <text:p text:style-name="P4">
Description: Заступник високого керівника ООН з питань роззброєння Адедеджі Ебо вказав Росії, яка скликала Радбез для обговорення постачань зброї Україні, що збройні сили РФ самі отримують озброєння з-за кордону. — Укрінформ.</text:p>
      <text:p text:style-name="P4">
Images: ["<text:a xlink:type="simple" xlink:href="https://static.ukrinform.com/photos/2023_05/thumb_files/630_360_1684439893-902.jpeg" text:style-name="Internet_20_link" text:visited-style-name="Visited_20_Internet_20_Link">
630_360_16844...</text:a>
"]</text:p>
      <text:p text:style-name="P4">
Tags: ['ООН', 'Україна', 'Зброя', 'Війна з Росією']</text:p>
      <text:p text:style-name="P4">
Type: Article</text:p>
      <!--METADATA-->
      <text:p text:style-name="P4">
<draw:frame draw:style-name="fr1" draw:name="Image356" text:anchor-type="as-char" svg:width="6.9236in" svg:height="3.956343in" draw:z-index="0">
<draw:image xlink:href="../Images/yкринформ/2023-05-18T23-01-00-03-00/630_360_1684439893-902.jpeg" xlink:type="simple" xlink:show="embed" xlink:actuate="onLoad" draw:mime-type="image/jpeg"/>
</draw:frame>
 Заступниквисокого керівника ООН з питань роззброєння Адедеджі Ебо вказав Росії, якаскликала Радбез для обговорення постачань зброї Україні, що збройні сили РФсамі отримують озброєння з-за кордону.</text:p>
      <text:p text:style-name="P4">
Як передає власний кореспондент Укрінформу у Нью-Йорку, про це він заявив назасіданні Ради Безпеки, доповідаючи від секретаріату ООН.</text:p>
      <text:p text:style-name="P4">
Він зазначив, що інформація від урядів про постачання систем озброєння ібоєприпасів Україні доступна у відкритих джерелах. Ці поставки включають важкезвичайне озброєння, зокрема танки, БТР, літаки, вертольоти, великокаліберніартилерійські системи, ракетні комплекси, безпілотники, боєприпаси здистанційним управлінням, стрілецьку зброю, легкі озброєння, зазначив він.</text:p>
      <text:p text:style-name="P4">
Проте, за його словами, Росія сама отримує зброю з-за кордону.</text:p>
      <text:p text:style-name="P4">
<text:span text:style-name="T4">
Читайте також:</text:span>
 <text:a xlink:type="simple" xlink:href="https://www.ukrinform.ua/rubric-crimea/3711124-v-oon-spodivautsa-so-vsi-prava-krimskih-tatar-dotrimuvatimutsa.html" text:style-name="Internet_20_link" text:visited-style-name="Visited_20_Internet_20_Link">
 <text:span text:style-name="T4">
ООН</text:span>
 </text:a>
</text:p>
      <text:p text:style-name="P4">
«Водночас надходять повідомлення про те, що держави передають або плануютьпередати зброю, наприклад, безпілотники та боєприпаси російським збройнимсилам для використання в Україні. Більш того, ЗМІ повідомляють про передачуосновних видів звичайного озброєння, включаючи артилерійські ракетні системи,недержавним угрупованням, які беруть участь у війні в Україні», – сказав Ебо.</text:p>
      <text:p text:style-name="P4">
Він нагадав, що Управління Верховного комісара ООН з прав людини зафіксуваловід початку повномасштабного вторгнення 23 821 жертву серед цивільногонаселення в Україні – 8 836 убитих і 14 985 поранених, «при цьому фактичніцифри, ймовірно, значно вищі».</text:p>
      <text:p text:style-name="P4">
<text:span text:style-name="T4">
Читайте також:</text:span>
 <text:a xlink:type="simple" xlink:href="https://www.ukrinform.ua/rubric-world/3710649-gensek-oon-prodovzenna-zernovoi-ugodi-e-garnou-novinou-dla-svitu.html" text:style-name="Internet_20_link" text:visited-style-name="Visited_20_Internet_20_Link">
 <text:span text:style-name="T4">
ООН</text:span>
 </text:a>
</text:p>
      <text:p text:style-name="P4">
Також представник ООН розповів про руйнування об'єктів інфраструктури,житлових будинків, шкіл, доріг та мостів, атаки на електростанції.</text:p>
      <text:p text:style-name="P4">
Як повідомляв <text:a xlink:type="simple" xlink:href="https://www.ukrinform.ua/rubric-polytics/3711132-rosia-skarzitimetsa-radbezu-oon-na-te-so-ukraina-zbivae-ii-raketi-kislica.html" text:style-name="Internet_20_link" text:visited-style-name="Visited_20_Internet_20_Link">
 </text:a>
 , учетвер Росія вкотре скликала засідання Ради Безпеки ООН для обговоренняпостачання зброї в Україну.</text:p>
      <text:p text:style-name="P4">
Source: <text:a xlink:type="simple" xlink:href="https://www.ukrinform.ua/rubric-ato/3711146-v-oon-vkazali-rosii-so-vona-otrimue-zbrou-z-insih-derzav-dla-vijni-proti-ukraini.html" text:style-name="Internet_20_link" text:visited-style-name="Visited_20_Internet_20_Link">
https://www.ukrinform.ua/rubric-ato/3711146-v-oon-vkazali-rosii-so-vona-otrimue-zbrou-z-insih-derzav-dla-vijni-proti-ukraini.html</text:a>
</text:p>
      <!--NEWS-->
      <text:h text:style-name="P10" text:outline-level="1">
<text:span text:style-name="T4">
Україна намагається донести до арабських країн свою формулу миру - Єрмак</text:span>
</text:h>
      <text:p text:style-name="P4">
Authors: Ukrinform (Person)</text:p>
      <text:p text:style-name="P4">
Publisher: Укринформ (Organization)</text:p>
      <text:p text:style-name="P4">
Published Time: 2023-05-18T23:13:00+03:00</text:p>
      <text:p text:style-name="P4">
Modified Time: 2023-05-18T23:13:00+03:00</text:p>
      <text:p text:style-name="P4">
Description: Україна хоче убезпечити усі держави світу від агресії, перед якою постала сама, й намагається донести це до арабського світу. — Укрінформ.</text:p>
      <text:p text:style-name="P4">
Images: ["<text:a xlink:type="simple" xlink:href="https://static.ukrinform.com/photos/2023_05/thumb_files/630_360_1684440786-172.jpg" text:style-name="Internet_20_link" text:visited-style-name="Visited_20_Internet_20_Link">
630_360_16844...</text:a>
"]</text:p>
      <text:p text:style-name="P4">
Tags: ['Саудівська Аравія', 'Єрмак', 'Війна з Росією', 'Формула миру']</text:p>
      <text:p text:style-name="P4">
Type: Article</text:p>
      <!--METADATA-->
      <text:p text:style-name="P4">
<draw:frame draw:style-name="fr1" draw:name="Image357" text:anchor-type="as-char" svg:width="6.9236in" svg:height="3.956343in" draw:z-index="0">
<draw:image xlink:href="../Images/yкринформ/2023-05-18T23-13-00-03-00/630_360_1684440786-172.jpg" xlink:type="simple" xlink:show="embed" xlink:actuate="onLoad" draw:mime-type="image/jpeg"/>
</draw:frame>
 Українахоче убезпечити усі держави світу від агресії, перед якою постала сама, йнамагається донести це до арабського світу.</text:p>
      <text:p text:style-name="P4">
Як повідомляє кореспондент Укрінформу, про це в <text:a xlink:type="simple" xlink:href="https://t.me/s/ermaka2022" text:style-name="Internet_20_link" text:visited-style-name="Visited_20_Internet_20_Link">
 </text:a>
з Саудівської Аравії розповів керівник Офісу президента України Андрій Єрмак.</text:p>
      <text:p text:style-name="P4">
“Україна прагне донести до країн арабського світу, як вона бачить закінченняцієї <text:a xlink:type="simple" xlink:href="https://www.ukrinform.ua/tag-vijna" text:style-name="Internet_20_link" text:visited-style-name="Visited_20_Internet_20_Link">
 </text:a>
 , як убезпечити держави світу відподібних агресій, і, зокрема, донести запропоновану Президентом ВолодимиромЗеленським формулу миру”, - йдеться у повідомленні на Телеграм-каналі Єрмака.</text:p>
      <text:p text:style-name="P4">
Зазначається, що “ця формула повністю ґрунтується на принципах міжнародногоправа та статуті ООН”. “Ми всіляко вітатимемо участь Саудівської Аравії таінших арабських країн у майбутньому саміті миру, на якому лідери з усьогосвіту зможуть на базі формули миру Президента Зеленського знайти рішення, якзакінчити цю війну в центрі Європи”, - стверджується у дописі.</text:p>
      <text:p text:style-name="P4">
Єрмак також звернув увагу, що “навіть за складних обставин Українапереймається глобальними проблемами, зокрема питанням світової продовольчоїбезпеки, розв’язанню якого сприяє ініціатива Президента Володимира ЗеленськогоGrain Form Ukraine”.</text:p>
      <text:p text:style-name="P4">
Окрім цього, керівник Офісу президента України “відзначив роль Королівства уважливому обміні полоненими, завдяки якому вдалося звільнити велику кількістьукраїнських та іноземних громадян”. ”Україна вдячна за гуманітарну допомогу,отриману від країн арабського світу, зокрема від Саудівської Аравії, особливотоді, коли рф кілька місяців намагалася ударами ракет та іранських дронівзруйнувати енергетичну інфраструктуру, залишити мільйони наших громадян безелектроенергії, опалення та водопостачання в холодну пору року”, - йшлося вінтерв’ю.</text:p>
      <text:p text:style-name="P4">
<text:span text:style-name="T4">
Читайте також:</text:span>
 <text:a xlink:type="simple" xlink:href="https://www.ukrinform.ua/rubric-ato/3711110-zelenskij-mi-ne-maemo-potrapiti-v-omanu-koli-rosia-pocne-govoriti-pro-mir.html" text:style-name="Internet_20_link" text:visited-style-name="Visited_20_Internet_20_Link">
 </text:a>
</text:p>
      <text:p text:style-name="P4">
На сам кінець Єрмак наголосив, що “українська сторона готова спілкуватися здержавами та лідерами, які висувають певні пропозиції щодо мирноговрегулювання та завершення війни, проте не сприймає жодних переговорів ізбудь-якими компромісами, що стосуються нашої території та наших людей”.</text:p>
      <text:p text:style-name="P4">
<text:span text:style-name="T5">
Фото: ОП</text:span>
</text:p>
      <text:p text:style-name="P4">
Source: <text:a xlink:type="simple" xlink:href="https://www.ukrinform.ua/rubric-polytics/3711148-ukraina-namagaetsa-donesti-do-arabskih-krain-svou-formulu-miru-ermak.html" text:style-name="Internet_20_link" text:visited-style-name="Visited_20_Internet_20_Link">
https://www.ukrinform.ua/rubric-polytics/3711148-ukraina-namagaetsa-donesti-do-arabskih-krain-svou-formulu-miru-ermak.html</text:a>
</text:p>
      <!--NEWS-->
      <text:h text:style-name="P10" text:outline-level="1">
<text:span text:style-name="T4">
Суд обрав запобіжний захід Князєву - арешт із заставою у ₴107 мільйонів</text:span>
</text:h>
      <text:p text:style-name="P4">
Authors: Ukrinform (Person)</text:p>
      <text:p text:style-name="P4">
Publisher: Укринформ (Organization)</text:p>
      <text:p text:style-name="P4">
Published Time: 2023-05-18T23:21:00+03:00</text:p>
      <text:p text:style-name="P4">
Modified Time: 2023-05-18T23:21:00+03:00</text:p>
      <text:p text:style-name="P4">
Description: Вищий антикорупційний суд обрав ексголові Верховного Суду Всеволоду Князєву запобіжний захід у вигляді тримання під вартою з можливістю внесення  ₴107 мільйонів 360 тисяч.</text:p>
      <text:p text:style-name="P4">
— Укрінформ.</text:p>
      <text:p text:style-name="P4">
Images: ["<text:a xlink:type="simple" xlink:href="https://static.ukrinform.com/photos/2023_05/thumb_files/630_360_1684441248-220.jpg" text:style-name="Internet_20_link" text:visited-style-name="Visited_20_Internet_20_Link">
630_360_16844...</text:a>
"]</text:p>
      <text:p text:style-name="P4">
Tags: ['Арешт', 'Хабар', 'Князєв', 'Корупція', 'Застава', 'Вищий антикорупційний суд']</text:p>
      <text:p text:style-name="P4">
Type: Article</text:p>
      <!--METADATA-->
      <text:p text:style-name="P4">
<draw:frame draw:style-name="fr1" draw:name="Image358" text:anchor-type="as-char" svg:width="6.9236in" svg:height="3.956343in" draw:z-index="0">
<draw:image xlink:href="../Images/yкринформ/2023-05-18T23-21-00-03-00/630_360_1684441248-220.jpg" xlink:type="simple" xlink:show="embed" xlink:actuate="onLoad" draw:mime-type="image/jpeg"/>
</draw:frame>
 Вищийантикорупційний суд обрав ексголові Верховного Суду Всеволоду Князєвузапобіжний захід у вигляді тримання під вартою з можливістю внесення ₴107мільйонів 360 тисяч.</text:p>
      <text:p text:style-name="P4">
Відповідне рішення оголосив слідчий суддя, передає Укрінформ.</text:p>
      <text:p text:style-name="P4">
Суд ухвалив рішення відправити Князєва під варту на 60 днів з альтернативоювнесення застави у розмірі 107 мільйонів 360 тисяч гривень.</text:p>
      <text:p text:style-name="P4">
Прокурори клопотали про обрання запобіжного заходу підозрюваному у виглядітримання під вартою з альтернативою 150 мільйонів гривень застави. Вониаргументували таке клопотання тим, що ексголова <text:a xlink:type="simple" xlink:href="https://www.ukrinform.ua/tag-verhovnij-sud" text:style-name="Internet_20_link" text:visited-style-name="Visited_20_Internet_20_Link">
</text:a>
 може переховуватися в Україніабо за кордоном, впливати на свідків, експертів, суддів ВС чи навіть знищуватидокази.</text:p>
      <text:p text:style-name="P4">
Сам Князєв і його адвокати просили суд обрати запобіжний захід, не пов'язанийіз триманням під вартою.</text:p>
      <text:p text:style-name="P4">
<text:span text:style-name="T4">
Читайте також:</text:span>
 <text:a xlink:type="simple" xlink:href="https://www.ukrinform.ua/rubric-society/3710974-advokat-stverdzue-so-zi-slidstvom-spivpracuvav-pid-prikrittam-davnij-znajomij-knazeva.html" text:style-name="Internet_20_link" text:visited-style-name="Visited_20_Internet_20_Link">
 <text:span text:style-name="T4">
Князєв</text:span>
 </text:a>
</text:p>
      <text:p text:style-name="P4">
Як повідомляв Укрінформ, 15 травня, <text:a xlink:type="simple" xlink:href="https://www.ukrinform.ua/rubric-society/3709683-nabu-i-sap-vikrili-masstabnu-korupciu-u-verhovnomu-sudi.html" text:style-name="Internet_20_link" text:visited-style-name="Visited_20_Internet_20_Link">
 </text:a>
одержання неправомірної вигоди керівництвом та суддями Верховного Суду.Правоохоронці затримали голову ВС Князєва та вилучили $2,7 мільйона.</text:p>
      <text:p text:style-name="P4">
16 травня 2023 року під час пленуму Верховного Суду <text:a xlink:type="simple" xlink:href="https://www.ukrinform.ua/rubric-society/3710076-suddi-verhovnogo-sudu-progolosuvali-za-vislovlenna-nedoviri-knazevu.html" text:style-name="Internet_20_link" text:visited-style-name="Visited_20_Internet_20_Link">
</text:a>
 недовіри чинному голові ВСКнязєву. Судді також ухвалили постанову пленуму ВС про припинення повноваженьголови ВС Князєва.</text:p>
      <text:p text:style-name="P4">
17 травня Вищий антикорупційний суд <text:a xlink:type="simple" xlink:href="https://www.ukrinform.ua/rubric-society/3710545-vaks-vidmovivsa-zadovolniti-skargu-zahistu-knazeva-na-jogo-zatrimanna.html" text:style-name="Internet_20_link" text:visited-style-name="Visited_20_Internet_20_Link">
 </text:a>
 захисту Князєва на його затримання.</text:p>
      <text:p text:style-name="P4">
<text:span text:style-name="T4">
Читайте також:</text:span>
 <text:a xlink:type="simple" xlink:href="https://www.ukrinform.ua/rubric-polytics/3710728-ukraina-spodivaetsa-so-zatrimanna-knazeva-ne-vpline-na-politicnij-kalendar-vidnosin-z-es.html" text:style-name="Internet_20_link" text:visited-style-name="Visited_20_Internet_20_Link">
 </text:a>
</text:p>
      <text:p text:style-name="P4">
18 травня <text:a xlink:type="simple" xlink:href="https://www.ukrinform.ua/rubric-society/3710933-vrp-nadala-dozvil-na-utrimanna-eksgolovi-knazeva-pid-vartou.html" text:style-name="Internet_20_link" text:visited-style-name="Visited_20_Internet_20_Link">
 </text:a>
 подання Спеціалізованоїантикорупційної прокуратури про надання дозволу на утримання Князєва підвартою.</text:p>
      <text:p text:style-name="P4">
Раніше Вищий антикорупційний суд обрав запобіжний захід у <text:a xlink:type="simple" xlink:href="https://www.ukrinform.ua/rubric-society/3711107-u-spravi-knazeva-sud-arestuvav-advokata-zastava-80-miljoniv.html" text:style-name="Internet_20_link" text:visited-style-name="Visited_20_Internet_20_Link">
</text:a>
 з альтернативою внесення ₴80мільйонів застави адвокату, викритому разом із колишнім головою ВерховногоСуду Всеволодом Князєвим у корупції.</text:p>
      <text:p text:style-name="P4">
<text:span text:style-name="T5">
Фото: Суспільне</text:span>
</text:p>
      <text:p text:style-name="P4">
Source: <text:a xlink:type="simple" xlink:href="https://www.ukrinform.ua/rubric-society/3711149-sud-obrav-zapobiznij-zahid-knazevu.html" text:style-name="Internet_20_link" text:visited-style-name="Visited_20_Internet_20_Link">
https://www.ukrinform.ua/rubric-society/3711149-sud-obrav-zapobiznij-zahid-knazevu.html</text:a>
</text:p>
      <!--NEWS-->
      <text:h text:style-name="P10" text:outline-level="1">
<text:span text:style-name="T4">
У Міноборони нагадали, що заборонено публікувати у соцмережах під час війни</text:span>
</text:h>
      <text:p text:style-name="P4">
Authors: Ukrinform (Person)</text:p>
      <text:p text:style-name="P4">
Publisher: Укринформ (Organization)</text:p>
      <text:p text:style-name="P4">
Published Time: 2023-05-18T23:42:00+03:00</text:p>
      <text:p text:style-name="P4">
Modified Time: 2023-05-18T23:42:00+03:00</text:p>
      <text:p text:style-name="P4">
Description: Заступниця міністра оборони Ганна Маляр нагадала, що заборонено публікувати в соціальних мережах, щоб не видати ворогу сили протиповітряної оборони України. — Укрінформ.</text:p>
      <text:p text:style-name="P4">
Images: ["<text:a xlink:type="simple" xlink:href="https://static.ukrinform.com/photos/2023_02/thumb_files/630_360_1676289053-714.jpg" text:style-name="Internet_20_link" text:visited-style-name="Visited_20_Internet_20_Link">
630_360_16762...</text:a>
"]</text:p>
      <text:p text:style-name="P4">
Tags: ['Міноборони', 'Соцмережі', 'Війна з Росією', 'ППО']</text:p>
      <text:p text:style-name="P4">
Type: Article</text:p>
      <!--METADATA-->
      <text:p text:style-name="P4">
<draw:frame draw:style-name="fr1" draw:name="Image359" text:anchor-type="as-char" svg:width="6.9236in" svg:height="3.956343in" draw:z-index="0">
<draw:image xlink:href="../Images/yкринформ/2023-05-18T23-42-00-03-00/630_360_1676289053-714.jpg" xlink:type="simple" xlink:show="embed" xlink:actuate="onLoad" draw:mime-type="image/jpeg"/>
</draw:frame>
 Заступницяміністра оборони Ганна Маляр нагадала, що заборонено публікувати в соціальнихмережах, щоб не видати ворогу сили протиповітряної оборони України.</text:p>
      <text:p text:style-name="P4">
Як передає Укрінформ, про це вона написала в <text:a xlink:type="simple" xlink:href="https://t.me/annamaliar/763" text:style-name="Internet_20_link" text:visited-style-name="Visited_20_Internet_20_Link">
 </text:a>
.</text:p>
      <text:p text:style-name="P4">
Так, оприлюднювати не можна:</text:p>
      <ul>
        <li>
фото та відео пусків ракет і розташування засобів української ППО;   * свої думки про те, яка зброя де може стояти і що прикривати;   * скільки одиниць техніки бачили чи пусків ракет чули.</li>
      </ul>
      <text:p text:style-name="P4">
<text:span text:style-name="T4">
Читайте також:</text:span>
 <text:a xlink:type="simple" xlink:href="https://www.ukrinform.ua/rubric-ato/3710743-potribna-totalna-tisa-gur-zaklikae-ne-publikuvati-kadri-zastosuvanna-bezpilotnikiv.html" text:style-name="Internet_20_link" text:visited-style-name="Visited_20_Internet_20_Link">
 <text:span text:style-name="T4">
публіку</text:span>
 </text:a>
</text:p>
      <text:p text:style-name="P4">
Як повідомляв Укрінформ, днями <text:a xlink:type="simple" xlink:href="https://www.ukrinform.ua/tag-sbu" text:style-name="Internet_20_link" text:visited-style-name="Visited_20_Internet_20_Link">
 </text:a>
 викрилашістьох киян, які <text:a xlink:type="simple" xlink:href="https://www.ukrinform.ua/rubric-kyiv/3710333-sbu-vikrila-sistoh-kian-aki-zasvitili-robotu-ppo.html" text:style-name="Internet_20_link" text:visited-style-name="Visited_20_Internet_20_Link">
 </text:a>
 про роботу української ППОпід час масованої ракетної атаки 16 травня.</text:p>
      <text:p text:style-name="P4">
Source: <text:a xlink:type="simple" xlink:href="https://www.ukrinform.ua/rubric-ato/3710960-u-minoboroni-nagadali-so-zaboroneno-publikuvati-u-socmerezah-pid-cas-vijni.html" text:style-name="Internet_20_link" text:visited-style-name="Visited_20_Internet_20_Link">
https://www.ukrinform.ua/rubric-ato/3710960-u-minoboroni-nagadali-so-zaboroneno-publikuvati-u-socmerezah-pid-cas-vijni.html</text:a>
</text:p>
      <!--NEWS-->
      <text:h text:style-name="P10" text:outline-level="1">
<text:span text:style-name="T4">
Викрито російського командира, який віддав наказ на обстріл центра Херсона</text:span>
</text:h>
      <text:p text:style-name="P4">
Author: ['АРМІЯINFORM']</text:p>
      <text:p text:style-name="P4">
Time: 2023-05-18T24:00:00-04:00</text:p>
      <text:p text:style-name="P4">
Description: Слідчі встановили особу, який причетний до масованих артобстрілів Херсона та вби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7dabfff-8a2b-42c5-bee6-4eeb8825c776.jpg" text:style-name="Internet_20_link" text:visited-style-name="Visited_20_Internet_20_Link">
e7dabfff-8a2b-42c5-bee6-4eeb8825c776.jpg</text:a>
']</text:p>
      <text:p text:style-name="P4">
Tags: ['STOPRUSSIA', 'АГРЕСІЯ РФ', 'ВТОРГНЕННЯ РФ', 'СБУ']</text:p>
      <text:p text:style-name="P4">
Category: News</text:p>
      <!--METADATA-->
      <text:p text:style-name="P4">
<draw:frame draw:style-name="fr1" draw:name="Image360" text:anchor-type="as-char" svg:width="6.9236in" svg:height="8.764051in" draw:z-index="0">
<draw:image xlink:href="../Images/AРМІЯINFORM/2023-05-18T24-00-00-04-00/e7dabfff-8a2b-42c5-bee6-4eeb8825c776.jpg" xlink:type="simple" xlink:show="embed" xlink:actuate="onLoad" draw:mime-type="image/jpeg"/>
</draw:frame>
</text:p>
      <text:p text:style-name="P4">
Слідчі встановили особу, який причетний до масованих артобстрілів Херсона тавбивства мирних жителів міста. Ним виявився підполковник Дмитро Жарких —командир 8-го окремого артилерійського полку 22-го армійського корпусуберегових військ Чорноморського флоту рф.</text:p>
      <text:p text:style-name="P4">
Про це <text:a xlink:type="simple" xlink:href="https://ssu.gov.ua/novyny/sbu-vstanovyla-komandyra-artpolku-rf-yakyi-viddav-nakaz-na-obstril-zhytlovykh-kvartaliv-khersona" text:style-name="Internet_20_link" text:visited-style-name="Visited_20_Internet_20_Link">
повідомляє</text:a>
Служба безпеки України.</text:p>
      <text:p text:style-name="P4">
— 24 грудня 2022 року окупант віддав наказ на вогневий удар по центральнійчастині Херсона з реактивних систем залпового вогню БМ-21 «Град», якібазувались на лівому березі р. Дніпро. Тоді рашисти поцілили у житловібудинки, магазини, лікарню та пункт видачі гуманітарної допомоги у центральнійчастині обласного центру. Унаслідок ворожого обстрілу загинуло 11 мирнихжителів, ще 64 — отримали поранення. Більшість з потерпілих — жінки та людипохилого віку, — йдеться в повідомленні.</text:p>
      <text:p text:style-name="P4">
Як зазначається, невдовзі після цього Жарких запросили до кремля, де йоговідзначили за терор проти цивільного населення України.</text:p>
      <text:p text:style-name="P4">
За даними слідства, воєнний злочинець ще у 2014 році брав активну участь узахоплені Криму. Згодом його полк почав дислокуватись на тимчасово окупованійтериторії українського півострова.</text:p>
      <text:p text:style-name="P4">
Після початку повномасштабного вторгнення підпорядковані фігуранту підрозділибули задіяні на південному фронті.</text:p>
      <text:p text:style-name="P4">
На підставі зібраних доказів слідчі Служби безпеки повідомили зловмиснику пропідозру за порушення законів та звичаїв війни.</text:p>
      <text:p text:style-name="P4">
Тривають комплексні заходи для його притягнення до відповідальності за злочинипроти нашої держави.</text:p>
      <text:p text:style-name="P4">
Розслідування проводили співробітники СБУ в Херсонській області запроцесуального керівництва обласної прокуратури.</text:p>
      <text:p text:style-name="P4">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Віцеспікерка Олена Кондратюк: Майже 20 тисяч українських дітей насильницьки депортовано до рф</text:span>
</text:h>
      <text:p text:style-name="P4">
Author: ['АРМІЯINFORM']</text:p>
      <text:p text:style-name="P4">
Time: 2023-05-18T25:00:00-04:00</text:p>
      <text:p text:style-name="P4">
Description: Заступниця Голови Верховної Ради України Олена Кондратюк виступила на Спеціальній с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kondra1705.jpg" text:style-name="Internet_20_link" text:visited-style-name="Visited_20_Internet_20_Link">
1kondra1705.jpg</text:a>
']</text:p>
      <text:p text:style-name="P4">
Tags: ['STOPRUSSIA', 'АГРЕСІЯ РФ', 'ВТОРГНЕННЯ РФ', 'ДІТИ УКРАЇНИ']</text:p>
      <text:p text:style-name="P4">
Category: News</text:p>
      <!--METADATA-->
      <text:p text:style-name="P4">
<draw:frame draw:style-name="fr1" draw:name="Image361" text:anchor-type="as-char" svg:width="6.9236in" svg:height="4.615733in" draw:z-index="0">
<draw:image xlink:href="../Images/AРМІЯINFORM/2023-05-18T25-00-00-04-00/1kondra1705.jpg" xlink:type="simple" xlink:show="embed" xlink:actuate="onLoad" draw:mime-type="image/jpeg"/>
</draw:frame>
</text:p>
      <text:p text:style-name="P4">
Заступниця Голови Верховної Ради України Олена Кондратюк виступила наСпеціальній сесії Міллі Меджлісу Азербайджанської Республіки, присвяченій100-річчю від дня народження Гейдара Алієва.</text:p>
      <text:p text:style-name="P4">
Про це <text:a xlink:type="simple" xlink:href="https://www.rada.gov.ua/news/Top-novyna/236650.html" text:style-name="Internet_20_link" text:visited-style-name="Visited_20_Internet_20_Link">
повідомляє</text:a>
Верховна Рада України.</text:p>
      <text:p text:style-name="P4">
Вона нагадала про те, що загальнонаціональний лідер Азербайджану Гейдар Алієввідзначав тверду впевненість українців в обраному шляху незалежності та упрагненні покінчити із залежністю від будь-яких інших держав.</text:p>
      <text:p text:style-name="P4">
Віцеспікерка також подякувала Азербайджану за підтримку та співпрацю і наданняУкраїні гуманітарної допомоги.</text:p>
      <text:p text:style-name="P4">
«Хочу подякувати керівництву Азербайджану за послідовну підтримку суверенітетуі територіальної цілісності України. Зі свого боку, хочу запевнити, що Українабеззастережно підтримуватиме територіальну цілісність АзербайджанськоїРеспубліки в її міжнародно визнаних кордонах», — наголосила Олена Кондратюк.</text:p>
      <text:p text:style-name="P4">
Віцеспікерка підкреслила, що Азербайджан, так само як і Україна, з гідністюзахищає свою землю. Вона також подякувала етнічним азербайджанцям, які воюютьі віддають свої життя за свободу України у лавах Збройних Сил України.</text:p>
      <text:p text:style-name="P4">
Під час виступу Заступниця Голови Верховної Ради України звернула увагукерівництва Азербайджану та учасників засідання на руйнівні наслідкиросійського вторгнення в Україну.</text:p>
      <text:p text:style-name="P4">
Віцеспікерка наголосила, що за час російського вторгнення від бомбардувань іобстрілів в Україні постраждали понад 3 000 закладів освіти і понад 1 200закладів охорони здоров’я.</text:p>
      <text:p text:style-name="P4">
«В українському місті Ірпінь, про яке ви всі чули в жахливих новинах прозвірства російської армії проти мирних українських громадян, є вулиця і скверімені дружини Гейдара Алієва, видатного офтальмолога, академіка ЗаріфиАлієвої. На її честь також названо Ірпінську школу №12. Школа імені Алієвоїбула обстріляна росіянами», — акцентувала Олена Кондратюк.</text:p>
      <text:p text:style-name="P4">
Водночас Заступниця Голови Верховної Ради загострила увагу не лише на окупаціїукраїнських земель росією, «але й на прямому безумному намірі росіян чинитинеприхований геноцид українців, викрадаючи наших дітей».</text:p>
      <text:p text:style-name="P4">
Вона підкреслила, що майже 20 тисяч українських дітей — і це лише офіційнацифра — насильницьки депортовано до росії.</text:p>
      <text:p text:style-name="P4">
«Цей злочин задокументовано, і Міжнародний кримінальний суд уже видав ордер наарешт злочинців. Саме тому я звертаюся до Азербайджану з проханням допомогтинам повернути всіх українських дітей додому. Чужих дітей не буває, і я вірю,що сила міжнародного тиску і волі може зупинити цей нелюдський злочин іпокарати ідеологів новітнього геноциду», – висловила упевненість ОленаКондратюк.</text:p>
      <text:p text:style-name="P4">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NEWS-->
      <text:h text:style-name="P10" text:outline-level="1">
<text:span text:style-name="T4">
Концерн РРТ відновив роботу двох радіостанцій на Херсонщині</text:span>
</text:h>
      <text:p text:style-name="P4">
Author: ['АРМІЯINFORM']</text:p>
      <text:p text:style-name="P4">
Time: 2023-05-18T26:00:00-04:00</text:p>
      <text:p text:style-name="P4">
Description: Концерн радіомовлення, радіозв’язку та телебачення, який належить до сфер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ite000296.png" text:style-name="Internet_20_link" text:visited-style-name="Visited_20_Internet_20_Link">
site000296.png</text:a>
']</text:p>
      <text:p text:style-name="P4">
Tags: ['STOPRUSSIA', 'АГРЕСІЯ РФ', 'ВТОРГНЕННЯ РФ', 'ХЕРСОНСЬКА ОБЛАСТЬ']</text:p>
      <text:p text:style-name="P4">
Category: News</text:p>
      <!--METADATA-->
      <text:p text:style-name="P4">
<draw:frame draw:style-name="fr1" draw:name="Image362" text:anchor-type="as-char" svg:width="6.9236in" svg:height="5.204239in" draw:z-index="0">
<draw:image xlink:href="../Images/AРМІЯINFORM/2023-05-18T26-00-00-04-00/site000296.png" xlink:type="simple" xlink:show="embed" xlink:actuate="onLoad" draw:mime-type="image/png"/>
</draw:frame>
</text:p>
      <text:p text:style-name="P4">
Концерн радіомовлення, радіозв’язку та телебачення, який належить до сфериуправління Держспецзв’язку, продовжує відновлювати українське радіомовлення надеокупованих територіях України.</text:p>
      <text:p text:style-name="P4">
Про це <text:a xlink:type="simple" xlink:href="https://t.me/dsszzi_official/5820" text:style-name="Internet_20_link" text:visited-style-name="Visited_20_Internet_20_Link">
повідомляє</text:a>
 Держспецзв’язку утелеграм.</text:p>
      <text:p text:style-name="P4">
Відсьогодні фахівці КРРТ відновили роботу двох радіостанцій Суспільногомовлення в Бериславському районі Херсонської області:</text:p>
      <ul>
        <li>
Радіо Культура — 91,4 FM;  * Радіо Промінь — 98,5 FM.</li>
      </ul>
      <text:p text:style-name="P4">
Відновлення мовлення відбувається в межах Постанови Кабінету Міністрів Українивід 15.11.2022 № 1287 «Деякі питання спрямування коштів державного бюджету у2022 році для здійснення заходів з відновлення телерадіомовлення вХарківській, Чернігівській, Сумській та Херсонській областях».</text:p>
      <text:p text:style-name="P4">
Source: <text:a xlink:type="simple" xlink:href="https://armyinform.com.ua/2023/05/18/konczern-rrt-vidnovyv-robotu-dvoh-radiostanczij-na-hersonshhyni/" text:style-name="Internet_20_link" text:visited-style-name="Visited_20_Internet_20_Link">
https://armyinform.com.ua/2023/05/18/konczern-rrt-vidnovyv-robotu-dvoh-radiostanczij-na-hersonshhyni/</text:a>
</text:p>
      <!--NEWS-->
      <text:h text:style-name="P10" text:outline-level="1">
<text:span text:style-name="T4">
У Мінекономіки обговорили чергове спрощення імпорту товарів військового призначення</text:span>
</text:h>
      <text:p text:style-name="P4">
Author: ['АРМІЯINFORM']</text:p>
      <text:p text:style-name="P4">
Time: 2023-05-18T27:00:00-04:00</text:p>
      <text:p text:style-name="P4">
Description: Питання подальших кроків зі спрощення імпорту товарів, критично важливих для виробниц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23_iqyi1wigi38ousasrg09ytrswtwokdau_w_767-e1684351833983.jpg" text:style-name="Internet_20_link" text:visited-style-name="Visited_20_Internet_20_Link">
323_iqyi1wigi38ousasrg09ytrswtwokdau_w_767-e1684351833983.jpg</text:a>
']</text:p>
      <text:p text:style-name="P4">
Tags: ['STOPRUSSIA', 'АГРЕСІЯ РФ', 'ВТОРГНЕННЯ РФ', 'РІШЕННЯ УРЯДУ']</text:p>
      <text:p text:style-name="P4">
Category: News</text:p>
      <!--METADATA-->
      <text:p text:style-name="P4">
<draw:frame draw:style-name="fr1" draw:name="Image363" text:anchor-type="as-char" svg:width="6.9236in" svg:height="5.056875in" draw:z-index="0">
<draw:image xlink:href="../Images/AРМІЯINFORM/2023-05-18T27-00-00-04-00/323_iqyi1wigi38ousasrg09ytrswtwokdau_w_767-e1684351833983.jpg" xlink:type="simple" xlink:show="embed" xlink:actuate="onLoad" draw:mime-type="image/jpeg"/>
</draw:frame>
Ілюстративне фото</text:p>
      <text:p text:style-name="P4">
Питання подальших кроків зі спрощення імпорту товарів, критично важливих длявиробництва озброєння і військової техніки та посилення обороноздатностіУкраїни, були обговорені під час робочої наради в Міністерстві економікиУкраїни 17 травня 2023 року.</text:p>
      <text:p text:style-name="P4">
Про це <text:a xlink:type="simple" xlink:href="https://www.kmu.gov.ua/news/v-minekonomiky-obhovoryly-shliakhy-podalshoho-sproshchennia-importu-tovariv-viiskovoho-pryznachennia-dlia-zabezpechennia-natsionalnykh-syl-oborony" text:style-name="Internet_20_link" text:visited-style-name="Visited_20_Internet_20_Link">
повідомляє</text:a>
 Урядовий Портал.</text:p>
      <text:p text:style-name="P4">
У нараді взяли участь представники міністерств економіки, оборони,стратегічних галузей промисловості, Державної служби експортного контролю,Федерації роботодавців України, галузевих асоціацій, підприємств ОПК.</text:p>
      <text:p text:style-name="P4">
Як зазначили під час наради представники виробників, раніше Урядом булиухвалені необхідні рішення, що дозволили суттєво спростити імпорт товаріввійськового призначення та подвійного використання на потреби оборони.Зокрема, в березні минулого року змінами до постанови №1228 від 12.07.1999 наперіод дії воєнного стану суб’єктам господарювання, які мають повноваження направо здійснення експорту та/або імпорту товарів військового призначення, булонадано право на здійснення імпорту товарів військового призначення за всімапозиціями (ML1 - ML22) Списку товарів військового призначення, що підлягаютьдержавному контролю, для забезпечення потреб національних сил оборони ібезпеки.</text:p>
      <text:p text:style-name="P4">
У грудні Уряд затвердив перелік товарів військового призначення та подвійноговикористання, на міжнародні передачі (імпорт) яких під час воєнного стану непоширюється дія Закону «Про державний контроль за міжнародними передачамитоварів військового призначення та подвійного використання» (постанова №1378).</text:p>
      <text:p text:style-name="P4">
Відтак, нагальні потреби ОПК вимагають подальших кроків з лібералізаціївідповідних механізмів. Зокрема, розширення переліку товарів, на імпорт якихне буде поширюватися у період воєнного стану дія закону про експортнийконтроль.</text:p>
      <text:p text:style-name="P4">
Під час засідання були обговорені конкретні пропозиції виробників щодорозширення переліку. За підсумками вирішено опрацювати подані пропозиції зурахуванням позицій всіх зацікавлених сторін та внести відповідні зміни допостанови № 1378, які будуть надані на погодження до заінтересованих державнихорганів та подані на розгляд Уряду.</text:p>
      <text:p text:style-name="P4">
«Під час обговорення подальших кроків зі спрощення імпорту товарів, важливихдля підвищення обороноздатності країни, ми виходили з двох ключових завдань.Перше, напрацювати рішення, які дозволять максимально пришвидшити імпортпродукції, необхідної для ОПК та фронту. Друге, забезпечити при цьомувиконання Україною в повному обсязі міжнародних зобов’язань у сфері контролюза переміщенням озброєння. Робота проведена конструктивна, проблемні питаннявизначені, шляхи вирішення запропоновані та обговорені. Будемо працювати надїх реалізацією», — зазначив за підсумками засідання директор Департаментуекономіки безпеки і оборони Міністерства економіки України Сергій Сметанко.</text:p>
      <text:p text:style-name="P4">
Source: <text:a xlink:type="simple" xlink:href="https://armyinform.com.ua/2023/05/18/v-minekonomiky-obgovoryly-chergove-sproshhennya-importu-tovariv-vijskovogo-pryznachennya/" text:style-name="Internet_20_link" text:visited-style-name="Visited_20_Internet_20_Link">
https://armyinform.com.ua/2023/05/18/v-minekonomiky-obgovoryly-chergove-sproshhennya-importu-tovariv-vijskovogo-pryznachennya/</text:a>
</text:p>
      <!--NEWS-->
      <text:h text:style-name="P10" text:outline-level="1">
<text:span text:style-name="T4">
У Херсоні затримано медсестру, яка «зливала» ворогу персональні дані українських захисників</text:span>
</text:h>
      <text:p text:style-name="P4">
Author: ['АРМІЯINFORM']</text:p>
      <text:p text:style-name="P4">
Time: 2023-05-18T28:00:00-04:00</text:p>
      <text:p text:style-name="P4">
Description: У звільненому Херсоні СБУ затримала ще одну російську агентку.  Нею виявилась медсе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b87d683bce9d2851921d26609d1c53e.jpeg" text:style-name="Internet_20_link" text:visited-style-name="Visited_20_Internet_20_Link">
6b87d683bce9d2851921d26609d1c53e.jpeg</text:a>
']</text:p>
      <text:p text:style-name="P4">
Tags: ['STOPRUSSIA', 'АГРЕСІЯ РФ', 'ВТОРГНЕННЯ РФ', 'КОЛАБОРАНТИ', 'СБУ']</text:p>
      <text:p text:style-name="P4">
Category: News</text:p>
      <!--METADATA-->
      <text:p text:style-name="P4">
<draw:frame draw:style-name="fr1" draw:name="Image364" text:anchor-type="as-char" svg:width="6.9236in" svg:height="4.615733in" draw:z-index="0">
<draw:image xlink:href="../Images/AРМІЯINFORM/2023-05-18T28-00-00-04-00/6b87d683bce9d2851921d26609d1c53e.jpeg" xlink:type="simple" xlink:show="embed" xlink:actuate="onLoad" draw:mime-type="image/jpeg"/>
</draw:frame>
</text:p>
      <text:p text:style-name="P4">
У звільненому Херсоні СБУ затримала ще одну російську агентку.</text:p>
      <text:p text:style-name="P4">
Нею виявилась медсестра однієї з місцевих лікарень, яка під час окупаціїобласного центру була завербована кадровим співробітником фсб.</text:p>
      <text:p text:style-name="P4">
За його завданням після звільнення Херсона вона залишилась у місті іпродовжила працювати у медзакладі для проведення розвідувально-підривноїдіяльності проти України.</text:p>
      <text:p text:style-name="P4">
У подальшому зловмисниця збирала для агресора установчі дані українськихзахисників, які проходили лікування в медичній установі.</text:p>
      <text:p text:style-name="P4">
Також вона шпигувала за місцями базування Сил оборони, які дислокуються натериторії обласного центру.</text:p>
      <text:p text:style-name="P4">
Крім того, російська агентка фіксувала наслідки ворожих ракетно-артилерійськихобстрілів Херсона і передавала відповідні «звіти» до фсб через месенджер.</text:p>
      <text:p text:style-name="P4">
Розвіддані потрібні були окупантам для коригування повторних вогневих ударівпо місту.</text:p>
      <text:p text:style-name="P4">
Як встановили слідчі, у поле зору російської спецслужби жінка потрапила черезпублічну підтримку загарбників в одній із антиукраїнських груп у Телеграм.</text:p>
      <text:p text:style-name="P4">
Під час обшуків за місцем проживання фігурантки виявлено мобільний телефон,який вона використовувала для комунікації з агресором.</text:p>
      <text:p text:style-name="P4">
На підставі зібраних доказів слідчі Служби безпеки повідомили їй про підозру удержавній зраді, вчиненій в умовах воєнного стану.</text:p>
      <text:p text:style-name="P4">
Наразі вона перебуває під вартою. Триває розслідування для встановлення всіхобставин злочину.</text:p>
      <text:p text:style-name="P4">
Комплексні заходи проводили співробітники СБУ в Херсонській області запроцесуального керівництва обласної прокуратури.</text:p>
      <text:p text:style-name="P4">
<text:span text:style-name="T4">
Джерело:</text:span>
 <text:a xlink:type="simple" xlink:href="https://ssu.gov.ua/novyny/sbu-zatrymala-medsestru-yaka-pratsiuvala-na-fsb-i-zlyvala-vorohu-personalni-dani-ukrainskykh-zakhysnykiv" text:style-name="Internet_20_link" text:visited-style-name="Visited_20_Internet_20_Link">
<text:span text:style-name="T5">
СБУ</text:span>
</text:a>
</text:p>
      <text:p text:style-name="P4">
Source: <text:a xlink:type="simple" xlink:href="https://armyinform.com.ua/2023/05/18/u-hersoni-zatrymano-medsestru-yaka-zlyvala-vorogu-personalni-dani-ukrayinskyh-zahysnykiv/" text:style-name="Internet_20_link" text:visited-style-name="Visited_20_Internet_20_Link">
https://armyinform.com.ua/2023/05/18/u-hersoni-zatrymano-medsestru-yaka-zlyvala-vorogu-personalni-dani-ukrayinskyh-zahysnykiv/</text:a>
</text:p>
      <!--NEWS-->
      <text:h text:style-name="P10" text:outline-level="1">
<text:span text:style-name="T4">
Олександр Кубраков: Зернову угоду розблоковано ще на 120 діб</text:span>
</text:h>
      <text:p text:style-name="P4">
Author: ['АРМІЯINFORM']</text:p>
      <text:p text:style-name="P4">
Time: 2023-05-18T29:00:00-04:00</text:p>
      <text:p text:style-name="P4">
Description: Віце-прем'єр-міністр з відновлення України - Міністр розвитку громад, територі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f41433e6e049a617bf691645c2714fb.webp" text:style-name="Internet_20_link" text:visited-style-name="Visited_20_Internet_20_Link">
3f41433e6e049a617bf691645c2714fb.webp</text:a>
']</text:p>
      <text:p text:style-name="P4">
Tags: ['STOPRUSSIA', 'АГРЕСІЯ РФ', 'ВТОРГНЕННЯ РФ', 'ЗЕРНОВА УГОДА']</text:p>
      <text:p text:style-name="P4">
Category: News</text:p>
      <!--METADATA-->
      <text:p text:style-name="P4">
<draw:frame draw:style-name="fr1" draw:name="Image365" text:anchor-type="as-char" svg:width="6.9236in" svg:height="4.586193in" draw:z-index="0">
<draw:image xlink:href="../ConvertedIMGs/AРМІЯINFORM/2023-05-18T29-00-00-04-00/3f41433e6e049a617bf691645c2714fb.png" xlink:type="simple" xlink:show="embed" xlink:actuate="onLoad" draw:mime-type="image/png"/>
</draw:frame>
 Ілюстративнефото</text:p>
      <text:p text:style-name="P4">
Віце-прем'єр-міністр з відновлення України - Міністр розвитку громад,територій та інфраструктури Олександр Кубраков розповів про продовженняЗернової угоди.</text:p>
      <text:p text:style-name="P4">
Про це <text:a xlink:type="simple" xlink:href="https://www.kmu.gov.ua/news/oleksandr-kubrakov-zernovu-uhodu-rozblokovano" text:style-name="Internet_20_link" text:visited-style-name="Visited_20_Internet_20_Link">
повідомляє</text:a>
 Урядовий портал.</text:p>
      <text:p text:style-name="P4">
«Зернову угоду розблоковано, вона продовжить свою дію до 18 липня. Світпродовжить отримувати українську продукцію завдяки зусиллям наших партнерів поугоді — Туреччині та ООН. Ми вдячні партнерам за непохитну та цілеспрямованупозицію в тому, що угода має працювати надалі та на умовах, які підписали всісторони. Зазначу, що Зернова ініціатива була і є діючою, оскільки пролонгованав березні строком на 120 днів, до 18 липня», — наголосив Олександр Кубраков.</text:p>
      <text:p text:style-name="P4">
На сьогоднішній день на потреби світу вже відправлено 30,4 млн тонагропродукції. З середини квітня росія безпідставно почала обмежувати роботуІніціативи, а з травня фактично заблокувала її відмовившись від реєстраціїнового флоту та проведення інспекцій флоту, який йде на завантаження доукраїнських портів. Майже 70 суден зараз очікують в територіальних водахТуреччини, 90% — це ті, хто готовий доставляти світу продукцію наших аграріїв.</text:p>
      <text:p text:style-name="P4">
«Ми вітаємо продовження роботи ініціативи, але наголошуємо, що вона маєпрацювати ефективно. Для цього потрібно усунути проблеми, які вже кількамісяців поспіль створює росія шляхом саботажу інспекцій та реєстрації новогофлоту. Сподіваємося, що наші партнери докладуть всі зусилля аби зернова угодапочала повноцінно працювати на продовольчу безпеку світу, а росія врештіприпинить використовувати їжу як зброю та для шантажу», — йдеться уповідомленні.</text:p>
      <text:p text:style-name="P4">
Source: <text:a xlink:type="simple" xlink:href="https://armyinform.com.ua/2023/05/18/oleksandr-kubrakov-zernovu-ugodu-rozblokovano-shhe-na-120-dib/" text:style-name="Internet_20_link" text:visited-style-name="Visited_20_Internet_20_Link">
https://armyinform.com.ua/2023/05/18/oleksandr-kubrakov-zernovu-ugodu-rozblokovano-shhe-na-120-dib/</text:a>
</text:p>
      <!--NEWS-->
      <text:h text:style-name="P10" text:outline-level="1">
<text:span text:style-name="T4">
В Одесі відкриється виставка «Єднання заради майбутнього»</text:span>
</text:h>
      <text:p text:style-name="P4">
Author: ['АРМІЯINFORM']</text:p>
      <text:p text:style-name="P4">
Time: 2023-05-18T30:00:00-04:00</text:p>
      <text:p text:style-name="P4">
Description: Сьогодні, 18 травня о 14:00 у «круглій» залі одеського вокзалу презентують ви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d1c3959-f115-43c2-8c2b-fb854acbbde7.jpg" text:style-name="Internet_20_link" text:visited-style-name="Visited_20_Internet_20_Link">
7d1c3959-f115-43c2-8c2b-fb854acbbde7.jpg</text:a>
']</text:p>
      <text:p text:style-name="P4">
Tags: ['АГРЕСІЯ РФ', 'ВТОРГНЕННЯ РФ', 'ЄДНАННЯ ЗАРАДИ МАЙБУТНЬОГО', 'УКРЗАЛІЗНИЦЯ']</text:p>
      <text:p text:style-name="P4">
Category: News</text:p>
      <!--METADATA-->
      <text:p text:style-name="P4">
<draw:frame draw:style-name="fr1" draw:name="Image366" text:anchor-type="as-char" svg:width="6.9236in" svg:height="3.894525in" draw:z-index="0">
<draw:image xlink:href="../Images/AРМІЯINFORM/2023-05-18T30-00-00-04-00/7d1c3959-f115-43c2-8c2b-fb854acbbde7.jpg" xlink:type="simple" xlink:show="embed" xlink:actuate="onLoad" draw:mime-type="image/jpeg"/>
</draw:frame>
</text:p>
      <text:p text:style-name="P4">
Сьогодні, 18 травня о 14:00 у «круглій» залі одеського вокзалу презентуютьвиставку «Єднання заради майбутнього», яка розповідає про особливості та етапиевакуації українців на початку повномасштабного вторгення залізницею та про їїроль у житті сучасної України.</text:p>
      <text:p text:style-name="P4">
Про це<text:a xlink:type="simple" xlink:href="https://armyinform.com.ua/reformator/script%20async%20src=%22https:/telegram.org/js/telegram-widget.js" text:style-name="Internet_20_link" text:visited-style-name="Visited_20_Internet_20_Link">
повідомляє</text:a>
 «Укрзалізниця».</text:p>
      <text:p text:style-name="P4">
— Колекція фоторобіт про евакуаційні, медичні, дипломатичні та поштові вагони,що зшивають країну щодня від початку повномасштабного вторгнення, була впершепредставлена в Ужгороді у день запуску Поїзда Єднання. Цього року він проїхаввід Ужгорода до Краматорська, везучи слова підтримки нашим воїнам на сході, ав минулому 2022-му — від Рахова до Маріуполя, найдовшим маршрутом, який мимріємо повторити, — йдеться у повідомленні.</text:p>
      <text:p text:style-name="P4">
Згодом виставка мандрувала вокзалами Чернівців, Івано-Франківська та Вінниці.⠀</text:p>
      <text:p text:style-name="P4">
Подивитися на експозиції можна буде протягом трьох тижнів.</text:p>
      <text:p text:style-name="P4">
Source: <text:a xlink:type="simple" xlink:href="https://armyinform.com.ua/2023/05/18/v-odesi-vidkryyetsya-vystavka-yednannya-zarady-majbutnogo/" text:style-name="Internet_20_link" text:visited-style-name="Visited_20_Internet_20_Link">
https://armyinform.com.ua/2023/05/18/v-odesi-vidkryyetsya-vystavka-yednannya-zarady-majbutnogo/</text:a>
</text:p>
      <!--NEWS-->
      <text:h text:style-name="P10" text:outline-level="1">
<text:span text:style-name="T4">
За п’ять діб стартує черговий кваліфікаційний курс ССО</text:span>
</text:h>
      <text:p text:style-name="P4">
Author: ['АРМІЯINFORM']</text:p>
      <text:p text:style-name="P4">
Time: 2023-05-18T31:00:00-04:00</text:p>
      <text:p text:style-name="P4">
Description: До кінця подачі заявок на черговий Кваліфікаційний курс ССО  залишилось 5 діб. Зая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578393_791073382411998_5002751121828080607_n.jpg" text:style-name="Internet_20_link" text:visited-style-name="Visited_20_Internet_20_Link">
347578393_791073382411998_5002751121828080607_n.jpg</text:a>
']</text:p>
      <text:p text:style-name="P4">
Tags: ['STOPRUSSIA', 'АГРЕСІЯ РФ', 'ВТОРГНЕННЯ РФ', 'ССО ЗСУ']</text:p>
      <text:p text:style-name="P4">
Category: News</text:p>
      <!--METADATA-->
      <text:p text:style-name="P4">
<draw:frame draw:style-name="fr1" draw:name="Image367" text:anchor-type="as-char" svg:width="6.9236in" svg:height="6.9236in" draw:z-index="0">
<draw:image xlink:href="../Images/AРМІЯINFORM/2023-05-18T31-00-00-04-00/347578393_791073382411998_5002751121828080607_n.jpg" xlink:type="simple" xlink:show="embed" xlink:actuate="onLoad" draw:mime-type="image/jpeg"/>
</draw:frame>
</text:p>
      <text:p text:style-name="P4">
До кінця подачі заявок на черговий Кваліфікаційний курс ССО залишилось 5 діб.Заявки приймаються до 22.05.2023.</text:p>
      <text:p text:style-name="P4">
Заповнюйте заявку за посиланням<text:a xlink:type="simple" xlink:href="https://sof.mil.gov.ua/join" text:style-name="Internet_20_link" text:visited-style-name="Visited_20_Internet_20_Link">
https://sof.mil.gov.ua/join</text:a>
(оновлення сайту на початкову сторінку, означає, що заявку подано)</text:p>
      <text:p text:style-name="P4">
Детальна інформація про курс та підготовку до нього<text:a xlink:type="simple" xlink:href="https://sof.mil.gov.ua/ready" text:style-name="Internet_20_link" text:visited-style-name="Visited_20_Internet_20_Link">
https://sof.mil.gov.ua/ready</text:a>
</text:p>
      <text:p text:style-name="P4">
Не втрать шанс долучитися до лав воїнів Сил спеціальних операцій Збройних СилУкраїни!</text:p>
      <text:p text:style-name="P4">
<text:span text:style-name="T4">
Джерело:</text:span>
 <text:span text:style-name="T5">
<text:a xlink:type="simple" xlink:href="https://www.facebook.com/usofcom/posts/pfbid0ggs8SfPPQrkEtjNc8yXHuwUsSZayxPW4n7aYdfPCSPbEKVDbBYBxjxtbZQJ49oJel" text:style-name="Internet_20_link" text:visited-style-name="Visited_20_Internet_20_Link">
КомандуванняССО</text:a>
</text:span>
</text:p>
      <text:p text:style-name="P4">
Source: <text:a xlink:type="simple" xlink:href="https://armyinform.com.ua/2023/05/18/za-pyat-dib-startuye-chergovyj-kvalifikaczijnyj-kurs-sso/" text:style-name="Internet_20_link" text:visited-style-name="Visited_20_Internet_20_Link">
https://armyinform.com.ua/2023/05/18/za-pyat-dib-startuye-chergovyj-kvalifikaczijnyj-kurs-sso/</text:a>
</text:p>
      <!--NEWS-->
      <text:h text:style-name="P10" text:outline-level="1">
<text:span text:style-name="T4">
Відбито дев’ятий повітряний напад на Київ з початку травня — КВМА</text:span>
</text:h>
      <text:p text:style-name="P4">
Author: ['АРМІЯINFORM']</text:p>
      <text:p text:style-name="P4">
Time: 2023-05-18T32:00:00-04:00</text:p>
      <text:p text:style-name="P4">
Description: За попередньою інформацією, усі ворожі цілі в повітряному просторі Києва були вияв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КВМА']</text:p>
      <text:p text:style-name="P4">
Category: News</text:p>
      <!--METADATA-->
      <text:p text:style-name="P4">
<draw:frame draw:style-name="fr1" draw:name="Image368" text:anchor-type="as-char" svg:width="6.9236in" svg:height="3.893007in" draw:z-index="0">
<draw:image xlink:href="../Images/AРМІЯINFORM/2023-05-18T32-00-00-04-00/raketnyj-udar.jpg" xlink:type="simple" xlink:show="embed" xlink:actuate="onLoad" draw:mime-type="image/jpeg"/>
</draw:frame>
Фото ілюстративне</text:p>
      <text:p text:style-name="P4">
За попередньою інформацією, усі ворожі цілі в повітряному просторі Києва буливиявлені і знищені. Це Девʼятий за ліком повітряний напад на столицю з початкутравня.</text:p>
      <text:p text:style-name="P4">
Про це<text:a xlink:type="simple" xlink:href="https://armyinform.com.ua/reformator/script%20async%20src=%22https:/telegram.org/js/telegram-widget.js" text:style-name="Internet_20_link" text:visited-style-name="Visited_20_Internet_20_Link">
повідомляє</text:a>
 КВМА.</text:p>
      <text:p text:style-name="P4">
— Цього разу атака була здійснена із стратегічних бомбардувальників Ту-95МС,Ту-160 з району Каспію, ймовірно — крилатими ракетами типу Х-101/555. Післязапуску ракет, ворог задіяв над столицею свої розвідувальні БПЛА. Остаточнідані про кількість, тип ракет та БПЛА незабаром повідомлять Повітряні сили, —йдеться у повідомленні.</text:p>
      <text:p text:style-name="P4">
Попередньо, зафіксовано падіння уламків в Деснянському та Дарницькому районахстолиці. Найбільші пошкодження зафіксовано в Дарницькому районі — там булозагоряння на території гаражного кооперативу. Пожежа ліквідована. В рештірайонів можуть бути падіння уламків на припарковані автомобілі, прибудинковутериторію чи лісопаркову зону. Інформації щодо потерпілих наразі не надходило.Дані оперативного зведення збираються та уточнюються.</text:p>
      <text:p text:style-name="P4">
Source: <text:a xlink:type="simple" xlink:href="https://armyinform.com.ua/2023/05/18/vidbyto-devyatyj-povitryanyj-napad-na-kyyiv-z-pochatku-travnya-kvma/" text:style-name="Internet_20_link" text:visited-style-name="Visited_20_Internet_20_Link">
https://armyinform.com.ua/2023/05/18/vidbyto-devyatyj-povitryanyj-napad-na-kyyiv-z-pochatku-travnya-kvma/</text:a>
</text:p>
      <!--NEWS-->
      <text:h text:style-name="P10" text:outline-level="1">
<text:span text:style-name="T4">
За добу росіяни здійснили понад 100 обстрілів з РСЗВ</text:span>
</text:h>
      <text:p text:style-name="P4">
Author: ['АРМІЯINFORM']</text:p>
      <text:p text:style-name="P4">
Time: 2023-05-18T33:00:00-04:00</text:p>
      <text:p text:style-name="P4">
Description: російська армія не припиняє здійснювати обстріли не лише військових, а й циві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rady.jpg" text:style-name="Internet_20_link" text:visited-style-name="Visited_20_Internet_20_Link">
grady.jpg</text:a>
']</text:p>
      <text:p text:style-name="P4">
Tags: ['STOPRUSSIA', 'АГРЕСІЯ РФ', 'ВТОРГНЕННЯ РФ', 'ГШ ЗСУ']</text:p>
      <text:p text:style-name="P4">
Category: News</text:p>
      <!--METADATA-->
      <text:p text:style-name="P4">
<draw:frame draw:style-name="fr1" draw:name="Image369" text:anchor-type="as-char" svg:width="6.9236in" svg:height="4.137041in" draw:z-index="0">
<draw:image xlink:href="../Images/AРМІЯINFORM/2023-05-18T33-00-00-04-00/grady.jpg" xlink:type="simple" xlink:show="embed" xlink:actuate="onLoad" draw:mime-type="image/jpeg"/>
</draw:frame>
Ілюстративне фото <text:span text:style-name="T4">
🔥 Ситуація щодо російського вторгнення</text:span>
</text:p>
      <text:p text:style-name="P4">
російська армія не припиняє здійснювати обстріли не лише військових, а йцивільних об’єктів.</text:p>
      <text:p text:style-name="P4">
Про це<text:a xlink:type="simple" xlink:href="https://www.facebook.com/GeneralStaff.ua/posts/pfbid0WbVtcN1PMMcGkbE2UsAaC9wY15aWRy4XtZNMNTtz8ibeQNaH3myeQgiLcXyBqfiXl" text:style-name="Internet_20_link" text:visited-style-name="Visited_20_Internet_20_Link">
повідомляє</text:a>
Генеральний штаб Збройних Сил України.</text:p>
      <text:p text:style-name="P4">
— Протягом минулої доби противник завдав 15 ракетних ударів, зокрема по містахБахмут, Херсон та Одеса. Крім того, зафіксовано 42 ворожих авіаційних удари та101 обстріл з реактивних систем залпового вогню. Постраждали мирні мешканці,зруйновано та пошкоджено приватні житлові будинки та інша цивільнаінфраструктура, — йдеться у повідомленні.</text:p>
      <text:p text:style-name="P4">
За інформацією Генштабу ЗСУ, ймовірність подальших ракетних та авіаційнихударів по всій території України залишається високою.</text:p>
      <text:p text:style-name="P4">
Source: <text:a xlink:type="simple" xlink:href="https://armyinform.com.ua/2023/05/18/za-dobu-rosiyany-zdijsnyly-ponad-100-obstriliv-z-rszv/" text:style-name="Internet_20_link" text:visited-style-name="Visited_20_Internet_20_Link">
https://armyinform.com.ua/2023/05/18/za-dobu-rosiyany-zdijsnyly-ponad-100-obstriliv-z-rszv/</text:a>
</text:p>
      <!--NEWS-->
      <text:h text:style-name="P10" text:outline-level="1">
<text:span text:style-name="T4">
Внаслідок вчорашнього ракетного удару по Одесі одна людина загинула, двоє дістали поранення — Наталія Гуменюк</text:span>
</text:h>
      <text:p text:style-name="P4">
Author: ['Вячеслав Діордієв']</text:p>
      <text:p text:style-name="P4">
Time: 2023-05-18T34:00:00-04:00</text:p>
      <text:p text:style-name="P4">
Description: Про це в етері телевізійного марафону «Єдині новини» повідомила керів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cf7a1c-2e4f-4406-be0d-56821680ab61.jpg" text:style-name="Internet_20_link" text:visited-style-name="Visited_20_Internet_20_Link">
50cf7a1c-2e4f-4406-be0d-56821680ab61.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370" text:anchor-type="as-char" svg:width="6.9236in" svg:height="3.896563in" draw:z-index="0">
<draw:image xlink:href="../Images/AРМІЯINFORM/2023-05-18T34-00-00-04-00/50cf7a1c-2e4f-4406-be0d-56821680ab61.jpg" xlink:type="simple" xlink:show="embed" xlink:actuate="onLoad" draw:mime-type="image/jpeg"/>
</draw:frame>
</text:p>
      <text:p text:style-name="P4">
Про це в етері <text:a xlink:type="simple" xlink:href="https://www.youtube.com/watch" text:style-name="Internet_20_link" text:visited-style-name="Visited_20_Internet_20_Link">
телевізійногомарафону</text:a>
 «Єдині новини»повідомила керівниця об’єднаного координаційного пресцентру Сил оборони півдняУкраїни Наталія Гуменюк.</text:p>
      <text:p text:style-name="P4">
— Більшість ворожих ракет було збито нашими Силами оборони над морем, але, нажаль, є влучання в об’єкт цивільної промисловості, що призвело до загибеліодного та поранень двох охоронців цього об’єкту. І в такий спосіб ворог, якзавжди, намагається тероризувати тилові регіони України та нагадує Одесі, щовона перебуває серед його пріоритетів, — зазначила Наталія Гуменюк.</text:p>
      <text:p text:style-name="P4">
За її словами, станом на ранок російське корабельне угруповання в Чорному морізменшилося й наразі на бойовому чергуванні перебуває один підводнийракетоносій, який має чотири ракети типу «Калібр».</text:p>
      <text:p text:style-name="P4">
Source: <text:a xlink:type="simple" xlink:href="https://armyinform.com.ua/2023/05/18/vnaslidok-vchorashnogo-raketnogo-udaru-po-odesi-odna-lyudyna-zagynula-dvoye-distaly-poranennya-nataliya-gumenyuk/" text:style-name="Internet_20_link" text:visited-style-name="Visited_20_Internet_20_Link">
https://armyinform.com.ua/2023/05/18/vnaslidok-vchorashnogo-raketnogo-udaru-po-odesi-odna-lyudyna-zagynula-dvoye-distaly-poranennya-nataliya-gumenyuk/</text:a>
</text:p>
      <!--NEWS-->
      <text:h text:style-name="P10" text:outline-level="1">
<text:span text:style-name="T4">
Авіація Сил оборони завдала 8 ударів по ЗРК росармії</text:span>
</text:h>
      <text:p text:style-name="P4">
Author: ['АРМІЯINFORM']</text:p>
      <text:p text:style-name="P4">
Time: 2023-05-18T35:00:00-04:00</text:p>
      <text:p text:style-name="P4">
Description: — Авіація Сил оборони за минулу добу завдала 20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vicziya_udar-1.jpg" text:style-name="Internet_20_link" text:visited-style-name="Visited_20_Internet_20_Link">
avicziya_udar-1.jpg</text:a>
']</text:p>
      <text:p text:style-name="P4">
Tags: ['STOPRUSSIA', 'АГРЕСІЯ РФ', 'ВТОРГНЕННЯ РФ', 'ГШ ЗСУ']</text:p>
      <text:p text:style-name="P4">
Category: News</text:p>
      <!--METADATA-->
      <text:p text:style-name="P4">
<draw:frame draw:style-name="fr1" draw:name="Image371" text:anchor-type="as-char" svg:width="6.9236in" svg:height="4.834981in" draw:z-index="0">
<draw:image xlink:href="../Images/AРМІЯINFORM/2023-05-18T35-00-00-04-00/avicziya_udar-1.jpg" xlink:type="simple" xlink:show="embed" xlink:actuate="onLoad" draw:mime-type="image/jpeg"/>
</draw:frame>
Український Су-25. Ілюстративне фото <text:span text:style-name="T4">
🔥 Ситуація щодо російськоговторгнення</text:span>
</text:p>
      <text:p text:style-name="P4">
— Авіація Сил оборони за минулу добу завдала 20 ударів по районах зосередженняособового складу та військової техніки противника, 8 з них — по зенітно-ракетних комплексах противника. Також було знищено 2 ворожих розвідувальнихБПЛА типу «Орлан-10», —<text:a xlink:type="simple" xlink:href="https://www.facebook.com/GeneralStaff.ua/posts/pfbid0WbVtcN1PMMcGkbE2UsAaC9wY15aWRy4XtZNMNTtz8ibeQNaH3myeQgiLcXyBqfiXl" text:style-name="Internet_20_link" text:visited-style-name="Visited_20_Internet_20_Link">
повідомляє</text:a>
Генеральний штаб Збройних Сил України.</text:p>
      <text:p text:style-name="P4">
Також у повідомленні йдеться, що підрозділи ракетних військ і артилеріїуразили 1 пункт управління, 6 місць зосередження живої сили, 2 складибоєприпасів, 2 склади пально-мастильних матеріалів, 1 артилерійський підрозділна вогневій позиції та ще 2 важливі цілі противника.</text:p>
      <text:p text:style-name="P4">
Source: <text:a xlink:type="simple" xlink:href="https://armyinform.com.ua/2023/05/18/aviacziya-syl-oborony-zavdala-8-udariv-po-zrk-rosarmiyi/" text:style-name="Internet_20_link" text:visited-style-name="Visited_20_Internet_20_Link">
https://armyinform.com.ua/2023/05/18/aviacziya-syl-oborony-zavdala-8-udariv-po-zrk-rosarmiyi/</text:a>
</text:p>
      <!--NEWS-->
      <text:h text:style-name="P10" text:outline-level="1">
<text:span text:style-name="T4">
Бахмут та Мар’їнка залишаються в епіцентрі бойових дій</text:span>
</text:h>
      <text:p text:style-name="P4">
Author: ['АРМІЯINFORM']</text:p>
      <text:p text:style-name="P4">
Time: 2023-05-18T36:00:00-04:00</text:p>
      <text:p text:style-name="P4">
Description: —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58528.jpg" text:style-name="Internet_20_link" text:visited-style-name="Visited_20_Internet_20_Link">
258528.jpg</text:a>
']</text:p>
      <text:p text:style-name="P4">
Tags: ['STOPRUSSIA', 'АГРЕСІЯ РФ', 'ВТОРГНЕННЯ РФ', 'ГШ ЗСУ']</text:p>
      <text:p text:style-name="P4">
Category: News</text:p>
      <!--METADATA-->
      <text:p text:style-name="P4">
<draw:frame draw:style-name="fr1" draw:name="Image372" text:anchor-type="as-char" svg:width="6.9236in" svg:height="3.900295in" draw:z-index="0">
<draw:image xlink:href="../Images/AРМІЯINFORM/2023-05-18T36-00-00-04-00/258528.jpg" xlink:type="simple" xlink:show="embed" xlink:actuate="onLoad" draw:mime-type="image/jpeg"/>
</draw:frame>
Ілюстративне фото</text:p>
      <text:p text:style-name="P4">
— Противник продовжує зосереджувати основні зусилля на Лиманському,Бахмутському, Авдіївському та Мар’їнському напрямках — відбулось 36 бойовихзіткнень. В епіцентрі бойових дій залишаються Бахмут та Мар’їнка.</text:p>
      <text:p text:style-name="P4">
На Волинському та Поліському напрямках оперативна обстановка без суттєвихзмін, ознак формування наступальних ворожих угруповань не виявлено, —<text:a xlink:type="simple" xlink:href="https://www.facebook.com/GeneralStaff.ua/posts/pfbid0WbVtcN1PMMcGkbE2UsAaC9wY15aWRy4XtZNMNTtz8ibeQNaH3myeQgiLcXyBqfiXl" text:style-name="Internet_20_link" text:visited-style-name="Visited_20_Internet_20_Link">
повідомляє</text:a>
Генеральний штаб Збройних Сил України.</text:p>
      <text:p text:style-name="P4">
За інформацією Генштабу ЗСУ, на Куп’янському напрямку ворог вів безуспішнінаступальні дії в районах Масютівки та Новоселівського. Завдав авіаударівпоблизу Масютівки, Кислівки та Першотравневого. Артилерійських та мінометнихобстрілів противника зазнали населені пункти Красне Перше, Фиголівка,Новомлинськ, Дворічна, Западне, Масютівка, Табаївка, Берестове Харківськоїобласті та Стельмахівка Луганської області.</text:p>
      <text:p text:style-name="P4">
На Лиманському напрямку протягом доби, що минула, ворог вів наступальні дії врайоні Невського Луганської області. Завдав авіаційних ударів неподалікДіброви, Білогорівки, Верхньокам’янського та Веселого. Артилерійськихобстрілів зазнали Макіївка, Невське, Білогорівка Луганської області таТорське, Діброва, Верхньокам’янське і Спірне Донецької області.</text:p>
      <text:p text:style-name="P4">
Тривають важкі бої за місто Бахмут. До того ж протягом доби противник вівбезуспішні наступальні дії у напрямку Іванівського. Завдав авіаційних ударів урайонах населених пунктів Новомаркове, Богданівка, Бахмут, Предтечине таКурдюмівка. Від ворожих обстрілів постраждали Васюківка, Залізнянське,Оріхово-Василівка, Новомаркове, Григорівка, Богданівка, Бахмут, Іванівське,Часів Яр, Предтечине, Біла Гора, Північне і Шуми Донецької області.</text:p>
      <text:p text:style-name="P4">
На Авдіївському напрямку противник наступальних дій не проводив. Підрозділисил оборони відбили численні атаки противника в районі міста Мар’їнка. Ворогзавдав авіаційного удару по Красногорівці, обстріляв Мар’їнку, Парасковіївкута Новомихайлівку Донецької області.</text:p>
      <text:p text:style-name="P4">
На Запорізькому та Херсонському напрямках противник продовжує вести обороннідії. Завдав авіаударів по Новополю Донецької області та Малій Токмачці наЗапоріжжі. Обстріляв понад 20 населених пунктів.</text:p>
      <text:p text:style-name="P4">
Source: <text:a xlink:type="simple" xlink:href="https://armyinform.com.ua/2023/05/18/bahmut-ta-maryinka-zalyshayutsya-v-epiczentri-bojovyh-dij-2/" text:style-name="Internet_20_link" text:visited-style-name="Visited_20_Internet_20_Link">
https://armyinform.com.ua/2023/05/18/bahmut-ta-maryinka-zalyshayutsya-v-epiczentri-bojovyh-dij-2/</text:a>
</text:p>
      <!--NEWS-->
      <text:h text:style-name="P10" text:outline-level="1">
<text:span text:style-name="T4">
Сили оборони за добу ліквідували понад 500 окупантів, знищили 32 артсистеми і 8 ББМ</text:span>
</text:h>
      <text:p text:style-name="P4">
Author: ['АРМІЯINFORM']</text:p>
      <text:p text:style-name="P4">
Time: 2023-05-18T37:00:00-04:00</text:p>
      <text:p text:style-name="P4">
Description: Загальні бойові втрати противника з 24.02.22 по 18.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3e810d5-bf2b-4e46-ac26-94fff091e833-scaled.jpg" text:style-name="Internet_20_link" text:visited-style-name="Visited_20_Internet_20_Link">
d3e810d5-bf2b-4e46-ac26-94fff091e833-scaled.jpg</text:a>
']</text:p>
      <text:p text:style-name="P4">
Tags: ['STOPRUSSIA', 'АГРЕСІЯ РФ', 'ВТОРГНЕННЯ РФ', 'ВТРАТИ ВОРОГА', 'ГШ ЗСУ']</text:p>
      <text:p text:style-name="P4">
Category: News</text:p>
      <!--METADATA-->
      <text:p text:style-name="P4">
<draw:frame draw:style-name="fr1" draw:name="Image373" text:anchor-type="as-char" svg:width="6.9236in" svg:height="6.969757in" draw:z-index="0">
<draw:image xlink:href="../Images/AРМІЯINFORM/2023-05-18T37-00-00-04-00/d3e810d5-bf2b-4e46-ac26-94fff091e833-scaled.jpg" xlink:type="simple" xlink:show="embed" xlink:actuate="onLoad" draw:mime-type="image/jpeg"/>
</draw:frame>
</text:p>
      <text:p text:style-name="P4">
Загальні бойові втрати противника з 24.02.22 по 18.05.23 орієнтовностановлять:</text:p>
      <ul>
        <li>
<text:span text:style-name="T4">
особового складу ‒</text:span>
 201100 (+510) осіб ліквідовано  * <text:span text:style-name="T4">
танків ‒</text:span>
 3773 (+2)  * <text:span text:style-name="T4">
бойових броньованих машин ‒</text:span>
 7373 (+8)  * <text:span text:style-name="T4">
артилерійських систем ‒</text:span>
 3198 (+32)  * <text:span text:style-name="T4">
РСЗВ ‒</text:span>
 563 (+1)  * <text:span text:style-name="T4">
засоби ППО ‒</text:span>
 318 (0)  * <text:span text:style-name="T4">
літаків ‒</text:span>
 308 (0)  * <text:span text:style-name="T4">
гелікоптерів ‒</text:span>
 294 (0)  * <text:span text:style-name="T4">
БПЛА оперативно-тактичного рівня ‒</text:span>
 2759 (+11)  * <text:span text:style-name="T4">
крилаті ракети ‒</text:span>
 990 (+8)  * <text:span text:style-name="T4">
кораблі / катери ‒</text:span>
 18 (0)  * <text:span text:style-name="T4">
автомобільної техніки та автоцистерн ‒</text:span>
 6073 (+6)  * <text:span text:style-name="T4">
спеціальна техніка ‒</text:span>
 418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8.05.23.</text:p>
      <text:p text:style-name="P4">
Source: <text:a xlink:type="simple" xlink:href="https://armyinform.com.ua/2023/05/18/syly-oborony-za-dobu-likviduvaly-ponad-500-okupantiv-znyshhyly-32-artsystemy-i-8-bbm/" text:style-name="Internet_20_link" text:visited-style-name="Visited_20_Internet_20_Link">
https://armyinform.com.ua/2023/05/18/syly-oborony-za-dobu-likviduvaly-ponad-500-okupantiv-znyshhyly-32-artsystemy-i-8-bbm/</text:a>
</text:p>
      <!--NEWS-->
      <text:h text:style-name="P10" text:outline-level="1">
<text:span text:style-name="T4">
Координаційний штаб: Важкопоранені комбатанти повинні бути повернені без попередніх умов і поза обміну</text:span>
</text:h>
      <text:p text:style-name="P4">
Author: ['АРМІЯINFORM']</text:p>
      <text:p text:style-name="P4">
Time: 2023-05-18T38:00:00-04:00</text:p>
      <text:p text:style-name="P4">
Description: У Координаційному штабі відбулася зустріч з родинами військовослужбовців окре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2c9bc3-31b0-43cb-b17a-8c33e34d2377.jpg" text:style-name="Internet_20_link" text:visited-style-name="Visited_20_Internet_20_Link">
5f2c9bc3-31b0-43cb-b17a-8c33e34d2377.jpg</text:a>
']</text:p>
      <text:p text:style-name="P4">
Tags: ['КОМБАТАНТИ', 'КООРДИНАЦІЙНИЙ ШТАБ З ПИТАНЬ ПОВОДЖЕННЯ З ВІЙСЬКОВОПОЛОНЕНИМИ', 'ПОВЕРНЕННЯ ПОЛОНЕНИХ']</text:p>
      <text:p text:style-name="P4">
Category: News</text:p>
      <!--METADATA-->
      <text:p text:style-name="P4">
<draw:frame draw:style-name="fr1" draw:name="Image374" text:anchor-type="as-char" svg:width="6.9236in" svg:height="4.402256in" draw:z-index="0">
<draw:image xlink:href="../Images/AРМІЯINFORM/2023-05-18T38-00-00-04-00/5f2c9bc3-31b0-43cb-b17a-8c33e34d2377.jpg" xlink:type="simple" xlink:show="embed" xlink:actuate="onLoad" draw:mime-type="image/jpeg"/>
</draw:frame>
</text:p>
      <text:p text:style-name="P4">
У Координаційному штабі відбулася зустріч з родинами військовослужбовцівокремого Феодосійського батальйону морської піхоти, що входить до складуокремої бригади морської піхоти імені контрадмірала Михайла БілинськогоВійськово-Морських Сил Збройних Сил України.</text:p>
      <text:p text:style-name="P4">
Про це <text:a xlink:type="simple" xlink:href="https://t.me/Koord_shtab/1068" text:style-name="Internet_20_link" text:visited-style-name="Visited_20_Internet_20_Link">
повідомляє</text:a>
 Координаційний штаб зпитань поводження з військовополоненими.</text:p>
      <text:p text:style-name="P4">
Одне з питань, які були порушені під час зустрічі, стосувалося інформації проважкі хвороби й поранення військовослужбовців. Як зазначив представник штабу,така інформація надходить з різних джерел: і від родичів, і від військовихчастин, і від звільнених з полону захисників.</text:p>
      <text:p text:style-name="P4">
Він наголосив, що важкопоранені і важкохворі комбатанти повинні бутирепатрійовані, тобто повернені на Батьківщину, без попередніх умов і незалучатися в процеси обміну. Відповідні механізми передбачені Женевськимиконвенціями.</text:p>
      <text:p text:style-name="P4">
На жаль, росія не виконує взяті на себе зобов’язання згідно з нормамиміжнародного гуманітарного права. Це стосується, зокрема, і наданнявійськовополоненим належної медичної допомоги, і належних умов утримання, ілистування з родичами.</text:p>
      <text:p text:style-name="P4">
Представник Координаційного штабу зауважив, що частина інформації, яку збираєі якою володіє Координаційний штаб, не може бути публічно поширена. Вонаносить оперативний характер і використовується для роботи над поверненнямполонених.</text:p>
      <text:p text:style-name="P4">
Слід зазначити, що військові частини передають відомості провійськовослужбовця, якими володіють, проте участі в обмінних процесах і впливуна них не мають.</text:p>
      <text:p text:style-name="P4">
Source: <text:a xlink:type="simple" xlink:href="https://armyinform.com.ua/2023/05/18/koordynaczijnyj-shtab-vazhkoporaneni-kombatanty-povynni-buty-poverneni-bez-poperednih-umov-i-poza-obminu/" text:style-name="Internet_20_link" text:visited-style-name="Visited_20_Internet_20_Link">
https://armyinform.com.ua/2023/05/18/koordynaczijnyj-shtab-vazhkoporaneni-kombatanty-povynni-buty-poverneni-bez-poperednih-umov-i-poza-obminu/</text:a>
</text:p>
      <!--NEWS-->
      <text:h text:style-name="P10" text:outline-level="1">
<text:span text:style-name="T4">
В Україну з росії повернули дівчинку, батьки якої захищали Маріуполь</text:span>
</text:h>
      <text:p text:style-name="P4">
Author: ['АРМІЯINFORM']</text:p>
      <text:p text:style-name="P4">
Time: 2023-05-18T39:00:00-04:00</text:p>
      <text:p text:style-name="P4">
Description: В Україну з рф вдалось повернути шестирічну доньку захисників Маріуполя, які тривалий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5977988622763478_y.jpg" text:style-name="Internet_20_link" text:visited-style-name="Visited_20_Internet_20_Link">
photo_5415977988622763478_y.jpg</text:a>
']</text:p>
      <text:p text:style-name="P4">
Tags: ['ВИЗВОЛЕННЯ З ПОЛОНУ', 'ДЕПОРТАЦІЯ УКРАЇНСЬКИХ ДІТЕЙ', 'УПОВНОВАЖЕНИЙ ВРУ З ПРАВ ЛЮДИНИ']</text:p>
      <text:p text:style-name="P4">
Category: News</text:p>
      <!--METADATA-->
      <text:p text:style-name="P4">
<draw:frame draw:style-name="fr1" draw:name="Image375" text:anchor-type="as-char" svg:width="6.9236in" svg:height="4.615733in" draw:z-index="0">
<draw:image xlink:href="../Images/AРМІЯINFORM/2023-05-18T39-00-00-04-00/photo_5415977988622763478_y.jpg" xlink:type="simple" xlink:show="embed" xlink:actuate="onLoad" draw:mime-type="image/jpeg"/>
</draw:frame>
</text:p>
      <text:p text:style-name="P4">
В Україну з рф вдалось повернути шестирічну доньку захисників Маріуполя, якітривалий час перебували у російському полоні.</text:p>
      <text:p text:style-name="P4">
Про це <text:a xlink:type="simple" xlink:href="https://t.me/dmytro_lubinetzs/2455" text:style-name="Internet_20_link" text:visited-style-name="Visited_20_Internet_20_Link">
повідомив</text:a>
 Уповноважений ВерховноїРади України з прав людини Дмитро Лубінець.</text:p>
      <text:p text:style-name="P4">
«В українських дітей щасливим ( <text:span text:style-name="T5">
дитинством - ред.</text:span>
) може бути тільки зі своєюродиною на рідній землі. І нещодавно це сталося з дівчинкою Анною-Марією, якусилами нашого Офісу вдалося повернути в Україну з території рф», — зазначивДмитро Лубінець.</text:p>
      <text:p text:style-name="P4">
Дівчинка повернулася до батьків, які тривалий час перебували у російськомуполоні. Мама і тато дівчинки — військові, які потрапили в полон в рідномумісті Маріуполі, захищаючи його від російських військових.</text:p>
      <text:p text:style-name="P4">
«Після визволення з полону мама дівчинки звернулася в Офіс Уповноваженого зпроханням посприяти у поверненні її доньки. Завдяки взаємодії УповноваженихУкраїни та рф, працівникам Секретаріату українського Омбудсмана вдалосяповернути маленьку українку додому», — зазначено у повідомленні.</text:p>
      <text:p text:style-name="P4">
За словами Дмитра Лубінця, нині сім’я у повному складі перебуває в Україні тащаслива, що вдалося возз’єднатися.</text:p>
      <text:p text:style-name="P4">
Source: <text:a xlink:type="simple" xlink:href="https://armyinform.com.ua/2023/05/18/v-ukrayinu-z-rosiyi-povernuly-divchynku-batky-yakoyi-zahyshhaly-mariupol/" text:style-name="Internet_20_link" text:visited-style-name="Visited_20_Internet_20_Link">
https://armyinform.com.ua/2023/05/18/v-ukrayinu-z-rosiyi-povernuly-divchynku-batky-yakoyi-zahyshhaly-mariupol/</text:a>
</text:p>
      <!--NEWS-->
      <text:h text:style-name="P10" text:outline-level="1">
<text:span text:style-name="T4">
В Україні хвилина мовчання</text:span>
</text:h>
      <text:p text:style-name="P4">
Author: ['АРМІЯINFORM']</text:p>
      <text:p text:style-name="P4">
Time: 2023-05-18T4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76" text:anchor-type="as-char" svg:width="6.9236in" svg:height="3.895992in" draw:z-index="0">
<draw:image xlink:href="../Images/AРМІЯINFORM/2023-05-18T4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8/v-ukrayini-hvylyna-movchannya/" text:style-name="Internet_20_link" text:visited-style-name="Visited_20_Internet_20_Link">
https://armyinform.com.ua/2023/05/18/v-ukrayini-hvylyna-movchannya/</text:a>
</text:p>
      <!--NEWS-->
      <text:h text:style-name="P10" text:outline-level="1">
<text:span text:style-name="T4">
Сили ППО вночі знищили 33 повітряні цілі — 29 ракет та 4 безпілотники</text:span>
</text:h>
      <text:p text:style-name="P4">
Author: ['АРМІЯINFORM']</text:p>
      <text:p text:style-name="P4">
Time: 2023-05-18T41:00:00-04:00</text:p>
      <text:p text:style-name="P4">
Description: Противник продовжує завдавати ракетних ударів по території України. Із 21:00 17 травня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ahed-znyshheno.jpg" text:style-name="Internet_20_link" text:visited-style-name="Visited_20_Internet_20_Link">
shahed-znyshheno.jpg</text:a>
', '<text:a xlink:type="simple" xlink:href="https://armyinform.com.ua/wp-content/uploads/2023/05/photo_5418217470470243319_y-e1684389902383.jpg" text:style-name="Internet_20_link" text:visited-style-name="Visited_20_Internet_20_Link">
photo_5418217470470243319_y-e1684389902383.jpg</text:a>
']</text:p>
      <text:p text:style-name="P4">
Tags: []</text:p>
      <text:p text:style-name="P4">
Category: News</text:p>
      <!--METADATA-->
      <text:p text:style-name="P4">
<draw:frame draw:style-name="fr1" draw:name="Image377" text:anchor-type="as-char" svg:width="6.9236in" svg:height="3.89908in" draw:z-index="0">
<draw:image xlink:href="../Images/AРМІЯINFORM/2023-05-18T41-00-00-04-00/shahed-znyshheno.jpg" xlink:type="simple" xlink:show="embed" xlink:actuate="onLoad" draw:mime-type="image/jpeg"/>
</draw:frame>
</text:p>
      <text:p text:style-name="P4">
Противник продовжує завдавати ракетних ударів по території України. Із 21:0017 травня по 05:30 18 травня російські окупанти здійснили кілька хвильракетних атак із різних напрямків.</text:p>
      <text:p text:style-name="P4">
Про це <text:a xlink:type="simple" xlink:href="https://t.me/CinCAFU/499" text:style-name="Internet_20_link" text:visited-style-name="Visited_20_Internet_20_Link">
написав</text:a>
 Головнокомандувач ЗСУ генералВалерій Залужний у Телеграм-каналі.</text:p>
      <text:p text:style-name="P4">
Загалом випущено 30 крилатих ракет морського, повітряного та наземногобазування:</text:p>
      <ul>
        <li>
Із літаків стратегічної авіації: двох Ту-160 та восьми Ту-95 випущено 22 крилаті ракети Х-101/Х-555.  * Із кораблів у Чорному морі — шість крилатих ракет «Калібр».  * А також дві крилаті ракети «Іскандер-К» із наземних оперативно-тактичних ракетних комплексів.</li>
      </ul>
      <text:p text:style-name="P4">
<draw:frame draw:style-name="fr1" draw:name="Image378" text:anchor-type="as-char" svg:width="6.9236in" svg:height="4.776002in" draw:z-index="0">
<draw:image xlink:href="../Images/AРМІЯINFORM/2023-05-18T41-00-00-04-00/photo_5418217470470243319_y-e1684389902383.jpg" xlink:type="simple" xlink:show="embed" xlink:actuate="onLoad" draw:mime-type="image/jpeg"/>
</draw:frame>
</text:p>
      <text:p text:style-name="P4">
Силами та засобами протиповітряної оборони Повітряних Сил, у взаємодії зіншими складовими Сил оборони України, знищено 29 крилатих ракет.</text:p>
      <text:p text:style-name="P4">
Також збито два ударних БПЛА Shahed-136/131 та два розвідувальних БПЛАоперативно-тактичного рівня.</text:p>
      <text:p text:style-name="P4">
Source: <text:a xlink:type="simple" xlink:href="https://armyinform.com.ua/2023/05/18/syly-ppo-vnochi-znyshhyly-33-povitryani-czili-29-raket-ta-4-bezpilotnyky/" text:style-name="Internet_20_link" text:visited-style-name="Visited_20_Internet_20_Link">
https://armyinform.com.ua/2023/05/18/syly-ppo-vnochi-znyshhyly-33-povitryani-czili-29-raket-ta-4-bezpilotnyky/</text:a>
</text:p>
      <!--NEWS-->
      <text:h text:style-name="P10" text:outline-level="1">
<text:span text:style-name="T4">
Олексій Данілов: Вимоги України для миру незмінні — виконання формули Президента Володимира Зеленського</text:span>
</text:h>
      <text:p text:style-name="P4">
Author: ['АРМІЯINFORM']</text:p>
      <text:p text:style-name="P4">
Time: 2023-05-18T42:00:00-04:00</text:p>
      <text:p text:style-name="P4">
Description: Секретар Ради національної безпеки і оборони України Олексій Данілов наголосив на т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danilov.jpg" text:style-name="Internet_20_link" text:visited-style-name="Visited_20_Internet_20_Link">
danilov.jpg</text:a>
']</text:p>
      <text:p text:style-name="P4">
Tags: ['ОЛЕКСІЙ ДАНІЛОВ', 'РНБО УКРАЇНИ', 'ФОРМУЛА МИРУ']</text:p>
      <text:p text:style-name="P4">
Category: News</text:p>
      <!--METADATA-->
      <text:p text:style-name="P4">
<draw:frame draw:style-name="fr1" draw:name="Image379" text:anchor-type="as-char" svg:width="6.9236in" svg:height="3.894525in" draw:z-index="0">
<draw:image xlink:href="../Images/AРМІЯINFORM/2023-05-18T42-00-00-04-00/danilov.jpg" xlink:type="simple" xlink:show="embed" xlink:actuate="onLoad" draw:mime-type="image/jpeg"/>
</draw:frame>
</text:p>
      <text:p text:style-name="P4">
Секретар Ради національної безпеки і оборони України Олексій Данілов наголосивна тому, що вимоги України для миру лишаються незмінними — це виконанняформули Президента Володимира Зеленського.</text:p>
      <text:p text:style-name="P4">
Про це <text:a xlink:type="simple" xlink:href="https://www.rnbo.gov.ua/ua/Diialnist/6343.html" text:style-name="Internet_20_link" text:visited-style-name="Visited_20_Internet_20_Link">
повідомляє</text:a>
 АпаратРНБО України.</text:p>
      <text:p text:style-name="P4">
«Останнім часом дуже багато країн активізувалися щодо допомоги. В перемовинахнаша позиція проста і прозора. Чотири ключових пункти, на яких наголосив нашПрезидент, є незмінними:</text:p>
      <ul>
        <li>
кордони 1991 року;  * відповідальність путіна і його кліки за всі звірячі дії, які вони скоїли на території нашої країни;  * повна компенсація втрат, яких зазнала наша країна;  * гарантії безпеки, які унеможливлять у майбутньому напад на нас будь-якої країни», — сказав він.</li>
      </ul>
      <text:p text:style-name="P4">
Україна, за словами Олексія Данілова, має вийти на кордони 1991 року. «Нашакраїна має свою Конституцію, там чітко визначена територія країни», —підсумував він.</text:p>
      <text:p text:style-name="P4">
Source: <text:a xlink:type="simple" xlink:href="https://armyinform.com.ua/2023/05/18/oleksij-danilov-vymogy-ukrayiny-dlya-myru-nezminni-vykonannya-formuly-prezydenta-volodymyra-zelenskogo/" text:style-name="Internet_20_link" text:visited-style-name="Visited_20_Internet_20_Link">
https://armyinform.com.ua/2023/05/18/oleksij-danilov-vymogy-ukrayiny-dlya-myru-nezminni-vykonannya-formuly-prezydenta-volodymyra-zelenskogo/</text:a>
</text:p>
      <!--NEWS-->
      <text:h text:style-name="P10" text:outline-level="1">
<text:span text:style-name="T4">
Сьогодні ми вшановуємо справжніх патріотів — воїнів-резервістів — Володимир Зеленський</text:span>
</text:h>
      <text:p text:style-name="P4">
Author: ['АРМІЯINFORM']</text:p>
      <text:p text:style-name="P4">
Time: 2023-05-18T43:00:00-04:00</text:p>
      <text:p text:style-name="P4">
Description: Шановні воїни-резервісти!  Вітаю вас із Днем резервіста України.  Сьогодні ми вшановуєм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0463eef-4ea2-409e-9b81-d44104571d3e.jpg" text:style-name="Internet_20_link" text:visited-style-name="Visited_20_Internet_20_Link">
40463eef-4ea2-409e-9b81-d44104571d3e.jpg</text:a>
']</text:p>
      <text:p text:style-name="P4">
Tags: ['ВОЛОДИМИР ЗЕЛЕНСЬКИЙ', 'ДЕНЬ РЕЗЕРВІСТА']</text:p>
      <text:p text:style-name="P4">
Category: News</text:p>
      <!--METADATA-->
      <text:p text:style-name="P4">
<draw:frame draw:style-name="fr1" draw:name="Image380" text:anchor-type="as-char" svg:width="6.9236in" svg:height="3.894525in" draw:z-index="0">
<draw:image xlink:href="../Images/AРМІЯINFORM/2023-05-18T43-00-00-04-00/40463eef-4ea2-409e-9b81-d44104571d3e.jpg" xlink:type="simple" xlink:show="embed" xlink:actuate="onLoad" draw:mime-type="image/jpeg"/>
</draw:frame>
</text:p>
      <text:p text:style-name="P4">
<text:span text:style-name="T4">
<text:span text:style-name="T5">
Шановні воїни-резервісти!</text:span>
</text:span>
</text:p>
      <text:p text:style-name="P4">
Вітаю вас із <text:a xlink:type="simple" xlink:href="https://armyinform.com.ua/2023/05/18/sogodni-vidznachayut-den-rezervista-ukrayiny/" text:style-name="Internet_20_link" text:visited-style-name="Visited_20_Internet_20_Link">
Днем резервістаУкраїни</text:a>
.</text:p>
      <text:p text:style-name="P4">
Сьогодні ми вшановуємо справжніх патріотів — громадян України, які,перебуваючи у військовому резерві, уже на початку широкомасштабної російськоїагресії оперативно поповнили лави Збройних Сил України та інших військовихформувань і стали на захист Вітчизни.</text:p>
      <text:p text:style-name="P4">
Досвід резервістів України, їх професіоналізм та впевненість дали змогусуттєво підсилити військові підрозділи в перші й найважчі дні війни і датирішучу відсіч російським загарбникам.</text:p>
      <text:p text:style-name="P4">
Сьогодні українські військовослужбовці-резервісти продовжують успішновиконувати бойові завдання у складі військових частин і підрозділів силоборони, знищуючи ворога на всіх напрямках.</text:p>
      <text:p text:style-name="P4">
Дякую вам за звитягу, мужність і самопожертву, які ви щоденно демонструєте,боронячи рідну землю.</text:p>
      <text:p text:style-name="P4">
Схиляємо голови перед пам'яттю героїв, які віддали своє життя за Україну. Мизавжди пам'ятатимемо їх подвиг.</text:p>
      <text:p text:style-name="P4">
Бажаю воїнам-резервістам незламності духу у відстоюванні незалежності ітериторіальної цілісності України та нових перемог у боях з російськимиокупантами.</text:p>
      <text:p text:style-name="P4">
Слава українським резервістам!</text:p>
      <text:p text:style-name="P4">
Слава Україні!</text:p>
      <text:p text:style-name="P4">
<text:span text:style-name="T4">
Володимир ЗЕЛЕНСЬКИЙ</text:span>
</text:p>
      <text:p text:style-name="P4">
<text:span text:style-name="T4">
Джерело:</text:span>
 <text:a xlink:type="simple" xlink:href="https://www.president.gov.ua/news/vitannya-prezidenta-rezervistam-ukrayini-82957" text:style-name="Internet_20_link" text:visited-style-name="Visited_20_Internet_20_Link">
<text:span text:style-name="T5">
Офіс ПрезидентаУкраїни</text:span>
</text:a>
</text:p>
      <text:p text:style-name="P4">
Source: <text:a xlink:type="simple" xlink:href="https://armyinform.com.ua/2023/05/18/sogodni-my-vshanovuyemo-spravzhnih-patriotiv-voyiniv-rezervistiv-volodymyr-zelenskyj/" text:style-name="Internet_20_link" text:visited-style-name="Visited_20_Internet_20_Link">
https://armyinform.com.ua/2023/05/18/sogodni-my-vshanovuyemo-spravzhnih-patriotiv-voyiniv-rezervistiv-volodymyr-zelenskyj/</text:a>
</text:p>
      <!--NEWS-->
      <text:h text:style-name="P10" text:outline-level="1">
<text:span text:style-name="T4">
Сьогодні Всесвітній день вишиванки</text:span>
</text:h>
      <text:p text:style-name="P4">
Author: ['Сергій Зятьєв']</text:p>
      <text:p text:style-name="P4">
Time: 2023-05-18T44:00:00-04:00</text:p>
      <text:p text:style-name="P4">
Description: «Це душа українського народу...». Так називав українську вишиванку Тарас Шевченко,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ol_7234.jpg" text:style-name="Internet_20_link" text:visited-style-name="Visited_20_Internet_20_Link">
sol_7234.jpg</text:a>
']</text:p>
      <text:p text:style-name="P4">
Tags: []</text:p>
      <text:p text:style-name="P4">
Category: News</text:p>
      <!--METADATA-->
      <text:p text:style-name="P4">
<draw:frame draw:style-name="fr1" draw:name="Image381" text:anchor-type="as-char" svg:width="6.9236in" svg:height="4.615733in" draw:z-index="0">
<draw:image xlink:href="../Images/AРМІЯINFORM/2023-05-18T44-00-00-04-00/sol_7234.jpg" xlink:type="simple" xlink:show="embed" xlink:actuate="onLoad" draw:mime-type="image/jpeg"/>
</draw:frame>
 Фото Р.Тарасов / АрміяInform</text:p>
      <text:p text:style-name="P4">
«Це душа українського народу…». Так називав українську вишиванку ТарасШевченко, який, проживаючи на чужині, завжди одягав її на великі свята.</text:p>
      <text:p text:style-name="P4">
Українська вишиванка має надзвичайно давнє походження. Історики-дослідникисхиляються до думки, що її почали створювати народні умільці ще до VIстоліття. Якою вона тоді була — невідомо, оскільки жоден зразок не дожив донаших днів.</text:p>
      <text:p text:style-name="P4">
Історики-дослідники схиляються до думки, що її почали створювати народніумільці ще до VI століття</text:p>
      <text:p text:style-name="P4">
Натомість відомо, що вишивати національний одяг бралися тільки жінки, даруючисвоїм витворам позитивну енергетику: українська вишиванка символізувала добро,вірність, любов та інші чесноти, притаманні нашим пращурам. Знаємо і про те,що ремесло щодо виготовлення вишиванок матері передавали своїм донькам. А ті —своїм нащадкам.</text:p>
      <text:p text:style-name="P4">
Довідково. У деяких історичних джерелах йдеться, що, крім нанесення малюнка навишиванку, магічний візерунок також наносився на тіло козака у виглядітатуювання. Ось що пише Михайло Чугуєнко у книзі «Шокуюча Україна»: <text:span text:style-name="T5">
«Воїнихарактерники …билися напівоголені до пояса, або у вовчих чи ведмежих шкурах,котрі краще, ніж інші обладунки, захищали від удару списа чи меча. Своє тілоберсеркіри покривали чорним чи червоним татуюванням, що мало магічнівластивості».</text:span>
</text:p>
      <text:p text:style-name="P4">
Сказати, що тих, хто одягав вишиванку, завжди переслідували, було б не зовсімвірно. Але ставлення до таких людей завжди різнилося. Наприклад, за часівросійського царизму деякі представники інтелегенції відкрито носили вишиванки,зайвий раз підтверджуючи свою національність. Але так чинити могли не всі.Зокрема, Лисенко, який працював у театрі, не міг дозволити собі чогосьподібного. Письменниця Людмила Старицька-Черняхівська згадувала, що «черезукраїнську мову та вишиті сорочечки інші дворянські діти дивилися на неї та наїї родину як на ненормальних».</text:p>
      <text:p text:style-name="P4">
За часів російського царизму деякі представники інтелегенції відкрито носиливишиванки, зайвий раз підтверджуючи свою національність</text:p>
      <text:p text:style-name="P4">
Першим, хто поєднав українську вишиванку із буденним одягом, був Іван Франко,скомбінувавши вишиту сорочку із піджаком. У них він дивиться на нас і з20-гривневої купюри. За радянських часів відкрито ніхто не висловлював свогонегативного відношення до вишиванки. Хоча всіляке траплялося…</text:p>
      <text:p text:style-name="P4">
Першим, хто поєднав українську вишиванку із буденним одягом, був Іван Франко</text:p>
      <text:p text:style-name="P4">
— Я тривалий час жив на Донеччині, — розповідає 87-літній Іван Семенович. —Коли виходив на вулицю у вишиванці, на мене оглядалися перехожі, мовляв, що цеза дивак такий з'явився в нашому шахтарському краї. Серед тих, хто інколиглузував з моєї вишиванки, були і пересічні шахтарі, робітники, словомпролетаріат, як їх тоді «величала» радянська влада. А все тому, що вихованівони були у компартійному дусі, знання «Інтернаціоналу» чи статуту кпрс булодля них важливішим. Якось я набрався сміливості і прийшов на партійні збори увишиванці. Так ось, секретар парткому, виходець з Волині, який у пятирічномувіці потрапив у Горлівку, вигнав мене із зали, заявивши, що якщо хоча б раздозволю собі щось подібне, то відбере партквиток…</text:p>
      <text:p text:style-name="P4">
Сьогодні вишиванка все міцніше завойовує своє місце під сонцем. Уже ніхто неглузує з тих, хто її одягає, а московити вважають її нацистською уніформою, атих, хто носить вишиванку, прирівнюють з карателями з СС. Від себе додам: дай,Боже, нам побільше таких «нацистів», «карателів»…</text:p>
      <text:p text:style-name="P4">
Source: <text:a xlink:type="simple" xlink:href="https://armyinform.com.ua/2023/05/18/sogodni-vsesvitnij-den-vyshyvanky/" text:style-name="Internet_20_link" text:visited-style-name="Visited_20_Internet_20_Link">
https://armyinform.com.ua/2023/05/18/sogodni-vsesvitnij-den-vyshyvanky/</text:a>
</text:p>
      <!--NEWS-->
      <text:h text:style-name="P10" text:outline-level="1">
<text:span text:style-name="T4">
Україна закликає світ визнати геноцидом депортацію кримських татар у 1944 році</text:span>
</text:h>
      <text:p text:style-name="P4">
Author: ['АРМІЯINFORM']</text:p>
      <text:p text:style-name="P4">
Time: 2023-05-18T45:00:00-04:00</text:p>
      <text:p text:style-name="P4">
Description: Зовнішньополітичне відомство України закликає міжнародних партнерів, зокрема уча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3849724953413856_y-e1684396378230-1.jpg" text:style-name="Internet_20_link" text:visited-style-name="Visited_20_Internet_20_Link">
photo_5413849724953413856_y-e1684396378230-1.jpg</text:a>
']</text:p>
      <text:p text:style-name="P4">
Tags: ['ГЕНОЦИД КРИМСЬКОТАТАРСЬКОГО НАРОДУ', 'ДЕПОРТАЦІЯ', 'ЗАЯВА МЗС УКРАЇНИ', 'КРИМСЬКІ ТАТАРИ']</text:p>
      <text:p text:style-name="P4">
Category: News</text:p>
      <!--METADATA-->
      <text:p text:style-name="P4">
<draw:frame draw:style-name="fr1" draw:name="Image382" text:anchor-type="as-char" svg:width="6.9236in" svg:height="4.497885in" draw:z-index="0">
<draw:image xlink:href="../Images/AРМІЯINFORM/2023-05-18T45-00-00-04-00/photo_5413849724953413856_y-e1684396378230-1.jpg" xlink:type="simple" xlink:show="embed" xlink:actuate="onLoad" draw:mime-type="image/jpeg"/>
</draw:frame>
</text:p>
      <text:p text:style-name="P4">
Зовнішньополітичне відомство України закликає міжнародних партнерів, зокремаучасників Міжнародної Кримської платформи, засудити сьогоднішні злочинидепортації кримськотатарського народу та визнати їхню депортацію у 1944 роцігеноцидом.</text:p>
      <text:p text:style-name="P4">
Про це<text:a xlink:type="simple" xlink:href="https://www.kmu.gov.ua/news/zaiava-mzs-ukrainy-z-nahody-79-i-richnytsi-deportatsii-krymskykh-tatar-ta-vshanuvannia-zhertv-henotsydu-krymskotatarskoho-narodu" text:style-name="Internet_20_link" text:visited-style-name="Visited_20_Internet_20_Link">
 йдеться</text:a>
 в заяві МЗС України з нагоди 79-ї річницідепортації кримських татар та вшанування жертв геноциду кримськотатарськогонароду.</text:p>
      <text:p text:style-name="P4">
«Переконані, що лише перемога України та звільнення Кримського півостровазможе покласти край системним репресіям проти корінного кримськотатарськогонароду та відновити повагу до прав людини у світі», — йдеться в заяві МЗСУкраїни.</text:p>
      <text:p text:style-name="P4">
18 травня 2023 року виповнюється 79 років з моменту примусової депортаціїкримських татар — одного із найжахливіших злочинів радянського тоталітарногорежиму.</text:p>
      <text:p text:style-name="P4">
За сфабрикованими справами у 1944 році срср звинуватив кримськотатарськийнарод у співпраці з нацистською владою, що стало надуманим приводом запуститимеханізм депортації. Порушуючи норми міжнародного права, радянський урядздійснив акт геноциду, аби стерти національну ідентичність кримськотатарськогонароду — корінного народу України, забороняючи використання рідної мови,сповідування своєї релігії та збереження власної культури.</text:p>
      <text:p text:style-name="P4">
«Ми пам'ятаємо тих, хто постраждав від цієї трагедії, та віддаємо належну шанукримськотатарському народу, який протягом сторічь зазнавав і продовжуєзазнавати репресій з боку російської імперії, срср, а тепер сучасної росії», —наголосили в зовнішньополітичному відомстві України.</text:p>
      <text:p text:style-name="P4">
Після тимчасової окупації росією Криму у 2014 році та широкомасштабноговторгнення росії в Україну в лютому 2022 року Крим фактично став величезноюв’язницею під відкритим небом і місцем для приховування злочинів рф. Понад 180громадян України були позбавлені волі на основі політично та релігійновмотивованих переслідувань в Криму.</text:p>
      <text:p text:style-name="P4">
«Вимагаємо від російської федерації припинити порушення прав людини натимчасово окупованій території АР Крим та м. Севастополь, невідкладнозвільнити усіх політичних в’язнів, забезпечити повне дотримання зобов’язань рфяк держави-окупанта відповідно до міжнародного праваї», — зазначається в заявіМЗС України.</text:p>
      <text:p text:style-name="P4">
Source: <text:a xlink:type="simple" xlink:href="https://armyinform.com.ua/2023/05/18/ukrayina-zaklykaye-svit-vyznaty-genoczydom-deportacziyu-krymskyh-tatar-u-1944-roczi/" text:style-name="Internet_20_link" text:visited-style-name="Visited_20_Internet_20_Link">
https://armyinform.com.ua/2023/05/18/ukrayina-zaklykaye-svit-vyznaty-genoczydom-deportacziyu-krymskyh-tatar-u-1944-roczi/</text:a>
</text:p>
      <!--NEWS-->
      <text:h text:style-name="P10" text:outline-level="1">
<text:span text:style-name="T4">
Більше техніки на фронт: Мінцифра та САП підписали меморандум про співпрацю</text:span>
</text:h>
      <text:p text:style-name="P4">
Author: ['АРМІЯINFORM']</text:p>
      <text:p text:style-name="P4">
Time: 2023-05-18T46:00:00-04:00</text:p>
      <text:p text:style-name="P4">
Description: Міністерство цифрової трансформації та Спеціалізована антикорупційна прокурату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995879602435764339_y-e1684390650907.jpg" text:style-name="Internet_20_link" text:visited-style-name="Visited_20_Internet_20_Link">
photo_5995879602435764339_y-e1684390650907.jpg</text:a>
']</text:p>
      <text:p text:style-name="P4">
Tags: ['UNITED24', 'АНТИКОРУПЦІЙНА ПРОГРАМА', 'АРМІЮ ДРОНІВ', 'МІНЦИФРА']</text:p>
      <text:p text:style-name="P4">
Category: News</text:p>
      <!--METADATA-->
      <text:p text:style-name="P4">
<draw:frame draw:style-name="fr1" draw:name="Image383" text:anchor-type="as-char" svg:width="6.9236in" svg:height="4.41059in" draw:z-index="0">
<draw:image xlink:href="../Images/AРМІЯINFORM/2023-05-18T46-00-00-04-00/photo_5995879602435764339_y-e1684390650907.jpg" xlink:type="simple" xlink:show="embed" xlink:actuate="onLoad" draw:mime-type="image/jpeg"/>
</draw:frame>
</text:p>
      <text:p text:style-name="P4">
Міністерство цифрової трансформації та Спеціалізована антикорупційнапрокуратура підписали Меморандум про співпрацю, який покликаний спрямувати щебільше ресурсів на підтримку українських захисників.</text:p>
      <text:p text:style-name="P4">
Про це <text:a xlink:type="simple" xlink:href="https://t.me/mintsyfra/4081" text:style-name="Internet_20_link" text:visited-style-name="Visited_20_Internet_20_Link">
повідомляє</text:a>
 Мінцифра.</text:p>
      <text:p text:style-name="P4">
«Обʼєднуємося, щоб розвивати Армію дронів у межах UNITED24. Під часширокомасштабної війни САП продовжує ефективно боротися з корупцією в Україні.Меморандум спрямує ще більше ресурсів на підтримку військових», — йдеться уповідомленні.</text:p>
      <text:p text:style-name="P4">
Кошти, отримані в результаті угод прокурорів та обвинувачених, спрямовують назабезпечення армії БПЛА, технікою та необхідним обладнанням.</text:p>
      <text:p text:style-name="P4">
«Протягом 2023 року САП вже задонатили 650 млн гривень на напрям «Оборона»платформи UNITED24. Завдяки донатам придбано сотні сучасних безпілотників дляЗСУ й ГУР, а також значну кількість БМП-2 для бригад Гвардії наступу», —зазначили у Мінцифри.</text:p>
      <text:p text:style-name="P4">
Source: <text:a xlink:type="simple" xlink:href="https://armyinform.com.ua/2023/05/18/bilshe-tehniky-na-front-minczyfra-ta-sap-pidpysaly-memorandum-pro-spivpraczyu/" text:style-name="Internet_20_link" text:visited-style-name="Visited_20_Internet_20_Link">
https://armyinform.com.ua/2023/05/18/bilshe-tehniky-na-front-minczyfra-ta-sap-pidpysaly-memorandum-pro-spivpraczyu/</text:a>
</text:p>
      <!--NEWS-->
      <text:h text:style-name="P10" text:outline-level="1">
<text:span text:style-name="T4">
Сьогоднішній день об’єднав два сенси в одній даті — Президент України</text:span>
</text:h>
      <text:p text:style-name="P4">
Author: ['АРМІЯINFORM']</text:p>
      <text:p text:style-name="P4">
Time: 2023-05-18T47:00:00-04:00</text:p>
      <text:p text:style-name="P4">
Description: Сьогодні, 18 травня, Україна вшановує 79-ту річницю депортації кримськотатарського наро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782587_266611902392832_8819471013464954985_n.jpg" text:style-name="Internet_20_link" text:visited-style-name="Visited_20_Internet_20_Link">
347782587_266611902392832_8819471013464954985_n.jpg</text:a>
']</text:p>
      <text:p text:style-name="P4">
Tags: ['ВОЛОДИМИР ЗЕЛЕНСЬКИЙ', 'ГЕНОЦИД КРИМСЬКОТАТАРСЬКОГО НАРОДУ', 'ДЕНЬ ВИШИВАНКИ']</text:p>
      <text:p text:style-name="P4">
Category: News</text:p>
      <!--METADATA-->
      <text:p text:style-name="P4">
<draw:frame draw:style-name="fr1" draw:name="Image384" text:anchor-type="as-char" svg:width="6.9236in" svg:height="4.615733in" draw:z-index="0">
<draw:image xlink:href="../Images/AРМІЯINFORM/2023-05-18T47-00-00-04-00/347782587_266611902392832_8819471013464954985_n.jpg" xlink:type="simple" xlink:show="embed" xlink:actuate="onLoad" draw:mime-type="image/jpeg"/>
</draw:frame>
</text:p>
      <text:p text:style-name="P4">
Сьогодні, 18 травня, Україна вшановує 79-ту річницю депортаціїкримськотатарського народу та відзначає міжнародне свято — Всесвітній деньвишиванки.</text:p>
      <text:p text:style-name="P4">
Про це написав Президент України Володимир Зеленський у<text:a xlink:type="simple" xlink:href="https://t.me/V_Zelenskiy_official/6262" text:style-name="Internet_20_link" text:visited-style-name="Visited_20_Internet_20_Link">
Телеграм</text:a>
.</text:p>
      <text:p text:style-name="P4">
«Цього року — два сенси, об’єднані однією датою, 18 травня. 79 років тому уцей день радянська влада почала<text:a xlink:type="simple" xlink:href="https://armyinform.com.ua/2023/05/18/ukrayina-zaklykaye-svit-vyznaty-genoczydom-deportacziyu-krymskyh-tatar-u-1944-roczi/" text:style-name="Internet_20_link" text:visited-style-name="Visited_20_Internet_20_Link">
депортацію</text:a>
кримськотатарського народу. Народу, який хотіли стерти, позбавити дому,позбавити права на життя. Але народ зберігся. І житиме вільно!» — заявив главадержави.</text:p>
      <text:p text:style-name="P4">
Володимир Зеленський зауважив, що сьогодні на ньому особлива вишиванка — зорнаментами, які символізують єдність українського і кримськотатарськогонародів. Символи нашої сили і нашого прагнення жити у своєму домі.</text:p>
      <text:p text:style-name="P4">
«Хай цьогорічний <text:a xlink:type="simple" xlink:href="https://armyinform.com.ua/2023/05/18/sogodni-vsesvitnij-den-vyshyvanky/" text:style-name="Internet_20_link" text:visited-style-name="Visited_20_Internet_20_Link">
Деньвишиванки</text:a>
в Україні стане нагадуванням про те, через що довелось пройти нашим людям таякою міцною є наша культура.</text:p>
      <text:p text:style-name="P4">
Вічна памʼять усім нашим людям, чиї життя були забрані тоталітарними режимами!</text:p>
      <text:p text:style-name="P4">
Шануємо наші народи, їхню силу та культуру!» — зазначив Президент України.</text:p>
      <text:p text:style-name="P4">
Source: <text:a xlink:type="simple" xlink:href="https://armyinform.com.ua/2023/05/18/sogodnishnij-den-obyednav-dva-sensy-v-odnij-dati-prezydent-ukrayiny/" text:style-name="Internet_20_link" text:visited-style-name="Visited_20_Internet_20_Link">
https://armyinform.com.ua/2023/05/18/sogodnishnij-den-obyednav-dva-sensy-v-odnij-dati-prezydent-ukrayiny/</text:a>
</text:p>
      <!--NEWS-->
      <text:h text:style-name="P10" text:outline-level="1">
<text:span text:style-name="T4">
ЗСУ забезпечені літньою формою, контракти на закупівлю зимової — укладаються</text:span>
</text:h>
      <text:p text:style-name="P4">
Author: ['Андрій Задубінний']</text:p>
      <text:p text:style-name="P4">
Time: 2023-05-18T48:00:00-04:00</text:p>
      <text:p text:style-name="P4">
Description: У Міністерстві оборони України відбулася службова нарада щодо поточного стану речового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rada_golovna.jpg" text:style-name="Internet_20_link" text:visited-style-name="Visited_20_Internet_20_Link">
narada_golovna.jpg</text:a>
', '<text:a xlink:type="simple" xlink:href="https://armyinform.com.ua/wp-content/uploads/2023/05/narada1-150x150.jpg" text:style-name="Internet_20_link" text:visited-style-name="Visited_20_Internet_20_Link">
narada1-150x150.jpg</text:a>
', '<text:a xlink:type="simple" xlink:href="https://armyinform.com.ua/wp-content/uploads/2023/05/narada2-150x150.jpg" text:style-name="Internet_20_link" text:visited-style-name="Visited_20_Internet_20_Link">
narada2-150x150.jpg</text:a>
', '<text:a xlink:type="simple" xlink:href="https://armyinform.com.ua/wp-content/uploads/2023/05/sharapov1-1.jpg" text:style-name="Internet_20_link" text:visited-style-name="Visited_20_Internet_20_Link">
sharapov1-1.jpg</text:a>
']</text:p>
      <text:p text:style-name="P4">
Tags: ['ДЕНИС ШАРАПОВ']</text:p>
      <text:p text:style-name="P4">
Category: News</text:p>
      <!--METADATA-->
      <text:p text:style-name="P4">
<draw:frame draw:style-name="fr1" draw:name="Image385" text:anchor-type="as-char" svg:width="6.9236in" svg:height="4.615733in" draw:z-index="0">
<draw:image xlink:href="../Images/AРМІЯINFORM/2023-05-18T48-00-00-04-00/narada_golovna.jpg" xlink:type="simple" xlink:show="embed" xlink:actuate="onLoad" draw:mime-type="image/jpeg"/>
</draw:frame>
</text:p>
      <text:p text:style-name="P4">
У Міністерстві оборони України відбулася службова нарада щодо поточного стануречового та інших видів забезпечення Збройних Сил України під головуваннямзаступника Міністра оборони Дениса Шарапова. У нараді брали участьпредставники Департаменту державних закупівель та постачання матеріальнихресурсів Міноборони, Командування Сил логістики ЗС України та члениГромадської антикорупційної ради при Міноборони.</text:p>
      <text:p text:style-name="P4">
<text:a xlink:type="simple" xlink:href="https://armyinform.com.ua/wp-content/uploads/2023/05/narada1.jpg" text:style-name="Internet_20_link" text:visited-style-name="Visited_20_Internet_20_Link">
<draw:frame draw:style-name="fr1" draw:name="Image386" text:anchor-type="as-char" svg:width="6.9236in" svg:height="6.9236in" draw:z-index="0">
<draw:image xlink:href="../Images/AРМІЯINFORM/2023-05-18T48-00-00-04-00/narada1-150x150.jpg" xlink:type="simple" xlink:show="embed" xlink:actuate="onLoad" draw:mime-type="image/jpeg"/>
</draw:frame>
</text:a>
</text:p>
      <text:p text:style-name="P4">
<text:a xlink:type="simple" xlink:href="https://armyinform.com.ua/wp-content/uploads/2023/05/narada2.jpg" text:style-name="Internet_20_link" text:visited-style-name="Visited_20_Internet_20_Link">
<draw:frame draw:style-name="fr1" draw:name="Image387" text:anchor-type="as-char" svg:width="6.9236in" svg:height="6.9236in" draw:z-index="0">
<draw:image xlink:href="../Images/AРМІЯINFORM/2023-05-18T48-00-00-04-00/narada2-150x150.jpg" xlink:type="simple" xlink:show="embed" xlink:actuate="onLoad" draw:mime-type="image/jpeg"/>
</draw:frame>
</text:a>
</text:p>
      <text:p text:style-name="P4">
Як доповів начальник Тилу Командування Сил логістики Збройних Сил Україниполковник Сергій Булавко, постачання літньої форми одягу надходить до прийомоку плановому порядку та задовільними темпами.</text:p>
      <text:p text:style-name="P4">
— На сьогодні з речовим майном літньої номенклатури в нас проблем немає. Ізалишки, які в нас є, дозволяють організувати і здійснити забезпеченнянеобхідної кількості військовослужбовців, — зазначив полковник Сергій Булавко.</text:p>
      <text:p text:style-name="P4">
На уточнююче запитання представників Громадської антикорупційної ради приМіноборони про стан накопичення зимової форми одягу, начальник ТилуКомандування Сил логістики Збройних Сил України відповів, що така роботаведеться.</text:p>
      <text:p text:style-name="P4">
Слід зазначити, що на складах ЗС України з минулого періоду закупівель —достатня кількість літньої і зимової форми, зокрема й для забезпеченнярезервів.</text:p>
      <text:p text:style-name="P4">
Заступник Міністра оборони України Денис Шарапов прокоментував, що відомствозапустило процес укладання контрактів для забезпечення війська зимовою формоюодягу.</text:p>
      <text:p text:style-name="P4">
<draw:frame draw:style-name="fr1" draw:name="Image388" text:anchor-type="as-char" svg:width="6.9236in" svg:height="4.615733in" draw:z-index="0">
<draw:image xlink:href="../Images/AРМІЯINFORM/2023-05-18T48-00-00-04-00/sharapov1-1.jpg" xlink:type="simple" xlink:show="embed" xlink:actuate="onLoad" draw:mime-type="image/jpeg"/>
</draw:frame>
</text:p>
      <text:p text:style-name="P4">
— Умови, в яких сьогодні наші захисники і захисниці обороняють державу відросійських загарбників, є складними. Потреба в якісній формі та її вчаснадоставка — завжди актуальна. Відомство робить усе можливе, щоб швидкореагувати на запит Збройних Сил та реалізовувати його, — додав Денис Шарапов.</text:p>
      <text:p text:style-name="P4">
Заступник Міністра оборони також повідомив, що позитивні зрушення в динаміцізакупівель для ЗС України досягнуті завдяки системним змінам в організаціїдержавних закупівель Міністерства оборони України з мінімізацією корупційнихризиків.</text:p>
      <text:p text:style-name="P4">
— Наразі відбувається реформування профільного підрозділу Міноборони вДепартамент ресурсного забезпечення, який буде концентруватися на формуванніполітик та планів закупівель. Працюємо тут у тісній взаємодії із Громадськоюантикорупційною радою, — повідомив Денис Шарапов.</text:p>
      <text:p text:style-name="P4">
<text:span text:style-name="T5">
Фото Дмитра Юрченка</text:span>
</text:p>
      <text:p text:style-name="P4">
Source: <text:a xlink:type="simple" xlink:href="https://armyinform.com.ua/2023/05/18/zsu-zabezpecheni-litnoyu-formoyu-kontrakty-na-zakupivlyu-zymovoyi-ukladayutsya/" text:style-name="Internet_20_link" text:visited-style-name="Visited_20_Internet_20_Link">
https://armyinform.com.ua/2023/05/18/zsu-zabezpecheni-litnoyu-formoyu-kontrakty-na-zakupivlyu-zymovoyi-ukladayutsya/</text:a>
</text:p>
      <!--NEWS-->
      <text:h text:style-name="P10" text:outline-level="1">
<text:span text:style-name="T4">
Брифінг щодо інформаційної кампанії «Допомога після поранення»</text:span>
</text:h>
      <text:p text:style-name="P4">
Author: ['АРМІЯINFORM']</text:p>
      <text:p text:style-name="P4">
Time: 2023-05-18T49:00:00-04:00</text:p>
      <text:p text:style-name="P4">
Description: У Military Media Center проходить брифінг на тему «Як інформаційна кампанія «Допом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ДОПОМОГА ПІСЛЯ ПОРАНЕННЯ', 'ОНЛАЙН-БРИФІНГ']</text:p>
      <text:p text:style-name="P4">
Category: News</text:p>
      <!--METADATA-->
      <text:p text:style-name="P4">
У Military Media Center проходить брифінг на тему «Як інформаційна кампанія«Допомога після поранення» підтримує військовослужбовців при проходженні ВЛК»за участі представниці Управління стратегічних комунікацій АпаратуГоловнокомандувача ЗС України Оксани Горбач.</text:p>
      <text:p text:style-name="P4">
Source: <text:a xlink:type="simple" xlink:href="https://armyinform.com.ua/2023/05/18/bryfing-shhodo-informaczijnoyi-kampaniyi-dopomoga-pislya-poranennya/" text:style-name="Internet_20_link" text:visited-style-name="Visited_20_Internet_20_Link">
https://armyinform.com.ua/2023/05/18/bryfing-shhodo-informaczijnoyi-kampaniyi-dopomoga-pislya-poranennya/</text:a>
</text:p>
      <!--NEWS-->
      <text:h text:style-name="P10" text:outline-level="1">
<text:span text:style-name="T4">
Латвія почала головування в Раді ЄС: серед пріоритетів — підтримка України</text:span>
</text:h>
      <text:p text:style-name="P4">
Author: ['АРМІЯINFORM']</text:p>
      <text:p text:style-name="P4">
Time: 2023-05-18T50:00:00-04:00</text:p>
      <text:p text:style-name="P4">
Description: Латвія з 17 травня розпочала піврічне головування в Раді Європейського Союзу, це вдруг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vz4o2waaahufz-scaled.jpg" text:style-name="Internet_20_link" text:visited-style-name="Visited_20_Internet_20_Link">
fwvz4o2waaahufz-scaled.jpg</text:a>
']</text:p>
      <text:p text:style-name="P4">
Tags: ['ЛАТВІЯ', 'ПІДТРИМКА УКРАЇНИ', 'РАДА ЄВРОПИ']</text:p>
      <text:p text:style-name="P4">
Category: News</text:p>
      <!--METADATA-->
      <text:p text:style-name="P4">
<draw:frame draw:style-name="fr1" draw:name="Image389" text:anchor-type="as-char" svg:width="6.9236in" svg:height="4.615733in" draw:z-index="0">
<draw:image xlink:href="../Images/AРМІЯINFORM/2023-05-18T50-00-00-04-00/fwvz4o2waaahufz-scaled.jpg" xlink:type="simple" xlink:show="embed" xlink:actuate="onLoad" draw:mime-type="image/jpeg"/>
</draw:frame>
</text:p>
      <text:p text:style-name="P4">
Латвія з 17 травня розпочала піврічне головування в Раді Європейського Союзу,це вдруге зі вступу країни до організації у 1995 році.</text:p>
      <text:p text:style-name="P4">
Про це<text:a xlink:type="simple" xlink:href="https://search.coe.int/cm/Pages/result_details.aspx" text:style-name="Internet_20_link" text:visited-style-name="Visited_20_Internet_20_Link">
повідомляє</text:a>
пресслужба Ради Європи.</text:p>
      <text:p text:style-name="P4">
Під час головування Латвія, зокрема, зосередиться на питаннях, пов'язаних зпритягненням країни-агресора до відповідальності за злочини, скоєні в Україні,створення спецтрибуналу та Реєстру збитків, завданих агресією рф протиУкраїни.</text:p>
      <text:p text:style-name="P4">
«Відповідальнітсь рф за злочини проти України займатимуть важливе місце напорядку денному нашого головування, зокрема заклик до створення спецтрибуналущодо злочину агресії і створення Реєстру збитків як частини механізмукомпенсації», — йдеться у повідомленні.</text:p>
      <text:p text:style-name="P4">
Крім того, пріоритетами свого головування в ЄС Латвія визначила:</text:p>
      <ul>
        <li>
зміцнення демократії та верховенства права,  * свободу вираження поглядів,  * безпеки журналістів,  * просування реформ Ради Європи.</li>
      </ul>
      <text:p text:style-name="P4">
Також з метою обміну досвідом між державами-членами Латвія організуєнеформальну конференцію міністрів юстиції європейських країн на підтримкустійкості української судової системи під час війни та у період післявоєнноговідновлення.</text:p>
      <text:p text:style-name="P4">
Source: <text:a xlink:type="simple" xlink:href="https://armyinform.com.ua/2023/05/18/latviya-pochala-golovuvannya-v-radi-yes-sered-priorytetiv-pidtrymka-ukrayiny/" text:style-name="Internet_20_link" text:visited-style-name="Visited_20_Internet_20_Link">
https://armyinform.com.ua/2023/05/18/latviya-pochala-golovuvannya-v-radi-yes-sered-priorytetiv-pidtrymka-ukrayiny/</text:a>
</text:p>
      <!--NEWS-->
      <text:h text:style-name="P10" text:outline-level="1">
<text:span text:style-name="T4">
За минулу добу наші підрозділи поблизу Бахмута просунулись уперед на відстань від 150 до 1700 метрів — Сергій Череватий</text:span>
</text:h>
      <text:p text:style-name="P4">
Author: ['Володимир Віват']</text:p>
      <text:p text:style-name="P4">
Time: 2023-05-18T51:00:00-04:00</text:p>
      <text:p text:style-name="P4">
Description: Бахмут залишається епіцентром бойових дій на сході України. Противник понад усе праг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 'ВТОРГНЕННЯ РФ', 'ЄДИНІ НОВИНИ', 'СЕРГІЙ ЧЕРЕВАТИЙ']</text:p>
      <text:p text:style-name="P4">
Category: News</text:p>
      <!--METADATA-->
      <text:p text:style-name="P4">
<draw:frame draw:style-name="fr1" draw:name="Image390" text:anchor-type="as-char" svg:width="6.9236in" svg:height="3.894525in" draw:z-index="0">
<draw:image xlink:href="../Images/AРМІЯINFORM/2023-05-18T51-00-00-04-00/bahmut1.jpg" xlink:type="simple" xlink:show="embed" xlink:actuate="onLoad" draw:mime-type="image/jpeg"/>
</draw:frame>
Ілюстративне фото</text:p>
      <text:p text:style-name="P4">
Бахмут залишається епіцентром бойових дій на сході України. Противник понадусе прагне взяти це, вже майже знищене ним же, місто.</text:p>
      <text:p text:style-name="P4">
Про це в ефірі телемарафону «Єдині новини» повідомив речник Східногоугруповання військ ЗСУ полковник Сергій Череватий.</text:p>
      <text:p text:style-name="P4">
Офіцер повідомив, що за минулу добу ворог 487 разів завдавав ударів зіствольної та реактивної артилерії по наших позиціях, відбулось 25 бойовихзіткнень, шість авіанальотів. У боях знищено 130 окупантів, 145 зазналипоранень, чотири потрапили до полону. Також знищено дві САУ «Мста»,безпілотний літальний апарат «Орлан-10» і вісім польових складів ізбоєприпасами.</text:p>
      <text:p text:style-name="P4">
— У ході боїв наші підрозділи, незважаючи на те, що в нас зараз немає перевагив особовому складі й техніці, продовжують просуватися на флангах — за минулудобу на відстань від 150 до 1700 метрів, — зазначив Сергій Череватий. —Противник докладає максимум зусиль для утримання оборони, проте мипротиставляємо їхній грубій силі та перевазі в певних видах техніки нашу волю,кмітливість, мотивованість і стійкість.</text:p>
      <text:p text:style-name="P4">
Речник Східного угруповання військ ЗСУ розповів, що загалом ініціатива вжеперехоплена і противник змушений реагувати на наші дії. Вони перекидають уБахмут та околиці підрозділи повітряно-десантних військ, намагаючись зупинитипросування наших військ.</text:p>
      <text:p text:style-name="P4">
— Тут варто відзначити неоціненну працю наших військових інженерів, саперів.Загалом Сили оборони — це така комплексна машина, в якій кожен має своюфункцію і її бездоганно реалізовує. Саме тому завдяки своїй зібраності,навченості, ідеальній синхронності роботи всіх структур нам удаєтьсяперемагати ворога, — наголосив Сергій Череватий.</text:p>
      <text:p text:style-name="P4">
Також офіцер повідомив, що Лимансько-Куп’янський напрямок залишається лідеромза кількістю обстрілів. За минулу добу ворог тут 625 разів обстріляв нашіпозиції, відбулось 16 авіанальотів та чотири бойові зіткнення, 39 окупантівбуло знищено, 93 — поранено. Також підбито достатньо техніки: танк Т-72,БТР-80, БМП, чотири САУ, дві гаубиці, два безпілотні апарати й навітьпротирадарну ракету Х-31.</text:p>
      <text:p text:style-name="P4">
— На відміну від снарядів, з особовим складом у противника зараз проблема,тому вони тягнуть усе що можна: залишки «вагнера», роти, укомплектованілюдьми, які мають проблеми із законом, бойовий армійський резерв,територіальні війська, а також регулярні танкові та мотострілецькі, повітряно-десантні підрозділи, які здебільшого укомплектовані мобілізованими, — зазначивречник Східного угруповання військ ЗСУ.</text:p>
      <text:p text:style-name="P4">
Source: <text:a xlink:type="simple" xlink:href="https://armyinform.com.ua/2023/05/18/za-mynulu-dobu-nashi-pidrozdily-poblyzu-bahmuta-prosunulys-upered-na-vidstan-vid-150-do-1700-metriv-sergij-cherevatyj/" text:style-name="Internet_20_link" text:visited-style-name="Visited_20_Internet_20_Link">
https://armyinform.com.ua/2023/05/18/za-mynulu-dobu-nashi-pidrozdily-poblyzu-bahmuta-prosunulys-upered-na-vidstan-vid-150-do-1700-metriv-sergij-cherevatyj/</text:a>
</text:p>
      <!--NEWS-->
      <text:h text:style-name="P10" text:outline-level="1">
<text:span text:style-name="T4">
Умиротворення росії неможливе без деконструкції імперської держави — Олексій Панич</text:span>
</text:h>
      <text:p text:style-name="P4">
Author: ['Антон Печерський']</text:p>
      <text:p text:style-name="P4">
Time: 2023-05-18T52:00:00-04:00</text:p>
      <text:p text:style-name="P4">
Description: Таке міркування висловив доктор філософських наук, провідний науковий співробітник Н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_panych.jpg" text:style-name="Internet_20_link" text:visited-style-name="Visited_20_Internet_20_Link">
01_panych.jpg</text:a>
', '<text:a xlink:type="simple" xlink:href="https://armyinform.com.ua/wp-content/uploads/2023/05/02-13.jpg" text:style-name="Internet_20_link" text:visited-style-name="Visited_20_Internet_20_Link">
02-13.jpg</text:a>
']</text:p>
      <text:p text:style-name="P4">
Tags: []</text:p>
      <text:p text:style-name="P4">
Category: News</text:p>
      <!--METADATA-->
      <text:p text:style-name="P4">
<draw:frame draw:style-name="fr1" draw:name="Image391" text:anchor-type="as-char" svg:width="6.9236in" svg:height="4.615733in" draw:z-index="0">
<draw:image xlink:href="../Images/AРМІЯINFORM/2023-05-18T52-00-00-04-00/01_panych.jpg" xlink:type="simple" xlink:show="embed" xlink:actuate="onLoad" draw:mime-type="image/jpeg"/>
</draw:frame>
</text:p>
      <text:p text:style-name="P4">
Таке міркування висловив доктор філософських наук, провідний науковийспівробітник НВО «Дух і Літера» Олексій Панич під час роботи круглого столу«Рашизм. Зрозуміти, щоб подолати».</text:p>
      <text:p text:style-name="P4">
Відповідаючи на запитання про те, чи приведе поразка російської федерації увійні до краху рашизму як агресивної ідеології, режиму та політичної практики,експерт зауважив, що умиротворення росії неможливе без деконструкціїімперської держави. На його думку, децентралізація держави-агресора повиннавідбуватися контрольовано та привести до її перетворення на конфедерацію зчастковою втратою окремих регіонів, насамперед Кавказу.</text:p>
      <text:p text:style-name="P4">
— росія у своїх нинішніх кордонах не може не бути агресивною. Не можнасподіватися на те, що ми її заллємо грошима, вона в себе розвине ринковуекономіку й там запрацюють звичайні для Заходу стимули для виробництвапродукції з високою доданою вартістю, — запевнив Олексій Панич.</text:p>
      <text:p text:style-name="P4">
<draw:frame draw:style-name="fr1" draw:name="Image392" text:anchor-type="as-char" svg:width="6.9236in" svg:height="4.615733in" draw:z-index="0">
<draw:image xlink:href="../Images/AРМІЯINFORM/2023-05-18T52-00-00-04-00/02-13.jpg" xlink:type="simple" xlink:show="embed" xlink:actuate="onLoad" draw:mime-type="image/jpeg"/>
</draw:frame>
</text:p>
      <text:p text:style-name="P4">
Науковець наполягає, що не можна ні залишати росію централізованою, нідопускати її хаотичного розпаду, до якого зараз хилиться держава-агресор.</text:p>
      <text:p text:style-name="P4">
— Третій і єдиний прийнятний варіант — це контрольована децентралізація зперетворенням росії на якусь конфедерацію, а частково просто з відходом віднеї окремих територій, починаючи з Кавказу, — підсумував експерт.</text:p>
      <text:p text:style-name="P4">
Цю тезу слід максимально пропагувати серед західних політиків таінтелектуалів, більшість з яких наразі сподівається на можливість ліберально-демократичних реформ у російській федерації після поразки у війні протиУкраїни. Насправді ж росія неспроможна перетворитись на ліберальну демократіюбез деконструкції імперської держави.</text:p>
      <text:p text:style-name="P4">
читайте також:</text:p>
      <text:p text:style-name="P4">
<text:a xlink:type="simple" xlink:href="https://armyinform.com.ua/2023/05/17/shho-take-naspravdi-rashyzm-i-yak-jogo-peremogty-dumky-ekspertiv/" text:style-name="Internet_20_link" text:visited-style-name="Visited_20_Internet_20_Link">
Що таке насправді рашизм і як його перемогти: думкиекспертів</text:a>
</text:p>
      <text:p text:style-name="P4">
Нагадаємо, що круглий стіл «Рашизм. Зрозуміти, щоб подолати» відбувся вMilitary Media Center за сприяння Світового конгресу українців з нагодиухвалення й оприлюднення Верховною Радою України Постанови про Заяву «Провикористання політичним режимом російської федерації ідеології рашизму,засудження засад і практик рашизму як тоталітарних і людиноненависницьких».Цей адресований світовій спільноті документ закликає підтримати засудженняідеології, політики та практики рашизму.</text:p>
      <text:p text:style-name="P4">
<text:span text:style-name="T5">
Фото Дмитра Юрченка</text:span>
</text:p>
      <text:p text:style-name="P4">
Source: <text:a xlink:type="simple" xlink:href="https://armyinform.com.ua/2023/05/18/umyrotvorennya-rosiyi-nemozhlyve-bez-dekonstrukcziyi-imperskoyi-derzhavy-oleksij-panych/" text:style-name="Internet_20_link" text:visited-style-name="Visited_20_Internet_20_Link">
https://armyinform.com.ua/2023/05/18/umyrotvorennya-rosiyi-nemozhlyve-bez-dekonstrukcziyi-imperskoyi-derzhavy-oleksij-panych/</text:a>
</text:p>
      <!--NEWS-->
      <text:h text:style-name="P10" text:outline-level="1">
<text:span text:style-name="T4">
Міноборони запрошує на зустріч щодо обговорення питання організації харчування для забезпечення потреб оборони</text:span>
</text:h>
      <text:p text:style-name="P4">
Author: ['АРМІЯINFORM']</text:p>
      <text:p text:style-name="P4">
Time: 2023-05-18T53:00:00-04:00</text:p>
      <text:p text:style-name="P4">
Description: Міністерство оборони України запрошує усіх бажаючих долучитися до участі в робоч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78-2.png" text:style-name="Internet_20_link" text:visited-style-name="Visited_20_Internet_20_Link">
578-2.png</text:a>
']</text:p>
      <text:p text:style-name="P4">
Tags: ['ДЕНИС ШАРАПОВ', 'МОУ', 'ХАРЧУВАННЯ ВІЙСЬКОВИХ']</text:p>
      <text:p text:style-name="P4">
Category: News</text:p>
      <!--METADATA-->
      <text:p text:style-name="P4">
<draw:frame draw:style-name="fr1" draw:name="Image393" text:anchor-type="as-char" svg:width="6.9236in" svg:height="2.394412in" draw:z-index="0">
<draw:image xlink:href="../Images/AРМІЯINFORM/2023-05-18T53-00-00-04-00/578-2.png" xlink:type="simple" xlink:show="embed" xlink:actuate="onLoad" draw:mime-type="image/png"/>
</draw:frame>
</text:p>
      <text:p text:style-name="P4">
Міністерство оборони України запрошує усіх бажаючих долучитися до участі вробочій зустрічі з обговорення питань організації харчуваннявійськовослужбовців Збройних Сил України.</text:p>
      <text:p text:style-name="P4">
Захід відбудеться у <text:span text:style-name="T4">
пʼятницю, 19 травня 2023 року,</text:span>
 під головуваннямзаступника Міністра оборони України Дениса Шарапова. Початок зустрічі — о<text:span text:style-name="T4">
15:30</text:span>
 год.</text:p>
      <text:p text:style-name="P4">
Бажаючим взяти участь пропонуємо надіслати лист на електронну адресу <text:a xlink:type="simple" xlink:href="https://armyinform.com.ua/cdn-cgi/l/email-protection#f4918e959f81849d82989d90908eb4849b8780da999d98da939b82da8195" text:style-name="Internet_20_link" text:visited-style-name="Visited_20_Internet_20_Link">
[emailprotected]</text:a>
 до16:00 18 травня. У листі необхідно вказати найменування і код ЄДРПОУпідприємства, а також ПІБ та посаду представників.</text:p>
      <text:p text:style-name="P4">
Детальну інформацію про місце зустрічі буде повідомлено додатковозареєстрованим особам.</text:p>
      <text:p text:style-name="P4">
<text:span text:style-name="T4">
Джерело:</text:span>
 <text:a xlink:type="simple" xlink:href="https://www.mil.gov.ua/news/2023/05/18/zustrich-shhodo-obgovorennya-pitannya-organizaczii-harchuvannya-dlya-zabezpechennya-potreb-oboroni/" text:style-name="Internet_20_link" text:visited-style-name="Visited_20_Internet_20_Link">
<text:span text:style-name="T5">
Міністерство оборониУкраїни</text:span>
</text:a>
</text:p>
      <text:p text:style-name="P4">
Source: <text:a xlink:type="simple" xlink:href="https://armyinform.com.ua/2023/05/18/minoborony-zaproshuye-na-zustrich-shhodo-obgovorennya-pytannya-organizacziyi-harchuvannya-dlya-zabezpechennya-potreb-oborony/" text:style-name="Internet_20_link" text:visited-style-name="Visited_20_Internet_20_Link">
https://armyinform.com.ua/2023/05/18/minoborony-zaproshuye-na-zustrich-shhodo-obgovorennya-pytannya-organizacziyi-harchuvannya-dlya-zabezpechennya-potreb-oborony/</text:a>
</text:p>
      <!--NEWS-->
      <text:h text:style-name="P10" text:outline-level="1">
<text:span text:style-name="T4">
Союзники обіцяють продовжувати підтримку України — заява Великої Британії та Німеччини</text:span>
</text:h>
      <text:p text:style-name="P4">
Author: ['АРМІЯINFORM']</text:p>
      <text:p text:style-name="P4">
Time: 2023-05-18T54:00:00-04:00</text:p>
      <text:p text:style-name="P4">
Description: Міністр оборони Великої Британії Бен Воллес після зустрічі зі своїм німецьким колег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atement.jpg" text:style-name="Internet_20_link" text:visited-style-name="Visited_20_Internet_20_Link">
statement.jpg</text:a>
']</text:p>
      <text:p text:style-name="P4">
Tags: ['ВЕЛИКА БРИТАНІЯ', 'ДОПОМОГА ПАРТНЕРІВ', 'МІНІСТРИ ОБОРОНИ', 'НАТО', 'НІМЕЧЧИНА', 'СВІТ ПІДТРИМУЄ УКРАЇНУ']</text:p>
      <text:p text:style-name="P4">
Category: News</text:p>
      <!--METADATA-->
      <text:p text:style-name="P4">
<draw:frame draw:style-name="fr1" draw:name="Image394" text:anchor-type="as-char" svg:width="6.9236in" svg:height="3.894525in" draw:z-index="0">
<draw:image xlink:href="../Images/AРМІЯINFORM/2023-05-18T54-00-00-04-00/statement.jpg" xlink:type="simple" xlink:show="embed" xlink:actuate="onLoad" draw:mime-type="image/jpeg"/>
</draw:frame>
</text:p>
      <text:p text:style-name="P4">
Міністр оборони Великої Британії Бен Воллес після зустрічі зі своїм німецькимколегою Борисом Пісторіусом у Берліні заявив, що союзники і надаліпідтримуватимуть Україну у боротьбі з російською агресією.</text:p>
      <text:p text:style-name="P4">
Про це йдеться у <text:a xlink:type="simple" xlink:href="https://www.gov.uk/government/news/allies-pledge-continued-support-for-ukraine-as-uk-defence-secretary-visits-berlin" text:style-name="Internet_20_link" text:visited-style-name="Visited_20_Internet_20_Link">
повідомленні</text:a>
британського уряду.</text:p>
      <text:p text:style-name="P4">
Зустріч очільників оборонних відомств двох країн сталася через кілька днівпісля оголошення про те, що Велика Британія стане першою країною, яка надастьУкраїні ударні засоби дальньої дії в рамках подальшої підтримки, абигарантувати, що Україна зможе захистити себе від незаконного вторгнення росії.Ця система озброєння поповнить перелік можливостей, які Збройні Сили Україниздатні розгортати завдяки підтримці багатьох союзників і партнерів НАТО повсьому світу.</text:p>
      <text:p text:style-name="P4">
«Велика Британія та Німеччина продемонстрували непохитну прихильністьсоюзників по НАТО та міжнародної спільноти підтримувати Україну в останні дні,з великими обіцянками щодо подальшої військової допомоги та навчання», —йдеться у повідомленні.</text:p>
      <text:p text:style-name="P4">
Велика Британія продовжує працювати з партнерами, включаючи Німеччину в НАТО,G7 та за її межами, щоб надати Україні гарантії та можливості, необхідні длязабезпечення та зміцнення своєї довгострокової безпеки після завершення війни— ставлячи Україну в найсильнішу можливу позицію у пошуку справедливого іміцного миру, який поважатиме територіальну цілісність і суверенітет Українита захищатиме Статут ООН.</text:p>
      <text:p text:style-name="P4">
«Німеччина та Велика Британія пліч-о-пліч продовжують надавати допомогуУкраїні. Обидві країни налаштовані рішуче підтримувати зусилля Українизахистити себе від російської агресії», — сказав міністр оборони ВеликоїБританії Бен Воллес.</text:p>
      <text:p text:style-name="P4">
Велика Британія та Німеччина є одними з провідних європейських учасниківальянсу НАТО, і обидві країни з нетерпінням чекають на <text:a xlink:type="simple" xlink:href="https://armyinform.com.ua/2022/11/09/nastupnyj-samit-nato-vidbudetsya-vlitku-2023-roku-v-lytvi/" text:style-name="Internet_20_link" text:visited-style-name="Visited_20_Internet_20_Link">
Вільнюськийсаміт</text:a>
 у Литві в липні, де всі члени Альянсу зустрінуться,щоб підвести підсумки та обговорити майбутнє Альянсу, безпрецедентні викликибезпеці, підтримку України та незмінну відданість членів євроатлантичнійбезпеці.</text:p>
      <text:p text:style-name="P4">
Source: <text:a xlink:type="simple" xlink:href="https://armyinform.com.ua/2023/05/18/soyuznyky-obiczyayut-prodovzhuvaty-pidtrymku-ukrayiny-zayava-velykoyi-brytaniyi-ta-nimechchyny/" text:style-name="Internet_20_link" text:visited-style-name="Visited_20_Internet_20_Link">
https://armyinform.com.ua/2023/05/18/soyuznyky-obiczyayut-prodovzhuvaty-pidtrymku-ukrayiny-zayava-velykoyi-brytaniyi-ta-nimechchyny/</text:a>
</text:p>
      <!--NEWS-->
      <text:h text:style-name="P10" text:outline-level="1">
<text:span text:style-name="T4">
росію зруйнує інституційна неспроможність — Ірина Павленко</text:span>
</text:h>
      <text:p text:style-name="P4">
Author: ['Антон Печерський']</text:p>
      <text:p text:style-name="P4">
Time: 2023-05-18T55:00:00-04:00</text:p>
      <text:p text:style-name="P4">
Description: Інституційна та економічна неспроможність і депопуляція — головні проблеми сучас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_pavlenko.jpg" text:style-name="Internet_20_link" text:visited-style-name="Visited_20_Internet_20_Link">
01_pavlenko.jpg</text:a>
']</text:p>
      <text:p text:style-name="P4">
Tags: ['РАШИЗМ']</text:p>
      <text:p text:style-name="P4">
Category: News</text:p>
      <!--METADATA-->
      <text:p text:style-name="P4">
<draw:frame draw:style-name="fr1" draw:name="Image395" text:anchor-type="as-char" svg:width="6.9236in" svg:height="4.615733in" draw:z-index="0">
<draw:image xlink:href="../Images/AРМІЯINFORM/2023-05-18T55-00-00-04-00/01_pavlenko.jpg" xlink:type="simple" xlink:show="embed" xlink:actuate="onLoad" draw:mime-type="image/jpeg"/>
</draw:frame>
</text:p>
      <text:p text:style-name="P4">
Інституційна та економічна неспроможність і депопуляція — головні проблемисучасної російської федерації, які неминуче зруйнують державу-агресоркузсередини, — вважає кандидатка історичних наук, завідувачка відділуНаціонального інституту стратегічних досліджень Ірина Павленко. Ці міркуваннянауковиця висловила під час роботи круглого столу «Рашизм. Зрозуміти, щобподолати».</text:p>
      <text:p text:style-name="P4">
Експертка нагадала, що російська федерація має величезну, але малозаселену таслабко економічно освоєну територію. Утримання такого надзвичайно великогопростору неухильно стає для росії дедалі важчим тягарем, який зрештою станедля неї непідйомним.</text:p>
      <text:p text:style-name="P4">
— Намагаючись утримати цю територію під контролем, вони постійно збільшуютьапарат, який має утримувати її під контролем. І апарат, який має стежити затим апаратом. Тобто в них на сьогодні вже дві третини населення залежить відбюджету, починаючи від інвалідів і закінчуючи військовими, — підкреслила ІринаПавленко.</text:p>
      <text:p text:style-name="P4">
Наслідками невпинного розростання управлінського апарату та збільшеннякількості чиновників є посилення зарегульованості та погіршення якостіуправління. А переважання бюджетників у структурі населення призводить добраку ресурсів на соціальні видатки.</text:p>
      <text:p text:style-name="P4">
— Я роблю ставку на санкції й фінансову неспроможність, — зауважила експертка.— Все це можна утримувати й утримується через бюджет. Забираються гроші,перерозподіляються гроші. Що менше тих грошей, які ви перерозподіляєте, торано чи пізно у тому самому владивостоці постане питання, яке вже стояло у1990-ті роки: а нащо нам та москва? Що вона визначає?</text:p>
      <text:p text:style-name="P4">
Поступово описана ситуація має привести до зростання регіонального сепаратизмуй децентралізації чи навіть розпаду російської федерації. Цей процес, на думкудослідниці, найімовірніше буде не миттєвим, а довготривалим. Слід бутиготовими, що він затягнеться на роки чи навіть десятиліття.</text:p>
      <text:p text:style-name="P4">
— Мають запрацювати механізми, які посилять їхню інституційну та економічнунеспроможність. Тобто це історія тривалого розпаду, це тривала історія, цемарафон, — підсумувала Ірина Павленко.</text:p>
      <text:p text:style-name="P4">
читайте також:</text:p>
      <text:p text:style-name="P4">
<text:a xlink:type="simple" xlink:href="https://armyinform.com.ua/2023/05/17/shho-take-naspravdi-rashyzm-i-yak-jogo-peremogty-dumky-ekspertiv/" text:style-name="Internet_20_link" text:visited-style-name="Visited_20_Internet_20_Link">
Що таке насправді рашизм і як його перемогти: думкиекспертів</text:a>
</text:p>
      <text:p text:style-name="P4">
Нагадаємо, що круглий стіл «Рашизм. Зрозуміти, щоб подолати» відбувся вMilitary Media Center за сприяння Світового конгресу українців з нагодиухвалення й оприлюднення Верховною Радою України Постанови про Заяву «Провикористання політичним режимом російської федерації ідеології рашизму,засудження засад і практик рашизму як тоталітарних і людиноненависницьких».Цей адресований світовій спільноті документ закликає підтримати засудженняідеології, політики та практики рашизму.</text:p>
      <text:p text:style-name="P4">
<text:span text:style-name="T5">
Фото Дмитра Юрченка</text:span>
</text:p>
      <text:p text:style-name="P4">
Source: <text:a xlink:type="simple" xlink:href="https://armyinform.com.ua/2023/05/18/rosiyu-zrujnuye-instytuczijna-nespromozhnist-iryna-pavlenko/" text:style-name="Internet_20_link" text:visited-style-name="Visited_20_Internet_20_Link">
https://armyinform.com.ua/2023/05/18/rosiyu-zrujnuye-instytuczijna-nespromozhnist-iryna-pavlenko/</text:a>
</text:p>
      <!--NEWS-->
      <text:h text:style-name="P10" text:outline-level="1">
<text:span text:style-name="T4">
Нам потрібно й надалі посилювати нашу систему ППО — Юрій Ігнат</text:span>
</text:h>
      <text:p text:style-name="P4">
Author: ['Володимир Віват']</text:p>
      <text:p text:style-name="P4">
Time: 2023-05-18T56:00:00-04:00</text:p>
      <text:p text:style-name="P4">
Description: З минулого вечора відбулося кілька хвиль ракетних атак, також для проведення повітря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foto-2-zrk-sampt.jpg" text:style-name="Internet_20_link" text:visited-style-name="Visited_20_Internet_20_Link">
foto-2-zrk-sampt.jpg</text:a>
']</text:p>
      <text:p text:style-name="P4">
Tags: ['ЮРІЙ ІГНАТ']</text:p>
      <text:p text:style-name="P4">
Category: News</text:p>
      <!--METADATA-->
      <text:p text:style-name="P4">
<draw:frame draw:style-name="fr1" draw:name="Image396" text:anchor-type="as-char" svg:width="6.9236in" svg:height="4.61393in" draw:z-index="0">
<draw:image xlink:href="../Images/AРМІЯINFORM/2023-05-18T56-00-00-04-00/foto-2-zrk-sampt.jpg" xlink:type="simple" xlink:show="embed" xlink:actuate="onLoad" draw:mime-type="image/jpeg"/>
</draw:frame>
Ілюстративне фото. ЗРК SAMP-T</text:p>
      <text:p text:style-name="P4">
З минулого вечора відбулося кілька хвиль ракетних атак, також для проведенняповітряної розвідки ворог запустив кілька дронів. Загарбники атакували з моря,з повітря та з наземних пускових установок.</text:p>
      <text:p text:style-name="P4">
Про це в телемарафоні «Єдині новини» повідомив речник Повітряних Сил ЗбройнихСил України полковник Юрій Ігнат.</text:p>
      <text:p text:style-name="P4">
Він повідомив, що ворог запустив 30 крилатих ракет. Вісім із них, які буливипущені з кораблів рф у Чорному морі, були знищені на Південному напрямку.</text:p>
      <text:p text:style-name="P4">
— Також ворог підняв свою стратегічну авіацію — до десяти літаків Ту-95,Ту-160, які випустили понад 20 ракет, — повідомив речник Повітряних СилЗбройних Сил України. — Особливістю цієї атаки можна назвати те, що цього разуне було застосування саме балістичних ракет, ворог обмежився лише крилатимиракетами.</text:p>
      <text:p text:style-name="P4">
Офіцер зазначив, що навіть коли протиповітряний бій має успішний результат,уламки завжди падають на землю, внаслідок чого можуть бути і займання, ітравмування, і, на жаль, загибель людей. Тому він ще раз закликав усіхдотримуватись правил безпеки в разі оголошення повітряної тривоги.</text:p>
      <text:p text:style-name="P4">
— Столицю атакують найчастіше, тому й це місто, що очевидно, потребує більшезахисту. Але ж сьогодні й над Одещиною збили вісім ракет. Східні та північнірегіони — там теж дуже серйозний вектор роботи й там також працюєпротиповітряна оборона. Тому ми розподіляємо наші сили там, де це найбільшнеобхідно, — повідомив Юрій Ігнат. — У нас також чимало стратегічних об’єктів,які теж потребують прикриття. Попри те, що ми отримуємо від Заходу багаторізних систем ППО, їхньої кількості все ще не вистачає. Нам потрібно й надаліпосилювати нашу систему ППО.</text:p>
      <text:p text:style-name="P4">
Source: <text:a xlink:type="simple" xlink:href="https://armyinform.com.ua/2023/05/18/nam-potribno-j-nadali-posylyuvaty-nashu-systemu-ppo-yurij-ignat/" text:style-name="Internet_20_link" text:visited-style-name="Visited_20_Internet_20_Link">
https://armyinform.com.ua/2023/05/18/nam-potribno-j-nadali-posylyuvaty-nashu-systemu-ppo-yurij-ignat/</text:a>
</text:p>
      <!--NEWS-->
      <text:h text:style-name="P10" text:outline-level="1">
<text:span text:style-name="T4">
У Києві пройшов чемпіонат з багатоборства, присвячений пам’яті розвідника Валерія Чибінєєва</text:span>
</text:h>
      <text:p text:style-name="P4">
Author: ['АРМІЯINFORM']</text:p>
      <text:p text:style-name="P4">
Time: 2023-05-18T57:00:00-04:00</text:p>
      <text:p text:style-name="P4">
Description: Днями у Києві відбувся національний чемпіонат з військово-спортивного багатобо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8028637938109009_y.jpg" text:style-name="Internet_20_link" text:visited-style-name="Visited_20_Internet_20_Link">
photo_5418028637938109009_y.jpg</text:a>
', '<text:a xlink:type="simple" xlink:href="https://armyinform.com.ua/wp-content/uploads/2023/05/photo_5418028637938109007_y.jpg" text:style-name="Internet_20_link" text:visited-style-name="Visited_20_Internet_20_Link">
photo_5418028637938109007_y.jpg</text:a>
']</text:p>
      <text:p text:style-name="P4">
Tags: ['ГЕРОЙ УКРАЇНИ', 'ГУР МІНОБОРОНИ УКРАЇНИ', 'ЗМАГАННЯ']</text:p>
      <text:p text:style-name="P4">
Category: News</text:p>
      <!--METADATA-->
      <text:p text:style-name="P4">
<draw:frame draw:style-name="fr1" draw:name="Image397" text:anchor-type="as-char" svg:width="6.9236in" svg:height="5.095337in" draw:z-index="0">
<draw:image xlink:href="../Images/AРМІЯINFORM/2023-05-18T57-00-00-04-00/photo_5418028637938109009_y.jpg" xlink:type="simple" xlink:show="embed" xlink:actuate="onLoad" draw:mime-type="image/jpeg"/>
</draw:frame>
</text:p>
      <text:p text:style-name="P4">
Днями у Києві відбувся національний чемпіонат з військово-спортивногобагатоборства, присвячений пам’яті підполковника Головного управління розвідкиМО України Героя України <text:a xlink:type="simple" xlink:href="https://armyinform.com.ua/2023/04/20/pamyati-rozvidnyka-geroya-ukrayiny-valeriya-chybinyeyeva/" text:style-name="Internet_20_link" text:visited-style-name="Visited_20_Internet_20_Link">
ВалеріяЧибінєєва</text:a>
.</text:p>
      <text:p text:style-name="P4">
Про це <text:a xlink:type="simple" xlink:href="https://t.me/DIUkraine/2323" text:style-name="Internet_20_link" text:visited-style-name="Visited_20_Internet_20_Link">
повідомляє</text:a>
 ГУР МОУ.</text:p>
      <text:p text:style-name="P4">
У змаганнях взяли участь спортсмени з 18 областей України. Учасники віком від10 до 39 років змагались у дисципліні «Бойове двоборство».</text:p>
      <text:p text:style-name="P4">
<draw:frame draw:style-name="fr1" draw:name="Image398" text:anchor-type="as-char" svg:width="6.9236in" svg:height="5.095337in" draw:z-index="0">
<draw:image xlink:href="../Images/AРМІЯINFORM/2023-05-18T57-00-00-04-00/photo_5418028637938109007_y.jpg" xlink:type="simple" xlink:show="embed" xlink:actuate="onLoad" draw:mime-type="image/jpeg"/>
</draw:frame>
</text:p>
      <text:p text:style-name="P4">
«Масштабний спортивний захід під егідою Головного управління розвідки МОУ,Міністерств у справах ветеранів, молоді та спорту України покликаний зміцнитибойовий дух та фізичну силу, виховати психологію переможця та зберегти упам‘яті поколінь ім’я воєнного розвідника Валерія Чибінєєва, який пройшовславетний, взірцевий шлях воїна», — наголосили у воєнній розвідці.</text:p>
      <text:p text:style-name="P4">
Серед понад 500 учасників змагань на татамі вийшли, зокрема, й ветераниросійсько-української війни та військовослужбовці, які продовжують захищатиУкраїну у лавах Сил безпеки та оборони держави.</text:p>
      <text:p text:style-name="P4">
У ГУР повідомили, що з переможців змагань сформують національну команду, якапредставлятиме Україну на чемпіонаті світу з багатоборства у Польщі.</text:p>
      <text:p text:style-name="P4">
Як відомо, підполковник Валерій Чибінєєв — Герой України, почесний громадянинміста Бердянськ, лицар ордена Богдана Хмельницького ІІІ ступеня, відзначениймедалями «За поранення» та «15 років сумлінної служби». Валерій Чибінєєвпрофесійний військовий, який віддав життя в боях за Гостомель 3 березня 2022року <text:span text:style-name="T5">
.</text:span>
</text:p>
      <text:p text:style-name="P4">
Source: <text:a xlink:type="simple" xlink:href="https://armyinform.com.ua/2023/05/18/u-kyyevi-projshov-chempionat-z-bagatoborstva-pryvyachenyj-pamyati-rozvidnyka-valeriya-chybinyeyeva/" text:style-name="Internet_20_link" text:visited-style-name="Visited_20_Internet_20_Link">
https://armyinform.com.ua/2023/05/18/u-kyyevi-projshov-chempionat-z-bagatoborstva-pryvyachenyj-pamyati-rozvidnyka-valeriya-chybinyeyeva/</text:a>
</text:p>
      <!--NEWS-->
      <text:h text:style-name="P10" text:outline-level="1">
<text:span text:style-name="T4">
рф формує резерви з мешканців тимчасово окупованих територій, щоб поповнити підрозділи на передовій — Ганна Маляр</text:span>
</text:h>
      <text:p text:style-name="P4">
Author: ['АРМІЯINFORM']</text:p>
      <text:p text:style-name="P4">
Time: 2023-05-18T58:00:00-04:00</text:p>
      <text:p text:style-name="P4">
Description: Ворог намагається створити резерви з місцевих мешканців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text:p>
      <text:p text:style-name="P4">
Tags: ['ВІЙНА', 'ГАННА МАЛЯР', 'РОСІЙСЬКІ ОКУПАНТИ', 'ТИМЧАСОВО ОКУПОВАНІ ТЕРИТОРІЇ']</text:p>
      <text:p text:style-name="P4">
Category: News</text:p>
      <!--METADATA-->
      <text:p text:style-name="P4">
<draw:frame draw:style-name="fr1" draw:name="Image399" text:anchor-type="as-char" svg:width="6.9236in" svg:height="4.615733in" draw:z-index="0">
<draw:image xlink:href="../Images/AРМІЯINFORM/2023-05-18T58-00-00-04-00/malyar-53.jpg" xlink:type="simple" xlink:show="embed" xlink:actuate="onLoad" draw:mime-type="image/jpeg"/>
</draw:frame>
 ФотоДмитра Юрченка</text:p>
      <text:p text:style-name="P4">
Ворог намагається створити резерви з місцевих мешканців тимчасово окупованихтериторій. Мета — екстренне поповнення особовим складом передових підрозділівсвоїх військ, які щоденно зазнають великих втрат у живій силі.</text:p>
      <text:p text:style-name="P4">
Про це <text:a xlink:type="simple" xlink:href="https://t.me/annamaliar/762" text:style-name="Internet_20_link" text:visited-style-name="Visited_20_Internet_20_Link">
повідомила</text:a>
 заступник Міністра оборониУкраїни Ганна Маляр у Телеграмі.</text:p>
      <text:p text:style-name="P4">
За її словами, в окремих населених пунктах на тимчасово окупованій територіїУкраїни російські загарбники здійснюють облави і затримання місцевихмешканців.</text:p>
      <text:p text:style-name="P4">
«Під час облав усіх затриманих перевіряють на лояльність до окупаційногорежиму, а чоловіків, які за віком можуть бути призвані на військову службу,заарештовують, переважно за надуманими приводами. Заарештованих у такий спосібвідправляють як правило до спеціально обладнаних польових таборів, в яких вжеперебувають завезені з російських в’язниць злочинці, які погодились братиучасть у бойових діях», — розповіла Ганна Маляр.</text:p>
      <text:p text:style-name="P4">
Наразі поблизу населених пунктів Рогове та Можніківка Луганської областіоблаштовано декілька таких таборів, до яких під конвоєм з росії доставляютьсяпартії завербованих ув’язнених.</text:p>
      <text:p text:style-name="P4">
Разом з ними, як зазначила Ганна Маляр, утримуються місцеві чоловіки, які булизатримані за незначні правопорушення і не погодились підтримувати окупантів.</text:p>
      <text:p text:style-name="P4">
Заступник Міністра оборони України наголосила, що до кінця травня очікуєтьсязбільшення чисельності особового складу таборів з прибуттям ще двох партійв’язнів з росії, засуджених переважно за скоєння вбивств з особливоюжорстокістю.</text:p>
      <text:p text:style-name="P4">
«На сьогодні в зазначених таборах перебуває понад 800 осіб, з якимипроводяться інтенсивні заходи бойової підготовки, які заплановано завершитипротягом одного місяця. Після проходження в’язнями курсу бойової підготовки, зними буде укладено контракти, які передбачають обов’язкову участь у бойовихдіях на тимчасово окупованій території України», — резюмувала вона.</text:p>
      <text:p text:style-name="P4">
Source: <text:a xlink:type="simple" xlink:href="https://armyinform.com.ua/2023/05/18/rf-formuye-rezervy-z-meshkancziv-tymchasovo-okupovanyh-terytorij-shhob-popovnyty-pidrozdily-na-peredovij-ganna-malyar/" text:style-name="Internet_20_link" text:visited-style-name="Visited_20_Internet_20_Link">
https://armyinform.com.ua/2023/05/18/rf-formuye-rezervy-z-meshkancziv-tymchasovo-okupovanyh-terytorij-shhob-popovnyty-pidrozdily-na-peredovij-ganna-malyar/</text:a>
</text:p>
      <!--NEWS-->
      <text:h text:style-name="P10" text:outline-level="1">
<text:span text:style-name="T4">
Українські рятувальники відзвітували про виїзди на бойові пожежі</text:span>
</text:h>
      <text:p text:style-name="P4">
Author: ['АРМІЯINFORM']</text:p>
      <text:p text:style-name="P4">
Time: 2023-05-18T59:00:00-04:00</text:p>
      <text:p text:style-name="P4">
Description: Протягом минулої доби, 17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400" text:anchor-type="as-char" svg:width="6.9236in" svg:height="4.635046in" draw:z-index="0">
<draw:image xlink:href="../Images/AРМІЯINFORM/2023-05-18T59-00-00-04-00/pozhezha-1.jpg" xlink:type="simple" xlink:show="embed" xlink:actuate="onLoad" draw:mime-type="image/jpeg"/>
</draw:frame>
Ілюстративне фото</text:p>
      <text:p text:style-name="P4">
Протягом минулої доби, <text:span text:style-name="T4">
17 травня,</text:span>
 підрозділи Державної служби України знадзвичайних ситуацій <text:span text:style-name="T4">
здійснили 185 виїздів</text:span>
 на ліквідацію наслідківобстрілів окупантами населених пунктів та об’єктів інфраструктури. Ліквідовано12 пожеж. Надано психологічну допомогу 143 особам.</text:p>
      <text:p text:style-name="P4">
Про це йдеться у <text:a xlink:type="simple" xlink:href="https://dsns.gov.ua/uk/news/nadzvicaini-podiyi/operativna-informaciia-dsns-shhodo-naslidkiv-vedennia-boiovix-dii-rosiiskoiu-federacijeiu-160"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4 869 виїздів на ліквідацію наслідків обстрілів, ліквідовано 14 589 пожеж,врятовано 4052 особи, надано психологічну допомогу 214 495 особам.</text:p>
      <text:p text:style-name="P4">
Source: <text:a xlink:type="simple" xlink:href="https://armyinform.com.ua/2023/05/18/ukrayinski-ryatuvalnyky-vidzvituvaly-pro-vyyizdy-na-bojovi-pozhezhi/" text:style-name="Internet_20_link" text:visited-style-name="Visited_20_Internet_20_Link">
https://armyinform.com.ua/2023/05/18/ukrayinski-ryatuvalnyky-vidzvituvaly-pro-vyyizdy-na-bojovi-pozhezhi/</text:a>
</text:p>
      <!--NEWS-->
      <text:h text:style-name="P10" text:outline-level="1">
<text:span text:style-name="T4">
Kyiv(19:51). Red Alert: aerial threat. Sirens sounding. Take cover now!</text:span>
</text:h>
      <text:p text:style-name="P4">
Authors: liveuamap (Language: en)</text:p>
      <text:p text:style-name="P4">
Time: 2023-05-18T5:53:00</text:p>
      <text:p text:style-name="P4">
Location: Kyiv (Latitude:50.44435 Longtitude:30.53066)</text:p>
      <text:p text:style-name="P4">
Videos: []</text:p>
      <text:p text:style-name="P4">
Images: []</text:p>
      <text:p text:style-name="P4">
Tags: ["Europe", "Central and Eastern Europe"]</text:p>
      <text:p text:style-name="P4">
ID: 22563797</text:p>
      <!--METADATA-->
      <text:p text:style-name="P4">
Kyiv(19:51). Red Alert: aerial threat. Sirens sounding. Take cover now!</text:p>
      <text:p text:style-name="P4">
News Collection Link: <text:a xlink:type="simple" xlink:href="https://liveuamap.com/en/2023/18-may-kyiv1951-red-alert-aerial-threat-sireng" text:style-name="Internet_20_link" text:visited-style-name="Visited_20_Internet_20_Link">
https://liveuamap.com/en/2023/18-may-kyiv1951-red-alert-aerial-threat-sireng</text:a>
</text:p>
      <text:p text:style-name="P4">
Source: <text:a xlink:type="simple" xlink:href="https://t.me/KyivCityOfficial/6727" text:style-name="Internet_20_link" text:visited-style-name="Visited_20_Internet_20_Link">
https://t.me/KyivCityOfficial/6727</text:a>
</text:p>
      <!--NEWS-->
      <text:h text:style-name="P10" text:outline-level="1">
<text:span text:style-name="T4">
Україна докладає всіх зусиль для повернення полонених захисників з різних місць утримань</text:span>
</text:h>
      <text:p text:style-name="P4">
Author: ['АРМІЯINFORM']</text:p>
      <text:p text:style-name="P4">
Time: 2023-05-18T60:00:00-04:00</text:p>
      <text:p text:style-name="P4">
Description: У Координаційному штабі відбулася зустріч з родинами військовослужбовців Луга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6.jpg" text:style-name="Internet_20_link" text:visited-style-name="Visited_20_Internet_20_Link">
ksh3-6.jpg</text:a>
']</text:p>
      <text:p text:style-name="P4">
Tags: ['КООРДИНАЦІЙНИЙ ШТАБ З ПИТАНЬ ПОВОДЖЕННЯ З ВІЙСЬКОВОПОЛОНЕНИМИ', 'ПОВЕРНЕННЯ ПОЛОНЕНИХ']</text:p>
      <text:p text:style-name="P4">
Category: News</text:p>
      <!--METADATA-->
      <text:p text:style-name="P4">
<draw:frame draw:style-name="fr1" draw:name="Image401" text:anchor-type="as-char" svg:width="6.9236in" svg:height="4.823441in" draw:z-index="0">
<draw:image xlink:href="../Images/AРМІЯINFORM/2023-05-18T60-00-00-04-00/ksh3-6.jpg" xlink:type="simple" xlink:show="embed" xlink:actuate="onLoad" draw:mime-type="image/jpeg"/>
</draw:frame>
</text:p>
      <text:p text:style-name="P4">
У Координаційному штабі відбулася зустріч з родинами військовослужбовцівЛуганського прикордонного загону імені Героя України полковника Євгена Пікуса.За словами представника штабу, перемовний процес щодо обміну полоненимивідбувається одночасно за кількома напрямками.</text:p>
      <text:p text:style-name="P4">
Про це <text:a xlink:type="simple" xlink:href="https://t.me/Koord_shtab/1074" text:style-name="Internet_20_link" text:visited-style-name="Visited_20_Internet_20_Link">
повідомляє</text:a>
 Координаційний штаб зпитань поводження з військовополоненими.</text:p>
      <text:p text:style-name="P4">
Це пов’язано, зокрема, з тим, що в російській федерації та на тимчасовоокупованих українських територіях є кілька суб’єктів, які утримують нашихвійськовослужбовців.</text:p>
      <text:p text:style-name="P4">
Варто зазначити, що Україна докладає всіх зусиль для повернення полоненихзахисників і захисниць з різних напрямків і місць утримань.</text:p>
      <text:p text:style-name="P4">
Що стосується можливого обміну «всіх на всіх», представник штабу зауважив, щотакий формат обміну теж розглядається. Проте для його реалізації потрібназгода всіх сторін, що задіяні у збройному конфлікті, тобто не лише України, ай російської федерації.</text:p>
      <text:p text:style-name="P4">
Source: <text:a xlink:type="simple" xlink:href="https://armyinform.com.ua/2023/05/18/ukrayina-dokladaye-vsih-zusyl-dlya-povernennya-polonenyh-zahysnykiv-z-riznyh-miscz-utryman/" text:style-name="Internet_20_link" text:visited-style-name="Visited_20_Internet_20_Link">
https://armyinform.com.ua/2023/05/18/ukrayina-dokladaye-vsih-zusyl-dlya-povernennya-polonenyh-zahysnykiv-z-riznyh-miscz-utryman/</text:a>
</text:p>
      <!--NEWS-->
      <text:h text:style-name="P10" text:outline-level="1">
<text:span text:style-name="T4">
Мета удосконалення ВЛК у тому, щоб її проходження для військовослужбовців стало швидше та зручніше — Оксана Горбач</text:span>
</text:h>
      <text:p text:style-name="P4">
Author: ['Ольга Мосьондз']</text:p>
      <text:p text:style-name="P4">
Time: 2023-05-18T61:00:00-04:00</text:p>
      <text:p text:style-name="P4">
Description: Про це представниця Управління стратегічних комунікацій Апарату Головнокомандувач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8253780123764190.jpg" text:style-name="Internet_20_link" text:visited-style-name="Visited_20_Internet_20_Link">
photo_5418253780123764190.jpg</text:a>
']</text:p>
      <text:p text:style-name="P4">
Tags: ['MILITARY MEDIA CENTER', 'БРИФІНГ', 'ВЛК']</text:p>
      <text:p text:style-name="P4">
Category: News</text:p>
      <!--METADATA-->
      <text:p text:style-name="P4">
<draw:frame draw:style-name="fr1" draw:name="Image402" text:anchor-type="as-char" svg:width="6.9236in" svg:height="4.621503in" draw:z-index="0">
<draw:image xlink:href="../Images/AРМІЯINFORM/2023-05-18T61-00-00-04-00/photo_5418253780123764190.jpg" xlink:type="simple" xlink:show="embed" xlink:actuate="onLoad" draw:mime-type="image/jpeg"/>
</draw:frame>
</text:p>
      <text:p text:style-name="P4">
Про це представниця Управління стратегічних комунікацій АпаратуГоловнокомандувача ЗС України Оксана Горбач сказала під час брифінгу «Якінформаційна кампанія „Допомога після поранення“ підтримує військовослужбовцівпри проходженні ВЛК» у Military Media Center.</text:p>
      <text:p text:style-name="P4">
Повномасштабна війна, розв’язана російською федерацією, на жаль, спричинилазростання кількості людей, яким необхідно здійснювати військово-лікарськуекспертизу, зазначила спікерка. У зв’язку з цим суттєво зросло і навантаженняна працівників ВЛК. Шлях, який доводиться долати нашим захисникам дляпроходження військово-лікарської комісії доволі складний.</text:p>
      <text:p text:style-name="P4">
В той же час, підвищення рівня медичного забезпечення та обслуговування підчас проходження військово-лікарської комісії — це пріоритетне завданнямедичних сил ЗСУ та Уряду України. Над реалізацією завдань з удосконаленнявійськово-лікарської комісії працюють підрозділи Збройних Сил України,Міністерство оборони України, Міністерство охорони здоров’я України,Міністерство у справах ветеранів України, Міністерство цифрової трансформаціїУкраїни та громадська організація «Принцип».</text:p>
      <text:p text:style-name="P4">
— При проходженні військово-лікарських комісій військовослужбовці стикаються зпевними труднощами, серед яких і надмірна бюрократизація процесів у ВЛК,неврегульованість фінансування та недостатня пропускна спроможність ВЛК вумовах очевидного навантаження, низький рівень цифровізації процесів ВЛК,зокрема пов’язаний з необхідністю внесення змін у законодавство. Відповідно, вмежах опрацювання цієї проблематики була піднята ціла низка питань, які заразвирішуються міжурядовою робочою групою — розповіла Оксана Горбач.</text:p>
      <text:p text:style-name="P4">
Станом на сьогодні вже досягнуті перші результати роботи міжурядової робочоїгрупи. , процес змін досить тривалий, але вже можна відчути перші результати.Зокрема, впроваджений пакет медичних послуг у рамках Програми медичнихгарантій, збільшено кількість гарнізонних ВЛК для розширення пропускноїспроможності, пілотується процес документообігу між в/ч, вЗОЗ та ТЦК та СП,розгорнуто електронну чергу в окремих гарнізонних ВЛК, плануються наступні,військові заклади долучаються до роботи з ЕСОЗ, триває забезпеченнякомп’ютерною технікою.</text:p>
      <text:p text:style-name="P4">
Спікерка повідомила, що для інформування військовослужбовців про алгоритм дійпісля отримання травми, поранення чи захворювання, процес проходженнялікування, реабілітації, військово-лікарської комісії, про права та соціальнігарантії військовослужбовців, був створений сайт-довідник «Допомога післяпоранення» turbota.mil.gov.ua.</text:p>
      <text:p text:style-name="P4">
— На сайті можна не тільки ознайомитись з порядком дій після отримання травми,поранення, захворювання, а і скачати необхідні рапорти, чи лишити зворотнійзв’язок щодо якості послуг, наданих під час проходження ВЛК, — розповілаОксана Горбач.</text:p>
      <text:p text:style-name="P4">
Наповнення сайту-довідника було створено на основі відповідей пораненихвійськовослужбовців Збройних Сил України в межах опитування про питання, яківиникають у військовослужбовців при проходженні ВЛК, в тому числі по якимнеобхідне додаткове інформування — процес направлення на лікування,реабілітацію, проходження ВЛК, МСЕК, протезування та інших процесів, яківиникають після отримання поранення, травми, чи захворювання.</text:p>
      <text:p text:style-name="P4">
Source: <text:a xlink:type="simple" xlink:href="https://armyinform.com.ua/2023/05/18/prohodzhennya-vijskovo-likarskoyi-komisiyi-staye-shvydshym-ta-zruchnishym-dlya-vijskovosluzhbovcziv-oksana-gorbach/" text:style-name="Internet_20_link" text:visited-style-name="Visited_20_Internet_20_Link">
https://armyinform.com.ua/2023/05/18/prohodzhennya-vijskovo-likarskoyi-komisiyi-staye-shvydshym-ta-zruchnishym-dlya-vijskovosluzhbovcziv-oksana-gorbach/</text:a>
</text:p>
      <!--NEWS-->
      <text:h text:style-name="P10" text:outline-level="1">
<text:span text:style-name="T4">
Електронна черга для запису військовослужбовців на огляд ВЛК запроваджена у 5 містах — Оксана Горбач</text:span>
</text:h>
      <text:p text:style-name="P4">
Author: ['Яна Задубінна']</text:p>
      <text:p text:style-name="P4">
Time: 2023-05-18T62:00:00-04:00</text:p>
      <text:p text:style-name="P4">
Description: Представник Управління стратегічних комунікацій Апарату Головнокомандувача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8253780123764191_w.jpg" text:style-name="Internet_20_link" text:visited-style-name="Visited_20_Internet_20_Link">
photo_5418253780123764191_w.jpg</text:a>
']</text:p>
      <text:p text:style-name="P4">
Tags: ['MILITARY MEDIA CENTER', 'БРИФІНГ', 'ВЛК']</text:p>
      <text:p text:style-name="P4">
Category: News</text:p>
      <!--METADATA-->
      <text:p text:style-name="P4">
<draw:frame draw:style-name="fr1" draw:name="Image403" text:anchor-type="as-char" svg:width="6.9236in" svg:height="4.621503in" draw:z-index="0">
<draw:image xlink:href="../Images/AРМІЯINFORM/2023-05-18T62-00-00-04-00/photo_5418253780123764191_w.jpg" xlink:type="simple" xlink:show="embed" xlink:actuate="onLoad" draw:mime-type="image/jpeg"/>
</draw:frame>
</text:p>
      <text:p text:style-name="P4">
Представник Управління стратегічних комунікацій Апарату Головнокомандувача ЗСУкраїни Оксана Горбач під час брифінгу «Як інформаційна кампанія „Допомогапісля поранення“ підтримує військовослужбовців при проходженні ВЛК» у MilitaryMedia Center розповіла про перші результати роботи Міжурядової робочої групи.</text:p>
      <text:p text:style-name="P4">
— Мета удосконалення військово-лікарської комісії у тому, щоб проходженнявійськово-лікарської експертизи відбувалось для військовослужбовців швидше тазручніше. Для розширення пропускної спроможності збільшено кількістьгарнізонних ВЛК за рахунок їх додаткового розгортання у цивільних закладахохорони здоров’я. Лікарі, що здійснюють огляд, а також медичні обстеження,необхідні для проходження ВЛК, оплачуються в межах окремого державногофінансування. Таким чином, військовослужбовці відчують ці зміни череззменшення черг та швидкість проходження ВЛК, — сказала Оксана Горбач.</text:p>
      <text:p text:style-name="P4">
Також Оксана Горбач зазначила, що електронна черга на даний момент ужезапроваджена у п’яти містах. До кінця травня вона повинна бути розгорнута увсіх військових шпиталях. Насамперед, це надасть можливістьвійськовослужбовцям оперативно та швидко у визначений день та час пройтиобстеження у медпрацівника.</text:p>
      <text:p text:style-name="P4">
Крім того, спікерка наголосила на пілотуванні електронного документообігу міжвійськовими частинами, військовими шпиталями і територіальними центрамикомплектування та соціальної підтримки.</text:p>
      <text:p text:style-name="P4">
— Процес пілотування електронного документообігу ще триває. Його впровадженнядозволить військовослужбовцю, який не має можливості поїхати до військовоїчастини, щоб оформити необхідні документи для проходження ВЛК, отриматипотрібні документи від військової частини за допомогою засобів електронногодокументообігу, — повідомила Оксана Горбач.</text:p>
      <text:p text:style-name="P4">
Source: <text:a xlink:type="simple" xlink:href="https://armyinform.com.ua/2023/05/18/elektronna-cherga-vzhe-zaprovadzhena-u-5-vijskovyh-shpytalyah-oksana-gorbach/" text:style-name="Internet_20_link" text:visited-style-name="Visited_20_Internet_20_Link">
https://armyinform.com.ua/2023/05/18/elektronna-cherga-vzhe-zaprovadzhena-u-5-vijskovyh-shpytalyah-oksana-gorbach/</text:a>
</text:p>
      <!--NEWS-->
      <text:h text:style-name="P10" text:outline-level="1">
<text:span text:style-name="T4">
Запис військовослужбовця на обстеження через електронну чергу здійснює начальник медичної служби — Оксана Горбач</text:span>
</text:h>
      <text:p text:style-name="P4">
Author: ['Яна Задубінна']</text:p>
      <text:p text:style-name="P4">
Time: 2023-05-18T63:00:00-04:00</text:p>
      <text:p text:style-name="P4">
Description: Про це заявила представник Управління стратегічних комунікацій Апарату Головнокомандувач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8253780123764192_w.jpg" text:style-name="Internet_20_link" text:visited-style-name="Visited_20_Internet_20_Link">
photo_5418253780123764192_w.jpg</text:a>
']</text:p>
      <text:p text:style-name="P4">
Tags: ['MILITARY MEDIA CENTER', 'БРИФІНГ', 'ВЛК']</text:p>
      <text:p text:style-name="P4">
Category: News</text:p>
      <!--METADATA-->
      <text:p text:style-name="P4">
<draw:frame draw:style-name="fr1" draw:name="Image404" text:anchor-type="as-char" svg:width="6.9236in" svg:height="4.621503in" draw:z-index="0">
<draw:image xlink:href="../Images/AРМІЯINFORM/2023-05-18T63-00-00-04-00/photo_5418253780123764192_w.jpg" xlink:type="simple" xlink:show="embed" xlink:actuate="onLoad" draw:mime-type="image/jpeg"/>
</draw:frame>
</text:p>
      <text:p text:style-name="P4">
Про це заявила представник Управління стратегічних комунікацій АпаратуГоловнокомандувача ЗС України Оксана Горбач під час брифінгу «Як інформаційнакампанія „Допомога після поранення“ підтримує військовослужбовців припроходженні ВЛК» у Military Media Center.</text:p>
      <text:p text:style-name="P4">
— Для отримання направлення на обстеження військовослужбовцю потрібнозвернутись до медичної служби свого підрозділу. Начальник медичної службивійськової частини може записати військовослужбовця дистанційно, тобто черезтак звану електронну чергу, і тоді військовослужбовець отримає конкретний деньта час, коли потрібно прибути до поліклініки госпіталю для обстеження.Зазначу, що розгортання електронної черги і у госпіталях, і у військовихчастинах — питання ресурсне. Наразі, електронна черга розгорнута у 5 містах —Львів, Одеса, Вінниця, Харків та Київ, відповідно скористатись нею можуть тівійськові частини, що знаходяться у відповідних гарнізонах. Якщо ж увійськовій частині немає медичного працівника, то військовослужбовець повинензвернутись до медичного пункту тієї військової частини, до якої вониприкріплені на медичне забезпечення.</text:p>
      <text:p text:style-name="P4">
Також Оксана Горбач зауважила, що у закладах охорони здоров’я запроваджуютьсясучасні підходи до обслуговування при проходженні ВЛК. Розроблено рекомендаціїщодо організації роботи ВЛК та обслуговування відвідувачів, а саме основнівимоги до приміщень, щодо задоволення фізіологічних та побутових потребвідвідувачів, інформування та навігації, організації черги.</text:p>
      <text:p text:style-name="P4">
Source: <text:a xlink:type="simple" xlink:href="https://armyinform.com.ua/2023/05/18/zapys-do-elektronnoyi-chergy-zdijsnyuvatyme-nachalnyk-medychnoyi-sluzhby-oksana-gorbach/" text:style-name="Internet_20_link" text:visited-style-name="Visited_20_Internet_20_Link">
https://armyinform.com.ua/2023/05/18/zapys-do-elektronnoyi-chergy-zdijsnyuvatyme-nachalnyk-medychnoyi-sluzhby-oksana-gorbach/</text:a>
</text:p>
      <!--NEWS-->
      <text:h text:style-name="P10" text:outline-level="1">
<text:span text:style-name="T4">
російська армія за добу атакувала 15 регіонів України: є загиблі та поранені</text:span>
</text:h>
      <text:p text:style-name="P4">
Author: ['АРМІЯINFORM']</text:p>
      <text:p text:style-name="P4">
Time: 2023-05-18T64:00:00-04:00</text:p>
      <text:p text:style-name="P4">
Description: Минулої доби російські війська обстріляли територію 15 областей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7849494852192563_y.jpg" text:style-name="Internet_20_link" text:visited-style-name="Visited_20_Internet_20_Link">
photo_5417849494852192563_y.jpg</text:a>
']</text:p>
      <text:p text:style-name="P4">
Tags: ['ВОЄННІ ЗЛОЧИНИ РФ', 'ВОРОЖІ ОБСТРІЛИ', 'ХАРКІВСЬКИЙ ТРИБУНАЛ']</text:p>
      <text:p text:style-name="P4">
Category: News</text:p>
      <!--METADATA-->
      <text:p text:style-name="P4">
<draw:frame draw:style-name="fr1" draw:name="Image405" text:anchor-type="as-char" svg:width="6.9236in" svg:height="5.199596in" draw:z-index="0">
<draw:image xlink:href="../Images/AРМІЯINFORM/2023-05-18T64-00-00-04-00/photo_5417849494852192563_y.jpg" xlink:type="simple" xlink:show="embed" xlink:actuate="onLoad" draw:mime-type="image/jpeg"/>
</draw:frame>
</text:p>
      <text:p text:style-name="P4">
Минулої доби російські війська обстріляли територію 15 областей України.</text:p>
      <text:p text:style-name="P4">
Про це <text:a xlink:type="simple" xlink:href="https://t.me/militarymediacenter/1967" text:style-name="Internet_20_link" text:visited-style-name="Visited_20_Internet_20_Link">
повідомляє</text:a>
 Military MediaCenter.</text:p>
      <text:p text:style-name="P4">
«Загалом із різних видів озброєння (міномети, гранатомети, артилерія, РСЗВ,ЗРК, ОТРК, БПЛА, тактична та стратегічна авіація, кораблі чф рф) здійсненообстріли 177 населених пунктів та 114 об’єктів інфраструктури», — йдеться уповідомленні.</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5/18/rosijska-armiya-za-dobu-atakuvala-15-regioniv-ukrayiny-ye-zagybli-ta-poraneni/" text:style-name="Internet_20_link" text:visited-style-name="Visited_20_Internet_20_Link">
https://armyinform.com.ua/2023/05/18/rosijska-armiya-za-dobu-atakuvala-15-regioniv-ukrayiny-ye-zagybli-ta-poraneni/</text:a>
</text:p>
      <!--NEWS-->
      <text:h text:style-name="P10" text:outline-level="1">
<text:span text:style-name="T4">
Щоб електронна черга на ВЛК запрацювала: що потрібно зробити</text:span>
</text:h>
      <text:p text:style-name="P4">
Author: ['Ольга Мосьондз']</text:p>
      <text:p text:style-name="P4">
Time: 2023-05-18T65:00:00-04:00</text:p>
      <text:p text:style-name="P4">
Description: Про це, у відповідь на запитання журналіста, розповіла представниця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8253780123764192_w.jpg" text:style-name="Internet_20_link" text:visited-style-name="Visited_20_Internet_20_Link">
photo_5418253780123764192_w.jpg</text:a>
']</text:p>
      <text:p text:style-name="P4">
Tags: ['MILITARY MEDIA CENTER', 'ВЛК']</text:p>
      <text:p text:style-name="P4">
Category: News</text:p>
      <!--METADATA-->
      <text:p text:style-name="P4">
<draw:frame draw:style-name="fr1" draw:name="Image406" text:anchor-type="as-char" svg:width="6.9236in" svg:height="4.621503in" draw:z-index="0">
<draw:image xlink:href="../Images/AРМІЯINFORM/2023-05-18T65-00-00-04-00/photo_5418253780123764192_w.jpg" xlink:type="simple" xlink:show="embed" xlink:actuate="onLoad" draw:mime-type="image/jpeg"/>
</draw:frame>
</text:p>
      <text:p text:style-name="P4">
Про це, у відповідь на запитання журналіста, розповіла представниця Управліннястратегічних комунікацій Апарату Головнокомандувача ЗС України Оксана Горбачпід час брифінгу «Як інформаційна кампанія „Допомога після поранення“підтримує військовослужбовців при проходженні ВЛК» у Military Media Center</text:p>
      <text:p text:style-name="P4">
— З точки зору розгортання електронної черги для запису на обстеження узакладі охорони здоров’z, безперечно в першу чергу необхідно створитиелектронний ресурс, на якому можна побачити розклад прийому і записатися долікаря. Однак, для забезпечення сервісу запису військовослужбовців на оглядВЛК через електронну чергу — цього недостатньо.</text:p>
      <text:p text:style-name="P4">
Необхідно, щоб військові госпіталі та військові частини мали необхіднересурсне забезпечення, тобто комп’ютери, підключення до інтернету та медичноїінформаційної системи — <text:span text:style-name="T4">
це перший етап</text:span>
.</text:p>
      <text:p text:style-name="P4">
<text:span text:style-name="T4">
Другий етап</text:span>
 , звичайно, що опрацювання внутрішнього розпорядку, хто будеформувати графік для лікарів, хто буде адмініструвати електронний ресурс — цевсе питання, які необхідно визначити на рівні закладу охорони здоров’я. І<text:span text:style-name="T4">
третій етап</text:span>
 — це інформування військових частин про порядок та алгоритмдій для запису військовослужбовців на огляд ВЛК через електронну чергу.Дистанційний запис військовослужбовців на обстеження здійснює начальниквійськово-медичної служби. Але через те, що багато військових частини наразіперебувають у районах ведення бойових дій, не мають доступу до інтернету чиіншого ресурсного забезпечення, відповідно, не мають змоги записати своїхвійськовослужбовців на медичні обстеження через електронну чергу, привозятьвійськовослужбовців на огляд без запису, це створює певні складнощі длямедичних закладів, у яких електронна черга вже працює — сказала Оксана Горбач.</text:p>
      <text:p text:style-name="P4">
Вона розповіла, що в такому разі питання проходження ВЛК длявійськовослужбовців вирішується, так би мовити в «ручному режимі».</text:p>
      <text:p text:style-name="P4">
— Військовослужбовці, яких привезли на огляд або військово-лікарську комісію,потребують огляду і надання медичних послуг. Якщо вони приїхали без запису —це створює певні складнощі для медичних закладів, у яких розгорнута електронначерга. Однак, шпиталі знають про цю проблематику і відповідно намагаютьсязнайти можливість для того, щоб військовослужбовці, які приїхали без запису,все ж таки прийшли медичний огляд. Але, разом із тим, проводиться внутрішняроз’яснювальна робота з особовим складом, щоб всі зрозуміли як початикористуватись електронною чергою запису і мали необхідні ресурси.</text:p>
      <text:p text:style-name="P4">
Питання розгортання електронної черги запису на огляд ВЛК — це питання, що маєбути опрацьоване і на рівні шпиталю, і на рівні військової частини, і томурозгортання електронної черги займає певний час. Координацією та підтримкоюцього процесу займається робоча група з удосконалення процесів проходженняВЛК. Наразі електронну чергу розгорнуто в тестовому режимі в 5 гарнізоннихВЛК, плануються наступні — сказала пані Горбач.</text:p>
      <text:p text:style-name="P4">
Source: <text:a xlink:type="simple" xlink:href="https://armyinform.com.ua/2023/05/18/shhob-elektronna-cherga-na-vlk-zapraczyuvala-shho-potribno-zrobyty/" text:style-name="Internet_20_link" text:visited-style-name="Visited_20_Internet_20_Link">
https://armyinform.com.ua/2023/05/18/shhob-elektronna-cherga-na-vlk-zapraczyuvala-shho-potribno-zrobyty/</text:a>
</text:p>
      <!--NEWS-->
      <text:h text:style-name="P10" text:outline-level="1">
<text:span text:style-name="T4">
Кримська залізниця «втомилася» перевозити зброю та окупантів — Андрій Юсов</text:span>
</text:h>
      <text:p text:style-name="P4">
Author: ['Володимир Віват']</text:p>
      <text:p text:style-name="P4">
Time: 2023-05-18T66:00:00-04:00</text:p>
      <text:p text:style-name="P4">
Description: Представник Головного управління розвідки Міністерства оборони України Андрій Юс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3456_1-1.jpeg" text:style-name="Internet_20_link" text:visited-style-name="Visited_20_Internet_20_Link">
253456_1-1.jpeg</text:a>
']</text:p>
      <text:p text:style-name="P4">
Tags: ['STOPRUSSIA', 'АР КРИМ', 'ВТОРГНЕННЯ РФ', 'ЗАЛІЗНИЦЯ', 'ЗБРОЯ']</text:p>
      <text:p text:style-name="P4">
Category: News</text:p>
      <!--METADATA-->
      <text:p text:style-name="P4">
<draw:frame draw:style-name="fr1" draw:name="Image407" text:anchor-type="as-char" svg:width="6.9236in" svg:height="3.896076in" draw:z-index="0">
<draw:image xlink:href="../Images/AРМІЯINFORM/2023-05-18T66-00-00-04-00/253456_1-1.jpeg" xlink:type="simple" xlink:show="embed" xlink:actuate="onLoad" draw:mime-type="image/jpeg"/>
</draw:frame>
</text:p>
      <text:p text:style-name="P4">
Представник Головного управління розвідки Міністерства оборони України АндрійЮсов в ефірі телемарафону «Єдині новини» прокоментував інцидент на залізниці вСімферопольському районі тимчасово окупованого Криму. Він зазначив, що подібніінциденти повторюватимуться на півострові, поки його не буде деокуповано.</text:p>
      <text:p text:style-name="P4">
— По тих самих коліях перевозять, зокрема, зброю, боєприпаси, бронетехніку йусі інші засоби, які використовуються для загарбницької війни проти України,щоб вбивати цивільних мирних українців і українських захисників. Тому цілкомприродно, що ці колії не витримали, стомились і тепер на деякий час нефункціонуватимуть, — наголосив Андрій Юсов.</text:p>
      <text:p text:style-name="P4">
Представник ГУР МО України висловив переконання, що нормально інфраструктуразапрацює лише тоді, коли Крим повернеться до України. Поки там російськітерористи, спокою не буде.</text:p>
      <text:p text:style-name="P4">
Source: <text:a xlink:type="simple" xlink:href="https://armyinform.com.ua/2023/05/18/krymska-zaliznyczya-vtomylasya-perevozyty-zbroyu-ta-okupantiv-andrij-yusov/" text:style-name="Internet_20_link" text:visited-style-name="Visited_20_Internet_20_Link">
https://armyinform.com.ua/2023/05/18/krymska-zaliznyczya-vtomylasya-perevozyty-zbroyu-ta-okupantiv-andrij-yusov/</text:a>
</text:p>
      <!--NEWS-->
      <text:h text:style-name="P10" text:outline-level="1">
<text:span text:style-name="T4">
Чорногорія дасть Києву все, доки Україна не виграє війни — прем’єр країни</text:span>
</text:h>
      <text:p text:style-name="P4">
Author: ['АРМІЯINFORM']</text:p>
      <text:p text:style-name="P4">
Time: 2023-05-18T67:00:00-04:00</text:p>
      <text:p text:style-name="P4">
Description: Виступаючи на початку 4-го саміту Ради Європи, прем’єр-міністр Чорногорії Дрітан Абазови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rna-gora-ukrajina.jpg" text:style-name="Internet_20_link" text:visited-style-name="Visited_20_Internet_20_Link">
crna-gora-ukrajina.jpg</text:a>
']</text:p>
      <text:p text:style-name="P4">
Tags: ['ВТОРГНЕННЯ РФ', 'ДОПОМОГА ПАРТНЕРІВ', 'СВІТ ПІДТРИМУЄ УКРАЇНУ', 'ЧОРНОГОРІЯ']</text:p>
      <text:p text:style-name="P4">
Category: News</text:p>
      <!--METADATA-->
      <text:p text:style-name="P4">
<draw:frame draw:style-name="fr1" draw:name="Image408" text:anchor-type="as-char" svg:width="6.9236in" svg:height="3.894525in" draw:z-index="0">
<draw:image xlink:href="../Images/AРМІЯINFORM/2023-05-18T67-00-00-04-00/crna-gora-ukrajina.jpg" xlink:type="simple" xlink:show="embed" xlink:actuate="onLoad" draw:mime-type="image/jpeg"/>
</draw:frame>
</text:p>
      <text:p text:style-name="P4">
Виступаючи на початку 4-го саміту Ради Європи, прем’єр-міністр ЧорногоріїДрітан Абазович заявив, що країна надасть усю необхідну Україні допомогу,допоки Київ не виграє війну.</text:p>
      <text:p text:style-name="P4">
Про це йдеться у <text:a xlink:type="simple" xlink:href="https://www.gov.me/clanak/abazovic-govorio-na-4-samitu-savjeta-evrope-ukrajinci-cine-oko-5-populacije-u-crnoj-gori-i-po-tome-smo-prvi-u-evropi" text:style-name="Internet_20_link" text:visited-style-name="Visited_20_Internet_20_Link">
повідомленні</text:a>
 пресслужби уряду Чорногорії.</text:p>
      <text:p text:style-name="P4">
«Чорногорія стоїть поруч з Україною з першого дня агресії російськоїфедерації. І ми дамо все для підтримки наших друзів, поки Україна не виграєцієї війни», — сказав Дрітан Абазович.</text:p>
      <text:p text:style-name="P4">
Прем’єр-міністр Чорногорії висловив задоволення тим, як Україна наполегливопрацює над просуванням цінностей у самій країні — у боротьбі з корупцією таорганізованою злочинністю, зазначивши, що це сприяє тому, щоб Україна зустрілакінець війни в кращих обставинах у контексті її відновлення.</text:p>
      <text:p text:style-name="P4">
«Ми готові й надалі підтримувати Україну. Я закликаю всі європейські країнизалишатися єдиними у захисті загальнолюдських цінностей, сприянні хорошійполітиці, доброму врядуванню, боротьбі з корупцією, свободі ЗМІ всюди нанашому континенті», — зазначив чорногорський прем’єр.</text:p>
      <text:p text:style-name="P4">
Нагадаємо, за підсумками роботи саміту Ради Європи 46 держав<text:a xlink:type="simple" xlink:href="https://armyinform.com.ua/2023/05/17/46-derzhav-rady-yevropy-uhvalyly-deklaracziyu-na-pidtrymku-ukrayiny/" text:style-name="Internet_20_link" text:visited-style-name="Visited_20_Internet_20_Link">
ухвалили</text:a>
 Декларацію на підтримку України.</text:p>
      <text:p text:style-name="P4">
Source: <text:a xlink:type="simple" xlink:href="https://armyinform.com.ua/2023/05/18/chornogoriya-dast-kyyevu-vse-doky-ukrayina-ne-vygraye-vijny-premyer-krayiny/" text:style-name="Internet_20_link" text:visited-style-name="Visited_20_Internet_20_Link">
https://armyinform.com.ua/2023/05/18/chornogoriya-dast-kyyevu-vse-doky-ukrayina-ne-vygraye-vijny-premyer-krayiny/</text:a>
</text:p>
      <!--NEWS-->
      <text:h text:style-name="P10" text:outline-level="1">
<text:span text:style-name="T4">
Спецпризначенці пострілом зі Stinger знищили ворожий дрон</text:span>
</text:h>
      <text:p text:style-name="P4">
Author: ['АРМІЯINFORM']</text:p>
      <text:p text:style-name="P4">
Time: 2023-05-18T68:00:00-04:00</text:p>
      <text:p text:style-name="P4">
Description: Військовослужбовці Сил спеціальних операцій ЗСУ одним пострілом із ПЗРК Stinger знищ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28250.jpg" text:style-name="Internet_20_link" text:visited-style-name="Visited_20_Internet_20_Link">
2828250.jpg</text:a>
']</text:p>
      <text:p text:style-name="P4">
Tags: ['STOPRUSSIA', 'АГРЕСІЯ РФ', 'БПЛА', 'ПЗРК STINGER', 'ССО', 'ХРОНІКА ОБОРОНИ']</text:p>
      <text:p text:style-name="P4">
Category: News</text:p>
      <!--METADATA-->
      <text:p text:style-name="P4">
<draw:frame draw:style-name="fr1" draw:name="Image409" text:anchor-type="as-char" svg:width="6.9236in" svg:height="4.369813in" draw:z-index="0">
<draw:image xlink:href="../Images/AРМІЯINFORM/2023-05-18T68-00-00-04-00/2828250.jpg" xlink:type="simple" xlink:show="embed" xlink:actuate="onLoad" draw:mime-type="image/jpeg"/>
</draw:frame>
</text:p>
      <text:p text:style-name="P4">
Військовослужбовці Сил спеціальних операцій ЗСУ одним пострілом із ПЗРКStinger знищили ворожий дрон.</text:p>
      <text:p text:style-name="P4">
Відповідне відео опублікували ССО ЗСУ у <text:a xlink:type="simple" xlink:href="https://t.me/ukr_sof/554" text:style-name="Internet_20_link" text:visited-style-name="Visited_20_Internet_20_Link">
Телеграмі.</text:a>
</text:p>
      <text:p text:style-name="P4">
«Операторами ССО України було виявлено політ ворожого БПЛА (ймовірноSupercam), пострілом з ПЗРК Stinger, БПЛА було знищено», — йдеться уповідомленні.</text:p>
      <text:p text:style-name="P4">
Source: <text:a xlink:type="simple" xlink:href="https://armyinform.com.ua/2023/05/18/speczpryznachenczi-postrilom-zi-stinger-znyshhyly-vorozhyj-dron/" text:style-name="Internet_20_link" text:visited-style-name="Visited_20_Internet_20_Link">
https://armyinform.com.ua/2023/05/18/speczpryznachenczi-postrilom-zi-stinger-znyshhyly-vorozhyj-dron/</text:a>
</text:p>
      <!--NEWS-->
      <text:h text:style-name="P10" text:outline-level="1">
<text:span text:style-name="T4">
У «Кримському домі» відбулася презентація роману «Дім солі»</text:span>
</text:h>
      <text:p text:style-name="P4">
Author: ['Леся Медведенко']</text:p>
      <text:p text:style-name="P4">
Time: 2023-05-18T69:00:00-04:00</text:p>
      <text:p text:style-name="P4">
Description: Постапокаліптичний роман української письменниці Світлани Тараторіної був представл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12112122112-scaled.jpg" text:style-name="Internet_20_link" text:visited-style-name="Visited_20_Internet_20_Link">
212112122112-scaled.jpg</text:a>
', '<text:a xlink:type="simple" xlink:href="https://armyinform.com.ua/wp-content/uploads/2023/05/2-68-e1684411142773.jpg" text:style-name="Internet_20_link" text:visited-style-name="Visited_20_Internet_20_Link">
2-68-e1684411142773.jpg</text:a>
', '<text:a xlink:type="simple" xlink:href="https://armyinform.com.ua/wp-content/uploads/2023/05/3-67-150x150.jpg" text:style-name="Internet_20_link" text:visited-style-name="Visited_20_Internet_20_Link">
3-67-150x150.jpg</text:a>
', '<text:a xlink:type="simple" xlink:href="https://armyinform.com.ua/wp-content/uploads/2023/05/4-61-150x150.jpg" text:style-name="Internet_20_link" text:visited-style-name="Visited_20_Internet_20_Link">
4-61-150x150.jpg</text:a>
']</text:p>
      <text:p text:style-name="P4">
Tags: []</text:p>
      <text:p text:style-name="P4">
Category: News</text:p>
      <!--METADATA-->
      <text:p text:style-name="P4">
<draw:frame draw:style-name="fr1" draw:name="Image410" text:anchor-type="as-char" svg:width="6.9236in" svg:height="4.615733in" draw:z-index="0">
<draw:image xlink:href="../Images/AРМІЯINFORM/2023-05-18T69-00-00-04-00/212112122112-scaled.jpg" xlink:type="simple" xlink:show="embed" xlink:actuate="onLoad" draw:mime-type="image/jpeg"/>
</draw:frame>
</text:p>
      <text:p text:style-name="P4">
Постапокаліптичний роман української письменниці Світлани Тараторіної бувпредставлений читачам напередодні Дня пам’яті жертв геноцидукримськотатарського народу у «Кримському домі».</text:p>
      <text:p text:style-name="P4">
Книги, написані під час війни, це зажди погляд у майбутнє із трагічногосьогодення. «Дім солі» — це фантастика, заснована на історії, міфах талегендах Криму. Попри те, що в романі йдеться про вигаданий півострів івиживання його мешканців після катастрофи, прототипами подій твору сталиреальні історичні факти та постаті з історії Кримського півострова. Щобвіднайти реальну історію Криму, письменниці також довелося попрацювати зчисленними міфами російської пропаганди.</text:p>
      <text:p text:style-name="P4">
Для авторки створення цього роману — дуже особиста історія, адже і сама вона зКриму. Твір написаний протягом років після вимушеного виїзду з півострова.</text:p>
      <text:p text:style-name="P4">
— Уже понад дев'ять років я не була в Криму, і для мене ця метафора«засоленості», катастрофи, яка сталася з Кримом, водночас і про реальність —страшну реальність, яку ми всі пережили у 2014 році під час анексії, —розповіла письменниця.</text:p>
      <text:p text:style-name="P4">
<draw:frame draw:style-name="fr1" draw:name="Image411" text:anchor-type="as-char" svg:width="6.9236in" svg:height="8.108356in" draw:z-index="0">
<draw:image xlink:href="../Images/AРМІЯINFORM/2023-05-18T69-00-00-04-00/2-68-e1684411142773.jpg" xlink:type="simple" xlink:show="embed" xlink:actuate="onLoad" draw:mime-type="image/jpeg"/>
</draw:frame>
</text:p>
      <text:p text:style-name="P4">
Чому для висвітлення теми Криму був обраний саме такий жанр?</text:p>
      <text:p text:style-name="P4">
— Фантастика — це спосіб поговорити про подекуди болісні та тригерні речі. Іводночас можливість подумати про те, що саме зараз цю землю знищуютьзагарбники. І пригадати, що ця земля незнищенна й уся її історія доводить, щоКрим буде звільнений, і всі люди, які відчувають його як свою землю,повернуться додому, — пояснила авторка.</text:p>
      <text:p text:style-name="P4">
Під час презентації було продемонстровано перформанс за мотивами книги, детакож звучали слова: «Час повертатися, час пам'ятати».</text:p>
      <text:p text:style-name="P4">
<text:a xlink:type="simple" xlink:href="https://armyinform.com.ua/wp-content/uploads/2023/05/3-67.jpg" text:style-name="Internet_20_link" text:visited-style-name="Visited_20_Internet_20_Link">
<draw:frame draw:style-name="fr1" draw:name="Image412" text:anchor-type="as-char" svg:width="6.9236in" svg:height="6.9236in" draw:z-index="0">
<draw:image xlink:href="../Images/AРМІЯINFORM/2023-05-18T69-00-00-04-00/3-67-150x150.jpg" xlink:type="simple" xlink:show="embed" xlink:actuate="onLoad" draw:mime-type="image/jpeg"/>
</draw:frame>
</text:a>
</text:p>
      <text:p text:style-name="P4">
<text:a xlink:type="simple" xlink:href="https://armyinform.com.ua/wp-content/uploads/2023/05/4-61-scaled.jpg" text:style-name="Internet_20_link" text:visited-style-name="Visited_20_Internet_20_Link">
<draw:frame draw:style-name="fr1" draw:name="Image413" text:anchor-type="as-char" svg:width="6.9236in" svg:height="6.9236in" draw:z-index="0">
<draw:image xlink:href="../Images/AРМІЯINFORM/2023-05-18T69-00-00-04-00/4-61-150x150.jpg" xlink:type="simple" xlink:show="embed" xlink:actuate="onLoad" draw:mime-type="image/jpeg"/>
</draw:frame>
</text:a>
</text:p>
      <text:p text:style-name="P4">
Своєю чергою історикиня Гульнара Абдулаєва зазначила, що ця книга актуальнасаме зараз, коли всі чекають на деокупацію півострова:</text:p>
      <text:p text:style-name="P4">
— Зараз напередодні наступу багато людей у Криму чекають на ЗСУ та звільненняпівострова. Ми віримо, що книга стане передвісником того, що почнеться новаісторія Криму, — зазначила історикиня.</text:p>
      <text:p text:style-name="P4">
«Крим повернеться додому» — цей лейтмотив написано й на форзаці книги, такавторка висловила свою переконаність і віру. Хоча слова «Крим» і немає уфантастичному світі роману, її герої, що пережили катастрофу, також борютьсяза своє життя і свою землю.</text:p>
      <text:p text:style-name="P4">
— Для мене це головна сентенція, все, що відбувається, лише тимчасоваперепона. Окупація й анексія — це лише піщинка на життєвому шляхутисячолітнього Криму, — підкреслила авторка.</text:p>
      <text:p text:style-name="P4">
<text:span text:style-name="T5">
Фото автора</text:span>
</text:p>
      <text:p text:style-name="P4">
Source: <text:a xlink:type="simple" xlink:href="https://armyinform.com.ua/2023/05/18/u-krymskomu-domi-vidbulasya-prezentacziya-romanu-dim-soli/" text:style-name="Internet_20_link" text:visited-style-name="Visited_20_Internet_20_Link">
https://armyinform.com.ua/2023/05/18/u-krymskomu-domi-vidbulasya-prezentacziya-romanu-dim-soli/</text:a>
</text:p>
      <!--NEWS-->
      <text:h text:style-name="P10" text:outline-level="1">
<text:span text:style-name="T4">
росія вивела у Чорне море ракетоносій з «Калібрами»</text:span>
</text:h>
      <text:p text:style-name="P4">
Author: ['АРМІЯINFORM']</text:p>
      <text:p text:style-name="P4">
Time: 2023-05-18T70:00:00-04:00</text:p>
      <text:p text:style-name="P4">
Description: У Чорному морі на бойовому чергуванні перебувають чотири ворожих кораблів, се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78431987-587.jpg" text:style-name="Internet_20_link" text:visited-style-name="Visited_20_Internet_20_Link">
630_360_1678431987-587.jpg</text:a>
']</text:p>
      <text:p text:style-name="P4">
Tags: ['ВІЙСЬКОВО-МОРСЬКІ СИЛИ ЗСУ', 'РАКЕТИ «КАЛІБР»', 'ЧОРНЕ МОРЕ']</text:p>
      <text:p text:style-name="P4">
Category: News</text:p>
      <!--METADATA-->
      <text:p text:style-name="P4">
<draw:frame draw:style-name="fr1" draw:name="Image414" text:anchor-type="as-char" svg:width="6.9236in" svg:height="3.956343in" draw:z-index="0">
<draw:image xlink:href="../Images/AРМІЯINFORM/2023-05-18T70-00-00-04-00/630_360_1678431987-587.jpg" xlink:type="simple" xlink:show="embed" xlink:actuate="onLoad" draw:mime-type="image/jpeg"/>
</draw:frame>
</text:p>
      <text:p text:style-name="P4">
У Чорному морі на бойовому чергуванні перебувають чотири ворожих кораблів,серед яких один ракетоносій з чотирма «Калібрами».</text:p>
      <text:p text:style-name="P4">
Про це <text:a xlink:type="simple" xlink:href="https://t.me/ukrainian_navy/3146"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перебувають сім ворожих кораблів, зних два носії крилатих ракет «Калібр», загальний залп до 20 ракет.</text:p>
      <text:p text:style-name="P4">
За добу в інтересах рф прохід Керч-Єнікальською протокою здійснили:</text:p>
      <ul>
        <li>
до Азовського моря — 40 суден, з них 4 рухалось у напрямку протоки Босфор;  * до Чорного моря — 21 судно, з них 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8/rosiya-vyvela-u-chorne-more-raketonosij-z-kalibramy/" text:style-name="Internet_20_link" text:visited-style-name="Visited_20_Internet_20_Link">
https://armyinform.com.ua/2023/05/18/rosiya-vyvela-u-chorne-more-raketonosij-z-kalibramy/</text:a>
</text:p>
      <!--NEWS-->
      <text:h text:style-name="P10" text:outline-level="1">
<text:span text:style-name="T4">
На Запоріжжі затримано російського агента, який шпигував за позиціями морпіхів ЗСУ</text:span>
</text:h>
      <text:p text:style-name="P4">
Author: ['АРМІЯINFORM']</text:p>
      <text:p text:style-name="P4">
Time: 2023-05-18T71:00:00-04:00</text:p>
      <text:p text:style-name="P4">
Description: Під час контрдиверсійних заходів у прифронтових районах Запоріжжя викрито ще 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cf41eff7e3ec6551b4c1d630c5e9869.jpeg" text:style-name="Internet_20_link" text:visited-style-name="Visited_20_Internet_20_Link">
fcf41eff7e3ec6551b4c1d630c5e9869.jpeg</text:a>
']</text:p>
      <text:p text:style-name="P4">
Tags: ['АГЕНТ ФСБ', 'ДЕРЖАВНА ЗРАДА', 'СБУ']</text:p>
      <text:p text:style-name="P4">
Category: News</text:p>
      <!--METADATA-->
      <text:p text:style-name="P4">
<draw:frame draw:style-name="fr1" draw:name="Image415" text:anchor-type="as-char" svg:width="6.9236in" svg:height="4.344559in" draw:z-index="0">
<draw:image xlink:href="../Images/AРМІЯINFORM/2023-05-18T71-00-00-04-00/fcf41eff7e3ec6551b4c1d630c5e9869.jpeg" xlink:type="simple" xlink:show="embed" xlink:actuate="onLoad" draw:mime-type="image/jpeg"/>
</draw:frame>
</text:p>
      <text:p text:style-name="P4">
Під час контрдиверсійних заходів у прифронтових районах Запоріжжя викрито щеодного агента фсб. Зловмисником виявився колишній посадовець податковоїміліції, якого у 2011 році було звільнено за корупцію. Зловмиснику загрожуєдовічне ув’язнення.</text:p>
      <text:p text:style-name="P4">
Про це <text:a xlink:type="simple" xlink:href="https://ssu.gov.ua/novyny/sbu-zatrymala-na-zaporizhzhi-rosiiskoho-ahenta-yakyi-shpyhuvav-za-pozytsiiamy-morskoi-pikhoty-zsu-video" text:style-name="Internet_20_link" text:visited-style-name="Visited_20_Internet_20_Link">
повідомляє</text:a>
Служба безпеки України.</text:p>
      <text:p text:style-name="P4">
На початку березня цього року його дистанційно завербував кадровийспівробітник фсб для збору розвідданих про місця базування Сил оборони натериторії регіону. Найбільше ворога цікавили координати бойових позиційпідрозділів морської піхоти ЗСУ на Мелітопольському напрямку.</text:p>
      <text:p text:style-name="P4">
Крім того, агресор хотів отримати від свого агента точні геолокаціїзалізничних мостів та об’єктів енергетики в області. Для збору інформації віноб’їжджав місцевість під виглядом водія таксі та здійснював відеозйомку задопомогою прихованого реєстратора і мобільного телефона.</text:p>
      <text:p text:style-name="P4">
За кожне виконане завдання йому «гарантували» грошову «винагороду» у розмірівід 2 до 5 тисяч гривень. Для конспірації фігурант пропонував перераховуватигроші на банківську картку свого сина. Також російська спецслужба обіцялазраднику керівну «посаду» в окупаційній адміністрації у разі захопленняобласного центру.</text:p>
      <text:p text:style-name="P4">
Зловмисника затримано під час виконання ним ворожого завдання. За данимислідства, у поле зору фсб він потрапив через антиукраїнську активність узаборонених соцмережах «Вконтакте» та «Одноклассники». Подальша комунікація загресором проходила у месенджерах.</text:p>
      <text:p text:style-name="P4">
На підставі зібраних доказів слідчі СБУ повідомили йому про підозру удержавній зраді, вчиненої в умовах воєнного стану. Наразі він перебуває підвартою. Триває розслідування для встановлення всіх обставин злочину.</text:p>
      <text:p text:style-name="P4">
Source: <text:a xlink:type="simple" xlink:href="https://armyinform.com.ua/2023/05/18/na-zaporizhzhi-zatrymano-rosijskogo-agenta-yakyj-shpyguvav-za-pozycziyamy-morpihiv-zsu/" text:style-name="Internet_20_link" text:visited-style-name="Visited_20_Internet_20_Link">
https://armyinform.com.ua/2023/05/18/na-zaporizhzhi-zatrymano-rosijskogo-agenta-yakyj-shpyguvav-za-pozycziyamy-morpihiv-zsu/</text:a>
</text:p>
      <!--NEWS-->
      <text:h text:style-name="P10" text:outline-level="1">
<text:span text:style-name="T4">
Україна уперше взяла участь в тренінгу, організованому об’єднаним центром передових технологій з кібероборони НАТО</text:span>
</text:h>
      <text:p text:style-name="P4">
Author: ['АРМІЯINFORM']</text:p>
      <text:p text:style-name="P4">
Time: 2023-05-18T72:00:00-04:00</text:p>
      <text:p text:style-name="P4">
Description: Фахівці Апарату Ради національної безпеки і оборони України, Ситуаційного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cdcoe-1.jpg" text:style-name="Internet_20_link" text:visited-style-name="Visited_20_Internet_20_Link">
ccdcoe-1.jpg</text:a>
']</text:p>
      <text:p text:style-name="P4">
Tags: ['КІБЕРБЕЗПЕКА', 'РНБО УКРАЇНИ', 'ТРЕНІНГ']</text:p>
      <text:p text:style-name="P4">
Category: News</text:p>
      <!--METADATA-->
      <text:p text:style-name="P4">
<draw:frame draw:style-name="fr1" draw:name="Image416" text:anchor-type="as-char" svg:width="6.9236in" svg:height="3.894525in" draw:z-index="0">
<draw:image xlink:href="../Images/AРМІЯINFORM/2023-05-18T72-00-00-04-00/ccdcoe-1.jpg" xlink:type="simple" xlink:show="embed" xlink:actuate="onLoad" draw:mime-type="image/jpeg"/>
</draw:frame>
</text:p>
      <text:p text:style-name="P4">
Фахівці Апарату Ради національної безпеки і оборони України, Ситуаційногоцентру забезпечення кібербезпеки Служби безпеки України, Державної службиспеціального зв’язку та захисту інформації України, Департаменту кібербезпекиНаціональної поліції взяли участь у тренінгу «Критична інформаційнаінфраструктура». Тренінг, який відбувся цього тижня у Таллінні, організованоОб’єднаним центром передових технологій з кібероборони НАТО (CCDCOE) дляНаціонального координаційного центру кібербезпеки (НКЦК) при Раді національноїбезпеки і оборони України за сприяння Консультативної місії ЄвропейськогоСоюзу в Україні (КМЄС).</text:p>
      <text:p text:style-name="P4">
Про це йдеться у<text:a xlink:type="simple" xlink:href="https://www.rnbo.gov.ua/ua/Diialnist/6345.html" text:style-name="Internet_20_link" text:visited-style-name="Visited_20_Internet_20_Link">
повідомленні</text:a>
 Апарату РНБОУкраїни.</text:p>
      <text:p text:style-name="P4">
Цей захід започаткував довгострокову співпрацю Місії з CCDCOE, спрямовану напосилення спроможностей основних суб’єктів кібербезпеки під егідою НКЦК, атакож співробітництво між Україною та НАТО у сфері кібербезпеки в рамкахнещодавно укладеної <text:a xlink:type="simple" xlink:href="https://armyinform.com.ua/2023/05/16/ukrayina-oficzijno-pryyednalasya-do-czentru-peredovogo-dosvidu-spilnogo-kiberzahystu-nato/" text:style-name="Internet_20_link" text:visited-style-name="Visited_20_Internet_20_Link">
Технічної угоди між РНБО таCCDCOE</text:a>
 за підтримки КМЄС.</text:p>
      <text:p text:style-name="P4">
Після офіційного приєднання України до CCDCOE та початку роботи офіційногопредставника України в Центрі директор CCDCOE Март Нурма зустрівся зделегацією України та КМЄС і обговорив подальшу співпрацю у сферікібербезпеки.</text:p>
      <text:p text:style-name="P4">
Source: <text:a xlink:type="simple" xlink:href="https://armyinform.com.ua/2023/05/18/ukrayina-upershe-vzyala-uchast-v-treningu-organizovanomu-obyednanym-czentrom-peredovyh-tehnologij-z-kiberoborony-nato/" text:style-name="Internet_20_link" text:visited-style-name="Visited_20_Internet_20_Link">
https://armyinform.com.ua/2023/05/18/ukrayina-upershe-vzyala-uchast-v-treningu-organizovanomu-obyednanym-czentrom-peredovyh-tehnologij-z-kiberoborony-nato/</text:a>
</text:p>
      <!--NEWS-->
      <text:h text:style-name="P10" text:outline-level="1">
<text:span text:style-name="T4">
«Українська Повстанська Армія — нескорені герої»: у Києві відкрилася фотовиставка, присвячена Дню Героїв</text:span>
</text:h>
      <text:p text:style-name="P4">
Author: ['Володимир Загребельний']</text:p>
      <text:p text:style-name="P4">
Time: 2023-05-18T73:00:00-04:00</text:p>
      <text:p text:style-name="P4">
Description: У камінному залі Національного історико-архітектурного музею «Київська фортеця» 18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pa-golovna.jpg" text:style-name="Internet_20_link" text:visited-style-name="Visited_20_Internet_20_Link">
upa-golovna.jpg</text:a>
', '<text:a xlink:type="simple" xlink:href="https://armyinform.com.ua/wp-content/uploads/2023/05/upa-001-150x150.jpg" text:style-name="Internet_20_link" text:visited-style-name="Visited_20_Internet_20_Link">
upa-001-150x150.jpg</text:a>
', '<text:a xlink:type="simple" xlink:href="https://armyinform.com.ua/wp-content/uploads/2023/05/upa-002-150x150.jpg" text:style-name="Internet_20_link" text:visited-style-name="Visited_20_Internet_20_Link">
upa-002-150x150.jpg</text:a>
', '<text:a xlink:type="simple" xlink:href="https://armyinform.com.ua/wp-content/uploads/2023/05/upa-003-150x150.jpg" text:style-name="Internet_20_link" text:visited-style-name="Visited_20_Internet_20_Link">
upa-003-150x150.jpg</text:a>
', '<text:a xlink:type="simple" xlink:href="https://armyinform.com.ua/wp-content/uploads/2023/05/upa-005-150x150.jpg" text:style-name="Internet_20_link" text:visited-style-name="Visited_20_Internet_20_Link">
upa-005-150x150.jpg</text:a>
', '<text:a xlink:type="simple" xlink:href="https://armyinform.com.ua/wp-content/uploads/2023/05/upa-006-1-150x150.jpg" text:style-name="Internet_20_link" text:visited-style-name="Visited_20_Internet_20_Link">
upa-006-1-150x150.jpg</text:a>
', '<text:a xlink:type="simple" xlink:href="https://armyinform.com.ua/wp-content/uploads/2023/05/upa-008-1-150x150.jpg" text:style-name="Internet_20_link" text:visited-style-name="Visited_20_Internet_20_Link">
upa-008-1-150x150.jpg</text:a>
']</text:p>
      <text:p text:style-name="P4">
Tags: ['ВОЇНИ УПА', 'ГЕРОЇ', 'ФОТОВИСТАВКА']</text:p>
      <text:p text:style-name="P4">
Category: News</text:p>
      <!--METADATA-->
      <text:p text:style-name="P4">
<draw:frame draw:style-name="fr1" draw:name="Image417" text:anchor-type="as-char" svg:width="6.9236in" svg:height="4.615733in" draw:z-index="0">
<draw:image xlink:href="../Images/AРМІЯINFORM/2023-05-18T73-00-00-04-00/upa-golovna.jpg" xlink:type="simple" xlink:show="embed" xlink:actuate="onLoad" draw:mime-type="image/jpeg"/>
</draw:frame>
</text:p>
      <text:p text:style-name="P4">
У камінному залі Національного історико-архітектурного музею «Київськафортеця» 18 травня відбулося відкриття фотовиставки під назвою «УкраїнськаПовстанська Армія — нескорені герої», приуроченої до Дня Героїв.</text:p>
      <text:p text:style-name="P4">
В експозиції представлені знімки з «Яворівського фотоархіву УПА» та іншихархівів Української Повстанської Армії, кримінальних справ (НКВС, МГБ, МВССРСР тощо) та особистих архівів родин вояків-повстанців.</text:p>
      <text:p text:style-name="P4">
«Тема фотовиставки вибрана не випадково, — прокоментувала для АрміяInformгенеральний директор музею Оксана Новікова-Вигран. — Оскільки День Героїв — цедень пам'яті всіх українців, які присвятили своє життя боротьбі за свободу танезалежність України, а вояки Української Повстанської Армії одні з них.</text:p>
      <text:p text:style-name="P4">
Влада радянського союзу систематично поширювала дезінформацію про національно-визвольні рухи народів, які потрапили в тенета тоталітарного режиму країнирад, а теперішня влада росії продовжує цю чорну справу. Українські повстанціне були винятком. Ми дотепер пожинаємо плоди ворожої пропаганди, проте в нашихсилах розповідати правду про наших героїв-повстанців».</text:p>
      <text:p text:style-name="P4">
<text:a xlink:type="simple" xlink:href="https://armyinform.com.ua/wp-content/uploads/2023/05/upa-001.jpg" text:style-name="Internet_20_link" text:visited-style-name="Visited_20_Internet_20_Link">
<draw:frame draw:style-name="fr1" draw:name="Image418" text:anchor-type="as-char" svg:width="6.9236in" svg:height="6.9236in" draw:z-index="0">
<draw:image xlink:href="../Images/AРМІЯINFORM/2023-05-18T73-00-00-04-00/upa-001-150x150.jpg" xlink:type="simple" xlink:show="embed" xlink:actuate="onLoad" draw:mime-type="image/jpeg"/>
</draw:frame>
</text:a>
</text:p>
      <text:p text:style-name="P4">
<text:a xlink:type="simple" xlink:href="https://armyinform.com.ua/wp-content/uploads/2023/05/upa-002.jpg" text:style-name="Internet_20_link" text:visited-style-name="Visited_20_Internet_20_Link">
<draw:frame draw:style-name="fr1" draw:name="Image419" text:anchor-type="as-char" svg:width="6.9236in" svg:height="6.9236in" draw:z-index="0">
<draw:image xlink:href="../Images/AРМІЯINFORM/2023-05-18T73-00-00-04-00/upa-002-150x150.jpg" xlink:type="simple" xlink:show="embed" xlink:actuate="onLoad" draw:mime-type="image/jpeg"/>
</draw:frame>
</text:a>
</text:p>
      <text:p text:style-name="P4">
<text:a xlink:type="simple" xlink:href="https://armyinform.com.ua/wp-content/uploads/2023/05/upa-003.jpg" text:style-name="Internet_20_link" text:visited-style-name="Visited_20_Internet_20_Link">
<draw:frame draw:style-name="fr1" draw:name="Image420" text:anchor-type="as-char" svg:width="6.9236in" svg:height="6.9236in" draw:z-index="0">
<draw:image xlink:href="../Images/AРМІЯINFORM/2023-05-18T73-00-00-04-00/upa-003-150x150.jpg" xlink:type="simple" xlink:show="embed" xlink:actuate="onLoad" draw:mime-type="image/jpeg"/>
</draw:frame>
</text:a>
</text:p>
      <text:p text:style-name="P4">
Зі світлин, розміщених на стінах камінної зали, на гостей музею дивлятьсявояки УПА — Герої нескореної армії. Під кожним фото підпис, що розкриваєперсональні дані про повстанців.</text:p>
      <text:p text:style-name="P4">
Під час відкриття фотовиставки заступник керівника військово-історичного клубу«Повстанець» Андрій Мацьків подякував колективу музею за багаторічну пліднуспівпрацю.</text:p>
      <text:p text:style-name="P4">
— Завдяки принциповій позиції керівництва та колективу музею ми вчергове встолиці України презентуємо поціновувачам світлини, що зберегли обличчягероїв, чиїми слідами в теперішній час пішли сотні тисяч уже новітніхзахисників Батьківщини, — зазначив пан Андрій під час відкриття виставки.</text:p>
      <text:p text:style-name="P4">
Також військовий реконструктор, а зараз військовослужбовець ЗС Українирозповів присутнім про світлини, представлені в експозиції, та їхню історію. Векспозиції можна побачити як уже відомих повстанців, матеріали про яких ужеекспонувалися в музеї, це, зокрема, Василь Білінчук-«Сибіряк» та ІванКулик-«Сірий», так і повстанців, які дотепер були мало відомі зі світлин.</text:p>
      <text:p text:style-name="P4">
Більшість світлин виявлена в останні роки і є малопоширеними. На них ми бачимореферентів Служби безпеки Жаб’євського районного проводу ОУН (р) (Організаціяукраїнських націоналістів революційна) Василя Небесійчука-«Заведію», світлин зяким найбільше, Івана Манчука-«Білогруда» та Івана Хімчака-«Ваньку»,надрайонного провідника Івана Скульського-«Артима», районних провідниківВасиля Мельничука-«Гармаша» та Дмитра Гурея-«Тріску», кущових провідниківАндрія Калиняка-«Чорноту», Григорія Домнюка-«Вихора» та МихайлаМогорука-«Сагайдачного», сотенних Дмитра Негрича-«Мороза», КостянтинаПриймака-«Підгірського» та Романа Дубика-«Боєвіра», а також інших провідників,референтів та просто боївкарів СБ, членів збройного підпілля, які рокамичинили спротив московському окупанту.</text:p>
      <text:p text:style-name="P4">
Більшість із них походить із тодішніх Жаб’ївського й Косівського районів,майже всі полягли в боях на полі слави. Тепер псевдоніми багатьох із них взялисобі їхні земляки, сучасні герої російсько-української війни.</text:p>
      <text:p text:style-name="P4">
<text:a xlink:type="simple" xlink:href="https://armyinform.com.ua/wp-content/uploads/2023/05/upa-005.jpg" text:style-name="Internet_20_link" text:visited-style-name="Visited_20_Internet_20_Link">
<draw:frame draw:style-name="fr1" draw:name="Image421" text:anchor-type="as-char" svg:width="6.9236in" svg:height="6.9236in" draw:z-index="0">
<draw:image xlink:href="../Images/AРМІЯINFORM/2023-05-18T73-00-00-04-00/upa-005-150x150.jpg" xlink:type="simple" xlink:show="embed" xlink:actuate="onLoad" draw:mime-type="image/jpeg"/>
</draw:frame>
</text:a>
</text:p>
      <text:p text:style-name="P4">
<text:a xlink:type="simple" xlink:href="https://armyinform.com.ua/wp-content/uploads/2023/05/upa-006-1.jpg" text:style-name="Internet_20_link" text:visited-style-name="Visited_20_Internet_20_Link">
<draw:frame draw:style-name="fr1" draw:name="Image422" text:anchor-type="as-char" svg:width="6.9236in" svg:height="6.9236in" draw:z-index="0">
<draw:image xlink:href="../Images/AРМІЯINFORM/2023-05-18T73-00-00-04-00/upa-006-1-150x150.jpg" xlink:type="simple" xlink:show="embed" xlink:actuate="onLoad" draw:mime-type="image/jpeg"/>
</draw:frame>
</text:a>
</text:p>
      <text:p text:style-name="P4">
<text:a xlink:type="simple" xlink:href="https://armyinform.com.ua/wp-content/uploads/2023/05/upa-008-1.jpg" text:style-name="Internet_20_link" text:visited-style-name="Visited_20_Internet_20_Link">
<draw:frame draw:style-name="fr1" draw:name="Image423" text:anchor-type="as-char" svg:width="6.9236in" svg:height="6.9236in" draw:z-index="0">
<draw:image xlink:href="../Images/AРМІЯINFORM/2023-05-18T73-00-00-04-00/upa-008-1-150x150.jpg" xlink:type="simple" xlink:show="embed" xlink:actuate="onLoad" draw:mime-type="image/jpeg"/>
</draw:frame>
</text:a>
</text:p>
      <text:p text:style-name="P4">
Над створенням експозиції спільно працювали колектив музею, військово-історичний клуб «Повстанець» та дослідник «Яворівського фотоархіву УПА» панВасиль Гуменюк.</text:p>
      <text:p text:style-name="P4">
Фотовиставка працюватиме з 18 до 31 травня. Дізнатись про інші заходи, яківідбуваються в Київській фортеці, та порядок відвідування музею можна наофіційній інтернет-сторінці музею, перейшовши за посиланням <text:a xlink:type="simple" xlink:href="https://www.kyiv-fortress.org.ua/" text:style-name="Internet_20_link" text:visited-style-name="Visited_20_Internet_20_Link">
kyiv-fortress.org.ua</text:a>
.</text:p>
      <text:p text:style-name="P4">
<text:span text:style-name="T5">
Фото автора</text:span>
</text:p>
      <text:p text:style-name="P4">
Source: <text:a xlink:type="simple" xlink:href="https://armyinform.com.ua/2023/05/18/ukrayinska-povstanska-armiya-neskoreni-geroyi-u-kyyevi-vidkrylasya-fotovystavka-prysvyachena-dnyu-geroyiv/" text:style-name="Internet_20_link" text:visited-style-name="Visited_20_Internet_20_Link">
https://armyinform.com.ua/2023/05/18/ukrayinska-povstanska-armiya-neskoreni-geroyi-u-kyyevi-vidkrylasya-fotovystavka-prysvyachena-dnyu-geroyiv/</text:a>
</text:p>
      <!--NEWS-->
      <text:h text:style-name="P10" text:outline-level="1">
<text:span text:style-name="T4">
Треба пояснити всій міжнародній спільноті, що в Україні вирішується доля світу — президент Польщі</text:span>
</text:h>
      <text:p text:style-name="P4">
Author: ['АРМІЯINFORM']</text:p>
      <text:p text:style-name="P4">
Time: 2023-05-18T74:00:00-04:00</text:p>
      <text:p text:style-name="P4">
Description: Світова спільнота має консолідувати єдність і солідарність в допомозі Україні, в перш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uda-3.jpg" text:style-name="Internet_20_link" text:visited-style-name="Visited_20_Internet_20_Link">
duda-3.jpg</text:a>
']</text:p>
      <text:p text:style-name="P4">
Tags: ['АГРЕСІЯ РФ', 'АНДЖЕЙ ДУДА', 'ВТОРГНЕННЯ РФ', 'ДОПОМОГА ПАРТНЕРІВ', 'СВІТ ПІДТРИМУЄ УКРАЇНУ']</text:p>
      <text:p text:style-name="P4">
Category: News</text:p>
      <!--METADATA-->
      <text:p text:style-name="P4">
<draw:frame draw:style-name="fr1" draw:name="Image424" text:anchor-type="as-char" svg:width="6.9236in" svg:height="3.894525in" draw:z-index="0">
<draw:image xlink:href="../Images/AРМІЯINFORM/2023-05-18T74-00-00-04-00/duda-3.jpg" xlink:type="simple" xlink:show="embed" xlink:actuate="onLoad" draw:mime-type="image/jpeg"/>
</draw:frame>
</text:p>
      <text:p text:style-name="P4">
Світова спільнота має консолідувати єдність і солідарність в допомозі Україні,в першу чергу, продовженням кампанії військово-політичної та гуманітарноїпідтримки України. А також тиску на росію та відповіді на інші виклики.</text:p>
      <text:p text:style-name="P4">
На цьому наголошує президент Польщі Анджей Дуда, про що<text:a xlink:type="simple" xlink:href="https://twitter.com/prezydentpl/status/1659105851330764802" text:style-name="Internet_20_link" text:visited-style-name="Visited_20_Internet_20_Link">
повідомляє</text:a>
 йогоканцелярія.</text:p>
      <text:p text:style-name="P4">
«Маємо довести до розуміння всього міжнародного співтовариства, що в Українівирішується доля світу», — підкреслив Анджей Дуда.</text:p>
      <text:p text:style-name="P4">
Він додав, що Європейський Союз та «велика сімка» мають і надалі застосовуватиподальші жорсткі санкції проти росії, мінімізувати залежність від російськихенергоресурсів та повністю вивести капітал та інвестиції з росії.</text:p>
      <text:p text:style-name="P4">
Source: <text:a xlink:type="simple" xlink:href="https://armyinform.com.ua/2023/05/18/treba-poyasnyty-vsij-mizhnarodnij-spilnoti-shho-v-ukrayini-vyrishuyetsya-dolya-svitu-prezydent-polshhi/" text:style-name="Internet_20_link" text:visited-style-name="Visited_20_Internet_20_Link">
https://armyinform.com.ua/2023/05/18/treba-poyasnyty-vsij-mizhnarodnij-spilnoti-shho-v-ukrayini-vyrishuyetsya-dolya-svitu-prezydent-polshhi/</text:a>
</text:p>
      <!--NEWS-->
      <text:h text:style-name="P10" text:outline-level="1">
<text:span text:style-name="T4">
США підтримує Україну і кримських татар — Бріджит Брінк</text:span>
</text:h>
      <text:p text:style-name="P4">
Author: ['АРМІЯINFORM']</text:p>
      <text:p text:style-name="P4">
Time: 2023-05-18T75:00:00-04:00</text:p>
      <text:p text:style-name="P4">
Description: Посол США в Україні Бріджит Брінк у День вшанування пам'яті жертв депортації крим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e63f38971f0e9eaf742b8c0ca7b87bc9_orig-e1663745670317.jpg" text:style-name="Internet_20_link" text:visited-style-name="Visited_20_Internet_20_Link">
e63f38971f0e9eaf742b8c0ca7b87bc9_orig-e1663745670317.jpg</text:a>
']</text:p>
      <text:p text:style-name="P4">
Tags: ['БРІДЖИТ БРІНК', 'ПОСОЛ США В УКРАЇНІ']</text:p>
      <text:p text:style-name="P4">
Category: News</text:p>
      <!--METADATA-->
      <text:p text:style-name="P4">
<draw:frame draw:style-name="fr1" draw:name="Image425" text:anchor-type="as-char" svg:width="6.9236in" svg:height="4.406614in" draw:z-index="0">
<draw:image xlink:href="../Images/AРМІЯINFORM/2023-05-18T75-00-00-04-00/e63f38971f0e9eaf742b8c0ca7b87bc9_orig-e1663745670317.jpg" xlink:type="simple" xlink:show="embed" xlink:actuate="onLoad" draw:mime-type="image/jpeg"/>
</draw:frame>
</text:p>
      <text:p text:style-name="P4">
Посол США в Україні Бріджит Брінк у <text:a xlink:type="simple" xlink:href="https://armyinform.com.ua/2023/05/18/ukrayina-zaklykaye-svit-vyznaty-genoczydom-deportacziyu-krymskyh-tatar-u-1944-roczi/" text:style-name="Internet_20_link" text:visited-style-name="Visited_20_Internet_20_Link">
День вшанування пам'яті жертв депортаціїкримських татар </text:a>
запевнила,що Сполучені штати підтримують Україну та кримських татар.</text:p>
      <text:p text:style-name="P4">
Про це<text:a xlink:type="simple" xlink:href="https://twitter.com/USAmbKyiv/status/1659143122733891584" text:style-name="Internet_20_link" text:visited-style-name="Visited_20_Internet_20_Link">
йдеться</text:a>
у її Твіттері.</text:p>
      <text:p text:style-name="P4">
«росія прагне знищити кримськотатарську культуру, спадщину, ідентичність тапам’ять. У День депортації кримських татар Сполучені Штати підтримують Українута кримських татар. Крим — це Україна», – написала дипломат.</text:p>
      <text:p text:style-name="Quotations">

<text:p text:style-name="P4">
Росія прагне знищити кримськотатарську культуру, спадщину, ідентичність та&gt;
 пам’ять. У День депортації кримських татар Сполучені Штати підтримують&gt;
 Україну та кримських татар. Крим - це Україна.&gt;
 <text:a xlink:type="simple" xlink:href="https://t.co/yScs97iITD" text:style-name="Internet_20_link" text:visited-style-name="Visited_20_Internet_20_Link">
pic.twitter.com/yScs97iITD</text:a>
&gt;
&gt;
 — Ambassador Bridget A. Brink (@USAmbKyiv) <text:a xlink:type="simple" xlink:href="https://twitter.com/USAmbKyiv/status/1659143122733891584" text:style-name="Internet_20_link" text:visited-style-name="Visited_20_Internet_20_Link">
May 18,&gt;
 2023</text:a>
</text:p>

</text:p>
      <text:p text:style-name="P4">
Як повідомлялося, 18 травня 2023 року виповнюється <text:a xlink:type="simple" xlink:href="https://armyinform.com.ua/2023/05/18/sogodnishnij-den-obyednav-dva-sensy-v-odnij-dati-prezydent-ukrayiny/" text:style-name="Internet_20_link" text:visited-style-name="Visited_20_Internet_20_Link">
79років</text:a>
 з моменту примусової депортаціїкримських татар — одного із найжахливіших злочинів радянського тоталітарногорежиму.</text:p>
      <text:p text:style-name="P4">
Source: <text:a xlink:type="simple" xlink:href="https://armyinform.com.ua/2023/05/18/ssha-pidtrymuye-ukrayinu-i-krymskyh-tatar-bridzhyt-brink/" text:style-name="Internet_20_link" text:visited-style-name="Visited_20_Internet_20_Link">
https://armyinform.com.ua/2023/05/18/ssha-pidtrymuye-ukrayinu-i-krymskyh-tatar-bridzhyt-brink/</text:a>
</text:p>
      <!--NEWS-->
      <text:h text:style-name="P10" text:outline-level="1">
<text:span text:style-name="T4">
Глава держави затвердив склад Консультативної ради з питань деокупації та реінтеграції Криму та Севастополя</text:span>
</text:h>
      <text:p text:style-name="P4">
Author: ['АРМІЯINFORM']</text:p>
      <text:p text:style-name="P4">
Time: 2023-05-18T76:00:00-04:00</text:p>
      <text:p text:style-name="P4">
Description: Президент України Володимир Зеленський затвердив склад Консультативної ради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63862325-924.jpg" text:style-name="Internet_20_link" text:visited-style-name="Visited_20_Internet_20_Link">
630_360_1663862325-924.jpg</text:a>
']</text:p>
      <text:p text:style-name="P4">
Tags: ['АР КРИМ', 'СЕВАСТОПОЛЬ', 'УКАЗ ПРЕЗИДЕНТА УКРАЇНИ']</text:p>
      <text:p text:style-name="P4">
Category: News</text:p>
      <!--METADATA-->
      <text:p text:style-name="P4">
<draw:frame draw:style-name="fr1" draw:name="Image426" text:anchor-type="as-char" svg:width="6.9236in" svg:height="3.956343in" draw:z-index="0">
<draw:image xlink:href="../Images/AРМІЯINFORM/2023-05-18T76-00-00-04-00/630_360_1663862325-924.jpg" xlink:type="simple" xlink:show="embed" xlink:actuate="onLoad" draw:mime-type="image/jpeg"/>
</draw:frame>
</text:p>
      <text:p text:style-name="P4">
Президент України Володимир Зеленський затвердив склад Консультативної ради зпитань деокупації та реінтеграції тимчасово окупованої території АвтономноїРеспубліки Крим та міста Севастополя.</text:p>
      <text:p text:style-name="P4">
Відповідний указ<text:a xlink:type="simple" xlink:href="https://www.president.gov.ua/documents/2832023-46797" text:style-name="Internet_20_link" text:visited-style-name="Visited_20_Internet_20_Link">
№283/2023</text:a>
 розміщенийна сайті Офісу Президента України.</text:p>
      <text:p text:style-name="P4">
Володимир Зеленський очолює групу. Секретар — Постійний Представник ПрезидентаУкраїни в Автономній Республіці Крим Таміла Ташева</text:p>
      <text:p text:style-name="P4">
Згідно з документом, до персонального складу ради також увійшли: першийзаступник Міністра оборони України генерал-лейтенант Олександр Павлюк,Секретар Ради національної безпеки і оборони України Олексій Данілов, Міністрзакордонних справ України Дмитро Кулеба, Уповноважений Верховної Ради Україниз прав людини Дмитро Лубінець, заступник голови Комітету Верховної РадиУкраїни з питань національної безпеки, оборони та розвідки Єгор Чернєв.</text:p>
      <text:p text:style-name="P4">
Цей Указ набирає чинності з дня його опублікування.</text:p>
      <text:p text:style-name="P4">
Source: <text:a xlink:type="simple" xlink:href="https://armyinform.com.ua/2023/05/18/glava-derzhavy-zatverdyv-sklad-konsultatyvnoyi-rady-z-pytan-deokupacziyi-ta-reintegracziyi-krymu-ta-sevastopolya/" text:style-name="Internet_20_link" text:visited-style-name="Visited_20_Internet_20_Link">
https://armyinform.com.ua/2023/05/18/glava-derzhavy-zatverdyv-sklad-konsultatyvnoyi-rady-z-pytan-deokupacziyi-ta-reintegracziyi-krymu-ta-sevastopolya/</text:a>
</text:p>
      <!--NEWS-->
      <text:h text:style-name="P10" text:outline-level="1">
<text:span text:style-name="T4">
Упродовж минулого тижня авіація НГУ здійснила 8 бойових вильотів</text:span>
</text:h>
      <text:p text:style-name="P4">
Author: ['Володимир Загребельний']</text:p>
      <text:p text:style-name="P4">
Time: 2023-05-18T77:00:00-04:00</text:p>
      <text:p text:style-name="P4">
Description: Про це в коментарі АрміяInform повідомив заступник директора департаменту пла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26212_big.jpeg" text:style-name="Internet_20_link" text:visited-style-name="Visited_20_Internet_20_Link">
826212_big.jpeg</text:a>
']</text:p>
      <text:p text:style-name="P4">
Tags: ['АВІАЦІЯ', 'МИКОЛА УРШАЛОВИЧ', 'НГУ']</text:p>
      <text:p text:style-name="P4">
Category: News</text:p>
      <!--METADATA-->
      <text:p text:style-name="P4">
<draw:frame draw:style-name="fr1" draw:name="Image427" text:anchor-type="as-char" svg:width="6.9236in" svg:height="3.894525in" draw:z-index="0">
<draw:image xlink:href="../Images/AРМІЯINFORM/2023-05-18T77-00-00-04-00/826212_big.jpeg" xlink:type="simple" xlink:show="embed" xlink:actuate="onLoad" draw:mime-type="image/jpeg"/>
</draw:frame>
</text:p>
      <text:p text:style-name="P4">
Про це в коментарі АрміяInform повідомив заступник директора департаментупланування застосування Головного управління Національної гвардії Україниполковник Микола Уршалович. Також він розповів про виконання інших бойових(спеціальних) завдань, які виконували підрозділи гвардійців у складіугруповань військ в операції Сил оборони України минулого тижня.</text:p>
      <text:p text:style-name="P4">
«Минулого тижня авіація Національної гвардії України здійснила 8 бойовихвильотів для вогневого ураження противника та 7 вильотів для виконання завданьз розвідки та корегування вогню артилерії, — розповів представник Національноїгвардії. — Також підрозділи протиповітряної оборони НГУ знищили 2 повітряніцілі. Так 11 та 13 травня поблизу населеного пункту ПідгороднєДніпропетровської області та Кремінна Луганської області особовий склад 31-їбригади охорони громадського порядку ім. генерал-майора ОлександраРадієвського зі стрілецької зброї збив 2 БПЛА противника.</text:p>
      <text:p text:style-name="P4">
Авіація Національної гвардії України призначена для виконання бойових завдань,завдання з перевезення особового складу, продовольства, озброєння, боєприпасівта евакуації хворих і поранених Сил оборони.</text:p>
      <text:p text:style-name="P4">
Крім того, полковник Микола Уршалович зазначив, що під час участі устабілізаційних діях інженерні підрозділи продовжують виконання завдань згуманітарного розмінування територій сільськогосподарського призначення вХерсонській та в Сумській областях.</text:p>
      <text:p text:style-name="P4">
«У районі населеного пункту Білки зведений загін та група розмінування. Якізагалом за цей час обстежили понад 1 000 га місцевості та 12 км доріг ізнищили (знешкодили) 566 вибухонебезпечних предметів», — додав він.</text:p>
      <text:p text:style-name="P4">
Source: <text:a xlink:type="simple" xlink:href="https://armyinform.com.ua/2023/05/18/uprodovzh-mynulogo-tyzhnya-aviacziya-ngu-zdijsnyla-8-bojovyh-vylotiv/" text:style-name="Internet_20_link" text:visited-style-name="Visited_20_Internet_20_Link">
https://armyinform.com.ua/2023/05/18/uprodovzh-mynulogo-tyzhnya-aviacziya-ngu-zdijsnyla-8-bojovyh-vylotiv/</text:a>
</text:p>
      <!--NEWS-->
      <text:h text:style-name="P10" text:outline-level="1">
<text:span text:style-name="T4">
Міжнародний день музеїв: рф продовжує руйнувати й грабувати культурну спадщину України</text:span>
</text:h>
      <text:p text:style-name="P4">
Author: ['Сергій Зятьєв']</text:p>
      <text:p text:style-name="P4">
Time: 2023-05-18T78:00:00-04:00</text:p>
      <text:p text:style-name="P4">
Description: До російського вторгнення на нашу землю Україна посідала в Європі за кількістю музеї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2-1.jpeg" text:style-name="Internet_20_link" text:visited-style-name="Visited_20_Internet_20_Link">
foto-2-1.jpeg</text:a>
', '<text:a xlink:type="simple" xlink:href="https://armyinform.com.ua/wp-content/uploads/2023/05/foto-1.jpeg" text:style-name="Internet_20_link" text:visited-style-name="Visited_20_Internet_20_Link">
foto-1.jpeg</text:a>
']</text:p>
      <text:p text:style-name="P4">
Tags: ['STOPRUSSIA', 'АГРЕСІЯ РФ', 'МУЗЕЇ']</text:p>
      <text:p text:style-name="P4">
Category: News</text:p>
      <!--METADATA-->
      <text:p text:style-name="P4">
<draw:frame draw:style-name="fr1" draw:name="Image428" text:anchor-type="as-char" svg:width="6.9236in" svg:height="2.925221in" draw:z-index="0">
<draw:image xlink:href="../Images/AРМІЯINFORM/2023-05-18T78-00-00-04-00/foto-2-1.jpeg" xlink:type="simple" xlink:show="embed" xlink:actuate="onLoad" draw:mime-type="image/jpeg"/>
</draw:frame>
</text:p>
      <text:p text:style-name="P4">
До російського вторгнення на нашу землю Україна посідала в Європі за кількістюмузеїв одне з провідних місць. За останні 14 місяців багатьом з них булозавдано непоправної шкоди. А чимало з тих, хто знаходиться на території, щопобувала під брудним чоботом російського солдата або й сьогодні є тимчасовоокупованою, частково, а то й повністю зруйновані, або варварськи пограбовані.</text:p>
      <text:p text:style-name="P4">
Наприклад, на Київщині, у Маріуполі, Запоріжжі та інших українських містахрашисти, якщо не знищили їх при «звільненні» цих населених пунктів, топограбували точно.</text:p>
      <text:p text:style-name="P4">
У роки Другої світової війни нацисти, як відомо, вирізнялися «небайдужимставленням до усього прекрасного, відображеного в музеях», як говорив шеф ССГенріх Гіммлер. Тож на окупованих територіях вони нищили музеї, забиралинайбільш цінні експонати. Сьогодні так роблять рашисти, поцупивши з музеївХерсона, Маріуполя, Мелітополя, Каховки чимало експонатів. Незабаром вониможуть з’явитися — якщо вже не з’явилися — у музеях пермі, вологди, чебоксарівтощо. А можливо, і в ермітажі, який і так нашпигований експонатами, які немають жодного відношення до росії.</text:p>
      <text:p text:style-name="P4">
Не згущую фарби: картини, викрадені з Художнього музею міста Херсона, сьогоднізнаходяться у музеї Тавриди у Сімферополі. Це, зокрема, картина ІванаПохитонова «Пікет на березі річки. Захід сонця», написана в 1890 роки олією надереві. Друге полотно — «Хати на заході сонця» Павла Соколова, що належить дозолотого фонду музейного зібрання, теж там. За словами радника мера МаріуполяПетра Андрющенка, російські військові вивезли всі цінні експонати з Музеюкраєзнавства та Художнього музею ім. Куїнджі, що в Маріуполі. Зокрема,оригінали картин Архипа Куїнджі та Івана Айвазовського.</text:p>
      <text:p text:style-name="P4">
<draw:frame draw:style-name="fr1" draw:name="Image429" text:anchor-type="as-char" svg:width="6.9236in" svg:height="4.32725in" draw:z-index="0">
<draw:image xlink:href="../Images/AРМІЯINFORM/2023-05-18T78-00-00-04-00/foto-1.jpeg" xlink:type="simple" xlink:show="embed" xlink:actuate="onLoad" draw:mime-type="image/jpeg"/>
</draw:frame>
</text:p>
      <text:p text:style-name="P4">
Натомість російські пропагандисти зі шкіри лізуть, щоб довести пересічниммосковитам, як росіяни піклуються про українську культуру, зокрема про музеї.Наприклад, пропагандистка-агітаторка за «руський мир» маша захарова, яка наболотах іменується речницею орківського мзс, вважає, що росіяни усіляко«сприяють відродженню на звільнених українських землях музейної справи».Розумію, що така вже робота у неї та їй подібних — брехати та лицемірити. Алесвоїм хлопським розумом розумію, що і у брехні є якась межа. Та лише не длямосковітів. Інакше б машка не сказанула восени минулого року — напередоднічергової річниці з дня народження видатного лікаря-хірурга Миколи Пирогова —наступне: «Нам там роботи вистачить. Зокрема і щодо вшанування найкращих синівросії, які в силу обставин поховані в українській землі. Пирогов — один з них.Музею, який існував ще з радянських часів, у Вінниці вже немає, вулиці,названої іменем Миколи Івановича, немає. Невідомо, чи нацисти й тіло невикинули з церкви-усипальниці…»</text:p>
      <text:p text:style-name="P4">
Будь-який притомний вінничанин чи вінничанка після почутого покрутить пальцембіля скроні. І це як мінімум. Ну а як максимум, то подумки вкаже маші курс«вслід за російським кораблем». Адже музею, про який вона згадує, давно наданостатус Національного, він у відмінному стані, є, як і була, вулиця, що маєім’я Пирогова. Як і медичний університет: ніхто їх не перейменовував і незбирається перейменовувати. Але ж сидить у кацапетовці якийсь кацапчук і,почувши з похмілля цю маячню, теж вважатиме, що у нас нацисти правлять бал.</text:p>
      <text:p text:style-name="P4">
А як інакше, якщо неповажні академіки-професори у ці «одкровення» вірять?Принаймні так кажуть з телеекранів. Загалом захарова вважає, що у світі«демонізують росію, проводять «насильницьку українізацію, підтримують культурускасування всього російського». Річ у тім, що кілька місяців тому експерти ООНопублікували звіт, у якому сказано, що росія продовжує «очорнювати історію тасамобутність українського народу для виправдання війни та ненависті». У ньомуйдеться, що серед важливих культурних об’єктів України, що постраждаливнаслідок обстрілів, — музеї, бібліотеки та церкви. Нагадаю, що представникиЮНЕСКО за рік цієї війни зареєстрували близько 250 об’єктів культурноїспадщини України, що постраждали чи були знищені через війну, розв’язануросією. Серед них і десятки музеїв.</text:p>
      <text:p text:style-name="P4">
Якщо у когось виникне запитання, якого ж біса маша так нагло бреше про музейМиколи Пирогова, відповідаю: а про щось інше, говорячи про Україну, вона що,правду каже? Але є й інші варіанти відповіді. Цією маячнею вона хоче якосьобілити російську владу, яка занедбала сотні російських музеїв. Насампередтих, що, висловлюючись пристойним сленгом, знаходиться у так званій глибинці.Ну а якщо іншими словами, то в затурканій тьмутаракані, як самі московити,проживаючи в москві чи санкт-петербурзі, називають свої околиці.</text:p>
      <text:p text:style-name="P4">
росіяни, яких вигнали з окупованих ними міст і сіл, продовжують їх зліснообстрілювати. Серед об’єктів, «вдало знищених високоточними ударами», є імузеї. Так, нещодавно рашисти завдали удару по музею Куп’янська, що наХарківщині. Загинули співробітниці музею — 54 та 57 років. Їхні тіларятувальники діставали з-під завалів кілька годин…</text:p>
      <text:p text:style-name="P4">
Source: <text:a xlink:type="simple" xlink:href="https://armyinform.com.ua/2023/05/18/mizhnarodnyj-den-muzeyiv-rf-prodovzhuye-rujnuvaty-j-grabuvaty-kulturnu-spadshhynu-ukrayiny/" text:style-name="Internet_20_link" text:visited-style-name="Visited_20_Internet_20_Link">
https://armyinform.com.ua/2023/05/18/mizhnarodnyj-den-muzeyiv-rf-prodovzhuye-rujnuvaty-j-grabuvaty-kulturnu-spadshhynu-ukrayiny/</text:a>
</text:p>
      <!--NEWS-->
      <text:h text:style-name="P10" text:outline-level="1">
<text:span text:style-name="T4">
Президент України зустрівся з представниками Меджлісу кримськотатарського народу</text:span>
</text:h>
      <text:p text:style-name="P4">
Author: ['АРМІЯINFORM']</text:p>
      <text:p text:style-name="P4">
Time: 2023-05-18T79:00:00-04:00</text:p>
      <text:p text:style-name="P4">
Description: У День пам’яті жертв геноциду кримськотатарського народу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d89f13d854389a024ac05faec6f8f96_1684410067_extra_large-1.jpeg" text:style-name="Internet_20_link" text:visited-style-name="Visited_20_Internet_20_Link">
1d89f13d854389a024ac05faec6f8f96_1684410067_extra_large-1.jpeg</text:a>
']</text:p>
      <text:p text:style-name="P4">
Tags: ['АР КРИМ', 'ВІЙНА', 'МЕДЖЛІС', 'ОФІС ПРЕЗИДЕНТА УКРАЇН']</text:p>
      <text:p text:style-name="P4">
Category: News</text:p>
      <!--METADATA-->
      <text:p text:style-name="P4">
<draw:frame draw:style-name="fr1" draw:name="Image430" text:anchor-type="as-char" svg:width="6.9236in" svg:height="4.604691in" draw:z-index="0">
<draw:image xlink:href="../Images/AРМІЯINFORM/2023-05-18T79-00-00-04-00/1d89f13d854389a024ac05faec6f8f96_1684410067_extra_large-1.jpeg" xlink:type="simple" xlink:show="embed" xlink:actuate="onLoad" draw:mime-type="image/jpeg"/>
</draw:frame>
</text:p>
      <text:p text:style-name="P4">
У День пам’яті жертв геноциду кримськотатарського народу Президент УкраїниВолодимир Зеленський зустрівся з представниками Меджлісу кримськотатарськогонароду.</text:p>
      <text:p text:style-name="P4">
Про це <text:a xlink:type="simple" xlink:href="https://www.president.gov.ua/news/ukrayina-robit-use-mozhlive-zadlya-zvilnennya-krimu-ta-perem-82969" text:style-name="Internet_20_link" text:visited-style-name="Visited_20_Internet_20_Link">
повідомляє</text:a>
 Офіс Президента України.</text:p>
      <text:p text:style-name="P4">
Володимир Зеленський зазначив, що майже половину представниківкримськотатарського народу радянська влада вбила, а тих, хто вижив, намагаласяпереконати, що вони назавжди залишаться на чужині, адже заборона повертатисядо рідного Криму тривала десятиліттями.</text:p>
      <text:p text:style-name="P4">
«Сотні тисяч людей були вигнані на чужину. Увесь народ позбавили рідного домуі намагалися стерти все в Криму, що говорило саме про нього», — сказавПрезидент.</text:p>
      <text:p text:style-name="P4">
Глава держави наголосив, що сьогодні Україна відчула повернення цього зла, якезмінило символіку, але не свою суть.</text:p>
      <text:p text:style-name="P4">
«Та цього разу ми його знищимо. Хоч би що робила росія, на її агресію чекаєпоразка. Їй не вдасться вкрасти ані Крим, ані будь-яку іншу частинку нашоїдержави», – зазначив Володимир Зеленський.</text:p>
      <text:p text:style-name="P4">
За його словами, 18 травня – не лише день трауру, а й день консолідаціїкримськотатарського народу заради відновлення своїх прав і повернення дорідного дому.</text:p>
      <text:p text:style-name="P4">
Глава держави запропонував створити повноцінний меморіал, який нагадуватимепро злочин, що був скоєний проти кримськотатарського, а також про жертвдепортації.</text:p>
      <text:p text:style-name="P4">
Нагадаємо, Президент України затвердив склад Консультативної ради з питаньдеокупації та реінтеграції Криму та Севастополя.</text:p>
      <text:p text:style-name="P4">
Source: <text:a xlink:type="simple" xlink:href="https://armyinform.com.ua/2023/05/18/prezydent-ukrayiny-zustrivsya-z-predstavnykamy-medzhlisu-krymskotatarskogo-narodu/" text:style-name="Internet_20_link" text:visited-style-name="Visited_20_Internet_20_Link">
https://armyinform.com.ua/2023/05/18/prezydent-ukrayiny-zustrivsya-z-predstavnykamy-medzhlisu-krymskotatarskogo-narodu/</text:a>
</text:p>
      <!--NEWS-->
      <text:h text:style-name="P10" text:outline-level="1">
<text:span text:style-name="T4">
Олексій Резніков зустрівся з представниками американської організації Renew Democracy Initiative</text:span>
</text:h>
      <text:p text:style-name="P4">
Author: ['АРМІЯINFORM']</text:p>
      <text:p text:style-name="P4">
Time: 2023-05-18T80:00:00-04:00</text:p>
      <text:p text:style-name="P4">
Description: Міністр оборони України Олексій Резніков у Києві провів зустріч із представник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4f1aa2bbc15d41432eea37d5056d49d15a6e267.jpg" text:style-name="Internet_20_link" text:visited-style-name="Visited_20_Internet_20_Link">
a4f1aa2bbc15d41432eea37d5056d49d15a6e267.jpg</text:a>
', '<text:a xlink:type="simple" xlink:href="https://armyinform.com.ua/wp-content/uploads/2023/05/51aef72570057f716fdd95728678c98bd83bf7f1-150x150.jpg" text:style-name="Internet_20_link" text:visited-style-name="Visited_20_Internet_20_Link">
51aef72570057f716fdd95728678c98bd83bf7f1-150x150.jpg</text:a>
', '<text:a xlink:type="simple" xlink:href="https://armyinform.com.ua/wp-content/uploads/2023/05/e853d546175804e528f51fe162b06123980ed70b-150x150.jpg" text:style-name="Internet_20_link" text:visited-style-name="Visited_20_Internet_20_Link">
e853d546175804e528f51fe162b06123980ed70b-150x150.jpg</text:a>
', '<text:a xlink:type="simple" xlink:href="https://armyinform.com.ua/wp-content/uploads/2023/05/8861af316ed5c741fdc30a875f0a740a01dd8f0e-150x150.jpg" text:style-name="Internet_20_link" text:visited-style-name="Visited_20_Internet_20_Link">
8861af316ed5c741fdc30a875f0a740a01dd8f0e-150x150.jpg</text:a>
', '<text:a xlink:type="simple" xlink:href="https://armyinform.com.ua/wp-content/uploads/2023/05/02a2dd58e7d27507034e519f0bcc82a8effe74e2-150x150.jpg" text:style-name="Internet_20_link" text:visited-style-name="Visited_20_Internet_20_Link">
02a2dd58e7d27507034e519f0bcc82a8effe74e2-150x150.jpg</text:a>
', '<text:a xlink:type="simple" xlink:href="https://armyinform.com.ua/wp-content/uploads/2023/05/4ae10e45d8841fa8162a54ffdf29f36ffdaa1ca8-150x150.jpg" text:style-name="Internet_20_link" text:visited-style-name="Visited_20_Internet_20_Link">
4ae10e45d8841fa8162a54ffdf29f36ffdaa1ca8-150x150.jpg</text:a>
']</text:p>
      <text:p text:style-name="P4">
Tags: ['ЗУСТРІЧ', 'ОЛЕКСІЙ РЕЗНІКОВ', 'США']</text:p>
      <text:p text:style-name="P4">
Category: News</text:p>
      <!--METADATA-->
      <text:p text:style-name="P4">
<draw:frame draw:style-name="fr1" draw:name="Image431" text:anchor-type="as-char" svg:width="6.9236in" svg:height="4.615733in" draw:z-index="0">
<draw:image xlink:href="../Images/AРМІЯINFORM/2023-05-18T80-00-00-04-00/a4f1aa2bbc15d41432eea37d5056d49d15a6e267.jpg" xlink:type="simple" xlink:show="embed" xlink:actuate="onLoad" draw:mime-type="image/jpeg"/>
</draw:frame>
</text:p>
      <text:p text:style-name="P4">
Міністр оборони України Олексій Резніков у Києві провів зустріч ізпредставниками американської некомерційної організації Renew DemocracyInitiative на чолі із сенатором Конгресу США Мері Кетрін Хейткамп.</text:p>
      <text:p text:style-name="P4">
Олексій Резніков подякував Сполученим Штатам Америки за допомогу нашій державіу боротьбі із російськими окупантами й за те, що понад рік повномасштабноївійни Уряд та народ США стоять пліч-о-пліч з Україною.  Було обговорено питання подальшої консолідації зусиль у забезпеченні відсічізбройної агресії росії та реалізацію двостороннього співробітництва дляпосилення спроможностей Збройних Сил України.</text:p>
      <text:p text:style-name="P4">
Міністр оборони поінформував іноземну делегацію про поточний стан на фронтахвійни, продовження фіксування злочинів росіян, що були скоєні на українськихтериторіях. Він висловив переконання, що російські посадовці, які віддаютьзлочинні накази, повинні бути притягнені до міжнародної кримінальноївідповідальності.</text:p>
      <text:p text:style-name="P4">
— Те, що російські військові вчиняли і вчиняють на території України — не можезалишитись безкарним. Це спеціальний міжнародний трибунал чи назвіть його«Нюрнберг—2», як завгодно. Він повинен бути чітким та ефективним аргументомдля наступних поколінь росіян, що потрібно стати частиною цивілізації йзалишити думки про будь-який реванш, — сказав Олексій Резніков.</text:p>
      <text:p text:style-name="P4">
Очільник оборонного відомства наголосив на важливості посиленняпротиповітряної оборони України для створення над нашою країною повітряногощита, який має захистити цивільне населення та об’єкти критичноїінфраструктури.</text:p>
      <text:p text:style-name="P4">
<text:a xlink:type="simple" xlink:href="https://armyinform.com.ua/wp-content/uploads/2023/05/51aef72570057f716fdd95728678c98bd83bf7f1.jpg" text:style-name="Internet_20_link" text:visited-style-name="Visited_20_Internet_20_Link">
<draw:frame draw:style-name="fr1" draw:name="Image432" text:anchor-type="as-char" svg:width="6.9236in" svg:height="6.9236in" draw:z-index="0">
<draw:image xlink:href="../Images/AРМІЯINFORM/2023-05-18T80-00-00-04-00/51aef72570057f716fdd95728678c98bd83bf7f1-150x150.jpg" xlink:type="simple" xlink:show="embed" xlink:actuate="onLoad" draw:mime-type="image/jpeg"/>
</draw:frame>
</text:a>
</text:p>
      <text:p text:style-name="P4">
<text:a xlink:type="simple" xlink:href="https://armyinform.com.ua/wp-content/uploads/2023/05/e853d546175804e528f51fe162b06123980ed70b.jpg" text:style-name="Internet_20_link" text:visited-style-name="Visited_20_Internet_20_Link">
<draw:frame draw:style-name="fr1" draw:name="Image433" text:anchor-type="as-char" svg:width="6.9236in" svg:height="6.9236in" draw:z-index="0">
<draw:image xlink:href="../Images/AРМІЯINFORM/2023-05-18T80-00-00-04-00/e853d546175804e528f51fe162b06123980ed70b-150x150.jpg" xlink:type="simple" xlink:show="embed" xlink:actuate="onLoad" draw:mime-type="image/jpeg"/>
</draw:frame>
</text:a>
</text:p>
      <text:p text:style-name="P4">
<text:a xlink:type="simple" xlink:href="https://armyinform.com.ua/wp-content/uploads/2023/05/8861af316ed5c741fdc30a875f0a740a01dd8f0e.jpg" text:style-name="Internet_20_link" text:visited-style-name="Visited_20_Internet_20_Link">
<draw:frame draw:style-name="fr1" draw:name="Image434" text:anchor-type="as-char" svg:width="6.9236in" svg:height="6.9236in" draw:z-index="0">
<draw:image xlink:href="../Images/AРМІЯINFORM/2023-05-18T80-00-00-04-00/8861af316ed5c741fdc30a875f0a740a01dd8f0e-150x150.jpg" xlink:type="simple" xlink:show="embed" xlink:actuate="onLoad" draw:mime-type="image/jpeg"/>
</draw:frame>
</text:a>
</text:p>
      <text:p text:style-name="P4">
<text:a xlink:type="simple" xlink:href="https://armyinform.com.ua/wp-content/uploads/2023/05/02a2dd58e7d27507034e519f0bcc82a8effe74e2.jpg" text:style-name="Internet_20_link" text:visited-style-name="Visited_20_Internet_20_Link">
<draw:frame draw:style-name="fr1" draw:name="Image435" text:anchor-type="as-char" svg:width="6.9236in" svg:height="6.9236in" draw:z-index="0">
<draw:image xlink:href="../Images/AРМІЯINFORM/2023-05-18T80-00-00-04-00/02a2dd58e7d27507034e519f0bcc82a8effe74e2-150x150.jpg" xlink:type="simple" xlink:show="embed" xlink:actuate="onLoad" draw:mime-type="image/jpeg"/>
</draw:frame>
</text:a>
</text:p>
      <text:p text:style-name="P4">
<text:a xlink:type="simple" xlink:href="https://armyinform.com.ua/wp-content/uploads/2023/05/4ae10e45d8841fa8162a54ffdf29f36ffdaa1ca8.jpg" text:style-name="Internet_20_link" text:visited-style-name="Visited_20_Internet_20_Link">
<draw:frame draw:style-name="fr1" draw:name="Image436" text:anchor-type="as-char" svg:width="6.9236in" svg:height="6.9236in" draw:z-index="0">
<draw:image xlink:href="../Images/AРМІЯINFORM/2023-05-18T80-00-00-04-00/4ae10e45d8841fa8162a54ffdf29f36ffdaa1ca8-150x150.jpg" xlink:type="simple" xlink:show="embed" xlink:actuate="onLoad" draw:mime-type="image/jpeg"/>
</draw:frame>
</text:a>
</text:p>
      <text:p text:style-name="P4">
Він також зауважив, що на майбутньому Вільнюському саміті НАТО Україна очікуєна чіткий сигнал від партнерів про готовність прийняти нашу державу якповноправного члена Альянсу.</text:p>
      <text:p text:style-name="P4">
— На початку повномасштабного вторгнення російської федерації багато хто невірив у нашу перемогу. Нам давали 72 години, казали, що Київ впаде. Та як вибачите, ми далі боремось, маємо успіх на фронті. Саме тому я впевнений у нашійперемозі і прошу вірити в нас і довіряти нам. Україна — це не просто надійнийпартнер, це сильна країна, яка на власному досвіді знає, як воювати зросіянами і ефективно знищувати їх. Україна — це реальний східний щит НАТО, цереальний східний щит Європейського Союзу. Саме тому набуття нашою державоючленства в Альянсі є одним із ключових елементів міцної системи міжнародноїбезпекової архітектури, — сказав Міністр.</text:p>
      <text:p text:style-name="P4">
Олексій Резніков акцентував на важливості завоювання Україною переваги вповітрі, що дозволить успішно проводити наземні операції, зокрема іздеокупації українських територій. Саме тому, за його словами, нашим захисникамвкрай необхідні сучасні літаки щонайменше четвертого покоління, щобзахиститися від російського повітряного тероризму та в подальшому зробити їхчастиною національної протиповітряної оборони.</text:p>
      <text:p text:style-name="P4">
Американські делегати висловили слова підтримки нашій державі та відзначилимужність і стійкість українських військовослужбовців у боротьбі занезалежність України. Мері Кетрін Хейткамп наголосила, що героїчний спротивнашого народу є вражаючим прикладом не лише для США, а й для усього світу.</text:p>
      <text:p text:style-name="P4">
<text:span text:style-name="T4">
Джерело:</text:span>
 <text:a xlink:type="simple" xlink:href="http://mil.gov.ua/news/2023/05/18/oleksij-reznikov-zustrivsya-z-predstavnikami-amerikanskoi-organizaczii-renew-democracy-initiative/" text:style-name="Internet_20_link" text:visited-style-name="Visited_20_Internet_20_Link">
Міністерство оборониУкраїни</text:a>
</text:p>
      <text:p text:style-name="P4">
Source: <text:a xlink:type="simple" xlink:href="https://armyinform.com.ua/2023/05/18/oleksij-reznikov-zustrivsya-z-predstavnykamy-amerykanskoyi-organizacziyi-renew-democracy-initiative/" text:style-name="Internet_20_link" text:visited-style-name="Visited_20_Internet_20_Link">
https://armyinform.com.ua/2023/05/18/oleksij-reznikov-zustrivsya-z-predstavnykamy-amerykanskoyi-organizacziyi-renew-democracy-initiative/</text:a>
</text:p>
      <!--NEWS-->
      <text:h text:style-name="P10" text:outline-level="1">
<text:span text:style-name="T4">
Ворог намагається змінити тактику завдавання ударів по Україні з ракетоносіїв морського базування — Наталія Гуменюк</text:span>
</text:h>
      <text:p text:style-name="P4">
Author: ['Володимир Віват']</text:p>
      <text:p text:style-name="P4">
Time: 2023-05-18T81:00:00-04:00</text:p>
      <text:p text:style-name="P4">
Description: Сьогодні вночі ворог використав дещо іншу, нетипову тактику завдавання ракетних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ВТОРГНЕННЯ РФ', 'ЄДИНІ НОВИНИ', 'НАТАЛІЯ ГУМЕНЮК']</text:p>
      <text:p text:style-name="P4">
Category: News</text:p>
      <!--METADATA-->
      <text:p text:style-name="P4">
<draw:frame draw:style-name="fr1" draw:name="Image437" text:anchor-type="as-char" svg:width="6.9236in" svg:height="4.61393in" draw:z-index="0">
<draw:image xlink:href="../Images/AРМІЯINFORM/2023-05-18T81-00-00-04-00/photo_2022-11-16_13-45-44.jpg" xlink:type="simple" xlink:show="embed" xlink:actuate="onLoad" draw:mime-type="image/jpeg"/>
</draw:frame>
</text:p>
      <text:p text:style-name="P4">
Сьогодні вночі ворог використав дещо іншу, нетипову тактику завдаванняракетних ударів. Якщо раніше ракетоносії виводились на службу за декількагодин до ракетних ударів, то цього разу перед ракетною небезпекою на службі вЧорному морі не було жодного ракетоносія.</text:p>
      <text:p text:style-name="P4">
Як тільки почалась активність ворожої авіації, ворог одразу вивів надводнийкорабель, який відстрілявся й негайно повернувся до пункту базування. Тому що,можливо, побоювався удару у відповідь.</text:p>
      <text:p text:style-name="P4">
Про це в ефірі телемарафону «Єдині новини» повідомила начальник Об’єднаногокоординаційного пресцентру Сил оборони півдня України капітан 1 рангу НаталіяГуменюк.</text:p>
      <text:p text:style-name="P4">
— Щодо зміни тактики, слід зазначити, що декілька днів тому ворог намагавсязавдати удару з Азовського моря, що досить нетипово, — зазначила НаталіяГуменюк. — Вони вивели туди на чергування ракетоносій, що трапилось ледь невперше з часу початку широкомасштабного вторгнення. Звідти вони намагалисяатакувати так, щоб перевірити дієвість нашої протиповітряної оборони щодотаких викликів. З’ясували, що ми готові до таких дій, тому поки що ворогбільше не експериментує на цьому напрямку.</text:p>
      <text:p text:style-name="P4">
За словами офіцера, ситуація на суходолі у зоні відповідальності залишаєтьсядосить складною, триває контрбатарейна боротьба. Ворог продовжує обстрілюватиправий берег Дніпра, б’є килимовим способом, не обираючи військові об’єкти,руйнує населені пункти.</text:p>
      <text:p text:style-name="P4">
— Сьогодні практично усі населені пункти, розташовані поблизу урізу води,потерпають від таких обстрілів. Наша протидія ворогу на лівому березіускладнена тим, що окупанти ховаються за мирним населенням. Багато хто змісцевих мешканців не хочуть виїжджати зі своїх домівок на примусову евакуаціюі чинять спротив загарбникам. Окупанти натомість тимчасово залишають населеніпункти, ті ж Олешки, Голу Пристань, Нову Каховку, а потім власноручобстрілюють їх, щоб пізніше розповідати байки про те, що це зробили Силиоборони, — поділилася злочинними методами фізичного та психологічного тискуокупантів на цивільне населення начальник Об’єднаного координаційногопресцентру Сил оборони півдня України.</text:p>
      <text:p text:style-name="P4">
Також офіцер зазначила, що на цей час у Чорному морі знаходиться одинросійський ракетоносій. Це — підводний човен, споряджений чотирма «Калібрами».</text:p>
      <text:p text:style-name="P4">
Source: <text:a xlink:type="simple" xlink:href="https://armyinform.com.ua/2023/05/18/vorog-namagayetsya-zminyty-taktyku-zavdavannya-udariv-po-ukrayini-z-raketonosiyiv-morskogo-bazuvannya-nataliya-gumenyuk/" text:style-name="Internet_20_link" text:visited-style-name="Visited_20_Internet_20_Link">
https://armyinform.com.ua/2023/05/18/vorog-namagayetsya-zminyty-taktyku-zavdavannya-udariv-po-ukrayini-z-raketonosiyiv-morskogo-bazuvannya-nataliya-gumenyuk/</text:a>
</text:p>
      <!--NEWS-->
      <text:h text:style-name="P10" text:outline-level="1">
<text:span text:style-name="T4">
Погрожують депортацією: окупанти на Херсонщині насильно змушують брати паспорти рф</text:span>
</text:h>
      <text:p text:style-name="P4">
Author: ['АРМІЯINFORM']</text:p>
      <text:p text:style-name="P4">
Time: 2023-05-18T82:00:00-04:00</text:p>
      <text:p text:style-name="P4">
Description: російські загарбники продовжують чинити тиск на місцеве населення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6.jpeg" text:style-name="Internet_20_link" text:visited-style-name="Visited_20_Internet_20_Link">
golovna-6.jpeg</text:a>
']</text:p>
      <text:p text:style-name="P4">
Tags: ['ВІЙНА', 'ГЕНЕРАЛЬНИЙ ШТАБ ЗС УКРАЇНИ', 'ОПЕРАТИВНА ІНФОРМАЦІЯ']</text:p>
      <text:p text:style-name="P4">
Category: News</text:p>
      <!--METADATA-->
      <text:p text:style-name="P4">
<draw:frame draw:style-name="fr1" draw:name="Image438" text:anchor-type="as-char" svg:width="6.9236in" svg:height="3.86264in" draw:z-index="0">
<draw:image xlink:href="../Images/AРМІЯINFORM/2023-05-18T82-00-00-04-00/golovna-6.jpeg" xlink:type="simple" xlink:show="embed" xlink:actuate="onLoad" draw:mime-type="image/jpeg"/>
</draw:frame>
</text:p>
      <text:p text:style-name="P4">
<text:span text:style-name="T4">
<text:span text:style-name="T5">
*🔥 Ситуація щодо російського вторгнення</text:span>
</text:span>
*</text:p>
      <text:p text:style-name="P4">
російські загарбники продовжують чинити тиск на місцеве населення на тимчасовозахоплених територіях Херсонської області.</text:p>
      <text:p text:style-name="P4">
Про це<text:a xlink:type="simple" xlink:href="https://www.facebook.com/GeneralStaff.ua/posts/pfbid02LPFZdJpXDKMynVzQuceUSQD5hDzbsGKfMFtApK2NQcA4gW3JRyCS3dgdXNS1C7qrl" text:style-name="Internet_20_link" text:visited-style-name="Visited_20_Internet_20_Link">
йдеться</text:a>
в оперативній інформації Генерального штабу ЗСУ.</text:p>
      <text:p text:style-name="P4">
Так, зокрема у Генічеському районі, окупанти змушують громадян Україниотримувати <text:a xlink:type="simple" xlink:href="https://armyinform.com.ua/2020/03/10/kulgava-rosijska-pasportyzacziya/" text:style-name="Internet_20_link" text:visited-style-name="Visited_20_Internet_20_Link">
російські паспорти</text:a>
, погрожуючи депортацією.</text:p>
      <text:p text:style-name="P4">
Раніше президент рф володимир путін підписав указ про спрощений порядокприйому до громадянства росії для жителів Запорізької та Херсонської областейУкраїни. В Україні <text:a xlink:type="simple" xlink:href="https://armyinform.com.ua/2022/05/26/prymusova-pasportyzacziya-gromadyan-ukrayiny-na-tymchasovo-okupovanyh-terytoriyah-cze-zlochyn-minintegracziyi/" text:style-name="Internet_20_link" text:visited-style-name="Visited_20_Internet_20_Link">
назвали</text:a>
 це черговим незаконним актом, який доводить справжнюзлочинну мету нападу росії на Україну – загарбання наших територій для їхподальшої інтеграції в російське правове, політичне та економічне поле.</text:p>
      <text:p text:style-name="P4">
Source: <text:a xlink:type="simple" xlink:href="https://armyinform.com.ua/2023/05/18/pogrozhuyut-deportacziyeyu-okupanty-na-hersonshhyni-nasylno-zmushuyut-braty-pasporty-rf/" text:style-name="Internet_20_link" text:visited-style-name="Visited_20_Internet_20_Link">
https://armyinform.com.ua/2023/05/18/pogrozhuyut-deportacziyeyu-okupanty-na-hersonshhyni-nasylno-zmushuyut-braty-pasporty-rf/</text:a>
</text:p>
      <!--NEWS-->
      <text:h text:style-name="P10" text:outline-level="1">
<text:span text:style-name="T4">
У Каховському районі окупанти заселяються в будинки до мирних жителів</text:span>
</text:h>
      <text:p text:style-name="P4">
Author: ['АРМІЯINFORM']</text:p>
      <text:p text:style-name="P4">
Time: 2023-05-18T83:00:00-04:00</text:p>
      <text:p text:style-name="P4">
Description: До окремих населених пунктів Каховського району прибула жива сила противник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25ec21-4645ff4-okupatsiya-krym690.jpg" text:style-name="Internet_20_link" text:visited-style-name="Visited_20_Internet_20_Link">
225ec21-4645ff4-okupatsiya-krym690.jpg</text:a>
']</text:p>
      <text:p text:style-name="P4">
Tags: ['ГЕНЕРАЛЬНИЙ ШТАБ ЗС УКРАЇНИ', 'КАХОВКА', 'ОПЕРАТИВНА ІНФОРМАЦІЯ', 'ХЕРСОНЩИНА']</text:p>
      <text:p text:style-name="P4">
Category: News</text:p>
      <!--METADATA-->
      <text:p text:style-name="P4">
<draw:frame draw:style-name="fr1" draw:name="Image439" text:anchor-type="as-char" svg:width="6.9236in" svg:height="3.883237in" draw:z-index="0">
<draw:image xlink:href="../Images/AРМІЯINFORM/2023-05-18T83-00-00-04-00/225ec21-4645ff4-okupatsiya-krym690.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До окремих населених пунктів Каховського району прибула жива сила противника.</text:p>
      <text:p text:style-name="P4">
Про це<text:a xlink:type="simple" xlink:href="https://www.facebook.com/GeneralStaff.ua/posts/pfbid02LPFZdJpXDKMynVzQuceUSQD5hDzbsGKfMFtApK2NQcA4gW3JRyCS3dgdXNS1C7qrl" text:style-name="Internet_20_link" text:visited-style-name="Visited_20_Internet_20_Link">
йдеться</text:a>
в оперативній інформації Генерального штабу ЗСУ.</text:p>
      <text:p text:style-name="P4">
«Загарбники розміщуються не лише у вільні будинки, а й заселяються в оселі денаразі проживають мирні мешканці. Людям, які обурюються, погрожуютьвиселенням», — йдеться у повідомленні.</text:p>
      <text:p text:style-name="P4">
У Генштабі додали, що останнім часом противник посилив контррозвідувальнізаходи у тимчасово захопленому Херсонському районі.</text:p>
      <text:p text:style-name="P4">
На дорогах між населеними пунктами значно збільшилась кількість блокпостів,проводяться прискіпливі перевірки транспортних засобів, документів, особливаувага приділяється вмісту телефонів.</text:p>
      <text:p text:style-name="P4">
Source: <text:a xlink:type="simple" xlink:href="https://armyinform.com.ua/2023/05/18/u-kahovskomu-rajoni-okupanty-zaselyayutsya-v-budynky-do-myrnyh-zhyteliv/" text:style-name="Internet_20_link" text:visited-style-name="Visited_20_Internet_20_Link">
https://armyinform.com.ua/2023/05/18/u-kahovskomu-rajoni-okupanty-zaselyayutsya-v-budynky-do-myrnyh-zhyteliv/</text:a>
</text:p>
      <!--NEWS-->
      <text:h text:style-name="P10" text:outline-level="1">
<text:span text:style-name="T4">
Ганна Маляр про ситуацію у Бахмуті: всі атаки рф відбиті, на окремих ділянках є просування</text:span>
</text:h>
      <text:p text:style-name="P4">
Author: ['АРМІЯINFORM']</text:p>
      <text:p text:style-name="P4">
Time: 2023-05-18T84:00:00-04:00</text:p>
      <text:p text:style-name="P4">
Description: Противник стягнув у Бахмуті більшу частину своїх резервів та значно посилив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7880830933584900_x.jpg" text:style-name="Internet_20_link" text:visited-style-name="Visited_20_Internet_20_Link">
photo_5417880830933584900_x.jpg</text:a>
']</text:p>
      <text:p text:style-name="P4">
Tags: ['БАХМУТ', 'БОЇ ЗА БАХМУТ', 'ВІЙНА', 'ГАННА МАЛЯР']</text:p>
      <text:p text:style-name="P4">
Category: News</text:p>
      <!--METADATA-->
      <text:p text:style-name="P4">
<draw:frame draw:style-name="fr1" draw:name="Image440" text:anchor-type="as-char" svg:width="6.9236in" svg:height="3.956343in" draw:z-index="0">
<draw:image xlink:href="../Images/AРМІЯINFORM/2023-05-18T84-00-00-04-00/photo_5417880830933584900_x.jpg" xlink:type="simple" xlink:show="embed" xlink:actuate="onLoad" draw:mime-type="image/jpeg"/>
</draw:frame>
</text:p>
      <text:p text:style-name="P4">
Противник стягнув у Бахмуті більшу частину своїх резервів та значно посиливугруповання. Сьогодні весь день рф атакувала Бахмут, але всі атаки нашимиоборонцями відбиті.</text:p>
      <text:p text:style-name="P4">
Про це заступник Міністра оборони України Ганна Маляр<text:a xlink:type="simple" xlink:href="https://t.me/annamaliar/764" text:style-name="Internet_20_link" text:visited-style-name="Visited_20_Internet_20_Link">
написала</text:a>
 у Телеграмі.</text:p>
      <text:p text:style-name="P4">
За її словами, станом на зараз ми контролюємо південно-західну частинуБахмута.</text:p>
      <text:p text:style-name="P4">
« <text:span text:style-name="T4">
На околицях</text:span>
 на півночі <text:span text:style-name="T4">
від Бахмута</text:span>
 ворог теж атакував. Атакивідбиті. На окремих ділянках є просування наших військ на 500 метрів.</text:p>
      <text:p text:style-name="P4">
<text:span text:style-name="T4">
У передмісті Бахмута</text:span>
 на півдні протягом дня йшли запеклі бої. Противникпереходив у наступ та намагався повернути втрачені території, але зазнав втратта не зміг виконати свої задачі. На окремих ділянках наші війська просунулисьна 1 км», — повідомила вона.</text:p>
      <text:p text:style-name="P4">
Ганна Маляр наголосила, що військові задачі оборона Бахмута та передмістявиконує.</text:p>
      <text:p text:style-name="P4">
«Наразі ми виграємо час для певних запланованих дій», — підкреслила вона.</text:p>
      <text:p text:style-name="P4">
Заступник Міністра оборони України додала, що командування ОСУВ Хортиця, взоні відповідальності якого Бахмутський напрямок, тримає ситуацію підконтролем.</text:p>
      <text:p text:style-name="P4">
Source: <text:a xlink:type="simple" xlink:href="https://armyinform.com.ua/2023/05/18/ganna-malyar-pro-sytuacziyu-u-bahmuti-vsi-ataky-rf-vidbyti-na-okremyh-dilyankah-ye-prosuvannya/" text:style-name="Internet_20_link" text:visited-style-name="Visited_20_Internet_20_Link">
https://armyinform.com.ua/2023/05/18/ganna-malyar-pro-sytuacziyu-u-bahmuti-vsi-ataky-rf-vidbyti-na-okremyh-dilyankah-ye-prosuvannya/</text:a>
</text:p>
      <!--NEWS-->
      <text:h text:style-name="P10" text:outline-level="1">
<text:span text:style-name="T4">
Мапа-вишиванка, керамічне пано «Дике поле» та спів спротиву російській агресії: як у Дніпрі відзначають День вишиванки</text:span>
</text:h>
      <text:p text:style-name="P4">
Author: ['Олександр Колесник']</text:p>
      <text:p text:style-name="P4">
Time: 2023-05-18T85:00:00-04:00</text:p>
      <text:p text:style-name="P4">
Description: У Дніпрі на День вишиванки 15 тисяч містян в єдиному пориві заспівали Гімн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yshyvanka.jpg" text:style-name="Internet_20_link" text:visited-style-name="Visited_20_Internet_20_Link">
vyshyvanka.jpg</text:a>
', '<text:a xlink:type="simple" xlink:href="https://armyinform.com.ua/wp-content/uploads/2023/05/vyshyvanka_04-150x150.jpg" text:style-name="Internet_20_link" text:visited-style-name="Visited_20_Internet_20_Link">
vyshyvanka_04-150x150.jpg</text:a>
', '<text:a xlink:type="simple" xlink:href="https://armyinform.com.ua/wp-content/uploads/2023/05/vyshyvanka_1-150x150.jpg" text:style-name="Internet_20_link" text:visited-style-name="Visited_20_Internet_20_Link">
vyshyvanka_1-150x150.jpg</text:a>
', '<text:a xlink:type="simple" xlink:href="https://armyinform.com.ua/wp-content/uploads/2023/05/vyshyvanka_05-150x150.jpg" text:style-name="Internet_20_link" text:visited-style-name="Visited_20_Internet_20_Link">
vyshyvanka_05-150x150.jpg</text:a>
', '<text:a xlink:type="simple" xlink:href="https://armyinform.com.ua/wp-content/uploads/2023/05/vyshyvanka_001-150x150.jpg" text:style-name="Internet_20_link" text:visited-style-name="Visited_20_Internet_20_Link">
vyshyvanka_001-150x150.jpg</text:a>
', '<text:a xlink:type="simple" xlink:href="https://armyinform.com.ua/wp-content/uploads/2023/05/vyshyvanka_2-150x150.jpg" text:style-name="Internet_20_link" text:visited-style-name="Visited_20_Internet_20_Link">
vyshyvanka_2-150x150.jpg</text:a>
', '<text:a xlink:type="simple" xlink:href="https://armyinform.com.ua/wp-content/uploads/2023/05/vyshyvanka_03-150x150.jpg" text:style-name="Internet_20_link" text:visited-style-name="Visited_20_Internet_20_Link">
vyshyvanka_03-150x150.jpg</text:a>
']</text:p>
      <text:p text:style-name="P4">
Tags: ['ДЕНЬ ВИШИВАНКИ']</text:p>
      <text:p text:style-name="P4">
Category: News</text:p>
      <!--METADATA-->
      <text:p text:style-name="P4">
<draw:frame draw:style-name="fr1" draw:name="Image441" text:anchor-type="as-char" svg:width="6.9236in" svg:height="3.506314in" draw:z-index="0">
<draw:image xlink:href="../Images/AРМІЯINFORM/2023-05-18T85-00-00-04-00/vyshyvanka.jpg" xlink:type="simple" xlink:show="embed" xlink:actuate="onLoad" draw:mime-type="image/jpeg"/>
</draw:frame>
</text:p>
      <text:p text:style-name="P4">
У Дніпрі на День вишиванки 15 тисяч містян в єдиному пориві заспівали ГімнУкраїни та українську народну пісню «Ой у лузі червона калина!» — яка сталасправжнім символом спротиву українців російській агресії. Долучилися до цієїмасштабної акції — викладачі та учні загальноосвітніх та мистецьких шкіл,співробітники спортивних закладів міста.</text:p>
      <text:p text:style-name="P4">
Також до Дня вишиванки у місті виклали мапу-вишиванку. Інсталяція «ВишиванкаДніпро» — це мапа України, яка складається з дитячих малюнків.</text:p>
      <text:p text:style-name="P4">
Кожен з цих малюнків — це орнамент вишиванки з конкретного регіону України.Мапа розміром дванадцять на вісім метрів складається з 25 адміністративно-територіальних одиниць України — 24 областей та Автономної Республіки Крим.Учні кожній зі шкіл міста представили кілька робіт з мотивами класичних узоріввишиванок різних областей України.</text:p>
      <text:p text:style-name="P4">
Учасники самі шукали орнаменти необхідного регіону та самі визначались, яксаме стилістично відобразити його у малюнку. Під час святкового заходу булопредставлено інсталяцію «Квітка вишиванки» — це композиція з малюнків звишивкою з різних регіонів України. Всього учасники створили 600 малюнків зорнаментами вишивки.</text:p>
      <text:p text:style-name="P4">
<text:a xlink:type="simple" xlink:href="https://armyinform.com.ua/wp-content/uploads/2023/05/vyshyvanka_04.jpg" text:style-name="Internet_20_link" text:visited-style-name="Visited_20_Internet_20_Link">
<draw:frame draw:style-name="fr1" draw:name="Image442" text:anchor-type="as-char" svg:width="6.9236in" svg:height="6.9236in" draw:z-index="0">
<draw:image xlink:href="../Images/AРМІЯINFORM/2023-05-18T85-00-00-04-00/vyshyvanka_04-150x150.jpg" xlink:type="simple" xlink:show="embed" xlink:actuate="onLoad" draw:mime-type="image/jpeg"/>
</draw:frame>
</text:a>
</text:p>
      <text:p text:style-name="P4">
<text:a xlink:type="simple" xlink:href="https://armyinform.com.ua/wp-content/uploads/2023/05/vyshyvanka_1.jpg" text:style-name="Internet_20_link" text:visited-style-name="Visited_20_Internet_20_Link">
<draw:frame draw:style-name="fr1" draw:name="Image443" text:anchor-type="as-char" svg:width="6.9236in" svg:height="6.9236in" draw:z-index="0">
<draw:image xlink:href="../Images/AРМІЯINFORM/2023-05-18T85-00-00-04-00/vyshyvanka_1-150x150.jpg" xlink:type="simple" xlink:show="embed" xlink:actuate="onLoad" draw:mime-type="image/jpeg"/>
</draw:frame>
</text:a>
</text:p>
      <text:p text:style-name="P4">
<text:a xlink:type="simple" xlink:href="https://armyinform.com.ua/wp-content/uploads/2023/05/vyshyvanka_05.jpg" text:style-name="Internet_20_link" text:visited-style-name="Visited_20_Internet_20_Link">
<draw:frame draw:style-name="fr1" draw:name="Image444" text:anchor-type="as-char" svg:width="6.9236in" svg:height="6.9236in" draw:z-index="0">
<draw:image xlink:href="../Images/AРМІЯINFORM/2023-05-18T85-00-00-04-00/vyshyvanka_05-150x150.jpg" xlink:type="simple" xlink:show="embed" xlink:actuate="onLoad" draw:mime-type="image/jpeg"/>
</draw:frame>
</text:a>
</text:p>
      <text:p text:style-name="P4">
<text:a xlink:type="simple" xlink:href="https://armyinform.com.ua/wp-content/uploads/2023/05/vyshyvanka_001.jpg" text:style-name="Internet_20_link" text:visited-style-name="Visited_20_Internet_20_Link">
<draw:frame draw:style-name="fr1" draw:name="Image445" text:anchor-type="as-char" svg:width="6.9236in" svg:height="6.9236in" draw:z-index="0">
<draw:image xlink:href="../Images/AРМІЯINFORM/2023-05-18T85-00-00-04-00/vyshyvanka_001-150x150.jpg" xlink:type="simple" xlink:show="embed" xlink:actuate="onLoad" draw:mime-type="image/jpeg"/>
</draw:frame>
</text:a>
</text:p>
      <text:p text:style-name="P4">
<text:a xlink:type="simple" xlink:href="https://armyinform.com.ua/wp-content/uploads/2023/05/vyshyvanka_2.jpg" text:style-name="Internet_20_link" text:visited-style-name="Visited_20_Internet_20_Link">
<draw:frame draw:style-name="fr1" draw:name="Image446" text:anchor-type="as-char" svg:width="6.9236in" svg:height="6.9236in" draw:z-index="0">
<draw:image xlink:href="../Images/AРМІЯINFORM/2023-05-18T85-00-00-04-00/vyshyvanka_2-150x150.jpg" xlink:type="simple" xlink:show="embed" xlink:actuate="onLoad" draw:mime-type="image/jpeg"/>
</draw:frame>
</text:a>
</text:p>
      <text:p text:style-name="P4">
<text:a xlink:type="simple" xlink:href="https://armyinform.com.ua/wp-content/uploads/2023/05/vyshyvanka_03.jpg" text:style-name="Internet_20_link" text:visited-style-name="Visited_20_Internet_20_Link">
<draw:frame draw:style-name="fr1" draw:name="Image447" text:anchor-type="as-char" svg:width="6.9236in" svg:height="6.9236in" draw:z-index="0">
<draw:image xlink:href="../Images/AРМІЯINFORM/2023-05-18T85-00-00-04-00/vyshyvanka_03-150x150.jpg" xlink:type="simple" xlink:show="embed" xlink:actuate="onLoad" draw:mime-type="image/jpeg"/>
</draw:frame>
</text:a>
</text:p>
      <text:p text:style-name="P4">
Крім того, з нагоди свята в обласному центрі відкрили новий артоб’єкт —керамічне пано «Дике поле» авторства молодих дніпровських скульпторів НадіїОтряжої та Федора Бушмана.</text:p>
      <text:p text:style-name="P4">
— Керамічне пано «Дике поле» — це різноманіття вишитих орнаментівДніпропетровщини в одній роботі, — зазначили організатори — представники Школисучасного образотворчого мистецтва та дизайну ім. Вадима Сідура. — Це —результат масштабного краєзнавчого дослідження, яке проводили наші митціпротягом декількох місяців.</text:p>
      <text:p text:style-name="P4">
Варто відзначити, що історія вишиванки Дніпропетровської області вкрай багатата цікава. ЇЇ окремі орнаменти тут з’явилися ще на початку позаминулогостоліття.</text:p>
      <text:p text:style-name="P4">
<text:span text:style-name="T5">
Фото автора та Управління культури департаменту гуманітарної політикиДніпровської міської ради.</text:span>
</text:p>
      <text:p text:style-name="P4">
Source: <text:a xlink:type="simple" xlink:href="https://armyinform.com.ua/2023/05/18/mapa-vyshyvanka-keramichne-pano-dyke-pole-ta-spiv-sprotyvu-rosijskij-agresiyi-yak-u-dnipri-vidznachayut-den-vyshyvanky/" text:style-name="Internet_20_link" text:visited-style-name="Visited_20_Internet_20_Link">
https://armyinform.com.ua/2023/05/18/mapa-vyshyvanka-keramichne-pano-dyke-pole-ta-spiv-sprotyvu-rosijskij-agresiyi-yak-u-dnipri-vidznachayut-den-vyshyvanky/</text:a>
</text:p>
      <!--NEWS-->
      <text:h text:style-name="P10" text:outline-level="1">
<text:span text:style-name="T4">
«Пам’ятаємо історію — повертаємо територію»: минуле та майбутнє Криму</text:span>
</text:h>
      <text:p text:style-name="P4">
Author: ['Світлана Кирган']</text:p>
      <text:p text:style-name="P4">
Time: 2023-05-18T86:00:00-04:00</text:p>
      <text:p text:style-name="P4">
Description: Сьогодні виповнилося 79 років з моменту примусової депортації кримських татар — 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59.jpg" text:style-name="Internet_20_link" text:visited-style-name="Visited_20_Internet_20_Link">
golovna-59.jpg</text:a>
', '<text:a xlink:type="simple" xlink:href="https://armyinform.com.ua/wp-content/uploads/2023/05/foto-1-12.jpg" text:style-name="Internet_20_link" text:visited-style-name="Visited_20_Internet_20_Link">
foto-1-12.jpg</text:a>
', '<text:a xlink:type="simple" xlink:href="https://armyinform.com.ua/wp-content/uploads/2023/05/foto-2-16.jpg" text:style-name="Internet_20_link" text:visited-style-name="Visited_20_Internet_20_Link">
foto-2-16.jpg</text:a>
', '<text:a xlink:type="simple" xlink:href="https://armyinform.com.ua/wp-content/uploads/2023/05/foto-3-15.jpg" text:style-name="Internet_20_link" text:visited-style-name="Visited_20_Internet_20_Link">
foto-3-15.jpg</text:a>
', '<text:a xlink:type="simple" xlink:href="https://armyinform.com.ua/wp-content/uploads/2023/05/foto-4-11.jpg" text:style-name="Internet_20_link" text:visited-style-name="Visited_20_Internet_20_Link">
foto-4-11.jpg</text:a>
', '<text:a xlink:type="simple" xlink:href="https://armyinform.com.ua/wp-content/uploads/2023/05/foto-5-7.jpg" text:style-name="Internet_20_link" text:visited-style-name="Visited_20_Internet_20_Link">
foto-5-7.jpg</text:a>
', '<text:a xlink:type="simple" xlink:href="https://armyinform.com.ua/wp-content/uploads/2023/05/foto-6-8.jpg" text:style-name="Internet_20_link" text:visited-style-name="Visited_20_Internet_20_Link">
foto-6-8.jpg</text:a>
', '<text:a xlink:type="simple" xlink:href="https://armyinform.com.ua/wp-content/uploads/2023/05/foto-7-5.jpg" text:style-name="Internet_20_link" text:visited-style-name="Visited_20_Internet_20_Link">
foto-7-5.jpg</text:a>
', '<text:a xlink:type="simple" xlink:href="https://armyinform.com.ua/wp-content/uploads/2023/05/foto-8-3-150x150.jpg" text:style-name="Internet_20_link" text:visited-style-name="Visited_20_Internet_20_Link">
foto-8-3-150x150.jpg</text:a>
', '<text:a xlink:type="simple" xlink:href="https://armyinform.com.ua/wp-content/uploads/2023/05/foto-9-2-1-150x150.jpg" text:style-name="Internet_20_link" text:visited-style-name="Visited_20_Internet_20_Link">
foto-9-2-1-150x150.jpg</text:a>
', '<text:a xlink:type="simple" xlink:href="https://armyinform.com.ua/wp-content/uploads/2023/05/foto-10-2.jpg" text:style-name="Internet_20_link" text:visited-style-name="Visited_20_Internet_20_Link">
foto-10-2.jpg</text:a>
', '<text:a xlink:type="simple" xlink:href="https://armyinform.com.ua/wp-content/uploads/2023/05/foto-11-2.jpg" text:style-name="Internet_20_link" text:visited-style-name="Visited_20_Internet_20_Link">
foto-11-2.jpg</text:a>
', '<text:a xlink:type="simple" xlink:href="https://armyinform.com.ua/wp-content/uploads/2023/05/foto-12-1.jpg" text:style-name="Internet_20_link" text:visited-style-name="Visited_20_Internet_20_Link">
foto-12-1.jpg</text:a>
']</text:p>
      <text:p text:style-name="P4">
Tags: ['АР КРИМ', 'КРИМСЬКІ ТАТАРИ']</text:p>
      <text:p text:style-name="P4">
Category: News</text:p>
      <!--METADATA-->
      <text:p text:style-name="P4">
<draw:frame draw:style-name="fr1" draw:name="Image448" text:anchor-type="as-char" svg:width="6.9236in" svg:height="4.408025in" draw:z-index="0">
<draw:image xlink:href="../Images/AРМІЯINFORM/2023-05-18T86-00-00-04-00/golovna-59.jpg" xlink:type="simple" xlink:show="embed" xlink:actuate="onLoad" draw:mime-type="image/jpeg"/>
</draw:frame>
</text:p>
      <text:p text:style-name="P4">
Сьогодні виповнилося 79 років з моменту примусової депортації кримських татар— одного із найжахливіших злочинів радянського тоталітарного режиму. Самецього дня за наказом диктатора йосипа сталіна близько 200 тисяч кримськихтатар були депортовані в залізничних товарних вагонах за тисячі кілометрів віддому — до Східної Азії. Це стало кульмінацією етнічних чисток та переслідуванькорінного народу Криму радянськими окупантами.</text:p>
      <text:p text:style-name="P4">
Символічно, що сьогоднішній захід до Дня пам’яті жертв геноцидукримськотатарського народу «Пам’ятаємо історію — повертаємо територію»,організований Офісом Омбудсмана України, Меджлісом кримськотатарського народу,громадською організацією КримSOS та Центром прав людини ZMINA, відбувся самена території залізничного вокзалу в Києві.</text:p>
      <text:h text:style-name="P12" text:outline-level="3">
<text:span text:style-name="T4">
<text:span text:style-name="T4">
Найбільший воєнний злочин геноциду, який відбувся в історії срср</text:span>
</text:span>
</text:h>
      <text:p text:style-name="P4">
Про те, чому обрали саме таке місце для проведення заходу і наскільки воно єболісним для кримських татар, розповів Уповноважений Верховної Ради України зправ людини Дмитро Лубінець.</text:p>
      <text:p text:style-name="P4">
<draw:frame draw:style-name="fr1" draw:name="Image449" text:anchor-type="as-char" svg:width="6.9236in" svg:height="4.136851in" draw:z-index="0">
<draw:image xlink:href="../Images/AРМІЯINFORM/2023-05-18T86-00-00-04-00/foto-1-12.jpg" xlink:type="simple" xlink:show="embed" xlink:actuate="onLoad" draw:mime-type="image/jpeg"/>
</draw:frame>
</text:p>
      <text:p text:style-name="P4">
— Щороку 18 травня у світі відзначають День пам’яті жертв геноцидукримськотатарського народу. Під час підготовки цього заходу ми дуже довгодумали, який саме об’єкт обрати для його проведення. Скажу відверто, щорішення провести захід на території вокзалу — не було простим, адже мирозуміємо, що для кримських татар вокзал, залізниця — це трагічна історія. Алевсе ж таки ми виходимо з того, що самі трагічні сторінки нашої історії ми немаємо забувати. Ми повинні їх згадувати, тому сьогодні ми знаходимося тут длятого, щоби зрозуміти наскільки було важко тим людям, яких викидали з власнихдомівок, вантажили просто, як якийсь скот, у залізничні вагони та відправлялив незрозумілому напрямку, і ніхто не розумів, що їх там чекає. По факту — ценайбільший воєнний злочин геноциду, який відбувся в історії радянського союзуі, на жаль, не поніс за це жодного покарання, — повідомив Дмитро Лубінець.</text:p>
      <text:p text:style-name="P4">
Перший заступник міністра закордонних справ України Еміне Джапарова розповілапро яскраві спогади зі свого життя, які стосувалися дитинства на окупованомупівострові та могли, на її думку, послугувати рупором для нинішнього«кримського уроку».</text:p>
      <text:p text:style-name="P4">
<draw:frame draw:style-name="fr1" draw:name="Image450" text:anchor-type="as-char" svg:width="6.9236in" svg:height="4.477261in" draw:z-index="0">
<draw:image xlink:href="../Images/AРМІЯINFORM/2023-05-18T86-00-00-04-00/foto-2-16.jpg" xlink:type="simple" xlink:show="embed" xlink:actuate="onLoad" draw:mime-type="image/jpeg"/>
</draw:frame>
</text:p>
      <text:p text:style-name="P4">
— Мені було 7 років, і я вперше потрапила на екскурсію разом із батьком доХанського палацу в Бахчисараї. 1,5 години російськомовний гід водила нас порізних кімнатах, де розповідала про російську імперію та катерину ІІ. Післяцієї екскурсії, коли ми вийшли на вулицю, я поставила татові дитяче та прямезапитання про те, чому нам нічого не розказали про кримських татар. Тобто, за1.5 години екскурсії в самій серцевині нашої історії я почула про російськуімперію, але зовсім нічого про корінні народи, — поділилася Еміне Джапарова.</text:p>
      <text:p text:style-name="P4">
Також, вона згадала, як щорічно вся її велика родина збиралася докупи разом ізтисячами людей із різних куточків Криму на центральній площі, щоби помолитися,що нині заборонила робити окупаційна влада півострова.</text:p>
      <text:p text:style-name="P4">
<draw:frame draw:style-name="fr1" draw:name="Image451" text:anchor-type="as-char" svg:width="6.9236in" svg:height="4.615733in" draw:z-index="0">
<draw:image xlink:href="../Images/AРМІЯINFORM/2023-05-18T86-00-00-04-00/foto-3-15.jpg" xlink:type="simple" xlink:show="embed" xlink:actuate="onLoad" draw:mime-type="image/jpeg"/>
</draw:frame>
</text:p>
      <text:p text:style-name="P4">
До слова, під час заходу відбулася спільна молитва усіх присутніхкримськотатарською мовою.</text:p>
      <text:p text:style-name="P4">
<draw:frame draw:style-name="fr1" draw:name="Image452" text:anchor-type="as-char" svg:width="6.9236in" svg:height="4.32725in" draw:z-index="0">
<draw:image xlink:href="../Images/AРМІЯINFORM/2023-05-18T86-00-00-04-00/foto-4-11.jpg" xlink:type="simple" xlink:show="embed" xlink:actuate="onLoad" draw:mime-type="image/jpeg"/>
</draw:frame>
</text:p>
      <text:p text:style-name="P4">
У межах події також відбувся артперфоманс «Пекельна дорога «Ташке-Таваксай».Під час якого присутні почули уривок з щоденника 13-річного підлітка НаріманаКазенбаша, якого у 1944 році радянська влада депортувала з Криму разом ізіншими кримськими татарами.</text:p>
      <text:h text:style-name="P12" text:outline-level="3">
<text:span text:style-name="T4">
<text:span text:style-name="T4">
«Ми просто зобов’язані деокупувати український Крим»</text:span>
</text:span>
</text:h>
      <text:p text:style-name="P4">
Ще однією гостею заходу стала віцепрем’єр-міністр — міністр з питаньреінтеграції тимчасово окупованих територій України Ірина Верещук, якарозповіла про роль та важливість корінних народів у відбудові та деокупаціїКриму.</text:p>
      <text:p text:style-name="P4">
<draw:frame draw:style-name="fr1" draw:name="Image453" text:anchor-type="as-char" svg:width="6.9236in" svg:height="4.615733in" draw:z-index="0">
<draw:image xlink:href="../Images/AРМІЯINFORM/2023-05-18T86-00-00-04-00/foto-5-7.jpg" xlink:type="simple" xlink:show="embed" xlink:actuate="onLoad" draw:mime-type="image/jpeg"/>
</draw:frame>
</text:p>
      <text:p text:style-name="P4">
— Ми просто зобов’язані деокупувати український Крим, і відновити тамукраїнську державність. Ми помножимо той досвід, який несуть у собі усі, хтоборолися та чинили спротив у тоталітарній системі впродовж багатьох років, наенергію молодого покоління. Ми маємо розглядати відновлення Криму в контекстітого, яким його бачать корінні мешканці. Саме таке поєднання нашої українськоїдержавності й традиційності розуміння духу та землі, відчуття, що насправдінайбільше потрібно півострова, є у корінного народу. Саме це поєднання більшеніколи не дозволить знущатися над нами, вчиняти геноцид і думати, що це всепройде безкарно. Ми обов’язково відновимо наш український Крим, — сказалаІрина Верещук.</text:p>
      <text:p text:style-name="P4">
**</text:p>
      <text:p text:style-name="P4">
читайте також:</text:p>
      <text:p text:style-name="P4">
**<text:a xlink:type="simple" xlink:href="https://armyinform.com.ua/2023/05/11/my-pochaly-robotu-nad-formuvannyam-kadrovogo-rezervu-na-deokupovanyh-terytoriyah-iryna-vereshhuk/" text:style-name="Internet_20_link" text:visited-style-name="Visited_20_Internet_20_Link">
 <text:span text:style-name="T4">
Ми почали роботу над формуванням кадрового резерву на деокупованихтериторіях — Ірина Верещук</text:span>
</text:a>
</text:p>
      <text:p text:style-name="P4">
Заступник міністра передала слово Розальє Бекіровій — 16-річній кримськійтатарці, онуці відомого громадського діяча Едема Бекірова. Її сімʼя булавимушена залишити Крим, а торік у лютому дівчина з мамою та бабусею булизмушені знов рятуватися від ворога з Херсонщини.</text:p>
      <text:p text:style-name="P4">
Нині Розальє гарно вчиться, готується до екзаменів у ВНЗ на юридичнийфакультет та є активісткою кримськотатарського молодіжного руху.</text:p>
      <text:h text:style-name="P12" text:outline-level="3">
<text:span text:style-name="T4">
<text:span text:style-name="T4">
Починати відбудову Криму потрібно з молоді</text:span>
</text:span>
</text:h>
      <text:p text:style-name="P4">
Про те, як вона бачить розбудову деокупованого півострова, дівчина розповілапід час заходу.</text:p>
      <text:p text:style-name="P4">
<draw:frame draw:style-name="fr1" draw:name="Image454" text:anchor-type="as-char" svg:width="6.9236in" svg:height="4.615733in" draw:z-index="0">
<draw:image xlink:href="../Images/AРМІЯINFORM/2023-05-18T86-00-00-04-00/foto-6-8.jpg" xlink:type="simple" xlink:show="embed" xlink:actuate="onLoad" draw:mime-type="image/jpeg"/>
</draw:frame>
</text:p>
      <text:p text:style-name="P4">
— Сьогодні мене запитали, яким я бачу деокупований Крим? Насамперед я бачуйого квітучим, незалежним та під українським прапором. Я вважаю, що починативідбудову Криму потрібно з молоді. Тобто, з якісної освіти та якісноорганізованого для них дозвілля. Також, не треба забувати про те, що більшістьз них все своє свідоме життя прожили під загарбницьким російським прапором, —поділилася думками Розальє Бекірова.</text:p>
      <text:p text:style-name="P4">
До слова, її прадіда Решата Алідінова депортували з Криму в 1944-му. І отчерез три покоління знову фактична депортація.</text:p>
      <text:h text:style-name="P12" text:outline-level="3">
<text:span text:style-name="T4">
<text:span text:style-name="T4">
Ініційовано створення меморіалу, який нагадуватиме про злочин, скоєнийпроти кримських татар</text:span>
</text:span>
</text:h>
      <text:p text:style-name="P4">
Також під час дискусії виступила постійна представниця Президента України вАвтономній Республіці Крим пані Таміла Ташева, яка розповіла про сьогоднішнюзустріч Президента України Володимира Зеленського з представниками Меджлісукримськотатарського народу.</text:p>
      <text:p text:style-name="P4">
<draw:frame draw:style-name="fr1" draw:name="Image455" text:anchor-type="as-char" svg:width="6.9236in" svg:height="4.615733in" draw:z-index="0">
<draw:image xlink:href="../Images/AРМІЯINFORM/2023-05-18T86-00-00-04-00/foto-7-5.jpg" xlink:type="simple" xlink:show="embed" xlink:actuate="onLoad" draw:mime-type="image/jpeg"/>
</draw:frame>
</text:p>
      <text:p text:style-name="P4">
— Це неймовірна та потужна подія, яка ще раз демонструє солідарність таєдність українського народу, а також видимість кримських татар на державномурівні та їхню активну залученість до життя своєї країни. Президент оголосивпро те, що підписав указ щодо Консультативної ради з питань деокупації тареінтеграції Криму та міста Севастополь, а також ініціював створеннямеморіалу, який нагадуватиме про злочин, що був скоєний проти кримських татар,а також про жертв депортації та про силу цього народу, — розповіла ТамілаТашева.</text:p>
      <text:p text:style-name="P4">
**</text:p>
      <text:p text:style-name="P4">
читайте також:</text:p>
      <text:p text:style-name="P4">
**<text:a xlink:type="simple" xlink:href="https://armyinform.com.ua/2023/04/26/pershochergovi-kroky-pislya-deokupacziyi-krymu-u-kyyevi-vidbuvsya-molodizhnyj-forum-krym-wave/" text:style-name="Internet_20_link" text:visited-style-name="Visited_20_Internet_20_Link">
 <text:span text:style-name="T4">
Про першочергові кроки після деокупації Криму: у Києві відбувсямолодіжний форум «КримWave»</text:span>
</text:a>
</text:p>
      <text:p text:style-name="P4">
<text:a xlink:type="simple" xlink:href="https://armyinform.com.ua/wp-content/uploads/2023/05/foto-8-3.jpg" text:style-name="Internet_20_link" text:visited-style-name="Visited_20_Internet_20_Link">
<draw:frame draw:style-name="fr1" draw:name="Image456" text:anchor-type="as-char" svg:width="6.9236in" svg:height="6.9236in" draw:z-index="0">
<draw:image xlink:href="../Images/AРМІЯINFORM/2023-05-18T86-00-00-04-00/foto-8-3-150x150.jpg" xlink:type="simple" xlink:show="embed" xlink:actuate="onLoad" draw:mime-type="image/jpeg"/>
</draw:frame>
</text:a>
</text:p>
      <text:p text:style-name="P4">
Рефат Чубаров</text:p>
      <text:p text:style-name="P4">
<text:a xlink:type="simple" xlink:href="https://armyinform.com.ua/wp-content/uploads/2023/05/foto-9-2-1.jpg" text:style-name="Internet_20_link" text:visited-style-name="Visited_20_Internet_20_Link">
<draw:frame draw:style-name="fr1" draw:name="Image457" text:anchor-type="as-char" svg:width="6.9236in" svg:height="6.9236in" draw:z-index="0">
<draw:image xlink:href="../Images/AРМІЯINFORM/2023-05-18T86-00-00-04-00/foto-9-2-1-150x150.jpg" xlink:type="simple" xlink:show="embed" xlink:actuate="onLoad" draw:mime-type="image/jpeg"/>
</draw:frame>
</text:a>
</text:p>
      <text:p text:style-name="P4">
Ескендер Барієв</text:p>
      <text:p text:style-name="P4">
Під час заходу виступило багато спікерів та гостей. Серед них був головаМеджлісу кримськотатарського народу Рефат Чубаров, член Меджлісукримськотатарського народу, голова правління Кримськотатарського ресурсногоцентру Ескендер Барієв, історики, аналітики, журналісти та представники різнихгромадських організацій.</text:p>
      <text:p text:style-name="P4">
Експерт з міжнародних відносин, голова правління громадської організації«Український Альянс» Володимир Юрченко прокоментував про важливість співпраціз корінними народами.</text:p>
      <text:p text:style-name="P4">
<draw:frame draw:style-name="fr1" draw:name="Image458" text:anchor-type="as-char" svg:width="6.9236in" svg:height="4.027227in" draw:z-index="0">
<draw:image xlink:href="../Images/AРМІЯINFORM/2023-05-18T86-00-00-04-00/foto-10-2.jpg" xlink:type="simple" xlink:show="embed" xlink:actuate="onLoad" draw:mime-type="image/jpeg"/>
</draw:frame>
</text:p>
      <text:p text:style-name="P4">
— Проводячи паралель із сьогоднішнім днем, ми бачимо, що росія продовжуєзлочинну політику, і загарбницькими діями намагається поневолитикримськотатарський народ. Об’єднавшись з ними сьогодні — ми демонструємоєдність, міць і єдиний фронт проти нашого спільного ворога — росії. Нині нашаорганізація розробляє ряд програм щодо деокупації Криму, співпраці з корінниминародами, і ми вбачаємо в цьому велику залученість міжнародної спільноти.Скоро плануємо представити проєкт на широкий загал, — розповів ВолодимирЮрченко.</text:p>
      <text:p text:style-name="P4">
<draw:frame draw:style-name="fr1" draw:name="Image459" text:anchor-type="as-char" svg:width="6.9236in" svg:height="4.021458in" draw:z-index="0">
<draw:image xlink:href="../Images/AРМІЯINFORM/2023-05-18T86-00-00-04-00/foto-11-2.jpg" xlink:type="simple" xlink:show="embed" xlink:actuate="onLoad" draw:mime-type="image/jpeg"/>
</draw:frame>
</text:p>
      <text:p text:style-name="P4">
Упродовж події гості мали змогу доєднатися до марафону написання листівполітв’язням, а також ознайомитися з двома фотопроєктами:</text:p>
      <text:p text:style-name="P4">
«Злочини вустами очевидців» — десять історій кримських татар, депортованих ізКриму у 1944 році;</text:p>
      <text:p text:style-name="P4">
«Історії з окупованого Криму» — сучасні історії переслідуваннякримськотатарського народу.</text:p>
      <text:p text:style-name="P4">
<draw:frame draw:style-name="fr1" draw:name="Image460" text:anchor-type="as-char" svg:width="6.9236in" svg:height="4.523419in" draw:z-index="0">
<draw:image xlink:href="../Images/AРМІЯINFORM/2023-05-18T86-00-00-04-00/foto-12-1.jpg" xlink:type="simple" xlink:show="embed" xlink:actuate="onLoad" draw:mime-type="image/jpeg"/>
</draw:frame>
</text:p>
      <text:p text:style-name="P4">
Також під час заходу присутніх пригощали традиційними кримськотатарськимистравами.</text:p>
      <text:p text:style-name="P4">
<text:span text:style-name="T5">
Фото автора</text:span>
</text:p>
      <text:p text:style-name="P4">
Source: <text:a xlink:type="simple" xlink:href="https://armyinform.com.ua/2023/05/18/pamyatayemo-istoriyu-povertayemo-terytoriyu-mynule-ta-majbutnye-krymu/" text:style-name="Internet_20_link" text:visited-style-name="Visited_20_Internet_20_Link">
https://armyinform.com.ua/2023/05/18/pamyatayemo-istoriyu-povertayemo-terytoriyu-mynule-ta-majbutnye-krymu/</text:a>
</text:p>
      <!--NEWS-->
      <text:h text:style-name="P10" text:outline-level="1">
<text:span text:style-name="T4">
Ворог зосередився на чотирьох напрямках, в епіцентрі боїв залишаються Бахмут та Мар’їнка — Генштаб</text:span>
</text:h>
      <text:p text:style-name="P4">
Author: ['АРМІЯINFORM']</text:p>
      <text:p text:style-name="P4">
Time: 2023-05-18T87: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72996746-919.jpg" text:style-name="Internet_20_link" text:visited-style-name="Visited_20_Internet_20_Link">
630_360_1672996746-919.jpg</text:a>
']</text:p>
      <text:p text:style-name="P4">
Tags: ['БАХМУТ', 'ГЕНЕРАЛЬНИЙ ШТАБ ЗС УКРАЇНИ', 'ОПЕРАТИВНА ІНФОРМАЦІЯ']</text:p>
      <text:p text:style-name="P4">
Category: News</text:p>
      <!--METADATA-->
      <text:p text:style-name="P4">
<draw:frame draw:style-name="fr1" draw:name="Image461" text:anchor-type="as-char" svg:width="6.9236in" svg:height="3.956343in" draw:z-index="0">
<draw:image xlink:href="../Images/AРМІЯINFORM/2023-05-18T87-00-00-04-00/630_360_1672996746-919.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ивник і надалі зосереджує основні зусилля на Лиманському, Бахмутському,Авдіївському та Мар’їнському напрямках. Найгарячіші бої ведуться за Бахмут таМар’їнку.</text:p>
      <text:p text:style-name="P4">
Про це<text:a xlink:type="simple" xlink:href="https://www.facebook.com/GeneralStaff.ua/posts/pfbid02LPFZdJpXDKMynVzQuceUSQD5hDzbsGKfMFtApK2NQcA4gW3JRyCS3dgdXNS1C7qrl" text:style-name="Internet_20_link" text:visited-style-name="Visited_20_Internet_20_Link">
йдеться</text:a>
в оперативній інформації Генерального штабу ЗСУ.</text:p>
      <text:p text:style-name="P4">
На зазначених ділянках фронту протягом доби відбулось 17 бойових зіткнень.</text:p>
      <text:p text:style-name="P4">
На Лиманському напрямку ворог наступальних дій не проводив, але обстріляв ізартилерії Макіївку, Білогорівку Луганської області; Верхньокам’янське таСпірне Донецької області.</text:p>
      <text:p text:style-name="P4">
На Бахмутському напрямку противник безуспішно наступав у напрямку населеногопункту Іванівське. Також завдав авіаударів по Богданівці та Бахмуту.</text:p>
      <text:p text:style-name="P4">
На Авдіївському напрямку противник провів наступальні дії у напрямкуСєверного, успіху не мав.</text:p>
      <text:p text:style-name="P4">
Підрозділи сил оборони України відбили численні атаки противника в районіМар’їнки. У той же час, ворог продовжує знищувати населені пункти вздовж лініїзіткнення, обстріляв Красногорівку, Мар’їнку та Побєду Донецької області.</text:p>
      <text:p text:style-name="P4">
На Запорізькому та Херсонському напрямках противник продовжує оборонятися.</text:p>
      <text:p text:style-name="P4">
Source: <text:a xlink:type="simple" xlink:href="https://armyinform.com.ua/2023/05/18/vorog-zoseredyvsya-na-chotyroh-napryamkah-v-epiczentri-boyiv-zalyshayutsya-bahmut-ta-maryinka-genshtab/" text:style-name="Internet_20_link" text:visited-style-name="Visited_20_Internet_20_Link">
https://armyinform.com.ua/2023/05/18/vorog-zoseredyvsya-na-chotyroh-napryamkah-v-epiczentri-boyiv-zalyshayutsya-bahmut-ta-maryinka-genshtab/</text:a>
</text:p>
      <!--NEWS-->
      <text:h text:style-name="P10" text:outline-level="1">
<text:span text:style-name="T4">
Без притягнення до відповідальності всіх російських воєнних злочинців зло повернеться дуже скоро — Володимир Зеленський</text:span>
</text:h>
      <text:p text:style-name="P4">
Author: ['АРМІЯINFORM']</text:p>
      <text:p text:style-name="P4">
Time: 2023-05-18T88:00:00-04:00</text:p>
      <text:p text:style-name="P4">
Description: Пані та панове!    Будь-якої миті запис цього звернення може перервати сирена повітря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4063e1ad40f914d01e7d5ee3b300643_1684425634_extra_large.jpeg" text:style-name="Internet_20_link" text:visited-style-name="Visited_20_Internet_20_Link">
14063e1ad40f914d01e7d5ee3b300643_1684425634_extra_large.jpeg</text:a>
']</text:p>
      <text:p text:style-name="P4">
Tags: ['ВОЛОДИМИР ЗЕЛЕНСЬКИЙ', 'ЗВЕРНЕННЯ', 'ЗЛОЧИНИ РФ']</text:p>
      <text:p text:style-name="P4">
Category: News</text:p>
      <!--METADATA-->
      <text:p text:style-name="P4">
<draw:frame draw:style-name="fr1" draw:name="Image462" text:anchor-type="as-char" svg:width="6.9236in" svg:height="4.807095in" draw:z-index="0">
<draw:image xlink:href="../Images/AРМІЯINFORM/2023-05-18T88-00-00-04-00/14063e1ad40f914d01e7d5ee3b300643_1684425634_extra_large.jpeg" xlink:type="simple" xlink:show="embed" xlink:actuate="onLoad" draw:mime-type="image/jpeg"/>
</draw:frame>
</text:p>
      <text:p text:style-name="P4">
<text:span text:style-name="T4">
<text:span text:style-name="T5">
Пані та панове!</text:span>
</text:span>
</text:p>
      <text:p text:style-name="P4">
Будь-якої миті запис цього звернення може перервати сирена повітряної тривоги.Це одне речення коротко та влучно описує стан світової безпеки й рівеньзагроз, що постали перед нею сьогодні.</text:p>
      <text:p text:style-name="P4">
Я вітаю всіх учасників другої Strategic Ark і важливого діалогу про безпекусвіту. Вирішальна битва за його майбутнє триває 449 днів. Сьогоднішній день —особливий. Цей форум відбувається у знакову дату — 18 травня. День, у якомуісторія залишила нам багато підказок і уроків. Засторог і помилок, які ми немаємо права повторити на шляху до нашої глобальної безпеки.</text:p>
      <text:p text:style-name="P4">
Це 18 травня 1792 року, коли стотисячне російське військо перейшло кордониРечі Посполитої та вторглося на її землю. Почалася російсько-польська війна,наслідки якої ми всі пам’ятаємо.</text:p>
      <text:p text:style-name="P4">
Сьогодні — той самий ворог. Та сама мета. Та сама ціна поразки. Ми не маємоправа програти. Ми не маємо права ні на мить послабити спротив, протидію, немаємо права не дотиснути зло, втратити єдність союзників, передчасно скластизброю, не битися до остаточної перемоги.</text:p>
      <text:p text:style-name="P4">
Ми не маємо права потрапити в оману, коли Росія почне активно говорити промир, говорити про дипломатію. росію хвилює не закінчення кровопролиття, азакінчення грошей, ресурсів, щоб його продовжити.</text:p>
      <text:p text:style-name="P4">
росії потрібен не мир, а час. Для нових ракет, нового плану, нового нападу. Цеформула російської політики. Незмінна століттями. ХХІ має стати для неїостаннім. Механізми для втілення цього містить українська формула миру.Гарантії безпеки, щоб подібне ніколи не повторилося.</text:p>
      <text:p text:style-name="P4">
Щоб не повторилося 18 травня 1944 року. Геноцид кримськотатарського народу.Примусова депортація та втрата рідного дому на десятиліття. Все те, що сучаснаросія, називаючи себе правонаступниками й послідовниками тоталітарного режиму,повторила в Криму у 2014 році. І повторила через вісім років на Донбасі, уМаріуполі, у Херсоні.</text:p>
      <text:p text:style-name="P4">
Непокаране зло завжди повертається. Без міжнародного трибуналу, притягнення довідповідальності всіх російських воєнних злочинців воно повернеться дужескоро.</text:p>
      <text:p text:style-name="P4">
Ми часто чули слова «руйнування архітектури міжнародної безпеки». 24 лютоговони втілилися в чіткі візуальні форми. Зруйновані будинки в Бучі, Бородянці,Умані, Гостомелі, Маріуполі — ось так виглядає сьогодні безпекова архітектура.</text:p>
      <text:p text:style-name="P4">
Щодня в неї летять «Кинджали». Нам потрібне захищене небо. Ми дякуємо всім,хто долучається до цього процесу й до формування повітряної коаліції. Минеодмінно побачимо в українському небі Fighting Falcon, «Бойових соколів».</text:p>
      <text:p text:style-name="P4">
Для наших предків споконвіку сокіл — це благословенний небом синтез розуму,мужності, молодості та сили. Світла. Перемоги. Пісня «Гей, соколи» сто роківтому вела українців і поляків у спільний бій <text:span text:style-name="T4">
.</text:span>
 За нашу і вашу свободу.</text:p>
      <text:p text:style-name="P4">
Сьогодні наші лави значно більші. І так само, як сто років тому, ми зновупобачимо парад на Хрещатику. За нашу й вашу перемогу! України. Європи. Світу.Людства.</text:p>
      <text:p text:style-name="P4">
Наостанок я хочу згадати ще одне 18 травня. Минулого року. День, коли НАТОотримало заявку на вступ двох нових членів. Швидкість, із якою пройшла цейшлях Фінляндія, та високі перспективи Швеції дають Україні впевненість і віруу Вільнюський саміт НАТО. У рішучість Альянсу й волю підтвердити свій вибір накористь цінностей свободи та неподільності безпеки. У те, що в липні мипобачимо новий важливий етап на шляху України до членства в НАТО. На шляху доспільного й безпечного майбутнього. України. Європи. Світу. Людства.</text:p>
      <text:p text:style-name="P4">
<text:span text:style-name="T4">
Джерело:</text:span>
<text:a xlink:type="simple" xlink:href="https://www.president.gov.ua/news/bez-mizhnarodnogo-tribunalu-bez-prityagnennya-do-vidpovidaln-82977" text:style-name="Internet_20_link" text:visited-style-name="Visited_20_Internet_20_Link">
Офіс Президента України</text:a>
</text:p>
      <text:p text:style-name="P4">
Source: <text:a xlink:type="simple" xlink:href="https://armyinform.com.ua/2023/05/18/bez-mizhnarodnogo-trybunalu-bez-prytyagnennya-do-vidpovidalnosti-vsih-rosijskyh-voyennyh-zlochyncziv-zlo-povernetsya-duzhe-skoro-volodymyr-zelenskyj/" text:style-name="Internet_20_link" text:visited-style-name="Visited_20_Internet_20_Link">
https://armyinform.com.ua/2023/05/18/bez-mizhnarodnogo-trybunalu-bez-prytyagnennya-do-vidpovidalnosti-vsih-rosijskyh-voyennyh-zlochyncziv-zlo-povernetsya-duzhe-skoro-volodymyr-zelenskyj/</text:a>
</text:p>
      <!--NEWS-->
      <text:h text:style-name="P10" text:outline-level="1">
<text:span text:style-name="T4">
Майже 200 цілей рф виявила розвідка Нацгвардії минулого тижня — Микола Уршалович</text:span>
</text:h>
      <text:p text:style-name="P4">
Author: ['Володимир Загребельний']</text:p>
      <text:p text:style-name="P4">
Time: 2023-05-18T89:00:00-04:00</text:p>
      <text:p text:style-name="P4">
Description: Про це повідомив заступник директора департаменту планування застосування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vardiya-nastupu.jpg" text:style-name="Internet_20_link" text:visited-style-name="Visited_20_Internet_20_Link">
gvardiya-nastupu.jpg</text:a>
']</text:p>
      <text:p text:style-name="P4">
Tags: ['МИКОЛА УРШАЛОВИЧ', 'НГУ']</text:p>
      <text:p text:style-name="P4">
Category: News</text:p>
      <!--METADATA-->
      <text:p text:style-name="P4">
<draw:frame draw:style-name="fr1" draw:name="Image463" text:anchor-type="as-char" svg:width="6.9236in" svg:height="5.53888in" draw:z-index="0">
<draw:image xlink:href="../Images/AРМІЯINFORM/2023-05-18T89-00-00-04-00/gvardiya-nastupu.jpg" xlink:type="simple" xlink:show="embed" xlink:actuate="onLoad" draw:mime-type="image/jpeg"/>
</draw:frame>
Фото пресслужби НГУ</text:p>
      <text:p text:style-name="P4">
Про це повідомив заступник директора департаменту планування застосуванняГоловного управління Національної гвардії України полковник Микола УршаловичАрміяInform.</text:p>
      <text:p text:style-name="P4">
Також він розповів про інші бойові (спеціальні) завдань, які виконувалисьсилами і засобами НГУ у складі угруповань військ Сил оборони.</text:p>
      <text:p text:style-name="P4">
Підрозділи розвідки Національної гвардії виявили 192 цілі противника, значначастина яких була уражена вогневими засобами Сил оборони, з них:</text:p>
      <ul>
        <li>
силами і засобами спостережних постів — 67;  * розрахунками безпілотних авіаційних комплексів — 72;  * засобами радіоелектронної розвідки — 53.</li>
      </ul>
      <text:p text:style-name="P4">
«Також групи аеророзвідки 27-ї Печерської бригади на Лиманському, Донецькомута Запорізькому напрямках виявили й знищили: 7 танків, 4 самохідніартилерійські установки, 5 бойових броньованих машин та 1 ЗРК „Стріла-10“», —зазначив представник Національної гвардії України.</text:p>
      <text:p text:style-name="P4">
читайте також:</text:p>
      <text:p text:style-name="P4">
<text:a xlink:type="simple" xlink:href="https://armyinform.com.ua/2023/05/18/uprodovzh-mynulogo-tyzhnya-aviacziya-ngu-zdijsnyla-8-bojovyh-vylotiv/" text:style-name="Internet_20_link" text:visited-style-name="Visited_20_Internet_20_Link">
Упродовж минулого тижня авіація НГУ здійснила 8 бойовихвильотів</text:a>
</text:p>
      <text:p text:style-name="P4">
Крім того, полковник Микола Уршалович розповів, що на Лиманському таЗапорізькому напрямках гвардійці-артилеристи забезпечили вогневу підтримкупідрозділів Сил оборони України. Упродовж тижня виконано понад 230 вогневихзавдань.</text:p>
      <text:p text:style-name="P4">
«Варто зауважити, що під час виконання завдань територіальної оборонипідрозділи Національної гвардії продовжують здійснювати заходи охорони таоборона важливих державних об’єктів. Зокрема з метою забезпечення умовбезпечного функціонування органів державної влади здійснюється охоронаміністерств, відомств та державних адміністрацій», — додав він.</text:p>
      <text:p text:style-name="P4">
<text:span text:style-name="T5">
Ілюстративне фото</text:span>
</text:p>
      <text:p text:style-name="P4">
Source: <text:a xlink:type="simple" xlink:href="https://armyinform.com.ua/2023/05/18/majzhe-200-czilej-rf-vyyavyla-rozvidka-naczgvardiyi-mynulogo-tyzhnya-mykola-urshalovych/" text:style-name="Internet_20_link" text:visited-style-name="Visited_20_Internet_20_Link">
https://armyinform.com.ua/2023/05/18/majzhe-200-czilej-rf-vyyavyla-rozvidka-naczgvardiyi-mynulogo-tyzhnya-mykola-urshalovych/</text:a>
</text:p>
      <!--NEWS-->
      <text:h text:style-name="P10" text:outline-level="1">
<text:span text:style-name="T4">
Дмитро Кулеба назвав три ключових напрями консолідації партнерів України: членство в НАТО, авіаційна коаліція та санкції</text:span>
</text:h>
      <text:p text:style-name="P4">
Author: ['АРМІЯINFORM']</text:p>
      <text:p text:style-name="P4">
Time: 2023-05-18T90:00:00-04:00</text:p>
      <text:p text:style-name="P4">
Description: Міністерство закордонних справ України доклало значних зусиль для створення та збере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4663d454f1e8819763458_730x410.jpeg" text:style-name="Internet_20_link" text:visited-style-name="Visited_20_Internet_20_Link">
64663d454f1e8819763458_730x410.jpeg</text:a>
']</text:p>
      <text:p text:style-name="P4">
Tags: ['ДМИТРО КУЛЕБА']</text:p>
      <text:p text:style-name="P4">
Category: News</text:p>
      <!--METADATA-->
      <text:p text:style-name="P4">
<draw:frame draw:style-name="fr1" draw:name="Image464" text:anchor-type="as-char" svg:width="6.9236in" svg:height="4.60941in" draw:z-index="0">
<draw:image xlink:href="../Images/AРМІЯINFORM/2023-05-18T90-00-00-04-00/64663d454f1e8819763458_730x410.jpeg" xlink:type="simple" xlink:show="embed" xlink:actuate="onLoad" draw:mime-type="image/jpeg"/>
</draw:frame>
</text:p>
      <text:p text:style-name="P4">
Міністерство закордонних справ України доклало значних зусиль для створення тазбереження міжнародної коаліції на підтримку нашої держави у протидіїповномасштабній агресії рф і нині приділяє пріоритетну увагу досягненнюконсенсусу партнерів із трьох ключових рішень: вступу України до НАТО, наданняУкраїні західних літаків і запровадження нових жорстких санкцій проти росії.Про це <text:a xlink:type="simple" xlink:href="https://mfa.gov.ua/news/dmitro-kuleba-nazvav-tri-klyuchovih-napryami-konsolidaciyi-partneriv-ukrayini-chlenstvo-v-nato-aviacijna-koaliciya-ta-sankciyi" text:style-name="Internet_20_link" text:visited-style-name="Visited_20_Internet_20_Link">
повідомляє</text:a>
 Міністерство закордонних справ України.</text:p>
      <text:p text:style-name="P4">
Про це міністр закордонних справ Дмитро Кулеба заявив під час конференціїStrategic Ark, організованої Польським інститутом міжнародних відносин, в якійвін взяв участь онлайн разом із польським колегою Збігнєвом Рау.</text:p>
      <text:p text:style-name="P4">
«Коли у 2014 році росія здійснила спробу анексії Криму, світ був єдиним условах, але не у діях. Це спонукало росію продовжити агресію та розширити їїна Донбас, а згодом і на всю територію України в ході повномасштабноговторгнення. З минулого року ми, на щастя, маємо єдність країн світу вконкретних діях на підтримку України. Ми всі відклали проблеми вбік таоб’єдналися довкола спільної мети, протидії спільному ворогу», — зазначив він.</text:p>
      <text:p text:style-name="P4">
Міністр нагадав, що рік тому під час дискусій в ЄС щодо надання Україністатусу кандидата на членство в Євросоюзі деякі скептики закликали нашудержаву не підривати єдність, наполягаючи на рішенні, щодо якого не булоконсенсусу. Врешті консенсус був досягнутий і після ухвалення рішення країниЄС разом святкували досягнення єдності довкола нього. Він порівняв цю динамікуіз нинішньою дискусією щодо членства України в НАТО, яка, на його думку, такожзавершиться позитивним результатом.</text:p>
      <text:p text:style-name="P4">
Він підкреслив єдність поглядів України та Польщі та зауважив, що дві країниспільно працюють задля досягнення єдності міжнародної коаліції з низкиконкретних рішень. Міністр зауважив, що єдність не можна розглядати позаконтекстом конкретних кроків, які її потребують. Різні рішення потребуютьрізного кола країн для досягнення консенсусу, і українська дипломатія працюєнад його побудовою в кожному конкретному випадку.</text:p>
      <text:p text:style-name="P4">
«Нині найширша єдність країн потрібна довкола позиції, що Україна маєперемогти у цій війні на умовах, визначених самою Україною. Країни, яківизначать це своєю метою, починають дуже швидко ухвалювати правильні рішення.Пріоритетні кроки, над побудовою консенсусу щодо яких ми нині працюємо, цечленство України в НАТО, авіаційна коаліція та воля для запровадження новихжорстких санкцій проти росії. Є багато інших важливих кроків, але ці триключові», — підкреслив Дмитро Кулеба.</text:p>
      <text:p text:style-name="P4">
Глава МЗС України нагадав, що на Саміті НАТО у Вільнюсі Україна прагнеотримати рішення, яке визначить алгоритм її вступу до Північноатлантичногоальянсу: «Простіше кажучи, ми вітатимемо будь-який конкретний крок, якісоюзники зможуть зробити на шляху до членства України в НАТО».</text:p>
      <text:p text:style-name="P4">
Source: <text:a xlink:type="simple" xlink:href="https://armyinform.com.ua/2023/05/18/dmytro-kuleba-nazvav-try-klyuchovyh-napryamy-konsolidacziyi-partneriv-ukrayiny-chlenstvo-v-nato-aviaczijna-koalicziya-ta-sankcziyi/" text:style-name="Internet_20_link" text:visited-style-name="Visited_20_Internet_20_Link">
https://armyinform.com.ua/2023/05/18/dmytro-kuleba-nazvav-try-klyuchovyh-napryamy-konsolidacziyi-partneriv-ukrayiny-chlenstvo-v-nato-aviaczijna-koalicziya-ta-sankcziyi/</text:a>
</text:p>
      <!--NEWS-->
      <text:h text:style-name="P10" text:outline-level="1">
<text:span text:style-name="T4">
російська ракета влучила у приватний будинок в селі Циркуни на Харківщині — є загиблі та поранені</text:span>
</text:h>
      <text:p text:style-name="P4">
Author: ['Оксана Іванець']</text:p>
      <text:p text:style-name="P4">
Time: 2023-05-18T91:00:00-04:00</text:p>
      <text:p text:style-name="P4">
Description: Сьогодні країна-агресор вчинила черговий воєнний злочин щодо цивільних громадян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8191692076534302.jpg" text:style-name="Internet_20_link" text:visited-style-name="Visited_20_Internet_20_Link">
photo_5418191692076534302.jpg</text:a>
', '<text:a xlink:type="simple" xlink:href="https://armyinform.com.ua/wp-content/uploads/2023/05/photo_5418191692076534304_y-150x150.jpg" text:style-name="Internet_20_link" text:visited-style-name="Visited_20_Internet_20_Link">
photo_5418191692076534304_y-150x150.jpg</text:a>
', '<text:a xlink:type="simple" xlink:href="https://armyinform.com.ua/wp-content/uploads/2023/05/photo_5418191692076534303_y-150x150.jpg" text:style-name="Internet_20_link" text:visited-style-name="Visited_20_Internet_20_Link">
photo_5418191692076534303_y-150x150.jpg</text:a>
']</text:p>
      <text:p text:style-name="P4">
Tags: ['STOPRUSSIA', 'АГРЕСІЯ РФ', 'ОБСТРІЛ', 'ХАРКІВЩИНА']</text:p>
      <text:p text:style-name="P4">
Category: News</text:p>
      <!--METADATA-->
      <text:p text:style-name="P4">
<draw:frame draw:style-name="fr1" draw:name="Image465" text:anchor-type="as-char" svg:width="6.9236in" svg:height="3.934913in" draw:z-index="0">
<draw:image xlink:href="../Images/AРМІЯINFORM/2023-05-18T91-00-00-04-00/photo_5418191692076534302.jpg" xlink:type="simple" xlink:show="embed" xlink:actuate="onLoad" draw:mime-type="image/jpeg"/>
</draw:frame>
</text:p>
      <text:p text:style-name="P4">
Сьогодні країна-агресор вчинила черговий воєнний злочин щодо цивільнихгромадян України. Впродовж цієї доби — вночі й вдень, близько 14.50, росіянизавдали два удари з боку бєлгородської області, попередньо ракетами С-300, поселищу Циркуни, що поблизу Харкова.</text:p>
      <text:p text:style-name="P4">
За інформацією начальника сектору зв’язків зі ЗМІ головного управління ДСНСУкраїни в Харківській області Василенка Євгена, в результаті влучання булозруйновано два житлових приватних будинки, ще декілька було пошкоджено.Поранень дістали дві цивільні особи. На жаль, 52-річний житель селища загинув.Його тіло рятувальники вилучили з-під завалів.</text:p>
      <text:p text:style-name="P4">
Селище Циркуни — одне з найбільш постраждалих населених пунктів від російськоїагресії на Харківщині. За інформацією очільника поліції Харківщини ВолодимираТимошка, Циркуни потрапили до програми відновлення житла. Правоохоронецьвважає, що саме цей фактор привернув увагу російських терористів.</text:p>
      <text:p text:style-name="P4">
— Циркуни з травня по жовтень минулого року постійно піддавалися ворожимобстрілам та зазнали великих руйнувань, багато місцевих загинуло, багато булопоранено. Ми вважаємо, що ці удари пов’язані з тим, що росіяни намагаютьсязалякати місцеве населення та змусити панікувати. Іншої причини немає,оскільки в населеному пункті немає жодних військових баз і об’єктів, техніки,а українські військовослужбовці не здійснюють жодних бойових дій.</text:p>
      <text:p text:style-name="P4">
<text:a xlink:type="simple" xlink:href="https://armyinform.com.ua/wp-content/uploads/2023/05/photo_5418191692076534304_y.jpg" text:style-name="Internet_20_link" text:visited-style-name="Visited_20_Internet_20_Link">
<draw:frame draw:style-name="fr1" draw:name="Image466" text:anchor-type="as-char" svg:width="6.9236in" svg:height="6.9236in" draw:z-index="0">
<draw:image xlink:href="../Images/AРМІЯINFORM/2023-05-18T91-00-00-04-00/photo_5418191692076534304_y-150x150.jpg" xlink:type="simple" xlink:show="embed" xlink:actuate="onLoad" draw:mime-type="image/jpeg"/>
</draw:frame>
</text:a>
</text:p>
      <text:p text:style-name="P4">
<text:a xlink:type="simple" xlink:href="https://armyinform.com.ua/wp-content/uploads/2023/05/photo_5418191692076534303_y.jpg" text:style-name="Internet_20_link" text:visited-style-name="Visited_20_Internet_20_Link">
<draw:frame draw:style-name="fr1" draw:name="Image467" text:anchor-type="as-char" svg:width="6.9236in" svg:height="6.9236in" draw:z-index="0">
<draw:image xlink:href="../Images/AРМІЯINFORM/2023-05-18T91-00-00-04-00/photo_5418191692076534303_y-150x150.jpg" xlink:type="simple" xlink:show="embed" xlink:actuate="onLoad" draw:mime-type="image/jpeg"/>
</draw:frame>
</text:a>
</text:p>
      <text:p text:style-name="P4">
По факту обстрілу правоохоронці розпочали кримінальне провадження за статтею438 ККУ «Порушення законів та звичаїв війни».</text:p>
      <text:p text:style-name="P4">
<text:span text:style-name="T5">
Фото автора</text:span>
</text:p>
      <text:p text:style-name="P4">
<text:span text:style-name="T5">
Відео Руслани Богдан</text:span>
</text:p>
      <text:p text:style-name="P4">
Source: <text:a xlink:type="simple" xlink:href="https://armyinform.com.ua/2023/05/18/rosijska-raketa-vluchyla-u-pryvatnyj-budynok-v-seli-czyrkuny-na-harkivshhyni-ye-zagybli-ta-poraneni/" text:style-name="Internet_20_link" text:visited-style-name="Visited_20_Internet_20_Link">
https://armyinform.com.ua/2023/05/18/rosijska-raketa-vluchyla-u-pryvatnyj-budynok-v-seli-czyrkuny-na-harkivshhyni-ye-zagybli-ta-poraneni/</text:a>
</text:p>
      <!--NEWS-->
      <text:h text:style-name="P10" text:outline-level="1">
<text:span text:style-name="T4">
Президент України: Пріоритети на найближчий час — ППО, ракети, навчання й літаки, далекобійна зброя</text:span>
</text:h>
      <text:p text:style-name="P4">
Author: ['АРМІЯINFORM']</text:p>
      <text:p text:style-name="P4">
Time: 2023-05-18T92:00:00-04:00</text:p>
      <text:p text:style-name="P4">
Description: Бажаю здоровʼя, шановні українці!    Щойно провів засідання військового кабінету. Це наш...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697af1e92a980f8f3e47060f836d666_1684427049_extra_large.jpeg" text:style-name="Internet_20_link" text:visited-style-name="Visited_20_Internet_20_Link">
4697af1e92a980f8f3e47060f836d666_1684427049_extra_large.jpeg</text:a>
']</text:p>
      <text:p text:style-name="P4">
Tags: ['ВІДЕОЗВЕРНЕННЯ', 'ВОЛОДИМИР ЗЕЛЕНСЬКИЙ', 'ПРЕЗИДЕНТ УКРАЇНИ']</text:p>
      <text:p text:style-name="P4">
Category: News</text:p>
      <!--METADATA-->
      <text:p text:style-name="P4">
<draw:frame draw:style-name="fr1" draw:name="Image468" text:anchor-type="as-char" svg:width="6.9236in" svg:height="4.505526in" draw:z-index="0">
<draw:image xlink:href="../Images/AРМІЯINFORM/2023-05-18T92-00-00-04-00/4697af1e92a980f8f3e47060f836d666_1684427049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Щойно провів засідання військового кабінету. Це наш особливий формат роботи увузькому колі з тими, хто відповідає за оборону держави.</text:p>
      <text:p text:style-name="P4">
Були командувачі ключових напрямків фронту. Також Головком, Генштаб, розвідка,безпека. Дуже змістовна робота.</text:p>
      <text:p text:style-name="P4">
<text:span text:style-name="T4">
Перше</text:span>
 : бригади оборони — молодці, головні стратегічні завдання виконали,деталі зараз не час повідомляти.</text:p>
      <text:p text:style-name="P4">
<text:span text:style-name="T4">
Друге:</text:span>
 бригади наступу — молодці, готуємося, без деталей.</text:p>
      <text:p text:style-name="P4">
<text:span text:style-name="T4">
Третє:</text:span>
 щодо захисту цивільних громадян — Повітряні сили — молодці, тут іздеталями. Наші пріоритети на цей тиждень, наступний і на найближчий часзагалом — додаткові системи ППО, додаткові ракети, навчання й літаки,далекобійна зброя. І це буде.</text:p>
      <text:p text:style-name="P4">
Провів сьогодні й ґрунтовну нараду з нашими міжнародниками — командою Офісу. Єзавдання — втримати динаміку міжнародної підтримки та комунікації зарадиУкраїни, яка була досягнута в першій половині травня, також і цими тижнями.Впевнений: виконаємо це завдання.</text:p>
      <text:p text:style-name="P4">
Мав честь відвідати офіс Кримської платформи та зустрітися з лідеромкримськотатарського народу Мустафою Джемілєвим, представниками Меджлісу йкримськотатарської спільноти.</text:p>
      <text:p text:style-name="P4">
Сьогодні та щороку в цей день, 18 травня, ми вшановуємо пам’ять усіх жертвдепортації кримськотатарського народу. Це був один із найтяжчих злочинів ХХстоліття — увесь народ силою забрали з рідної землі та змусили жити на чужинідесятиліттями. І коли вже люди повернулися додому, росія вкотре принесла доїхнього дому, до нашої України своє зло — зло агресії, репресій, приниження.</text:p>
      <text:p text:style-name="P4">
Повернути справедливість для всіх наших людей, гарантувати свободу для всієїнашої держави без будь-яких винятків — це наше історичне завдання. Завданнявсіх, хто захищає державу, усіх, хто обрав Україну, а отже, здобуде перемогу.</text:p>
      <text:p text:style-name="P4">
Радий бачити, що створена нами Кримська платформа ефективно спрямовує спільнусилу всієї нашої держави та кримськотатарського народу. Радий знати, що нашаспільна робота з Меджлісом приносить потрібний Україні результат.</text:p>
      <text:p text:style-name="P4">
До речі, деякі дуже важливі спільні кроки готуємо вже на найближчий час.Питання Криму, кримських в’язнів та всіх наших людей у Криму виводимо на новийміжнародний рівень.</text:p>
      <text:p text:style-name="P4">
І ще одне.</text:p>
      <text:p text:style-name="P4">
Сьогодні багато українців і українок були у вишиванках. Це важливо —пам’ятати, яке багатство нас усіх обʼєднує. Україна — різноманітна, і в тому —наша сила, це було видно протягом дня у різних орнаментах вишиванок.</text:p>
      <text:p text:style-name="P4">
Але зараз я прошу вас усіх згадати про тих українців і українок, які буквально— наша з вами сила, наш із вами захист. Багато наших людей не були увишиванках, бо вони — у військовій формі. Я прошу вас зараз згадати всіх, хтовоює заради України. Усіх, хто на бойових завданнях і на бойових постах зарадиУкраїни. Усіх, хто тренує наших бійців заради України. Ті, кого ви знаєтеособисто, ті, про кого ви чули, і тисячі й тисячі інших, які всі однаковобережуть життя України. Згадайте про них зараз, будь ласка, і подякуйте їм.</text:p>
      <text:p text:style-name="P4">
Також ми ані на мить не забуваємо про тих наших людей, яких окупант утримує вневолі. Про полонених українців, про репресованих на окупованих територіях.Про тих, хто перебуває в окупованих містах і громадах і чекає поверненнянашого прапора, нашої держави. Ми маємо звільнити всіх наших людей і всю нашуземлю з російської неволі.</text:p>
      <text:p text:style-name="P4">
Діємо разом, у єдності, дбаючи одне про одного й про державу, і не зупиняємосьдо перемоги.</text:p>
      <text:p text:style-name="P4">
Дякую всім, хто допомагає!</text:p>
      <text:p text:style-name="P4">
Слава всім, хто бʼється заради України!</text:p>
      <text:p text:style-name="P4">
Вічна памʼять усім жертвам російської тиранії!</text:p>
      <text:p text:style-name="P4">
Вічна памʼять усім жертвам депортації кримськотатарського народу!</text:p>
      <text:p text:style-name="P4">
<text:span text:style-name="T4">
<text:span text:style-name="T5">
Слава Україні!</text:span>
</text:span>
</text:p>
      <text:p text:style-name="P4">
<text:span text:style-name="T4">
Джерело:</text:span>
<text:a xlink:type="simple" xlink:href="https://www.president.gov.ua/news/nashi-prioriteti-na-najblizhchij-chas-dodatkovi-sistemi-ppo-82973" text:style-name="Internet_20_link" text:visited-style-name="Visited_20_Internet_20_Link">
Офіс Президента України</text:a>
</text:p>
      <text:p text:style-name="P4">
Source: <text:a xlink:type="simple" xlink:href="https://armyinform.com.ua/2023/05/18/nashi-priorytety-na-najblyzhchyj-chas-dodatkovi-systemy-ppo-rakety-navchannya-j-litaky-dalekobijna-zbroya-prezydent-ukrayiny/" text:style-name="Internet_20_link" text:visited-style-name="Visited_20_Internet_20_Link">
https://armyinform.com.ua/2023/05/18/nashi-priorytety-na-najblyzhchyj-chas-dodatkovi-systemy-ppo-rakety-navchannya-j-litaky-dalekobijna-zbroya-prezydent-ukrayiny/</text:a>
</text:p>
      <!--NEWS-->
      <text:h text:style-name="P10" text:outline-level="1">
<text:span text:style-name="T4">
У прифронтовому Куп’янську відбувся флешмоб до Дня вишиванки</text:span>
</text:h>
      <text:p text:style-name="P4">
Author: ['Оксана Іванець']</text:p>
      <text:p text:style-name="P4">
Time: 2023-05-18T93:00:00-04:00</text:p>
      <text:p text:style-name="P4">
Description: Сьогодні в прифронтовому Куп’янську, під канонади, що не затихали ані на хвили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60.jpg" text:style-name="Internet_20_link" text:visited-style-name="Visited_20_Internet_20_Link">
golovna-60.jpg</text:a>
', '<text:a xlink:type="simple" xlink:href="https://armyinform.com.ua/wp-content/uploads/2023/05/1-80-150x150.jpg" text:style-name="Internet_20_link" text:visited-style-name="Visited_20_Internet_20_Link">
1-80-150x150.jpg</text:a>
', '<text:a xlink:type="simple" xlink:href="https://armyinform.com.ua/wp-content/uploads/2023/05/2-70-150x150.jpg" text:style-name="Internet_20_link" text:visited-style-name="Visited_20_Internet_20_Link">
2-70-150x150.jpg</text:a>
', '<text:a xlink:type="simple" xlink:href="https://armyinform.com.ua/wp-content/uploads/2023/05/3-69.jpg" text:style-name="Internet_20_link" text:visited-style-name="Visited_20_Internet_20_Link">
3-69.jpg</text:a>
', '<text:a xlink:type="simple" xlink:href="https://armyinform.com.ua/wp-content/uploads/2023/05/4-63.jpg" text:style-name="Internet_20_link" text:visited-style-name="Visited_20_Internet_20_Link">
4-63.jpg</text:a>
']</text:p>
      <text:p text:style-name="P4">
Tags: ['ДЕНЬ ВИШИВАНКИ', 'КУП‘ЯНСЬК', 'ФЛЕШМОБ']</text:p>
      <text:p text:style-name="P4">
Category: News</text:p>
      <!--METADATA-->
      <text:p text:style-name="P4">
<draw:frame draw:style-name="fr1" draw:name="Image469" text:anchor-type="as-char" svg:width="6.9236in" svg:height="4.615733in" draw:z-index="0">
<draw:image xlink:href="../Images/AРМІЯINFORM/2023-05-18T93-00-00-04-00/golovna-60.jpg" xlink:type="simple" xlink:show="embed" xlink:actuate="onLoad" draw:mime-type="image/jpeg"/>
</draw:frame>
</text:p>
      <text:p text:style-name="P4">
Сьогодні в прифронтовому Куп’янську, під канонади, що не затихали ані нахвилину, відбувся флешмоб до Дня вишиванки. Попри постійну небезпеку черезворожі обстріли, участь в заході взяло понад 60 осіб — військовослужбовці ЗСУ,рятувальники, поліцейські, комунальники, представники місцевої влади.</text:p>
      <text:p text:style-name="P4">
<text:a xlink:type="simple" xlink:href="https://armyinform.com.ua/wp-content/uploads/2023/05/1-80.jpg" text:style-name="Internet_20_link" text:visited-style-name="Visited_20_Internet_20_Link">
<draw:frame draw:style-name="fr1" draw:name="Image470" text:anchor-type="as-char" svg:width="6.9236in" svg:height="6.9236in" draw:z-index="0">
<draw:image xlink:href="../Images/AРМІЯINFORM/2023-05-18T93-00-00-04-00/1-80-150x150.jpg" xlink:type="simple" xlink:show="embed" xlink:actuate="onLoad" draw:mime-type="image/jpeg"/>
</draw:frame>
</text:a>
</text:p>
      <text:p text:style-name="P4">
<text:a xlink:type="simple" xlink:href="https://armyinform.com.ua/wp-content/uploads/2023/05/2-70.jpg" text:style-name="Internet_20_link" text:visited-style-name="Visited_20_Internet_20_Link">
<draw:frame draw:style-name="fr1" draw:name="Image471" text:anchor-type="as-char" svg:width="6.9236in" svg:height="6.9236in" draw:z-index="0">
<draw:image xlink:href="../Images/AРМІЯINFORM/2023-05-18T93-00-00-04-00/2-70-150x150.jpg" xlink:type="simple" xlink:show="embed" xlink:actuate="onLoad" draw:mime-type="image/jpeg"/>
</draw:frame>
</text:a>
</text:p>
      <text:p text:style-name="P4">
— У цей день важливо згадати про наше коріння. Адже український народ —сильний, незалежний і має прекрасні традиції. Ми будемо їх цінувати,продовжувати, множити та розвивати. У День вишиванки хочу побажати перемоги,миру та злагоди у Ваших будинках й серцях. Пам’ятайте, що ми — українці йзможемо все! — зазначив очільник Куп’янської міської військової адміністраціїАндрій Беседін.</text:p>
      <text:p text:style-name="P4">
Флешмоб відбувся поблизу будівлі міської державної адміністрації нацентральній прощі зруйнованого середмістя Куп’янська. За словами АндріяБеседіна, вишиванку на плитці площі відновили представники комунальних служб.</text:p>
      <text:p text:style-name="P4">
<draw:frame draw:style-name="fr1" draw:name="Image472" text:anchor-type="as-char" svg:width="6.9236in" svg:height="4.615733in" draw:z-index="0">
<draw:image xlink:href="../Images/AРМІЯINFORM/2023-05-18T93-00-00-04-00/3-69.jpg" xlink:type="simple" xlink:show="embed" xlink:actuate="onLoad" draw:mime-type="image/jpeg"/>
</draw:frame>
</text:p>
      <text:p text:style-name="P4">
— Цю вишиванку створили наші янголи міста — наші комунальники. Ми хотіли цимпоказати, що Україна незламна, що Україна — європейська, що Україна бореться іобов’язково переможе!</text:p>
      <text:p text:style-name="P4">
Очільниця пресслужби окремої механізованої бригади імені князя Романа ВеликогоНадія Замрига, яка брала участь в заході, зазначила, що деокупованийукраїнський Куп’янськ продовжує жити попри те, що фронт близько, а ворогбіснується — завдяки воїнам ЗСУ.</text:p>
      <text:p text:style-name="P4">
<draw:frame draw:style-name="fr1" draw:name="Image473" text:anchor-type="as-char" svg:width="6.9236in" svg:height="4.615733in" draw:z-index="0">
<draw:image xlink:href="../Images/AРМІЯINFORM/2023-05-18T93-00-00-04-00/4-63.jpg" xlink:type="simple" xlink:show="embed" xlink:actuate="onLoad" draw:mime-type="image/jpeg"/>
</draw:frame>
</text:p>
      <text:p text:style-name="P4">
— Куп’янськ сьогодні сонячний і барвистий — його захищають воїни Князівськоїбригади. І нехай сьогодні більшість із них не в вишиванках, а в бронежилетах,вишиванка, як і сама Україна в кожного з них — у серці! — заявилавійськовослужбовиця.</text:p>
      <text:p text:style-name="P4">
<text:span text:style-name="T5">
Фото автора та пресслужби Куп’янської міської військової адміністрації</text:span>
</text:p>
      <text:p text:style-name="P4">
<text:span text:style-name="T5">
Відео Руслани Богдан</text:span>
</text:p>
      <text:p text:style-name="P4">
Source: <text:a xlink:type="simple" xlink:href="https://armyinform.com.ua/2023/05/18/u-pryfrontovomu-kupyansku-vidbuvsya-fleshmob-do-dnya-vyshyvanky/" text:style-name="Internet_20_link" text:visited-style-name="Visited_20_Internet_20_Link">
https://armyinform.com.ua/2023/05/18/u-pryfrontovomu-kupyansku-vidbuvsya-fleshmob-do-dnya-vyshyvanky/</text:a>
</text:p>
      <!--NEWS-->
      <text:h text:style-name="P10" text:outline-level="1">
<text:span text:style-name="T4">
Сили оборони Таврійського напрямку виконали 1036 вогневих завдань, знищено багато ворожої техніки — Валерій Шершень</text:span>
</text:h>
      <text:p text:style-name="P4">
Author: ['Володимир Віват']</text:p>
      <text:p text:style-name="P4">
Time: 2023-05-18T94:00:00-04:00</text:p>
      <text:p text:style-name="P4">
Description: На Таврійському напрямку поблизу міста Авдіївка ворог не проводив жодних наступа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znyshhennya-rashystiv.jpg" text:style-name="Internet_20_link" text:visited-style-name="Visited_20_Internet_20_Link">
znyshhennya-rashystiv.jpg</text:a>
']</text:p>
      <text:p text:style-name="P4">
Tags: ['ВАЛЕРІЙ ШЕРШЕНЬ', 'ЗНИЩЕННЯ РОСІЙСЬКОЇ ВІЙСЬКОВОЇ ТЕХНІКИ', 'ТАВРІЙСЬКИЙ НАПРЯМОК']</text:p>
      <text:p text:style-name="P4">
Category: News</text:p>
      <!--METADATA-->
      <text:p text:style-name="P4">
<draw:frame draw:style-name="fr1" draw:name="Image474" text:anchor-type="as-char" svg:width="6.9236in" svg:height="4.281093in" draw:z-index="0">
<draw:image xlink:href="../Images/AРМІЯINFORM/2023-05-18T94-00-00-04-00/znyshhennya-rashystiv.jpg" xlink:type="simple" xlink:show="embed" xlink:actuate="onLoad" draw:mime-type="image/jpeg"/>
</draw:frame>
 Ілюстративне фото</text:p>
      <text:p text:style-name="P4">
На Таврійському напрямку поблизу міста Авдіївка ворог не проводив жоднихнаступальних операцій, водночас в районі Мар’їнки українські захисники відбиличисленні атаки загарбників на околицях цього міста. На Запорізькому напрямкуросійські окупанти зосереджені на обороні.</text:p>
      <text:p text:style-name="P4">
Про це в етері телевізійного марафону «Єдині новини» повідомив речникоб’єднаного пресцентру Сил оборони Таврійського напрямку Валерій Шершень.</text:p>
      <text:p text:style-name="P4">
За його словами, упродовж минулої доби ворог 21 раз атакував наші позиції та,отримавши відсіч, відійшов. Застосовуючи танки, РСЗВ та ствольну артилерію,окупанти обстрілювали позиції наших підрозділів та населені пункти, що межуютьіз лінією зіткнення — Авдіївку, Первомайське, Карлівку, Мар’їнку,Парасков’ївку, Новомихайлівку, Невельське, Вугледар, Пречистівку таНовоукраїнку Донецької області. Для коригування вогню артилерії противниквикористовував безпілотники.</text:p>
      <text:p text:style-name="P4">
— Загалом на Таврійському напрямку упродовж минулої доби зафіксовано 575обстрілів, також ворог завдавав авіаударів у районах населених пунктівАвдіївка, Новокалинове, Новоселівка Перша, Красногорівка, Велика Новосілка таПервомайське, — розповів Валерій Шершень.</text:p>
      <text:p text:style-name="P4">
Офіцер зазначив, що наші захисники досить добре відпрацювали минулої доби,знищивши два ворожі танки, два безпілотники «Ланцет-3», радіолокаційнустанцію, протитанкову гармату МТ-12 «Рапіра», САУ «Гвоздика», РСЗВ «Смерч» іМТЛБ. Загалом підрозділи ракетних військ та артилерії Сил оборони Таврійськогонапрямку виконали 1036 вогневих завдань. Це — і контрбатарейна боротьба, іробота по планових цілях, які були виявлені раніше.</text:p>
      <text:p text:style-name="P4">
Source: <text:a xlink:type="simple" xlink:href="https://armyinform.com.ua/2023/05/18/syly-oborony-tavrijskogo-napryamku-vykonaly-1036-vognevyh-zavdan-znyshheno-bagato-vorozhoyi-tehniky-valerij-shershen/" text:style-name="Internet_20_link" text:visited-style-name="Visited_20_Internet_20_Link">
https://armyinform.com.ua/2023/05/18/syly-oborony-tavrijskogo-napryamku-vykonaly-1036-vognevyh-zavdan-znyshheno-bagato-vorozhoyi-tehniky-valerij-shershen/</text:a>
</text:p>
      <!--NEWS-->
      <text:h text:style-name="P10" text:outline-level="1">
<text:span text:style-name="T4">
Чому варто читати інформаційний дайджест АрміяInform — ділилися враженнями військові</text:span>
</text:h>
      <text:p text:style-name="P4">
Author: ['Ігор Березинський']</text:p>
      <text:p text:style-name="P4">
Time: 2023-05-18T95:00:00-04:00</text:p>
      <text:p text:style-name="P4">
Description: Уже тривалий час Інформаційне агентство Міністерства оборони України видає інформацій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1-1-scaled.jpeg" text:style-name="Internet_20_link" text:visited-style-name="Visited_20_Internet_20_Link">
golovna-1-1-scaled.jpeg</text:a>
', '<text:a xlink:type="simple" xlink:href="https://armyinform.com.ua/wp-content/uploads/2023/05/maksym.jpeg" text:style-name="Internet_20_link" text:visited-style-name="Visited_20_Internet_20_Link">
maksym.jpeg</text:a>
', '<text:a xlink:type="simple" xlink:href="https://armyinform.com.ua/wp-content/uploads/2023/05/anna.jpeg" text:style-name="Internet_20_link" text:visited-style-name="Visited_20_Internet_20_Link">
anna.jpeg</text:a>
', '<text:a xlink:type="simple" xlink:href="https://armyinform.com.ua/wp-content/uploads/2023/05/olena-1-scaled.jpeg" text:style-name="Internet_20_link" text:visited-style-name="Visited_20_Internet_20_Link">
olena-1-scaled.jpeg</text:a>
', '<text:a xlink:type="simple" xlink:href="https://armyinform.com.ua/wp-content/uploads/2023/05/angelina.jpeg" text:style-name="Internet_20_link" text:visited-style-name="Visited_20_Internet_20_Link">
angelina.jpeg</text:a>
', '<text:a xlink:type="simple" xlink:href="https://armyinform.com.ua/wp-content/uploads/2023/05/artem-1-scaled.jpeg" text:style-name="Internet_20_link" text:visited-style-name="Visited_20_Internet_20_Link">
artem-1-scaled.jpeg</text:a>
', '<text:a xlink:type="simple" xlink:href="https://armyinform.com.ua/wp-content/uploads/2023/05/03-4-150x150.jpeg" text:style-name="Internet_20_link" text:visited-style-name="Visited_20_Internet_20_Link">
03-4-150x150.jpeg</text:a>
', '<text:a xlink:type="simple" xlink:href="https://armyinform.com.ua/wp-content/uploads/2023/05/01-3-150x150.jpeg" text:style-name="Internet_20_link" text:visited-style-name="Visited_20_Internet_20_Link">
01-3-150x150.jpeg</text:a>
', '<text:a xlink:type="simple" xlink:href="https://armyinform.com.ua/wp-content/uploads/2023/05/14-150x150.jpeg" text:style-name="Internet_20_link" text:visited-style-name="Visited_20_Internet_20_Link">
14-150x150.jpeg</text:a>
', '<text:a xlink:type="simple" xlink:href="https://armyinform.com.ua/wp-content/uploads/2023/05/09-2-150x150.jpeg" text:style-name="Internet_20_link" text:visited-style-name="Visited_20_Internet_20_Link">
09-2-150x150.jpeg</text:a>
', '<text:a xlink:type="simple" xlink:href="https://armyinform.com.ua/wp-content/uploads/2023/05/08-1-150x150.jpeg" text:style-name="Internet_20_link" text:visited-style-name="Visited_20_Internet_20_Link">
08-1-150x150.jpeg</text:a>
', '<text:a xlink:type="simple" xlink:href="https://armyinform.com.ua/wp-content/uploads/2023/05/07-2-150x150.jpeg" text:style-name="Internet_20_link" text:visited-style-name="Visited_20_Internet_20_Link">
07-2-150x150.jpeg</text:a>
', '<text:a xlink:type="simple" xlink:href="https://armyinform.com.ua/wp-content/uploads/2023/05/05-3-150x150.jpeg" text:style-name="Internet_20_link" text:visited-style-name="Visited_20_Internet_20_Link">
05-3-150x150.jpeg</text:a>
']</text:p>
      <text:p text:style-name="P4">
Tags: ['АРМІЯINFORM', 'ДАЙДЖЕСТ']</text:p>
      <text:p text:style-name="P4">
Category: News</text:p>
      <!--METADATA-->
      <text:p text:style-name="P4">
<draw:frame draw:style-name="fr1" draw:name="Image475" text:anchor-type="as-char" svg:width="6.9236in" svg:height="4.32725in" draw:z-index="0">
<draw:image xlink:href="../Images/AРМІЯINFORM/2023-05-18T95-00-00-04-00/golovna-1-1-scaled.jpeg" xlink:type="simple" xlink:show="embed" xlink:actuate="onLoad" draw:mime-type="image/jpeg"/>
</draw:frame>
</text:p>
      <text:p text:style-name="P4">
Уже тривалий час Інформаційне агентство Міністерства оборони України видаєінформаційний дайджест. Журналісти АрміяInform поцікавилися враженнями віднашого друкованого видання у армійців Сумщини.</text:p>
      <text:p text:style-name="P4">
<draw:frame draw:style-name="fr1" draw:name="Image476" text:anchor-type="as-char" svg:width="6.9236in" svg:height="5.1927in" draw:z-index="0">
<draw:image xlink:href="../Images/AРМІЯINFORM/2023-05-18T95-00-00-04-00/maksym.jpeg" xlink:type="simple" xlink:show="embed" xlink:actuate="onLoad" draw:mime-type="image/jpeg"/>
</draw:frame>
</text:p>
      <text:p text:style-name="P4">
— Дуже мені сподобалися соціально-правові питання, що розглядаються вдайджесті, та питання, пов’язані з певними життєвими ситуаціями. Меніподобається, що тут досконало і досить покроково все розглянуто. Я для себебагато корисних речей дізнався, — зазначив військовослужбовець Максим.</text:p>
      <text:p text:style-name="P4">
<draw:frame draw:style-name="fr1" draw:name="Image477" text:anchor-type="as-char" svg:width="6.9236in" svg:height="5.1927in" draw:z-index="0">
<draw:image xlink:href="../Images/AРМІЯINFORM/2023-05-18T95-00-00-04-00/anna.jpeg" xlink:type="simple" xlink:show="embed" xlink:actuate="onLoad" draw:mime-type="image/jpeg"/>
</draw:frame>
</text:p>
      <text:p text:style-name="P4">
— Досить зручно, що видання виходить у форматі А5, завжди може бути під рукою.Мене приваблюють перші сторінки, зокрема, проходження ВЛК, основні тадодаткові виплати грошового забезпечення військовослужбовців. Також заоперативною та поточною інформацією я слідкую на сайті АрміяInform і навітьматеріал на заняття брала з однієї з їхніх статей. Це досить цікаві матеріали,хотілося, аби цей дайджест був більшим за обсягом і безпосередньо з питаннямита відповідями щодо змін у законодавстві. Можливо, це краще було б зробитизамість кросвордів, анекдотів тощо, можливо, треба і повторювати певну правовуінформацію, враховуючи зміни до законодавства. Ще хочеться більше такоговидання, аби роздавати його цивільним організаціям та установам, — кажевійськовослужбовець Анна.</text:p>
      <text:p text:style-name="P4">
<draw:frame draw:style-name="fr1" draw:name="Image478" text:anchor-type="as-char" svg:width="6.9236in" svg:height="3.600272in" draw:z-index="0">
<draw:image xlink:href="../Images/AРМІЯINFORM/2023-05-18T95-00-00-04-00/olena-1-scaled.jpeg" xlink:type="simple" xlink:show="embed" xlink:actuate="onLoad" draw:mime-type="image/jpeg"/>
</draw:frame>
</text:p>
      <text:p text:style-name="P4">
— Стисло, зрозуміло та креативно розкриті питання щодо мобілізації, призову таінших актуальних питань військової служби. Кольоровий стиль також дуже гарнорозроблений, інфографіка непогана. Хочеться додати розгляд проблемних питань,те, що турбує наших військових найбільше, і покрокову інструкцію їхньоговирішення, — розповіла військовослужбовець Олена.</text:p>
      <text:p text:style-name="P4">
<draw:frame draw:style-name="fr1" draw:name="Image479" text:anchor-type="as-char" svg:width="6.9236in" svg:height="5.210009in" draw:z-index="0">
<draw:image xlink:href="../Images/AРМІЯINFORM/2023-05-18T95-00-00-04-00/angelina.jpeg" xlink:type="simple" xlink:show="embed" xlink:actuate="onLoad" draw:mime-type="image/jpeg"/>
</draw:frame>
</text:p>
      <text:p text:style-name="P4">
— Здається, така маленька книжечка. Дуже багато тут всього. На мою думку, мине повинні забувати про наших ветеранів і це питання досить актуальнорозглядати. Розділ «Бізнес для ветеранів» досить актуально розкритий тавідповідає сучасності. Дуже важлива юридична допомога для наших військових,аби її розглядали з конкретними прикладами, що вже мали місце. Дуже сподобавсямені розділ щодо пророцтв Тараса Шевченка, — повідомила військовослужбовецьАнгеліна.</text:p>
      <text:p text:style-name="P4">
<draw:frame draw:style-name="fr1" draw:name="Image480" text:anchor-type="as-char" svg:width="6.9236in" svg:height="3.900295in" draw:z-index="0">
<draw:image xlink:href="../Images/AРМІЯINFORM/2023-05-18T95-00-00-04-00/artem-1-scaled.jpeg" xlink:type="simple" xlink:show="embed" xlink:actuate="onLoad" draw:mime-type="image/jpeg"/>
</draw:frame>
</text:p>
      <text:p text:style-name="P4">
— Дайджест охоплює дуже багато тем. Проте мені сподобався матеріал щодоборотьби з ракетним озброєнням ворога та їхнє ТТХ, — підкресливвійськовослужбовець Артем.</text:p>
      <text:p text:style-name="P4">
— Дайджест цікавий. Вся інформація розписана лаконічно. Її можна використати уфейсбуці, хотілося і надалі отримувати таке видання, — підсумувалавійськовослужбовець Марина.</text:p>
      <text:p text:style-name="P4">
<text:a xlink:type="simple" xlink:href="https://armyinform.com.ua/wp-content/uploads/2023/05/03-4.jpeg" text:style-name="Internet_20_link" text:visited-style-name="Visited_20_Internet_20_Link">
<draw:frame draw:style-name="fr1" draw:name="Image481" text:anchor-type="as-char" svg:width="6.9236in" svg:height="6.9236in" draw:z-index="0">
<draw:image xlink:href="../Images/AРМІЯINFORM/2023-05-18T95-00-00-04-00/03-4-150x150.jpeg" xlink:type="simple" xlink:show="embed" xlink:actuate="onLoad" draw:mime-type="image/jpeg"/>
</draw:frame>
</text:a>
</text:p>
      <text:p text:style-name="P4">
<text:a xlink:type="simple" xlink:href="https://armyinform.com.ua/wp-content/uploads/2023/05/01-3.jpeg" text:style-name="Internet_20_link" text:visited-style-name="Visited_20_Internet_20_Link">
<draw:frame draw:style-name="fr1" draw:name="Image482" text:anchor-type="as-char" svg:width="6.9236in" svg:height="6.9236in" draw:z-index="0">
<draw:image xlink:href="../Images/AРМІЯINFORM/2023-05-18T95-00-00-04-00/01-3-150x150.jpeg" xlink:type="simple" xlink:show="embed" xlink:actuate="onLoad" draw:mime-type="image/jpeg"/>
</draw:frame>
</text:a>
</text:p>
      <text:p text:style-name="P4">
<text:a xlink:type="simple" xlink:href="https://armyinform.com.ua/wp-content/uploads/2023/05/14.jpeg" text:style-name="Internet_20_link" text:visited-style-name="Visited_20_Internet_20_Link">
<draw:frame draw:style-name="fr1" draw:name="Image483" text:anchor-type="as-char" svg:width="6.9236in" svg:height="6.9236in" draw:z-index="0">
<draw:image xlink:href="../Images/AРМІЯINFORM/2023-05-18T95-00-00-04-00/14-150x150.jpeg" xlink:type="simple" xlink:show="embed" xlink:actuate="onLoad" draw:mime-type="image/jpeg"/>
</draw:frame>
</text:a>
</text:p>
      <text:p text:style-name="P4">
<text:a xlink:type="simple" xlink:href="https://armyinform.com.ua/wp-content/uploads/2023/05/09-2.jpeg" text:style-name="Internet_20_link" text:visited-style-name="Visited_20_Internet_20_Link">
<draw:frame draw:style-name="fr1" draw:name="Image484" text:anchor-type="as-char" svg:width="6.9236in" svg:height="6.9236in" draw:z-index="0">
<draw:image xlink:href="../Images/AРМІЯINFORM/2023-05-18T95-00-00-04-00/09-2-150x150.jpeg" xlink:type="simple" xlink:show="embed" xlink:actuate="onLoad" draw:mime-type="image/jpeg"/>
</draw:frame>
</text:a>
</text:p>
      <text:p text:style-name="P4">
<text:a xlink:type="simple" xlink:href="https://armyinform.com.ua/wp-content/uploads/2023/05/08-1.jpeg" text:style-name="Internet_20_link" text:visited-style-name="Visited_20_Internet_20_Link">
<draw:frame draw:style-name="fr1" draw:name="Image485" text:anchor-type="as-char" svg:width="6.9236in" svg:height="6.9236in" draw:z-index="0">
<draw:image xlink:href="../Images/AРМІЯINFORM/2023-05-18T95-00-00-04-00/08-1-150x150.jpeg" xlink:type="simple" xlink:show="embed" xlink:actuate="onLoad" draw:mime-type="image/jpeg"/>
</draw:frame>
</text:a>
</text:p>
      <text:p text:style-name="P4">
<text:a xlink:type="simple" xlink:href="https://armyinform.com.ua/wp-content/uploads/2023/05/07-2.jpeg" text:style-name="Internet_20_link" text:visited-style-name="Visited_20_Internet_20_Link">
<draw:frame draw:style-name="fr1" draw:name="Image486" text:anchor-type="as-char" svg:width="6.9236in" svg:height="6.9236in" draw:z-index="0">
<draw:image xlink:href="../Images/AРМІЯINFORM/2023-05-18T95-00-00-04-00/07-2-150x150.jpeg" xlink:type="simple" xlink:show="embed" xlink:actuate="onLoad" draw:mime-type="image/jpeg"/>
</draw:frame>
</text:a>
</text:p>
      <text:p text:style-name="P4">
<text:a xlink:type="simple" xlink:href="https://armyinform.com.ua/wp-content/uploads/2023/05/05-3.jpeg" text:style-name="Internet_20_link" text:visited-style-name="Visited_20_Internet_20_Link">
<draw:frame draw:style-name="fr1" draw:name="Image487" text:anchor-type="as-char" svg:width="6.9236in" svg:height="6.9236in" draw:z-index="0">
<draw:image xlink:href="../Images/AРМІЯINFORM/2023-05-18T95-00-00-04-00/05-3-150x150.jpeg" xlink:type="simple" xlink:show="embed" xlink:actuate="onLoad" draw:mime-type="image/jpeg"/>
</draw:frame>
</text:a>
</text:p>
      <text:p text:style-name="P4">
<text:span text:style-name="T5">
Фото Олександра Бондаренка</text:span>
</text:p>
      <text:p text:style-name="P4">
Source: <text:a xlink:type="simple" xlink:href="https://armyinform.com.ua/2023/05/18/chomu-varto-chytaty-informaczijnyj-dajdzhest-armiyainform-dilylysya-vrazhennyamy-vijskovi/" text:style-name="Internet_20_link" text:visited-style-name="Visited_20_Internet_20_Link">
https://armyinform.com.ua/2023/05/18/chomu-varto-chytaty-informaczijnyj-dajdzhest-armiyainform-dilylysya-vrazhennyamy-vijskovi/</text:a>
</text:p>
      <!--NEWS-->
      <text:h text:style-name="P10" text:outline-level="1">
<text:span text:style-name="T4">
Дякую за мужність: Олексій Резніков на Дніпропетровщині нагородив українських захисників</text:span>
</text:h>
      <text:p text:style-name="P4">
Author: ['АРМІЯINFORM']</text:p>
      <text:p text:style-name="P4">
Time: 2023-05-18T96:00:00-04:00</text:p>
      <text:p text:style-name="P4">
Description: Міністр оборони України Олексій Резніков на Дніпропетровщині зустрівся із оборонц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790823_257704143422791_6583571957828327703_n.jpg" text:style-name="Internet_20_link" text:visited-style-name="Visited_20_Internet_20_Link">
347790823_257704143422791_6583571957828327703_n.jpg</text:a>
', '<text:a xlink:type="simple" xlink:href="https://armyinform.com.ua/wp-content/uploads/2023/05/347617225_986687766024390_1792959821705046208_n-150x150.jpg" text:style-name="Internet_20_link" text:visited-style-name="Visited_20_Internet_20_Link">
347617225_986687766024390_1792959821705046208_n-150x150.jpg</text:a>
', '<text:a xlink:type="simple" xlink:href="https://armyinform.com.ua/wp-content/uploads/2023/05/347119896_2284391128435735_1193880016426694709_n-150x150.jpg" text:style-name="Internet_20_link" text:visited-style-name="Visited_20_Internet_20_Link">
347119896_2284391128435735_1193880016426694709_n-150x150.jpg</text:a>
', '<text:a xlink:type="simple" xlink:href="https://armyinform.com.ua/wp-content/uploads/2023/05/347607066_712895164177317_9117692423359803925_n-150x150.jpg" text:style-name="Internet_20_link" text:visited-style-name="Visited_20_Internet_20_Link">
347607066_712895164177317_9117692423359803925_n-150x150.jpg</text:a>
', '<text:a xlink:type="simple" xlink:href="https://armyinform.com.ua/wp-content/uploads/2023/05/346870238_1585829138587192_8107463730626689806_n-150x150.jpg" text:style-name="Internet_20_link" text:visited-style-name="Visited_20_Internet_20_Link">
346870238_1585829138587192_8107463730626689806_n-150x150.jpg</text:a>
']</text:p>
      <text:p text:style-name="P4">
Tags: ['ДЕРЖАВНІ НАГОРОДИ', 'ОЛЕКСІЙ РЕЗНІКОВ', 'ТАВРІЙСЬКИЙ НАПРЯМОК']</text:p>
      <text:p text:style-name="P4">
Category: News</text:p>
      <!--METADATA-->
      <text:p text:style-name="P4">
<draw:frame draw:style-name="fr1" draw:name="Image488" text:anchor-type="as-char" svg:width="6.9236in" svg:height="4.146948in" draw:z-index="0">
<draw:image xlink:href="../Images/AРМІЯINFORM/2023-05-18T96-00-00-04-00/347790823_257704143422791_6583571957828327703_n.jpg" xlink:type="simple" xlink:show="embed" xlink:actuate="onLoad" draw:mime-type="image/jpeg"/>
</draw:frame>
</text:p>
      <text:p text:style-name="P4">
Міністр оборони України Олексій Резніков на Дніпропетровщині зустрівся ізоборонцями Таврійського напрямку, яким подякував за службу й вручив відзнакита нагородну зброю.</text:p>
      <text:p text:style-name="P4">
Про це<text:a xlink:type="simple" xlink:href="https://www.facebook.com/EastOC/posts/pfbid02ReAdrPgP4LtvWDRizHxdf2mxctBMf4RbgiGR3jAeFhg9vzpjAyN3Gc32oZtBvrvRl" text:style-name="Internet_20_link" text:visited-style-name="Visited_20_Internet_20_Link">
повідомляє</text:a>
Оперативне командування «Схід».</text:p>
      <text:p text:style-name="P4">
<text:a xlink:type="simple" xlink:href="https://armyinform.com.ua/wp-content/uploads/2023/05/347617225_986687766024390_1792959821705046208_n.jpg" text:style-name="Internet_20_link" text:visited-style-name="Visited_20_Internet_20_Link">
<draw:frame draw:style-name="fr1" draw:name="Image489" text:anchor-type="as-char" svg:width="6.9236in" svg:height="6.9236in" draw:z-index="0">
<draw:image xlink:href="../Images/AРМІЯINFORM/2023-05-18T96-00-00-04-00/347617225_986687766024390_1792959821705046208_n-150x150.jpg" xlink:type="simple" xlink:show="embed" xlink:actuate="onLoad" draw:mime-type="image/jpeg"/>
</draw:frame>
</text:a>
</text:p>
      <text:p text:style-name="P4">
<text:a xlink:type="simple" xlink:href="https://armyinform.com.ua/wp-content/uploads/2023/05/347119896_2284391128435735_1193880016426694709_n.jpg" text:style-name="Internet_20_link" text:visited-style-name="Visited_20_Internet_20_Link">
<draw:frame draw:style-name="fr1" draw:name="Image490" text:anchor-type="as-char" svg:width="6.9236in" svg:height="6.9236in" draw:z-index="0">
<draw:image xlink:href="../Images/AРМІЯINFORM/2023-05-18T96-00-00-04-00/347119896_2284391128435735_1193880016426694709_n-150x150.jpg" xlink:type="simple" xlink:show="embed" xlink:actuate="onLoad" draw:mime-type="image/jpeg"/>
</draw:frame>
</text:a>
</text:p>
      <text:p text:style-name="P4">
«Ми вдячні Вам за самовідданість і стійкість, героїзм та мужність, за те, щоризикуючи життям, сумлінно і чесно виконуєте сьогодні бойові завдання.Українці мають й надалі бути єдиними й зберігати стійкість, щоб досягтиголовної мети — звільнення нашої землі від російських загарбників. Япереконаний, що завдяки вашому професіоналізму та вмілому володінню сучаснимозброєнням і військовою технікою це гарантовано відбудеться», — наголосивМіністр оборони України.</text:p>
      <text:p text:style-name="P4">
Також Міністр оборони України відвідав місцевий шпиталь, де нагородив іпоспілкувався з пораненими військовими.</text:p>
      <text:p text:style-name="P4">
<text:a xlink:type="simple" xlink:href="https://armyinform.com.ua/wp-content/uploads/2023/05/347607066_712895164177317_9117692423359803925_n.jpg" text:style-name="Internet_20_link" text:visited-style-name="Visited_20_Internet_20_Link">
<draw:frame draw:style-name="fr1" draw:name="Image491" text:anchor-type="as-char" svg:width="6.9236in" svg:height="6.9236in" draw:z-index="0">
<draw:image xlink:href="../Images/AРМІЯINFORM/2023-05-18T96-00-00-04-00/347607066_712895164177317_9117692423359803925_n-150x150.jpg" xlink:type="simple" xlink:show="embed" xlink:actuate="onLoad" draw:mime-type="image/jpeg"/>
</draw:frame>
</text:a>
</text:p>
      <text:p text:style-name="P4">
<text:a xlink:type="simple" xlink:href="https://armyinform.com.ua/wp-content/uploads/2023/05/346870238_1585829138587192_8107463730626689806_n.jpg" text:style-name="Internet_20_link" text:visited-style-name="Visited_20_Internet_20_Link">
<draw:frame draw:style-name="fr1" draw:name="Image492" text:anchor-type="as-char" svg:width="6.9236in" svg:height="6.9236in" draw:z-index="0">
<draw:image xlink:href="../Images/AРМІЯINFORM/2023-05-18T96-00-00-04-00/346870238_1585829138587192_8107463730626689806_n-150x150.jpg" xlink:type="simple" xlink:show="embed" xlink:actuate="onLoad" draw:mime-type="image/jpeg"/>
</draw:frame>
</text:a>
</text:p>
      <text:p text:style-name="P4">
Голова оборонного відомства висловив вдячність українським медикам за важливуроботу й збереження життів наших воїнів.</text:p>
      <text:p text:style-name="P4">
«Я сам з родини медиків, тому добре знаю, якою важкою, але неоціненною є вашаробота. Нерідко мені доводиться бувати з робочими поїздками закордоном, деокрім всього, маю нагоду відвідувати заклади лікування, в яких проходятьлікування наші герої. І завжди чую від ваших іноземних колег, як вонизахоплюються не тільки українськими військовими, а й нашими медиками. Щиродякую вам за все, що ви зробили, робите і будете робити», — сказав він.</text:p>
      <text:p text:style-name="P4">
Олексій Резніков також зустрівся з командувачем оперативно-стратегічногоугруповання військ «Таврія» Олександром Тарнавським, з яким обговорив поточнуситуацію на лінії фронту.</text:p>
      <text:p text:style-name="P4">
Source: <text:a xlink:type="simple" xlink:href="https://armyinform.com.ua/2023/05/18/dyakuyu-za-muzhnist-oleksij-reznikov-na-dnipropetrovshhyni-nagorodyv-ukrayinskyh-zahysnykiv/" text:style-name="Internet_20_link" text:visited-style-name="Visited_20_Internet_20_Link">
https://armyinform.com.ua/2023/05/18/dyakuyu-za-muzhnist-oleksij-reznikov-na-dnipropetrovshhyni-nagorodyv-ukrayinskyh-zahysnykiv/</text:a>
</text:p>
      <!--NEWS-->
      <text:h text:style-name="P10" text:outline-level="1">
<text:span text:style-name="T4">
У Координаційному штабі обговорили можливість розголошення МКЧХ загибелі захисників у російському полоні</text:span>
</text:h>
      <text:p text:style-name="P4">
Author: ['АРМІЯINFORM']</text:p>
      <text:p text:style-name="P4">
Time: 2023-05-18T97:00:00-04:00</text:p>
      <text:p text:style-name="P4">
Description: За ініціативи громадської організації «Полігон 56» у Координаційному штабі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6640ee4-947b-43dc-9f65-8667acfabb6c.jpg" text:style-name="Internet_20_link" text:visited-style-name="Visited_20_Internet_20_Link">
76640ee4-947b-43dc-9f65-8667acfabb6c.jpg</text:a>
']</text:p>
      <text:p text:style-name="P4">
Tags: ['ВІЙСЬКОВОПОЛОНЕНІ', 'КООРДИНАЦІЙНИЙ ШТАБ З ПИТАНЬ ПОВОДЖЕННЯ З ВІЙСЬКОВОПОЛОНЕНИМИ', 'ЧЕРВОНИЙ ХРЕСТ']</text:p>
      <text:p text:style-name="P4">
Category: News</text:p>
      <!--METADATA-->
      <text:p text:style-name="P4">
<draw:frame draw:style-name="fr1" draw:name="Image493" text:anchor-type="as-char" svg:width="6.9236in" svg:height="4.615733in" draw:z-index="0">
<draw:image xlink:href="../Images/AРМІЯINFORM/2023-05-18T97-00-00-04-00/76640ee4-947b-43dc-9f65-8667acfabb6c.jpg" xlink:type="simple" xlink:show="embed" xlink:actuate="onLoad" draw:mime-type="image/jpeg"/>
</draw:frame>
</text:p>
      <text:p text:style-name="P4">
За ініціативи громадської організації «Полігон 56» у Координаційному штабівідбулася зустріч з родинами військовослужбовців двох бригад. На запитанняблизьких відповіли представники Координаційного штабу, Міжнародного комітетуЧервоного Хреста (МКЧХ), Національного інформаційного бюро та ОфісуУповноваженого Верховної Ради з прав людини.</text:p>
      <text:p text:style-name="P4">
Про це <text:a xlink:type="simple" xlink:href="https://t.me/Koord_shtab/1075" text:style-name="Internet_20_link" text:visited-style-name="Visited_20_Internet_20_Link">
повідомляє</text:a>
 Координаційний штаб зпитань поводження з військовополоненими.</text:p>
      <text:p text:style-name="P4">
Обговорили можливість публічного розголошення МКЧХ випадків загибелі нашихзахисників у російському полоні.</text:p>
      <text:p text:style-name="P4">
«В історії МКЧХ були випадки застосування публічного розголошення. На жаль, цезакінчилось тим, що діяльність МКЧХ була припинена в цих країнах. Требазважувати і враховувати те, що ми втратимо», — сказала представниця МКЧХ.</text:p>
      <text:p text:style-name="P4">
У Варшаві Уповноважений Верховної Ради з прав людини порушував тему загибелінаших оборонців у російській неволі.</text:p>
      <text:p text:style-name="P4">
«Збираємо доказову базу. Будемо передаватися матеріали в Міжнароднийкримінальний суд: як про загибель, так і про тортури. Розголос таких злочинівдає нам можливість заручитися підтримкою міжнародної спільноти. Питання незамовчується. Розголошуємо на всіх рівнях», — запевнив представник Офісуомбудсмена.</text:p>
      <text:p text:style-name="P4">
Представниця МКЧХ вкотре наголосила, що полон наших захисників і захисницьпідтверджує не їхня організація, а росія – країна, яка тримає людей у полоні.</text:p>
      <text:p text:style-name="P4">
«Ми надсилаємо запити. Усі дані, які надають родини, ми використовуємо. Єуспішні кейси, коли нам вдається отримати підтвердження. На жаль, не для всіх,але вони є, — сказала вона. — Кількість і періодичність запитів, які минадсилаємо до росії, ми не розголошуємо. Кількість підтверджень залежить віддіалогу з представниками влади на тій стороні. За полонених відповідає країна,яка бере в полон. Її обов’язок — захищати людей, яких утримує. Ми просимо ібудемо просити доступ до всіх».</text:p>
      <text:p text:style-name="P4">
Представниця Національного інформаційного бюро зазначила, що триває робота,щоби листи рідних доходили до наших захисників у полоні.</text:p>
      <text:p text:style-name="P4">
Source: <text:a xlink:type="simple" xlink:href="https://armyinform.com.ua/2023/05/18/u-koordynaczijnomu-shtabi-obgovoryly-mozhlyvist-rozgoloshennya-mkchh-zagybeli-zahysnykiv-u-rosijskomu-poloni/" text:style-name="Internet_20_link" text:visited-style-name="Visited_20_Internet_20_Link">
https://armyinform.com.ua/2023/05/18/u-koordynaczijnomu-shtabi-obgovoryly-mozhlyvist-rozgoloshennya-mkchh-zagybeli-zahysnykiv-u-rosijskomu-poloni/</text:a>
</text:p>
      <!--NEWS-->
      <text:h text:style-name="P10" text:outline-level="1">
<text:span text:style-name="T4">
Безглузді атаки рф на Київ необхідні кремлю для підняття градусу патріотичної істерії — Олексій Данілов</text:span>
</text:h>
      <text:p text:style-name="P4">
Author: ['АРМІЯINFORM']</text:p>
      <text:p text:style-name="P4">
Time: 2023-05-18T98:00:00-04:00</text:p>
      <text:p text:style-name="P4">
Description: Секретар Ради національної безпеки й оборони вважає, що росія атакує столицю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ВІЙНА', 'ОЛЕКСІЙ ДАНІЛОВ', 'РАКЕТНІ АТАКИ РФ']</text:p>
      <text:p text:style-name="P4">
Category: News</text:p>
      <!--METADATA-->
      <text:p text:style-name="P4">
<draw:frame draw:style-name="fr1" draw:name="Image494" text:anchor-type="as-char" svg:width="6.9236in" svg:height="3.894525in" draw:z-index="0">
<draw:image xlink:href="../ConvertedIMGs/AРМІЯINFORM/2023-05-18T98-00-00-04-00/124169412_728e27f1-5076-4016-ae2e-9fb07e605c88.jpg.png" xlink:type="simple" xlink:show="embed" xlink:actuate="onLoad" draw:mime-type="image/png"/>
</draw:frame>
</text:p>
      <text:p text:style-name="P4">
Секретар Ради національної безпеки й оборони вважає, що росія атакує столицюУкраїни дороговартісними ракетами від розпачу і для підігрівання патріотичноїістерії в росіян.</text:p>
      <text:p text:style-name="P4">
Про це він<text:a xlink:type="simple" xlink:href="https://twitter.com/oleksiydanilov/status/1659116398105198593" text:style-name="Internet_20_link" text:visited-style-name="Visited_20_Internet_20_Link">
написав</text:a>
у своєму Твіттері.</text:p>
      <text:p text:style-name="P4">
«Київ залишається маніакальною і недосяжною цілю путіна. Символічні місцяКиєва – мета російських ракетних обстрілів. Безглузді й супервитратні для рфатаки на столицю необхідні кремлю для підняття градусу патріотичної істеріївсередині країни», — йдеться у повідомленні.</text:p>
      <text:p text:style-name="P4">
Олексій Данілов додав, що у росії розвивається процес розпачу і розчаруваннявладою на фоні провалу наступу і невдач на фронті.</text:p>
      <text:p text:style-name="P4">
Як відомо, вночі росія вчергове атакувала Україну, зокрема Київ, 30 ракетамирізних типів та безпілотниками. Оборонці<text:a xlink:type="simple" xlink:href="https://armyinform.com.ua/2023/05/18/syly-ppo-vnochi-znyshhyly-33-povitryani-czili-29-raket-ta-4-bezpilotnyky/" text:style-name="Internet_20_link" text:visited-style-name="Visited_20_Internet_20_Link">
збили</text:a>
 29 ракет та 4безпілотники.</text:p>
      <text:p text:style-name="P4">
Source: <text:a xlink:type="simple" xlink:href="https://armyinform.com.ua/2023/05/18/bezgluzdi-ataky-rf-na-kyyiv-neobhidni-kremlyu-dlya-pidnyattya-gradusu-patriotychnoyi-isteriyi-oleksij-danilov/" text:style-name="Internet_20_link" text:visited-style-name="Visited_20_Internet_20_Link">
https://armyinform.com.ua/2023/05/18/bezgluzdi-ataky-rf-na-kyyiv-neobhidni-kremlyu-dlya-pidnyattya-gradusu-patriotychnoyi-isteriyi-oleksij-danilov/</text:a>
</text:p>
      <!--NEWS-->
      <text:h text:style-name="P10" text:outline-level="1">
<text:span text:style-name="T4">
Коротко. Війна. День 449. Відеодайджест</text:span>
</text:h>
      <text:p text:style-name="P4">
Author: ['АРМІЯINFORM']</text:p>
      <text:p text:style-name="P4">
Time: 2023-05-18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ЕНЕРАЛЬНИЙ ШТАБ ЗС УКРАЇНИ']</text:p>
      <text:p text:style-name="P4">
Category: News</text:p>
      <!--METADATA-->
      <text:p text:style-name="P4">
Source: <text:a xlink:type="simple" xlink:href="https://armyinform.com.ua/2023/05/18/korotko-vijna-den-449-videodajdzhest/" text:style-name="Internet_20_link" text:visited-style-name="Visited_20_Internet_20_Link">
https://armyinform.com.ua/2023/05/18/korotko-vijna-den-449-videodajdzhest/</text:a>
</text:p>
      <!--NEWS-->
      <text:h text:style-name="P10" text:outline-level="1">
<text:span text:style-name="T4">
Odeska Oblast(19:53). Red Alert: aerial threat. Sirens sounding. Take cover now!</text:span>
</text:h>
      <text:p text:style-name="P4">
Authors: liveuamap (Language: en)</text:p>
      <text:p text:style-name="P4">
Time: 2023-05-18T9:55:00</text:p>
      <text:p text:style-name="P4">
Location: Odeska Oblast (Latitude:46.74951 Longtitude:30.24992)</text:p>
      <text:p text:style-name="P4">
Videos: []</text:p>
      <text:p text:style-name="P4">
Images: []</text:p>
      <text:p text:style-name="P4">
Tags: ["Europe", "Central and Eastern Europe"]</text:p>
      <text:p text:style-name="P4">
ID: 22563800</text:p>
      <!--METADATA-->
      <text:p text:style-name="P4">
Odeska Oblast(19:53). Red Alert: aerial threat. Sirens sounding. Take covernow!</text:p>
      <text:p text:style-name="P4">
News Collection Link: <text:a xlink:type="simple" xlink:href="https://liveuamap.com/en/2023/18-may-odeska-oblast1953-red-alert-aerial-thrg" text:style-name="Internet_20_link" text:visited-style-name="Visited_20_Internet_20_Link">
https://liveuamap.com/en/2023/18-may-odeska-oblast1953-red-alert-aerial-thrg</text:a>
</text:p>
      <text:p text:style-name="P4">
Source: <text:a xlink:type="simple" xlink:href="https://t.me/suspilneodesa/23334" text:style-name="Internet_20_link" text:visited-style-name="Visited_20_Internet_20_Link">
https://t.me/suspilneodesa/23334</text:a>
</text:p>
      <!--NEWS-->
      <text:h text:style-name="P10" text:outline-level="1">
<text:span text:style-name="T4">
Трюдо з колегами-депутатами вбрався у вишиванку</text:span>
</text:h>
      <text:p text:style-name="P4">
Authors: Ukrinform (Person)</text:p>
      <text:p text:style-name="P4">
Publisher: Укринформ (Organization)</text:p>
      <text:p text:style-name="P4">
Published Time: 2023-05-19T-31:28:00+03:00</text:p>
      <text:p text:style-name="P4">
Modified Time: 2023-05-19T00:28:00+03:00</text:p>
      <text:p text:style-name="P4">
Description: Прем'єр-міністр Канади Джастін Трюдо разом з колегами-депутатами із Ліберальної партії Канади та сенаторами з нагоди Всесвітнього дня вишиванки одяглися в український народний одяг. — Укрінформ.</text:p>
      <text:p text:style-name="P4">
Images: ["<text:a xlink:type="simple" xlink:href="https://static.ukrinform.com/photos/2023_05/thumb_files/630_360_1684436517-765.jpg" text:style-name="Internet_20_link" text:visited-style-name="Visited_20_Internet_20_Link">
630_360_16844...</text:a>
", "<text:a xlink:type="simple" xlink:href="https://static.ukrinform.com/photos/2023_05/1684436517-866.jpg" text:style-name="Internet_20_link" text:visited-style-name="Visited_20_Internet_20_Link">
1684436517-86...</text:a>
"]</text:p>
      <text:p text:style-name="P4">
Tags: ['Канада', 'Трюдо', 'Вишиванка', 'День вишиванки']</text:p>
      <text:p text:style-name="P4">
Type: Article</text:p>
      <!--METADATA-->
      <text:p text:style-name="P4">
<draw:frame draw:style-name="fr1" draw:name="Image495" text:anchor-type="as-char" svg:width="6.9236in" svg:height="3.956343in" draw:z-index="0">
<draw:image xlink:href="../Images/yкринформ/2023-05-19T-31-28-00-03-00/630_360_1684436517-765.jpg" xlink:type="simple" xlink:show="embed" xlink:actuate="onLoad" draw:mime-type="image/jpeg"/>
</draw:frame>
 Прем'єр-міністр Канади Джастін Трюдо разом з колегами-депутатами із Ліберальної партіїКанади та сенаторами з нагоди Всесвітнього дня вишиванки одяглися вукраїнський народний одяг.</text:p>
      <text:p text:style-name="P4">
Як повідомляє кореспондент Укрінформу, відповідну фотографію на своїй сторінціу мережі <text:a xlink:type="simple" xlink:href="https://twitter.com/UKRinCAN/status/1659234103571501056" text:style-name="Internet_20_link" text:visited-style-name="Visited_20_Internet_20_Link">
 </text:a>
опублікувало посольство України в Канаді.</text:p>
      <text:p text:style-name="P4">
“Прем’єр-міністр Джастін Трюдо, депутати й сенатори одягли сьогодні свої <text:a xlink:type="simple" xlink:href="https://www.ukrinform.ua/tag-visivanka" text:style-name="Internet_20_link" text:visited-style-name="Visited_20_Internet_20_Link">
</text:a>
 на знак солідарності з Україною”, -йдеться у дописі під фото.</text:p>
      <text:p text:style-name="P4">
<draw:frame draw:style-name="fr1" draw:name="Image496" text:anchor-type="as-char" svg:width="6.9236in" svg:height="4.057999in" draw:z-index="0">
<draw:image xlink:href="../Images/yкринформ/2023-05-19T-31-28-00-03-00/1684436517-866.jpg" xlink:type="simple" xlink:show="embed" xlink:actuate="onLoad" draw:mime-type="image/jpeg"/>
</draw:frame>
</text:p>
      <text:p text:style-name="P4">
Зазначимо, що участь в урочистій фотосесії із главою уряду взяла також посолУкраїни в Канаді Юлія Ковалів.</text:p>
      <text:p text:style-name="P4">
<text:span text:style-name="T4">
Читайте також:</text:span>
 <text:a xlink:type="simple" xlink:href="https://www.ukrinform.ua/rubric-society/3711010-diplomati-krain-es-rozpovili-so-dla-nih-oznacae-visivanka.html" text:style-name="Internet_20_link" text:visited-style-name="Visited_20_Internet_20_Link">
 <text:span text:style-name="T4">
вишиванка</text:span>
 </text:a>
</text:p>
      <text:p text:style-name="P4">
Нагадаємо: <text:a xlink:type="simple" xlink:href="https://www.ukrinform.ua/rubric-society/3710730-sogodni-den-visivanki.html" text:style-name="Internet_20_link" text:visited-style-name="Visited_20_Internet_20_Link">
 </text:a>
 традиційно святкують у третій четвер травня. Акція берепочаток з ініціативи студентської молоді факультету історії, політології таміжнародних відносин Чернівецького університету імені Юрія Федьковича. У 2006році вони запропонували один день року присвятити українській вишитій сорочці.Свято існувало й відзначалося у вузькому колі, але у 2014 році воно вийшло нетільки за межі гуртка свідомого українського студентства, але й за межіУкраїни.</text:p>
      <text:p text:style-name="P4">
Source: <text:a xlink:type="simple" xlink:href="https://www.ukrinform.ua/rubric-world/3711138-trudo-z-kolegamideputatami-vbravsa-u-visivanku.html" text:style-name="Internet_20_link" text:visited-style-name="Visited_20_Internet_20_Link">
https://www.ukrinform.ua/rubric-world/3711138-trudo-z-kolegamideputatami-vbravsa-u-visivanku.html</text:a>
</text:p>
      <!--NEWS-->
      <text:h text:style-name="P10" text:outline-level="1">
<text:span text:style-name="T4">
Путін має два варіанти: здатися чи повторити долю Гітлера - Кислиця у Радбезі ООН</text:span>
</text:h>
      <text:p text:style-name="P4">
Authors: Ukrinform (Person)</text:p>
      <text:p text:style-name="P4">
Publisher: Укринформ (Organization)</text:p>
      <text:p text:style-name="P4">
Published Time: 2023-05-19T-33:24:00+03:00</text:p>
      <text:p text:style-name="P4">
Modified Time: 2023-05-19T00:24:00+03:00</text:p>
      <text:p text:style-name="P4">
Description: Президент Росії Володимир Путін має два шляхи виходу з нинішньої ситуації - здатися або повторити долю Адольфа Гітлера, який наклав на себе руки наприкінці Другої світової війни. — Укрінформ.</text:p>
      <text:p text:style-name="P4">
Images: ["<text:a xlink:type="simple" xlink:href="https://static.ukrinform.com/photos/2023_05/thumb_files/630_360_1684444785-437.jpeg" text:style-name="Internet_20_link" text:visited-style-name="Visited_20_Internet_20_Link">
630_360_16844...</text:a>
"]</text:p>
      <text:p text:style-name="P4">
Tags: ['Путін', 'Кислиця', 'Радбез ООН', 'Війна з Росією']</text:p>
      <text:p text:style-name="P4">
Type: Article</text:p>
      <!--METADATA-->
      <text:p text:style-name="P4">
<draw:frame draw:style-name="fr1" draw:name="Image497" text:anchor-type="as-char" svg:width="6.9236in" svg:height="3.956343in" draw:z-index="0">
<draw:image xlink:href="../Images/yкринформ/2023-05-19T-33-24-00-03-00/630_360_1684444785-437.jpeg" xlink:type="simple" xlink:show="embed" xlink:actuate="onLoad" draw:mime-type="image/jpeg"/>
</draw:frame>
Президент Росії Володимир Путін має два шляхи виходу з нинішньої ситуації -здатися або повторити долю Адольфа Гітлера, який наклав на себе рукинаприкінці Другої світової війни.</text:p>
      <text:p text:style-name="P4">
Як передає власний кореспондент Укрінформу у Нью-Йорку, про це заявивпостійний представник України при ООН Сергій Кислиця на засіданні Радбезу ООН,яке скликала Москва для «засудження» поставок зброї Україні.</text:p>
      <text:p text:style-name="P4">
«У рашистського кримінального бункерного дідуся залишається два варіанти: абоздатися, або повторити те, що сталося в іншому бункері 30 квітня 1945 року», -сказав Кислиця, не називаючи прізвищ.</text:p>
      <text:p text:style-name="P4">
Він наголосив, що Україна продовжуватиме боротися, «доки кожен українськийгромадянин і кожен клаптик нашої суверенної землі не буде звільнений, а <text:a xlink:type="simple" xlink:href="https://www.ukrinform.ua/tag-rosia" text:style-name="Internet_20_link" text:visited-style-name="Visited_20_Internet_20_Link">
</text:a>
 не зазнає воєнної поразки в Україні».</text:p>
      <text:p text:style-name="P4">
<text:span text:style-name="T4">
Читайте також:</text:span>
 <text:a xlink:type="simple" xlink:href="https://www.ukrinform.ua/rubric-world/3711151-francia-u-radbezi-oon-rosia-ne-moze-i-ne-povinna-peremogti.html" text:style-name="Internet_20_link" text:visited-style-name="Visited_20_Internet_20_Link">
 <text:span text:style-name="T4">
ООН</text:span>
 </text:a>
</text:p>
      <text:p text:style-name="P4">
«Ми й далі зміцнюватимемо міжнародну солідарність, поки всі російські воєннізлочинці не будуть притягнуті до відповідальності», - додав він, наголосивши,що формула всеосяжного, справедливого й тривалого миру вже існує, і їїголовним елементом є дотримання Статуту ООН, зокрема щодо територіальноїцілісності держав.</text:p>
      <text:p text:style-name="P4">
«Якщо Росія зацікавлена у виживанні, вона має вхопитися за цю резолюцію як зарятівний круг, і прямувати шляхом до миру, який вона окреслює», - зауваживКислиця.</text:p>
      <text:p text:style-name="P4">
За його словами, «настав час для російських орд вивести свої війська зокупованих територій України без будь-яких зволікань - і не на автомобілях,вкрадених в українського населення».</text:p>
      <text:p text:style-name="P4">
<text:span text:style-name="T4">
Читайте також:</text:span>
 <text:a xlink:type="simple" xlink:href="https://www.ukrinform.ua/rubric-polytics/3711148-ukraina-namagaetsa-donesti-do-arabskih-krain-svou-formulu-miru-ermak.html" text:style-name="Internet_20_link" text:visited-style-name="Visited_20_Internet_20_Link">
 </text:a>
</text:p>
      <text:p text:style-name="P4">
Він підкреслив, що сотні тисяч нелегальних російських мігрантів мають покинутиКрим.</text:p>
      <text:p text:style-name="P4">
Насамкінець Кислиця звернувся до представників РФ російською мовою.</text:p>
      <text:p text:style-name="P4">
«Змушений звернутися до представників злочинного путінського режиму мовоюїхнього заступника міністра закордонних справ такого собі (Сергія) Рябкова.Настав час виконати настанови вашого начальника, який у січні минулого року встилі гопника мав нахабство сказати те, що вам уже час виконати самим:«збирати манатки й вирушати» на рубежі 1991 року.</text:p>
      <text:p text:style-name="P4">
Як повідомлялося, у січні 2022 року Рябков заявляв, що НАТО має «збиратиманатки й вирушати на рубежі 1997 року».</text:p>
      <text:p text:style-name="P4">
Source: <text:a xlink:type="simple" xlink:href="https://www.ukrinform.ua/rubric-polytics/3711154-putin-mae-dva-varianti-zdatisa-ci-povtoriti-dolu-gitlera-kislica-u-radbezi-oon.html" text:style-name="Internet_20_link" text:visited-style-name="Visited_20_Internet_20_Link">
https://www.ukrinform.ua/rubric-polytics/3711154-putin-mae-dva-varianti-zdatisa-ci-povtoriti-dolu-gitlera-kislica-u-radbezi-oon.html</text:a>
</text:p>
      <!--NEWS-->
      <text:h text:style-name="P10" text:outline-level="1">
<text:span text:style-name="T4">
«Рома» вийшла у фінал Ліги Європи, «Вест Гем» розіграє титул у Лізі конференцій УЄФА</text:span>
</text:h>
      <text:p text:style-name="P4">
Authors: Ukrinform (Person)</text:p>
      <text:p text:style-name="P4">
Publisher: Укринформ (Organization)</text:p>
      <text:p text:style-name="P4">
Published Time: 2023-05-19T-35:21:00+03:00</text:p>
      <text:p text:style-name="P4">
Modified Time: 2023-05-19T00:21:00+03:00</text:p>
      <text:p text:style-name="P4">
Description: Визначилися перші учасники вирішальних поєдинків у Лізі Європи та Лізі конференцій УЄФА сезону-2022/23. — Укрінформ.</text:p>
      <text:p text:style-name="P4">
Images: ["<text:a xlink:type="simple" xlink:href="https://static.ukrinform.com/photos/2023_05/thumb_files/630_360_1684444622-160.jpg" text:style-name="Internet_20_link" text:visited-style-name="Visited_20_Internet_20_Link">
630_360_16844...</text:a>
"]</text:p>
      <text:p text:style-name="P4">
Tags: ['Футбол', 'Ліга Європи', 'Ліга конференцій УЄФА']</text:p>
      <text:p text:style-name="P4">
Type: Article</text:p>
      <!--METADATA-->
      <text:p text:style-name="P4">
<draw:frame draw:style-name="fr1" draw:name="Image498" text:anchor-type="as-char" svg:width="6.9236in" svg:height="3.956343in" draw:z-index="0">
<draw:image xlink:href="../Images/yкринформ/2023-05-19T-35-21-00-03-00/630_360_1684444622-160.jpg" xlink:type="simple" xlink:show="embed" xlink:actuate="onLoad" draw:mime-type="image/jpeg"/>
</draw:frame>
Визначилися перші учасники вирішальних поєдинків у Лізі Європи та Лізіконференцій УЄФА сезону-2022/23.</text:p>
      <text:p text:style-name="P4">
Фінал Ліги Європи відбудеться за участю футболістів італійської «Роми», якатиждень тому у Римі мінімально здолала німецький «Баєр» (1:0), а у Леверкузенізберегла свою перевагу (0:0), передає Укрінформ.</text:p>
      <text:p text:style-name="P4">
Суперником «Роми» стане переможець протистояння між іспанською «Севільєю» таіталійським «Ювентусом», які обмінялися голами у Турині (1:1).</text:p>
      <text:p text:style-name="P4">
<text:span text:style-name="T4">
Читайте також:</text:span>
 <text:a xlink:type="simple" xlink:href="https://www.ukrinform.ua/rubric-sports/3708030-vest-gem-i-bazel-vigrali-persi-matci-12-finalu-ligi-konferencij-uefa.html" text:style-name="Internet_20_link" text:visited-style-name="Visited_20_Internet_20_Link">
 <text:span text:style-name="T4">
Вест</text:span>
 <text:span text:style-name="T4">
Гем</text:span>
 </text:a>
</text:p>
      <text:p text:style-name="P4">
Першим фіналістом Ліги конференцій УЄФА став англійський «Вест Гем», якийдвічі переграв нідерландський АЗ «Алкмаар» (2:1, 1:0).</text:p>
      <text:p text:style-name="P4">
У фіналі лондонці зустрінуться з переможцем пари «Базель» (Швейцарія) -«Фіорентина» (Італія), перший матч - 2:1.</text:p>
      <text:p text:style-name="P4">
<text:span text:style-name="T4">
Читайте також:</text:span>
 <text:a xlink:type="simple" xlink:href="https://www.ukrinform.ua/rubric-sports/3710753-ukrainski-kiberfutbolisti-startuut-u-plejoff-vidboru-fifae-nations-cup.html" text:style-name="Internet_20_link" text:visited-style-name="Visited_20_Internet_20_Link">
 </text:a>
</text:p>
      <text:p text:style-name="P4">
Нагадаємо, фінальний матч Ліги Європи прийматиме 31 травня «Пушкаш Арена» уБудапешті (Угорщина), а вирішальний поєдинок Ліги конференцій УЄФА пройде 7червня на «Сінобо Стедіум» у Празі (Чехія).</text:p>
      <text:p text:style-name="P4">
Фото: ФК «Рома».</text:p>
      <text:p text:style-name="P4">
Source: <text:a xlink:type="simple" xlink:href="https://www.ukrinform.ua/rubric-sports/3711153-roma-vijsla-u-final-ligi-evropi-vest-gem-rozigrae-titul-u-lizi-konferencij-uefa.html" text:style-name="Internet_20_link" text:visited-style-name="Visited_20_Internet_20_Link">
https://www.ukrinform.ua/rubric-sports/3711153-roma-vijsla-u-final-ligi-evropi-vest-gem-rozigrae-titul-u-lizi-konferencij-uefa.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19T-37:05:00+03:00</text:p>
      <text:p text:style-name="P4">
Modified Time: 2023-05-19T00:05:00+03:00</text:p>
      <text:p text:style-name="P4">
Description: У Києві та ще семи областях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444236-467.png" text:style-name="Internet_20_link" text:visited-style-name="Visited_20_Internet_20_Link">
1684444236-46...</text:a>
"]</text:p>
      <text:p text:style-name="P4">
Tags: ['Безпілотник', 'Війна з Росією', 'Повітряна тривога']</text:p>
      <text:p text:style-name="P4">
Type: Article</text:p>
      <!--METADATA-->
      <text:p text:style-name="P4">
<draw:frame draw:style-name="fr1" draw:name="Image499" text:anchor-type="as-char" svg:width="6.9236in" svg:height="3.956343in" draw:z-index="0">
<draw:image xlink:href="../Images/yкринформ/2023-05-19T-37-05-00-03-00/630_360_1645871571-868.jpg" xlink:type="simple" xlink:show="embed" xlink:actuate="onLoad" draw:mime-type="image/jpeg"/>
</draw:frame>
 У Києвіта ще семи областях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draw:frame draw:style-name="fr1" draw:name="Image500" text:anchor-type="as-char" svg:width="6.9236in" svg:height="3.89773in" draw:z-index="0">
<draw:image xlink:href="../Images/yкринформ/2023-05-19T-37-05-00-03-00/1684444236-467.png" xlink:type="simple" xlink:show="embed" xlink:actuate="onLoad" draw:mime-type="image/png"/>
</draw:frame>
</text:p>
      <text:p text:style-name="P4">
Тож наразі <text:a xlink:type="simple" xlink:href="https://www.ukrinform.ua/tag-povitrana-trivoga" text:style-name="Internet_20_link" text:visited-style-name="Visited_20_Internet_20_Link">
 </text:a>
 оголошено уКиєві, Київській, Чернігівській, Дніпропетровській, Запорізькій, Харківській,Донецькій і Луганській областях.</text:p>
      <text:p text:style-name="P4">
<text:span text:style-name="T4">
Читайте також:</text:span>
 <text:a xlink:type="simple" xlink:href="https://www.ukrinform.ua/rubric-ato/3710880-nicna-raketna-ataka-na-ukrainu-ignat-rozpoviv-pro-osoblivist.html" text:style-name="Internet_20_link" text:visited-style-name="Visited_20_Internet_20_Link">
 </text:a>
</text:p>
      <text:p text:style-name="P4">
Водночас моніторинові ТГ-канали повідомляють про ворожі безпілотники типу"Shahed-136" на Київщині, їхня кількість поки невідома.</text:p>
      <text:p text:style-name="P4">
Source: <text:a xlink:type="simple" xlink:href="https://www.ukrinform.ua/rubric-ato/3711152-ukrainou-siritsa-povitrana-trivoga.html" text:style-name="Internet_20_link" text:visited-style-name="Visited_20_Internet_20_Link">
https://www.ukrinform.ua/rubric-ato/3711152-ukrainou-siritsa-povitrana-trivoga.html</text:a>
</text:p>
      <!--NEWS-->
      <text:h text:style-name="P10" text:outline-level="1">
<text:span text:style-name="T4">
Франція - у Радбезі ООН: Росія не може і не повинна перемогти</text:span>
</text:h>
      <text:p text:style-name="P4">
Authors: Ukrinform (Person)</text:p>
      <text:p text:style-name="P4">
Publisher: Укринформ (Organization)</text:p>
      <text:p text:style-name="P4">
Published Time: 2023-05-19T-39:01:00+03:00</text:p>
      <text:p text:style-name="P4">
Modified Time: 2023-05-19T00:01:00+03:00</text:p>
      <text:p text:style-name="P4">
Description: Росія вже уп'яте скликає засідання Ради Безпеки ООН, присвячене постачанню зброї в Україну, але «повторення цієї вправи до нудоти все одно не перетворить паралельну реальність у дійсність»,  — Укрінформ.</text:p>
      <text:p text:style-name="P4">
Images: ["<text:a xlink:type="simple" xlink:href="https://static.ukrinform.com/photos/2023_05/thumb_files/630_360_1684443299-973.jpeg" text:style-name="Internet_20_link" text:visited-style-name="Visited_20_Internet_20_Link">
630_360_16844...</text:a>
"]</text:p>
      <text:p text:style-name="P4">
Tags: ['Франція', 'Україна', 'Зброя', 'Агресія РФ', 'Росія', 'Радбез ООН']</text:p>
      <text:p text:style-name="P4">
Type: Article</text:p>
      <!--METADATA-->
      <text:p text:style-name="P4">
<draw:frame draw:style-name="fr1" draw:name="Image501" text:anchor-type="as-char" svg:width="6.9236in" svg:height="3.956343in" draw:z-index="0">
<draw:image xlink:href="../Images/yкринформ/2023-05-19T-39-01-00-03-00/630_360_1684443299-973.jpeg" xlink:type="simple" xlink:show="embed" xlink:actuate="onLoad" draw:mime-type="image/jpeg"/>
</draw:frame>
 Росіявже уп'яте скликає засідання Ради Безпеки ООН, присвячене постачанню зброї вУкраїну, але «повторення цієї вправи до нудоти все одно не перетворитьпаралельну реальність у дійсність»,</text:p>
      <text:p text:style-name="P4">
Як передає власний кореспондент Укрінформу у Нью-Йорку, про це заявив постпредФранції при ООН Ніколя де Рів'єр на засіданні Радбезу ООН у четвер.</text:p>
      <text:p text:style-name="P4">
Закінчення цієї війни та її негативні наслідки залежать винятково від Росії, ініхто, крім Росії, як і раніше, не прагне до продовження цього конфлікту,наголосив де Рів'єр.</text:p>
      <text:p text:style-name="P4">
«Чого очікує РФ? Що поставки <text:a xlink:type="simple" xlink:href="https://www.ukrinform.ua/tag-zbroa" text:style-name="Internet_20_link" text:visited-style-name="Visited_20_Internet_20_Link">
 </text:a>
 в Українуприпиняться, аби Росія могла виграти цю війну й нав'язати свою волю? І щопотім? Тоді ми зможемо перейти до чогось іншого, до нової агресії? Росія неможе й не повинна перемогти в цьому конфлікті», – зазначив постпред Франції.За його словами, це суперечить принципам ООН.</text:p>
      <text:p text:style-name="P4">
<text:span text:style-name="T4">
Читайте також:</text:span>
 <text:a xlink:type="simple" xlink:href="https://www.ukrinform.ua/rubric-ato/3711146-v-oon-vkazali-rosii-so-vona-otrimue-zbrou-z-insih-derzav-dla-vijni-proti-ukraini.html" text:style-name="Internet_20_link" text:visited-style-name="Visited_20_Internet_20_Link">
 <text:span text:style-name="T4">
ООН</text:span>
 </text:a>
</text:p>
      <text:p text:style-name="P4">
«Ми не можемо погодитися на мир, де суверенітет і безпека кожного залежатьтільки від співвідношення сил. Саме з усіх цих причин Франція вирішила разомзі своїми партнерами підтримати український народ у його праві здійснюватизаконну самооборону», – додав він.</text:p>
      <text:p text:style-name="P4">
Франція продовжуватиме підтримувати Україну як на двосторонній основі, так й умежах Європейського Союзу, «беручи до уваги найбільш нагальні потреби України,щоб зміцнити її обороноздатність», пояснив він.</text:p>
      <text:p text:style-name="P4">
Де Рів’єр наголосив, що в той час, як Захід легально постачає зброю Україні,«Росія прагне придбати її нелегально, аби поповнити свої скорочувані запаси,купуючи безпілотники в Ірану, а також ракети і боєприпаси у Північній Кореї».</text:p>
      <text:p text:style-name="P4">
Він нагадав, що такі дії РФ є порушенням резолюцій Ради Безпеки ООН.</text:p>
      <text:p text:style-name="P4">
<text:span text:style-name="T4">
Читайте також:</text:span>
 <text:a xlink:type="simple" xlink:href="https://www.ukrinform.ua/rubric-polytics/3710176-miznarodnij-sud-oon-u-cervni-provede-publicni-sluhanna-u-spravi-ukraina-proti-rosii.html" text:style-name="Internet_20_link" text:visited-style-name="Visited_20_Internet_20_Link">
 <text:span text:style-name="T4">
ООН</text:span>
 </text:a>
</text:p>
      <text:p text:style-name="P4">
Частина цієї зброї використовується найманцями ПВК "Вагнер", злочини якоїдобре задокументовані, додав постпред.</text:p>
      <text:p text:style-name="P4">
На його переконання, існує єдиний можливий вихід – мир відповідно до СтатутуООН, який передбачає відновлення суверенітету й територіальної цілісностіУкраїни.</text:p>
      <text:p text:style-name="P4">
«Саме на цій основі Франція підтримує український мирний план», – наголосиввін.</text:p>
      <text:p text:style-name="P4">
Як повідомляв Укрінформ, у четвер Росія вкотре скликала засідання Ради БезпекиООН для обговорення постачання зброї в Україну.</text:p>
      <text:p text:style-name="P4">
Source: <text:a xlink:type="simple" xlink:href="https://www.ukrinform.ua/rubric-world/3711151-francia-u-radbezi-oon-rosia-ne-moze-i-ne-povinna-peremogti.html" text:style-name="Internet_20_link" text:visited-style-name="Visited_20_Internet_20_Link">
https://www.ukrinform.ua/rubric-world/3711151-francia-u-radbezi-oon-rosia-ne-moze-i-ne-povinna-peremogti.html</text:a>
</text:p>
      <!--NEWS-->
      <text:h text:style-name="P10" text:outline-level="1">
<text:span text:style-name="T4">
Франція - у Радбезі ООН: Росія не може і не повинна перемогти</text:span>
</text:h>
      <text:p text:style-name="P4">
Authors: Ukrinform (Person)</text:p>
      <text:p text:style-name="P4">
Publisher: Укринформ (Organization)</text:p>
      <text:p text:style-name="P4">
Published Time: 2023-05-19T00:01:00+03:00</text:p>
      <text:p text:style-name="P4">
Modified Time: 2023-05-19T00:01:00+03:00</text:p>
      <text:p text:style-name="P4">
Description: Росія вже уп'яте скликає засідання Ради Безпеки ООН, присвячене постачанню зброї в Україну, але «повторення цієї вправи до нудоти все одно не перетворить паралельну реальність у дійсність»,  — Укрінформ.</text:p>
      <text:p text:style-name="P4">
Images: ["<text:a xlink:type="simple" xlink:href="https://static.ukrinform.com/photos/2023_05/thumb_files/630_360_1684443299-973.jpeg" text:style-name="Internet_20_link" text:visited-style-name="Visited_20_Internet_20_Link">
630_360_16844...</text:a>
"]</text:p>
      <text:p text:style-name="P4">
Tags: ['Франція', 'Україна', 'Зброя', 'Агресія РФ', 'Росія', 'Радбез ООН']</text:p>
      <text:p text:style-name="P4">
Type: Article</text:p>
      <!--METADATA-->
      <text:p text:style-name="P4">
<draw:frame draw:style-name="fr1" draw:name="Image502" text:anchor-type="as-char" svg:width="6.9236in" svg:height="3.956343in" draw:z-index="0">
<draw:image xlink:href="../Images/yкринформ/2023-05-19T00-01-00-03-00/630_360_1684443299-973.jpeg" xlink:type="simple" xlink:show="embed" xlink:actuate="onLoad" draw:mime-type="image/jpeg"/>
</draw:frame>
 Росія вжеуп'яте скликає засідання Ради Безпеки ООН, присвячене постачанню зброї вУкраїну, але «повторення цієї вправи до нудоти все одно не перетворитьпаралельну реальність у дійсність»,</text:p>
      <text:p text:style-name="P4">
Як передає власний кореспондент Укрінформу у Нью-Йорку, про це заявив постпредФранції при ООН Ніколя де Рів'єр на засіданні Радбезу ООН у четвер.</text:p>
      <text:p text:style-name="P4">
Закінчення цієї війни та її негативні наслідки залежать винятково від Росії, ініхто, крім Росії, як і раніше, не прагне до продовження цього конфлікту,наголосив де Рів'єр.</text:p>
      <text:p text:style-name="P4">
«Чого очікує РФ? Що поставки <text:a xlink:type="simple" xlink:href="https://www.ukrinform.ua/tag-zbroa" text:style-name="Internet_20_link" text:visited-style-name="Visited_20_Internet_20_Link">
 </text:a>
 в Українуприпиняться, аби Росія могла виграти цю війну й нав'язати свою волю? І щопотім? Тоді ми зможемо перейти до чогось іншого, до нової агресії? Росія неможе й не повинна перемогти в цьому конфлікті», – зазначив постпред Франції.За його словами, це суперечить принципам ООН.</text:p>
      <text:p text:style-name="P4">
<text:span text:style-name="T4">
Читайте також:</text:span>
 <text:a xlink:type="simple" xlink:href="https://www.ukrinform.ua/rubric-ato/3711146-v-oon-vkazali-rosii-so-vona-otrimue-zbrou-z-insih-derzav-dla-vijni-proti-ukraini.html" text:style-name="Internet_20_link" text:visited-style-name="Visited_20_Internet_20_Link">
 <text:span text:style-name="T4">
ООН</text:span>
 </text:a>
</text:p>
      <text:p text:style-name="P4">
«Ми не можемо погодитися на мир, де суверенітет і безпека кожного залежатьтільки від співвідношення сил. Саме з усіх цих причин Франція вирішила разомзі своїми партнерами підтримати український народ у його праві здійснюватизаконну самооборону», – додав він.</text:p>
      <text:p text:style-name="P4">
Франція продовжуватиме підтримувати Україну як на двосторонній основі, так й умежах Європейського Союзу, «беручи до уваги найбільш нагальні потреби України,щоб зміцнити її обороноздатність», пояснив він.</text:p>
      <text:p text:style-name="P4">
Де Рів’єр наголосив, що в той час, як Захід легально постачає зброю Україні,«Росія прагне придбати її нелегально, аби поповнити свої скорочувані запаси,купуючи безпілотники в Ірану, а також ракети і боєприпаси у Північній Кореї».</text:p>
      <text:p text:style-name="P4">
Він нагадав, що такі дії РФ є порушенням резолюцій Ради Безпеки ООН.</text:p>
      <text:p text:style-name="P4">
<text:span text:style-name="T4">
Читайте також:</text:span>
 <text:a xlink:type="simple" xlink:href="https://www.ukrinform.ua/rubric-polytics/3710176-miznarodnij-sud-oon-u-cervni-provede-publicni-sluhanna-u-spravi-ukraina-proti-rosii.html" text:style-name="Internet_20_link" text:visited-style-name="Visited_20_Internet_20_Link">
 <text:span text:style-name="T4">
ООН</text:span>
 </text:a>
</text:p>
      <text:p text:style-name="P4">
Частина цієї зброї використовується найманцями ПВК "Вагнер", злочини якоїдобре задокументовані, додав постпред.</text:p>
      <text:p text:style-name="P4">
На його переконання, існує єдиний можливий вихід – мир відповідно до СтатутуООН, який передбачає відновлення суверенітету й територіальної цілісностіУкраїни.</text:p>
      <text:p text:style-name="P4">
«Саме на цій основі Франція підтримує український мирний план», – наголосиввін.</text:p>
      <text:p text:style-name="P4">
Як повідомляв Укрінформ, у четвер Росія вкотре скликала засідання Ради БезпекиООН для обговорення постачання зброї в Україну.</text:p>
      <text:p text:style-name="P4">
Source: <text:a xlink:type="simple" xlink:href="https://www.ukrinform.ua/rubric-world/3711151-francia-u-radbezi-oon-rosia-ne-moze-i-ne-povinna-peremogti.html" text:style-name="Internet_20_link" text:visited-style-name="Visited_20_Internet_20_Link">
https://www.ukrinform.ua/rubric-world/3711151-francia-u-radbezi-oon-rosia-ne-moze-i-ne-povinna-peremogti.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19T00:05:00+03:00</text:p>
      <text:p text:style-name="P4">
Modified Time: 2023-05-19T00:05:00+03:00</text:p>
      <text:p text:style-name="P4">
Description: У Києві та ще семи областях оголосили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444236-467.png" text:style-name="Internet_20_link" text:visited-style-name="Visited_20_Internet_20_Link">
1684444236-46...</text:a>
"]</text:p>
      <text:p text:style-name="P4">
Tags: ['Безпілотник', 'Війна з Росією', 'Повітряна тривога']</text:p>
      <text:p text:style-name="P4">
Type: Article</text:p>
      <!--METADATA-->
      <text:p text:style-name="P4">
<draw:frame draw:style-name="fr1" draw:name="Image503" text:anchor-type="as-char" svg:width="6.9236in" svg:height="3.956343in" draw:z-index="0">
<draw:image xlink:href="../Images/yкринформ/2023-05-19T00-05-00-03-00/630_360_1645871571-868.jpg" xlink:type="simple" xlink:show="embed" xlink:actuate="onLoad" draw:mime-type="image/jpeg"/>
</draw:frame>
 У Києві таще семи областях оголосили повітряну тривогу.</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draw:frame draw:style-name="fr1" draw:name="Image504" text:anchor-type="as-char" svg:width="6.9236in" svg:height="3.89773in" draw:z-index="0">
<draw:image xlink:href="../Images/yкринформ/2023-05-19T00-05-00-03-00/1684444236-467.png" xlink:type="simple" xlink:show="embed" xlink:actuate="onLoad" draw:mime-type="image/png"/>
</draw:frame>
</text:p>
      <text:p text:style-name="P4">
Тож наразі <text:a xlink:type="simple" xlink:href="https://www.ukrinform.ua/tag-povitrana-trivoga" text:style-name="Internet_20_link" text:visited-style-name="Visited_20_Internet_20_Link">
 </text:a>
 оголошено уКиєві, Київській, Чернігівській, Дніпропетровській, Запорізькій, Харківській,Донецькій і Луганській областях.</text:p>
      <text:p text:style-name="P4">
<text:span text:style-name="T4">
Читайте також:</text:span>
 <text:a xlink:type="simple" xlink:href="https://www.ukrinform.ua/rubric-ato/3710880-nicna-raketna-ataka-na-ukrainu-ignat-rozpoviv-pro-osoblivist.html" text:style-name="Internet_20_link" text:visited-style-name="Visited_20_Internet_20_Link">
 </text:a>
</text:p>
      <text:p text:style-name="P4">
Водночас моніторинові ТГ-канали повідомляють про ворожі безпілотники типу"Shahed-136" на Київщині, їхня кількість поки невідома.</text:p>
      <text:p text:style-name="P4">
Source: <text:a xlink:type="simple" xlink:href="https://www.ukrinform.ua/rubric-ato/3711152-ukrainou-siritsa-povitrana-trivoga.html" text:style-name="Internet_20_link" text:visited-style-name="Visited_20_Internet_20_Link">
https://www.ukrinform.ua/rubric-ato/3711152-ukrainou-siritsa-povitrana-trivoga.html</text:a>
</text:p>
      <!--NEWS-->
      <text:h text:style-name="P10" text:outline-level="1">
<text:span text:style-name="T4">
«Рома» вийшла у фінал Ліги Європи, «Вест Гем» розіграє титул у Лізі конференцій УЄФА</text:span>
</text:h>
      <text:p text:style-name="P4">
Authors: Ukrinform (Person)</text:p>
      <text:p text:style-name="P4">
Publisher: Укринформ (Organization)</text:p>
      <text:p text:style-name="P4">
Published Time: 2023-05-19T00:21:00+03:00</text:p>
      <text:p text:style-name="P4">
Modified Time: 2023-05-19T00:21:00+03:00</text:p>
      <text:p text:style-name="P4">
Description: Визначилися перші учасники вирішальних поєдинків у Лізі Європи та Лізі конференцій УЄФА сезону-2022/23. — Укрінформ.</text:p>
      <text:p text:style-name="P4">
Images: ["<text:a xlink:type="simple" xlink:href="https://static.ukrinform.com/photos/2023_05/thumb_files/630_360_1684444622-160.jpg" text:style-name="Internet_20_link" text:visited-style-name="Visited_20_Internet_20_Link">
630_360_16844...</text:a>
"]</text:p>
      <text:p text:style-name="P4">
Tags: ['Футбол', 'Ліга Європи', 'Ліга конференцій УЄФА']</text:p>
      <text:p text:style-name="P4">
Type: Article</text:p>
      <!--METADATA-->
      <text:p text:style-name="P4">
<draw:frame draw:style-name="fr1" draw:name="Image505" text:anchor-type="as-char" svg:width="6.9236in" svg:height="3.956343in" draw:z-index="0">
<draw:image xlink:href="../Images/yкринформ/2023-05-19T00-21-00-03-00/630_360_1684444622-160.jpg" xlink:type="simple" xlink:show="embed" xlink:actuate="onLoad" draw:mime-type="image/jpeg"/>
</draw:frame>
Визначилися перші учасники вирішальних поєдинків у Лізі Європи та Лізіконференцій УЄФА сезону-2022/23.</text:p>
      <text:p text:style-name="P4">
Фінал Ліги Європи відбудеться за участю футболістів італійської «Роми», якатиждень тому у Римі мінімально здолала німецький «Баєр» (1:0), а у Леверкузенізберегла свою перевагу (0:0), передає Укрінформ.</text:p>
      <text:p text:style-name="P4">
Суперником «Роми» стане переможець протистояння між іспанською «Севільєю» таіталійським «Ювентусом», які обмінялися голами у Турині (1:1).</text:p>
      <text:p text:style-name="P4">
<text:span text:style-name="T4">
Читайте також:</text:span>
 <text:a xlink:type="simple" xlink:href="https://www.ukrinform.ua/rubric-sports/3708030-vest-gem-i-bazel-vigrali-persi-matci-12-finalu-ligi-konferencij-uefa.html" text:style-name="Internet_20_link" text:visited-style-name="Visited_20_Internet_20_Link">
 <text:span text:style-name="T4">
Вест</text:span>
 <text:span text:style-name="T4">
Гем</text:span>
 </text:a>
</text:p>
      <text:p text:style-name="P4">
Першим фіналістом Ліги конференцій УЄФА став англійський «Вест Гем», якийдвічі переграв нідерландський АЗ «Алкмаар» (2:1, 1:0).</text:p>
      <text:p text:style-name="P4">
У фіналі лондонці зустрінуться з переможцем пари «Базель» (Швейцарія) -«Фіорентина» (Італія), перший матч - 2:1.</text:p>
      <text:p text:style-name="P4">
<text:span text:style-name="T4">
Читайте також:</text:span>
 <text:a xlink:type="simple" xlink:href="https://www.ukrinform.ua/rubric-sports/3710753-ukrainski-kiberfutbolisti-startuut-u-plejoff-vidboru-fifae-nations-cup.html" text:style-name="Internet_20_link" text:visited-style-name="Visited_20_Internet_20_Link">
 </text:a>
</text:p>
      <text:p text:style-name="P4">
Нагадаємо, фінальний матч Ліги Європи прийматиме 31 травня «Пушкаш Арена» уБудапешті (Угорщина), а вирішальний поєдинок Ліги конференцій УЄФА пройде 7червня на «Сінобо Стедіум» у Празі (Чехія).</text:p>
      <text:p text:style-name="P4">
Фото: ФК «Рома».</text:p>
      <text:p text:style-name="P4">
Source: <text:a xlink:type="simple" xlink:href="https://www.ukrinform.ua/rubric-sports/3711153-roma-vijsla-u-final-ligi-evropi-vest-gem-rozigrae-titul-u-lizi-konferencij-uefa.html" text:style-name="Internet_20_link" text:visited-style-name="Visited_20_Internet_20_Link">
https://www.ukrinform.ua/rubric-sports/3711153-roma-vijsla-u-final-ligi-evropi-vest-gem-rozigrae-titul-u-lizi-konferencij-uefa.html</text:a>
</text:p>
      <!--NEWS-->
      <text:h text:style-name="P10" text:outline-level="1">
<text:span text:style-name="T4">
Путін має два варіанти: здатися чи повторити долю Гітлера - Кислиця у Радбезі ООН</text:span>
</text:h>
      <text:p text:style-name="P4">
Authors: Ukrinform (Person)</text:p>
      <text:p text:style-name="P4">
Publisher: Укринформ (Organization)</text:p>
      <text:p text:style-name="P4">
Published Time: 2023-05-19T00:24:00+03:00</text:p>
      <text:p text:style-name="P4">
Modified Time: 2023-05-19T00:24:00+03:00</text:p>
      <text:p text:style-name="P4">
Description: Президент Росії Володимир Путін має два шляхи виходу з нинішньої ситуації - здатися або повторити долю Адольфа Гітлера, який наклав на себе руки наприкінці Другої світової війни. — Укрінформ.</text:p>
      <text:p text:style-name="P4">
Images: ["<text:a xlink:type="simple" xlink:href="https://static.ukrinform.com/photos/2023_05/thumb_files/630_360_1684444785-437.jpeg" text:style-name="Internet_20_link" text:visited-style-name="Visited_20_Internet_20_Link">
630_360_16844...</text:a>
"]</text:p>
      <text:p text:style-name="P4">
Tags: ['Путін', 'Кислиця', 'Радбез ООН', 'Війна з Росією']</text:p>
      <text:p text:style-name="P4">
Type: Article</text:p>
      <!--METADATA-->
      <text:p text:style-name="P4">
<draw:frame draw:style-name="fr1" draw:name="Image506" text:anchor-type="as-char" svg:width="6.9236in" svg:height="3.956343in" draw:z-index="0">
<draw:image xlink:href="../Images/yкринформ/2023-05-19T00-24-00-03-00/630_360_1684444785-437.jpeg" xlink:type="simple" xlink:show="embed" xlink:actuate="onLoad" draw:mime-type="image/jpeg"/>
</draw:frame>
 ПрезидентРосії Володимир Путін має два шляхи виходу з нинішньої ситуації - здатися абоповторити долю Адольфа Гітлера, який наклав на себе руки наприкінці Другоїсвітової війни.</text:p>
      <text:p text:style-name="P4">
Як передає власний кореспондент Укрінформу у Нью-Йорку, про це заявивпостійний представник України при ООН Сергій Кислиця на засіданні Радбезу ООН,яке скликала Москва для «засудження» поставок зброї Україні.</text:p>
      <text:p text:style-name="P4">
«У рашистського кримінального бункерного дідуся залишається два варіанти: абоздатися, або повторити те, що сталося в іншому бункері 30 квітня 1945 року», -сказав Кислиця, не називаючи прізвищ.</text:p>
      <text:p text:style-name="P4">
Він наголосив, що Україна продовжуватиме боротися, «доки кожен українськийгромадянин і кожен клаптик нашої суверенної землі не буде звільнений, а <text:a xlink:type="simple" xlink:href="https://www.ukrinform.ua/tag-rosia" text:style-name="Internet_20_link" text:visited-style-name="Visited_20_Internet_20_Link">
</text:a>
 не зазнає воєнної поразки в Україні».</text:p>
      <text:p text:style-name="P4">
<text:span text:style-name="T4">
Читайте також:</text:span>
 <text:a xlink:type="simple" xlink:href="https://www.ukrinform.ua/rubric-world/3711151-francia-u-radbezi-oon-rosia-ne-moze-i-ne-povinna-peremogti.html" text:style-name="Internet_20_link" text:visited-style-name="Visited_20_Internet_20_Link">
 <text:span text:style-name="T4">
ООН</text:span>
 </text:a>
</text:p>
      <text:p text:style-name="P4">
«Ми й далі зміцнюватимемо міжнародну солідарність, поки всі російські воєннізлочинці не будуть притягнуті до відповідальності», - додав він, наголосивши,що формула всеосяжного, справедливого й тривалого миру вже існує, і їїголовним елементом є дотримання Статуту ООН, зокрема щодо територіальноїцілісності держав.</text:p>
      <text:p text:style-name="P4">
«Якщо Росія зацікавлена у виживанні, вона має вхопитися за цю резолюцію як зарятівний круг, і прямувати шляхом до миру, який вона окреслює», - зауваживКислиця.</text:p>
      <text:p text:style-name="P4">
За його словами, «настав час для російських орд вивести свої війська зокупованих територій України без будь-яких зволікань - і не на автомобілях,вкрадених в українського населення».</text:p>
      <text:p text:style-name="P4">
<text:span text:style-name="T4">
Читайте також:</text:span>
 <text:a xlink:type="simple" xlink:href="https://www.ukrinform.ua/rubric-polytics/3711148-ukraina-namagaetsa-donesti-do-arabskih-krain-svou-formulu-miru-ermak.html" text:style-name="Internet_20_link" text:visited-style-name="Visited_20_Internet_20_Link">
 </text:a>
</text:p>
      <text:p text:style-name="P4">
Він підкреслив, що сотні тисяч нелегальних російських мігрантів мають покинутиКрим.</text:p>
      <text:p text:style-name="P4">
Насамкінець Кислиця звернувся до представників РФ російською мовою.</text:p>
      <text:p text:style-name="P4">
«Змушений звернутися до представників злочинного путінського режиму мовоюїхнього заступника міністра закордонних справ такого собі (Сергія) Рябкова.Настав час виконати настанови вашого начальника, який у січні минулого року встилі гопника мав нахабство сказати те, що вам уже час виконати самим:«збирати манатки й вирушати» на рубежі 1991 року.</text:p>
      <text:p text:style-name="P4">
Як повідомлялося, у січні 2022 року Рябков заявляв, що НАТО має «збиратиманатки й вирушати на рубежі 1997 року».</text:p>
      <text:p text:style-name="P4">
Source: <text:a xlink:type="simple" xlink:href="https://www.ukrinform.ua/rubric-polytics/3711154-putin-mae-dva-varianti-zdatisa-ci-povtoriti-dolu-gitlera-kislica-u-radbezi-oon.html" text:style-name="Internet_20_link" text:visited-style-name="Visited_20_Internet_20_Link">
https://www.ukrinform.ua/rubric-polytics/3711154-putin-mae-dva-varianti-zdatisa-ci-povtoriti-dolu-gitlera-kislica-u-radbezi-oon.html</text:a>
</text:p>
      <!--NEWS-->
      <text:h text:style-name="P10" text:outline-level="1">
<text:span text:style-name="T4">
Трюдо з колегами-депутатами вбрався у вишиванку</text:span>
</text:h>
      <text:p text:style-name="P4">
Authors: Ukrinform (Person)</text:p>
      <text:p text:style-name="P4">
Publisher: Укринформ (Organization)</text:p>
      <text:p text:style-name="P4">
Published Time: 2023-05-19T00:28:00+03:00</text:p>
      <text:p text:style-name="P4">
Modified Time: 2023-05-19T00:28:00+03:00</text:p>
      <text:p text:style-name="P4">
Description: Прем'єр-міністр Канади Джастін Трюдо разом з колегами-депутатами із Ліберальної партії Канади та сенаторами з нагоди Всесвітнього дня вишиванки одяглися в український народний одяг. — Укрінформ.</text:p>
      <text:p text:style-name="P4">
Images: ["<text:a xlink:type="simple" xlink:href="https://static.ukrinform.com/photos/2023_05/thumb_files/630_360_1684436517-765.jpg" text:style-name="Internet_20_link" text:visited-style-name="Visited_20_Internet_20_Link">
630_360_16844...</text:a>
", "<text:a xlink:type="simple" xlink:href="https://static.ukrinform.com/photos/2023_05/1684436517-866.jpg" text:style-name="Internet_20_link" text:visited-style-name="Visited_20_Internet_20_Link">
1684436517-86...</text:a>
"]</text:p>
      <text:p text:style-name="P4">
Tags: ['Канада', 'Трюдо', 'Вишиванка', 'День вишиванки']</text:p>
      <text:p text:style-name="P4">
Type: Article</text:p>
      <!--METADATA-->
      <text:p text:style-name="P4">
<draw:frame draw:style-name="fr1" draw:name="Image507" text:anchor-type="as-char" svg:width="6.9236in" svg:height="3.956343in" draw:z-index="0">
<draw:image xlink:href="../Images/yкринформ/2023-05-19T00-28-00-03-00/630_360_1684436517-765.jpg" xlink:type="simple" xlink:show="embed" xlink:actuate="onLoad" draw:mime-type="image/jpeg"/>
</draw:frame>
 Прем'єр-міністр Канади Джастін Трюдо разом з колегами-депутатами із Ліберальної партіїКанади та сенаторами з нагоди Всесвітнього дня вишиванки одяглися вукраїнський народний одяг.</text:p>
      <text:p text:style-name="P4">
Як повідомляє кореспондент Укрінформу, відповідну фотографію на своїй сторінціу мережі <text:a xlink:type="simple" xlink:href="https://twitter.com/UKRinCAN/status/1659234103571501056" text:style-name="Internet_20_link" text:visited-style-name="Visited_20_Internet_20_Link">
 </text:a>
опублікувало посольство України в Канаді.</text:p>
      <text:p text:style-name="P4">
“Прем’єр-міністр Джастін Трюдо, депутати й сенатори одягли сьогодні свої <text:a xlink:type="simple" xlink:href="https://www.ukrinform.ua/tag-visivanka" text:style-name="Internet_20_link" text:visited-style-name="Visited_20_Internet_20_Link">
</text:a>
 на знак солідарності з Україною”, -йдеться у дописі під фото.</text:p>
      <text:p text:style-name="P4">
<draw:frame draw:style-name="fr1" draw:name="Image508" text:anchor-type="as-char" svg:width="6.9236in" svg:height="4.057999in" draw:z-index="0">
<draw:image xlink:href="../Images/yкринформ/2023-05-19T00-28-00-03-00/1684436517-866.jpg" xlink:type="simple" xlink:show="embed" xlink:actuate="onLoad" draw:mime-type="image/jpeg"/>
</draw:frame>
</text:p>
      <text:p text:style-name="P4">
Зазначимо, що участь в урочистій фотосесії із главою уряду взяла також посолУкраїни в Канаді Юлія Ковалів.</text:p>
      <text:p text:style-name="P4">
<text:span text:style-name="T4">
Читайте також:</text:span>
 <text:a xlink:type="simple" xlink:href="https://www.ukrinform.ua/rubric-society/3711010-diplomati-krain-es-rozpovili-so-dla-nih-oznacae-visivanka.html" text:style-name="Internet_20_link" text:visited-style-name="Visited_20_Internet_20_Link">
 <text:span text:style-name="T4">
вишиванка</text:span>
 </text:a>
</text:p>
      <text:p text:style-name="P4">
Нагадаємо: <text:a xlink:type="simple" xlink:href="https://www.ukrinform.ua/rubric-society/3710730-sogodni-den-visivanki.html" text:style-name="Internet_20_link" text:visited-style-name="Visited_20_Internet_20_Link">
 </text:a>
 традиційно святкують у третій четвер травня. Акція берепочаток з ініціативи студентської молоді факультету історії, політології таміжнародних відносин Чернівецького університету імені Юрія Федьковича. У 2006році вони запропонували один день року присвятити українській вишитій сорочці.Свято існувало й відзначалося у вузькому колі, але у 2014 році воно вийшло нетільки за межі гуртка свідомого українського студентства, але й за межіУкраїни.</text:p>
      <text:p text:style-name="P4">
Source: <text:a xlink:type="simple" xlink:href="https://www.ukrinform.ua/rubric-world/3711138-trudo-z-kolegamideputatami-vbravsa-u-visivanku.html" text:style-name="Internet_20_link" text:visited-style-name="Visited_20_Internet_20_Link">
https://www.ukrinform.ua/rubric-world/3711138-trudo-z-kolegamideputatami-vbravsa-u-visivanku.html</text:a>
</text:p>
      <!--NEWS-->
      <text:h text:style-name="P10" text:outline-level="1">
<text:span text:style-name="T4">
Кислиця нагадав Радбезу ООН про геноцидні практики попередників Путіна щодо кримських татар</text:span>
</text:h>
      <text:p text:style-name="P4">
Authors: Ukrinform (Person)</text:p>
      <text:p text:style-name="P4">
Publisher: Укринформ (Organization)</text:p>
      <text:p text:style-name="P4">
Published Time: 2023-05-19T00:35:00+03:00</text:p>
      <text:p text:style-name="P4">
Modified Time: 2023-05-19T00:35:00+03:00</text:p>
      <text:p text:style-name="P4">
Description: Постійний представник України при ООН Сергій Кислиця звернув увагу членів Радбезу на те, що нинішні злочини кремлівського режиму «походять від геноцидних практик попередників Путіна». — Укрінформ.</text:p>
      <text:p text:style-name="P4">
Images: ["<text:a xlink:type="simple" xlink:href="https://static.ukrinform.com/photos/2022_07/thumb_files/630_360_1657929118-879.jpg" text:style-name="Internet_20_link" text:visited-style-name="Visited_20_Internet_20_Link">
630_360_16579...</text:a>
"]</text:p>
      <text:p text:style-name="P4">
Tags: ['Депортація', 'Геноцид', 'Кримські татари', 'Путін', 'Росія', 'Кислиця', 'Радбез ООН']</text:p>
      <text:p text:style-name="P4">
Type: Article</text:p>
      <!--METADATA-->
      <text:p text:style-name="P4">
<draw:frame draw:style-name="fr1" draw:name="Image509" text:anchor-type="as-char" svg:width="6.9236in" svg:height="3.956343in" draw:z-index="0">
<draw:image xlink:href="../Images/yкринформ/2023-05-19T00-35-00-03-00/630_360_1657929118-879.jpg" xlink:type="simple" xlink:show="embed" xlink:actuate="onLoad" draw:mime-type="image/jpeg"/>
</draw:frame>
 Постійнийпредставник України при ООН Сергій Кислиця звернув увагу членів Радбезу на те,що нинішні злочини кремлівського режиму «походять від геноцидних практикпопередників Путіна».</text:p>
      <text:p text:style-name="P4">
Про це передає Укрінформ.</text:p>
      <text:p text:style-name="P4">
"Розглядаючи злочини цього режиму, важливо пам'ятати, що вони походять відгеноцидних практик попередників Путіна в Кремлі Саме сьогодні ми вшановуємопам'ять жертв одного з найжахливіших злочинів сталінського режиму – спробизнищення <text:a xlink:type="simple" xlink:href="https://www.ukrinform.ua/tag-krimski-tatari" text:style-name="Internet_20_link" text:visited-style-name="Visited_20_Internet_20_Link">
 </text:a>
 шляхом масовоїдепортації з рідної землі, що розпочалася 18 травня 1944 року. Зло повернулосяу 2014 році зі спробою анексії Криму", - зазначив Кислиця.</text:p>
      <text:p text:style-name="P4">
За словами постпреда, зло «змінило символи, але не свою суть».</text:p>
      <text:p text:style-name="P4">
Якщо не зупинити злочини путінського режиму, то скоро у календарі незалишиться вільних дат для вшанування пам'яті жертв усіх злочинів, скоєнихМосквою, додав він.</text:p>
      <text:p text:style-name="P4">
<text:span text:style-name="T4">
Читайте також:</text:span>
 <text:a xlink:type="simple" xlink:href="https://www.ukrinform.ua/rubric-crimea/3711124-v-oon-spodivautsa-so-vsi-prava-krimskih-tatar-dotrimuvatimutsa.html" text:style-name="Internet_20_link" text:visited-style-name="Visited_20_Internet_20_Link">
 <text:span text:style-name="T4">
ООН</text:span>
 </text:a>
</text:p>
      <text:p text:style-name="P4">
Як повідомляв Укрінформ, у четвер Росія скликала засідання Ради Безпеки ООНдля обговорення постачання зброї в Україну.</text:p>
      <text:p text:style-name="P4">
18 травня в Україні <text:a xlink:type="simple" xlink:href="https://www.ukrinform.ua/rubric-crimea/3710721-sogodni-ukraina-vsanovue-pamat-zertv-deportacii-krimskih-tatar.html" text:style-name="Internet_20_link" text:visited-style-name="Visited_20_Internet_20_Link">
 </text:a>
 за права кримськотатарського народу та вшановується пам'ять жертвгеноциду кримських татар.</text:p>
      <text:p text:style-name="P4">
Source: <text:a xlink:type="simple" xlink:href="https://www.ukrinform.ua/rubric-crimea/3711155-kislica-nagadav-radbezu-oon-pro-genocidni-praktiki-poperednikiv-putina-sodo-krimskih-tatar.html" text:style-name="Internet_20_link" text:visited-style-name="Visited_20_Internet_20_Link">
https://www.ukrinform.ua/rubric-crimea/3711155-kislica-nagadav-radbezu-oon-pro-genocidni-praktiki-poperednikiv-putina-sodo-krimskih-tatar.html</text:a>
</text:p>
      <!--NEWS-->
      <text:h text:style-name="P10" text:outline-level="1">
<text:span text:style-name="T4">
Морські піхотинці отримали від благодійників понад 20 позашляховиків</text:span>
</text:h>
      <text:p text:style-name="P4">
Authors: Ukrinform (Person)</text:p>
      <text:p text:style-name="P4">
Publisher: Укринформ (Organization)</text:p>
      <text:p text:style-name="P4">
Published Time: 2023-05-19T00:37:00+03:00</text:p>
      <text:p text:style-name="P4">
Modified Time: 2023-05-19T00:37:00+03:00</text:p>
      <text:p text:style-name="P4">
Description: Морські піхотинці Військово-морських сил Збройних сил України отримали від благодійників понад 20 позашляховиків для виконання завдань за призначенням.   — Укрінформ.</text:p>
      <text:p text:style-name="P4">
Images: ["<text:a xlink:type="simple" xlink:href="https://static.ukrinform.com/photos/2023_05/thumb_files/630_360_1684414731-724.jpg" text:style-name="Internet_20_link" text:visited-style-name="Visited_20_Internet_20_Link">
630_360_16844...</text:a>
"]</text:p>
      <text:p text:style-name="P4">
Tags: ['Автомобіль', 'Благодійність', 'Морпіхи']</text:p>
      <text:p text:style-name="P4">
Type: Article</text:p>
      <!--METADATA-->
      <text:p text:style-name="P4">
<draw:frame draw:style-name="fr1" draw:name="Image510" text:anchor-type="as-char" svg:width="6.9236in" svg:height="3.956343in" draw:z-index="0">
<draw:image xlink:href="../Images/yкринформ/2023-05-19T00-37-00-03-00/630_360_1684414731-724.jpg" xlink:type="simple" xlink:show="embed" xlink:actuate="onLoad" draw:mime-type="image/jpeg"/>
</draw:frame>
 Морськіпіхотинці Військово-морських сил Збройних сил України отримали відблагодійників понад 20 позашляховиків для виконання завдань за призначенням.</text:p>
      <text:p text:style-name="P4">
Як передає Укрінформ, про це ВМС України повідомляють у <text:a xlink:type="simple" xlink:href="https://www.facebook.com/navy.mil.gov.ua/posts/pfbid0oFMS8ktBrVyQEd4brY57Fiu57TTB1TThZ9Yvz4nByZyYhimcj8WUvjARPy1Npamel" text:style-name="Internet_20_link" text:visited-style-name="Visited_20_Internet_20_Link">
</text:a>
.</text:p>
      <text:p text:style-name="P4">
Чергова передача <text:a xlink:type="simple" xlink:href="https://www.ukrinform.ua/tag-avtomobil" text:style-name="Internet_20_link" text:visited-style-name="Visited_20_Internet_20_Link">
 </text:a>
 для підрозділівморської піхоти відбулась в Подільську Одеської області.</text:p>
      <text:p text:style-name="P4">
Захід проходив за участі командувача логістики командування ВМС контрадміралаІгоря Ступницького.</text:p>
      <text:p text:style-name="P4">
У ВМС зазначили, що “сьогодні одним з головних питань керівництванаціонального флоту є всебічне забезпечення та підтримка підпорядкованихпідрозділів, що мужньо протистоять на фронті російському агресору. З цієюметою командуванням ВМС за сприяння членів громадської спілки “Всеукраїнськааграрна рада” було передано чергову партію автівок підрозділам морської піхотиВМС ЗС України”.</text:p>
      <text:p text:style-name="P4">
Подільськ не випадково був обраний місцем для чергової передачі автомобілівдля ВМС України, адже левова частка членів Всеукраїнської аграрної радипрацюють саме на Одещині, а громади Подільського району за власної ініціатививже тривалий час та активно допомагають українським захисникам, ідеться вповідомленні.</text:p>
      <text:p text:style-name="P4">
<text:span text:style-name="T4">
Читайте також:</text:span>
 <text:a xlink:type="simple" xlink:href="https://www.ukrinform.ua/rubric-ato/3705122-energoatom-peredav-vijskovim-visim-pozaslahovikiv.html" text:style-name="Internet_20_link" text:visited-style-name="Visited_20_Internet_20_Link">
 <text:span text:style-name="T4">
позашляховиків</text:span>
 </text:a>
</text:p>
      <text:p text:style-name="P4">
У ході передачі техніки Ступницький поінформував, що упродовж року завдякипідтримці членів Всеукраїнської аграрної ради командуванням ВМС України булопередано вже близько 80 автомобілів, які розподілені між бригадами ібатальйонами морської піхоти.</text:p>
      <text:p text:style-name="P4">
Транспортні засоби пройшли всі необхідні перевірки і технічне обслуговуваннята допомагають військовослужбовцям виконувати завдання в районах бойових дій.</text:p>
      <text:p text:style-name="P4">
Як повідомляв <text:a xlink:type="simple" xlink:href="https://www.ukrinform.ua/rubric-ato/3690049-desat-brigad-sil-oboroni-otrimali-pozaslahoviki-vid-blagodijnikiv-z-evropi-ta-ssa.html" text:style-name="Internet_20_link" text:visited-style-name="Visited_20_Internet_20_Link">
 </text:a>
 ,10 бригад Сил оборони отримали позашляховики від благодійників з країн Європита США.</text:p>
      <text:p text:style-name="P4">
<text:span text:style-name="T5">
Фото: ВМС України</text:span>
</text:p>
      <text:p text:style-name="P4">
Source: <text:a xlink:type="simple" xlink:href="https://www.ukrinform.ua/rubric-ato/3710993-morski-pihotinci-otrimali-vid-blagodijnikiv-ponad-20-pozaslahovikiv.html" text:style-name="Internet_20_link" text:visited-style-name="Visited_20_Internet_20_Link">
https://www.ukrinform.ua/rubric-ato/3710993-morski-pihotinci-otrimali-vid-blagodijnikiv-ponad-20-pozaslahovikiv.html</text:a>
</text:p>
      <!--NEWS-->
      <text:h text:style-name="P10" text:outline-level="1">
<text:span text:style-name="T4">
Трофей Ліги конференцій УЄФА розіграють «Вест Гем» та «Фіорентина»</text:span>
</text:h>
      <text:p text:style-name="P4">
Authors: Ukrinform (Person)</text:p>
      <text:p text:style-name="P4">
Publisher: Укринформ (Organization)</text:p>
      <text:p text:style-name="P4">
Published Time: 2023-05-19T00:47:49+03:00</text:p>
      <text:p text:style-name="P4">
Modified Time: 2023-05-19T00:47:49+03:00</text:p>
      <text:p text:style-name="P4">
Description: У Лізі конференцій УЄФА визначилися учасники фіналу розіграшу сезону-2022/23. — Укрінформ.</text:p>
      <text:p text:style-name="P4">
Images: ["<text:a xlink:type="simple" xlink:href="https://static.ukrinform.com/photos/2023_05/thumb_files/630_360_1684446459-571.jpg" text:style-name="Internet_20_link" text:visited-style-name="Visited_20_Internet_20_Link">
630_360_16844...</text:a>
"]</text:p>
      <text:p text:style-name="P4">
Tags: ['Футбол', 'Ліга конференцій УЄФА']</text:p>
      <text:p text:style-name="P4">
Type: Article</text:p>
      <!--METADATA-->
      <text:p text:style-name="P4">
<draw:frame draw:style-name="fr1" draw:name="Image511" text:anchor-type="as-char" svg:width="6.9236in" svg:height="3.956343in" draw:z-index="0">
<draw:image xlink:href="../Images/yкринформ/2023-05-19T00-47-49-03-00/630_360_1684446459-571.jpg" xlink:type="simple" xlink:show="embed" xlink:actuate="onLoad" draw:mime-type="image/jpeg"/>
</draw:frame>
 У Лізіконференцій УЄФА визначилися учасники фіналу розіграшу сезону-2022/23.</text:p>
      <text:p text:style-name="P4">
Вирішальний поєдинок відбудеться за участю футболістів англійського «ВестГема» та італійської «Фіорентини», передає Укрінформ.</text:p>
      <text:p text:style-name="P4">
«Вест Гем», який тижнем раніше в Лондоні з рахунком 2:1 здобув перемогу над АЗ«Алкмааром», виграв й у Нідерландах - 1:0.</text:p>
      <text:p text:style-name="P4">
В іншому протистоянні 1/2 фіналу турніру швейцарський «Базель» у додатковийчас на домашній арені «Сент-Джейкоб Парк» з рахунком 1:3 програв італійській«Фіорентині», яка в першій грі у Флоренції поступилася із меншою різницею -1:2.</text:p>
      <text:p text:style-name="P4">
<text:span text:style-name="T4">
Читайте також:</text:span>
 <text:a xlink:type="simple" xlink:href="https://www.ukrinform.ua/rubric-sports/3698754-viznacilisa-pivfinalni-pari-ligi-konferencij-uefa.html" text:style-name="Internet_20_link" text:visited-style-name="Visited_20_Internet_20_Link">
 </text:a>
</text:p>
      <text:p text:style-name="P4">
Нагадаємо, фінал Ліги конференцій УЄФА пройде 7 червня на «Сінобо Стедіум» уПразі (Чехія).</text:p>
      <text:p text:style-name="P4">
Фото: AFP.</text:p>
      <text:p text:style-name="P4">
Source: <text:a xlink:type="simple" xlink:href="https://www.ukrinform.ua/rubric-sports/3711156-trofej-ligi-konferencij-uefa-rozigraut-vest-gem-ta-fiorentina.html" text:style-name="Internet_20_link" text:visited-style-name="Visited_20_Internet_20_Link">
https://www.ukrinform.ua/rubric-sports/3711156-trofej-ligi-konferencij-uefa-rozigraut-vest-gem-ta-fiorentina.html</text:a>
</text:p>
      <!--NEWS-->
      <text:h text:style-name="P10" text:outline-level="1">
<text:span text:style-name="T4">
Військово-лікарські комісії до кінця травня перейдуть на е-чергу в усіх госпіталях</text:span>
</text:h>
      <text:p text:style-name="P4">
Authors: Ukrinform (Person)</text:p>
      <text:p text:style-name="P4">
Publisher: Укринформ (Organization)</text:p>
      <text:p text:style-name="P4">
Published Time: 2023-05-19T00:49:00+03:00</text:p>
      <text:p text:style-name="P4">
Modified Time: 2023-05-19T00:49:00+03:00</text:p>
      <text:p text:style-name="P4">
Description: В Україні розгортається електронна черга запису на проходження військово-лікарської комісії, до кінця травня вона буде запроваджена в усіх військових госпіталях. — Укрінформ.</text:p>
      <text:p text:style-name="P4">
Images: ["<text:a xlink:type="simple" xlink:href="https://static.ukrinform.com/photos/2023_01/thumb_files/630_360_1675107920-435.jpg" text:style-name="Internet_20_link" text:visited-style-name="Visited_20_Internet_20_Link">
630_360_16751...</text:a>
"]</text:p>
      <text:p text:style-name="P4">
Tags: ['МОЗ', 'Шпиталь', 'Військові', 'Війна з Росією', 'ВЛК', 'Електронна черга']</text:p>
      <text:p text:style-name="P4">
Type: Article</text:p>
      <!--METADATA-->
      <text:p text:style-name="P4">
<draw:frame draw:style-name="fr1" draw:name="Image512" text:anchor-type="as-char" svg:width="6.9236in" svg:height="3.956343in" draw:z-index="0">
<draw:image xlink:href="../Images/yкринформ/2023-05-19T00-49-00-03-00/630_360_1675107920-435.jpg" xlink:type="simple" xlink:show="embed" xlink:actuate="onLoad" draw:mime-type="image/jpeg"/>
</draw:frame>
 В Українірозгортається електронна черга запису на проходження військово-лікарськоїкомісії, до кінця травня вона буде запроваджена в усіх військових госпіталях.</text:p>
      <text:p text:style-name="P4">
Про це сказала на брифінгу в <text:a xlink:type="simple" xlink:href="https://t.me/militarymediacenter/1972" text:style-name="Internet_20_link" text:visited-style-name="Visited_20_Internet_20_Link">
 </text:a>
представниця Управління стратегічних комунікацій Апарату ГоловнокомандувачаЗСУ Оксана Горбач, передає Укрінформ.</text:p>
      <text:p text:style-name="P4">
«Вона (електронна черга запису на проходження військово-лікарської комісії -ред.) вже відкрита у 5 містах, а до кінця травня ВЛК перейде на електроннучергу в усіх військових шпиталях в Україні», - сказала Горбач.</text:p>
      <text:p text:style-name="P4">
Вона пояснила, що на ВЛК можна буде записатися через електронний портал, деможна побачити графік прийому до конкретного лікаря, і у конкретний день і часприйти і спокійно пройти ВЛК, не чекаючи під дверима по декілька годин.</text:p>
      <text:p text:style-name="P4">
<text:span text:style-name="T4">
Читайте також:</text:span>
 <text:a xlink:type="simple" xlink:href="https://www.ukrinform.ua/rubric-society/3707948-u-moz-planuut-zaluciti-blizko-500-civilnih-medzakladiv-dla-prohodzenna-vlk.html" text:style-name="Internet_20_link" text:visited-style-name="Visited_20_Internet_20_Link">
 <text:span text:style-name="T4">
ВЛК</text:span>
 </text:a>
</text:p>
      <text:p text:style-name="P4">
Горбач також повідомила, що збільшується кількість закладів, де можна пройтиВЛК, за рахунок відкриття їх на базі цивільних закладів охорони здоров’я». «Цявзаємодія між Міністерством оборони, Міністерством охорони здоров’я є дужеефективною, оскільки ці додаткові ВЛК відкриваються за рахунок окремогофінансування», - сказала представниця Апарату Головнокомандувача.</text:p>
      <text:p text:style-name="P4">
За її словами, йдеться не про додаткове навантаження на лікарів, які вжепрацюють у ВЛК, а про відкриття нових ВЛК з додатковим штатом лікарів, якіоплачуються в межах окремого пакета медичних послуг і, відповідно, окремогодержавного фінансування. «Це дозволить зменшити навантаження на існуючі ВЛК, а<text:a xlink:type="simple" xlink:href="https://www.ukrinform.ua/tag-vijskovi" text:style-name="Internet_20_link" text:visited-style-name="Visited_20_Internet_20_Link">
 </text:a>
 відчують, що черг поменшало і ВЛКпроходить швидше», - сказала Горбач.</text:p>
      <text:p text:style-name="P4">
<text:span text:style-name="T4">
Читайте також:</text:span>
 <text:a xlink:type="simple" xlink:href="https://www.ukrinform.ua/rubric-society/3707425-u-minoboroni-proponuut-monitoringovi-viziti-u-likarni-ta-vijskovi-castini.html" text:style-name="Internet_20_link" text:visited-style-name="Visited_20_Internet_20_Link">
 </text:a>
</text:p>
      <text:p text:style-name="P4">
Як повідомлялося, для вдосконалення роботи військово-лікарських комісій (ВЛК)<text:a xlink:type="simple" xlink:href="https://www.ukrinform.ua/rubric-society/3710230-nad-vdoskonalennam-roboti-vijskovolikarskih-komisij-pracue-mizuradova-roboca-grupa.html" text:style-name="Internet_20_link" text:visited-style-name="Visited_20_Internet_20_Link">
 </text:a>
 з представниківЗбройних сил України, Міністерства оборони, Міністерства охорони здоров’я,Міністерства у справах ветеранів, Міністерства цифрової трансформації тагромадської організації «Принцип».</text:p>
      <text:p text:style-name="P4">
Source: <text:a xlink:type="simple" xlink:href="https://www.ukrinform.ua/rubric-society/3711158-vijskovolikarski-komisii-do-kinca-travna-perejdut-na-ecergu-v-usih-gospitalah.html" text:style-name="Internet_20_link" text:visited-style-name="Visited_20_Internet_20_Link">
https://www.ukrinform.ua/rubric-society/3711158-vijskovolikarski-komisii-do-kinca-travna-perejdut-na-ecergu-v-usih-gospitalah.html</text:a>
</text:p>
      <!--NEWS-->
      <text:h text:style-name="P10" text:outline-level="1">
<text:span text:style-name="T4">
Фіналістами Ліги Європи УЄФА стали «Севілья» та «Рома»</text:span>
</text:h>
      <text:p text:style-name="P4">
Authors: Ukrinform (Person)</text:p>
      <text:p text:style-name="P4">
Publisher: Укринформ (Organization)</text:p>
      <text:p text:style-name="P4">
Published Time: 2023-05-19T00:58:27+03:00</text:p>
      <text:p text:style-name="P4">
Modified Time: 2023-05-19T00:58:27+03:00</text:p>
      <text:p text:style-name="P4">
Description: За підсумками півфінальних поєдинків у відповідь Ліги Європи УЄФА визначилася пара фіналістів сезону-2022/23. — Укрінформ.</text:p>
      <text:p text:style-name="P4">
Images: ["<text:a xlink:type="simple" xlink:href="https://static.ukrinform.com/photos/2023_05/thumb_files/630_360_1684447078-515.jpg" text:style-name="Internet_20_link" text:visited-style-name="Visited_20_Internet_20_Link">
630_360_16844...</text:a>
"]</text:p>
      <text:p text:style-name="P4">
Tags: ['Футбол', 'Ліга Європи']</text:p>
      <text:p text:style-name="P4">
Type: Article</text:p>
      <!--METADATA-->
      <text:p text:style-name="P4">
<draw:frame draw:style-name="fr1" draw:name="Image513" text:anchor-type="as-char" svg:width="6.9236in" svg:height="3.956343in" draw:z-index="0">
<draw:image xlink:href="../Images/yкринформ/2023-05-19T00-58-27-03-00/630_360_1684447078-515.jpg" xlink:type="simple" xlink:show="embed" xlink:actuate="onLoad" draw:mime-type="image/jpeg"/>
</draw:frame>
 Запідсумками півфінальних поєдинків у відповідь Ліги Європи УЄФА визначиласяпара фіналістів сезону-2022/23.</text:p>
      <text:p text:style-name="P4">
У вирішальному поєдинку зустрінуться італійська «Рома» та іспанська «Севілья»,передає Укрінформ.</text:p>
      <text:p text:style-name="P4">
В матчі у відповідь 1/2 фіналу у Леверкузені німецький «Баєр» не зміг забитиіталійській «Ромі» - 0:0, яка тиждень тому у Римі мінімально здолала«фармацевтів» - 1:0.</text:p>
      <text:p text:style-name="P4">
У паралельному поєдинку італійський «Ювентус», зігравши внічию 1:1 зіспанською «Севільєю» у першій зустрічі в Турині, програв суперникам удодатковий час на «Естадіо Рамон Санчес Пісхуан» у Севільї - 1:2.</text:p>
      <text:p text:style-name="P4">
<text:span text:style-name="T4">
Читайте також:</text:span>
 <text:a xlink:type="simple" xlink:href="https://www.ukrinform.ua/rubric-sports/3708028-liga-evropi-uefa-uventus-unik-porazki-vid-sevili-roma-zdolala-baer.html" text:style-name="Internet_20_link" text:visited-style-name="Visited_20_Internet_20_Link">
 <text:span text:style-name="T4">
Ювентус</text:span>
 </text:a>
</text:p>
      <text:p text:style-name="P4">
Нагадаємо, фінальний матч Ліги Європи «Ювентус» - «Рома» прийматиме 31 травня«Пушкаш Арена» у Будапешті (Угорщина).</text:p>
      <text:p text:style-name="P4">
Фото: AFP.</text:p>
      <text:p text:style-name="P4">
Source: <text:a xlink:type="simple" xlink:href="https://www.ukrinform.ua/rubric-sports/3711157-finalistami-ligi-evropi-uefa-stali-sevila-ta-roma.html" text:style-name="Internet_20_link" text:visited-style-name="Visited_20_Internet_20_Link">
https://www.ukrinform.ua/rubric-sports/3711157-finalistami-ligi-evropi-uefa-stali-sevila-ta-roma.html</text:a>
</text:p>
      <!--NEWS-->
      <text:h text:style-name="P10" text:outline-level="1">
<text:span text:style-name="T4">
У РНБО обговорили, як посилити національну систему кібербезпеки</text:span>
</text:h>
      <text:p text:style-name="P4">
Author: ['АРМІЯINFORM']</text:p>
      <text:p text:style-name="P4">
Time: 2023-05-19T99:00:00-04:00</text:p>
      <text:p text:style-name="P4">
Description: В Апараті РНБО України відбулося засідання робочої групи з питань удоскона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1.03.23_kiberbezpeka-ssha.jpg" text:style-name="Internet_20_link" text:visited-style-name="Visited_20_Internet_20_Link">
31.03.23_kiberbezpeka-ssha.jpg</text:a>
']</text:p>
      <text:p text:style-name="P4">
Tags: ['КІБЕРБЕЗПЕКА', 'РНБО']</text:p>
      <text:p text:style-name="P4">
Category: News</text:p>
      <!--METADATA-->
      <text:p text:style-name="P4">
<draw:frame draw:style-name="fr1" draw:name="Image514" text:anchor-type="as-char" svg:width="6.9236in" svg:height="4.598424in" draw:z-index="0">
<draw:image xlink:href="../Images/AРМІЯINFORM/2023-05-19T99-00-00-04-00/31.03.23_kiberbezpeka-ssha.jpg" xlink:type="simple" xlink:show="embed" xlink:actuate="onLoad" draw:mime-type="image/jpeg"/>
</draw:frame>
</text:p>
      <text:p text:style-name="P4">
В Апараті РНБО України відбулося засідання робочої групи з питаньудосконалення нормативно-правової бази у сфері кібербезпеки.</text:p>
      <text:p text:style-name="P4">
Про це <text:a xlink:type="simple" xlink:href="https://www.rnbo.gov.ua/ua/Diialnist/6346.html" text:style-name="Internet_20_link" text:visited-style-name="Visited_20_Internet_20_Link">
повідомляє</text:a>
 пресслужбаРади національної безпеки і оборони України.</text:p>
      <text:p text:style-name="P4">
Учасники обговорили законопроєкт, який стосується підвищення ефективностіборотьби з кіберзлочинністю на об’єктах критичної інфраструктури в умовах діївоєнного стану.</text:p>
      <text:p text:style-name="P4">
«Ефективне розслідування кіберзлочинів є однією з важливих складовихкіберстійкості і правопорядку держави. Реалізація кіберзагроз національнійбезпеці відбувається не лише через злочинні дії зловмисників, але й черезнехтування відповідальними особами правил із захисту критичних для державиінформаційних систем, що є неприпустимим в умовах воєнного стану. На вирішенняцієї проблеми і спрямований зазначений законопроект. Впевнена, що спільнимизусиллями ми досягнемо консенсусу у цьому питанні та досягнемо необхідногорезультату», — наголосила Наталія Ткачук.</text:p>
      <text:p text:style-name="P4">
Зазначається, що у заході взяли участь фахівці Апарату РНБО України,Міністерства оборони України, Державної служби спеціального зв’язку та захистуінформації України та ін.</text:p>
      <text:p text:style-name="P4">
Source: <text:a xlink:type="simple" xlink:href="https://armyinform.com.ua/2023/05/19/u-rnbo-obgovoryly-yak-posylyty-naczionalnu-systemu-kiberbezpeky/" text:style-name="Internet_20_link" text:visited-style-name="Visited_20_Internet_20_Link">
https://armyinform.com.ua/2023/05/19/u-rnbo-obgovoryly-yak-posylyty-naczionalnu-systemu-kiberbezpe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